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4" style:family="paragraph" style:parent-style-name="Text_20_body">
      <style:text-properties style:text-line-through-style="none" style:text-line-through-type="none" officeooo:rsid="4295d180" officeooo:paragraph-rsid="4295d180" style:language-asian="cs" style:country-asian="CZ"/>
    </style:style>
    <style:style style:name="P25" style:family="paragraph" style:parent-style-name="Text_20_body">
      <style:text-properties style:text-line-through-style="none" style:text-line-through-type="none" officeooo:paragraph-rsid="42a5466c" style:language-asian="cs" style:country-asian="CZ"/>
    </style:style>
    <style:style style:name="P26" style:family="paragraph" style:parent-style-name="Text_20_body">
      <style:text-properties style:text-line-through-style="none" style:text-line-through-type="none" officeooo:rsid="214e4d42" officeooo:paragraph-rsid="42b67cc9" style:language-asian="cs" style:country-asian="CZ"/>
    </style:style>
    <style:style style:name="P27" style:family="paragraph" style:parent-style-name="Text_20_body">
      <style:text-properties style:text-line-through-style="none" style:text-line-through-type="none" officeooo:paragraph-rsid="42a2dcc0" style:language-asian="cs" style:country-asian="CZ"/>
    </style:style>
    <style:style style:name="P28" style:family="paragraph" style:parent-style-name="Text_20_body">
      <style:text-properties style:text-line-through-style="none" style:text-line-through-type="none" officeooo:rsid="494ade71" officeooo:paragraph-rsid="494ade71" style:language-asian="cs" style:country-asian="CZ"/>
    </style:style>
    <style:style style:name="P2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officeooo:rsid="41468b36" officeooo:paragraph-rsid="41c9826c"/>
    </style:style>
    <style:style style:name="P33" style:family="paragraph" style:parent-style-name="Text_20_body">
      <style:text-properties officeooo:rsid="41468b36" officeooo:paragraph-rsid="4ad0ffd0"/>
    </style:style>
    <style:style style:name="P34" style:family="paragraph" style:parent-style-name="Text_20_body">
      <style:text-properties style:text-underline-style="none" officeooo:rsid="41bcb89b" officeooo:paragraph-rsid="41bcb89b"/>
    </style:style>
    <style:style style:name="P35" style:family="paragraph" style:parent-style-name="Text_20_body">
      <style:text-properties style:text-underline-style="none" officeooo:rsid="4271ea4e" officeooo:paragraph-rsid="4271ea4e"/>
    </style:style>
    <style:style style:name="P36" style:family="paragraph" style:parent-style-name="Text_20_body">
      <style:text-properties style:text-underline-style="none" officeooo:paragraph-rsid="428888f4"/>
    </style:style>
    <style:style style:name="P37" style:family="paragraph" style:parent-style-name="Text_20_body">
      <style:text-properties style:text-underline-style="none" officeooo:rsid="4225f306" officeooo:paragraph-rsid="428cdb20"/>
    </style:style>
    <style:style style:name="P38" style:family="paragraph" style:parent-style-name="Text_20_body">
      <style:text-properties style:text-underline-style="none" officeooo:rsid="4225f306" officeooo:paragraph-rsid="428dc179"/>
    </style:style>
    <style:style style:name="P39" style:family="paragraph" style:parent-style-name="Text_20_body">
      <style:text-properties style:text-underline-style="none" officeooo:rsid="4225f306" officeooo:paragraph-rsid="4ad0ffd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paragraph-rsid="428ed626"/>
    </style:style>
    <style:style style:name="P43" style:family="paragraph" style:parent-style-name="Text_20_body">
      <style:text-properties style:text-underline-style="none" officeooo:rsid="417ea1a1" officeooo:paragraph-rsid="42b67cc9"/>
    </style:style>
    <style:style style:name="P44" style:family="paragraph" style:parent-style-name="Text_20_body">
      <style:text-properties style:text-underline-style="none" officeooo:paragraph-rsid="42b89048"/>
    </style:style>
    <style:style style:name="P45" style:family="paragraph" style:parent-style-name="Text_20_body">
      <style:text-properties style:text-underline-style="none" officeooo:rsid="42b2780f" officeooo:paragraph-rsid="43e06e8f"/>
    </style:style>
    <style:style style:name="P46" style:family="paragraph" style:parent-style-name="Text_20_body">
      <style:text-properties officeooo:rsid="411ff11e" officeooo:paragraph-rsid="411ff11e"/>
    </style:style>
    <style:style style:name="P47" style:family="paragraph" style:parent-style-name="Text_20_body">
      <style:text-properties officeooo:rsid="41bb0177" officeooo:paragraph-rsid="41bb0177"/>
    </style:style>
    <style:style style:name="P48" style:family="paragraph" style:parent-style-name="Text_20_body">
      <style:text-properties officeooo:rsid="418248d7" officeooo:paragraph-rsid="41bf3d48"/>
    </style:style>
    <style:style style:name="P4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5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51" style:family="paragraph" style:parent-style-name="Text_20_body">
      <style:text-properties fo:language="cs" fo:country="CZ" officeooo:rsid="21537a33" officeooo:paragraph-rsid="42792e5a" style:language-asian="cs" style:country-asian="CZ"/>
    </style:style>
    <style:style style:name="P52" style:family="paragraph" style:parent-style-name="Text_20_body">
      <style:text-properties fo:language="cs" fo:country="CZ" officeooo:rsid="21577601" officeooo:paragraph-rsid="42792e5a" style:language-asian="cs" style:country-asian="CZ"/>
    </style:style>
    <style:style style:name="P53" style:family="paragraph" style:parent-style-name="Text_20_body">
      <style:text-properties fo:language="cs" fo:country="CZ" officeooo:rsid="21966d5f" officeooo:paragraph-rsid="4285f5f4" style:language-asian="cs" style:country-asian="CZ"/>
    </style:style>
    <style:style style:name="P54" style:family="paragraph" style:parent-style-name="Text_20_body">
      <style:text-properties fo:language="cs" fo:country="CZ" officeooo:paragraph-rsid="443541f5" style:language-asian="cs" style:country-asian="CZ"/>
    </style:style>
    <style:style style:name="P55" style:family="paragraph" style:parent-style-name="Text_20_body">
      <style:text-properties fo:language="cs" fo:country="CZ" officeooo:rsid="3dd6370d" officeooo:paragraph-rsid="480b818c" style:language-asian="cs" style:country-asian="CZ"/>
    </style:style>
    <style:style style:name="P56" style:family="paragraph" style:parent-style-name="Text_20_body">
      <style:text-properties fo:language="cs" fo:country="CZ" officeooo:rsid="3c72db6d" officeooo:paragraph-rsid="480b818c" style:language-asian="cs" style:country-asian="CZ"/>
    </style:style>
    <style:style style:name="P57" style:family="paragraph" style:parent-style-name="Text_20_body">
      <style:text-properties fo:language="cs" fo:country="CZ" officeooo:rsid="3dc38f99" officeooo:paragraph-rsid="483f8aec" style:language-asian="cs" style:country-asian="CZ"/>
    </style:style>
    <style:style style:name="P58" style:family="paragraph" style:parent-style-name="Text_20_body">
      <style:text-properties fo:language="cs" fo:country="CZ" officeooo:rsid="22b20bb0" officeooo:paragraph-rsid="4803a998" style:language-asian="cs" style:country-asian="CZ"/>
    </style:style>
    <style:style style:name="P59" style:family="paragraph" style:parent-style-name="Text_20_body">
      <style:text-properties fo:language="cs" fo:country="CZ" officeooo:rsid="427131e2" officeooo:paragraph-rsid="427789ea"/>
    </style:style>
    <style:style style:name="P60" style:family="paragraph" style:parent-style-name="Text_20_body">
      <style:text-properties fo:language="cs" fo:country="CZ" style:text-underline-style="none" officeooo:rsid="4183bc64" officeooo:paragraph-rsid="428cdb20" style:language-asian="cs" style:country-asian="CZ"/>
    </style:style>
    <style:style style:name="P61" style:family="paragraph" style:parent-style-name="Text_20_body">
      <style:text-properties fo:language="cs" fo:country="CZ" style:text-underline-style="none" officeooo:rsid="428e9e35" officeooo:paragraph-rsid="428eb654" style:language-asian="cs" style:country-asian="CZ"/>
    </style:style>
    <style:style style:name="P62" style:family="paragraph" style:parent-style-name="Text_20_body">
      <style:text-properties fo:language="cs" fo:country="CZ" style:text-underline-style="none" officeooo:rsid="2067fcc6" officeooo:paragraph-rsid="43f53e7c" style:language-asian="cs" style:country-asian="CZ"/>
    </style:style>
    <style:style style:name="P63" style:family="paragraph" style:parent-style-name="Text_20_body">
      <style:text-properties fo:language="cs" fo:country="CZ" officeooo:rsid="42495c86" officeooo:paragraph-rsid="44dcbfeb"/>
    </style:style>
    <style:style style:name="P64" style:family="paragraph" style:parent-style-name="Text_20_body">
      <style:text-properties fo:language="cs" fo:country="CZ" officeooo:rsid="42495c86" officeooo:paragraph-rsid="46007a3b"/>
    </style:style>
    <style:style style:name="P65" style:family="paragraph" style:parent-style-name="Text_20_body">
      <style:text-properties fo:language="cs" fo:country="CZ" officeooo:rsid="42495c86" officeooo:paragraph-rsid="4603278b"/>
    </style:style>
    <style:style style:name="P66" style:family="paragraph" style:parent-style-name="Text_20_body">
      <style:text-properties fo:language="cs" fo:country="CZ" officeooo:rsid="436c98e2" officeooo:paragraph-rsid="45fca00b"/>
    </style:style>
    <style:style style:name="P67" style:family="paragraph" style:parent-style-name="Text_20_body">
      <style:text-properties officeooo:rsid="2058902b" officeooo:paragraph-rsid="41c9826c"/>
    </style:style>
    <style:style style:name="P68" style:family="paragraph" style:parent-style-name="Text_20_body">
      <style:text-properties officeooo:paragraph-rsid="41c9826c"/>
    </style:style>
    <style:style style:name="P69" style:family="paragraph" style:parent-style-name="Text_20_body">
      <style:text-properties officeooo:rsid="415e7447" officeooo:paragraph-rsid="41c9826c"/>
    </style:style>
    <style:style style:name="P70" style:family="paragraph" style:parent-style-name="Text_20_body">
      <style:text-properties officeooo:rsid="41d521a3" officeooo:paragraph-rsid="42bd1504"/>
    </style:style>
    <style:style style:name="P71" style:family="paragraph" style:parent-style-name="Text_20_body">
      <style:paragraph-properties fo:text-align="end" style:justify-single-word="false"/>
      <style:text-properties officeooo:paragraph-rsid="2590605e"/>
    </style:style>
    <style:style style:name="P72" style:family="paragraph" style:parent-style-name="Text_20_body">
      <style:text-properties officeooo:rsid="0d7aa05a" officeooo:paragraph-rsid="48efb68c"/>
    </style:style>
    <style:style style:name="P73" style:family="paragraph" style:parent-style-name="Text_20_body">
      <style:text-properties officeooo:rsid="0d7aa05a" officeooo:paragraph-rsid="491b0ae5"/>
    </style:style>
    <style:style style:name="P74" style:family="paragraph" style:parent-style-name="Text_20_body">
      <style:text-properties officeooo:rsid="0d7aa05a" officeooo:paragraph-rsid="491c545f"/>
    </style:style>
    <style:style style:name="P75" style:family="paragraph" style:parent-style-name="Text_20_body">
      <style:text-properties officeooo:rsid="0d7aa05a" officeooo:paragraph-rsid="49299a2d"/>
    </style:style>
    <style:style style:name="P76" style:family="paragraph" style:parent-style-name="Text_20_body">
      <style:text-properties officeooo:rsid="0d7aa05a" officeooo:paragraph-rsid="4934b6fd"/>
    </style:style>
    <style:style style:name="P77" style:family="paragraph" style:parent-style-name="Text_20_body">
      <style:text-properties officeooo:rsid="42353a6e" officeooo:paragraph-rsid="48efb68c"/>
    </style:style>
    <style:style style:name="P78" style:family="paragraph" style:parent-style-name="Text_20_body">
      <style:text-properties officeooo:rsid="42353a6e" officeooo:paragraph-rsid="491b0ae5"/>
    </style:style>
    <style:style style:name="P79" style:family="paragraph" style:parent-style-name="Text_20_body">
      <style:text-properties officeooo:rsid="42353a6e" officeooo:paragraph-rsid="491c545f"/>
    </style:style>
    <style:style style:name="P80" style:family="paragraph" style:parent-style-name="Text_20_body">
      <style:text-properties officeooo:rsid="42353a6e" officeooo:paragraph-rsid="49299a2d"/>
    </style:style>
    <style:style style:name="P81" style:family="paragraph" style:parent-style-name="Text_20_body">
      <style:text-properties officeooo:rsid="42353a6e" officeooo:paragraph-rsid="4934b6fd"/>
    </style:style>
    <style:style style:name="P82" style:family="paragraph" style:parent-style-name="Text_20_body">
      <style:text-properties officeooo:rsid="0d5148cd" officeooo:paragraph-rsid="491b0ae5"/>
    </style:style>
    <style:style style:name="P83" style:family="paragraph" style:parent-style-name="Text_20_body">
      <style:text-properties officeooo:rsid="0d5148cd" officeooo:paragraph-rsid="491c545f"/>
    </style:style>
    <style:style style:name="P84" style:family="paragraph" style:parent-style-name="Text_20_body">
      <style:text-properties fo:font-style="normal" officeooo:rsid="13c158ee" officeooo:paragraph-rsid="4a1727da" style:font-style-asian="normal" style:font-style-complex="normal"/>
    </style:style>
    <style:style style:name="P85" style:family="paragraph" style:parent-style-name="Text_20_body">
      <style:text-properties fo:font-style="normal" officeooo:rsid="4266a051" officeooo:paragraph-rsid="4266a051" style:font-style-asian="normal" style:font-style-complex="normal"/>
    </style:style>
    <style:style style:name="P86" style:family="paragraph" style:parent-style-name="Text_20_body">
      <style:text-properties fo:font-style="normal" officeooo:rsid="4345f66c" officeooo:paragraph-rsid="4345f66c" style:font-style-asian="normal" style:font-style-complex="normal"/>
    </style:style>
    <style:style style:name="P87" style:family="paragraph" style:parent-style-name="Text_20_body">
      <style:text-properties fo:font-style="normal" officeooo:rsid="436940d5" officeooo:paragraph-rsid="453724fd" style:font-style-asian="normal" style:font-style-complex="normal"/>
    </style:style>
    <style:style style:name="P88" style:family="paragraph" style:parent-style-name="Text_20_body">
      <style:text-properties fo:font-style="normal" officeooo:rsid="4960ad16" officeooo:paragraph-rsid="49617508" style:font-style-asian="normal" style:font-style-complex="normal"/>
    </style:style>
    <style:style style:name="P89" style:family="paragraph" style:parent-style-name="Text_20_body">
      <style:text-properties fo:font-style="normal" officeooo:rsid="49aa3132" officeooo:paragraph-rsid="49aa3132" style:font-style-asian="normal" style:font-style-complex="normal"/>
    </style:style>
    <style:style style:name="P90" style:family="paragraph" style:parent-style-name="Text_20_body">
      <style:text-properties fo:font-style="normal" officeooo:rsid="419ac4c8" officeooo:paragraph-rsid="492a1c36" style:font-style-asian="normal" style:font-style-complex="normal"/>
    </style:style>
    <style:style style:name="P91" style:family="paragraph" style:parent-style-name="Text_20_body">
      <style:text-properties fo:font-style="normal" officeooo:rsid="419ac4c8" officeooo:paragraph-rsid="47e4ac2a" style:font-style-asian="normal" style:font-style-complex="normal"/>
    </style:style>
    <style:style style:name="P92" style:family="paragraph" style:parent-style-name="Text_20_body">
      <style:text-properties officeooo:rsid="13dfae71" officeooo:paragraph-rsid="4a1bb5a2"/>
    </style:style>
    <style:style style:name="P93" style:family="paragraph" style:parent-style-name="Text_20_body">
      <style:text-properties officeooo:rsid="141098ec" officeooo:paragraph-rsid="4740f18a"/>
    </style:style>
    <style:style style:name="P94" style:family="paragraph" style:parent-style-name="Text_20_body">
      <style:text-properties officeooo:rsid="141098ec" officeooo:paragraph-rsid="484dc757"/>
    </style:style>
    <style:style style:name="P95" style:family="paragraph" style:parent-style-name="Text_20_body">
      <style:text-properties officeooo:rsid="1410b4c0" officeooo:paragraph-rsid="4a1bb5a2"/>
    </style:style>
    <style:style style:name="P96" style:family="paragraph" style:parent-style-name="Text_20_body">
      <style:text-properties officeooo:rsid="4240ba68" officeooo:paragraph-rsid="425fcec7"/>
    </style:style>
    <style:style style:name="P97" style:family="paragraph" style:parent-style-name="Text_20_body">
      <style:text-properties officeooo:paragraph-rsid="425fcec7"/>
    </style:style>
    <style:style style:name="P98" style:family="paragraph" style:parent-style-name="Text_20_body">
      <style:text-properties officeooo:rsid="41114927" officeooo:paragraph-rsid="4262c8a5"/>
    </style:style>
    <style:style style:name="P99" style:family="paragraph" style:parent-style-name="Text_20_body">
      <style:text-properties officeooo:rsid="414be7f6" officeooo:paragraph-rsid="426417ba"/>
    </style:style>
    <style:style style:name="P100" style:family="paragraph" style:parent-style-name="Text_20_body">
      <style:text-properties officeooo:paragraph-rsid="41bb0177"/>
    </style:style>
    <style:style style:name="P101" style:family="paragraph" style:parent-style-name="Text_20_body">
      <style:text-properties officeooo:rsid="42153db0" officeooo:paragraph-rsid="426fa2c7"/>
    </style:style>
    <style:style style:name="P102" style:family="paragraph" style:parent-style-name="Text_20_body">
      <style:text-properties officeooo:rsid="42153db0" officeooo:paragraph-rsid="426417ba"/>
    </style:style>
    <style:style style:name="P103" style:family="paragraph" style:parent-style-name="Text_20_body">
      <style:text-properties officeooo:paragraph-rsid="4271ea4e"/>
    </style:style>
    <style:style style:name="P104" style:family="paragraph" style:parent-style-name="Text_20_body">
      <style:text-properties officeooo:rsid="4225f306" officeooo:paragraph-rsid="42821891"/>
    </style:style>
    <style:style style:name="P105" style:family="paragraph" style:parent-style-name="Text_20_body">
      <style:text-properties officeooo:paragraph-rsid="4271d833"/>
    </style:style>
    <style:style style:name="P106" style:family="paragraph" style:parent-style-name="Text_20_body">
      <style:text-properties officeooo:rsid="2efb28ef" officeooo:paragraph-rsid="42792e5a"/>
    </style:style>
    <style:style style:name="P107" style:family="paragraph" style:parent-style-name="Text_20_body">
      <style:text-properties officeooo:rsid="21537a33" officeooo:paragraph-rsid="42792e5a"/>
    </style:style>
    <style:style style:name="P108" style:family="paragraph" style:parent-style-name="Text_20_body">
      <style:text-properties officeooo:paragraph-rsid="42792e5a"/>
    </style:style>
    <style:style style:name="P109" style:family="paragraph" style:parent-style-name="Text_20_body">
      <style:text-properties officeooo:rsid="21577601" officeooo:paragraph-rsid="42792e5a"/>
    </style:style>
    <style:style style:name="P110" style:family="paragraph" style:parent-style-name="Text_20_body">
      <style:text-properties officeooo:rsid="207d25a9" officeooo:paragraph-rsid="42792e5a"/>
    </style:style>
    <style:style style:name="P111" style:family="paragraph" style:parent-style-name="Text_20_body">
      <style:text-properties officeooo:rsid="207d25a9" officeooo:paragraph-rsid="4803a998"/>
    </style:style>
    <style:style style:name="P112" style:family="paragraph" style:parent-style-name="Text_20_body">
      <style:text-properties officeooo:rsid="207d25a9" officeooo:paragraph-rsid="480b818c"/>
    </style:style>
    <style:style style:name="P113" style:family="paragraph" style:parent-style-name="Text_20_body">
      <style:text-properties officeooo:rsid="207d25a9" officeooo:paragraph-rsid="48c2129c"/>
    </style:style>
    <style:style style:name="P114" style:family="paragraph" style:parent-style-name="Text_20_body">
      <style:text-properties officeooo:rsid="207d25a9" officeooo:paragraph-rsid="471bddda"/>
    </style:style>
    <style:style style:name="P115" style:family="paragraph" style:parent-style-name="Text_20_body">
      <style:text-properties officeooo:rsid="239ee6d2" officeooo:paragraph-rsid="42792e5a"/>
    </style:style>
    <style:style style:name="P116" style:family="paragraph" style:parent-style-name="Text_20_body">
      <style:text-properties officeooo:rsid="239ee6d2" officeooo:paragraph-rsid="43ee936d"/>
    </style:style>
    <style:style style:name="P117" style:family="paragraph" style:parent-style-name="Text_20_body">
      <style:text-properties officeooo:rsid="2399f6d8" officeooo:paragraph-rsid="42792e5a"/>
    </style:style>
    <style:style style:name="P118" style:family="paragraph" style:parent-style-name="Text_20_body">
      <style:text-properties officeooo:rsid="23d41b6c" officeooo:paragraph-rsid="42792e5a"/>
    </style:style>
    <style:style style:name="P119" style:family="paragraph" style:parent-style-name="Text_20_body">
      <style:text-properties officeooo:rsid="23981548" officeooo:paragraph-rsid="42792e5a"/>
    </style:style>
    <style:style style:name="P120" style:family="paragraph" style:parent-style-name="Text_20_body">
      <style:text-properties officeooo:rsid="2397efe5" officeooo:paragraph-rsid="42792e5a"/>
    </style:style>
    <style:style style:name="P121" style:family="paragraph" style:parent-style-name="Text_20_body">
      <style:text-properties officeooo:rsid="23a2d0a9" officeooo:paragraph-rsid="42792e5a"/>
    </style:style>
    <style:style style:name="P122" style:family="paragraph" style:parent-style-name="Text_20_body">
      <style:text-properties officeooo:rsid="23aa7f86" officeooo:paragraph-rsid="42792e5a"/>
    </style:style>
    <style:style style:name="P123" style:family="paragraph" style:parent-style-name="Text_20_body">
      <style:text-properties officeooo:rsid="23c804c5" officeooo:paragraph-rsid="42792e5a"/>
    </style:style>
    <style:style style:name="P124" style:family="paragraph" style:parent-style-name="Text_20_body">
      <style:text-properties officeooo:rsid="23cc4087" officeooo:paragraph-rsid="42792e5a"/>
    </style:style>
    <style:style style:name="P125" style:family="paragraph" style:parent-style-name="Text_20_body">
      <style:text-properties officeooo:rsid="23c97ddf" officeooo:paragraph-rsid="42792e5a"/>
    </style:style>
    <style:style style:name="P126" style:family="paragraph" style:parent-style-name="Text_20_body">
      <style:text-properties officeooo:rsid="23a5525d" officeooo:paragraph-rsid="42792e5a"/>
    </style:style>
    <style:style style:name="P127" style:family="paragraph" style:parent-style-name="Text_20_body">
      <style:text-properties officeooo:rsid="2197e806" officeooo:paragraph-rsid="42795ec4"/>
    </style:style>
    <style:style style:name="P128" style:family="paragraph" style:parent-style-name="Text_20_body">
      <style:text-properties officeooo:paragraph-rsid="427a878e"/>
    </style:style>
    <style:style style:name="P129" style:family="paragraph" style:parent-style-name="Text_20_body">
      <style:text-properties officeooo:rsid="3ea26cfe" officeooo:paragraph-rsid="427b65d6"/>
    </style:style>
    <style:style style:name="P130" style:family="paragraph" style:parent-style-name="Text_20_body">
      <style:text-properties officeooo:paragraph-rsid="427f938e"/>
    </style:style>
    <style:style style:name="P131" style:family="paragraph" style:parent-style-name="Text_20_body">
      <style:text-properties officeooo:paragraph-rsid="4280fd1d"/>
    </style:style>
    <style:style style:name="P132" style:family="paragraph" style:parent-style-name="Text_20_body">
      <style:text-properties officeooo:rsid="4280fd1d" officeooo:paragraph-rsid="4280fd1d"/>
    </style:style>
    <style:style style:name="P133" style:family="paragraph" style:parent-style-name="Text_20_body">
      <style:text-properties officeooo:rsid="4175e525" officeooo:paragraph-rsid="42645b8b"/>
    </style:style>
    <style:style style:name="P134" style:family="paragraph" style:parent-style-name="Text_20_body">
      <style:text-properties officeooo:rsid="4271ea4e" officeooo:paragraph-rsid="422f1017"/>
    </style:style>
    <style:style style:name="P135" style:family="paragraph" style:parent-style-name="Text_20_body">
      <style:text-properties officeooo:rsid="428888f4" officeooo:paragraph-rsid="428dc179"/>
    </style:style>
    <style:style style:name="P136" style:family="paragraph" style:parent-style-name="Text_20_body">
      <style:text-properties officeooo:rsid="428dc179" officeooo:paragraph-rsid="428dc179"/>
    </style:style>
    <style:style style:name="P137" style:family="paragraph" style:parent-style-name="Text_20_body">
      <style:text-properties officeooo:rsid="428dc179" officeooo:paragraph-rsid="428eb654"/>
    </style:style>
    <style:style style:name="P138" style:family="paragraph" style:parent-style-name="Text_20_body">
      <style:text-properties officeooo:rsid="4282d66c" officeooo:paragraph-rsid="4282d66c"/>
    </style:style>
    <style:style style:name="P139" style:family="paragraph" style:parent-style-name="Text_20_body">
      <style:text-properties officeooo:rsid="4274a441" officeooo:paragraph-rsid="427dbd1c"/>
    </style:style>
    <style:style style:name="P140" style:family="paragraph" style:parent-style-name="Text_20_body">
      <style:text-properties officeooo:rsid="4274a441" officeooo:paragraph-rsid="42b89048"/>
    </style:style>
    <style:style style:name="P141" style:family="paragraph" style:parent-style-name="Text_20_body">
      <style:text-properties officeooo:rsid="2152db7f" officeooo:paragraph-rsid="42a5466c"/>
    </style:style>
    <style:style style:name="P142" style:family="paragraph" style:parent-style-name="Text_20_body">
      <style:text-properties officeooo:rsid="2152db7f" officeooo:paragraph-rsid="43e269cb"/>
    </style:style>
    <style:style style:name="P143" style:family="paragraph" style:parent-style-name="Text_20_body">
      <style:text-properties officeooo:paragraph-rsid="42a4d23a"/>
    </style:style>
    <style:style style:name="P144" style:family="paragraph" style:parent-style-name="Text_20_body">
      <style:text-properties officeooo:rsid="42a5466c" officeooo:paragraph-rsid="42a5466c"/>
    </style:style>
    <style:style style:name="P145" style:family="paragraph" style:parent-style-name="Text_20_body">
      <style:text-properties officeooo:rsid="42ac2bf6" officeooo:paragraph-rsid="42b01f5d"/>
    </style:style>
    <style:style style:name="P146" style:family="paragraph" style:parent-style-name="Text_20_body">
      <style:text-properties officeooo:rsid="2089bc52" officeooo:paragraph-rsid="42ad5530"/>
    </style:style>
    <style:style style:name="P147" style:family="paragraph" style:parent-style-name="Text_20_body">
      <style:text-properties officeooo:paragraph-rsid="42a5466c"/>
    </style:style>
    <style:style style:name="P148" style:family="paragraph" style:parent-style-name="Text_20_body">
      <style:text-properties officeooo:rsid="42c7d3e2" officeooo:paragraph-rsid="42c7d3e2"/>
    </style:style>
    <style:style style:name="P149" style:family="paragraph" style:parent-style-name="Text_20_body">
      <style:text-properties officeooo:rsid="42d6f89c" officeooo:paragraph-rsid="42d6f89c"/>
    </style:style>
    <style:style style:name="P150" style:family="paragraph" style:parent-style-name="Text_20_body">
      <style:text-properties officeooo:rsid="42d6f89c" officeooo:paragraph-rsid="42dfcd0c"/>
    </style:style>
    <style:style style:name="P151" style:family="paragraph" style:parent-style-name="Text_20_body">
      <style:text-properties officeooo:rsid="42ee1456" officeooo:paragraph-rsid="42ee1456"/>
    </style:style>
    <style:style style:name="P152" style:family="paragraph" style:parent-style-name="Text_20_body">
      <style:text-properties officeooo:rsid="4312271a" officeooo:paragraph-rsid="4312271a"/>
    </style:style>
    <style:style style:name="P153" style:family="paragraph" style:parent-style-name="Text_20_body">
      <style:text-properties officeooo:rsid="4221a9c9" officeooo:paragraph-rsid="42a4d23a"/>
    </style:style>
    <style:style style:name="P154" style:family="paragraph" style:parent-style-name="Text_20_body">
      <style:text-properties officeooo:rsid="433bce15" officeooo:paragraph-rsid="433bce15"/>
    </style:style>
    <style:style style:name="P155" style:family="paragraph" style:parent-style-name="Text_20_body">
      <style:text-properties officeooo:rsid="28550227" officeooo:paragraph-rsid="433d945d"/>
    </style:style>
    <style:style style:name="P156" style:family="paragraph" style:parent-style-name="Text_20_body">
      <style:text-properties officeooo:rsid="2098b342" officeooo:paragraph-rsid="433d945d"/>
    </style:style>
    <style:style style:name="P157" style:family="paragraph" style:parent-style-name="Text_20_body">
      <style:text-properties officeooo:rsid="2098b342" officeooo:paragraph-rsid="43a1891f"/>
    </style:style>
    <style:style style:name="P158" style:family="paragraph" style:parent-style-name="Text_20_body">
      <style:text-properties officeooo:rsid="2098b342" officeooo:paragraph-rsid="43a2cec6"/>
    </style:style>
    <style:style style:name="P159" style:family="paragraph" style:parent-style-name="Text_20_body">
      <style:text-properties officeooo:rsid="2098b342" officeooo:paragraph-rsid="43b8a6d0"/>
    </style:style>
    <style:style style:name="P160" style:family="paragraph" style:parent-style-name="Text_20_body">
      <style:text-properties officeooo:rsid="2098b342" officeooo:paragraph-rsid="4433bb28"/>
    </style:style>
    <style:style style:name="P161" style:family="paragraph" style:parent-style-name="Text_20_body">
      <style:text-properties officeooo:rsid="2098b342" officeooo:paragraph-rsid="449e7dd2"/>
    </style:style>
    <style:style style:name="P162" style:family="paragraph" style:parent-style-name="Text_20_body">
      <style:text-properties officeooo:rsid="2098b342" officeooo:paragraph-rsid="44a1d1af"/>
    </style:style>
    <style:style style:name="P163" style:family="paragraph" style:parent-style-name="Text_20_body">
      <style:text-properties officeooo:rsid="2098b342" officeooo:paragraph-rsid="46dbf648"/>
    </style:style>
    <style:style style:name="P164" style:family="paragraph" style:parent-style-name="Text_20_body">
      <style:text-properties officeooo:rsid="2098b342" officeooo:paragraph-rsid="46dc9f76"/>
    </style:style>
    <style:style style:name="P165" style:family="paragraph" style:parent-style-name="Text_20_body">
      <style:text-properties officeooo:rsid="2098b342" officeooo:paragraph-rsid="473b47ec"/>
    </style:style>
    <style:style style:name="P166" style:family="paragraph" style:parent-style-name="Text_20_body">
      <style:text-properties officeooo:rsid="2098b342" officeooo:paragraph-rsid="4801a79b"/>
    </style:style>
    <style:style style:name="P167" style:family="paragraph" style:parent-style-name="Text_20_body">
      <style:text-properties officeooo:rsid="20bc2715" officeooo:paragraph-rsid="433d945d"/>
    </style:style>
    <style:style style:name="P16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6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70"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7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72"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73"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74"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75"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76" style:family="paragraph" style:parent-style-name="Text_20_body">
      <style:text-properties officeooo:rsid="3b18918c" officeooo:paragraph-rsid="433d945d"/>
    </style:style>
    <style:style style:name="P177" style:family="paragraph" style:parent-style-name="Text_20_body">
      <style:text-properties officeooo:rsid="433d945d" officeooo:paragraph-rsid="433d945d"/>
    </style:style>
    <style:style style:name="P178" style:family="paragraph" style:parent-style-name="Text_20_body">
      <style:text-properties officeooo:rsid="433d945d" officeooo:paragraph-rsid="4994570c"/>
    </style:style>
    <style:style style:name="P179" style:family="paragraph" style:parent-style-name="Text_20_body">
      <style:text-properties officeooo:rsid="4345f66c" officeooo:paragraph-rsid="4345f66c"/>
    </style:style>
    <style:style style:name="P180" style:family="paragraph" style:parent-style-name="Text_20_body">
      <style:text-properties officeooo:rsid="4345f66c" officeooo:paragraph-rsid="43b5982b"/>
    </style:style>
    <style:style style:name="P181" style:family="paragraph" style:parent-style-name="Text_20_body">
      <style:text-properties officeooo:rsid="4345f66c" officeooo:paragraph-rsid="43b5f8c1"/>
    </style:style>
    <style:style style:name="P182" style:family="paragraph" style:parent-style-name="Text_20_body">
      <style:text-properties officeooo:rsid="4345f66c" officeooo:paragraph-rsid="456fc581"/>
    </style:style>
    <style:style style:name="P183" style:family="paragraph" style:parent-style-name="Text_20_body">
      <style:text-properties officeooo:rsid="4345f66c" officeooo:paragraph-rsid="461e27f9"/>
    </style:style>
    <style:style style:name="P184" style:family="paragraph" style:parent-style-name="Text_20_body">
      <style:text-properties officeooo:rsid="4345f66c" officeooo:paragraph-rsid="46cc4df1"/>
    </style:style>
    <style:style style:name="P185" style:family="paragraph" style:parent-style-name="Text_20_body">
      <style:text-properties officeooo:rsid="4345f66c" officeooo:paragraph-rsid="46dbf648"/>
    </style:style>
    <style:style style:name="P186" style:family="paragraph" style:parent-style-name="Text_20_body">
      <style:text-properties officeooo:rsid="4345f66c" officeooo:paragraph-rsid="4994570c"/>
    </style:style>
    <style:style style:name="P187" style:family="paragraph" style:parent-style-name="Text_20_body">
      <style:text-properties officeooo:paragraph-rsid="43788b3e"/>
    </style:style>
    <style:style style:name="P188" style:family="paragraph" style:parent-style-name="Text_20_body">
      <style:text-properties officeooo:paragraph-rsid="42f691eb"/>
    </style:style>
    <style:style style:name="P189" style:family="paragraph" style:parent-style-name="Text_20_body">
      <style:text-properties officeooo:rsid="4393afd0" officeooo:paragraph-rsid="4393afd0"/>
    </style:style>
    <style:style style:name="P190" style:family="paragraph" style:parent-style-name="Text_20_body">
      <style:text-properties officeooo:paragraph-rsid="43a1891f"/>
    </style:style>
    <style:style style:name="P191" style:family="paragraph" style:parent-style-name="Text_20_body">
      <style:text-properties officeooo:rsid="2500ef65" officeooo:paragraph-rsid="43ac281a"/>
    </style:style>
    <style:style style:name="P192" style:family="paragraph" style:parent-style-name="Text_20_body">
      <style:text-properties officeooo:paragraph-rsid="43b6d463"/>
    </style:style>
    <style:style style:name="P193" style:family="paragraph" style:parent-style-name="Text_20_body">
      <style:text-properties officeooo:rsid="20a1bc0a" officeooo:paragraph-rsid="43b8a6d0"/>
    </style:style>
    <style:style style:name="P194" style:family="paragraph" style:parent-style-name="Text_20_body">
      <style:text-properties officeooo:rsid="41bafbc5" officeooo:paragraph-rsid="43c22796"/>
    </style:style>
    <style:style style:name="P195" style:family="paragraph" style:parent-style-name="Text_20_body">
      <style:text-properties officeooo:rsid="42eca27f" officeooo:paragraph-rsid="43e625a3"/>
    </style:style>
    <style:style style:name="P196" style:family="paragraph" style:parent-style-name="Text_20_body">
      <style:text-properties officeooo:rsid="42fe8a15" officeooo:paragraph-rsid="43e7c0b6"/>
    </style:style>
    <style:style style:name="P197" style:family="paragraph" style:parent-style-name="Text_20_body">
      <style:text-properties officeooo:rsid="239f3212" officeooo:paragraph-rsid="43ee936d"/>
    </style:style>
    <style:style style:name="P198" style:family="paragraph" style:parent-style-name="Text_20_body">
      <style:text-properties officeooo:paragraph-rsid="42cf654c"/>
    </style:style>
    <style:style style:name="P199" style:family="paragraph" style:parent-style-name="Text_20_body">
      <style:text-properties officeooo:rsid="42c35dac" officeooo:paragraph-rsid="43ef2b2e"/>
    </style:style>
    <style:style style:name="P200" style:family="paragraph" style:parent-style-name="Text_20_body">
      <style:text-properties officeooo:rsid="20642488" officeooo:paragraph-rsid="43f53e7c"/>
    </style:style>
    <style:style style:name="P201" style:family="paragraph" style:parent-style-name="Text_20_body">
      <style:text-properties officeooo:rsid="206449e7" officeooo:paragraph-rsid="43f53e7c"/>
    </style:style>
    <style:style style:name="P202" style:family="paragraph" style:parent-style-name="Text_20_body">
      <style:text-properties officeooo:rsid="206449e7" officeooo:paragraph-rsid="44114e8f"/>
    </style:style>
    <style:style style:name="P203" style:family="paragraph" style:parent-style-name="Text_20_body">
      <style:text-properties officeooo:rsid="42f27fdc" officeooo:paragraph-rsid="43f53e7c"/>
    </style:style>
    <style:style style:name="P204" style:family="paragraph" style:parent-style-name="Text_20_body">
      <style:text-properties officeooo:rsid="43fe6e22" officeooo:paragraph-rsid="43fe6e22"/>
    </style:style>
    <style:style style:name="P205" style:family="paragraph" style:parent-style-name="Text_20_body">
      <style:text-properties officeooo:rsid="43eb32f9" officeooo:paragraph-rsid="42dc0309"/>
    </style:style>
    <style:style style:name="P206" style:family="paragraph" style:parent-style-name="Text_20_body">
      <style:text-properties officeooo:rsid="42d0ea25" officeooo:paragraph-rsid="440f6fab"/>
    </style:style>
    <style:style style:name="P207" style:family="paragraph" style:parent-style-name="Text_20_body">
      <style:text-properties officeooo:rsid="44195206" officeooo:paragraph-rsid="44195206"/>
    </style:style>
    <style:style style:name="P208" style:family="paragraph" style:parent-style-name="Text_20_body">
      <style:text-properties officeooo:rsid="441e12f2" officeooo:paragraph-rsid="441e12f2"/>
    </style:style>
    <style:style style:name="P209" style:family="paragraph" style:parent-style-name="Text_20_body">
      <style:text-properties officeooo:paragraph-rsid="43b8a6d0"/>
    </style:style>
    <style:style style:name="P210" style:family="paragraph" style:parent-style-name="Text_20_body">
      <style:text-properties officeooo:paragraph-rsid="446657c5"/>
    </style:style>
    <style:style style:name="P211" style:family="paragraph" style:parent-style-name="Text_20_body">
      <style:text-properties officeooo:rsid="446c8a83" officeooo:paragraph-rsid="446c8a83"/>
    </style:style>
    <style:style style:name="P212" style:family="paragraph" style:parent-style-name="Text_20_body">
      <style:text-properties officeooo:rsid="42495c86" officeooo:paragraph-rsid="453724fd"/>
    </style:style>
    <style:style style:name="P213" style:family="paragraph" style:parent-style-name="Text_20_body">
      <style:text-properties officeooo:rsid="42495c86" officeooo:paragraph-rsid="45745cb4"/>
    </style:style>
    <style:style style:name="P214" style:family="paragraph" style:parent-style-name="Text_20_body">
      <style:text-properties officeooo:rsid="42495c86" officeooo:paragraph-rsid="4730f67c"/>
    </style:style>
    <style:style style:name="P215" style:family="paragraph" style:parent-style-name="Text_20_body">
      <style:text-properties officeooo:rsid="42495c86" officeooo:paragraph-rsid="4737a369"/>
    </style:style>
    <style:style style:name="P216" style:family="paragraph" style:parent-style-name="Text_20_body">
      <style:text-properties officeooo:rsid="42495c86" officeooo:paragraph-rsid="473b47ec"/>
    </style:style>
    <style:style style:name="P217" style:family="paragraph" style:parent-style-name="Text_20_body">
      <style:text-properties officeooo:paragraph-rsid="44a31d96"/>
    </style:style>
    <style:style style:name="P218" style:family="paragraph" style:parent-style-name="Text_20_body">
      <style:text-properties officeooo:rsid="4363d1d2" officeooo:paragraph-rsid="43b6d463"/>
    </style:style>
    <style:style style:name="P219" style:family="paragraph" style:parent-style-name="Text_20_body">
      <style:text-properties officeooo:rsid="442a52c1" officeooo:paragraph-rsid="445237d7"/>
    </style:style>
    <style:style style:name="P220" style:family="paragraph" style:parent-style-name="Text_20_body">
      <style:text-properties officeooo:rsid="44ace414" officeooo:paragraph-rsid="450d6d14"/>
    </style:style>
    <style:style style:name="P221" style:family="paragraph" style:parent-style-name="Text_20_body">
      <style:text-properties officeooo:paragraph-rsid="44dcbfeb"/>
    </style:style>
    <style:style style:name="P222" style:family="paragraph" style:parent-style-name="Text_20_body">
      <style:text-properties officeooo:rsid="44e65e56" officeooo:paragraph-rsid="44e65e56"/>
    </style:style>
    <style:style style:name="P223" style:family="paragraph" style:parent-style-name="Text_20_body">
      <style:text-properties officeooo:rsid="44e8567f" officeooo:paragraph-rsid="44e8567f"/>
    </style:style>
    <style:style style:name="P224" style:family="paragraph" style:parent-style-name="Text_20_body">
      <style:text-properties officeooo:paragraph-rsid="44e90c12"/>
    </style:style>
    <style:style style:name="P225" style:family="paragraph" style:parent-style-name="Text_20_body">
      <style:text-properties officeooo:rsid="44e47cc3" officeooo:paragraph-rsid="44e47cc3"/>
    </style:style>
    <style:style style:name="P226" style:family="paragraph" style:parent-style-name="Text_20_body">
      <style:text-properties officeooo:rsid="44f9ec80" officeooo:paragraph-rsid="44f9ec80"/>
    </style:style>
    <style:style style:name="P227" style:family="paragraph" style:parent-style-name="Text_20_body">
      <style:text-properties officeooo:paragraph-rsid="44f9ec80"/>
    </style:style>
    <style:style style:name="P228" style:family="paragraph" style:parent-style-name="Text_20_body">
      <style:text-properties officeooo:rsid="44fc395d" officeooo:paragraph-rsid="44fc395d"/>
    </style:style>
    <style:style style:name="P229" style:family="paragraph" style:parent-style-name="Text_20_body">
      <style:text-properties officeooo:rsid="4500f99f" officeooo:paragraph-rsid="4501e332"/>
    </style:style>
    <style:style style:name="P230" style:family="paragraph" style:parent-style-name="Text_20_body">
      <style:text-properties officeooo:rsid="45020594" officeooo:paragraph-rsid="450384f8"/>
    </style:style>
    <style:style style:name="P231" style:family="paragraph" style:parent-style-name="Text_20_body">
      <style:text-properties officeooo:rsid="45020594" officeooo:paragraph-rsid="45057ed8"/>
    </style:style>
    <style:style style:name="P232" style:family="paragraph" style:parent-style-name="Text_20_body">
      <style:text-properties officeooo:rsid="45020594" officeooo:paragraph-rsid="45090359"/>
    </style:style>
    <style:style style:name="P233" style:family="paragraph" style:parent-style-name="Text_20_body">
      <style:text-properties officeooo:rsid="45020594" officeooo:paragraph-rsid="4507416b"/>
    </style:style>
    <style:style style:name="P234" style:family="paragraph" style:parent-style-name="Text_20_body">
      <style:text-properties officeooo:rsid="45020594" officeooo:paragraph-rsid="450a7bc1"/>
    </style:style>
    <style:style style:name="P235" style:family="paragraph" style:parent-style-name="Text_20_body">
      <style:text-properties officeooo:rsid="45020594" officeooo:paragraph-rsid="455f3882"/>
    </style:style>
    <style:style style:name="P236" style:family="paragraph" style:parent-style-name="Text_20_body">
      <style:text-properties officeooo:rsid="45020594" officeooo:paragraph-rsid="45e4f811"/>
    </style:style>
    <style:style style:name="P237" style:family="paragraph" style:parent-style-name="Text_20_body">
      <style:text-properties officeooo:rsid="45020594" officeooo:paragraph-rsid="462574cf"/>
    </style:style>
    <style:style style:name="P238" style:family="paragraph" style:parent-style-name="Text_20_body">
      <style:text-properties officeooo:rsid="45020594" officeooo:paragraph-rsid="455a3050"/>
    </style:style>
    <style:style style:name="P239" style:family="paragraph" style:parent-style-name="Text_20_body">
      <style:text-properties officeooo:paragraph-rsid="450384f8"/>
    </style:style>
    <style:style style:name="P240" style:family="paragraph" style:parent-style-name="Text_20_body">
      <style:text-properties officeooo:rsid="450c416f" officeooo:paragraph-rsid="450d6d14"/>
    </style:style>
    <style:style style:name="P241" style:family="paragraph" style:parent-style-name="Text_20_body">
      <style:text-properties officeooo:rsid="43a3119b" officeooo:paragraph-rsid="43a3119b"/>
    </style:style>
    <style:style style:name="P242" style:family="paragraph" style:parent-style-name="Text_20_body">
      <style:text-properties officeooo:paragraph-rsid="4516deb2"/>
    </style:style>
    <style:style style:name="P243" style:family="paragraph" style:parent-style-name="Text_20_body">
      <style:text-properties officeooo:paragraph-rsid="451c08b8"/>
    </style:style>
    <style:style style:name="P244" style:family="paragraph" style:parent-style-name="Text_20_body">
      <style:text-properties officeooo:paragraph-rsid="451e038a"/>
    </style:style>
    <style:style style:name="P245" style:family="paragraph" style:parent-style-name="Text_20_body">
      <style:text-properties officeooo:paragraph-rsid="451fc423"/>
    </style:style>
    <style:style style:name="P246" style:family="paragraph" style:parent-style-name="Text_20_body">
      <style:text-properties officeooo:rsid="45019adb" officeooo:paragraph-rsid="4501e332"/>
    </style:style>
    <style:style style:name="P247" style:family="paragraph" style:parent-style-name="Text_20_body">
      <style:text-properties officeooo:rsid="20b59c5a" officeooo:paragraph-rsid="439bf373"/>
    </style:style>
    <style:style style:name="P248" style:family="paragraph" style:parent-style-name="Text_20_body">
      <style:text-properties officeooo:paragraph-rsid="439bf373"/>
    </style:style>
    <style:style style:name="P249" style:family="paragraph" style:parent-style-name="Text_20_body">
      <style:text-properties officeooo:paragraph-rsid="452649d6"/>
    </style:style>
    <style:style style:name="P250" style:family="paragraph" style:parent-style-name="Text_20_body">
      <style:text-properties officeooo:rsid="452ce9e9" officeooo:paragraph-rsid="452ce9e9"/>
    </style:style>
    <style:style style:name="P251" style:family="paragraph" style:parent-style-name="Text_20_body">
      <style:text-properties officeooo:paragraph-rsid="452ce9e9"/>
    </style:style>
    <style:style style:name="P252" style:family="paragraph" style:parent-style-name="Text_20_body">
      <style:text-properties officeooo:rsid="436940d5" officeooo:paragraph-rsid="453724fd"/>
    </style:style>
    <style:style style:name="P253" style:family="paragraph" style:parent-style-name="Text_20_body">
      <style:text-properties officeooo:rsid="45391b83" officeooo:paragraph-rsid="4542d379"/>
    </style:style>
    <style:style style:name="P254" style:family="paragraph" style:parent-style-name="Text_20_body">
      <style:text-properties officeooo:paragraph-rsid="4542d379"/>
    </style:style>
    <style:style style:name="P255" style:family="paragraph" style:parent-style-name="Text_20_body">
      <style:text-properties officeooo:rsid="44e0a0ee" officeooo:paragraph-rsid="4544b288"/>
    </style:style>
    <style:style style:name="P256" style:family="paragraph" style:parent-style-name="Text_20_body">
      <style:text-properties officeooo:rsid="454403e3" officeooo:paragraph-rsid="4544b288"/>
    </style:style>
    <style:style style:name="P257" style:family="paragraph" style:parent-style-name="Text_20_body">
      <style:text-properties officeooo:paragraph-rsid="45659297"/>
    </style:style>
    <style:style style:name="P258" style:family="paragraph" style:parent-style-name="Text_20_body">
      <style:text-properties officeooo:paragraph-rsid="4569a83d"/>
    </style:style>
    <style:style style:name="P259" style:family="paragraph" style:parent-style-name="Text_20_body">
      <style:text-properties officeooo:paragraph-rsid="456bfdcb"/>
    </style:style>
    <style:style style:name="P260" style:family="paragraph" style:parent-style-name="Text_20_body">
      <style:text-properties officeooo:paragraph-rsid="456fc581"/>
    </style:style>
    <style:style style:name="P261" style:family="paragraph" style:parent-style-name="Text_20_body">
      <style:text-properties officeooo:paragraph-rsid="45745cb4"/>
    </style:style>
    <style:style style:name="P262" style:family="paragraph" style:parent-style-name="Text_20_body">
      <style:text-properties officeooo:rsid="45824955" officeooo:paragraph-rsid="45878fc9"/>
    </style:style>
    <style:style style:name="P263" style:family="paragraph" style:parent-style-name="Text_20_body">
      <style:text-properties officeooo:rsid="458dcfbc" officeooo:paragraph-rsid="458dcfbc"/>
    </style:style>
    <style:style style:name="P264" style:family="paragraph" style:parent-style-name="Text_20_body">
      <style:text-properties officeooo:rsid="45a231b1" officeooo:paragraph-rsid="45a231b1"/>
    </style:style>
    <style:style style:name="P265" style:family="paragraph" style:parent-style-name="Text_20_body">
      <style:text-properties officeooo:paragraph-rsid="462574cf"/>
    </style:style>
    <style:style style:name="P266" style:family="paragraph" style:parent-style-name="Text_20_body">
      <style:text-properties officeooo:rsid="4365c91f" officeooo:paragraph-rsid="44a31d96"/>
    </style:style>
    <style:style style:name="P267" style:family="paragraph" style:parent-style-name="Text_20_body">
      <style:text-properties officeooo:rsid="43a7a47f" officeooo:paragraph-rsid="44195206"/>
    </style:style>
    <style:style style:name="P268" style:family="paragraph" style:parent-style-name="Text_20_body">
      <style:text-properties officeooo:paragraph-rsid="4433bb28"/>
    </style:style>
    <style:style style:name="P269" style:family="paragraph" style:parent-style-name="Text_20_body">
      <style:text-properties officeooo:paragraph-rsid="464c907b"/>
    </style:style>
    <style:style style:name="P270" style:family="paragraph" style:parent-style-name="Text_20_body">
      <style:text-properties officeooo:rsid="45e59629" officeooo:paragraph-rsid="4652c2c6"/>
    </style:style>
    <style:style style:name="P271" style:family="paragraph" style:parent-style-name="Text_20_body">
      <style:text-properties officeooo:rsid="45b9241f" officeooo:paragraph-rsid="46749832"/>
    </style:style>
    <style:style style:name="P272" style:family="paragraph" style:parent-style-name="Text_20_body">
      <style:text-properties officeooo:rsid="465b2904" officeooo:paragraph-rsid="4676932a"/>
    </style:style>
    <style:style style:name="P273" style:family="paragraph" style:parent-style-name="Text_20_body">
      <style:text-properties officeooo:rsid="45b24ded" officeooo:paragraph-rsid="466dea72"/>
    </style:style>
    <style:style style:name="P274" style:family="paragraph" style:parent-style-name="Text_20_body">
      <style:text-properties officeooo:rsid="443fbee7" officeooo:paragraph-rsid="46a8056e"/>
    </style:style>
    <style:style style:name="P275" style:family="paragraph" style:parent-style-name="Text_20_body">
      <style:text-properties officeooo:paragraph-rsid="46a8056e"/>
    </style:style>
    <style:style style:name="P276" style:family="paragraph" style:parent-style-name="Text_20_body">
      <style:text-properties officeooo:paragraph-rsid="46c5ceec"/>
    </style:style>
    <style:style style:name="P277" style:family="paragraph" style:parent-style-name="Text_20_body">
      <style:text-properties officeooo:rsid="20c8b3c0" officeooo:paragraph-rsid="46d50677"/>
    </style:style>
    <style:style style:name="P278" style:family="paragraph" style:parent-style-name="Text_20_body">
      <style:text-properties officeooo:rsid="20aac5d0" officeooo:paragraph-rsid="44a1d1af"/>
    </style:style>
    <style:style style:name="P279" style:family="paragraph" style:parent-style-name="Text_20_body">
      <style:text-properties officeooo:paragraph-rsid="46daaa0b"/>
    </style:style>
    <style:style style:name="P280" style:family="paragraph" style:parent-style-name="Text_20_body">
      <style:text-properties fo:font-size="10pt" officeooo:rsid="2b06eaf6" officeooo:paragraph-rsid="4424b05c" style:font-size-asian="10pt" style:font-size-complex="10pt"/>
    </style:style>
    <style:style style:name="P281" style:family="paragraph" style:parent-style-name="Text_20_body">
      <style:text-properties fo:font-size="10pt" officeooo:rsid="2098b342" officeooo:paragraph-rsid="46d50677" style:font-size-asian="10pt" style:font-size-complex="10pt"/>
    </style:style>
    <style:style style:name="P282" style:family="paragraph" style:parent-style-name="Text_20_body">
      <style:text-properties fo:font-size="10pt" officeooo:rsid="46cb66ec" officeooo:paragraph-rsid="46d50677" style:font-size-asian="10pt" style:font-size-complex="10pt"/>
    </style:style>
    <style:style style:name="P283" style:family="paragraph" style:parent-style-name="Text_20_body">
      <style:text-properties fo:font-size="10pt" officeooo:rsid="44e0bdf1" officeooo:paragraph-rsid="46d50677" style:font-size-asian="10pt" style:font-size-complex="10pt"/>
    </style:style>
    <style:style style:name="P284" style:family="paragraph" style:parent-style-name="Text_20_body">
      <style:text-properties fo:font-size="10pt" officeooo:rsid="458a8e45" officeooo:paragraph-rsid="46d50677" style:font-size-asian="10pt" style:font-size-complex="10pt"/>
    </style:style>
    <style:style style:name="P285" style:family="paragraph" style:parent-style-name="Text_20_body">
      <style:text-properties fo:font-size="10pt" officeooo:rsid="44c4048c" officeooo:paragraph-rsid="44dcbfeb" style:font-size-asian="10pt" style:font-size-complex="10pt"/>
    </style:style>
    <style:style style:name="P286" style:family="paragraph" style:parent-style-name="Text_20_body">
      <style:text-properties fo:font-size="10pt" officeooo:rsid="445ea3f0" officeooo:paragraph-rsid="46d50677" style:font-size-asian="10pt" style:font-size-complex="10pt"/>
    </style:style>
    <style:style style:name="P28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88" style:family="paragraph" style:parent-style-name="Text_20_body">
      <style:text-properties fo:font-size="10pt" fo:language="cs" fo:country="CZ" officeooo:rsid="42495c86" officeooo:paragraph-rsid="44dcbfeb" style:font-size-asian="10pt" style:font-size-complex="10pt"/>
    </style:style>
    <style:style style:name="P289"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90"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91" style:family="paragraph" style:parent-style-name="Text_20_body">
      <style:text-properties officeooo:rsid="4669fd39" officeooo:paragraph-rsid="4676932a"/>
    </style:style>
    <style:style style:name="P292" style:family="paragraph" style:parent-style-name="Text_20_body">
      <style:text-properties officeooo:rsid="46616774" officeooo:paragraph-rsid="4667ff11"/>
    </style:style>
    <style:style style:name="P293" style:family="paragraph" style:parent-style-name="Text_20_body">
      <style:text-properties officeooo:rsid="452649d6" officeooo:paragraph-rsid="452649d6"/>
    </style:style>
    <style:style style:name="P294" style:family="paragraph" style:parent-style-name="Text_20_body">
      <style:text-properties officeooo:rsid="46f771f9" officeooo:paragraph-rsid="46f771f9"/>
    </style:style>
    <style:style style:name="P295" style:family="paragraph" style:parent-style-name="Text_20_body">
      <style:text-properties officeooo:rsid="4734eb1d" officeooo:paragraph-rsid="4734eb1d"/>
    </style:style>
    <style:style style:name="P296" style:family="paragraph" style:parent-style-name="Text_20_body">
      <style:text-properties officeooo:rsid="1411b641" officeooo:paragraph-rsid="4740573f"/>
    </style:style>
    <style:style style:name="P297" style:family="paragraph" style:parent-style-name="Text_20_body">
      <style:text-properties officeooo:rsid="47425a59" officeooo:paragraph-rsid="47425a59"/>
    </style:style>
    <style:style style:name="P298" style:family="paragraph" style:parent-style-name="Text_20_body">
      <style:text-properties officeooo:rsid="47425a59" officeooo:paragraph-rsid="474682b1"/>
    </style:style>
    <style:style style:name="P299" style:family="paragraph" style:parent-style-name="Text_20_body">
      <style:text-properties officeooo:paragraph-rsid="477c827f"/>
    </style:style>
    <style:style style:name="P300" style:family="paragraph" style:parent-style-name="Text_20_body">
      <style:text-properties officeooo:paragraph-rsid="471bddda"/>
    </style:style>
    <style:style style:name="P301" style:family="paragraph" style:parent-style-name="Text_20_body">
      <style:text-properties officeooo:paragraph-rsid="477b4e24"/>
    </style:style>
    <style:style style:name="P302" style:family="paragraph" style:parent-style-name="Text_20_body">
      <style:text-properties officeooo:rsid="4769ecf1" officeooo:paragraph-rsid="4769ecf1"/>
    </style:style>
    <style:style style:name="P30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0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0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0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8" style:family="paragraph" style:parent-style-name="Text_20_body">
      <style:text-properties officeooo:rsid="3ec5d798" officeooo:paragraph-rsid="479f064c"/>
    </style:style>
    <style:style style:name="P309" style:family="paragraph" style:parent-style-name="Text_20_body">
      <style:text-properties officeooo:paragraph-rsid="479f7679"/>
    </style:style>
    <style:style style:name="P310" style:family="paragraph" style:parent-style-name="Text_20_body">
      <style:text-properties officeooo:paragraph-rsid="47f34956"/>
    </style:style>
    <style:style style:name="P311" style:family="paragraph" style:parent-style-name="Text_20_body">
      <style:text-properties officeooo:rsid="2194fb18" officeooo:paragraph-rsid="48098f51"/>
    </style:style>
    <style:style style:name="P312" style:family="paragraph" style:parent-style-name="Text_20_body">
      <style:text-properties officeooo:paragraph-rsid="47a07597"/>
    </style:style>
    <style:style style:name="P313" style:family="paragraph" style:parent-style-name="Text_20_body">
      <style:text-properties officeooo:paragraph-rsid="47d3895c"/>
    </style:style>
    <style:style style:name="P314" style:family="paragraph" style:parent-style-name="Text_20_body">
      <style:text-properties officeooo:rsid="2210eef5" officeooo:paragraph-rsid="480cf84d"/>
    </style:style>
    <style:style style:name="P315" style:family="paragraph" style:parent-style-name="Text_20_body">
      <style:text-properties officeooo:paragraph-rsid="47e834f5"/>
    </style:style>
    <style:style style:name="P316" style:family="paragraph" style:parent-style-name="Text_20_body">
      <style:text-properties officeooo:paragraph-rsid="47efae55"/>
    </style:style>
    <style:style style:name="P317" style:family="paragraph" style:parent-style-name="Text_20_body">
      <style:text-properties officeooo:paragraph-rsid="47f40faf"/>
    </style:style>
    <style:style style:name="P318" style:family="paragraph" style:parent-style-name="Text_20_body">
      <style:text-properties officeooo:rsid="4740573f" officeooo:paragraph-rsid="47ffeac6"/>
    </style:style>
    <style:style style:name="P319" style:family="paragraph" style:parent-style-name="Text_20_body">
      <style:text-properties officeooo:rsid="4740573f" officeooo:paragraph-rsid="480d9e8d"/>
    </style:style>
    <style:style style:name="P320" style:family="paragraph" style:parent-style-name="Text_20_body">
      <style:text-properties officeooo:rsid="4740573f" officeooo:paragraph-rsid="483641ab"/>
    </style:style>
    <style:style style:name="P321" style:family="paragraph" style:parent-style-name="Text_20_body">
      <style:text-properties officeooo:rsid="4740573f" officeooo:paragraph-rsid="49a7c19a"/>
    </style:style>
    <style:style style:name="P322" style:family="paragraph" style:parent-style-name="Text_20_body">
      <style:text-properties officeooo:rsid="4740573f" officeooo:paragraph-rsid="4740573f"/>
    </style:style>
    <style:style style:name="P323" style:family="paragraph" style:parent-style-name="Text_20_body">
      <style:text-properties officeooo:paragraph-rsid="47ffeac6"/>
    </style:style>
    <style:style style:name="P324" style:family="paragraph" style:parent-style-name="Text_20_body">
      <style:text-properties officeooo:rsid="439fea57" officeooo:paragraph-rsid="439fea57"/>
    </style:style>
    <style:style style:name="P325" style:family="paragraph" style:parent-style-name="Text_20_body">
      <style:text-properties officeooo:rsid="439fea57" officeooo:paragraph-rsid="4801a79b"/>
    </style:style>
    <style:style style:name="P326" style:family="paragraph" style:parent-style-name="Text_20_body">
      <style:text-properties officeooo:rsid="4801a79b" officeooo:paragraph-rsid="4801a79b"/>
    </style:style>
    <style:style style:name="P327" style:family="paragraph" style:parent-style-name="Text_20_body">
      <style:text-properties officeooo:rsid="2205de60" officeooo:paragraph-rsid="4803a998"/>
    </style:style>
    <style:style style:name="P328" style:family="paragraph" style:parent-style-name="Text_20_body">
      <style:text-properties officeooo:rsid="28a81e80" officeooo:paragraph-rsid="4803a998"/>
    </style:style>
    <style:style style:name="P329" style:family="paragraph" style:parent-style-name="Text_20_body">
      <style:text-properties officeooo:paragraph-rsid="4803a998"/>
    </style:style>
    <style:style style:name="P330" style:family="paragraph" style:parent-style-name="Text_20_body">
      <style:text-properties officeooo:rsid="21d1cb1f" officeooo:paragraph-rsid="48098f51"/>
    </style:style>
    <style:style style:name="P331" style:family="paragraph" style:parent-style-name="Text_20_body">
      <style:text-properties officeooo:rsid="3c72db6d" officeooo:paragraph-rsid="480b818c"/>
    </style:style>
    <style:style style:name="P332" style:family="paragraph" style:parent-style-name="Text_20_body">
      <style:text-properties officeooo:rsid="3c73f0ac" officeooo:paragraph-rsid="480b818c"/>
    </style:style>
    <style:style style:name="P333" style:family="paragraph" style:parent-style-name="Text_20_body">
      <style:text-properties officeooo:paragraph-rsid="481bc41b"/>
    </style:style>
    <style:style style:name="P334" style:family="paragraph" style:parent-style-name="Text_20_body">
      <style:text-properties officeooo:paragraph-rsid="48222920"/>
    </style:style>
    <style:style style:name="P335" style:family="paragraph" style:parent-style-name="Text_20_body">
      <style:text-properties officeooo:rsid="0d7d4d88" officeooo:paragraph-rsid="483f8aec"/>
    </style:style>
    <style:style style:name="P336" style:family="paragraph" style:parent-style-name="Text_20_body">
      <style:text-properties officeooo:paragraph-rsid="483f8aec"/>
    </style:style>
    <style:style style:name="P337" style:family="paragraph" style:parent-style-name="Text_20_body">
      <style:text-properties officeooo:rsid="4807d460" officeooo:paragraph-rsid="4845572b"/>
    </style:style>
    <style:style style:name="P338" style:family="paragraph" style:parent-style-name="Text_20_body">
      <style:text-properties officeooo:rsid="145ed598" officeooo:paragraph-rsid="484dc757"/>
    </style:style>
    <style:style style:name="P339" style:family="paragraph" style:parent-style-name="Text_20_body">
      <style:text-properties officeooo:rsid="458f724a" officeooo:paragraph-rsid="458f724a"/>
    </style:style>
    <style:style style:name="P340" style:family="paragraph" style:parent-style-name="Text_20_body">
      <style:text-properties officeooo:rsid="485df315" officeooo:paragraph-rsid="486df238"/>
    </style:style>
    <style:style style:name="P341" style:family="paragraph" style:parent-style-name="Text_20_body">
      <style:text-properties officeooo:rsid="485f2f8d" officeooo:paragraph-rsid="486df238"/>
    </style:style>
    <style:style style:name="P342" style:family="paragraph" style:parent-style-name="Text_20_body">
      <style:text-properties officeooo:paragraph-rsid="4870ab26"/>
    </style:style>
    <style:style style:name="P343" style:family="paragraph" style:parent-style-name="Text_20_body">
      <style:text-properties officeooo:paragraph-rsid="487274ee"/>
    </style:style>
    <style:style style:name="P344" style:family="paragraph" style:parent-style-name="Text_20_body">
      <style:text-properties officeooo:paragraph-rsid="4876d85d"/>
    </style:style>
    <style:style style:name="P345" style:family="paragraph" style:parent-style-name="Text_20_body">
      <style:text-properties officeooo:paragraph-rsid="4877df0e"/>
    </style:style>
    <style:style style:name="P346" style:family="paragraph" style:parent-style-name="Text_20_body">
      <style:text-properties officeooo:paragraph-rsid="48819598"/>
    </style:style>
    <style:style style:name="P347" style:family="paragraph" style:parent-style-name="Text_20_body">
      <style:text-properties officeooo:paragraph-rsid="4886a65a"/>
    </style:style>
    <style:style style:name="P348" style:family="paragraph" style:parent-style-name="Text_20_body">
      <style:text-properties officeooo:paragraph-rsid="4890a0fd"/>
    </style:style>
    <style:style style:name="P349" style:family="paragraph" style:parent-style-name="Text_20_body">
      <style:text-properties officeooo:paragraph-rsid="48e51d17"/>
    </style:style>
    <style:style style:name="P350" style:family="paragraph" style:parent-style-name="Text_20_body">
      <style:text-properties officeooo:paragraph-rsid="48b3847a"/>
    </style:style>
    <style:style style:name="P351" style:family="paragraph" style:parent-style-name="Text_20_body">
      <style:text-properties officeooo:rsid="48b4ddaa" officeooo:paragraph-rsid="48b4ddaa"/>
    </style:style>
    <style:style style:name="P352" style:family="paragraph" style:parent-style-name="Text_20_body">
      <style:text-properties officeooo:paragraph-rsid="48bef0e3"/>
    </style:style>
    <style:style style:name="P353" style:family="paragraph" style:parent-style-name="Text_20_body">
      <style:text-properties officeooo:rsid="16077e11" officeooo:paragraph-rsid="48bef0e3"/>
    </style:style>
    <style:style style:name="P354" style:family="paragraph" style:parent-style-name="Text_20_body">
      <style:text-properties officeooo:rsid="16077e11" officeooo:paragraph-rsid="48c0a7d5"/>
    </style:style>
    <style:style style:name="P355" style:family="paragraph" style:parent-style-name="Text_20_body">
      <style:text-properties officeooo:rsid="16077e11" officeooo:paragraph-rsid="48c2129c"/>
    </style:style>
    <style:style style:name="P356" style:family="paragraph" style:parent-style-name="Text_20_body">
      <style:text-properties officeooo:rsid="16077e11" officeooo:paragraph-rsid="4a5dbdfb"/>
    </style:style>
    <style:style style:name="P357" style:family="paragraph" style:parent-style-name="Text_20_body">
      <style:text-properties officeooo:rsid="16077e11" officeooo:paragraph-rsid="4a60926f"/>
    </style:style>
    <style:style style:name="P358" style:family="paragraph" style:parent-style-name="Text_20_body">
      <style:text-properties officeooo:rsid="16077e11" officeooo:paragraph-rsid="4a63a219"/>
    </style:style>
    <style:style style:name="P359" style:family="paragraph" style:parent-style-name="Text_20_body">
      <style:text-properties officeooo:paragraph-rsid="48c2129c"/>
    </style:style>
    <style:style style:name="P360" style:family="paragraph" style:parent-style-name="Text_20_body">
      <style:text-properties officeooo:rsid="474ce652" officeooo:paragraph-rsid="48c2129c"/>
    </style:style>
    <style:style style:name="P361" style:family="paragraph" style:parent-style-name="Text_20_body">
      <style:text-properties officeooo:rsid="474ce652" officeooo:paragraph-rsid="49cdec60"/>
    </style:style>
    <style:style style:name="P362" style:family="paragraph" style:parent-style-name="Text_20_body">
      <style:text-properties officeooo:rsid="474ce652" officeooo:paragraph-rsid="49e283dc"/>
    </style:style>
    <style:style style:name="P363" style:family="paragraph" style:parent-style-name="Text_20_body">
      <style:text-properties officeooo:rsid="474ce652" officeooo:paragraph-rsid="49fc881e"/>
    </style:style>
    <style:style style:name="P364" style:family="paragraph" style:parent-style-name="Text_20_body">
      <style:text-properties officeooo:rsid="16411921" officeooo:paragraph-rsid="48c2129c"/>
    </style:style>
    <style:style style:name="P365" style:family="paragraph" style:parent-style-name="Text_20_body">
      <style:text-properties officeooo:paragraph-rsid="48d7e323"/>
    </style:style>
    <style:style style:name="P366" style:family="paragraph" style:parent-style-name="Text_20_body">
      <style:text-properties officeooo:paragraph-rsid="477e2ab2"/>
    </style:style>
    <style:style style:name="P367" style:family="paragraph" style:parent-style-name="Text_20_body">
      <style:text-properties officeooo:paragraph-rsid="48dd2196"/>
    </style:style>
    <style:style style:name="P368" style:family="paragraph" style:parent-style-name="Text_20_body">
      <style:text-properties officeooo:paragraph-rsid="48de9c87"/>
    </style:style>
    <style:style style:name="P369" style:family="paragraph" style:parent-style-name="Text_20_body">
      <style:text-properties officeooo:rsid="228327ad" officeooo:paragraph-rsid="48de9c87"/>
    </style:style>
    <style:style style:name="P370" style:family="paragraph" style:parent-style-name="Text_20_body">
      <style:text-properties officeooo:paragraph-rsid="48e4dc87"/>
    </style:style>
    <style:style style:name="P371" style:family="paragraph" style:parent-style-name="Text_20_body">
      <style:text-properties officeooo:rsid="48e6f3be" officeooo:paragraph-rsid="48e6f3be"/>
    </style:style>
    <style:style style:name="P372" style:family="paragraph" style:parent-style-name="Text_20_body">
      <style:text-properties officeooo:rsid="4255160c" officeooo:paragraph-rsid="48edb808"/>
    </style:style>
    <style:style style:name="P373" style:family="paragraph" style:parent-style-name="Text_20_body">
      <style:text-properties officeooo:rsid="48eebff5" officeooo:paragraph-rsid="48eebff5"/>
    </style:style>
    <style:style style:name="P374" style:family="paragraph" style:parent-style-name="Text_20_body">
      <style:text-properties officeooo:rsid="0d729a0b" officeooo:paragraph-rsid="48efb68c"/>
    </style:style>
    <style:style style:name="P375" style:family="paragraph" style:parent-style-name="Text_20_body">
      <style:text-properties officeooo:rsid="48efb68c" officeooo:paragraph-rsid="48efb68c"/>
    </style:style>
    <style:style style:name="P376" style:family="paragraph" style:parent-style-name="Text_20_body">
      <style:text-properties officeooo:paragraph-rsid="48faa6b8"/>
    </style:style>
    <style:style style:name="P377" style:family="paragraph" style:parent-style-name="Text_20_body">
      <style:text-properties officeooo:rsid="48e73877" officeooo:paragraph-rsid="49151568"/>
    </style:style>
    <style:style style:name="P378" style:family="paragraph" style:parent-style-name="Text_20_body">
      <style:text-properties officeooo:rsid="42565ba9" officeooo:paragraph-rsid="49151568"/>
    </style:style>
    <style:style style:name="P379" style:family="paragraph" style:parent-style-name="Text_20_body">
      <style:text-properties officeooo:paragraph-rsid="49151568"/>
    </style:style>
    <style:style style:name="P380" style:family="paragraph" style:parent-style-name="Text_20_body">
      <style:text-properties officeooo:rsid="424e34ba" officeooo:paragraph-rsid="4a261807"/>
    </style:style>
    <style:style style:name="P381" style:family="paragraph" style:parent-style-name="Text_20_body">
      <style:text-properties officeooo:rsid="424f23a1" officeooo:paragraph-rsid="4a261807"/>
    </style:style>
    <style:style style:name="P382" style:family="paragraph" style:parent-style-name="Text_20_body">
      <style:text-properties officeooo:paragraph-rsid="491b0ae5"/>
    </style:style>
    <style:style style:name="P383" style:family="paragraph" style:parent-style-name="Text_20_body">
      <style:text-properties officeooo:rsid="491c545f" officeooo:paragraph-rsid="491c545f"/>
    </style:style>
    <style:style style:name="P384" style:family="paragraph" style:parent-style-name="Text_20_body">
      <style:text-properties officeooo:paragraph-rsid="491ded98"/>
    </style:style>
    <style:style style:name="P385" style:family="paragraph" style:parent-style-name="Text_20_body">
      <style:text-properties officeooo:rsid="0d8cc553" officeooo:paragraph-rsid="49299a2d"/>
    </style:style>
    <style:style style:name="P386" style:family="paragraph" style:parent-style-name="Text_20_body">
      <style:text-properties officeooo:paragraph-rsid="4927c84b"/>
    </style:style>
    <style:style style:name="P387" style:family="paragraph" style:parent-style-name="Text_20_body">
      <style:text-properties officeooo:paragraph-rsid="492cfce1"/>
    </style:style>
    <style:style style:name="P388" style:family="paragraph" style:parent-style-name="Text_20_body">
      <style:text-properties officeooo:rsid="0d9611f4" officeooo:paragraph-rsid="4934b6fd"/>
    </style:style>
    <style:style style:name="P389" style:family="paragraph" style:parent-style-name="Text_20_body">
      <style:text-properties officeooo:paragraph-rsid="493ecc26"/>
    </style:style>
    <style:style style:name="P390" style:family="paragraph" style:parent-style-name="Text_20_body">
      <style:text-properties officeooo:paragraph-rsid="4941f920"/>
    </style:style>
    <style:style style:name="P391" style:family="paragraph" style:parent-style-name="Text_20_body">
      <style:text-properties officeooo:rsid="49421214" officeooo:paragraph-rsid="49421214"/>
    </style:style>
    <style:style style:name="P392" style:family="paragraph" style:parent-style-name="Text_20_body">
      <style:text-properties officeooo:paragraph-rsid="484ea49a"/>
    </style:style>
    <style:style style:name="P393" style:family="paragraph" style:parent-style-name="Text_20_body">
      <style:text-properties officeooo:paragraph-rsid="49457a26"/>
    </style:style>
    <style:style style:name="P394" style:family="paragraph" style:parent-style-name="Text_20_body">
      <style:text-properties officeooo:paragraph-rsid="4946e5f6"/>
    </style:style>
    <style:style style:name="P395" style:family="paragraph" style:parent-style-name="Text_20_body">
      <style:text-properties officeooo:rsid="41f63ec3" officeooo:paragraph-rsid="49499bf6"/>
    </style:style>
    <style:style style:name="P396" style:family="paragraph" style:parent-style-name="Text_20_body">
      <style:text-properties officeooo:rsid="494b5ee8" officeooo:paragraph-rsid="494fe42b"/>
    </style:style>
    <style:style style:name="P397" style:family="paragraph" style:parent-style-name="Text_20_body">
      <style:text-properties officeooo:rsid="495179f4" officeooo:paragraph-rsid="495179f4"/>
    </style:style>
    <style:style style:name="P398" style:family="paragraph" style:parent-style-name="Text_20_body">
      <style:text-properties officeooo:rsid="49571391" officeooo:paragraph-rsid="49571391"/>
    </style:style>
    <style:style style:name="P399" style:family="paragraph" style:parent-style-name="Text_20_body">
      <style:text-properties officeooo:rsid="4958c207" officeooo:paragraph-rsid="4958c207"/>
    </style:style>
    <style:style style:name="P400" style:family="paragraph" style:parent-style-name="Text_20_body">
      <style:text-properties officeooo:rsid="495ab288" officeooo:paragraph-rsid="495ab288"/>
    </style:style>
    <style:style style:name="P401" style:family="paragraph" style:parent-style-name="Text_20_body">
      <style:text-properties officeooo:paragraph-rsid="495ab288"/>
    </style:style>
    <style:style style:name="P402" style:family="paragraph" style:parent-style-name="Text_20_body">
      <style:text-properties officeooo:rsid="495c916b" officeooo:paragraph-rsid="495c916b"/>
    </style:style>
    <style:style style:name="P403" style:family="paragraph" style:parent-style-name="Text_20_body">
      <style:text-properties officeooo:paragraph-rsid="49617508"/>
    </style:style>
    <style:style style:name="P404" style:family="paragraph" style:parent-style-name="Text_20_body">
      <style:text-properties officeooo:paragraph-rsid="4962f8e0"/>
    </style:style>
    <style:style style:name="P405" style:family="paragraph" style:parent-style-name="Text_20_body">
      <style:text-properties officeooo:rsid="496d0312" officeooo:paragraph-rsid="496d0312"/>
    </style:style>
    <style:style style:name="P406" style:family="paragraph" style:parent-style-name="Text_20_body">
      <style:text-properties officeooo:paragraph-rsid="4994570c"/>
    </style:style>
    <style:style style:name="P407" style:family="paragraph" style:parent-style-name="Text_20_body">
      <style:text-properties officeooo:rsid="497adc8f" officeooo:paragraph-rsid="497adc8f"/>
    </style:style>
    <style:style style:name="P408" style:family="paragraph" style:parent-style-name="Text_20_body">
      <style:text-properties officeooo:rsid="497d28c4" officeooo:paragraph-rsid="497d28c4"/>
    </style:style>
    <style:style style:name="P409" style:family="paragraph" style:parent-style-name="Text_20_body">
      <style:text-properties officeooo:rsid="49806a19" officeooo:paragraph-rsid="49806a19"/>
    </style:style>
    <style:style style:name="P410" style:family="paragraph" style:parent-style-name="Text_20_body">
      <style:text-properties officeooo:paragraph-rsid="49806a19"/>
    </style:style>
    <style:style style:name="P411" style:family="paragraph" style:parent-style-name="Text_20_body">
      <style:text-properties officeooo:paragraph-rsid="49890ae7"/>
    </style:style>
    <style:style style:name="P412" style:family="paragraph" style:parent-style-name="Text_20_body">
      <style:text-properties officeooo:rsid="4993e21b" officeooo:paragraph-rsid="4993fbf9"/>
    </style:style>
    <style:style style:name="P413" style:family="paragraph" style:parent-style-name="Text_20_body">
      <style:text-properties officeooo:rsid="4994d8f0" officeooo:paragraph-rsid="4994d8f0"/>
    </style:style>
    <style:style style:name="P414" style:family="paragraph" style:parent-style-name="Text_20_body">
      <style:text-properties officeooo:rsid="49992c85" officeooo:paragraph-rsid="49992c85"/>
    </style:style>
    <style:style style:name="P415" style:family="paragraph" style:parent-style-name="Text_20_body">
      <style:text-properties officeooo:paragraph-rsid="49aa3132"/>
    </style:style>
    <style:style style:name="P416" style:family="paragraph" style:parent-style-name="Text_20_body">
      <style:text-properties officeooo:paragraph-rsid="49af0872"/>
    </style:style>
    <style:style style:name="P417" style:family="paragraph" style:parent-style-name="Text_20_body">
      <style:text-properties officeooo:paragraph-rsid="49b8ce79"/>
    </style:style>
    <style:style style:name="P418" style:family="paragraph" style:parent-style-name="Text_20_body">
      <style:text-properties officeooo:rsid="49b92b2e" officeooo:paragraph-rsid="49b92b2e"/>
    </style:style>
    <style:style style:name="P419" style:family="paragraph" style:parent-style-name="Text_20_body">
      <style:text-properties officeooo:paragraph-rsid="49c9a211"/>
    </style:style>
    <style:style style:name="P420" style:family="paragraph" style:parent-style-name="Text_20_body">
      <style:text-properties officeooo:paragraph-rsid="49c9bc3e"/>
    </style:style>
    <style:style style:name="P421" style:family="paragraph" style:parent-style-name="Text_20_body">
      <style:text-properties officeooo:rsid="49c9bc3e" officeooo:paragraph-rsid="49c9bc3e"/>
    </style:style>
    <style:style style:name="P422" style:family="paragraph" style:parent-style-name="Text_20_body">
      <style:text-properties officeooo:paragraph-rsid="49ce7ece"/>
    </style:style>
    <style:style style:name="P423" style:family="paragraph" style:parent-style-name="Text_20_body">
      <style:text-properties officeooo:paragraph-rsid="49d6813b"/>
    </style:style>
    <style:style style:name="P424" style:family="paragraph" style:parent-style-name="Text_20_body">
      <style:text-properties officeooo:rsid="49d6813b" officeooo:paragraph-rsid="49d6813b"/>
    </style:style>
    <style:style style:name="P425" style:family="paragraph" style:parent-style-name="Text_20_body">
      <style:text-properties officeooo:rsid="49d75c02" officeooo:paragraph-rsid="49d75c02"/>
    </style:style>
    <style:style style:name="P426" style:family="paragraph" style:parent-style-name="Text_20_body">
      <style:text-properties officeooo:paragraph-rsid="49dbbea2"/>
    </style:style>
    <style:style style:name="P427" style:family="paragraph" style:parent-style-name="Text_20_body">
      <style:text-properties officeooo:rsid="49e283dc" officeooo:paragraph-rsid="49e283dc"/>
    </style:style>
    <style:style style:name="P428" style:family="paragraph" style:parent-style-name="Text_20_body">
      <style:text-properties officeooo:rsid="49e9e44b" officeooo:paragraph-rsid="49e9e44b"/>
    </style:style>
    <style:style style:name="P429" style:family="paragraph" style:parent-style-name="Text_20_body">
      <style:text-properties officeooo:paragraph-rsid="49e9e44b"/>
    </style:style>
    <style:style style:name="P430" style:family="paragraph" style:parent-style-name="Text_20_body">
      <style:text-properties officeooo:rsid="49edc457" officeooo:paragraph-rsid="49edc457"/>
    </style:style>
    <style:style style:name="P431" style:family="paragraph" style:parent-style-name="Text_20_body">
      <style:text-properties officeooo:rsid="49edc457" officeooo:paragraph-rsid="4aa47713"/>
    </style:style>
    <style:style style:name="P432" style:family="paragraph" style:parent-style-name="Text_20_body">
      <style:text-properties officeooo:paragraph-rsid="49edc457"/>
    </style:style>
    <style:style style:name="P433" style:family="paragraph" style:parent-style-name="Text_20_body">
      <style:text-properties officeooo:rsid="49f5732a" officeooo:paragraph-rsid="49fbb915"/>
    </style:style>
    <style:style style:name="P434" style:family="paragraph" style:parent-style-name="Text_20_body">
      <style:text-properties officeooo:paragraph-rsid="49fbb915"/>
    </style:style>
    <style:style style:name="P435" style:family="paragraph" style:parent-style-name="Text_20_body">
      <style:text-properties officeooo:rsid="49dbbea2" officeooo:paragraph-rsid="49dbbea2"/>
    </style:style>
    <style:style style:name="P436" style:family="paragraph" style:parent-style-name="Text_20_body">
      <style:text-properties officeooo:rsid="4a05ae3f" officeooo:paragraph-rsid="4a0ab45a"/>
    </style:style>
    <style:style style:name="P437" style:family="paragraph" style:parent-style-name="Text_20_body">
      <style:text-properties officeooo:paragraph-rsid="4a0f684f"/>
    </style:style>
    <style:style style:name="P438" style:family="paragraph" style:parent-style-name="Text_20_body">
      <style:text-properties officeooo:rsid="4a13f34f" officeooo:paragraph-rsid="4a13f34f"/>
    </style:style>
    <style:style style:name="P439" style:family="paragraph" style:parent-style-name="Text_20_body">
      <style:text-properties officeooo:paragraph-rsid="4a1727da"/>
    </style:style>
    <style:style style:name="P440" style:family="paragraph" style:parent-style-name="Text_20_body">
      <style:text-properties officeooo:rsid="4a1a51ac" officeooo:paragraph-rsid="4a1c401a"/>
    </style:style>
    <style:style style:name="P441" style:family="paragraph" style:parent-style-name="Text_20_body">
      <style:text-properties officeooo:paragraph-rsid="4a2510ff"/>
    </style:style>
    <style:style style:name="P442" style:family="paragraph" style:parent-style-name="Text_20_body">
      <style:text-properties officeooo:rsid="471bddda" officeooo:paragraph-rsid="471bddda"/>
    </style:style>
    <style:style style:name="P443" style:family="paragraph" style:parent-style-name="Text_20_body">
      <style:text-properties officeooo:paragraph-rsid="4a523634"/>
    </style:style>
    <style:style style:name="P444" style:family="paragraph" style:parent-style-name="Text_20_body">
      <style:text-properties officeooo:rsid="413b5111" officeooo:paragraph-rsid="4a56a853"/>
    </style:style>
    <style:style style:name="P445" style:family="paragraph" style:parent-style-name="Text_20_body">
      <style:text-properties officeooo:paragraph-rsid="4a5cbb2d"/>
    </style:style>
    <style:style style:name="P446" style:family="paragraph" style:parent-style-name="Text_20_body">
      <style:text-properties officeooo:paragraph-rsid="4a60926f"/>
    </style:style>
    <style:style style:name="P447" style:family="paragraph" style:parent-style-name="Text_20_body">
      <style:text-properties officeooo:paragraph-rsid="4a61a6b4"/>
    </style:style>
    <style:style style:name="P448" style:family="paragraph" style:parent-style-name="Text_20_body">
      <style:text-properties officeooo:paragraph-rsid="4a67efe2"/>
    </style:style>
    <style:style style:name="P449" style:family="paragraph" style:parent-style-name="Text_20_body">
      <style:text-properties officeooo:paragraph-rsid="4a69bce8"/>
    </style:style>
    <style:style style:name="P450" style:family="paragraph" style:parent-style-name="Text_20_body">
      <style:text-properties officeooo:paragraph-rsid="4a755c70"/>
    </style:style>
    <style:style style:name="P451" style:family="paragraph" style:parent-style-name="Text_20_body">
      <style:text-properties officeooo:paragraph-rsid="4a76a065"/>
    </style:style>
    <style:style style:name="P452" style:family="paragraph" style:parent-style-name="Text_20_body">
      <style:text-properties officeooo:rsid="48470b61" officeooo:paragraph-rsid="48470b61"/>
    </style:style>
    <style:style style:name="P453" style:family="paragraph" style:parent-style-name="Text_20_body">
      <style:text-properties officeooo:rsid="4a7e32d5" officeooo:paragraph-rsid="4a7e32d5"/>
    </style:style>
    <style:style style:name="P454" style:family="paragraph" style:parent-style-name="Text_20_body">
      <style:text-properties officeooo:paragraph-rsid="4a7ffa9e"/>
    </style:style>
    <style:style style:name="P455" style:family="paragraph" style:parent-style-name="Text_20_body">
      <style:text-properties officeooo:paragraph-rsid="4a85d600"/>
    </style:style>
    <style:style style:name="P456" style:family="paragraph" style:parent-style-name="Text_20_body">
      <style:text-properties officeooo:paragraph-rsid="49c4b366"/>
    </style:style>
    <style:style style:name="P457" style:family="paragraph" style:parent-style-name="Text_20_body">
      <style:text-properties officeooo:paragraph-rsid="4aaaea44"/>
    </style:style>
    <style:style style:name="P458" style:family="paragraph" style:parent-style-name="Text_20_body">
      <style:text-properties officeooo:paragraph-rsid="4a5f3f1e"/>
    </style:style>
    <style:style style:name="P459" style:family="paragraph" style:parent-style-name="Text_20_body">
      <style:text-properties officeooo:paragraph-rsid="47cc9499"/>
    </style:style>
    <style:style style:name="P460" style:family="paragraph" style:parent-style-name="Text_20_body">
      <style:text-properties officeooo:paragraph-rsid="49fc881e"/>
    </style:style>
    <style:style style:name="P461" style:family="paragraph" style:parent-style-name="Text_20_body">
      <style:text-properties officeooo:paragraph-rsid="4a454a43"/>
    </style:style>
    <style:style style:name="P462" style:family="paragraph" style:parent-style-name="Text_20_body">
      <style:text-properties officeooo:paragraph-rsid="493aaa86"/>
    </style:style>
    <style:style style:name="P463" style:family="paragraph" style:parent-style-name="Text_20_body">
      <style:text-properties officeooo:paragraph-rsid="4ac84563"/>
    </style:style>
    <style:style style:name="P464" style:family="paragraph" style:parent-style-name="Text_20_body">
      <style:text-properties officeooo:rsid="416a2465" officeooo:paragraph-rsid="4ad0ffd0"/>
    </style:style>
    <style:style style:name="P465" style:family="paragraph" style:parent-style-name="Text_20_body">
      <style:text-properties officeooo:rsid="41bdb093" officeooo:paragraph-rsid="4ad0ffd0"/>
    </style:style>
    <style:style style:name="P466" style:family="paragraph" style:parent-style-name="Text_20_body">
      <style:text-properties officeooo:paragraph-rsid="4ad0ffd0"/>
    </style:style>
    <style:style style:name="P467" style:family="paragraph" style:parent-style-name="Text_20_body">
      <style:text-properties officeooo:paragraph-rsid="4ae11330"/>
    </style:style>
    <style:style style:name="P468" style:family="paragraph" style:parent-style-name="Text_20_body">
      <style:text-properties officeooo:paragraph-rsid="4ae3e69b"/>
    </style:style>
    <style:style style:name="P469" style:family="paragraph" style:parent-style-name="Text_20_body">
      <style:text-properties officeooo:paragraph-rsid="4af0691d"/>
    </style:style>
    <style:style style:name="P470" style:family="paragraph" style:parent-style-name="Text_20_body">
      <style:text-properties officeooo:paragraph-rsid="4af97e79"/>
    </style:style>
    <style:style style:name="P471" style:family="paragraph" style:parent-style-name="Text_20_body">
      <style:text-properties officeooo:paragraph-rsid="4afa1caa"/>
    </style:style>
    <style:style style:name="P472" style:family="paragraph" style:parent-style-name="Text_20_body">
      <style:text-properties officeooo:rsid="49d85d9f" officeooo:paragraph-rsid="49d85d9f"/>
    </style:style>
    <style:style style:name="P473" style:family="paragraph" style:parent-style-name="Text_20_body">
      <style:text-properties officeooo:rsid="4afc18c5" officeooo:paragraph-rsid="4afc18c5"/>
    </style:style>
    <style:style style:name="P474" style:family="paragraph" style:parent-style-name="Text_20_body">
      <style:text-properties officeooo:paragraph-rsid="4afce4be"/>
    </style:style>
    <style:style style:name="P475" style:family="paragraph" style:parent-style-name="Text_20_body">
      <style:text-properties officeooo:paragraph-rsid="4aff1e1c"/>
    </style:style>
    <style:style style:name="P476" style:family="paragraph" style:parent-style-name="Text_20_body">
      <style:text-properties officeooo:paragraph-rsid="4b0d17ba"/>
    </style:style>
    <style:style style:name="P477" style:family="paragraph" style:parent-style-name="Text_20_body">
      <style:text-properties officeooo:paragraph-rsid="490c0d92"/>
    </style:style>
    <style:style style:name="P478" style:family="paragraph" style:parent-style-name="Standard">
      <style:paragraph-properties fo:text-align="center" style:justify-single-word="false"/>
      <style:text-properties officeooo:rsid="057aae1d" officeooo:paragraph-rsid="410d52db"/>
    </style:style>
    <style:style style:name="P47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8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8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5" style:family="paragraph" style:parent-style-name="Example_20_Header">
      <style:text-properties officeooo:paragraph-rsid="0ce95318"/>
    </style:style>
    <style:style style:name="P486" style:family="paragraph" style:parent-style-name="Example_20_Header">
      <style:text-properties officeooo:paragraph-rsid="433d945d"/>
    </style:style>
    <style:style style:name="P487" style:family="paragraph" style:parent-style-name="Example_20_Header">
      <style:text-properties officeooo:paragraph-rsid="43ef2b2e"/>
    </style:style>
    <style:style style:name="P488" style:family="paragraph" style:parent-style-name="Example_20_Header">
      <style:text-properties officeooo:paragraph-rsid="48b4ddaa"/>
    </style:style>
    <style:style style:name="P489" style:family="paragraph" style:parent-style-name="Example_20_Header">
      <style:text-properties officeooo:rsid="48b4ddaa" officeooo:paragraph-rsid="48b4ddaa"/>
    </style:style>
    <style:style style:name="P490" style:family="paragraph" style:parent-style-name="Example">
      <style:text-properties officeooo:rsid="41d63554" officeooo:paragraph-rsid="42bd1504"/>
    </style:style>
    <style:style style:name="P491" style:family="paragraph" style:parent-style-name="Example">
      <style:text-properties officeooo:paragraph-rsid="42bcc34a"/>
    </style:style>
    <style:style style:name="P49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5" style:family="paragraph" style:parent-style-name="Example">
      <style:text-properties officeooo:paragraph-rsid="42bd1504"/>
    </style:style>
    <style:style style:name="P496" style:family="paragraph" style:parent-style-name="Example">
      <style:text-properties officeooo:paragraph-rsid="43ee936d"/>
    </style:style>
    <style:style style:name="P497" style:family="paragraph" style:parent-style-name="Example">
      <style:text-properties officeooo:paragraph-rsid="43ef2b2e"/>
    </style:style>
    <style:style style:name="P498" style:family="paragraph" style:parent-style-name="Example">
      <style:text-properties officeooo:rsid="2b51d712" officeooo:paragraph-rsid="4424b05c"/>
    </style:style>
    <style:style style:name="P499" style:family="paragraph" style:parent-style-name="Example">
      <style:text-properties officeooo:rsid="442a52c1" officeooo:paragraph-rsid="442a52c1"/>
    </style:style>
    <style:style style:name="P500" style:family="paragraph" style:parent-style-name="Example">
      <style:text-properties officeooo:paragraph-rsid="442a52c1"/>
    </style:style>
    <style:style style:name="P501" style:family="paragraph" style:parent-style-name="Example">
      <style:text-properties fo:font-size="8.5pt" style:font-size-asian="8.5pt" style:font-size-complex="8.5pt"/>
    </style:style>
    <style:style style:name="P502" style:family="paragraph" style:parent-style-name="Example">
      <style:text-properties fo:font-size="8.5pt" officeooo:paragraph-rsid="4ad0ffd0" style:font-size-asian="8.5pt" style:font-size-complex="8.5pt"/>
    </style:style>
    <style:style style:name="P503" style:family="paragraph" style:parent-style-name="Example">
      <style:text-properties officeooo:paragraph-rsid="48da7260"/>
    </style:style>
    <style:style style:name="P504" style:family="paragraph" style:parent-style-name="Contents_20_2">
      <style:paragraph-properties>
        <style:tab-stops>
          <style:tab-stop style:position="10.797cm" style:type="right" style:leader-style="dotted" style:leader-text="."/>
        </style:tab-stops>
      </style:paragraph-properties>
    </style:style>
    <style:style style:name="P505" style:family="paragraph" style:parent-style-name="Contents_20_3">
      <style:paragraph-properties>
        <style:tab-stops>
          <style:tab-stop style:position="10.797cm" style:type="right" style:leader-style="dotted" style:leader-text="."/>
        </style:tab-stops>
      </style:paragraph-properties>
    </style:style>
    <style:style style:name="P506" style:family="paragraph" style:parent-style-name="Contents_20_4">
      <style:paragraph-properties>
        <style:tab-stops>
          <style:tab-stop style:position="10.797cm" style:type="right" style:leader-style="dotted" style:leader-text="."/>
        </style:tab-stops>
      </style:paragraph-properties>
    </style:style>
    <style:style style:name="P507" style:family="paragraph" style:parent-style-name="Example" style:list-style-name="L29">
      <style:text-properties officeooo:paragraph-rsid="42792e5a"/>
    </style:style>
    <style:style style:name="P508" style:family="paragraph" style:parent-style-name="Heading_20_2">
      <style:text-properties officeooo:paragraph-rsid="41171571"/>
    </style:style>
    <style:style style:name="P509" style:family="paragraph" style:parent-style-name="Heading_20_2">
      <style:text-properties officeooo:paragraph-rsid="4139bb92"/>
    </style:style>
    <style:style style:name="P510" style:family="paragraph" style:parent-style-name="Heading_20_2">
      <style:text-properties officeooo:paragraph-rsid="443dbe76"/>
    </style:style>
    <style:style style:name="P511" style:family="paragraph" style:parent-style-name="Heading_20_2">
      <style:text-properties officeooo:paragraph-rsid="42792e5a"/>
    </style:style>
    <style:style style:name="P512" style:family="paragraph" style:parent-style-name="Heading_20_2">
      <style:text-properties officeooo:rsid="2861b7f6" officeooo:paragraph-rsid="42792e5a"/>
    </style:style>
    <style:style style:name="P513" style:family="paragraph" style:parent-style-name="Heading_20_3">
      <style:text-properties officeooo:rsid="41c9826c" officeooo:paragraph-rsid="41c9826c"/>
    </style:style>
    <style:style style:name="P514" style:family="paragraph" style:parent-style-name="Heading_20_3">
      <style:text-properties officeooo:rsid="418248d7" officeooo:paragraph-rsid="41c9826c"/>
    </style:style>
    <style:style style:name="P515" style:family="paragraph" style:parent-style-name="Heading_20_3">
      <style:text-properties officeooo:rsid="428433a0" officeooo:paragraph-rsid="428433a0"/>
    </style:style>
    <style:style style:name="P516" style:family="paragraph" style:parent-style-name="Heading_20_3">
      <style:text-properties officeooo:rsid="4271ea4e" officeooo:paragraph-rsid="428433a0"/>
    </style:style>
    <style:style style:name="P517" style:family="paragraph" style:parent-style-name="Heading_20_3">
      <style:text-properties officeooo:paragraph-rsid="466dea72"/>
    </style:style>
    <style:style style:name="P518" style:family="paragraph" style:parent-style-name="Heading_20_3">
      <style:text-properties officeooo:paragraph-rsid="433d945d"/>
    </style:style>
    <style:style style:name="P519" style:family="paragraph" style:parent-style-name="Heading_20_3">
      <style:text-properties officeooo:rsid="48b2d83b" officeooo:paragraph-rsid="48b2d83b"/>
    </style:style>
    <style:style style:name="P520" style:family="paragraph" style:parent-style-name="Heading_20_3">
      <style:text-properties officeooo:rsid="4870ab26" officeooo:paragraph-rsid="4870ab26"/>
    </style:style>
    <style:style style:name="P521" style:family="paragraph" style:parent-style-name="Heading_20_3">
      <style:text-properties officeooo:paragraph-rsid="471634cb"/>
    </style:style>
    <style:style style:name="P522" style:family="paragraph" style:parent-style-name="Heading_20_3">
      <style:text-properties officeooo:paragraph-rsid="4271ea4e"/>
    </style:style>
    <style:style style:name="P523"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5" style:family="paragraph" style:parent-style-name="Heading_20_3">
      <style:text-properties officeooo:paragraph-rsid="42792e5a"/>
    </style:style>
    <style:style style:name="P526" style:family="paragraph" style:parent-style-name="Heading_20_4">
      <style:text-properties officeooo:rsid="4240ba68" officeooo:paragraph-rsid="425fcec7"/>
    </style:style>
    <style:style style:name="P527" style:family="paragraph" style:parent-style-name="Heading_20_4">
      <style:text-properties officeooo:rsid="423cd2f0" officeooo:paragraph-rsid="425fcec7"/>
    </style:style>
    <style:style style:name="P528" style:family="paragraph" style:parent-style-name="Heading_20_4">
      <style:text-properties officeooo:rsid="423b8e36" officeooo:paragraph-rsid="423b8e36"/>
    </style:style>
    <style:style style:name="P529" style:family="paragraph" style:parent-style-name="Heading_20_4">
      <style:text-properties officeooo:paragraph-rsid="41c9826c"/>
    </style:style>
    <style:style style:name="P530" style:family="paragraph" style:parent-style-name="Heading_20_4">
      <style:text-properties officeooo:rsid="418c5e1f" officeooo:paragraph-rsid="41c9826c"/>
    </style:style>
    <style:style style:name="P531" style:family="paragraph" style:parent-style-name="Heading_20_4">
      <style:text-properties officeooo:rsid="4119da5a" officeooo:paragraph-rsid="426417ba"/>
    </style:style>
    <style:style style:name="P532" style:family="paragraph" style:parent-style-name="Heading_20_4">
      <style:text-properties officeooo:rsid="42645b8b" officeooo:paragraph-rsid="41c9826c"/>
    </style:style>
    <style:style style:name="P533" style:family="paragraph" style:parent-style-name="Heading_20_4">
      <style:text-properties officeooo:paragraph-rsid="439b5d70"/>
    </style:style>
    <style:style style:name="P534" style:family="paragraph" style:parent-style-name="Heading_20_4">
      <style:text-properties officeooo:rsid="4262c8a5" officeooo:paragraph-rsid="4262c8a5"/>
    </style:style>
    <style:style style:name="P535" style:family="paragraph" style:parent-style-name="Heading_20_4">
      <style:text-properties officeooo:paragraph-rsid="41bf3d48"/>
    </style:style>
    <style:style style:name="P536" style:family="paragraph" style:parent-style-name="Heading_20_4">
      <style:text-properties officeooo:paragraph-rsid="426417ba"/>
    </style:style>
    <style:style style:name="P537" style:family="paragraph" style:parent-style-name="Heading_20_4">
      <style:text-properties officeooo:paragraph-rsid="417b4d53"/>
    </style:style>
    <style:style style:name="P538" style:family="paragraph" style:parent-style-name="Heading_20_4">
      <style:text-properties style:text-underline-style="none" officeooo:paragraph-rsid="417c9df5"/>
    </style:style>
    <style:style style:name="P539" style:family="paragraph" style:parent-style-name="Heading_20_4">
      <style:text-properties style:text-underline-style="none" officeooo:rsid="417c9df5" officeooo:paragraph-rsid="417e8227"/>
    </style:style>
    <style:style style:name="P540" style:family="paragraph" style:parent-style-name="Heading_20_4">
      <style:text-properties officeooo:paragraph-rsid="42645b8b"/>
    </style:style>
    <style:style style:name="P541" style:family="paragraph" style:parent-style-name="Heading_20_4">
      <style:text-properties officeooo:paragraph-rsid="4280fd1d"/>
    </style:style>
    <style:style style:name="P542" style:family="paragraph" style:parent-style-name="Heading_20_4">
      <style:text-properties officeooo:paragraph-rsid="4295d180"/>
    </style:style>
    <style:style style:name="P543" style:family="paragraph" style:parent-style-name="Heading_20_4">
      <style:text-properties officeooo:rsid="43dfaa13" officeooo:paragraph-rsid="43dfaa13"/>
    </style:style>
    <style:style style:name="P544" style:family="paragraph" style:parent-style-name="Heading_20_4">
      <style:text-properties officeooo:paragraph-rsid="42a5466c"/>
    </style:style>
    <style:style style:name="P545" style:family="paragraph" style:parent-style-name="Heading_20_4">
      <style:text-properties officeooo:rsid="418b092d" officeooo:paragraph-rsid="42b275b3"/>
    </style:style>
    <style:style style:name="P546" style:family="paragraph" style:parent-style-name="Heading_20_4">
      <style:text-properties officeooo:rsid="42b2780f" officeooo:paragraph-rsid="42b2780f"/>
    </style:style>
    <style:style style:name="P547" style:family="paragraph" style:parent-style-name="Heading_20_4">
      <style:text-properties officeooo:paragraph-rsid="42b89048"/>
    </style:style>
    <style:style style:name="P548" style:family="paragraph" style:parent-style-name="Heading_20_4">
      <style:text-properties officeooo:paragraph-rsid="42fb1dcb"/>
    </style:style>
    <style:style style:name="P549" style:family="paragraph" style:parent-style-name="Heading_20_4">
      <style:text-properties officeooo:rsid="42f691eb" officeooo:paragraph-rsid="42f691eb"/>
    </style:style>
    <style:style style:name="P550" style:family="paragraph" style:parent-style-name="Heading_20_4">
      <style:text-properties officeooo:rsid="43eb32f9" officeooo:paragraph-rsid="43eb32f9"/>
    </style:style>
    <style:style style:name="P551" style:family="paragraph" style:parent-style-name="Heading_20_4">
      <style:text-properties officeooo:paragraph-rsid="43ef2b2e"/>
    </style:style>
    <style:style style:name="P552" style:family="paragraph" style:parent-style-name="Heading_20_4">
      <style:text-properties officeooo:rsid="425a4530" officeooo:paragraph-rsid="42cf654c"/>
    </style:style>
    <style:style style:name="P553" style:family="paragraph" style:parent-style-name="Heading_20_4">
      <style:text-properties officeooo:paragraph-rsid="42b01f5d"/>
    </style:style>
    <style:style style:name="P554" style:family="paragraph" style:parent-style-name="Heading_20_4">
      <style:text-properties officeooo:rsid="42a6cc86" officeooo:paragraph-rsid="42a6cc86"/>
    </style:style>
    <style:style style:name="P555" style:family="paragraph" style:parent-style-name="Heading_20_4">
      <style:text-properties officeooo:rsid="42f27fdc" officeooo:paragraph-rsid="43f53e7c"/>
    </style:style>
    <style:style style:name="P556" style:family="paragraph" style:parent-style-name="Heading_20_4">
      <style:text-properties officeooo:rsid="440b85d0" officeooo:paragraph-rsid="440f6fab"/>
    </style:style>
    <style:style style:name="P557" style:family="paragraph" style:parent-style-name="Heading_20_4">
      <style:text-properties officeooo:paragraph-rsid="43f53e7c"/>
    </style:style>
    <style:style style:name="P558" style:family="paragraph" style:parent-style-name="Heading_20_4">
      <style:text-properties officeooo:paragraph-rsid="43e7c0b6"/>
    </style:style>
    <style:style style:name="P559" style:family="paragraph" style:parent-style-name="Heading_20_4">
      <style:text-properties officeooo:rsid="42fcb046" officeooo:paragraph-rsid="42fcb046"/>
    </style:style>
    <style:style style:name="P560" style:family="paragraph" style:parent-style-name="Heading_20_4">
      <style:text-properties officeooo:rsid="42d5b880" officeooo:paragraph-rsid="42d5b880"/>
    </style:style>
    <style:style style:name="P561" style:family="paragraph" style:parent-style-name="Heading_20_4">
      <style:text-properties officeooo:rsid="42204493" officeooo:paragraph-rsid="428433a0"/>
    </style:style>
    <style:style style:name="P562" style:family="paragraph" style:parent-style-name="Heading_20_4">
      <style:text-properties officeooo:paragraph-rsid="43ee936d"/>
    </style:style>
    <style:style style:name="P563" style:family="paragraph" style:parent-style-name="Heading_20_4">
      <style:text-properties officeooo:rsid="444eeeea" officeooo:paragraph-rsid="46a8056e"/>
    </style:style>
    <style:style style:name="P564" style:family="paragraph" style:parent-style-name="Heading_20_4">
      <style:text-properties officeooo:paragraph-rsid="450384f8"/>
    </style:style>
    <style:style style:name="P565" style:family="paragraph" style:parent-style-name="Heading_20_4">
      <style:text-properties officeooo:paragraph-rsid="45090359"/>
    </style:style>
    <style:style style:name="P566" style:family="paragraph" style:parent-style-name="Heading_20_4">
      <style:text-properties officeooo:rsid="43a62c9e" officeooo:paragraph-rsid="45f1faf2"/>
    </style:style>
    <style:style style:name="P567" style:family="paragraph" style:parent-style-name="Heading_20_4">
      <style:text-properties officeooo:paragraph-rsid="44a31d96"/>
    </style:style>
    <style:style style:name="P568" style:family="paragraph" style:parent-style-name="Heading_20_4">
      <style:text-properties officeooo:paragraph-rsid="44bb1e33"/>
    </style:style>
    <style:style style:name="P569" style:family="paragraph" style:parent-style-name="Heading_20_4">
      <style:text-properties officeooo:paragraph-rsid="450d6d14"/>
    </style:style>
    <style:style style:name="P570" style:family="paragraph" style:parent-style-name="Heading_20_4">
      <style:text-properties officeooo:paragraph-rsid="455a3050"/>
    </style:style>
    <style:style style:name="P571" style:family="paragraph" style:parent-style-name="Heading_20_4">
      <style:text-properties officeooo:paragraph-rsid="46cc4df1"/>
    </style:style>
    <style:style style:name="P572" style:family="paragraph" style:parent-style-name="Heading_20_4">
      <style:text-properties officeooo:paragraph-rsid="455f3882"/>
    </style:style>
    <style:style style:name="P573" style:family="paragraph" style:parent-style-name="Heading_20_4">
      <style:text-properties officeooo:paragraph-rsid="462574cf"/>
    </style:style>
    <style:style style:name="P574" style:family="paragraph" style:parent-style-name="Heading_20_4">
      <style:text-properties officeooo:paragraph-rsid="449e7dd2"/>
    </style:style>
    <style:style style:name="P575" style:family="paragraph" style:parent-style-name="Heading_20_4">
      <style:text-properties officeooo:paragraph-rsid="44195206"/>
    </style:style>
    <style:style style:name="P576" style:family="paragraph" style:parent-style-name="Heading_20_4">
      <style:text-properties officeooo:paragraph-rsid="44a1d1af"/>
    </style:style>
    <style:style style:name="P577" style:family="paragraph" style:parent-style-name="Heading_20_4">
      <style:text-properties officeooo:paragraph-rsid="4801a79b"/>
    </style:style>
    <style:style style:name="P578" style:family="paragraph" style:parent-style-name="Heading_20_4">
      <style:text-properties officeooo:rsid="43b5982b" officeooo:paragraph-rsid="43b5f8c1"/>
    </style:style>
    <style:style style:name="P579" style:family="paragraph" style:parent-style-name="Heading_20_4">
      <style:text-properties officeooo:paragraph-rsid="4542d379"/>
    </style:style>
    <style:style style:name="P580" style:family="paragraph" style:parent-style-name="Heading_20_4">
      <style:text-properties officeooo:paragraph-rsid="45659297"/>
    </style:style>
    <style:style style:name="P581" style:family="paragraph" style:parent-style-name="Heading_20_4">
      <style:text-properties officeooo:paragraph-rsid="486df238"/>
    </style:style>
    <style:style style:name="P582" style:family="paragraph" style:parent-style-name="Heading_20_4">
      <style:text-properties officeooo:paragraph-rsid="456bfdcb"/>
    </style:style>
    <style:style style:name="P583" style:family="paragraph" style:parent-style-name="Heading_20_4">
      <style:text-properties officeooo:paragraph-rsid="46d50677"/>
    </style:style>
    <style:style style:name="P584" style:family="paragraph" style:parent-style-name="Heading_20_4">
      <style:text-properties officeooo:paragraph-rsid="456fc581"/>
    </style:style>
    <style:style style:name="P585" style:family="paragraph" style:parent-style-name="Heading_20_4">
      <style:text-properties officeooo:paragraph-rsid="456bd37a"/>
    </style:style>
    <style:style style:name="P586" style:family="paragraph" style:parent-style-name="Heading_20_4">
      <style:text-properties officeooo:paragraph-rsid="4569a83d"/>
    </style:style>
    <style:style style:name="P587" style:family="paragraph" style:parent-style-name="Heading_20_4">
      <style:text-properties officeooo:rsid="448b7905" officeooo:paragraph-rsid="452ce9e9"/>
    </style:style>
    <style:style style:name="P588" style:family="paragraph" style:parent-style-name="Heading_20_4">
      <style:text-properties officeooo:paragraph-rsid="439bf373"/>
    </style:style>
    <style:style style:name="P589" style:family="paragraph" style:parent-style-name="Heading_20_4">
      <style:text-properties officeooo:rsid="452649d6" officeooo:paragraph-rsid="452649d6"/>
    </style:style>
    <style:style style:name="P590" style:family="paragraph" style:parent-style-name="Heading_20_4">
      <style:text-properties officeooo:rsid="43569c8b" officeooo:paragraph-rsid="43b5982b"/>
    </style:style>
    <style:style style:name="P591" style:family="paragraph" style:parent-style-name="Heading_20_4">
      <style:text-properties officeooo:paragraph-rsid="43b6d463"/>
    </style:style>
    <style:style style:name="P592" style:family="paragraph" style:parent-style-name="Heading_20_4">
      <style:text-properties officeooo:paragraph-rsid="4730f67c"/>
    </style:style>
    <style:style style:name="P593" style:family="paragraph" style:parent-style-name="Heading_20_4">
      <style:text-properties officeooo:paragraph-rsid="44dcbfeb"/>
    </style:style>
    <style:style style:name="P594" style:family="paragraph" style:parent-style-name="Heading_20_4">
      <style:text-properties officeooo:paragraph-rsid="45745cb4"/>
    </style:style>
    <style:style style:name="P595" style:family="paragraph" style:parent-style-name="Heading_20_4">
      <style:text-properties officeooo:rsid="457e77b4" officeooo:paragraph-rsid="45878fc9"/>
    </style:style>
    <style:style style:name="P596" style:family="paragraph" style:parent-style-name="Heading_20_4">
      <style:text-properties officeooo:paragraph-rsid="4994570c"/>
    </style:style>
    <style:style style:name="P597" style:family="paragraph" style:parent-style-name="Heading_20_4">
      <style:text-properties officeooo:rsid="43788b3e" officeooo:paragraph-rsid="43788b3e"/>
    </style:style>
    <style:style style:name="P598" style:family="paragraph" style:parent-style-name="Heading_20_4">
      <style:text-properties officeooo:paragraph-rsid="43b8a6d0"/>
    </style:style>
    <style:style style:name="P599" style:family="paragraph" style:parent-style-name="Heading_20_4">
      <style:text-properties officeooo:paragraph-rsid="44fc395d"/>
    </style:style>
    <style:style style:name="P600" style:family="paragraph" style:parent-style-name="Heading_20_4">
      <style:text-properties officeooo:paragraph-rsid="4501e332"/>
    </style:style>
    <style:style style:name="P601" style:family="paragraph" style:parent-style-name="Heading_20_4">
      <style:text-properties officeooo:paragraph-rsid="4516deb2"/>
    </style:style>
    <style:style style:name="P602" style:family="paragraph" style:parent-style-name="Heading_20_4">
      <style:text-properties officeooo:paragraph-rsid="451c08b8"/>
    </style:style>
    <style:style style:name="P603" style:family="paragraph" style:parent-style-name="Heading_20_4">
      <style:text-properties officeooo:paragraph-rsid="451e038a"/>
    </style:style>
    <style:style style:name="P604" style:family="paragraph" style:parent-style-name="Heading_20_4">
      <style:text-properties officeooo:paragraph-rsid="453724fd"/>
    </style:style>
    <style:style style:name="P605" style:family="paragraph" style:parent-style-name="Heading_20_4">
      <style:text-properties officeooo:paragraph-rsid="4544b288"/>
    </style:style>
    <style:style style:name="P606"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7"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8" style:family="paragraph" style:parent-style-name="Heading_20_4">
      <style:text-properties officeooo:paragraph-rsid="48faa6b8"/>
    </style:style>
    <style:style style:name="P609" style:family="paragraph" style:parent-style-name="Heading_20_4">
      <style:text-properties officeooo:paragraph-rsid="4a550574"/>
    </style:style>
    <style:style style:name="P610" style:family="paragraph" style:parent-style-name="Heading_20_4">
      <style:text-properties officeooo:paragraph-rsid="4927c84b"/>
    </style:style>
    <style:style style:name="P611" style:family="paragraph" style:parent-style-name="Heading_20_4">
      <style:text-properties officeooo:paragraph-rsid="484dc757"/>
    </style:style>
    <style:style style:name="P612" style:family="paragraph" style:parent-style-name="Heading_20_4">
      <style:text-properties officeooo:paragraph-rsid="48c269ef"/>
    </style:style>
    <style:style style:name="P613" style:family="paragraph" style:parent-style-name="Heading_20_4">
      <style:text-properties officeooo:paragraph-rsid="4845572b"/>
    </style:style>
    <style:style style:name="P614" style:family="paragraph" style:parent-style-name="Heading_20_4">
      <style:text-properties officeooo:paragraph-rsid="48c2f5ab"/>
    </style:style>
    <style:style style:name="P615" style:family="paragraph" style:parent-style-name="Heading_20_4">
      <style:text-properties officeooo:paragraph-rsid="4a2c1ae3"/>
    </style:style>
    <style:style style:name="P616" style:family="paragraph" style:parent-style-name="Heading_20_4">
      <style:text-properties officeooo:paragraph-rsid="471634cb"/>
    </style:style>
    <style:style style:name="P617" style:family="paragraph" style:parent-style-name="Heading_20_4">
      <style:text-properties officeooo:paragraph-rsid="4a305053"/>
    </style:style>
    <style:style style:name="P618" style:family="paragraph" style:parent-style-name="Heading_20_4">
      <style:text-properties officeooo:rsid="49b01245" officeooo:paragraph-rsid="49ae555f"/>
    </style:style>
    <style:style style:name="P619" style:family="paragraph" style:parent-style-name="Heading_20_4">
      <style:text-properties officeooo:rsid="49aa3132" officeooo:paragraph-rsid="4a333435"/>
    </style:style>
    <style:style style:name="P620" style:family="paragraph" style:parent-style-name="Heading_20_4">
      <style:text-properties officeooo:paragraph-rsid="4a362c1a"/>
    </style:style>
    <style:style style:name="P621" style:family="paragraph" style:parent-style-name="Heading_20_4">
      <style:text-properties officeooo:paragraph-rsid="49173aac"/>
    </style:style>
    <style:style style:name="P622" style:family="paragraph" style:parent-style-name="Heading_20_4">
      <style:text-properties officeooo:paragraph-rsid="48c77dc5"/>
    </style:style>
    <style:style style:name="P623" style:family="paragraph" style:parent-style-name="Heading_20_4">
      <style:text-properties officeooo:paragraph-rsid="48c86af4"/>
    </style:style>
    <style:style style:name="P624" style:family="paragraph" style:parent-style-name="Heading_20_4">
      <style:text-properties officeooo:rsid="493ecc26" officeooo:paragraph-rsid="493ecc26"/>
    </style:style>
    <style:style style:name="P625" style:family="paragraph" style:parent-style-name="Heading_20_4">
      <style:text-properties officeooo:paragraph-rsid="4a3a9cae"/>
    </style:style>
    <style:style style:name="P626" style:family="paragraph" style:parent-style-name="Heading_20_4">
      <style:text-properties officeooo:paragraph-rsid="47cc9499"/>
    </style:style>
    <style:style style:name="P627" style:family="paragraph" style:parent-style-name="Heading_20_4">
      <style:text-properties officeooo:paragraph-rsid="48ca75ff"/>
    </style:style>
    <style:style style:name="P628" style:family="paragraph" style:parent-style-name="Heading_20_4">
      <style:text-properties officeooo:rsid="161e58b1" officeooo:paragraph-rsid="473c63ce"/>
    </style:style>
    <style:style style:name="P629" style:family="paragraph" style:parent-style-name="Heading_20_4">
      <style:text-properties officeooo:rsid="161e58b1" officeooo:paragraph-rsid="473db4f8"/>
    </style:style>
    <style:style style:name="P630" style:family="paragraph" style:parent-style-name="Heading_20_4">
      <style:text-properties style:text-line-through-style="none" style:text-line-through-type="none" officeooo:rsid="41a6874a" officeooo:paragraph-rsid="473d0f57"/>
    </style:style>
    <style:style style:name="P631" style:family="paragraph" style:parent-style-name="Heading_20_4">
      <style:text-properties officeooo:paragraph-rsid="49fbb915"/>
    </style:style>
    <style:style style:name="P632" style:family="paragraph" style:parent-style-name="Heading_20_4">
      <style:text-properties officeooo:rsid="49bc1fb4" officeooo:paragraph-rsid="49bc1fb4"/>
    </style:style>
    <style:style style:name="P633" style:family="paragraph" style:parent-style-name="Heading_20_4">
      <style:text-properties officeooo:rsid="495ab288" officeooo:paragraph-rsid="495ab288"/>
    </style:style>
    <style:style style:name="P634" style:family="paragraph" style:parent-style-name="Heading_20_4">
      <style:text-properties officeooo:rsid="471bddda" officeooo:paragraph-rsid="49520199"/>
    </style:style>
    <style:style style:name="P635" style:family="paragraph" style:parent-style-name="Heading_20_4">
      <style:text-properties officeooo:paragraph-rsid="4935a259"/>
    </style:style>
    <style:style style:name="P636" style:family="paragraph" style:parent-style-name="Heading_20_4">
      <style:text-properties officeooo:paragraph-rsid="488fd34e"/>
    </style:style>
    <style:style style:name="P637" style:family="paragraph" style:parent-style-name="Heading_20_4">
      <style:text-properties officeooo:paragraph-rsid="4b01c7bb"/>
    </style:style>
    <style:style style:name="P638" style:family="paragraph" style:parent-style-name="Heading_20_4">
      <style:text-properties officeooo:rsid="419a0c35" officeooo:paragraph-rsid="47e4ac2a"/>
    </style:style>
    <style:style style:name="P639" style:family="paragraph" style:parent-style-name="Heading_20_4">
      <style:text-properties officeooo:paragraph-rsid="47e4ac2a"/>
    </style:style>
    <style:style style:name="P640" style:family="paragraph" style:parent-style-name="Heading_20_4">
      <style:text-properties officeooo:paragraph-rsid="4a4dfd9e"/>
    </style:style>
    <style:style style:name="P641" style:family="paragraph" style:parent-style-name="Heading_20_4">
      <style:text-properties officeooo:rsid="161ecb8b" officeooo:paragraph-rsid="473db4f8"/>
    </style:style>
    <style:style style:name="P642" style:family="paragraph" style:parent-style-name="Heading_20_4">
      <style:text-properties officeooo:rsid="16207028" officeooo:paragraph-rsid="473db4f8"/>
    </style:style>
    <style:style style:name="P643" style:family="paragraph" style:parent-style-name="Heading_20_4">
      <style:text-properties officeooo:paragraph-rsid="4a261807"/>
    </style:style>
    <style:style style:name="P644" style:family="paragraph" style:parent-style-name="Heading_20_4">
      <style:text-properties officeooo:paragraph-rsid="4a1bb5a2"/>
    </style:style>
    <style:style style:name="P645" style:family="paragraph" style:parent-style-name="Heading_20_4">
      <style:text-properties officeooo:rsid="149cb747" officeooo:paragraph-rsid="4a1727da"/>
    </style:style>
    <style:style style:name="P646" style:family="paragraph" style:parent-style-name="Heading_20_4">
      <style:text-properties officeooo:rsid="4994d8f0" officeooo:paragraph-rsid="4994d8f0"/>
    </style:style>
    <style:style style:name="P647" style:family="paragraph" style:parent-style-name="Heading_20_4">
      <style:text-properties officeooo:paragraph-rsid="4993fbf9"/>
    </style:style>
    <style:style style:name="P648" style:family="paragraph" style:parent-style-name="Heading_20_4">
      <style:text-properties officeooo:rsid="4740573f" officeooo:paragraph-rsid="497adc8f"/>
    </style:style>
    <style:style style:name="P649" style:family="paragraph" style:parent-style-name="Heading_20_4">
      <style:text-properties officeooo:paragraph-rsid="4934b6fd"/>
    </style:style>
    <style:style style:name="P650" style:family="paragraph" style:parent-style-name="Heading_20_4">
      <style:text-properties officeooo:paragraph-rsid="49299a2d"/>
    </style:style>
    <style:style style:name="P651" style:family="paragraph" style:parent-style-name="Heading_20_4">
      <style:text-properties officeooo:paragraph-rsid="491c545f"/>
    </style:style>
    <style:style style:name="P652" style:family="paragraph" style:parent-style-name="Heading_20_4">
      <style:text-properties officeooo:paragraph-rsid="491b0ae5"/>
    </style:style>
    <style:style style:name="P653" style:family="paragraph" style:parent-style-name="Heading_20_4">
      <style:text-properties officeooo:rsid="0e9c5f66" officeooo:paragraph-rsid="491b0ae5"/>
    </style:style>
    <style:style style:name="P654" style:family="paragraph" style:parent-style-name="Heading_20_4">
      <style:text-properties officeooo:paragraph-rsid="49151568"/>
    </style:style>
    <style:style style:name="P655" style:family="paragraph" style:parent-style-name="Heading_20_4">
      <style:text-properties officeooo:rsid="0d998e11" officeooo:paragraph-rsid="48efb68c"/>
    </style:style>
    <style:style style:name="P656" style:family="paragraph" style:parent-style-name="Heading_20_4">
      <style:text-properties officeooo:rsid="4255160c" officeooo:paragraph-rsid="48edb808"/>
    </style:style>
    <style:style style:name="P657" style:family="paragraph" style:parent-style-name="Heading_20_4">
      <style:text-properties officeooo:paragraph-rsid="48eebff5"/>
    </style:style>
    <style:style style:name="P658" style:family="paragraph" style:parent-style-name="Heading_20_4">
      <style:text-properties officeooo:paragraph-rsid="483641ab"/>
    </style:style>
    <style:style style:name="P659" style:family="paragraph" style:parent-style-name="Heading_20_4">
      <style:text-properties officeooo:paragraph-rsid="4803a998"/>
    </style:style>
    <style:style style:name="P660" style:family="paragraph" style:parent-style-name="Heading_20_4">
      <style:text-properties officeooo:paragraph-rsid="48caf5d2"/>
    </style:style>
    <style:style style:name="P661" style:family="paragraph" style:parent-style-name="Heading_20_4">
      <style:text-properties officeooo:paragraph-rsid="4a269c3d"/>
    </style:style>
    <style:style style:name="P662" style:family="paragraph" style:parent-style-name="Heading_20_4">
      <style:text-properties fo:language="cs" fo:country="CZ" officeooo:rsid="424003a6" officeooo:paragraph-rsid="4271ea4e"/>
    </style:style>
    <style:style style:name="P663" style:family="paragraph" style:parent-style-name="Heading_20_4">
      <style:text-properties officeooo:rsid="4277508c" officeooo:paragraph-rsid="427789ea"/>
    </style:style>
    <style:style style:name="P664" style:family="paragraph" style:parent-style-name="Heading_20_4">
      <style:text-properties officeooo:paragraph-rsid="4282d66c"/>
    </style:style>
    <style:style style:name="P665" style:family="paragraph" style:parent-style-name="Heading_20_4">
      <style:text-properties officeooo:paragraph-rsid="428ed626"/>
    </style:style>
    <style:style style:name="P666" style:family="paragraph" style:parent-style-name="Heading_20_4">
      <style:text-properties officeooo:paragraph-rsid="428888f4"/>
    </style:style>
    <style:style style:name="P667" style:family="paragraph" style:parent-style-name="Heading_20_4">
      <style:text-properties officeooo:paragraph-rsid="4285f5f4"/>
    </style:style>
    <style:style style:name="P668" style:family="paragraph" style:parent-style-name="Heading_20_4">
      <style:text-properties officeooo:paragraph-rsid="428cdb20"/>
    </style:style>
    <style:style style:name="P669" style:family="paragraph" style:parent-style-name="Heading_20_4">
      <style:text-properties officeooo:paragraph-rsid="428eb654"/>
    </style:style>
    <style:style style:name="P670" style:family="paragraph" style:parent-style-name="Heading_20_4">
      <style:text-properties officeooo:paragraph-rsid="42cec031"/>
    </style:style>
    <style:style style:name="P671" style:family="paragraph" style:parent-style-name="Heading_20_4">
      <style:text-properties officeooo:rsid="42c186f1" officeooo:paragraph-rsid="42c186f1"/>
    </style:style>
    <style:style style:name="P672" style:family="paragraph" style:parent-style-name="Heading_20_4">
      <style:text-properties officeooo:rsid="42c3453a" officeooo:paragraph-rsid="42c3453a"/>
    </style:style>
    <style:style style:name="P673" style:family="paragraph" style:parent-style-name="Heading_20_4">
      <style:text-properties officeooo:paragraph-rsid="4232307a"/>
    </style:style>
    <style:style style:name="P674" style:family="paragraph" style:parent-style-name="Heading_20_4">
      <style:text-properties officeooo:rsid="4271ea4e" officeooo:paragraph-rsid="4271ea4e"/>
    </style:style>
    <style:style style:name="P675" style:family="paragraph" style:parent-style-name="Heading_20_4">
      <style:text-properties officeooo:rsid="4225f306" officeooo:paragraph-rsid="42903296"/>
    </style:style>
    <style:style style:name="P676" style:family="paragraph" style:parent-style-name="Heading_20_4">
      <style:text-properties officeooo:paragraph-rsid="428dc179"/>
    </style:style>
    <style:style style:name="P677" style:family="paragraph" style:parent-style-name="Heading_20_4">
      <style:text-properties officeooo:paragraph-rsid="42b67cc9"/>
    </style:style>
    <style:style style:name="P678" style:family="paragraph" style:parent-style-name="Heading_20_5">
      <style:text-properties officeooo:paragraph-rsid="42792e5a"/>
    </style:style>
    <style:style style:name="P679" style:family="paragraph" style:parent-style-name="Heading_20_5">
      <style:text-properties officeooo:rsid="2395a884" officeooo:paragraph-rsid="42792e5a"/>
    </style:style>
    <style:style style:name="P680" style:family="paragraph" style:parent-style-name="Text_20_body" style:master-page-name="Standard">
      <style:paragraph-properties fo:text-align="end" style:justify-single-word="false" style:page-number="auto"/>
      <style:text-properties officeooo:paragraph-rsid="2590605e"/>
    </style:style>
    <style:style style:name="P681" style:family="paragraph" style:parent-style-name="Text_20_body" style:list-style-name="L1">
      <style:text-properties officeooo:paragraph-rsid="4a50aae6"/>
    </style:style>
    <style:style style:name="P682" style:family="paragraph" style:parent-style-name="Text_20_body" style:list-style-name="L2">
      <style:text-properties officeooo:paragraph-rsid="4a50aae6"/>
    </style:style>
    <style:style style:name="P683" style:family="paragraph" style:parent-style-name="Text_20_body" style:list-style-name="L3">
      <style:text-properties officeooo:paragraph-rsid="4a50aae6"/>
    </style:style>
    <style:style style:name="P684" style:family="paragraph" style:parent-style-name="Text_20_body" style:list-style-name="L3">
      <style:text-properties style:text-underline-style="none" officeooo:rsid="41bf3d48" officeooo:paragraph-rsid="4a50aae6"/>
    </style:style>
    <style:style style:name="P685" style:family="paragraph" style:parent-style-name="Text_20_body" style:list-style-name="L4">
      <style:text-properties style:text-line-through-style="none" style:text-line-through-type="none" officeooo:paragraph-rsid="4a50aae6" style:language-asian="cs" style:country-asian="CZ"/>
    </style:style>
    <style:style style:name="P686"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paragraph-rsid="4a50aae6" style:language-asian="cs" style:country-asian="CZ"/>
    </style:style>
    <style:style style:name="P689"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90"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1" style:family="paragraph" style:parent-style-name="Text_20_body" style:list-style-name="L5">
      <style:text-properties style:text-line-through-style="none" style:text-line-through-type="none" officeooo:rsid="440f6fab" officeooo:paragraph-rsid="4a50aae6" style:language-asian="cs" style:country-asian="CZ"/>
    </style:style>
    <style:style style:name="P692" style:family="paragraph" style:parent-style-name="Text_20_body" style:list-style-name="L5">
      <style:text-properties style:text-line-through-style="none" style:text-line-through-type="none" officeooo:rsid="443541f5" officeooo:paragraph-rsid="4a50aae6" style:language-asian="cs" style:country-asian="CZ"/>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20">
      <style:text-properties officeooo:paragraph-rsid="47f34956"/>
    </style:style>
    <style:style style:name="P725" style:family="paragraph" style:parent-style-name="Text_20_body" style:list-style-name="L20">
      <style:text-properties officeooo:paragraph-rsid="48e51d17"/>
    </style:style>
    <style:style style:name="P726" style:family="paragraph" style:parent-style-name="Text_20_body" style:list-style-name="L20">
      <style:text-properties officeooo:rsid="443bcd2e" officeooo:paragraph-rsid="47f34956"/>
    </style:style>
    <style:style style:name="P727" style:family="paragraph" style:parent-style-name="Text_20_body" style:list-style-name="L20">
      <style:text-properties officeooo:rsid="443bcd2e" officeooo:paragraph-rsid="48e51d17"/>
    </style:style>
    <style:style style:name="P728" style:family="paragraph" style:parent-style-name="Text_20_body" style:list-style-name="L21">
      <style:text-properties officeooo:rsid="471bddda" officeooo:paragraph-rsid="471bddda"/>
    </style:style>
    <style:style style:name="P729" style:family="paragraph" style:parent-style-name="Text_20_body" style:list-style-name="L24">
      <style:text-properties officeooo:rsid="471bddda" officeooo:paragraph-rsid="471bddda"/>
    </style:style>
    <style:style style:name="P730" style:family="paragraph" style:parent-style-name="Text_20_body" style:list-style-name="L22">
      <style:text-properties officeooo:rsid="498a5391" officeooo:paragraph-rsid="4aaaea44"/>
    </style:style>
    <style:style style:name="P731" style:family="paragraph" style:parent-style-name="Text_20_body" style:list-style-name="L23">
      <style:text-properties officeooo:paragraph-rsid="479f064c"/>
    </style:style>
    <style:style style:name="P732" style:family="paragraph" style:parent-style-name="Text_20_body" style:list-style-name="L23">
      <style:text-properties fo:language="cs" fo:country="CZ" officeooo:rsid="3ebfa17d" officeooo:paragraph-rsid="479f064c" style:language-asian="cs" style:country-asian="CZ"/>
    </style:style>
    <style:style style:name="P733" style:family="paragraph" style:parent-style-name="Text_20_body" style:list-style-name="L29">
      <style:text-properties fo:language="cs" fo:country="CZ" officeooo:rsid="21537a33" officeooo:paragraph-rsid="42792e5a" style:language-asian="cs" style:country-asian="CZ"/>
    </style:style>
    <style:style style:name="P734" style:family="paragraph" style:parent-style-name="Text_20_body" style:list-style-name="L30">
      <style:text-properties fo:language="cs" fo:country="CZ" officeooo:rsid="22e976b1" officeooo:paragraph-rsid="42792e5a" style:language-asian="cs" style:country-asian="CZ"/>
    </style:style>
    <style:style style:name="P735" style:family="paragraph" style:parent-style-name="Text_20_body" style:list-style-name="L29">
      <style:text-properties fo:language="cs" fo:country="CZ" officeooo:rsid="2065d056" officeooo:paragraph-rsid="42792e5a" style:language-asian="cs" style:country-asian="CZ"/>
    </style:style>
    <style:style style:name="P736"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37"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38"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39"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0" style:family="paragraph" style:parent-style-name="Text_20_body" style:list-style-name="L25">
      <style:text-properties officeooo:rsid="0d8d8e27" officeooo:paragraph-rsid="49299a2d"/>
    </style:style>
    <style:style style:name="P741" style:family="paragraph" style:parent-style-name="Text_20_body" style:list-style-name="L26">
      <style:text-properties officeooo:paragraph-rsid="4a50de28"/>
    </style:style>
    <style:style style:name="P742" style:family="paragraph" style:parent-style-name="Text_20_body" style:list-style-name="L26">
      <style:text-properties officeooo:rsid="42b89048" officeooo:paragraph-rsid="4a50de28"/>
    </style:style>
    <style:style style:name="P743" style:family="paragraph" style:parent-style-name="Text_20_body" style:list-style-name="L27">
      <style:text-properties officeooo:paragraph-rsid="4a50de28"/>
    </style:style>
    <style:style style:name="P744" style:family="paragraph" style:parent-style-name="Text_20_body" style:list-style-name="L28">
      <style:text-properties officeooo:paragraph-rsid="4a50de28"/>
    </style:style>
    <style:style style:name="P745" style:family="paragraph" style:parent-style-name="Text_20_body" style:list-style-name="L28">
      <style:text-properties officeooo:rsid="42c3453a" officeooo:paragraph-rsid="4a50de28"/>
    </style:style>
    <style:style style:name="P746" style:family="paragraph" style:parent-style-name="Text_20_body" style:list-style-name="L28">
      <style:text-properties officeooo:rsid="42cec031" officeooo:paragraph-rsid="4a50de28"/>
    </style:style>
    <style:style style:name="P747" style:family="paragraph" style:parent-style-name="Text_20_body" style:list-style-name="L29">
      <style:text-properties officeooo:paragraph-rsid="42792e5a"/>
    </style:style>
    <style:style style:name="P748" style:family="paragraph" style:parent-style-name="Text_20_body" style:list-style-name="L29">
      <style:text-properties officeooo:rsid="21556a76" officeooo:paragraph-rsid="42792e5a"/>
    </style:style>
    <style:style style:name="P749" style:family="paragraph" style:parent-style-name="Text_20_body" style:list-style-name="L29">
      <style:text-properties officeooo:rsid="21537a33" officeooo:paragraph-rsid="42792e5a"/>
    </style:style>
    <style:style style:name="P750" style:family="paragraph" style:parent-style-name="Text_20_body" style:list-style-name="L29">
      <style:text-properties officeooo:rsid="21211fb4" officeooo:paragraph-rsid="42792e5a"/>
    </style:style>
    <style:style style:name="P751" style:family="paragraph" style:parent-style-name="Text_20_body" style:list-style-name="L31">
      <style:text-properties officeooo:paragraph-rsid="42792e5a"/>
    </style:style>
    <style:style style:name="P752" style:family="paragraph" style:parent-style-name="Text_20_body" style:list-style-name="L29">
      <style:text-properties officeooo:rsid="21577601" officeooo:paragraph-rsid="42792e5a"/>
    </style:style>
    <style:style style:name="P753" style:family="paragraph" style:parent-style-name="Text_20_body" style:list-style-name="L32">
      <style:text-properties officeooo:paragraph-rsid="42792e5a"/>
    </style:style>
    <style:style style:name="P754" style:family="paragraph" style:parent-style-name="Text_20_body" style:list-style-name="L33">
      <style:text-properties officeooo:rsid="214d1197" officeooo:paragraph-rsid="42792e5a"/>
    </style:style>
    <style:style style:name="P755" style:family="paragraph" style:parent-style-name="Text_20_body" style:list-style-name="L33">
      <style:text-properties officeooo:rsid="214e4d42" officeooo:paragraph-rsid="42792e5a"/>
    </style:style>
    <style:style style:name="P756" style:family="paragraph" style:parent-style-name="Text_20_body">
      <style:text-properties officeooo:paragraph-rsid="4b1a8eae"/>
    </style:style>
    <style:style style:name="P757" style:family="paragraph" style:parent-style-name="Text_20_body">
      <style:text-properties officeooo:paragraph-rsid="4859eff4"/>
    </style:style>
    <style:style style:name="P758" style:family="paragraph" style:parent-style-name="Text_20_body">
      <style:text-properties officeooo:paragraph-rsid="480cf84d"/>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officeooo:rsid="42b89048" style:language-asian="cs" style:country-asian="CZ"/>
    </style:style>
    <style:style style:name="T23" style:family="text">
      <style:text-properties style:text-line-through-style="none" style:text-line-through-type="none" fo:font-weight="normal" style:language-asian="cs" style:country-asian="CZ" style:font-weight-asian="normal" style:font-weight-complex="normal"/>
    </style:style>
    <style:style style:name="T24" style:family="text">
      <style:text-properties style:text-line-through-style="none" style:text-line-through-type="none" fo:font-weight="normal" officeooo:rsid="42940d00" style:language-asian="cs" style:country-asian="CZ" style:font-weight-asian="normal" style:font-weight-complex="normal"/>
    </style:style>
    <style:style style:name="T25" style:family="text">
      <style:text-properties style:text-line-through-style="none" style:text-line-through-type="none" fo:font-weight="normal" officeooo:rsid="42b89048" style:language-asian="cs" style:country-asian="CZ" style:font-weight-asian="normal" style:font-weight-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41182599" style:font-style-asian="italic" style:font-style-complex="italic"/>
    </style:style>
    <style:style style:name="T193" style:family="text">
      <style:text-properties fo:font-style="italic" officeooo:rsid="4127ad25" style:font-style-asian="italic" style:font-style-complex="italic"/>
    </style:style>
    <style:style style:name="T194" style:family="text">
      <style:text-properties fo:font-style="italic" officeooo:rsid="41261fb4" style:font-style-asian="italic" style:font-style-complex="italic"/>
    </style:style>
    <style:style style:name="T195" style:family="text">
      <style:text-properties fo:font-style="italic" officeooo:rsid="415ae23e" style:font-style-asian="italic" style:font-style-complex="italic"/>
    </style:style>
    <style:style style:name="T196" style:family="text">
      <style:text-properties fo:font-style="italic" officeooo:rsid="41468b36" style:font-style-asian="italic" style:font-style-complex="italic"/>
    </style:style>
    <style:style style:name="T197" style:family="text">
      <style:text-properties fo:font-style="italic" officeooo:rsid="16282f48" style:font-style-asian="italic" style:font-style-complex="italic"/>
    </style:style>
    <style:style style:name="T198" style:family="text">
      <style:text-properties fo:font-style="italic" officeooo:rsid="41a3931a" style:font-style-asian="italic" style:font-style-complex="italic"/>
    </style:style>
    <style:style style:name="T199" style:family="text">
      <style:text-properties fo:font-style="italic" officeooo:rsid="41b79b58"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d7362c4" style:font-style-asian="italic" style:font-style-complex="italic"/>
    </style:style>
    <style:style style:name="T202" style:family="text">
      <style:text-properties fo:font-style="italic" officeooo:rsid="0d8d8e27" style:font-style-asian="italic" style:font-style-complex="italic"/>
    </style:style>
    <style:style style:name="T203" style:family="text">
      <style:text-properties fo:font-style="italic" officeooo:rsid="1372e044" style:font-style-asian="italic" style:font-style-complex="italic"/>
    </style:style>
    <style:style style:name="T204" style:family="text">
      <style:text-properties fo:font-style="italic" officeooo:rsid="14e02e04" style:font-style-asian="italic" style:font-style-complex="italic"/>
    </style:style>
    <style:style style:name="T205" style:family="text">
      <style:text-properties fo:font-style="italic" officeooo:rsid="13af2e8e" style:font-style-asian="italic" style:font-style-complex="italic"/>
    </style:style>
    <style:style style:name="T206" style:family="text">
      <style:text-properties fo:font-style="italic" officeooo:rsid="14d86f1a" style:font-style-asian="italic" style:font-style-complex="italic"/>
    </style:style>
    <style:style style:name="T207" style:family="text">
      <style:text-properties fo:font-style="italic" officeooo:rsid="14d3cce2" style:font-style-asian="italic" style:font-style-complex="italic"/>
    </style:style>
    <style:style style:name="T208" style:family="text">
      <style:text-properties fo:font-style="italic" officeooo:rsid="14dedf2c" style:font-style-asian="italic" style:font-style-complex="italic"/>
    </style:style>
    <style:style style:name="T209" style:family="text">
      <style:text-properties fo:font-style="italic" officeooo:rsid="13bfba44" style:font-style-asian="italic" style:font-style-complex="italic"/>
    </style:style>
    <style:style style:name="T210" style:family="text">
      <style:text-properties fo:font-style="italic" officeooo:rsid="14052f0b" style:font-style-asian="italic" style:font-style-complex="italic"/>
    </style:style>
    <style:style style:name="T211" style:family="text">
      <style:text-properties fo:font-style="italic" officeooo:rsid="13c158ee" style:font-style-asian="italic" style:font-style-complex="italic"/>
    </style:style>
    <style:style style:name="T212" style:family="text">
      <style:text-properties fo:font-style="italic" officeooo:rsid="14d1055a" style:font-style-asian="italic" style:font-style-complex="italic"/>
    </style:style>
    <style:style style:name="T213" style:family="text">
      <style:text-properties fo:font-style="italic" officeooo:rsid="14a5d507" style:font-style-asian="italic" style:font-style-complex="italic"/>
    </style:style>
    <style:style style:name="T214" style:family="text">
      <style:text-properties fo:font-style="italic" officeooo:rsid="14cee7da" style:font-style-asian="italic" style:font-style-complex="italic"/>
    </style:style>
    <style:style style:name="T215" style:family="text">
      <style:text-properties fo:font-style="italic" officeooo:rsid="14dc395c" style:font-style-asian="italic" style:font-style-complex="italic"/>
    </style:style>
    <style:style style:name="T216" style:family="text">
      <style:text-properties fo:font-style="italic" officeooo:rsid="149cb747" style:font-style-asian="italic" style:font-style-complex="italic"/>
    </style:style>
    <style:style style:name="T217" style:family="text">
      <style:text-properties fo:font-style="italic" officeooo:rsid="13c1df0f" style:font-style-asian="italic" style:font-style-complex="italic"/>
    </style:style>
    <style:style style:name="T218" style:family="text">
      <style:text-properties fo:font-style="italic" officeooo:rsid="13eb767d" style:font-style-asian="italic" style:font-style-complex="italic"/>
    </style:style>
    <style:style style:name="T219" style:family="text">
      <style:text-properties fo:font-style="italic" officeooo:rsid="13ee209f"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42565ba9" style:font-style-asian="italic" style:font-style-complex="italic"/>
    </style:style>
    <style:style style:name="T226" style:family="text">
      <style:text-properties fo:font-style="italic" officeooo:rsid="4268a559" style:font-style-asian="italic" style:font-style-complex="italic"/>
    </style:style>
    <style:style style:name="T227" style:family="text">
      <style:text-properties fo:font-style="italic" officeooo:rsid="426adf97" style:font-style-asian="italic" style:font-style-complex="italic"/>
    </style:style>
    <style:style style:name="T228" style:family="text">
      <style:text-properties fo:font-style="italic" officeooo:rsid="426fa2c7" style:font-style-asian="italic" style:font-style-complex="italic"/>
    </style:style>
    <style:style style:name="T229" style:family="text">
      <style:text-properties fo:font-style="italic" officeooo:rsid="4271ea4e" style:font-style-asian="italic" style:font-style-complex="italic"/>
    </style:style>
    <style:style style:name="T230" style:family="text">
      <style:text-properties fo:font-style="italic" officeooo:rsid="20f7086f" style:font-style-asian="italic" style:font-style-complex="italic"/>
    </style:style>
    <style:style style:name="T231" style:family="text">
      <style:text-properties fo:font-style="italic" officeooo:rsid="23b0ce43" style:font-style-asian="italic" style:font-style-complex="italic"/>
    </style:style>
    <style:style style:name="T232" style:family="text">
      <style:text-properties fo:font-style="italic" officeooo:rsid="23981548" style:font-style-asian="italic" style:font-style-complex="italic"/>
    </style:style>
    <style:style style:name="T233" style:family="text">
      <style:text-properties fo:font-style="italic" officeooo:rsid="23ac06b8" style:font-style-asian="italic" style:font-style-complex="italic"/>
    </style:style>
    <style:style style:name="T234" style:family="text">
      <style:text-properties fo:font-style="italic" officeooo:rsid="4183bc64" style:font-style-asian="italic" style:font-style-complex="italic"/>
    </style:style>
    <style:style style:name="T235" style:family="text">
      <style:text-properties fo:font-style="italic" officeooo:rsid="428ed626"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bef0e3" style:font-style-asian="italic" style:font-style-complex="italic"/>
    </style:style>
    <style:style style:name="T290" style:family="text">
      <style:text-properties fo:font-style="italic" officeooo:rsid="48c0a7d5" style:font-style-asian="italic" style:font-style-complex="italic"/>
    </style:style>
    <style:style style:name="T291" style:family="text">
      <style:text-properties fo:font-style="italic" officeooo:rsid="48dd2196" style:font-style-asian="italic" style:font-style-complex="italic"/>
    </style:style>
    <style:style style:name="T292" style:family="text">
      <style:text-properties fo:font-style="italic" officeooo:rsid="48efdcd4" style:font-style-asian="italic" style:font-style-complex="italic"/>
    </style:style>
    <style:style style:name="T293" style:family="text">
      <style:text-properties fo:font-style="italic" officeooo:rsid="49173aac" style:font-style-asian="italic" style:font-style-complex="italic"/>
    </style:style>
    <style:style style:name="T294" style:family="text">
      <style:text-properties fo:font-style="italic" officeooo:rsid="48ecc0bc" style:font-style-asian="italic" style:font-style-complex="italic"/>
    </style:style>
    <style:style style:name="T295" style:family="text">
      <style:text-properties fo:font-style="italic" officeooo:rsid="491c545f" style:font-style-asian="italic" style:font-style-complex="italic"/>
    </style:style>
    <style:style style:name="T296" style:family="text">
      <style:text-properties fo:font-style="italic" officeooo:rsid="492a1c36" style:font-style-asian="italic" style:font-style-complex="italic"/>
    </style:style>
    <style:style style:name="T297" style:family="text">
      <style:text-properties fo:font-style="italic" officeooo:rsid="492cfce1" style:font-style-asian="italic" style:font-style-complex="italic"/>
    </style:style>
    <style:style style:name="T298" style:family="text">
      <style:text-properties fo:font-style="italic" officeooo:rsid="4934b6fd" style:font-style-asian="italic" style:font-style-complex="italic"/>
    </style:style>
    <style:style style:name="T299" style:family="text">
      <style:text-properties fo:font-style="italic" officeooo:rsid="495e6c44" style:font-style-asian="italic" style:font-style-complex="italic"/>
    </style:style>
    <style:style style:name="T300" style:family="text">
      <style:text-properties fo:font-style="italic" officeooo:rsid="49890ae7" style:font-style-asian="italic" style:font-style-complex="italic"/>
    </style:style>
    <style:style style:name="T301" style:family="text">
      <style:text-properties fo:font-style="italic" officeooo:rsid="4993fbf9" style:font-style-asian="italic" style:font-style-complex="italic"/>
    </style:style>
    <style:style style:name="T302" style:family="text">
      <style:text-properties fo:font-style="italic" officeooo:rsid="49bc1fb4" style:font-style-asian="italic" style:font-style-complex="italic"/>
    </style:style>
    <style:style style:name="T303" style:family="text">
      <style:text-properties fo:font-style="italic" officeooo:rsid="49f89c31" style:font-style-asian="italic" style:font-style-complex="italic"/>
    </style:style>
    <style:style style:name="T304" style:family="text">
      <style:text-properties fo:font-style="italic" officeooo:rsid="49fc881e" style:font-style-asian="italic" style:font-style-complex="italic"/>
    </style:style>
    <style:style style:name="T305" style:family="text">
      <style:text-properties fo:font-style="italic" officeooo:rsid="49fe0157" style:font-style-asian="italic" style:font-style-complex="italic"/>
    </style:style>
    <style:style style:name="T306" style:family="text">
      <style:text-properties fo:font-style="italic" officeooo:rsid="49febb1f" style:font-style-asian="italic" style:font-style-complex="italic"/>
    </style:style>
    <style:style style:name="T307" style:family="text">
      <style:text-properties fo:font-style="italic" officeooo:rsid="4a077ee8" style:font-style-asian="italic" style:font-style-complex="italic"/>
    </style:style>
    <style:style style:name="T308" style:family="text">
      <style:text-properties fo:font-style="italic" officeooo:rsid="4a167646" style:font-style-asian="italic" style:font-style-complex="italic"/>
    </style:style>
    <style:style style:name="T309" style:family="text">
      <style:text-properties fo:font-style="italic" officeooo:rsid="4a21478c" style:font-style-asian="italic" style:font-style-complex="italic"/>
    </style:style>
    <style:style style:name="T310" style:family="text">
      <style:text-properties fo:font-style="italic" officeooo:rsid="4a5cbb2d" style:font-style-asian="italic" style:font-style-complex="italic"/>
    </style:style>
    <style:style style:name="T311" style:family="text">
      <style:text-properties fo:font-style="italic" officeooo:rsid="4a61a6b4" style:font-style-asian="italic" style:font-style-complex="italic"/>
    </style:style>
    <style:style style:name="T312" style:family="text">
      <style:text-properties fo:font-style="italic" officeooo:rsid="4a7ffa9e" style:font-style-asian="italic" style:font-style-complex="italic"/>
    </style:style>
    <style:style style:name="T313" style:family="text">
      <style:text-properties fo:font-style="italic" officeooo:rsid="4a81f6ec" style:font-style-asian="italic" style:font-style-complex="italic"/>
    </style:style>
    <style:style style:name="T314" style:family="text">
      <style:text-properties fo:font-style="italic" officeooo:rsid="481a8ddf" style:font-style-asian="italic" style:font-style-complex="italic"/>
    </style:style>
    <style:style style:name="T315" style:family="text">
      <style:text-properties fo:font-style="italic" officeooo:rsid="49f79be0" style:font-style-asian="italic" style:font-style-complex="italic"/>
    </style:style>
    <style:style style:name="T316" style:family="text">
      <style:text-properties fo:font-style="italic" officeooo:rsid="4a623734" style:font-style-asian="italic" style:font-style-complex="italic"/>
    </style:style>
    <style:style style:name="T317" style:family="text">
      <style:text-properties fo:font-style="italic" officeooo:rsid="4a67efe2" style:font-style-asian="italic" style:font-style-complex="italic"/>
    </style:style>
    <style:style style:name="T318" style:family="text">
      <style:text-properties fo:font-style="italic" officeooo:rsid="4b1806b5" style:font-style-asian="italic" style:font-style-complex="italic"/>
    </style:style>
    <style:style style:name="T319" style:family="text">
      <style:text-properties fo:font-style="italic" style:text-underline-style="none" style:font-style-asian="italic" style:font-style-complex="italic"/>
    </style:style>
    <style:style style:name="T320" style:family="text">
      <style:text-properties fo:font-style="italic" style:text-underline-style="none" officeooo:rsid="41bf3d48" style:font-style-asian="italic" style:font-style-complex="italic"/>
    </style:style>
    <style:style style:name="T321" style:family="text">
      <style:text-properties fo:font-style="italic" style:text-underline-style="none" officeooo:rsid="4283adc7" style:font-style-asian="italic" style:font-style-complex="italic"/>
    </style:style>
    <style:style style:name="T322" style:family="text">
      <style:text-properties fo:font-style="italic" style:text-underline-style="none" officeooo:rsid="44768436" style:font-style-asian="italic" style:font-style-complex="italic"/>
    </style:style>
    <style:style style:name="T323" style:family="text">
      <style:text-properties fo:font-style="italic" style:text-underline-style="none" officeooo:rsid="4ad0ffd0" style:font-style-asian="italic" style:font-style-complex="italic"/>
    </style:style>
    <style:style style:name="T324" style:family="text">
      <style:text-properties fo:font-style="normal" style:font-style-asian="normal" style:font-style-complex="normal"/>
    </style:style>
    <style:style style:name="T325" style:family="text">
      <style:text-properties fo:font-style="normal" officeooo:rsid="4127ad25" style:font-style-asian="normal" style:font-style-complex="normal"/>
    </style:style>
    <style:style style:name="T326" style:family="text">
      <style:text-properties fo:font-style="normal" officeooo:rsid="414a3527" style:font-style-asian="normal" style:font-style-complex="normal"/>
    </style:style>
    <style:style style:name="T327" style:family="text">
      <style:text-properties fo:font-style="normal" officeooo:rsid="16096a70" style:font-style-asian="normal" style:font-style-complex="normal"/>
    </style:style>
    <style:style style:name="T328" style:family="text">
      <style:text-properties fo:font-style="normal" officeooo:rsid="16282f48" style:font-style-asian="normal" style:font-style-complex="normal"/>
    </style:style>
    <style:style style:name="T329" style:family="text">
      <style:text-properties fo:font-style="normal" officeooo:rsid="161ecb8b" style:font-style-asian="normal" style:font-style-complex="normal"/>
    </style:style>
    <style:style style:name="T330" style:family="text">
      <style:text-properties fo:font-style="normal" officeooo:rsid="16263d33" style:font-style-asian="normal" style:font-style-complex="normal"/>
    </style:style>
    <style:style style:name="T331" style:family="text">
      <style:text-properties fo:font-style="normal" officeooo:rsid="15fc04e8" style:font-style-asian="normal" style:font-style-complex="normal"/>
    </style:style>
    <style:style style:name="T332" style:family="text">
      <style:text-properties fo:font-style="normal" officeooo:rsid="41943a51" style:font-style-asian="normal" style:font-style-complex="normal"/>
    </style:style>
    <style:style style:name="T333" style:family="text">
      <style:text-properties fo:font-style="normal" officeooo:rsid="4196f96e" style:font-style-asian="normal" style:font-style-complex="normal"/>
    </style:style>
    <style:style style:name="T334" style:family="text">
      <style:text-properties fo:font-style="normal" officeooo:rsid="41b79b58" style:font-style-asian="normal" style:font-style-complex="normal"/>
    </style:style>
    <style:style style:name="T335" style:family="text">
      <style:text-properties fo:font-style="normal" officeooo:rsid="14245229" style:font-style-asian="normal" style:font-style-complex="normal"/>
    </style:style>
    <style:style style:name="T336" style:family="text">
      <style:text-properties fo:font-style="normal" officeooo:rsid="1427ea5d" style:font-style-asian="normal" style:font-style-complex="normal"/>
    </style:style>
    <style:style style:name="T337" style:family="text">
      <style:text-properties fo:font-style="normal" officeooo:rsid="14052f0b" style:font-style-asian="normal" style:font-style-complex="normal"/>
    </style:style>
    <style:style style:name="T338" style:family="text">
      <style:text-properties fo:font-style="normal" officeooo:rsid="14dc395c" style:font-style-asian="normal" style:font-style-complex="normal"/>
    </style:style>
    <style:style style:name="T339" style:family="text">
      <style:text-properties fo:font-style="normal" officeooo:rsid="14a6d53d" style:font-style-asian="normal" style:font-style-complex="normal"/>
    </style:style>
    <style:style style:name="T340" style:family="text">
      <style:text-properties fo:font-style="normal" officeooo:rsid="0d7362c4" style:font-style-asian="normal" style:font-style-complex="normal"/>
    </style:style>
    <style:style style:name="T341" style:family="text">
      <style:text-properties fo:font-style="normal" officeooo:rsid="41582817" style:font-style-asian="normal" style:font-style-complex="normal"/>
    </style:style>
    <style:style style:name="T342" style:family="text">
      <style:text-properties fo:font-style="normal" officeooo:rsid="4297f1d7" style:font-style-asian="normal" style:font-style-complex="normal"/>
    </style:style>
    <style:style style:name="T343" style:family="text">
      <style:text-properties fo:font-style="normal" officeooo:rsid="43824b01" style:font-style-asian="normal" style:font-style-complex="normal"/>
    </style:style>
    <style:style style:name="T344" style:family="text">
      <style:text-properties fo:font-style="normal" officeooo:rsid="43f9f582" style:font-style-asian="normal" style:font-style-complex="normal"/>
    </style:style>
    <style:style style:name="T345" style:family="text">
      <style:text-properties fo:font-style="normal" officeooo:rsid="440f6fab" style:font-style-asian="normal" style:font-style-complex="normal"/>
    </style:style>
    <style:style style:name="T346" style:family="text">
      <style:text-properties fo:font-style="normal" officeooo:rsid="4473f99c" style:font-style-asian="normal" style:font-style-complex="normal"/>
    </style:style>
    <style:style style:name="T347" style:family="text">
      <style:text-properties fo:font-style="normal" officeooo:rsid="448d6cd4" style:font-style-asian="normal" style:font-style-complex="normal"/>
    </style:style>
    <style:style style:name="T348" style:family="text">
      <style:text-properties fo:font-style="normal" officeooo:rsid="44bb1ff5" style:font-style-asian="normal" style:font-style-complex="normal"/>
    </style:style>
    <style:style style:name="T349" style:family="text">
      <style:text-properties fo:font-style="normal" officeooo:rsid="44be37b1" style:font-style-asian="normal" style:font-style-complex="normal"/>
    </style:style>
    <style:style style:name="T350" style:family="text">
      <style:text-properties fo:font-style="normal" officeooo:rsid="44cf40f8" style:font-style-asian="normal" style:font-style-complex="normal"/>
    </style:style>
    <style:style style:name="T351" style:family="text">
      <style:text-properties fo:font-style="normal" officeooo:rsid="4623b1b9" style:font-style-asian="normal" style:font-style-complex="normal"/>
    </style:style>
    <style:style style:name="T352" style:family="text">
      <style:text-properties fo:font-style="normal" officeooo:rsid="469af6c6" style:font-style-asian="normal" style:font-style-complex="normal"/>
    </style:style>
    <style:style style:name="T353" style:family="text">
      <style:text-properties fo:font-style="normal" officeooo:rsid="46d6600e" style:font-style-asian="normal" style:font-style-complex="normal"/>
    </style:style>
    <style:style style:name="T354" style:family="text">
      <style:text-properties fo:font-style="normal" officeooo:rsid="46d8c836" style:font-style-asian="normal" style:font-style-complex="normal"/>
    </style:style>
    <style:style style:name="T355" style:family="text">
      <style:text-properties fo:font-style="normal" officeooo:rsid="161b024d" style:font-style-asian="normal" style:font-style-complex="normal"/>
    </style:style>
    <style:style style:name="T356" style:family="text">
      <style:text-properties fo:font-style="normal" officeooo:rsid="473db4f8" style:font-style-asian="normal" style:font-style-complex="normal"/>
    </style:style>
    <style:style style:name="T357" style:family="text">
      <style:text-properties fo:font-style="normal" officeooo:rsid="4740573f" style:font-style-asian="normal" style:font-style-complex="normal"/>
    </style:style>
    <style:style style:name="T358" style:family="text">
      <style:text-properties fo:font-style="normal" officeooo:rsid="14851ed8" style:font-style-asian="normal" style:font-style-complex="normal"/>
    </style:style>
    <style:style style:name="T359" style:family="text">
      <style:text-properties fo:font-style="normal" officeooo:rsid="4740f18a" style:font-style-asian="normal" style:font-style-complex="normal"/>
    </style:style>
    <style:style style:name="T360" style:family="text">
      <style:text-properties fo:font-style="normal" officeooo:rsid="47425a59" style:font-style-asian="normal" style:font-style-complex="normal"/>
    </style:style>
    <style:style style:name="T361" style:family="text">
      <style:text-properties fo:font-style="normal" officeooo:rsid="16489aa3" style:font-style-asian="normal" style:font-style-complex="normal"/>
    </style:style>
    <style:style style:name="T362" style:family="text">
      <style:text-properties fo:font-style="normal" officeooo:rsid="1501b542" style:font-style-asian="normal" style:font-style-complex="normal"/>
    </style:style>
    <style:style style:name="T363" style:family="text">
      <style:text-properties fo:font-style="normal" officeooo:rsid="477853cb" style:font-style-asian="normal" style:font-style-complex="normal"/>
    </style:style>
    <style:style style:name="T364" style:family="text">
      <style:text-properties fo:font-style="normal" officeooo:rsid="47d3ed2a" style:font-style-asian="normal" style:font-style-complex="normal"/>
    </style:style>
    <style:style style:name="T365" style:family="text">
      <style:text-properties fo:font-style="normal" officeooo:rsid="47ff48b4" style:font-style-asian="normal" style:font-style-complex="normal"/>
    </style:style>
    <style:style style:name="T366" style:family="text">
      <style:text-properties fo:font-style="normal" officeooo:rsid="47ffeac6" style:font-style-asian="normal" style:font-style-complex="normal"/>
    </style:style>
    <style:style style:name="T367" style:family="text">
      <style:text-properties fo:font-style="normal" officeooo:rsid="4814d720" style:font-style-asian="normal" style:font-style-complex="normal"/>
    </style:style>
    <style:style style:name="T368" style:family="text">
      <style:text-properties fo:font-style="normal" officeooo:rsid="47e4ac2a" style:font-style-asian="normal" style:font-style-complex="normal"/>
    </style:style>
    <style:style style:name="T369" style:family="text">
      <style:text-properties fo:font-style="normal" officeooo:rsid="486314e3" style:font-style-asian="normal" style:font-style-complex="normal"/>
    </style:style>
    <style:style style:name="T370" style:family="text">
      <style:text-properties fo:font-style="normal" officeooo:rsid="4250dfb2" style:font-style-asian="normal" style:font-style-complex="normal"/>
    </style:style>
    <style:style style:name="T371" style:family="text">
      <style:text-properties fo:font-style="normal" officeooo:rsid="474ce652" style:font-style-asian="normal" style:font-style-complex="normal"/>
    </style:style>
    <style:style style:name="T372" style:family="text">
      <style:text-properties fo:font-style="normal" officeooo:rsid="4886a65a" style:font-style-asian="normal" style:font-style-complex="normal"/>
    </style:style>
    <style:style style:name="T373" style:family="text">
      <style:text-properties fo:font-style="normal" officeooo:rsid="4890c16f" style:font-style-asian="normal" style:font-style-complex="normal"/>
    </style:style>
    <style:style style:name="T374" style:family="text">
      <style:text-properties fo:font-style="normal" officeooo:rsid="48bef0e3" style:font-style-asian="normal" style:font-style-complex="normal"/>
    </style:style>
    <style:style style:name="T375" style:family="text">
      <style:text-properties fo:font-style="normal" officeooo:rsid="4890a0fd" style:font-style-asian="normal" style:font-style-complex="normal"/>
    </style:style>
    <style:style style:name="T376" style:family="text">
      <style:text-properties fo:font-style="normal" officeooo:rsid="48e4f240" style:font-style-asian="normal" style:font-style-complex="normal"/>
    </style:style>
    <style:style style:name="T377" style:family="text">
      <style:text-properties fo:font-style="normal" officeooo:rsid="495e6c44" style:font-style-asian="normal" style:font-style-complex="normal"/>
    </style:style>
    <style:style style:name="T378" style:family="text">
      <style:text-properties fo:font-style="normal" officeooo:rsid="4960ad16" style:font-style-asian="normal" style:font-style-complex="normal"/>
    </style:style>
    <style:style style:name="T379" style:family="text">
      <style:text-properties fo:font-style="normal" officeooo:rsid="49bc1fb4" style:font-style-asian="normal" style:font-style-complex="normal"/>
    </style:style>
    <style:style style:name="T380" style:family="text">
      <style:text-properties fo:font-style="normal" officeooo:rsid="49cdec60" style:font-style-asian="normal" style:font-style-complex="normal"/>
    </style:style>
    <style:style style:name="T381" style:family="text">
      <style:text-properties fo:font-style="normal" officeooo:rsid="13dfae71" style:font-style-asian="normal" style:font-style-complex="normal"/>
    </style:style>
    <style:style style:name="T382" style:family="text">
      <style:text-properties fo:font-style="normal" officeooo:rsid="49e283dc" style:font-style-asian="normal" style:font-style-complex="normal"/>
    </style:style>
    <style:style style:name="T383" style:family="text">
      <style:text-properties fo:font-style="normal" officeooo:rsid="49fc881e" style:font-style-asian="normal" style:font-style-complex="normal"/>
    </style:style>
    <style:style style:name="T384" style:family="text">
      <style:text-properties fo:font-style="normal" officeooo:rsid="49febb1f" style:font-style-asian="normal" style:font-style-complex="normal"/>
    </style:style>
    <style:style style:name="T385" style:family="text">
      <style:text-properties fo:font-style="normal" officeooo:rsid="4a077ee8" style:font-style-asian="normal" style:font-style-complex="normal"/>
    </style:style>
    <style:style style:name="T386" style:family="text">
      <style:text-properties fo:font-style="normal" officeooo:rsid="4a0942ce" style:font-style-asian="normal" style:font-style-complex="normal"/>
    </style:style>
    <style:style style:name="T387" style:family="text">
      <style:text-properties fo:font-style="normal" officeooo:rsid="4a0ab45a" style:font-style-asian="normal" style:font-style-complex="normal"/>
    </style:style>
    <style:style style:name="T388" style:family="text">
      <style:text-properties fo:font-style="normal" officeooo:rsid="4a0bc447" style:font-style-asian="normal" style:font-style-complex="normal"/>
    </style:style>
    <style:style style:name="T389" style:family="text">
      <style:text-properties fo:font-style="normal" officeooo:rsid="4a21478c" style:font-style-asian="normal" style:font-style-complex="normal"/>
    </style:style>
    <style:style style:name="T390" style:family="text">
      <style:text-properties fo:font-style="normal" officeooo:rsid="4a261807" style:font-style-asian="normal" style:font-style-complex="normal"/>
    </style:style>
    <style:style style:name="T391" style:family="text">
      <style:text-properties fo:font-style="normal" officeooo:rsid="4a511e1e" style:font-style-asian="normal" style:font-style-complex="normal"/>
    </style:style>
    <style:style style:name="T392" style:family="text">
      <style:text-properties fo:font-style="normal" officeooo:rsid="4a523634" style:font-style-asian="normal" style:font-style-complex="normal"/>
    </style:style>
    <style:style style:name="T393" style:family="text">
      <style:text-properties fo:font-style="normal" officeooo:rsid="0d4f8679" style:font-style-asian="normal" style:font-style-complex="normal"/>
    </style:style>
    <style:style style:name="T394" style:family="text">
      <style:text-properties fo:font-style="normal" officeooo:rsid="4a5cbb2d" style:font-style-asian="normal" style:font-style-complex="normal"/>
    </style:style>
    <style:style style:name="T395" style:family="text">
      <style:text-properties fo:font-style="normal" officeooo:rsid="4a5dbdfb" style:font-style-asian="normal" style:font-style-complex="normal"/>
    </style:style>
    <style:style style:name="T396" style:family="text">
      <style:text-properties fo:font-style="normal" officeooo:rsid="4a60926f" style:font-style-asian="normal" style:font-style-complex="normal"/>
    </style:style>
    <style:style style:name="T397" style:family="text">
      <style:text-properties fo:font-style="normal" officeooo:rsid="4a81f6ec" style:font-style-asian="normal" style:font-style-complex="normal"/>
    </style:style>
    <style:style style:name="T398" style:family="text">
      <style:text-properties fo:font-style="normal" officeooo:rsid="4aae313f" style:font-style-asian="normal" style:font-style-complex="normal"/>
    </style:style>
    <style:style style:name="T399" style:family="text">
      <style:text-properties fo:font-style="normal" officeooo:rsid="4a5f3f1e" style:font-style-asian="normal" style:font-style-complex="normal"/>
    </style:style>
    <style:style style:name="T400" style:family="text">
      <style:text-properties fo:font-style="normal" officeooo:rsid="49f79be0" style:font-style-asian="normal" style:font-style-complex="normal"/>
    </style:style>
    <style:style style:name="T401" style:family="text">
      <style:text-properties fo:font-style="normal" officeooo:rsid="4afa1caa" style:font-style-asian="normal" style:font-style-complex="normal"/>
    </style:style>
    <style:style style:name="T402" style:family="text">
      <style:text-properties fo:font-style="normal" style:text-underline-style="none" style:font-style-asian="normal" style:font-style-complex="normal"/>
    </style:style>
    <style:style style:name="T403" style:family="text">
      <style:text-properties fo:font-style="normal" style:text-underline-style="none" officeooo:rsid="417c9df5" style:font-style-asian="normal" style:font-style-complex="normal"/>
    </style:style>
    <style:style style:name="T404" style:family="text">
      <style:text-properties fo:font-style="normal" style:text-underline-style="none" officeooo:rsid="426c3f6e" style:font-style-asian="normal" style:font-style-complex="normal"/>
    </style:style>
    <style:style style:name="T405" style:family="text">
      <style:text-properties fo:font-style="normal" style:text-underline-style="none" officeooo:rsid="426e28be" style:font-style-asian="normal" style:font-style-complex="normal"/>
    </style:style>
    <style:style style:name="T406" style:family="text">
      <style:text-properties fo:font-style="normal" style:text-underline-style="none" officeooo:rsid="22f7ad49" style:font-style-asian="normal" style:font-style-complex="normal"/>
    </style:style>
    <style:style style:name="T407" style:family="text">
      <style:text-properties fo:font-style="normal" style:text-underline-style="none" officeooo:rsid="44768436" style:font-style-asian="normal" style:font-style-complex="normal"/>
    </style:style>
    <style:style style:name="T408" style:family="text">
      <style:text-properties fo:font-style="normal" style:text-underline-style="none" officeooo:rsid="426adf97" style:font-style-asian="normal" style:font-style-complex="normal"/>
    </style:style>
    <style:style style:name="T409" style:family="text">
      <style:text-properties fo:font-style="normal" style:text-underline-style="none" officeooo:rsid="41582817" style:font-style-asian="normal" style:font-style-complex="normal"/>
    </style:style>
    <style:style style:name="T410" style:family="text">
      <style:text-properties fo:font-style="normal" fo:font-weight="bold" officeooo:rsid="4424b05c" style:font-style-asian="normal" style:font-weight-asian="bold" style:font-style-complex="normal" style:font-weight-complex="bold"/>
    </style:style>
    <style:style style:name="T411" style:family="text">
      <style:text-properties fo:font-style="normal" fo:font-weight="normal" officeooo:rsid="2b0a79aa" style:font-style-asian="normal" style:font-weight-asian="normal" style:font-style-complex="normal" style:font-weight-complex="normal"/>
    </style:style>
    <style:style style:name="T412" style:family="text">
      <style:text-properties fo:font-style="normal" fo:font-weight="normal" officeooo:rsid="2b0b9663" style:font-style-asian="normal" style:font-weight-asian="normal" style:font-style-complex="normal" style:font-weight-complex="normal"/>
    </style:style>
    <style:style style:name="T413" style:family="text">
      <style:text-properties fo:font-style="normal" fo:font-weight="normal" officeooo:rsid="4424b05c" style:font-style-asian="normal" style:font-weight-asian="normal" style:font-style-complex="normal" style:font-weight-complex="normal"/>
    </style:style>
    <style:style style:name="T414" style:family="text">
      <style:text-properties fo:font-style="normal" fo:font-weight="normal" officeooo:rsid="44599135" style:font-style-asian="normal" style:font-weight-asian="normal" style:font-style-complex="normal" style:font-weight-complex="normal"/>
    </style:style>
    <style:style style:name="T415" style:family="text">
      <style:text-properties fo:font-style="normal" fo:font-weight="normal" officeooo:rsid="44d7496f" style:font-style-asian="normal" style:font-weight-asian="normal" style:font-style-complex="normal" style:font-weight-complex="normal"/>
    </style:style>
    <style:style style:name="T416" style:family="text">
      <style:text-properties officeooo:rsid="40ec13cf"/>
    </style:style>
    <style:style style:name="T417" style:family="text">
      <style:text-properties officeooo:rsid="41182599"/>
    </style:style>
    <style:style style:name="T418" style:family="text">
      <style:text-properties officeooo:rsid="41250703"/>
    </style:style>
    <style:style style:name="T419" style:family="text">
      <style:text-properties officeooo:rsid="41261fb4"/>
    </style:style>
    <style:style style:name="T420" style:family="text">
      <style:text-properties officeooo:rsid="4127ad25"/>
    </style:style>
    <style:style style:name="T421" style:family="text">
      <style:text-properties officeooo:rsid="41405f4f"/>
    </style:style>
    <style:style style:name="T422" style:family="text">
      <style:text-properties officeooo:rsid="22d6a232"/>
    </style:style>
    <style:style style:name="T423" style:family="text">
      <style:text-properties officeooo:rsid="41477c4c"/>
    </style:style>
    <style:style style:name="T424" style:family="text">
      <style:text-properties officeooo:rsid="414a3527"/>
    </style:style>
    <style:style style:name="T425" style:family="text">
      <style:text-properties officeooo:rsid="414db2d0"/>
    </style:style>
    <style:style style:name="T426" style:family="text">
      <style:text-properties officeooo:rsid="414f9ab3"/>
    </style:style>
    <style:style style:name="T427" style:family="text">
      <style:text-properties officeooo:rsid="4163a7d1"/>
    </style:style>
    <style:style style:name="T428" style:family="text">
      <style:text-properties officeooo:rsid="41468b36"/>
    </style:style>
    <style:style style:name="T429" style:family="text">
      <style:text-properties officeooo:rsid="41751f1c"/>
    </style:style>
    <style:style style:name="T430" style:family="text">
      <style:text-properties officeooo:rsid="417b4d53"/>
    </style:style>
    <style:style style:name="T431" style:family="text">
      <style:text-properties style:text-underline-style="none"/>
    </style:style>
    <style:style style:name="T432" style:family="text">
      <style:text-properties style:text-underline-style="none" officeooo:rsid="417b4d53"/>
    </style:style>
    <style:style style:name="T433" style:family="text">
      <style:text-properties style:text-underline-style="none" officeooo:rsid="41bf3d48"/>
    </style:style>
    <style:style style:name="T434" style:family="text">
      <style:text-properties style:text-underline-style="none" officeooo:rsid="41c9826c"/>
    </style:style>
    <style:style style:name="T435" style:family="text">
      <style:text-properties style:text-underline-style="none" officeooo:rsid="41bb0177"/>
    </style:style>
    <style:style style:name="T436" style:family="text">
      <style:text-properties style:text-underline-style="none" officeooo:rsid="428a5d7f"/>
    </style:style>
    <style:style style:name="T437" style:family="text">
      <style:text-properties style:text-underline-style="none" officeooo:rsid="428433a0"/>
    </style:style>
    <style:style style:name="T438" style:family="text">
      <style:text-properties style:text-underline-style="none" officeooo:rsid="4283adc7"/>
    </style:style>
    <style:style style:name="T439" style:family="text">
      <style:text-properties style:text-underline-style="none" officeooo:rsid="431a4917"/>
    </style:style>
    <style:style style:name="T440" style:family="text">
      <style:text-properties style:text-underline-style="none" officeooo:rsid="4361cc9f"/>
    </style:style>
    <style:style style:name="T441" style:family="text">
      <style:text-properties style:text-underline-style="none" fo:font-weight="bold" style:font-weight-asian="bold" style:font-weight-complex="bold"/>
    </style:style>
    <style:style style:name="T442" style:family="text">
      <style:text-properties officeooo:rsid="417f6e12"/>
    </style:style>
    <style:style style:name="T443" style:family="text">
      <style:text-properties officeooo:rsid="4189ee8d"/>
    </style:style>
    <style:style style:name="T444" style:family="text">
      <style:text-properties officeooo:rsid="16096a70"/>
    </style:style>
    <style:style style:name="T445" style:family="text">
      <style:text-properties officeooo:rsid="16216193"/>
    </style:style>
    <style:style style:name="T446" style:family="text">
      <style:text-properties officeooo:rsid="16207028"/>
    </style:style>
    <style:style style:name="T447" style:family="text">
      <style:text-properties officeooo:rsid="41943a51"/>
    </style:style>
    <style:style style:name="T448" style:family="text">
      <style:text-properties fo:color="#ff6400"/>
    </style:style>
    <style:style style:name="T449" style:family="text">
      <style:text-properties fo:color="#ff6400" fo:font-style="normal" officeooo:rsid="41943a51" style:font-style-asian="normal" style:font-style-complex="normal"/>
    </style:style>
    <style:style style:name="T450" style:family="text">
      <style:text-properties fo:color="#ff6400" style:text-underline-style="none" officeooo:rsid="41bb0177"/>
    </style:style>
    <style:style style:name="T451" style:family="text">
      <style:text-properties fo:color="#ff6400" officeooo:rsid="429e2dc4"/>
    </style:style>
    <style:style style:name="T45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3"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54"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55"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6"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57" style:family="text">
      <style:text-properties fo:color="#ff6400" officeooo:rsid="44114e8f"/>
    </style:style>
    <style:style style:name="T458" style:family="text">
      <style:text-properties fo:color="#ff6400" officeooo:rsid="4432a080"/>
    </style:style>
    <style:style style:name="T459" style:family="text">
      <style:text-properties fo:color="#ff6400" fo:letter-spacing="0.009cm" fo:language="cs" fo:country="CZ" fo:font-style="normal" officeooo:rsid="285c2fe7" style:language-asian="cs" style:country-asian="CZ" style:font-style-asian="normal" style:font-style-complex="normal"/>
    </style:style>
    <style:style style:name="T460"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fo:color="#ff6400" fo:language="cs" fo:country="CZ" fo:font-style="normal" officeooo:rsid="41943a51" style:language-asian="cs" style:country-asian="CZ" style:font-style-asian="normal" style:font-style-complex="normal"/>
    </style:style>
    <style:style style:name="T462" style:family="text">
      <style:text-properties fo:color="#6482ff" officeooo:rsid="41943a51"/>
    </style:style>
    <style:style style:name="T463" style:family="text">
      <style:text-properties fo:color="#6482ff" fo:font-size="9.5pt" fo:letter-spacing="0.009cm" fo:language="cs" fo:country="CZ" officeooo:rsid="44a1d1af" style:font-size-asian="9.5pt" style:language-asian="cs" style:country-asian="CZ"/>
    </style:style>
    <style:style style:name="T464" style:family="text">
      <style:text-properties fo:color="#6482ff" fo:letter-spacing="0.009cm" fo:language="cs" fo:country="CZ" style:language-asian="cs" style:country-asian="CZ"/>
    </style:style>
    <style:style style:name="T465" style:family="text">
      <style:text-properties fo:color="#6482ff" fo:language="cs" fo:country="CZ" officeooo:rsid="41943a51" style:language-asian="cs" style:country-asian="CZ"/>
    </style:style>
    <style:style style:name="T466" style:family="text">
      <style:text-properties fo:color="#6482ff" style:text-line-through-style="none" style:text-line-through-type="none" fo:language="cs" fo:country="CZ" officeooo:rsid="41943a51" style:language-asian="cs" style:country-asian="CZ"/>
    </style:style>
    <style:style style:name="T467" style:family="text">
      <style:text-properties officeooo:rsid="4196f96e"/>
    </style:style>
    <style:style style:name="T468" style:family="text">
      <style:text-properties fo:color="#c86400" officeooo:rsid="4196f96e"/>
    </style:style>
    <style:style style:name="T469" style:family="text">
      <style:text-properties officeooo:rsid="419a37b8"/>
    </style:style>
    <style:style style:name="T470" style:family="text">
      <style:text-properties officeooo:rsid="41a3931a"/>
    </style:style>
    <style:style style:name="T471" style:family="text">
      <style:text-properties officeooo:rsid="41b1ee99"/>
    </style:style>
    <style:style style:name="T472" style:family="text">
      <style:text-properties officeooo:rsid="41b3d638"/>
    </style:style>
    <style:style style:name="T473" style:family="text">
      <style:text-properties officeooo:rsid="41b5ac07"/>
    </style:style>
    <style:style style:name="T474" style:family="text">
      <style:text-properties officeooo:rsid="41bb0177"/>
    </style:style>
    <style:style style:name="T475" style:family="text">
      <style:text-properties fo:color="#00c8ff" style:text-underline-style="none"/>
    </style:style>
    <style:style style:name="T476"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77" style:family="text">
      <style:text-properties fo:color="#00c8ff" officeooo:rsid="45090359"/>
    </style:style>
    <style:style style:name="T478" style:family="text">
      <style:text-properties fo:color="#00c8ff" fo:language="cs" fo:country="CZ" fo:font-style="normal" style:text-underline-style="none" officeooo:rsid="41bb0177" style:language-asian="cs" style:country-asian="CZ" style:font-style-asian="normal" style:font-style-complex="normal"/>
    </style:style>
    <style:style style:name="T479" style:family="text">
      <style:text-properties officeooo:rsid="41bdb093"/>
    </style:style>
    <style:style style:name="T480" style:family="text">
      <style:text-properties fo:language="cs" fo:country="CZ"/>
    </style:style>
    <style:style style:name="T481" style:family="text">
      <style:text-properties fo:language="cs" fo:country="CZ" style:language-asian="cs" style:country-asian="CZ"/>
    </style:style>
    <style:style style:name="T482" style:family="text">
      <style:text-properties fo:language="cs" fo:country="CZ" officeooo:rsid="3eb4b392" style:language-asian="cs" style:country-asian="CZ"/>
    </style:style>
    <style:style style:name="T483" style:family="text">
      <style:text-properties fo:language="cs" fo:country="CZ" officeooo:rsid="2059a202" style:language-asian="cs" style:country-asian="CZ"/>
    </style:style>
    <style:style style:name="T484" style:family="text">
      <style:text-properties fo:language="cs" fo:country="CZ" officeooo:rsid="41c29e2b" style:language-asian="cs" style:country-asian="CZ"/>
    </style:style>
    <style:style style:name="T485" style:family="text">
      <style:text-properties fo:language="cs" fo:country="CZ" officeooo:rsid="425e8107" style:language-asian="cs" style:country-asian="CZ"/>
    </style:style>
    <style:style style:name="T486" style:family="text">
      <style:text-properties fo:language="cs" fo:country="CZ" officeooo:rsid="42645b8b" style:language-asian="cs" style:country-asian="CZ"/>
    </style:style>
    <style:style style:name="T487" style:family="text">
      <style:text-properties fo:language="cs" fo:country="CZ" officeooo:rsid="20834f4f" style:language-asian="cs" style:country-asian="CZ"/>
    </style:style>
    <style:style style:name="T488" style:family="text">
      <style:text-properties fo:language="cs" fo:country="CZ" officeooo:rsid="2f058116" style:language-asian="cs" style:country-asian="CZ"/>
    </style:style>
    <style:style style:name="T489" style:family="text">
      <style:text-properties fo:language="cs" fo:country="CZ" officeooo:rsid="233bf6f9" style:language-asian="cs" style:country-asian="CZ"/>
    </style:style>
    <style:style style:name="T490" style:family="text">
      <style:text-properties fo:language="cs" fo:country="CZ" officeooo:rsid="22f92fef" style:language-asian="cs" style:country-asian="CZ"/>
    </style:style>
    <style:style style:name="T491" style:family="text">
      <style:text-properties fo:language="cs" fo:country="CZ" officeooo:rsid="221e54e3" style:language-asian="cs" style:country-asian="CZ"/>
    </style:style>
    <style:style style:name="T492" style:family="text">
      <style:text-properties fo:language="cs" fo:country="CZ" officeooo:rsid="23e5863d" style:language-asian="cs" style:country-asian="CZ"/>
    </style:style>
    <style:style style:name="T493" style:family="text">
      <style:text-properties fo:language="cs" fo:country="CZ" officeooo:rsid="2351a1c2" style:language-asian="cs" style:country-asian="CZ"/>
    </style:style>
    <style:style style:name="T494" style:family="text">
      <style:text-properties fo:language="cs" fo:country="CZ" officeooo:rsid="23c614f4" style:language-asian="cs" style:country-asian="CZ"/>
    </style:style>
    <style:style style:name="T495" style:family="text">
      <style:text-properties fo:language="cs" fo:country="CZ" officeooo:rsid="207b8e54" style:language-asian="cs" style:country-asian="CZ"/>
    </style:style>
    <style:style style:name="T496" style:family="text">
      <style:text-properties fo:language="cs" fo:country="CZ" officeooo:rsid="23e20368" style:language-asian="cs" style:country-asian="CZ"/>
    </style:style>
    <style:style style:name="T497" style:family="text">
      <style:text-properties fo:language="cs" fo:country="CZ" officeooo:rsid="235399e7" style:language-asian="cs" style:country-asian="CZ"/>
    </style:style>
    <style:style style:name="T498" style:family="text">
      <style:text-properties fo:language="cs" fo:country="CZ" officeooo:rsid="21537a33" style:language-asian="cs" style:country-asian="CZ"/>
    </style:style>
    <style:style style:name="T499" style:family="text">
      <style:text-properties fo:language="cs" fo:country="CZ" officeooo:rsid="232dc870" style:language-asian="cs" style:country-asian="CZ"/>
    </style:style>
    <style:style style:name="T500" style:family="text">
      <style:text-properties fo:language="cs" fo:country="CZ" officeooo:rsid="230ba10e" style:language-asian="cs" style:country-asian="CZ"/>
    </style:style>
    <style:style style:name="T501" style:family="text">
      <style:text-properties fo:language="cs" fo:country="CZ" officeooo:rsid="2354ebb9" style:language-asian="cs" style:country-asian="CZ"/>
    </style:style>
    <style:style style:name="T502" style:family="text">
      <style:text-properties fo:language="cs" fo:country="CZ" officeooo:rsid="2065d056" style:language-asian="cs" style:country-asian="CZ"/>
    </style:style>
    <style:style style:name="T503" style:family="text">
      <style:text-properties fo:language="cs" fo:country="CZ" officeooo:rsid="2358e570" style:language-asian="cs" style:country-asian="CZ"/>
    </style:style>
    <style:style style:name="T504" style:family="text">
      <style:text-properties fo:language="cs" fo:country="CZ" officeooo:rsid="21966d5f" style:language-asian="cs" style:country-asian="CZ"/>
    </style:style>
    <style:style style:name="T505" style:family="text">
      <style:text-properties fo:language="cs" fo:country="CZ" officeooo:rsid="2196dca8" style:language-asian="cs" style:country-asian="CZ"/>
    </style:style>
    <style:style style:name="T506" style:family="text">
      <style:text-properties fo:language="cs" fo:country="CZ" officeooo:rsid="4280fd1d" style:language-asian="cs" style:country-asian="CZ"/>
    </style:style>
    <style:style style:name="T507" style:family="text">
      <style:text-properties fo:language="cs" fo:country="CZ" officeooo:rsid="2454e91c" style:language-asian="cs" style:country-asian="CZ"/>
    </style:style>
    <style:style style:name="T508" style:family="text">
      <style:text-properties fo:language="cs" fo:country="CZ" officeooo:rsid="42a17cc3" style:language-asian="cs" style:country-asian="CZ"/>
    </style:style>
    <style:style style:name="T509" style:family="text">
      <style:text-properties fo:language="cs" fo:country="CZ" officeooo:rsid="429fff17" style:language-asian="cs" style:country-asian="CZ"/>
    </style:style>
    <style:style style:name="T510" style:family="text">
      <style:text-properties fo:language="cs" fo:country="CZ" officeooo:rsid="42a27a6e" style:language-asian="cs" style:country-asian="CZ"/>
    </style:style>
    <style:style style:name="T511" style:family="text">
      <style:text-properties fo:language="cs" fo:country="CZ" officeooo:rsid="42a5466c" style:language-asian="cs" style:country-asian="CZ"/>
    </style:style>
    <style:style style:name="T512" style:family="text">
      <style:text-properties fo:language="cs" fo:country="CZ" officeooo:rsid="430071ab" style:language-asian="cs" style:country-asian="CZ"/>
    </style:style>
    <style:style style:name="T513" style:family="text">
      <style:text-properties fo:language="cs" fo:country="CZ" officeooo:rsid="43014707" style:language-asian="cs" style:country-asian="CZ"/>
    </style:style>
    <style:style style:name="T514" style:family="text">
      <style:text-properties fo:language="cs" fo:country="CZ" officeooo:rsid="20a75113" style:language-asian="cs" style:country-asian="CZ"/>
    </style:style>
    <style:style style:name="T515" style:family="text">
      <style:text-properties fo:language="cs" fo:country="CZ" officeooo:rsid="20a56c6b" style:language-asian="cs" style:country-asian="CZ"/>
    </style:style>
    <style:style style:name="T516" style:family="text">
      <style:text-properties fo:language="cs" fo:country="CZ" officeooo:rsid="20aac5d0" style:language-asian="cs" style:country-asian="CZ"/>
    </style:style>
    <style:style style:name="T517" style:family="text">
      <style:text-properties fo:language="cs" fo:country="CZ" officeooo:rsid="20ace839" style:language-asian="cs" style:country-asian="CZ"/>
    </style:style>
    <style:style style:name="T518" style:family="text">
      <style:text-properties fo:language="cs" fo:country="CZ" officeooo:rsid="43be5955" style:language-asian="cs" style:country-asian="CZ"/>
    </style:style>
    <style:style style:name="T519" style:family="text">
      <style:text-properties fo:language="cs" fo:country="CZ" officeooo:rsid="43bfb80c" style:language-asian="cs" style:country-asian="CZ"/>
    </style:style>
    <style:style style:name="T520" style:family="text">
      <style:text-properties fo:language="cs" fo:country="CZ" officeooo:rsid="43c105aa" style:language-asian="cs" style:country-asian="CZ"/>
    </style:style>
    <style:style style:name="T521" style:family="text">
      <style:text-properties fo:language="cs" fo:country="CZ" officeooo:rsid="43c165e6" style:language-asian="cs" style:country-asian="CZ"/>
    </style:style>
    <style:style style:name="T522" style:family="text">
      <style:text-properties fo:language="cs" fo:country="CZ" officeooo:rsid="43c22796" style:language-asian="cs" style:country-asian="CZ"/>
    </style:style>
    <style:style style:name="T523" style:family="text">
      <style:text-properties fo:language="cs" fo:country="CZ" officeooo:rsid="43c2c439" style:language-asian="cs" style:country-asian="CZ"/>
    </style:style>
    <style:style style:name="T524" style:family="text">
      <style:text-properties fo:language="cs" fo:country="CZ" officeooo:rsid="43d452e3" style:language-asian="cs" style:country-asian="CZ"/>
    </style:style>
    <style:style style:name="T525" style:family="text">
      <style:text-properties fo:language="cs" fo:country="CZ" officeooo:rsid="43d64620" style:language-asian="cs" style:country-asian="CZ"/>
    </style:style>
    <style:style style:name="T526" style:family="text">
      <style:text-properties fo:language="cs" fo:country="CZ" officeooo:rsid="43e269cb" style:language-asian="cs" style:country-asian="CZ"/>
    </style:style>
    <style:style style:name="T527" style:family="text">
      <style:text-properties fo:language="cs" fo:country="CZ" officeooo:rsid="43e51b3b" style:language-asian="cs" style:country-asian="CZ"/>
    </style:style>
    <style:style style:name="T528" style:family="text">
      <style:text-properties fo:language="cs" fo:country="CZ" officeooo:rsid="22ba960b" style:language-asian="cs" style:country-asian="CZ"/>
    </style:style>
    <style:style style:name="T529" style:family="text">
      <style:text-properties fo:language="cs" fo:country="CZ" officeooo:rsid="21b1e115" style:language-asian="cs" style:country-asian="CZ"/>
    </style:style>
    <style:style style:name="T530" style:family="text">
      <style:text-properties fo:language="cs" fo:country="CZ" officeooo:rsid="21c502f0" style:language-asian="cs" style:country-asian="CZ"/>
    </style:style>
    <style:style style:name="T531" style:family="text">
      <style:text-properties fo:language="cs" fo:country="CZ" officeooo:rsid="223e7fa9" style:language-asian="cs" style:country-asian="CZ"/>
    </style:style>
    <style:style style:name="T532" style:family="text">
      <style:text-properties fo:language="cs" fo:country="CZ" officeooo:rsid="22404075" style:language-asian="cs" style:country-asian="CZ"/>
    </style:style>
    <style:style style:name="T533" style:family="text">
      <style:text-properties fo:language="cs" fo:country="CZ" officeooo:rsid="3ebfa17d" style:language-asian="cs" style:country-asian="CZ"/>
    </style:style>
    <style:style style:name="T534" style:family="text">
      <style:text-properties fo:language="cs" fo:country="CZ" officeooo:rsid="228dc0f3" style:language-asian="cs" style:country-asian="CZ"/>
    </style:style>
    <style:style style:name="T535" style:family="text">
      <style:text-properties fo:language="cs" fo:country="CZ" officeooo:rsid="23711f9a" style:language-asian="cs" style:country-asian="CZ"/>
    </style:style>
    <style:style style:name="T536" style:family="text">
      <style:text-properties fo:language="cs" fo:country="CZ" officeooo:rsid="2293f1b1" style:language-asian="cs" style:country-asian="CZ"/>
    </style:style>
    <style:style style:name="T537" style:family="text">
      <style:text-properties fo:language="cs" fo:country="CZ" officeooo:rsid="229c2711" style:language-asian="cs" style:country-asian="CZ"/>
    </style:style>
    <style:style style:name="T538" style:family="text">
      <style:text-properties fo:language="cs" fo:country="CZ" officeooo:rsid="2270d6b1" style:language-asian="cs" style:country-asian="CZ"/>
    </style:style>
    <style:style style:name="T539" style:family="text">
      <style:text-properties fo:language="cs" fo:country="CZ" officeooo:rsid="22a49575" style:language-asian="cs" style:country-asian="CZ"/>
    </style:style>
    <style:style style:name="T540" style:family="text">
      <style:text-properties fo:language="cs" fo:country="CZ" officeooo:rsid="21ca4657" style:language-asian="cs" style:country-asian="CZ"/>
    </style:style>
    <style:style style:name="T541" style:family="text">
      <style:text-properties fo:language="cs" fo:country="CZ" officeooo:rsid="21ca843b" style:language-asian="cs" style:country-asian="CZ"/>
    </style:style>
    <style:style style:name="T542" style:family="text">
      <style:text-properties fo:language="cs" fo:country="CZ" officeooo:rsid="21cc6043" style:language-asian="cs" style:country-asian="CZ"/>
    </style:style>
    <style:style style:name="T543" style:family="text">
      <style:text-properties fo:language="cs" fo:country="CZ" officeooo:rsid="21d0ba1e" style:language-asian="cs" style:country-asian="CZ"/>
    </style:style>
    <style:style style:name="T544" style:family="text">
      <style:text-properties fo:language="cs" fo:country="CZ" officeooo:rsid="21d106c2" style:language-asian="cs" style:country-asian="CZ"/>
    </style:style>
    <style:style style:name="T545" style:family="text">
      <style:text-properties fo:language="cs" fo:country="CZ" officeooo:rsid="21cc25a8" style:language-asian="cs" style:country-asian="CZ"/>
    </style:style>
    <style:style style:name="T546" style:family="text">
      <style:text-properties fo:language="cs" fo:country="CZ" officeooo:rsid="21d1cb1f" style:language-asian="cs" style:country-asian="CZ"/>
    </style:style>
    <style:style style:name="T547" style:family="text">
      <style:text-properties fo:language="cs" fo:country="CZ" officeooo:rsid="21d3dbb1" style:language-asian="cs" style:country-asian="CZ"/>
    </style:style>
    <style:style style:name="T548" style:family="text">
      <style:text-properties fo:language="cs" fo:country="CZ" officeooo:rsid="21d3385f" style:language-asian="cs" style:country-asian="CZ"/>
    </style:style>
    <style:style style:name="T549" style:family="text">
      <style:text-properties fo:language="cs" fo:country="CZ" officeooo:rsid="22800e48" style:language-asian="cs" style:country-asian="CZ"/>
    </style:style>
    <style:style style:name="T550" style:family="text">
      <style:text-properties fo:language="cs" fo:country="CZ" officeooo:rsid="2282078d" style:language-asian="cs" style:country-asian="CZ"/>
    </style:style>
    <style:style style:name="T551" style:family="text">
      <style:text-properties fo:language="cs" fo:country="CZ" officeooo:rsid="2283fdc0" style:language-asian="cs" style:country-asian="CZ"/>
    </style:style>
    <style:style style:name="T552" style:family="text">
      <style:text-properties fo:language="cs" fo:country="CZ" officeooo:rsid="2284bf97" style:language-asian="cs" style:country-asian="CZ"/>
    </style:style>
    <style:style style:name="T553" style:family="text">
      <style:text-properties fo:language="cs" fo:country="CZ" officeooo:rsid="2285b6a1" style:language-asian="cs" style:country-asian="CZ"/>
    </style:style>
    <style:style style:name="T554" style:family="text">
      <style:text-properties fo:language="cs" fo:country="CZ" officeooo:rsid="228809ae" style:language-asian="cs" style:country-asian="CZ"/>
    </style:style>
    <style:style style:name="T555" style:family="text">
      <style:text-properties fo:language="cs" fo:country="CZ" officeooo:rsid="3b1b4e61" style:language-asian="cs" style:country-asian="CZ"/>
    </style:style>
    <style:style style:name="T556" style:family="text">
      <style:text-properties fo:language="cs" fo:country="CZ" officeooo:rsid="3b376136" style:language-asian="cs" style:country-asian="CZ"/>
    </style:style>
    <style:style style:name="T557" style:family="text">
      <style:text-properties fo:language="cs" fo:country="CZ" officeooo:rsid="224c7800" style:language-asian="cs" style:country-asian="CZ"/>
    </style:style>
    <style:style style:name="T558" style:family="text">
      <style:text-properties fo:language="cs" fo:country="CZ" officeooo:rsid="224a5cc5" style:language-asian="cs" style:country-asian="CZ"/>
    </style:style>
    <style:style style:name="T559" style:family="text">
      <style:text-properties fo:language="cs" fo:country="CZ" officeooo:rsid="224b196c" style:language-asian="cs" style:country-asian="CZ"/>
    </style:style>
    <style:style style:name="T560" style:family="text">
      <style:text-properties fo:language="cs" fo:country="CZ" officeooo:rsid="3c70334c" style:language-asian="cs" style:country-asian="CZ"/>
    </style:style>
    <style:style style:name="T561" style:family="text">
      <style:text-properties fo:language="cs" fo:country="CZ" officeooo:rsid="224de8a4" style:language-asian="cs" style:country-asian="CZ"/>
    </style:style>
    <style:style style:name="T562" style:family="text">
      <style:text-properties fo:language="cs" fo:country="CZ" officeooo:rsid="3c71e7d4" style:language-asian="cs" style:country-asian="CZ"/>
    </style:style>
    <style:style style:name="T563" style:family="text">
      <style:text-properties fo:language="cs" fo:country="CZ" officeooo:rsid="3c72db6d" style:language-asian="cs" style:country-asian="CZ"/>
    </style:style>
    <style:style style:name="T564" style:family="text">
      <style:text-properties fo:language="cs" fo:country="CZ" officeooo:rsid="3c73f0ac" style:language-asian="cs" style:country-asian="CZ"/>
    </style:style>
    <style:style style:name="T565" style:family="text">
      <style:text-properties fo:language="cs" fo:country="CZ" officeooo:rsid="3dd6370d" style:language-asian="cs" style:country-asian="CZ"/>
    </style:style>
    <style:style style:name="T566" style:family="text">
      <style:text-properties fo:language="cs" fo:country="CZ" officeooo:rsid="224f2e6b" style:language-asian="cs" style:country-asian="CZ"/>
    </style:style>
    <style:style style:name="T567" style:family="text">
      <style:text-properties fo:language="cs" fo:country="CZ" officeooo:rsid="2250e708" style:language-asian="cs" style:country-asian="CZ"/>
    </style:style>
    <style:style style:name="T568" style:family="text">
      <style:text-properties fo:language="cs" fo:country="CZ" officeooo:rsid="2212f493" style:language-asian="cs" style:country-asian="CZ"/>
    </style:style>
    <style:style style:name="T569" style:family="text">
      <style:text-properties fo:language="cs" fo:country="CZ" officeooo:rsid="22147956" style:language-asian="cs" style:country-asian="CZ"/>
    </style:style>
    <style:style style:name="T570" style:family="text">
      <style:text-properties fo:language="cs" fo:country="CZ" officeooo:rsid="22069267" style:language-asian="cs" style:country-asian="CZ"/>
    </style:style>
    <style:style style:name="T571" style:family="text">
      <style:text-properties fo:language="cs" fo:country="CZ" officeooo:rsid="22197097" style:language-asian="cs" style:country-asian="CZ"/>
    </style:style>
    <style:style style:name="T572" style:family="text">
      <style:text-properties fo:language="cs" fo:country="CZ" officeooo:rsid="22ae25cb" style:language-asian="cs" style:country-asian="CZ"/>
    </style:style>
    <style:style style:name="T573" style:family="text">
      <style:text-properties fo:language="cs" fo:country="CZ" officeooo:rsid="22b022b7" style:language-asian="cs" style:country-asian="CZ"/>
    </style:style>
    <style:style style:name="T574" style:family="text">
      <style:text-properties fo:language="cs" fo:country="CZ" officeooo:rsid="22d09261" style:language-asian="cs" style:country-asian="CZ"/>
    </style:style>
    <style:style style:name="T575" style:family="text">
      <style:text-properties fo:language="cs" fo:country="CZ" officeooo:rsid="22b20bb0" style:language-asian="cs" style:country-asian="CZ"/>
    </style:style>
    <style:style style:name="T576" style:family="text">
      <style:text-properties fo:language="cs" fo:country="CZ" officeooo:rsid="227187a1" style:language-asian="cs" style:country-asian="CZ"/>
    </style:style>
    <style:style style:name="T577" style:family="text">
      <style:text-properties fo:language="cs" fo:country="CZ" officeooo:rsid="227200b6" style:language-asian="cs" style:country-asian="CZ"/>
    </style:style>
    <style:style style:name="T578" style:family="text">
      <style:text-properties fo:language="cs" fo:country="CZ" officeooo:rsid="2274e3d9" style:language-asian="cs" style:country-asian="CZ"/>
    </style:style>
    <style:style style:name="T579" style:family="text">
      <style:text-properties fo:language="cs" fo:country="CZ" officeooo:rsid="22727396" style:language-asian="cs" style:country-asian="CZ"/>
    </style:style>
    <style:style style:name="T580" style:family="text">
      <style:text-properties fo:language="cs" fo:country="CZ" officeooo:rsid="227303f0" style:language-asian="cs" style:country-asian="CZ"/>
    </style:style>
    <style:style style:name="T581" style:family="text">
      <style:text-properties fo:language="cs" fo:country="CZ" officeooo:rsid="227aef80" style:language-asian="cs" style:country-asian="CZ"/>
    </style:style>
    <style:style style:name="T582" style:family="text">
      <style:text-properties fo:language="cs" fo:country="CZ" officeooo:rsid="22735bcd" style:language-asian="cs" style:country-asian="CZ"/>
    </style:style>
    <style:style style:name="T583" style:family="text">
      <style:text-properties fo:language="cs" fo:country="CZ" officeooo:rsid="473c63ce" style:language-asian="cs" style:country-asian="CZ"/>
    </style:style>
    <style:style style:name="T584" style:family="text">
      <style:text-properties fo:language="cs" fo:country="CZ" officeooo:rsid="21b23b24" style:language-asian="cs" style:country-asian="CZ"/>
    </style:style>
    <style:style style:name="T585" style:family="text">
      <style:text-properties fo:language="cs" fo:country="CZ" officeooo:rsid="478add6e" style:language-asian="cs" style:country-asian="CZ"/>
    </style:style>
    <style:style style:name="T586" style:family="text">
      <style:text-properties fo:language="cs" fo:country="CZ" officeooo:rsid="478b234b" style:language-asian="cs" style:country-asian="CZ"/>
    </style:style>
    <style:style style:name="T587" style:family="text">
      <style:text-properties fo:language="cs" fo:country="CZ" officeooo:rsid="478c0795" style:language-asian="cs" style:country-asian="CZ"/>
    </style:style>
    <style:style style:name="T588" style:family="text">
      <style:text-properties fo:language="cs" fo:country="CZ" officeooo:rsid="478e19df" style:language-asian="cs" style:country-asian="CZ"/>
    </style:style>
    <style:style style:name="T589" style:family="text">
      <style:text-properties fo:language="cs" fo:country="CZ" officeooo:rsid="479f064c" style:language-asian="cs" style:country-asian="CZ"/>
    </style:style>
    <style:style style:name="T590" style:family="text">
      <style:text-properties fo:language="cs" fo:country="CZ" officeooo:rsid="479f7679" style:language-asian="cs" style:country-asian="CZ"/>
    </style:style>
    <style:style style:name="T591" style:family="text">
      <style:text-properties fo:language="cs" fo:country="CZ" officeooo:rsid="47a3f458" style:language-asian="cs" style:country-asian="CZ"/>
    </style:style>
    <style:style style:name="T592" style:family="text">
      <style:text-properties fo:language="cs" fo:country="CZ" officeooo:rsid="47a65b6f" style:language-asian="cs" style:country-asian="CZ"/>
    </style:style>
    <style:style style:name="T593" style:family="text">
      <style:text-properties fo:language="cs" fo:country="CZ" officeooo:rsid="47aada94" style:language-asian="cs" style:country-asian="CZ"/>
    </style:style>
    <style:style style:name="T594" style:family="text">
      <style:text-properties fo:language="cs" fo:country="CZ" officeooo:rsid="2194fb18" style:language-asian="cs" style:country-asian="CZ"/>
    </style:style>
    <style:style style:name="T595" style:family="text">
      <style:text-properties fo:language="cs" fo:country="CZ" officeooo:rsid="47cc9499" style:language-asian="cs" style:country-asian="CZ"/>
    </style:style>
    <style:style style:name="T596" style:family="text">
      <style:text-properties fo:language="cs" fo:country="CZ" officeooo:rsid="47e834f5" style:language-asian="cs" style:country-asian="CZ"/>
    </style:style>
    <style:style style:name="T597" style:family="text">
      <style:text-properties fo:language="cs" fo:country="CZ" style:language-asian="cs" style:country-asian="CZ" style:language-complex="ar" style:country-complex="SA"/>
    </style:style>
    <style:style style:name="T598" style:family="text">
      <style:text-properties fo:language="cs" fo:country="CZ" officeooo:rsid="47efae55" style:language-asian="cs" style:country-asian="CZ"/>
    </style:style>
    <style:style style:name="T599" style:family="text">
      <style:text-properties fo:language="cs" fo:country="CZ" officeooo:rsid="226d8c63" style:language-asian="cs" style:country-asian="CZ"/>
    </style:style>
    <style:style style:name="T600" style:family="text">
      <style:text-properties fo:language="cs" fo:country="CZ" officeooo:rsid="443bcd2e" style:language-asian="cs" style:country-asian="CZ"/>
    </style:style>
    <style:style style:name="T601" style:family="text">
      <style:text-properties fo:language="cs" fo:country="CZ" officeooo:rsid="3ed641e4" style:language-asian="cs" style:country-asian="CZ"/>
    </style:style>
    <style:style style:name="T602" style:family="text">
      <style:text-properties fo:language="cs" fo:country="CZ" officeooo:rsid="28a81e80" style:language-asian="cs" style:country-asian="CZ"/>
    </style:style>
    <style:style style:name="T603" style:family="text">
      <style:text-properties fo:language="cs" fo:country="CZ" officeooo:rsid="4804ee9f" style:language-asian="cs" style:country-asian="CZ"/>
    </style:style>
    <style:style style:name="T604" style:family="text">
      <style:text-properties fo:language="cs" fo:country="CZ" officeooo:rsid="48098f51" style:language-asian="cs" style:country-asian="CZ"/>
    </style:style>
    <style:style style:name="T605" style:family="text">
      <style:text-properties fo:language="cs" fo:country="CZ" officeooo:rsid="480b818c" style:language-asian="cs" style:country-asian="CZ"/>
    </style:style>
    <style:style style:name="T606" style:family="text">
      <style:text-properties fo:language="cs" fo:country="CZ" officeooo:rsid="480cf84d" style:language-asian="cs" style:country-asian="CZ"/>
    </style:style>
    <style:style style:name="T607" style:family="text">
      <style:text-properties fo:language="cs" fo:country="CZ" officeooo:rsid="4829bc21" style:language-asian="cs" style:country-asian="CZ"/>
    </style:style>
    <style:style style:name="T608" style:family="text">
      <style:text-properties fo:language="cs" fo:country="CZ" officeooo:rsid="225ad0f8" style:language-asian="cs" style:country-asian="CZ"/>
    </style:style>
    <style:style style:name="T609" style:family="text">
      <style:text-properties fo:language="cs" fo:country="CZ" officeooo:rsid="3dc38f99" style:language-asian="cs" style:country-asian="CZ"/>
    </style:style>
    <style:style style:name="T610" style:family="text">
      <style:text-properties fo:language="cs" fo:country="CZ" officeooo:rsid="4839349f" style:language-asian="cs" style:country-asian="CZ"/>
    </style:style>
    <style:style style:name="T611" style:family="text">
      <style:text-properties fo:language="cs" fo:country="CZ" officeooo:rsid="483aa3b3" style:language-asian="cs" style:country-asian="CZ"/>
    </style:style>
    <style:style style:name="T612" style:family="text">
      <style:text-properties fo:language="cs" fo:country="CZ" officeooo:rsid="483e378b" style:language-asian="cs" style:country-asian="CZ"/>
    </style:style>
    <style:style style:name="T613" style:family="text">
      <style:text-properties fo:language="cs" fo:country="CZ" officeooo:rsid="48424ea9" style:language-asian="cs" style:country-asian="CZ"/>
    </style:style>
    <style:style style:name="T614" style:family="text">
      <style:text-properties fo:language="cs" fo:country="CZ" officeooo:rsid="4868a010" style:language-asian="cs" style:country-asian="CZ"/>
    </style:style>
    <style:style style:name="T615" style:family="text">
      <style:text-properties fo:language="cs" fo:country="CZ" officeooo:rsid="4876d85d" style:language-asian="cs" style:country-asian="CZ"/>
    </style:style>
    <style:style style:name="T616" style:family="text">
      <style:text-properties fo:language="cs" fo:country="CZ" officeooo:rsid="48bef0e3" style:language-asian="cs" style:country-asian="CZ"/>
    </style:style>
    <style:style style:name="T617" style:family="text">
      <style:text-properties fo:language="cs" fo:country="CZ" officeooo:rsid="13dfae71" style:language-asian="cs" style:country-asian="CZ"/>
    </style:style>
    <style:style style:name="T618" style:family="text">
      <style:text-properties fo:language="cs" fo:country="CZ" officeooo:rsid="48e32de2" style:language-asian="cs" style:country-asian="CZ"/>
    </style:style>
    <style:style style:name="T619" style:family="text">
      <style:text-properties fo:language="cs" fo:country="CZ" officeooo:rsid="48e51d17" style:language-asian="cs" style:country-asian="CZ"/>
    </style:style>
    <style:style style:name="T620" style:family="text">
      <style:text-properties fo:language="cs" fo:country="CZ" officeooo:rsid="492149ad" style:language-asian="cs" style:country-asian="CZ"/>
    </style:style>
    <style:style style:name="T621" style:family="text">
      <style:text-properties fo:language="cs" fo:country="CZ" officeooo:rsid="49617508" style:language-asian="cs" style:country-asian="CZ"/>
    </style:style>
    <style:style style:name="T622" style:family="text">
      <style:text-properties fo:language="cs" fo:country="CZ" officeooo:rsid="4a4dfd9e" style:language-asian="cs" style:country-asian="CZ"/>
    </style:style>
    <style:style style:name="T623" style:family="text">
      <style:text-properties fo:language="cs" fo:country="CZ" officeooo:rsid="3adef726" style:language-asian="cs" style:country-asian="CZ"/>
    </style:style>
    <style:style style:name="T624" style:family="text">
      <style:text-properties fo:language="cs" fo:country="CZ" officeooo:rsid="4a5cbb2d" style:language-asian="cs" style:country-asian="CZ"/>
    </style:style>
    <style:style style:name="T625" style:family="text">
      <style:text-properties fo:language="cs" fo:country="CZ" officeooo:rsid="4a755c70" style:language-asian="cs" style:country-asian="CZ"/>
    </style:style>
    <style:style style:name="T626" style:family="text">
      <style:text-properties fo:language="cs" fo:country="CZ" officeooo:rsid="228327ad" style:language-asian="cs" style:country-asian="CZ"/>
    </style:style>
    <style:style style:name="T627" style:family="text">
      <style:text-properties fo:language="cs" fo:country="CZ" officeooo:rsid="4a76a065" style:language-asian="cs" style:country-asian="CZ"/>
    </style:style>
    <style:style style:name="T628" style:family="text">
      <style:text-properties fo:language="cs" fo:country="CZ" officeooo:rsid="4a7773b6" style:language-asian="cs" style:country-asian="CZ"/>
    </style:style>
    <style:style style:name="T629" style:family="text">
      <style:text-properties fo:language="cs" fo:country="CZ" officeooo:rsid="4a7791ee" style:language-asian="cs" style:country-asian="CZ"/>
    </style:style>
    <style:style style:name="T630" style:family="text">
      <style:text-properties fo:language="cs" fo:country="CZ" officeooo:rsid="4a7b09e3" style:language-asian="cs" style:country-asian="CZ"/>
    </style:style>
    <style:style style:name="T631" style:family="text">
      <style:text-properties fo:language="cs" fo:country="CZ" officeooo:rsid="4a85d600" style:language-asian="cs" style:country-asian="CZ"/>
    </style:style>
    <style:style style:name="T632" style:family="text">
      <style:text-properties fo:language="cs" fo:country="CZ" officeooo:rsid="4a9565be" style:language-asian="cs" style:country-asian="CZ"/>
    </style:style>
    <style:style style:name="T633" style:family="text">
      <style:text-properties fo:language="cs" fo:country="CZ" officeooo:rsid="4aa148b8" style:language-asian="cs" style:country-asian="CZ"/>
    </style:style>
    <style:style style:name="T634" style:family="text">
      <style:text-properties fo:language="cs" fo:country="CZ" officeooo:rsid="4aa2e5f6" style:language-asian="cs" style:country-asian="CZ"/>
    </style:style>
    <style:style style:name="T635" style:family="text">
      <style:text-properties fo:language="cs" fo:country="CZ" officeooo:rsid="4aa47713" style:language-asian="cs" style:country-asian="CZ"/>
    </style:style>
    <style:style style:name="T636" style:family="text">
      <style:text-properties fo:language="cs" fo:country="CZ" officeooo:rsid="4ab9f4d6" style:language-asian="cs" style:country-asian="CZ"/>
    </style:style>
    <style:style style:name="T637" style:family="text">
      <style:text-properties fo:language="cs" fo:country="CZ" officeooo:rsid="4aea1374" style:language-asian="cs" style:country-asian="CZ"/>
    </style:style>
    <style:style style:name="T638" style:family="text">
      <style:text-properties fo:language="cs" fo:country="CZ" officeooo:rsid="2210eef5" style:language-asian="cs" style:country-asian="CZ"/>
    </style:style>
    <style:style style:name="T639" style:family="text">
      <style:text-properties fo:language="cs" fo:country="CZ" fo:font-style="italic" style:language-asian="cs" style:country-asian="CZ" style:font-style-asian="italic" style:font-style-complex="italic"/>
    </style:style>
    <style:style style:name="T640" style:family="text">
      <style:text-properties fo:language="cs" fo:country="CZ" fo:font-style="italic" officeooo:rsid="20834f4f" style:language-asian="cs" style:country-asian="CZ" style:font-style-asian="italic" style:font-style-complex="italic"/>
    </style:style>
    <style:style style:name="T641" style:family="text">
      <style:text-properties fo:language="cs" fo:country="CZ" fo:font-style="italic" officeooo:rsid="2395a884" style:language-asian="cs" style:country-asian="CZ" style:font-style-asian="italic" style:font-style-complex="italic"/>
    </style:style>
    <style:style style:name="T642" style:family="text">
      <style:text-properties fo:language="cs" fo:country="CZ" fo:font-style="italic" officeooo:rsid="239f3212" style:language-asian="cs" style:country-asian="CZ" style:font-style-asian="italic" style:font-style-complex="italic"/>
    </style:style>
    <style:style style:name="T643" style:family="text">
      <style:text-properties fo:language="cs" fo:country="CZ" fo:font-style="italic" officeooo:rsid="239ee6d2" style:language-asian="cs" style:country-asian="CZ" style:font-style-asian="italic" style:font-style-complex="italic"/>
    </style:style>
    <style:style style:name="T644" style:family="text">
      <style:text-properties fo:language="cs" fo:country="CZ" fo:font-style="italic" officeooo:rsid="2397efe5" style:language-asian="cs" style:country-asian="CZ" style:font-style-asian="italic" style:font-style-complex="italic"/>
    </style:style>
    <style:style style:name="T645" style:family="text">
      <style:text-properties fo:language="cs" fo:country="CZ" fo:font-style="italic" officeooo:rsid="23cb1884" style:language-asian="cs" style:country-asian="CZ" style:font-style-asian="italic" style:font-style-complex="italic"/>
    </style:style>
    <style:style style:name="T646" style:family="text">
      <style:text-properties fo:language="cs" fo:country="CZ" fo:font-style="italic" officeooo:rsid="23cc4087" style:language-asian="cs" style:country-asian="CZ" style:font-style-asian="italic" style:font-style-complex="italic"/>
    </style:style>
    <style:style style:name="T647" style:family="text">
      <style:text-properties fo:language="cs" fo:country="CZ" fo:font-style="italic" officeooo:rsid="23d24716" style:language-asian="cs" style:country-asian="CZ" style:font-style-asian="italic" style:font-style-complex="italic"/>
    </style:style>
    <style:style style:name="T648" style:family="text">
      <style:text-properties fo:language="cs" fo:country="CZ" fo:font-style="italic" officeooo:rsid="23e9cc18" style:language-asian="cs" style:country-asian="CZ" style:font-style-asian="italic" style:font-style-complex="italic"/>
    </style:style>
    <style:style style:name="T649" style:family="text">
      <style:text-properties fo:language="cs" fo:country="CZ" fo:font-style="italic" officeooo:rsid="23bc305e" style:language-asian="cs" style:country-asian="CZ" style:font-style-asian="italic" style:font-style-complex="italic"/>
    </style:style>
    <style:style style:name="T650" style:family="text">
      <style:text-properties fo:language="cs" fo:country="CZ" fo:font-style="italic" officeooo:rsid="23b742fd" style:language-asian="cs" style:country-asian="CZ" style:font-style-asian="italic" style:font-style-complex="italic"/>
    </style:style>
    <style:style style:name="T651" style:family="text">
      <style:text-properties fo:language="cs" fo:country="CZ" fo:font-style="italic" officeooo:rsid="24ffc69a" style:language-asian="cs" style:country-asian="CZ" style:font-style-asian="italic" style:font-style-complex="italic"/>
    </style:style>
    <style:style style:name="T652" style:family="text">
      <style:text-properties fo:language="cs" fo:country="CZ" fo:font-style="italic" officeooo:rsid="4280fd1d" style:language-asian="cs" style:country-asian="CZ" style:font-style-asian="italic" style:font-style-complex="italic"/>
    </style:style>
    <style:style style:name="T653" style:family="text">
      <style:text-properties fo:language="cs" fo:country="CZ" fo:font-style="italic" officeooo:rsid="4283adc7" style:language-asian="cs" style:country-asian="CZ" style:font-style-asian="italic" style:font-style-complex="italic"/>
    </style:style>
    <style:style style:name="T654" style:family="text">
      <style:text-properties fo:language="cs" fo:country="CZ" fo:font-style="italic" officeooo:rsid="428b597f" style:language-asian="cs" style:country-asian="CZ" style:font-style-asian="italic" style:font-style-complex="italic"/>
    </style:style>
    <style:style style:name="T655" style:family="text">
      <style:text-properties fo:language="cs" fo:country="CZ" fo:font-style="italic" officeooo:rsid="428a5d7f" style:language-asian="cs" style:country-asian="CZ" style:font-style-asian="italic" style:font-style-complex="italic"/>
    </style:style>
    <style:style style:name="T656" style:family="text">
      <style:text-properties fo:language="cs" fo:country="CZ" fo:font-style="italic" officeooo:rsid="42903296" style:language-asian="cs" style:country-asian="CZ" style:font-style-asian="italic" style:font-style-complex="italic"/>
    </style:style>
    <style:style style:name="T657" style:family="text">
      <style:text-properties fo:language="cs" fo:country="CZ" fo:font-style="italic" officeooo:rsid="429fff17" style:language-asian="cs" style:country-asian="CZ" style:font-style-asian="italic" style:font-style-complex="italic"/>
    </style:style>
    <style:style style:name="T658" style:family="text">
      <style:text-properties fo:language="cs" fo:country="CZ" fo:font-style="italic" officeooo:rsid="42c7d3e2" style:language-asian="cs" style:country-asian="CZ" style:font-style-asian="italic" style:font-style-complex="italic"/>
    </style:style>
    <style:style style:name="T659" style:family="text">
      <style:text-properties fo:language="cs" fo:country="CZ" fo:font-style="italic" officeooo:rsid="42de89ab" style:language-asian="cs" style:country-asian="CZ" style:font-style-asian="italic" style:font-style-complex="italic"/>
    </style:style>
    <style:style style:name="T660" style:family="text">
      <style:text-properties fo:language="cs" fo:country="CZ" fo:font-style="italic" officeooo:rsid="430ab4f6" style:language-asian="cs" style:country-asian="CZ" style:font-style-asian="italic" style:font-style-complex="italic"/>
    </style:style>
    <style:style style:name="T661" style:family="text">
      <style:text-properties fo:language="cs" fo:country="CZ" fo:font-style="italic" officeooo:rsid="3b4b2462" style:language-asian="cs" style:country-asian="CZ" style:font-style-asian="italic" style:font-style-complex="italic"/>
    </style:style>
    <style:style style:name="T662" style:family="text">
      <style:text-properties fo:language="cs" fo:country="CZ" fo:font-style="italic" officeooo:rsid="20a75113" style:language-asian="cs" style:country-asian="CZ" style:font-style-asian="italic" style:font-style-complex="italic"/>
    </style:style>
    <style:style style:name="T663" style:family="text">
      <style:text-properties fo:language="cs" fo:country="CZ" fo:font-style="italic" officeooo:rsid="43bfb80c" style:language-asian="cs" style:country-asian="CZ" style:font-style-asian="italic" style:font-style-complex="italic"/>
    </style:style>
    <style:style style:name="T664" style:family="text">
      <style:text-properties fo:language="cs" fo:country="CZ" fo:font-style="italic" officeooo:rsid="43c22796" style:language-asian="cs" style:country-asian="CZ" style:font-style-asian="italic" style:font-style-complex="italic"/>
    </style:style>
    <style:style style:name="T665" style:family="text">
      <style:text-properties fo:language="cs" fo:country="CZ" fo:font-style="italic" officeooo:rsid="43ff1aaf" style:language-asian="cs" style:country-asian="CZ" style:font-style-asian="italic" style:font-style-complex="italic"/>
    </style:style>
    <style:style style:name="T666" style:family="text">
      <style:text-properties fo:language="cs" fo:country="CZ" fo:font-style="italic" officeooo:rsid="44338544" style:language-asian="cs" style:country-asian="CZ" style:font-style-asian="italic" style:font-style-complex="italic"/>
    </style:style>
    <style:style style:name="T667" style:family="text">
      <style:text-properties fo:language="cs" fo:country="CZ" fo:font-style="italic" officeooo:rsid="21b1e115" style:language-asian="cs" style:country-asian="CZ" style:font-style-asian="italic" style:font-style-complex="italic"/>
    </style:style>
    <style:style style:name="T668" style:family="text">
      <style:text-properties fo:language="cs" fo:country="CZ" fo:font-style="italic" officeooo:rsid="223e7fa9" style:language-asian="cs" style:country-asian="CZ" style:font-style-asian="italic" style:font-style-complex="italic"/>
    </style:style>
    <style:style style:name="T669" style:family="text">
      <style:text-properties fo:language="cs" fo:country="CZ" fo:font-style="italic" officeooo:rsid="22404075" style:language-asian="cs" style:country-asian="CZ" style:font-style-asian="italic" style:font-style-complex="italic"/>
    </style:style>
    <style:style style:name="T670" style:family="text">
      <style:text-properties fo:language="cs" fo:country="CZ" fo:font-style="italic" officeooo:rsid="228dc0f3" style:language-asian="cs" style:country-asian="CZ" style:font-style-asian="italic" style:font-style-complex="italic"/>
    </style:style>
    <style:style style:name="T671" style:family="text">
      <style:text-properties fo:language="cs" fo:country="CZ" fo:font-style="italic" officeooo:rsid="23711f9a" style:language-asian="cs" style:country-asian="CZ" style:font-style-asian="italic" style:font-style-complex="italic"/>
    </style:style>
    <style:style style:name="T672" style:family="text">
      <style:text-properties fo:language="cs" fo:country="CZ" fo:font-style="italic" officeooo:rsid="2270d6b1" style:language-asian="cs" style:country-asian="CZ" style:font-style-asian="italic" style:font-style-complex="italic"/>
    </style:style>
    <style:style style:name="T673" style:family="text">
      <style:text-properties fo:language="cs" fo:country="CZ" fo:font-style="italic" officeooo:rsid="22a49575" style:language-asian="cs" style:country-asian="CZ" style:font-style-asian="italic" style:font-style-complex="italic"/>
    </style:style>
    <style:style style:name="T674" style:family="text">
      <style:text-properties fo:language="cs" fo:country="CZ" fo:font-style="italic" officeooo:rsid="22800e48" style:language-asian="cs" style:country-asian="CZ" style:font-style-asian="italic" style:font-style-complex="italic"/>
    </style:style>
    <style:style style:name="T675" style:family="text">
      <style:text-properties fo:language="cs" fo:country="CZ" fo:font-style="italic" officeooo:rsid="2282078d" style:language-asian="cs" style:country-asian="CZ" style:font-style-asian="italic" style:font-style-complex="italic"/>
    </style:style>
    <style:style style:name="T676" style:family="text">
      <style:text-properties fo:language="cs" fo:country="CZ" fo:font-style="italic" officeooo:rsid="224b196c" style:language-asian="cs" style:country-asian="CZ" style:font-style-asian="italic" style:font-style-complex="italic"/>
    </style:style>
    <style:style style:name="T677" style:family="text">
      <style:text-properties fo:language="cs" fo:country="CZ" fo:font-style="italic" officeooo:rsid="224ad8f1"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27187a1" style:language-asian="cs" style:country-asian="CZ" style:font-style-asian="italic" style:font-style-complex="italic"/>
    </style:style>
    <style:style style:name="T680" style:family="text">
      <style:text-properties fo:language="cs" fo:country="CZ" fo:font-style="italic" officeooo:rsid="227200b6" style:language-asian="cs" style:country-asian="CZ" style:font-style-asian="italic" style:font-style-complex="italic"/>
    </style:style>
    <style:style style:name="T681" style:family="text">
      <style:text-properties fo:language="cs" fo:country="CZ" fo:font-style="italic" officeooo:rsid="16282f48" style:language-asian="cs" style:country-asian="CZ" style:font-style-asian="italic" style:font-style-complex="italic"/>
    </style:style>
    <style:style style:name="T682" style:family="text">
      <style:text-properties fo:language="cs" fo:country="CZ" fo:font-style="italic" officeooo:rsid="478e19df" style:language-asian="cs" style:country-asian="CZ" style:font-style-asian="italic" style:font-style-complex="italic"/>
    </style:style>
    <style:style style:name="T683" style:family="text">
      <style:text-properties fo:language="cs" fo:country="CZ" fo:font-style="italic" officeooo:rsid="479f064c" style:language-asian="cs" style:country-asian="CZ" style:font-style-asian="italic" style:font-style-complex="italic"/>
    </style:style>
    <style:style style:name="T684" style:family="text">
      <style:text-properties fo:language="cs" fo:country="CZ" fo:font-style="italic" officeooo:rsid="3ebfa17d" style:language-asian="cs" style:country-asian="CZ" style:font-style-asian="italic" style:font-style-complex="italic"/>
    </style:style>
    <style:style style:name="T685" style:family="text">
      <style:text-properties fo:language="cs" fo:country="CZ" fo:font-style="italic" officeooo:rsid="28a81e80" style:language-asian="cs" style:country-asian="CZ" style:font-style-asian="italic" style:font-style-complex="italic"/>
    </style:style>
    <style:style style:name="T686" style:family="text">
      <style:text-properties fo:language="cs" fo:country="CZ" fo:font-style="italic" officeooo:rsid="48424ea9" style:language-asian="cs" style:country-asian="CZ" style:font-style-asian="italic" style:font-style-complex="italic"/>
    </style:style>
    <style:style style:name="T687" style:family="text">
      <style:text-properties fo:language="cs" fo:country="CZ" fo:font-style="italic" officeooo:rsid="48bef0e3" style:language-asian="cs" style:country-asian="CZ" style:font-style-asian="italic" style:font-style-complex="italic"/>
    </style:style>
    <style:style style:name="T688" style:family="text">
      <style:text-properties fo:language="cs" fo:country="CZ" fo:font-style="italic" officeooo:rsid="13dfae71" style:language-asian="cs" style:country-asian="CZ" style:font-style-asian="italic" style:font-style-complex="italic"/>
    </style:style>
    <style:style style:name="T689" style:family="text">
      <style:text-properties fo:language="cs" fo:country="CZ" fo:font-style="italic" officeooo:rsid="48e32de2" style:language-asian="cs" style:country-asian="CZ" style:font-style-asian="italic" style:font-style-complex="italic"/>
    </style:style>
    <style:style style:name="T690" style:family="text">
      <style:text-properties fo:language="cs" fo:country="CZ" fo:font-style="italic" officeooo:rsid="4935a259" style:language-asian="cs" style:country-asian="CZ" style:font-style-asian="italic" style:font-style-complex="italic"/>
    </style:style>
    <style:style style:name="T691" style:family="text">
      <style:text-properties fo:language="cs" fo:country="CZ" fo:font-style="italic" officeooo:rsid="16077e11" style:language-asian="cs" style:country-asian="CZ" style:font-style-asian="italic" style:font-style-complex="italic"/>
    </style:style>
    <style:style style:name="T692" style:family="text">
      <style:text-properties fo:language="cs" fo:country="CZ" fo:font-style="italic" officeooo:rsid="49aa3132" style:language-asian="cs" style:country-asian="CZ" style:font-style-asian="italic" style:font-style-complex="italic"/>
    </style:style>
    <style:style style:name="T693" style:family="text">
      <style:text-properties fo:language="cs" fo:country="CZ" fo:font-style="italic" officeooo:rsid="49ae555f" style:language-asian="cs" style:country-asian="CZ" style:font-style-asian="italic" style:font-style-complex="italic"/>
    </style:style>
    <style:style style:name="T694" style:family="text">
      <style:text-properties fo:language="cs" fo:country="CZ" fo:font-style="italic" officeooo:rsid="49af0872" style:language-asian="cs" style:country-asian="CZ" style:font-style-asian="italic" style:font-style-complex="italic"/>
    </style:style>
    <style:style style:name="T695" style:family="text">
      <style:text-properties fo:language="cs" fo:country="CZ" fo:font-style="italic" officeooo:rsid="49bc1fb4" style:language-asian="cs" style:country-asian="CZ" style:font-style-asian="italic" style:font-style-complex="italic"/>
    </style:style>
    <style:style style:name="T696" style:family="text">
      <style:text-properties fo:language="cs" fo:country="CZ" fo:font-style="italic" officeooo:rsid="49c4672e" style:language-asian="cs" style:country-asian="CZ" style:font-style-asian="italic" style:font-style-complex="italic"/>
    </style:style>
    <style:style style:name="T697" style:family="text">
      <style:text-properties fo:language="cs" fo:country="CZ" fo:font-style="italic" officeooo:rsid="49c485a4" style:language-asian="cs" style:country-asian="CZ" style:font-style-asian="italic" style:font-style-complex="italic"/>
    </style:style>
    <style:style style:name="T698" style:family="text">
      <style:text-properties fo:language="cs" fo:country="CZ" fo:font-style="italic" officeooo:rsid="49c62ad3" style:language-asian="cs" style:country-asian="CZ" style:font-style-asian="italic" style:font-style-complex="italic"/>
    </style:style>
    <style:style style:name="T699" style:family="text">
      <style:text-properties fo:language="cs" fo:country="CZ" fo:font-style="italic" officeooo:rsid="49c9bc3e" style:language-asian="cs" style:country-asian="CZ" style:font-style-asian="italic" style:font-style-complex="italic"/>
    </style:style>
    <style:style style:name="T700" style:family="text">
      <style:text-properties fo:language="cs" fo:country="CZ" fo:font-style="italic" officeooo:rsid="4a167646" style:language-asian="cs" style:country-asian="CZ" style:font-style-asian="italic" style:font-style-complex="italic"/>
    </style:style>
    <style:style style:name="T701" style:family="text">
      <style:text-properties fo:language="cs" fo:country="CZ" fo:font-style="italic" officeooo:rsid="28bff5cc" style:language-asian="cs" style:country-asian="CZ" style:font-style-asian="italic" style:font-style-complex="italic"/>
    </style:style>
    <style:style style:name="T702" style:family="text">
      <style:text-properties fo:language="cs" fo:country="CZ" fo:font-style="italic" officeooo:rsid="4a61a6b4" style:language-asian="cs" style:country-asian="CZ" style:font-style-asian="italic" style:font-style-complex="italic"/>
    </style:style>
    <style:style style:name="T703" style:family="text">
      <style:text-properties fo:language="cs" fo:country="CZ" fo:font-style="italic" officeooo:rsid="4a69bce8" style:language-asian="cs" style:country-asian="CZ" style:font-style-asian="italic" style:font-style-complex="italic"/>
    </style:style>
    <style:style style:name="T704" style:family="text">
      <style:text-properties fo:language="cs" fo:country="CZ" fo:font-style="italic" officeooo:rsid="4a755c70" style:language-asian="cs" style:country-asian="CZ" style:font-style-asian="italic" style:font-style-complex="italic"/>
    </style:style>
    <style:style style:name="T705" style:family="text">
      <style:text-properties fo:language="cs" fo:country="CZ" fo:font-style="italic" officeooo:rsid="4a85d600" style:language-asian="cs" style:country-asian="CZ" style:font-style-asian="italic" style:font-style-complex="italic"/>
    </style:style>
    <style:style style:name="T706" style:family="text">
      <style:text-properties fo:language="cs" fo:country="CZ" fo:font-style="italic" officeooo:rsid="4aa47713" style:language-asian="cs" style:country-asian="CZ" style:font-style-asian="italic" style:font-style-complex="italic"/>
    </style:style>
    <style:style style:name="T707" style:family="text">
      <style:text-properties fo:language="cs" fo:country="CZ" fo:font-style="italic" officeooo:rsid="4849a8a6" style:language-asian="cs" style:country-asian="CZ" style:font-style-asian="italic" style:font-style-complex="italic"/>
    </style:style>
    <style:style style:name="T708" style:family="text">
      <style:text-properties fo:language="cs" fo:country="CZ" fo:font-style="italic" officeooo:rsid="4ad0ffd0" style:language-asian="cs" style:country-asian="CZ" style:font-style-asian="italic" style:font-style-complex="italic"/>
    </style:style>
    <style:style style:name="T709" style:family="text">
      <style:text-properties fo:language="cs" fo:country="CZ" fo:font-style="italic" officeooo:rsid="2210eef5" style:language-asian="cs" style:country-asian="CZ" style:font-style-asian="italic" style:font-style-complex="italic"/>
    </style:style>
    <style:style style:name="T710" style:family="text">
      <style:text-properties fo:language="cs" fo:country="CZ" fo:font-style="italic" style:language-asian="cs" style:country-asian="CZ" style:font-style-asian="italic" style:language-complex="ar" style:country-complex="SA" style:font-style-complex="italic"/>
    </style:style>
    <style:style style:name="T711" style:family="text">
      <style:text-properties fo:language="cs" fo:country="CZ" fo:font-style="italic" style:font-style-asian="italic" style:font-style-complex="italic"/>
    </style:style>
    <style:style style:name="T712" style:family="text">
      <style:text-properties fo:language="cs" fo:country="CZ" fo:font-style="normal" style:language-asian="cs" style:country-asian="CZ" style:font-style-asian="normal" style:font-style-complex="normal"/>
    </style:style>
    <style:style style:name="T713" style:family="text">
      <style:text-properties fo:language="cs" fo:country="CZ" fo:font-style="normal" officeooo:rsid="2351a1c2" style:language-asian="cs" style:country-asian="CZ" style:font-style-asian="normal" style:font-style-complex="normal"/>
    </style:style>
    <style:style style:name="T714" style:family="text">
      <style:text-properties fo:language="cs" fo:country="CZ" fo:font-style="normal" officeooo:rsid="235399e7" style:language-asian="cs" style:country-asian="CZ" style:font-style-asian="normal" style:font-style-complex="normal"/>
    </style:style>
    <style:style style:name="T715" style:family="text">
      <style:text-properties fo:language="cs" fo:country="CZ" fo:font-style="normal" officeooo:rsid="21537a33" style:language-asian="cs" style:country-asian="CZ" style:font-style-asian="normal" style:font-style-complex="normal"/>
    </style:style>
    <style:style style:name="T716" style:family="text">
      <style:text-properties fo:language="cs" fo:country="CZ" fo:font-style="normal" officeooo:rsid="232dc870" style:language-asian="cs" style:country-asian="CZ" style:font-style-asian="normal" style:font-style-complex="normal"/>
    </style:style>
    <style:style style:name="T717" style:family="text">
      <style:text-properties fo:language="cs" fo:country="CZ" fo:font-style="normal" officeooo:rsid="230ba10e" style:language-asian="cs" style:country-asian="CZ" style:font-style-asian="normal" style:font-style-complex="normal"/>
    </style:style>
    <style:style style:name="T718" style:family="text">
      <style:text-properties fo:language="cs" fo:country="CZ" fo:font-style="normal" officeooo:rsid="235a9de7" style:language-asian="cs" style:country-asian="CZ" style:font-style-asian="normal" style:font-style-complex="normal"/>
    </style:style>
    <style:style style:name="T719" style:family="text">
      <style:text-properties fo:language="cs" fo:country="CZ" fo:font-style="normal" officeooo:rsid="22fc745d" style:language-asian="cs" style:country-asian="CZ" style:font-style-asian="normal" style:font-style-complex="normal"/>
    </style:style>
    <style:style style:name="T720" style:family="text">
      <style:text-properties fo:language="cs" fo:country="CZ" fo:font-style="normal" officeooo:rsid="2065d056" style:language-asian="cs" style:country-asian="CZ" style:font-style-asian="normal" style:font-style-complex="normal"/>
    </style:style>
    <style:style style:name="T721" style:family="text">
      <style:text-properties fo:language="cs" fo:country="CZ" fo:font-style="normal" officeooo:rsid="2157048b" style:language-asian="cs" style:country-asian="CZ" style:font-style-asian="normal" style:font-style-complex="normal"/>
    </style:style>
    <style:style style:name="T722" style:family="text">
      <style:text-properties fo:language="cs" fo:country="CZ" fo:font-style="normal" officeooo:rsid="237987a4" style:language-asian="cs" style:country-asian="CZ" style:font-style-asian="normal" style:font-style-complex="normal"/>
    </style:style>
    <style:style style:name="T723" style:family="text">
      <style:text-properties fo:language="cs" fo:country="CZ" fo:font-style="normal" officeooo:rsid="2197e806" style:language-asian="cs" style:country-asian="CZ" style:font-style-asian="normal" style:font-style-complex="normal"/>
    </style:style>
    <style:style style:name="T724" style:family="text">
      <style:text-properties fo:language="cs" fo:country="CZ" fo:font-style="normal" officeooo:rsid="23dd2eaa" style:language-asian="cs" style:country-asian="CZ" style:font-style-asian="normal" style:font-style-complex="normal"/>
    </style:style>
    <style:style style:name="T725" style:family="text">
      <style:text-properties fo:language="cs" fo:country="CZ" fo:font-style="normal" officeooo:rsid="207e1207" style:language-asian="cs" style:country-asian="CZ" style:font-style-asian="normal" style:font-style-complex="normal"/>
    </style:style>
    <style:style style:name="T726" style:family="text">
      <style:text-properties fo:language="cs" fo:country="CZ" fo:font-style="normal" officeooo:rsid="23ded328" style:language-asian="cs" style:country-asian="CZ" style:font-style-asian="normal" style:font-style-complex="normal"/>
    </style:style>
    <style:style style:name="T727" style:family="text">
      <style:text-properties fo:language="cs" fo:country="CZ" fo:font-style="normal" officeooo:rsid="208751d0" style:language-asian="cs" style:country-asian="CZ" style:font-style-asian="normal" style:font-style-complex="normal"/>
    </style:style>
    <style:style style:name="T728" style:family="text">
      <style:text-properties fo:language="cs" fo:country="CZ" fo:font-style="normal" officeooo:rsid="23e02bac" style:language-asian="cs" style:country-asian="CZ" style:font-style-asian="normal" style:font-style-complex="normal"/>
    </style:style>
    <style:style style:name="T729" style:family="text">
      <style:text-properties fo:language="cs" fo:country="CZ" fo:font-style="normal" officeooo:rsid="207fb675" style:language-asian="cs" style:country-asian="CZ" style:font-style-asian="normal" style:font-style-complex="normal"/>
    </style:style>
    <style:style style:name="T730" style:family="text">
      <style:text-properties fo:language="cs" fo:country="CZ" fo:font-style="normal" officeooo:rsid="239ee9e8" style:language-asian="cs" style:country-asian="CZ" style:font-style-asian="normal" style:font-style-complex="normal"/>
    </style:style>
    <style:style style:name="T731" style:family="text">
      <style:text-properties fo:language="cs" fo:country="CZ" fo:font-style="normal" officeooo:rsid="2395a884" style:language-asian="cs" style:country-asian="CZ" style:font-style-asian="normal" style:font-style-complex="normal"/>
    </style:style>
    <style:style style:name="T732" style:family="text">
      <style:text-properties fo:language="cs" fo:country="CZ" fo:font-style="normal" officeooo:rsid="239d5616" style:language-asian="cs" style:country-asian="CZ" style:font-style-asian="normal" style:font-style-complex="normal"/>
    </style:style>
    <style:style style:name="T733" style:family="text">
      <style:text-properties fo:language="cs" fo:country="CZ" fo:font-style="normal" officeooo:rsid="239f3212" style:language-asian="cs" style:country-asian="CZ" style:font-style-asian="normal" style:font-style-complex="normal"/>
    </style:style>
    <style:style style:name="T734" style:family="text">
      <style:text-properties fo:language="cs" fo:country="CZ" fo:font-style="normal" officeooo:rsid="23acc3e5" style:language-asian="cs" style:country-asian="CZ" style:font-style-asian="normal" style:font-style-complex="normal"/>
    </style:style>
    <style:style style:name="T735" style:family="text">
      <style:text-properties fo:language="cs" fo:country="CZ" fo:font-style="normal" officeooo:rsid="239ee6d2" style:language-asian="cs" style:country-asian="CZ" style:font-style-asian="normal" style:font-style-complex="normal"/>
    </style:style>
    <style:style style:name="T736" style:family="text">
      <style:text-properties fo:language="cs" fo:country="CZ" fo:font-style="normal" officeooo:rsid="23b28370" style:language-asian="cs" style:country-asian="CZ" style:font-style-asian="normal" style:font-style-complex="normal"/>
    </style:style>
    <style:style style:name="T737" style:family="text">
      <style:text-properties fo:language="cs" fo:country="CZ" fo:font-style="normal" officeooo:rsid="23d41b6c" style:language-asian="cs" style:country-asian="CZ" style:font-style-asian="normal" style:font-style-complex="normal"/>
    </style:style>
    <style:style style:name="T738" style:family="text">
      <style:text-properties fo:language="cs" fo:country="CZ" fo:font-style="normal" officeooo:rsid="2397efe5" style:language-asian="cs" style:country-asian="CZ" style:font-style-asian="normal" style:font-style-complex="normal"/>
    </style:style>
    <style:style style:name="T739" style:family="text">
      <style:text-properties fo:language="cs" fo:country="CZ" fo:font-style="normal" officeooo:rsid="23d523ff" style:language-asian="cs" style:country-asian="CZ" style:font-style-asian="normal" style:font-style-complex="normal"/>
    </style:style>
    <style:style style:name="T740" style:family="text">
      <style:text-properties fo:language="cs" fo:country="CZ" fo:font-style="normal" officeooo:rsid="23d5646f" style:language-asian="cs" style:country-asian="CZ" style:font-style-asian="normal" style:font-style-complex="normal"/>
    </style:style>
    <style:style style:name="T741" style:family="text">
      <style:text-properties fo:language="cs" fo:country="CZ" fo:font-style="normal" officeooo:rsid="23d8d5f9" style:language-asian="cs" style:country-asian="CZ" style:font-style-asian="normal" style:font-style-complex="normal"/>
    </style:style>
    <style:style style:name="T742" style:family="text">
      <style:text-properties fo:language="cs" fo:country="CZ" fo:font-style="normal" officeooo:rsid="23c804c5"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858a" style:language-asian="cs" style:country-asian="CZ" style:font-style-asian="normal" style:font-style-complex="normal"/>
    </style:style>
    <style:style style:name="T745" style:family="text">
      <style:text-properties fo:language="cs" fo:country="CZ" fo:font-style="normal" officeooo:rsid="23d97dc5" style:language-asian="cs" style:country-asian="CZ" style:font-style-asian="normal" style:font-style-complex="normal"/>
    </style:style>
    <style:style style:name="T746" style:family="text">
      <style:text-properties fo:language="cs" fo:country="CZ" fo:font-style="normal" officeooo:rsid="23963425" style:language-asian="cs" style:country-asian="CZ" style:font-style-asian="normal" style:font-style-complex="normal"/>
    </style:style>
    <style:style style:name="T747" style:family="text">
      <style:text-properties fo:language="cs" fo:country="CZ" fo:font-style="normal" officeooo:rsid="239d9eb9" style:language-asian="cs" style:country-asian="CZ" style:font-style-asian="normal" style:font-style-complex="normal"/>
    </style:style>
    <style:style style:name="T748" style:family="text">
      <style:text-properties fo:language="cs" fo:country="CZ" fo:font-style="normal" officeooo:rsid="23b4563e" style:language-asian="cs" style:country-asian="CZ" style:font-style-asian="normal" style:font-style-complex="normal"/>
    </style:style>
    <style:style style:name="T749" style:family="text">
      <style:text-properties fo:language="cs" fo:country="CZ" fo:font-style="normal" officeooo:rsid="23c21e07" style:language-asian="cs" style:country-asian="CZ" style:font-style-asian="normal" style:font-style-complex="normal"/>
    </style:style>
    <style:style style:name="T750" style:family="text">
      <style:text-properties fo:language="cs" fo:country="CZ" fo:font-style="normal" officeooo:rsid="23b95478" style:language-asian="cs" style:country-asian="CZ" style:font-style-asian="normal" style:font-style-complex="normal"/>
    </style:style>
    <style:style style:name="T751" style:family="text">
      <style:text-properties fo:language="cs" fo:country="CZ" fo:font-style="normal" officeooo:rsid="23ba6ab9" style:language-asian="cs" style:country-asian="CZ" style:font-style-asian="normal" style:font-style-complex="normal"/>
    </style:style>
    <style:style style:name="T752" style:family="text">
      <style:text-properties fo:language="cs" fo:country="CZ" fo:font-style="normal" officeooo:rsid="23c07497" style:language-asian="cs" style:country-asian="CZ" style:font-style-asian="normal" style:font-style-complex="normal"/>
    </style:style>
    <style:style style:name="T753" style:family="text">
      <style:text-properties fo:language="cs" fo:country="CZ" fo:font-style="normal" officeooo:rsid="23cb1884" style:language-asian="cs" style:country-asian="CZ" style:font-style-asian="normal" style:font-style-complex="normal"/>
    </style:style>
    <style:style style:name="T754" style:family="text">
      <style:text-properties fo:language="cs" fo:country="CZ" fo:font-style="normal" officeooo:rsid="23cc4087" style:language-asian="cs" style:country-asian="CZ" style:font-style-asian="normal" style:font-style-complex="normal"/>
    </style:style>
    <style:style style:name="T755" style:family="text">
      <style:text-properties fo:language="cs" fo:country="CZ" fo:font-style="normal" officeooo:rsid="23ce8c77" style:language-asian="cs" style:country-asian="CZ" style:font-style-asian="normal" style:font-style-complex="normal"/>
    </style:style>
    <style:style style:name="T756" style:family="text">
      <style:text-properties fo:language="cs" fo:country="CZ" fo:font-style="normal" officeooo:rsid="23cd9f0a" style:language-asian="cs" style:country-asian="CZ" style:font-style-asian="normal" style:font-style-complex="normal"/>
    </style:style>
    <style:style style:name="T757" style:family="text">
      <style:text-properties fo:language="cs" fo:country="CZ" fo:font-style="normal" officeooo:rsid="23efea3c" style:language-asian="cs" style:country-asian="CZ" style:font-style-asian="normal" style:font-style-complex="normal"/>
    </style:style>
    <style:style style:name="T758" style:family="text">
      <style:text-properties fo:language="cs" fo:country="CZ" fo:font-style="normal" officeooo:rsid="23cf6590" style:language-asian="cs" style:country-asian="CZ" style:font-style-asian="normal" style:font-style-complex="normal"/>
    </style:style>
    <style:style style:name="T759" style:family="text">
      <style:text-properties fo:language="cs" fo:country="CZ" fo:font-style="normal" officeooo:rsid="23cfd7be" style:language-asian="cs" style:country-asian="CZ" style:font-style-asian="normal" style:font-style-complex="normal"/>
    </style:style>
    <style:style style:name="T760" style:family="text">
      <style:text-properties fo:language="cs" fo:country="CZ" fo:font-style="normal" officeooo:rsid="23d0e82c" style:language-asian="cs" style:country-asian="CZ" style:font-style-asian="normal" style:font-style-complex="normal"/>
    </style:style>
    <style:style style:name="T761" style:family="text">
      <style:text-properties fo:language="cs" fo:country="CZ" fo:font-style="normal" officeooo:rsid="23d24716" style:language-asian="cs" style:country-asian="CZ" style:font-style-asian="normal" style:font-style-complex="normal"/>
    </style:style>
    <style:style style:name="T762" style:family="text">
      <style:text-properties fo:language="cs" fo:country="CZ" fo:font-style="normal" officeooo:rsid="23e9cc18" style:language-asian="cs" style:country-asian="CZ" style:font-style-asian="normal" style:font-style-complex="normal"/>
    </style:style>
    <style:style style:name="T763" style:family="text">
      <style:text-properties fo:language="cs" fo:country="CZ" fo:font-style="normal" officeooo:rsid="23a5525d" style:language-asian="cs" style:country-asian="CZ" style:font-style-asian="normal" style:font-style-complex="normal"/>
    </style:style>
    <style:style style:name="T764" style:family="text">
      <style:text-properties fo:language="cs" fo:country="CZ" fo:font-style="normal" officeooo:rsid="23bc305e" style:language-asian="cs" style:country-asian="CZ" style:font-style-asian="normal" style:font-style-complex="normal"/>
    </style:style>
    <style:style style:name="T765" style:family="text">
      <style:text-properties fo:language="cs" fo:country="CZ" fo:font-style="normal" officeooo:rsid="23b742fd" style:language-asian="cs" style:country-asian="CZ" style:font-style-asian="normal" style:font-style-complex="normal"/>
    </style:style>
    <style:style style:name="T766" style:family="text">
      <style:text-properties fo:language="cs" fo:country="CZ" fo:font-style="normal" officeooo:rsid="23be1e85" style:language-asian="cs" style:country-asian="CZ" style:font-style-asian="normal" style:font-style-complex="normal"/>
    </style:style>
    <style:style style:name="T767" style:family="text">
      <style:text-properties fo:language="cs" fo:country="CZ" fo:font-style="normal" officeooo:rsid="23be7e05" style:language-asian="cs" style:country-asian="CZ" style:font-style-asian="normal" style:font-style-complex="normal"/>
    </style:style>
    <style:style style:name="T768" style:family="text">
      <style:text-properties fo:language="cs" fo:country="CZ" fo:font-style="normal" officeooo:rsid="23b61cad" style:language-asian="cs" style:country-asian="CZ" style:font-style-asian="normal" style:font-style-complex="normal"/>
    </style:style>
    <style:style style:name="T769" style:family="text">
      <style:text-properties fo:language="cs" fo:country="CZ" fo:font-style="normal" officeooo:rsid="250cd62e" style:language-asian="cs" style:country-asian="CZ" style:font-style-asian="normal" style:font-style-complex="normal"/>
    </style:style>
    <style:style style:name="T770" style:family="text">
      <style:text-properties fo:language="cs" fo:country="CZ" fo:font-style="normal" officeooo:rsid="24ffc69a" style:language-asian="cs" style:country-asian="CZ" style:font-style-asian="normal" style:font-style-complex="normal"/>
    </style:style>
    <style:style style:name="T771" style:family="text">
      <style:text-properties fo:language="cs" fo:country="CZ" fo:font-style="normal" officeooo:rsid="42795ec4" style:language-asian="cs" style:country-asian="CZ" style:font-style-asian="normal" style:font-style-complex="normal"/>
    </style:style>
    <style:style style:name="T772" style:family="text">
      <style:text-properties fo:language="cs" fo:country="CZ" fo:font-style="normal" officeooo:rsid="219805d8" style:language-asian="cs" style:country-asian="CZ" style:font-style-asian="normal" style:font-style-complex="normal"/>
    </style:style>
    <style:style style:name="T773" style:family="text">
      <style:text-properties fo:language="cs" fo:country="CZ" fo:font-style="normal" officeooo:rsid="21e767d4" style:language-asian="cs" style:country-asian="CZ" style:font-style-asian="normal" style:font-style-complex="normal"/>
    </style:style>
    <style:style style:name="T774" style:family="text">
      <style:text-properties fo:language="cs" fo:country="CZ" fo:font-style="normal" officeooo:rsid="4227a246" style:language-asian="cs" style:country-asian="CZ" style:font-style-asian="normal" style:font-style-complex="normal"/>
    </style:style>
    <style:style style:name="T775" style:family="text">
      <style:text-properties fo:language="cs" fo:country="CZ" fo:font-style="normal" officeooo:rsid="4283adc7" style:language-asian="cs" style:country-asian="CZ" style:font-style-asian="normal" style:font-style-complex="normal"/>
    </style:style>
    <style:style style:name="T776" style:family="text">
      <style:text-properties fo:language="cs" fo:country="CZ" fo:font-style="normal" officeooo:rsid="428433a0" style:language-asian="cs" style:country-asian="CZ" style:font-style-asian="normal" style:font-style-complex="normal"/>
    </style:style>
    <style:style style:name="T777" style:family="text">
      <style:text-properties fo:language="cs" fo:country="CZ" fo:font-style="normal" officeooo:rsid="428a5d7f" style:language-asian="cs" style:country-asian="CZ" style:font-style-asian="normal" style:font-style-complex="normal"/>
    </style:style>
    <style:style style:name="T778" style:family="text">
      <style:text-properties fo:language="cs" fo:country="CZ" fo:font-style="normal" officeooo:rsid="428b597f" style:language-asian="cs" style:country-asian="CZ" style:font-style-asian="normal" style:font-style-complex="normal"/>
    </style:style>
    <style:style style:name="T779" style:family="text">
      <style:text-properties fo:language="cs" fo:country="CZ" fo:font-style="normal" officeooo:rsid="428ed626" style:language-asian="cs" style:country-asian="CZ" style:font-style-asian="normal" style:font-style-complex="normal"/>
    </style:style>
    <style:style style:name="T780" style:family="text">
      <style:text-properties fo:language="cs" fo:country="CZ" fo:font-style="normal" officeooo:rsid="42903296" style:language-asian="cs" style:country-asian="CZ" style:font-style-asian="normal" style:font-style-complex="normal"/>
    </style:style>
    <style:style style:name="T781" style:family="text">
      <style:text-properties fo:language="cs" fo:country="CZ" fo:font-style="normal" officeooo:rsid="42946519" style:language-asian="cs" style:country-asian="CZ" style:font-style-asian="normal" style:font-style-complex="normal"/>
    </style:style>
    <style:style style:name="T782" style:family="text">
      <style:text-properties fo:language="cs" fo:country="CZ" fo:font-style="normal" officeooo:rsid="42ad5530" style:language-asian="cs" style:country-asian="CZ" style:font-style-asian="normal" style:font-style-complex="normal"/>
    </style:style>
    <style:style style:name="T783" style:family="text">
      <style:text-properties fo:language="cs" fo:country="CZ" fo:font-style="normal" officeooo:rsid="42c7d3e2" style:language-asian="cs" style:country-asian="CZ" style:font-style-asian="normal" style:font-style-complex="normal"/>
    </style:style>
    <style:style style:name="T784" style:family="text">
      <style:text-properties fo:language="cs" fo:country="CZ" fo:font-style="normal" officeooo:rsid="42c8c5a7" style:language-asian="cs" style:country-asian="CZ" style:font-style-asian="normal" style:font-style-complex="normal"/>
    </style:style>
    <style:style style:name="T785" style:family="text">
      <style:text-properties fo:language="cs" fo:country="CZ" fo:font-style="normal" officeooo:rsid="42ca2454" style:language-asian="cs" style:country-asian="CZ" style:font-style-asian="normal" style:font-style-complex="normal"/>
    </style:style>
    <style:style style:name="T786" style:family="text">
      <style:text-properties fo:language="cs" fo:country="CZ" fo:font-style="normal" officeooo:rsid="42cb4961" style:language-asian="cs" style:country-asian="CZ" style:font-style-asian="normal" style:font-style-complex="normal"/>
    </style:style>
    <style:style style:name="T787" style:family="text">
      <style:text-properties fo:language="cs" fo:country="CZ" fo:font-style="normal" officeooo:rsid="42cc630c" style:language-asian="cs" style:country-asian="CZ" style:font-style-asian="normal" style:font-style-complex="normal"/>
    </style:style>
    <style:style style:name="T788" style:family="text">
      <style:text-properties fo:language="cs" fo:country="CZ" fo:font-style="normal" officeooo:rsid="42cdfeb4" style:language-asian="cs" style:country-asian="CZ" style:font-style-asian="normal" style:font-style-complex="normal"/>
    </style:style>
    <style:style style:name="T789" style:family="text">
      <style:text-properties fo:language="cs" fo:country="CZ" fo:font-style="normal" officeooo:rsid="42dcef6e" style:language-asian="cs" style:country-asian="CZ" style:font-style-asian="normal" style:font-style-complex="normal"/>
    </style:style>
    <style:style style:name="T790" style:family="text">
      <style:text-properties fo:language="cs" fo:country="CZ" fo:font-style="normal" officeooo:rsid="42de89ab" style:language-asian="cs" style:country-asian="CZ" style:font-style-asian="normal" style:font-style-complex="normal"/>
    </style:style>
    <style:style style:name="T791" style:family="text">
      <style:text-properties fo:language="cs" fo:country="CZ" fo:font-style="normal" officeooo:rsid="42ffb26d" style:language-asian="cs" style:country-asian="CZ" style:font-style-asian="normal" style:font-style-complex="normal"/>
    </style:style>
    <style:style style:name="T792" style:family="text">
      <style:text-properties fo:language="cs" fo:country="CZ" fo:font-style="normal" officeooo:rsid="4309a3de" style:language-asian="cs" style:country-asian="CZ" style:font-style-asian="normal" style:font-style-complex="normal"/>
    </style:style>
    <style:style style:name="T793" style:family="text">
      <style:text-properties fo:language="cs" fo:country="CZ" fo:font-style="normal" officeooo:rsid="430ab4f6" style:language-asian="cs" style:country-asian="CZ" style:font-style-asian="normal" style:font-style-complex="normal"/>
    </style:style>
    <style:style style:name="T794" style:family="text">
      <style:text-properties fo:language="cs" fo:country="CZ" fo:font-style="normal" officeooo:rsid="431da351" style:language-asian="cs" style:country-asian="CZ" style:font-style-asian="normal" style:font-style-complex="normal"/>
    </style:style>
    <style:style style:name="T795" style:family="text">
      <style:text-properties fo:language="cs" fo:country="CZ" fo:font-style="normal" officeooo:rsid="3b4b2462" style:language-asian="cs" style:country-asian="CZ" style:font-style-asian="normal" style:font-style-complex="normal"/>
    </style:style>
    <style:style style:name="T796" style:family="text">
      <style:text-properties fo:language="cs" fo:country="CZ" fo:font-style="normal" officeooo:rsid="3b4d1cdd" style:language-asian="cs" style:country-asian="CZ" style:font-style-asian="normal" style:font-style-complex="normal"/>
    </style:style>
    <style:style style:name="T797" style:family="text">
      <style:text-properties fo:language="cs" fo:country="CZ" fo:font-style="normal" officeooo:rsid="43fec679" style:language-asian="cs" style:country-asian="CZ" style:font-style-asian="normal" style:font-style-complex="normal"/>
    </style:style>
    <style:style style:name="T798" style:family="text">
      <style:text-properties fo:language="cs" fo:country="CZ" fo:font-style="normal" officeooo:rsid="43ff1aaf" style:language-asian="cs" style:country-asian="CZ" style:font-style-asian="normal" style:font-style-complex="normal"/>
    </style:style>
    <style:style style:name="T799" style:family="text">
      <style:text-properties fo:language="cs" fo:country="CZ" fo:font-style="normal" officeooo:rsid="44094e13" style:language-asian="cs" style:country-asian="CZ" style:font-style-asian="normal" style:font-style-complex="normal"/>
    </style:style>
    <style:style style:name="T800" style:family="text">
      <style:text-properties fo:language="cs" fo:country="CZ" fo:font-style="normal" officeooo:rsid="44099f0e" style:language-asian="cs" style:country-asian="CZ" style:font-style-asian="normal" style:font-style-complex="normal"/>
    </style:style>
    <style:style style:name="T801" style:family="text">
      <style:text-properties fo:language="cs" fo:country="CZ" fo:font-style="normal" officeooo:rsid="16282f48" style:language-asian="cs" style:country-asian="CZ" style:font-style-asian="normal" style:font-style-complex="normal"/>
    </style:style>
    <style:style style:name="T802" style:family="text">
      <style:text-properties fo:language="cs" fo:country="CZ" fo:font-style="normal" officeooo:rsid="41943a51" style:language-asian="cs" style:country-asian="CZ" style:font-style-asian="normal" style:font-style-complex="normal"/>
    </style:style>
    <style:style style:name="T803" style:family="text">
      <style:text-properties fo:language="cs" fo:country="CZ" fo:font-style="normal" officeooo:rsid="161b024d" style:language-asian="cs" style:country-asian="CZ" style:font-style-asian="normal" style:font-style-complex="normal"/>
    </style:style>
    <style:style style:name="T804" style:family="text">
      <style:text-properties fo:language="cs" fo:country="CZ" fo:font-style="normal" officeooo:rsid="161e58b1" style:language-asian="cs" style:country-asian="CZ" style:font-style-asian="normal" style:font-style-complex="normal"/>
    </style:style>
    <style:style style:name="T805" style:family="text">
      <style:text-properties fo:language="cs" fo:country="CZ" fo:font-style="normal" officeooo:rsid="4876d85d" style:language-asian="cs" style:country-asian="CZ" style:font-style-asian="normal" style:font-style-complex="normal"/>
    </style:style>
    <style:style style:name="T806" style:family="text">
      <style:text-properties fo:language="cs" fo:country="CZ" fo:font-style="normal" officeooo:rsid="48794e4e" style:language-asian="cs" style:country-asian="CZ" style:font-style-asian="normal" style:font-style-complex="normal"/>
    </style:style>
    <style:style style:name="T807" style:family="text">
      <style:text-properties fo:language="cs" fo:country="CZ" fo:font-style="normal" officeooo:rsid="488dd94b" style:language-asian="cs" style:country-asian="CZ" style:font-style-asian="normal" style:font-style-complex="normal"/>
    </style:style>
    <style:style style:name="T808" style:family="text">
      <style:text-properties fo:language="cs" fo:country="CZ" fo:font-style="normal" officeooo:rsid="48bef0e3" style:language-asian="cs" style:country-asian="CZ" style:font-style-asian="normal" style:font-style-complex="normal"/>
    </style:style>
    <style:style style:name="T809" style:family="text">
      <style:text-properties fo:language="cs" fo:country="CZ" fo:font-style="normal" officeooo:rsid="48e4f240" style:language-asian="cs" style:country-asian="CZ" style:font-style-asian="normal" style:font-style-complex="normal"/>
    </style:style>
    <style:style style:name="T810" style:family="text">
      <style:text-properties fo:language="cs" fo:country="CZ" fo:font-style="normal" officeooo:rsid="4935a259" style:language-asian="cs" style:country-asian="CZ" style:font-style-asian="normal" style:font-style-complex="normal"/>
    </style:style>
    <style:style style:name="T811" style:family="text">
      <style:text-properties fo:language="cs" fo:country="CZ" fo:font-style="normal" officeooo:rsid="49aa3132" style:language-asian="cs" style:country-asian="CZ" style:font-style-asian="normal" style:font-style-complex="normal"/>
    </style:style>
    <style:style style:name="T812" style:family="text">
      <style:text-properties fo:language="cs" fo:country="CZ" fo:font-style="normal" officeooo:rsid="49ae555f" style:language-asian="cs" style:country-asian="CZ" style:font-style-asian="normal" style:font-style-complex="normal"/>
    </style:style>
    <style:style style:name="T813" style:family="text">
      <style:text-properties fo:language="cs" fo:country="CZ" fo:font-style="normal" officeooo:rsid="49af0872" style:language-asian="cs" style:country-asian="CZ" style:font-style-asian="normal" style:font-style-complex="normal"/>
    </style:style>
    <style:style style:name="T814" style:family="text">
      <style:text-properties fo:language="cs" fo:country="CZ" fo:font-style="normal" officeooo:rsid="49b01245" style:language-asian="cs" style:country-asian="CZ" style:font-style-asian="normal" style:font-style-complex="normal"/>
    </style:style>
    <style:style style:name="T815" style:family="text">
      <style:text-properties fo:language="cs" fo:country="CZ" fo:font-style="normal" officeooo:rsid="49b16b12" style:language-asian="cs" style:country-asian="CZ" style:font-style-asian="normal" style:font-style-complex="normal"/>
    </style:style>
    <style:style style:name="T816" style:family="text">
      <style:text-properties fo:language="cs" fo:country="CZ" fo:font-style="normal" officeooo:rsid="49b273ea" style:language-asian="cs" style:country-asian="CZ" style:font-style-asian="normal" style:font-style-complex="normal"/>
    </style:style>
    <style:style style:name="T817" style:family="text">
      <style:text-properties fo:language="cs" fo:country="CZ" fo:font-style="normal" officeooo:rsid="49c4672e" style:language-asian="cs" style:country-asian="CZ" style:font-style-asian="normal" style:font-style-complex="normal"/>
    </style:style>
    <style:style style:name="T818" style:family="text">
      <style:text-properties fo:language="cs" fo:country="CZ" fo:font-style="normal" officeooo:rsid="49c485a4" style:language-asian="cs" style:country-asian="CZ" style:font-style-asian="normal" style:font-style-complex="normal"/>
    </style:style>
    <style:style style:name="T819" style:family="text">
      <style:text-properties fo:language="cs" fo:country="CZ" fo:font-style="normal" officeooo:rsid="49c62ad3" style:language-asian="cs" style:country-asian="CZ" style:font-style-asian="normal" style:font-style-complex="normal"/>
    </style:style>
    <style:style style:name="T820" style:family="text">
      <style:text-properties fo:language="cs" fo:country="CZ" fo:font-style="normal" officeooo:rsid="49c66e4b" style:language-asian="cs" style:country-asian="CZ" style:font-style-asian="normal" style:font-style-complex="normal"/>
    </style:style>
    <style:style style:name="T821" style:family="text">
      <style:text-properties fo:language="cs" fo:country="CZ" fo:font-style="normal" officeooo:rsid="49c6d1dc" style:language-asian="cs" style:country-asian="CZ" style:font-style-asian="normal" style:font-style-complex="normal"/>
    </style:style>
    <style:style style:name="T822" style:family="text">
      <style:text-properties fo:language="cs" fo:country="CZ" fo:font-style="normal" officeooo:rsid="49c9bc3e" style:language-asian="cs" style:country-asian="CZ" style:font-style-asian="normal" style:font-style-complex="normal"/>
    </style:style>
    <style:style style:name="T823" style:family="text">
      <style:text-properties fo:language="cs" fo:country="CZ" fo:font-style="normal" officeooo:rsid="49ca1291" style:language-asian="cs" style:country-asian="CZ" style:font-style-asian="normal" style:font-style-complex="normal"/>
    </style:style>
    <style:style style:name="T824" style:family="text">
      <style:text-properties fo:language="cs" fo:country="CZ" fo:font-style="normal" officeooo:rsid="49cb245f" style:language-asian="cs" style:country-asian="CZ" style:font-style-asian="normal" style:font-style-complex="normal"/>
    </style:style>
    <style:style style:name="T825" style:family="text">
      <style:text-properties fo:language="cs" fo:country="CZ" fo:font-style="normal" officeooo:rsid="28bff5cc" style:language-asian="cs" style:country-asian="CZ" style:font-style-asian="normal" style:font-style-complex="normal"/>
    </style:style>
    <style:style style:name="T826" style:family="text">
      <style:text-properties fo:language="cs" fo:country="CZ" fo:font-style="normal" officeooo:rsid="4a61a6b4" style:language-asian="cs" style:country-asian="CZ" style:font-style-asian="normal" style:font-style-complex="normal"/>
    </style:style>
    <style:style style:name="T827" style:family="text">
      <style:text-properties fo:language="cs" fo:country="CZ" fo:font-style="normal" officeooo:rsid="4a63a219" style:language-asian="cs" style:country-asian="CZ" style:font-style-asian="normal" style:font-style-complex="normal"/>
    </style:style>
    <style:style style:name="T828" style:family="text">
      <style:text-properties fo:language="cs" fo:country="CZ" fo:font-style="normal" officeooo:rsid="13dfae71" style:language-asian="cs" style:country-asian="CZ" style:font-style-asian="normal" style:font-style-complex="normal"/>
    </style:style>
    <style:style style:name="T829" style:family="text">
      <style:text-properties fo:language="cs" fo:country="CZ" fo:font-style="normal" officeooo:rsid="4a69bce8" style:language-asian="cs" style:country-asian="CZ" style:font-style-asian="normal" style:font-style-complex="normal"/>
    </style:style>
    <style:style style:name="T830" style:family="text">
      <style:text-properties fo:language="cs" fo:country="CZ" fo:font-style="normal" officeooo:rsid="4a6d2d3e" style:language-asian="cs" style:country-asian="CZ" style:font-style-asian="normal" style:font-style-complex="normal"/>
    </style:style>
    <style:style style:name="T831" style:family="text">
      <style:text-properties fo:language="cs" fo:country="CZ" fo:font-style="normal" officeooo:rsid="4a6e9da4" style:language-asian="cs" style:country-asian="CZ" style:font-style-asian="normal" style:font-style-complex="normal"/>
    </style:style>
    <style:style style:name="T832" style:family="text">
      <style:text-properties fo:language="cs" fo:country="CZ" fo:font-style="normal" officeooo:rsid="4aa47713" style:language-asian="cs" style:country-asian="CZ" style:font-style-asian="normal" style:font-style-complex="normal"/>
    </style:style>
    <style:style style:name="T833" style:family="text">
      <style:text-properties fo:language="cs" fo:country="CZ" fo:font-style="normal" officeooo:rsid="49c4b366" style:language-asian="cs" style:country-asian="CZ" style:font-style-asian="normal" style:font-style-complex="normal"/>
    </style:style>
    <style:style style:name="T834" style:family="text">
      <style:text-properties fo:language="cs" fo:country="CZ" fo:font-style="normal" officeooo:rsid="4aa79b50" style:language-asian="cs" style:country-asian="CZ" style:font-style-asian="normal" style:font-style-complex="normal"/>
    </style:style>
    <style:style style:name="T835" style:family="text">
      <style:text-properties fo:language="cs" fo:country="CZ" fo:font-style="normal" officeooo:rsid="4a5f3f1e" style:language-asian="cs" style:country-asian="CZ" style:font-style-asian="normal" style:font-style-complex="normal"/>
    </style:style>
    <style:style style:name="T836" style:family="text">
      <style:text-properties fo:language="cs" fo:country="CZ" fo:font-style="normal" officeooo:rsid="483f8aec" style:language-asian="cs" style:country-asian="CZ" style:font-style-asian="normal" style:font-style-complex="normal"/>
    </style:style>
    <style:style style:name="T837" style:family="text">
      <style:text-properties fo:language="cs" fo:country="CZ" fo:font-style="normal" officeooo:rsid="492328e0" style:language-asian="cs" style:country-asian="CZ" style:font-style-asian="normal" style:font-style-complex="normal"/>
    </style:style>
    <style:style style:name="T838" style:family="text">
      <style:text-properties fo:language="cs" fo:country="CZ" fo:font-style="normal" officeooo:rsid="4849a8a6" style:language-asian="cs" style:country-asian="CZ" style:font-style-asian="normal" style:font-style-complex="normal"/>
    </style:style>
    <style:style style:name="T839" style:family="text">
      <style:text-properties fo:language="cs" fo:country="CZ" fo:font-style="normal" officeooo:rsid="4aed401f" style:language-asian="cs" style:country-asian="CZ" style:font-style-asian="normal" style:font-style-complex="normal"/>
    </style:style>
    <style:style style:name="T840" style:family="text">
      <style:text-properties fo:language="cs" fo:country="CZ" fo:font-style="normal" officeooo:rsid="21b23b24" style:language-asian="cs" style:country-asian="CZ" style:font-style-asian="normal" style:font-style-complex="normal"/>
    </style:style>
    <style:style style:name="T841" style:family="text">
      <style:text-properties fo:language="cs" fo:country="CZ" fo:font-style="normal" officeooo:rsid="4afa624c" style:language-asian="cs" style:country-asian="CZ" style:font-style-asian="normal" style:font-style-complex="normal"/>
    </style:style>
    <style:style style:name="T842" style:family="text">
      <style:text-properties fo:language="cs" fo:country="CZ" fo:font-style="normal" officeooo:rsid="4afaec9e" style:language-asian="cs" style:country-asian="CZ" style:font-style-asian="normal" style:font-style-complex="normal"/>
    </style:style>
    <style:style style:name="T843" style:family="text">
      <style:text-properties fo:language="cs" fo:country="CZ" fo:font-style="normal" fo:font-weight="bold" style:language-asian="cs" style:country-asian="CZ" style:font-style-asian="normal" style:font-weight-asian="bold" style:font-style-complex="normal" style:font-weight-complex="bold"/>
    </style:style>
    <style:style style:name="T844" style:family="text">
      <style:text-properties fo:language="cs" fo:country="CZ" style:language-asian="zxx" style:country-asian="none" style:language-complex="ar" style:country-complex="SA"/>
    </style:style>
    <style:style style:name="T845" style:family="text">
      <style:text-properties fo:language="cs" fo:country="CZ" officeooo:rsid="423b14d8"/>
    </style:style>
    <style:style style:name="T846" style:family="text">
      <style:text-properties fo:language="cs" fo:country="CZ" officeooo:rsid="423b78cf"/>
    </style:style>
    <style:style style:name="T847" style:family="text">
      <style:text-properties fo:language="cs" fo:country="CZ" officeooo:rsid="42400272"/>
    </style:style>
    <style:style style:name="T848" style:family="text">
      <style:text-properties fo:language="cs" fo:country="CZ" officeooo:rsid="427131e2"/>
    </style:style>
    <style:style style:name="T849" style:family="text">
      <style:text-properties fo:language="cs" fo:country="CZ" officeooo:rsid="422375d2"/>
    </style:style>
    <style:style style:name="T850" style:family="text">
      <style:text-properties fo:language="cs" fo:country="CZ" officeooo:rsid="428ed626"/>
    </style:style>
    <style:style style:name="T851" style:family="text">
      <style:text-properties fo:language="cs" fo:country="CZ" officeooo:rsid="42a2dcc0"/>
    </style:style>
    <style:style style:name="T852" style:family="text">
      <style:text-properties fo:language="cs" fo:country="CZ" officeooo:rsid="20735a6d"/>
    </style:style>
    <style:style style:name="T853" style:family="text">
      <style:text-properties fo:language="cs" fo:country="CZ" officeooo:rsid="2451a4bf"/>
    </style:style>
    <style:style style:name="T854" style:family="text">
      <style:text-properties fo:language="cs" fo:country="CZ" officeooo:rsid="2152db7f"/>
    </style:style>
    <style:style style:name="T855" style:family="text">
      <style:text-properties fo:language="cs" fo:country="CZ" officeooo:rsid="3ed2366a"/>
    </style:style>
    <style:style style:name="T856" style:family="text">
      <style:text-properties fo:language="cs" fo:country="CZ" officeooo:rsid="42aef473"/>
    </style:style>
    <style:style style:name="T857" style:family="text">
      <style:text-properties fo:language="cs" fo:country="CZ" officeooo:rsid="42b0ea1d"/>
    </style:style>
    <style:style style:name="T858" style:family="text">
      <style:text-properties fo:language="cs" fo:country="CZ" officeooo:rsid="430251d4"/>
    </style:style>
    <style:style style:name="T859" style:family="text">
      <style:text-properties fo:language="cs" fo:country="CZ" officeooo:rsid="42977700"/>
    </style:style>
    <style:style style:name="T860" style:family="text">
      <style:text-properties fo:language="cs" fo:country="CZ" officeooo:rsid="43dfaa13"/>
    </style:style>
    <style:style style:name="T861" style:family="text">
      <style:text-properties fo:language="cs" fo:country="CZ" fo:font-weight="bold" style:font-weight-asian="bold" style:font-weight-complex="bold"/>
    </style:style>
    <style:style style:name="T862" style:family="text">
      <style:text-properties fo:language="cs" fo:country="CZ" fo:font-weight="bold" officeooo:rsid="3b376136" style:language-asian="cs" style:country-asian="CZ" style:font-weight-asian="bold" style:font-weight-complex="bold"/>
    </style:style>
    <style:style style:name="T863" style:family="text">
      <style:text-properties fo:language="cs" fo:country="CZ" fo:font-weight="bold" style:language-asian="cs" style:country-asian="CZ" style:font-weight-asian="bold" style:language-complex="ar" style:country-complex="SA" style:font-weight-complex="bold"/>
    </style:style>
    <style:style style:name="T864" style:family="text">
      <style:text-properties fo:language="cs" fo:country="CZ" officeooo:rsid="4435d1cc"/>
    </style:style>
    <style:style style:name="T865" style:family="text">
      <style:text-properties fo:language="cs" fo:country="CZ" officeooo:rsid="460241ae"/>
    </style:style>
    <style:style style:name="T866" style:family="text">
      <style:text-properties fo:language="cs" fo:country="CZ" officeooo:rsid="46daaa0b"/>
    </style:style>
    <style:style style:name="T867" style:family="text">
      <style:text-properties fo:language="cs" fo:country="CZ" fo:font-weight="normal" officeooo:rsid="3b376136" style:language-asian="cs" style:country-asian="CZ" style:font-weight-asian="normal" style:font-weight-complex="normal"/>
    </style:style>
    <style:style style:name="T868" style:family="text">
      <style:text-properties fo:language="cs" fo:country="CZ" fo:font-weight="normal" officeooo:rsid="3b1b4e61" style:language-asian="cs" style:country-asian="CZ" style:font-weight-asian="normal" style:font-weight-complex="normal"/>
    </style:style>
    <style:style style:name="T869" style:family="text">
      <style:text-properties fo:language="cs" fo:country="CZ" officeooo:rsid="420f27e6"/>
    </style:style>
    <style:style style:name="T870" style:family="text">
      <style:text-properties fo:language="cs" fo:country="CZ" officeooo:rsid="494ce228"/>
    </style:style>
    <style:style style:name="T871" style:family="text">
      <style:text-properties fo:language="cs" fo:country="CZ" officeooo:rsid="494e0426"/>
    </style:style>
    <style:style style:name="T872" style:family="text">
      <style:text-properties fo:language="cs" fo:country="CZ" officeooo:rsid="494fe42b"/>
    </style:style>
    <style:style style:name="T873" style:family="text">
      <style:text-properties fo:language="cs" fo:country="CZ" officeooo:rsid="4a1556ee"/>
    </style:style>
    <style:style style:name="T874" style:family="text">
      <style:text-properties fo:language="cs" fo:country="CZ" officeooo:rsid="3b01cb12"/>
    </style:style>
    <style:style style:name="T875" style:family="text">
      <style:text-properties fo:color="#8ba60e"/>
    </style:style>
    <style:style style:name="T876" style:family="text">
      <style:text-properties officeooo:rsid="41ccd4ba"/>
    </style:style>
    <style:style style:name="T877" style:family="text">
      <style:text-properties officeooo:rsid="41d63554"/>
    </style:style>
    <style:style style:name="T878" style:family="text">
      <style:text-properties fo:font-weight="bold" style:font-weight-asian="bold" style:font-weight-complex="bold"/>
    </style:style>
    <style:style style:name="T879" style:family="text">
      <style:text-properties fo:font-weight="bold" officeooo:rsid="42c4a8c7" style:font-weight-asian="bold" style:font-weight-complex="bold"/>
    </style:style>
    <style:style style:name="T880" style:family="text">
      <style:text-properties fo:font-weight="bold" officeooo:rsid="442a52c1" style:font-weight-asian="bold" style:font-weight-complex="bold"/>
    </style:style>
    <style:style style:name="T881" style:family="text">
      <style:text-properties fo:font-weight="bold" officeooo:rsid="4870ab26" style:font-weight-asian="bold" style:font-weight-complex="bold"/>
    </style:style>
    <style:style style:name="T882" style:family="text">
      <style:text-properties fo:font-weight="bold" officeooo:rsid="48da7260" style:font-weight-asian="bold" style:font-weight-complex="bold"/>
    </style:style>
    <style:style style:name="T883" style:family="text">
      <style:text-properties fo:font-weight="bold" officeooo:rsid="4b160d42" style:font-weight-asian="bold" style:font-weight-complex="bold"/>
    </style:style>
    <style:style style:name="T884" style:family="text">
      <style:text-properties officeooo:rsid="41fa5db6"/>
    </style:style>
    <style:style style:name="T885" style:family="text">
      <style:text-properties officeooo:rsid="05fb994f"/>
    </style:style>
    <style:style style:name="T886" style:family="text">
      <style:text-properties officeooo:rsid="42163b68"/>
    </style:style>
    <style:style style:name="T887" style:family="text">
      <style:text-properties officeooo:rsid="4219699e"/>
    </style:style>
    <style:style style:name="T888" style:family="text">
      <style:text-properties officeooo:rsid="4223afd1"/>
    </style:style>
    <style:style style:name="T889" style:family="text">
      <style:text-properties officeooo:rsid="0d5148cd"/>
    </style:style>
    <style:style style:name="T890" style:family="text">
      <style:text-properties officeooo:rsid="0e9c5f66"/>
    </style:style>
    <style:style style:name="T891" style:family="text">
      <style:text-properties officeooo:rsid="0d7be38b"/>
    </style:style>
    <style:style style:name="T892" style:family="text">
      <style:text-properties officeooo:rsid="0d78ce61"/>
    </style:style>
    <style:style style:name="T893" style:family="text">
      <style:text-properties officeooo:rsid="0d52cc2c"/>
    </style:style>
    <style:style style:name="T894" style:family="text">
      <style:text-properties officeooo:rsid="0e9de063"/>
    </style:style>
    <style:style style:name="T895" style:family="text">
      <style:text-properties officeooo:rsid="0d86e289"/>
    </style:style>
    <style:style style:name="T896" style:family="text">
      <style:text-properties officeooo:rsid="0d7362c4"/>
    </style:style>
    <style:style style:name="T897" style:family="text">
      <style:text-properties officeooo:rsid="0d8cc553"/>
    </style:style>
    <style:style style:name="T898" style:family="text">
      <style:text-properties officeooo:rsid="0d827d58"/>
    </style:style>
    <style:style style:name="T899" style:family="text">
      <style:text-properties officeooo:rsid="0d8d8e27"/>
    </style:style>
    <style:style style:name="T900" style:family="text">
      <style:text-properties officeooo:rsid="0d973a05"/>
    </style:style>
    <style:style style:name="T901" style:family="text">
      <style:text-properties officeooo:rsid="0d9611f4"/>
    </style:style>
    <style:style style:name="T902" style:family="text">
      <style:text-properties fo:language="en" fo:country="US" officeooo:rsid="42dfcd0c"/>
    </style:style>
    <style:style style:name="T903" style:family="text">
      <style:text-properties fo:language="en" fo:country="US" fo:font-style="italic" style:language-asian="cs" style:country-asian="CZ" style:font-style-asian="italic" style:font-style-complex="italic"/>
    </style:style>
    <style:style style:name="T904" style:family="text">
      <style:text-properties fo:language="en" fo:country="US" fo:font-style="italic" style:language-asian="cs" style:country-asian="CZ" style:font-style-asian="italic" style:language-complex="ar" style:country-complex="SA" style:font-style-complex="italic"/>
    </style:style>
    <style:style style:name="T905" style:family="text">
      <style:text-properties fo:language="en" fo:country="US" officeooo:rsid="3c72db6d" style:language-asian="cs" style:country-asian="CZ"/>
    </style:style>
    <style:style style:name="T906" style:family="text">
      <style:text-properties officeooo:rsid="1372e044"/>
    </style:style>
    <style:style style:name="T907" style:family="text">
      <style:text-properties officeooo:rsid="13bfba44"/>
    </style:style>
    <style:style style:name="T908" style:family="text">
      <style:text-properties officeooo:rsid="13c1df0f"/>
    </style:style>
    <style:style style:name="T909" style:family="text">
      <style:text-properties officeooo:rsid="14fa473a"/>
    </style:style>
    <style:style style:name="T910" style:family="text">
      <style:text-properties officeooo:rsid="14607a56"/>
    </style:style>
    <style:style style:name="T911" style:family="text">
      <style:text-properties officeooo:rsid="1486dacd"/>
    </style:style>
    <style:style style:name="T912" style:family="text">
      <style:text-properties officeooo:rsid="1501b542"/>
    </style:style>
    <style:style style:name="T913" style:family="text">
      <style:text-properties officeooo:rsid="1411859a"/>
    </style:style>
    <style:style style:name="T914" style:family="text">
      <style:text-properties officeooo:rsid="14f6d9f7"/>
    </style:style>
    <style:style style:name="T915" style:family="text">
      <style:text-properties officeooo:rsid="423cd2f0"/>
    </style:style>
    <style:style style:name="T916" style:family="text">
      <style:text-properties officeooo:rsid="423ef309"/>
    </style:style>
    <style:style style:name="T917" style:family="text">
      <style:text-properties officeooo:rsid="424f23a1"/>
    </style:style>
    <style:style style:name="T918" style:family="text">
      <style:text-properties officeooo:rsid="424f63d3"/>
    </style:style>
    <style:style style:name="T919" style:family="text">
      <style:text-properties officeooo:rsid="4251db75"/>
    </style:style>
    <style:style style:name="T920" style:family="text">
      <style:text-properties officeooo:rsid="42565ba9"/>
    </style:style>
    <style:style style:name="T921" style:family="text">
      <style:text-properties officeooo:rsid="425fcec7"/>
    </style:style>
    <style:style style:name="T922" style:family="text">
      <style:text-properties officeooo:rsid="4262c8a5"/>
    </style:style>
    <style:style style:name="T923" style:family="text">
      <style:text-properties officeooo:rsid="4265700c"/>
    </style:style>
    <style:style style:name="T924" style:family="text">
      <style:text-properties officeooo:rsid="4266a051"/>
    </style:style>
    <style:style style:name="T925" style:family="text">
      <style:text-properties officeooo:rsid="4268a559"/>
    </style:style>
    <style:style style:name="T926" style:family="text">
      <style:text-properties officeooo:rsid="426adf97"/>
    </style:style>
    <style:style style:name="T927" style:family="text">
      <style:text-properties officeooo:rsid="426fa2c7"/>
    </style:style>
    <style:style style:name="T928" style:family="text">
      <style:text-properties officeooo:rsid="4271ea4e"/>
    </style:style>
    <style:style style:name="T929" style:family="text">
      <style:text-properties officeooo:rsid="42769774"/>
    </style:style>
    <style:style style:name="T930" style:family="text">
      <style:text-properties officeooo:rsid="28627fc3"/>
    </style:style>
    <style:style style:name="T931" style:family="text">
      <style:text-properties officeooo:rsid="2332d987"/>
    </style:style>
    <style:style style:name="T932" style:family="text">
      <style:text-properties officeooo:rsid="235399e7"/>
    </style:style>
    <style:style style:name="T933" style:family="text">
      <style:text-properties officeooo:rsid="2356c6ea"/>
    </style:style>
    <style:style style:name="T934" style:family="text">
      <style:text-properties officeooo:rsid="23585241"/>
    </style:style>
    <style:style style:name="T935" style:family="text">
      <style:text-properties officeooo:rsid="2358e570"/>
    </style:style>
    <style:style style:name="T936" style:family="text">
      <style:text-properties officeooo:rsid="232f7481"/>
    </style:style>
    <style:style style:name="T937" style:family="text">
      <style:text-properties officeooo:rsid="20f7086f"/>
    </style:style>
    <style:style style:name="T938" style:family="text">
      <style:text-properties officeooo:rsid="23b0ce43"/>
    </style:style>
    <style:style style:name="T939" style:family="text">
      <style:text-properties officeooo:rsid="23c30856"/>
    </style:style>
    <style:style style:name="T940" style:family="text">
      <style:text-properties officeooo:rsid="23adf46b"/>
    </style:style>
    <style:style style:name="T941" style:family="text">
      <style:text-properties officeooo:rsid="23ac06b8"/>
    </style:style>
    <style:style style:name="T942" style:family="text">
      <style:text-properties officeooo:rsid="23c07497"/>
    </style:style>
    <style:style style:name="T943" style:family="text">
      <style:text-properties officeooo:rsid="2861b7f6"/>
    </style:style>
    <style:style style:name="T944" style:family="text">
      <style:text-properties officeooo:rsid="214e4d42"/>
    </style:style>
    <style:style style:name="T945" style:family="text">
      <style:text-properties officeooo:rsid="2197e806"/>
    </style:style>
    <style:style style:name="T946" style:family="text">
      <style:text-properties officeooo:rsid="21996beb"/>
    </style:style>
    <style:style style:name="T947" style:family="text">
      <style:text-properties officeooo:rsid="428433a0"/>
    </style:style>
    <style:style style:name="T948" style:family="text">
      <style:text-properties officeooo:rsid="428739c8"/>
    </style:style>
    <style:style style:name="T949" style:family="text">
      <style:text-properties officeooo:rsid="428cdb20"/>
    </style:style>
    <style:style style:name="T950" style:family="text">
      <style:text-properties officeooo:rsid="4183bc64"/>
    </style:style>
    <style:style style:name="T951" style:family="text">
      <style:text-properties officeooo:rsid="428dc179"/>
    </style:style>
    <style:style style:name="T952" style:family="text">
      <style:text-properties officeooo:rsid="428e9e35"/>
    </style:style>
    <style:style style:name="T953" style:family="text">
      <style:text-properties officeooo:rsid="428ed626"/>
    </style:style>
    <style:style style:name="T954" style:family="text">
      <style:text-properties officeooo:rsid="2068fff3"/>
    </style:style>
    <style:style style:name="T955" style:family="text">
      <style:text-properties officeooo:rsid="2305469b"/>
    </style:style>
    <style:style style:name="T956" style:family="text">
      <style:text-properties officeooo:rsid="2065587c"/>
    </style:style>
    <style:style style:name="T957" style:family="text">
      <style:text-properties officeooo:rsid="429c9e47"/>
    </style:style>
    <style:style style:name="T958" style:family="text">
      <style:text-properties officeooo:rsid="429db58e"/>
    </style:style>
    <style:style style:name="T959" style:family="text">
      <style:text-properties officeooo:rsid="429e2dc4"/>
    </style:style>
    <style:style style:name="T960" style:family="text">
      <style:text-properties officeooo:rsid="42a6cc86"/>
    </style:style>
    <style:style style:name="T961" style:family="text">
      <style:text-properties officeooo:rsid="42b275b3"/>
    </style:style>
    <style:style style:name="T962" style:family="text">
      <style:text-properties officeooo:rsid="42dfcd0c"/>
    </style:style>
    <style:style style:name="T963" style:family="text">
      <style:text-properties officeooo:rsid="42eaf809"/>
    </style:style>
    <style:style style:name="T964" style:family="text">
      <style:text-properties officeooo:rsid="42ee1456"/>
    </style:style>
    <style:style style:name="T965" style:family="text">
      <style:text-properties officeooo:rsid="42f34130"/>
    </style:style>
    <style:style style:name="T966" style:family="text">
      <style:text-properties officeooo:rsid="42f4ebe1"/>
    </style:style>
    <style:style style:name="T967" style:family="text">
      <style:text-properties officeooo:rsid="430e5e5e"/>
    </style:style>
    <style:style style:name="T968" style:family="text">
      <style:text-properties officeooo:rsid="43158725"/>
    </style:style>
    <style:style style:name="T969" style:family="text">
      <style:text-properties officeooo:rsid="4319d4ea"/>
    </style:style>
    <style:style style:name="T970" style:family="text">
      <style:text-properties officeooo:rsid="4324cabd"/>
    </style:style>
    <style:style style:name="T971" style:family="text">
      <style:text-properties officeooo:rsid="43273aa7"/>
    </style:style>
    <style:style style:name="T972" style:family="text">
      <style:text-properties officeooo:rsid="432815d4"/>
    </style:style>
    <style:style style:name="T973" style:family="text">
      <style:text-properties officeooo:rsid="432acc4d"/>
    </style:style>
    <style:style style:name="T974" style:family="text">
      <style:text-properties fo:font-variant="normal" fo:text-transform="none" fo:color="#003399" style:font-name="TriviaSeznam" fo:font-size="6.84999990463257pt" fo:letter-spacing="normal" fo:font-style="normal" fo:font-weight="normal"/>
    </style:style>
    <style:style style:name="T975" style:family="text">
      <style:text-properties fo:font-variant="normal" fo:text-transform="none" fo:color="#003399" style:font-name="TriviaSeznam" fo:font-size="6.84999990463257pt" fo:letter-spacing="normal" fo:font-style="normal" fo:font-weight="normal" officeooo:rsid="43f53e7c"/>
    </style:style>
    <style:style style:name="T976" style:family="text">
      <style:text-properties fo:font-variant="normal" fo:text-transform="none" fo:color="#000000" fo:letter-spacing="normal"/>
    </style:style>
    <style:style style:name="T977" style:family="text">
      <style:text-properties fo:font-variant="normal" fo:text-transform="none" fo:color="#000000" style:font-name="CharisSILW" fo:font-size="6.44999980926514pt" fo:letter-spacing="normal" fo:font-style="normal" fo:font-weight="normal"/>
    </style:style>
    <style:style style:name="T978"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79"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80" style:family="text">
      <style:text-properties officeooo:rsid="4332d498"/>
    </style:style>
    <style:style style:name="T981" style:family="text">
      <style:text-properties officeooo:rsid="4221a9c9"/>
    </style:style>
    <style:style style:name="T982" style:family="text">
      <style:text-properties officeooo:rsid="43347c13"/>
    </style:style>
    <style:style style:name="T983" style:family="text">
      <style:text-properties officeooo:rsid="4336617c"/>
    </style:style>
    <style:style style:name="T984" style:family="text">
      <style:text-properties fo:font-size="9.5pt" fo:letter-spacing="0.009cm" fo:language="cs" fo:country="CZ" style:font-size-asian="9.5pt" style:language-asian="cs" style:country-asian="CZ"/>
    </style:style>
    <style:style style:name="T985" style:family="text">
      <style:text-properties fo:font-size="9.5pt" fo:letter-spacing="0.009cm" fo:language="cs" fo:country="CZ" officeooo:rsid="2855eaa6" style:font-size-asian="9.5pt" style:language-asian="cs" style:country-asian="CZ"/>
    </style:style>
    <style:style style:name="T986" style:family="text">
      <style:text-properties fo:font-size="9.5pt" fo:letter-spacing="0.009cm" fo:language="cs" fo:country="CZ" officeooo:rsid="20a75113" style:font-size-asian="9.5pt" style:language-asian="cs" style:country-asian="CZ"/>
    </style:style>
    <style:style style:name="T987" style:family="text">
      <style:text-properties fo:font-size="9.5pt" fo:letter-spacing="0.009cm" fo:language="cs" fo:country="CZ" officeooo:rsid="20aac5d0" style:font-size-asian="9.5pt" style:language-asian="cs" style:country-asian="CZ"/>
    </style:style>
    <style:style style:name="T988" style:family="text">
      <style:text-properties fo:font-size="9.5pt" fo:letter-spacing="0.009cm" fo:language="cs" fo:country="CZ" officeooo:rsid="20a56c6b" style:font-size-asian="9.5pt" style:language-asian="cs" style:country-asian="CZ"/>
    </style:style>
    <style:style style:name="T989" style:family="text">
      <style:text-properties fo:font-size="9.5pt" fo:letter-spacing="0.009cm" fo:language="cs" fo:country="CZ" officeooo:rsid="20b19335" style:font-size-asian="9.5pt" style:language-asian="cs" style:country-asian="CZ"/>
    </style:style>
    <style:style style:name="T990" style:family="text">
      <style:text-properties fo:font-size="9.5pt" fo:letter-spacing="0.009cm" fo:language="cs" fo:country="CZ" officeooo:rsid="36f6b437" style:font-size-asian="9.5pt" style:language-asian="cs" style:country-asian="CZ"/>
    </style:style>
    <style:style style:name="T991" style:family="text">
      <style:text-properties fo:font-size="9.5pt" fo:letter-spacing="0.009cm" fo:language="cs" fo:country="CZ" officeooo:rsid="36f69b26" style:font-size-asian="9.5pt" style:language-asian="cs" style:country-asian="CZ"/>
    </style:style>
    <style:style style:name="T992" style:family="text">
      <style:text-properties fo:font-size="9.5pt" fo:letter-spacing="0.009cm" fo:language="cs" fo:country="CZ" officeooo:rsid="20c1c0ac" style:font-size-asian="9.5pt" style:language-asian="cs" style:country-asian="CZ"/>
    </style:style>
    <style:style style:name="T993" style:family="text">
      <style:text-properties fo:font-size="9.5pt" fo:letter-spacing="0.009cm" fo:language="cs" fo:country="CZ" officeooo:rsid="20c7ab34" style:font-size-asian="9.5pt" style:language-asian="cs" style:country-asian="CZ"/>
    </style:style>
    <style:style style:name="T994" style:family="text">
      <style:text-properties fo:font-size="9.5pt" fo:letter-spacing="0.009cm" fo:language="cs" fo:country="CZ" officeooo:rsid="36f544f2" style:font-size-asian="9.5pt" style:language-asian="cs" style:country-asian="CZ"/>
    </style:style>
    <style:style style:name="T995" style:family="text">
      <style:text-properties fo:font-size="9.5pt" fo:letter-spacing="0.009cm" fo:language="cs" fo:country="CZ" officeooo:rsid="236a0e98" style:font-size-asian="9.5pt" style:language-asian="cs" style:country-asian="CZ"/>
    </style:style>
    <style:style style:name="T996" style:family="text">
      <style:text-properties fo:font-size="9.5pt" fo:letter-spacing="0.009cm" fo:language="cs" fo:country="CZ" officeooo:rsid="285c2fe7" style:font-size-asian="9.5pt" style:language-asian="cs" style:country-asian="CZ"/>
    </style:style>
    <style:style style:name="T997" style:family="text">
      <style:text-properties fo:font-size="9.5pt" fo:letter-spacing="0.009cm" fo:language="cs" fo:country="CZ" officeooo:rsid="20af97d2" style:font-size-asian="9.5pt" style:language-asian="cs" style:country-asian="CZ"/>
    </style:style>
    <style:style style:name="T998" style:family="text">
      <style:text-properties fo:font-size="9.5pt" fo:letter-spacing="0.009cm" fo:language="cs" fo:country="CZ" officeooo:rsid="20c7e044" style:font-size-asian="9.5pt" style:language-asian="cs" style:country-asian="CZ"/>
    </style:style>
    <style:style style:name="T999" style:family="text">
      <style:text-properties fo:font-size="9.5pt" fo:letter-spacing="0.009cm" fo:language="cs" fo:country="CZ" officeooo:rsid="21fc73fc" style:font-size-asian="9.5pt" style:language-asian="cs" style:country-asian="CZ"/>
    </style:style>
    <style:style style:name="T1000" style:family="text">
      <style:text-properties fo:font-size="9.5pt" fo:letter-spacing="0.009cm" fo:language="cs" fo:country="CZ" officeooo:rsid="3b1a3190" style:font-size-asian="9.5pt" style:language-asian="cs" style:country-asian="CZ"/>
    </style:style>
    <style:style style:name="T1001" style:family="text">
      <style:text-properties fo:font-size="9.5pt" fo:letter-spacing="0.009cm" fo:language="cs" fo:country="CZ" officeooo:rsid="433ee31c" style:font-size-asian="9.5pt" style:language-asian="cs" style:country-asian="CZ"/>
    </style:style>
    <style:style style:name="T1002" style:family="text">
      <style:text-properties fo:font-size="9.5pt" fo:letter-spacing="0.009cm" fo:language="cs" fo:country="CZ" officeooo:rsid="433fbe6a" style:font-size-asian="9.5pt" style:language-asian="cs" style:country-asian="CZ"/>
    </style:style>
    <style:style style:name="T1003" style:family="text">
      <style:text-properties fo:font-size="9.5pt" fo:letter-spacing="0.009cm" fo:language="cs" fo:country="CZ" officeooo:rsid="434f4046" style:font-size-asian="9.5pt" style:language-asian="cs" style:country-asian="CZ"/>
    </style:style>
    <style:style style:name="T1004" style:family="text">
      <style:text-properties fo:font-size="9.5pt" fo:letter-spacing="0.009cm" fo:language="cs" fo:country="CZ" officeooo:rsid="43503b01" style:font-size-asian="9.5pt" style:language-asian="cs" style:country-asian="CZ"/>
    </style:style>
    <style:style style:name="T1005" style:family="text">
      <style:text-properties fo:font-size="9.5pt" fo:letter-spacing="0.009cm" fo:language="cs" fo:country="CZ" officeooo:rsid="4351f3b5" style:font-size-asian="9.5pt" style:language-asian="cs" style:country-asian="CZ"/>
    </style:style>
    <style:style style:name="T1006" style:family="text">
      <style:text-properties fo:font-size="9.5pt" fo:letter-spacing="0.009cm" fo:language="cs" fo:country="CZ" officeooo:rsid="4394e85f" style:font-size-asian="9.5pt" style:language-asian="cs" style:country-asian="CZ"/>
    </style:style>
    <style:style style:name="T1007" style:family="text">
      <style:text-properties fo:font-size="9.5pt" fo:letter-spacing="0.009cm" fo:language="cs" fo:country="CZ" officeooo:rsid="439bf373" style:font-size-asian="9.5pt" style:language-asian="cs" style:country-asian="CZ"/>
    </style:style>
    <style:style style:name="T1008" style:family="text">
      <style:text-properties fo:font-size="9.5pt" fo:letter-spacing="0.009cm" fo:language="cs" fo:country="CZ" officeooo:rsid="43a3871f" style:font-size-asian="9.5pt" style:language-asian="cs" style:country-asian="CZ"/>
    </style:style>
    <style:style style:name="T1009" style:family="text">
      <style:text-properties fo:font-size="9.5pt" fo:letter-spacing="0.009cm" fo:language="cs" fo:country="CZ" officeooo:rsid="43a45b0d" style:font-size-asian="9.5pt" style:language-asian="cs" style:country-asian="CZ"/>
    </style:style>
    <style:style style:name="T1010" style:family="text">
      <style:text-properties fo:font-size="9.5pt" fo:letter-spacing="0.009cm" fo:language="cs" fo:country="CZ" officeooo:rsid="43a5e30b" style:font-size-asian="9.5pt" style:language-asian="cs" style:country-asian="CZ"/>
    </style:style>
    <style:style style:name="T1011" style:family="text">
      <style:text-properties fo:font-size="9.5pt" fo:letter-spacing="0.009cm" fo:language="cs" fo:country="CZ" officeooo:rsid="43ac195e" style:font-size-asian="9.5pt" style:language-asian="cs" style:country-asian="CZ"/>
    </style:style>
    <style:style style:name="T1012" style:family="text">
      <style:text-properties fo:font-size="9.5pt" fo:letter-spacing="0.009cm" fo:language="cs" fo:country="CZ" officeooo:rsid="43ac281a" style:font-size-asian="9.5pt" style:language-asian="cs" style:country-asian="CZ"/>
    </style:style>
    <style:style style:name="T1013" style:family="text">
      <style:text-properties fo:font-size="9.5pt" fo:letter-spacing="0.009cm" fo:language="cs" fo:country="CZ" officeooo:rsid="20a3122c" style:font-size-asian="9.5pt" style:language-asian="cs" style:country-asian="CZ"/>
    </style:style>
    <style:style style:name="T1014" style:family="text">
      <style:text-properties fo:font-size="9.5pt" fo:letter-spacing="0.009cm" fo:language="cs" fo:country="CZ" officeooo:rsid="43ba6c21" style:font-size-asian="9.5pt" style:language-asian="cs" style:country-asian="CZ"/>
    </style:style>
    <style:style style:name="T1015" style:family="text">
      <style:text-properties fo:font-size="9.5pt" fo:letter-spacing="0.009cm" fo:language="cs" fo:country="CZ" officeooo:rsid="43bac81c" style:font-size-asian="9.5pt" style:language-asian="cs" style:country-asian="CZ"/>
    </style:style>
    <style:style style:name="T1016" style:family="text">
      <style:text-properties fo:font-size="9.5pt" fo:letter-spacing="0.009cm" fo:language="cs" fo:country="CZ" officeooo:rsid="43be5955" style:font-size-asian="9.5pt" style:language-asian="cs" style:country-asian="CZ"/>
    </style:style>
    <style:style style:name="T1017" style:family="text">
      <style:text-properties fo:font-size="9.5pt" fo:letter-spacing="0.009cm" fo:language="cs" fo:country="CZ" officeooo:rsid="44195206" style:font-size-asian="9.5pt" style:language-asian="cs" style:country-asian="CZ"/>
    </style:style>
    <style:style style:name="T1018" style:family="text">
      <style:text-properties fo:font-size="9.5pt" fo:letter-spacing="0.009cm" fo:language="cs" fo:country="CZ" officeooo:rsid="4433bb28" style:font-size-asian="9.5pt" style:language-asian="cs" style:country-asian="CZ"/>
    </style:style>
    <style:style style:name="T1019" style:family="text">
      <style:text-properties fo:font-size="9.5pt" fo:letter-spacing="0.009cm" fo:language="cs" fo:country="CZ" officeooo:rsid="445860cf" style:font-size-asian="9.5pt" style:language-asian="cs" style:country-asian="CZ"/>
    </style:style>
    <style:style style:name="T1020" style:family="text">
      <style:text-properties fo:font-size="9.5pt" fo:letter-spacing="0.009cm" fo:language="cs" fo:country="CZ" officeooo:rsid="4465a5a9" style:font-size-asian="9.5pt" style:language-asian="cs" style:country-asian="CZ"/>
    </style:style>
    <style:style style:name="T1021" style:family="text">
      <style:text-properties fo:font-size="9.5pt" fo:letter-spacing="0.009cm" fo:language="cs" fo:country="CZ" officeooo:rsid="4466f43b" style:font-size-asian="9.5pt" style:language-asian="cs" style:country-asian="CZ"/>
    </style:style>
    <style:style style:name="T1022" style:family="text">
      <style:text-properties fo:font-size="9.5pt" fo:letter-spacing="0.009cm" fo:language="cs" fo:country="CZ" officeooo:rsid="4485bff1" style:font-size-asian="9.5pt" style:language-asian="cs" style:country-asian="CZ"/>
    </style:style>
    <style:style style:name="T1023" style:family="text">
      <style:text-properties fo:font-size="9.5pt" fo:letter-spacing="0.009cm" fo:language="cs" fo:country="CZ" officeooo:rsid="448eac4a" style:font-size-asian="9.5pt" style:language-asian="cs" style:country-asian="CZ"/>
    </style:style>
    <style:style style:name="T1024" style:family="text">
      <style:text-properties fo:font-size="9.5pt" fo:letter-spacing="0.009cm" fo:language="cs" fo:country="CZ" officeooo:rsid="448f43d4" style:font-size-asian="9.5pt" style:language-asian="cs" style:country-asian="CZ"/>
    </style:style>
    <style:style style:name="T1025" style:family="text">
      <style:text-properties fo:font-size="9.5pt" fo:letter-spacing="0.009cm" fo:language="cs" fo:country="CZ" officeooo:rsid="44920769" style:font-size-asian="9.5pt" style:language-asian="cs" style:country-asian="CZ"/>
    </style:style>
    <style:style style:name="T1026" style:family="text">
      <style:text-properties fo:font-size="9.5pt" fo:letter-spacing="0.009cm" fo:language="cs" fo:country="CZ" officeooo:rsid="4492ba49" style:font-size-asian="9.5pt" style:language-asian="cs" style:country-asian="CZ"/>
    </style:style>
    <style:style style:name="T1027" style:family="text">
      <style:text-properties fo:font-size="9.5pt" fo:letter-spacing="0.009cm" fo:language="cs" fo:country="CZ" officeooo:rsid="452755ec" style:font-size-asian="9.5pt" style:language-asian="cs" style:country-asian="CZ"/>
    </style:style>
    <style:style style:name="T1028" style:family="text">
      <style:text-properties fo:font-size="9.5pt" fo:letter-spacing="0.009cm" fo:language="cs" fo:country="CZ" officeooo:rsid="452bb8e9" style:font-size-asian="9.5pt" style:language-asian="cs" style:country-asian="CZ"/>
    </style:style>
    <style:style style:name="T1029" style:family="text">
      <style:text-properties fo:font-size="9.5pt" fo:letter-spacing="0.009cm" fo:language="cs" fo:country="CZ" officeooo:rsid="452fa940" style:font-size-asian="9.5pt" style:language-asian="cs" style:country-asian="CZ"/>
    </style:style>
    <style:style style:name="T1030" style:family="text">
      <style:text-properties fo:font-size="9.5pt" fo:letter-spacing="0.009cm" fo:language="cs" fo:country="CZ" officeooo:rsid="453450cc" style:font-size-asian="9.5pt" style:language-asian="cs" style:country-asian="CZ"/>
    </style:style>
    <style:style style:name="T1031" style:family="text">
      <style:text-properties fo:font-size="9.5pt" fo:letter-spacing="0.009cm" fo:language="cs" fo:country="CZ" officeooo:rsid="456bd37a" style:font-size-asian="9.5pt" style:language-asian="cs" style:country-asian="CZ"/>
    </style:style>
    <style:style style:name="T1032" style:family="text">
      <style:text-properties fo:font-size="9.5pt" fo:letter-spacing="0.009cm" fo:language="cs" fo:country="CZ" officeooo:rsid="45f1faf2" style:font-size-asian="9.5pt" style:language-asian="cs" style:country-asian="CZ"/>
    </style:style>
    <style:style style:name="T1033" style:family="text">
      <style:text-properties fo:font-size="9.5pt" fo:letter-spacing="0.009cm" fo:language="cs" fo:country="CZ" officeooo:rsid="450f29c4" style:font-size-asian="9.5pt" style:language-asian="cs" style:country-asian="CZ"/>
    </style:style>
    <style:style style:name="T1034" style:family="text">
      <style:text-properties fo:font-size="9.5pt" fo:letter-spacing="0.009cm" fo:language="cs" fo:country="CZ" officeooo:rsid="45f235af" style:font-size-asian="9.5pt" style:language-asian="cs" style:country-asian="CZ"/>
    </style:style>
    <style:style style:name="T1035" style:family="text">
      <style:text-properties fo:font-size="9.5pt" fo:letter-spacing="0.009cm" fo:language="cs" fo:country="CZ" officeooo:rsid="4640e581" style:font-size-asian="9.5pt" style:language-asian="cs" style:country-asian="CZ"/>
    </style:style>
    <style:style style:name="T1036" style:family="text">
      <style:text-properties fo:font-size="9.5pt" fo:letter-spacing="0.009cm" fo:language="cs" fo:country="CZ" officeooo:rsid="46a9974b" style:font-size-asian="9.5pt" style:language-asian="cs" style:country-asian="CZ"/>
    </style:style>
    <style:style style:name="T1037" style:family="text">
      <style:text-properties fo:font-size="9.5pt" fo:letter-spacing="0.009cm" fo:language="cs" fo:country="CZ" officeooo:rsid="4432a080" style:font-size-asian="9.5pt" style:language-asian="cs" style:country-asian="CZ"/>
    </style:style>
    <style:style style:name="T1038" style:family="text">
      <style:text-properties fo:font-size="9.5pt" fo:letter-spacing="0.009cm" fo:language="cs" fo:country="CZ" officeooo:rsid="445e2b2f" style:font-size-asian="9.5pt" style:language-asian="cs" style:country-asian="CZ"/>
    </style:style>
    <style:style style:name="T1039" style:family="text">
      <style:text-properties fo:font-size="9.5pt" fo:letter-spacing="0.009cm" fo:language="cs" fo:country="CZ" officeooo:rsid="46eda8eb" style:font-size-asian="9.5pt" style:language-asian="cs" style:country-asian="CZ"/>
    </style:style>
    <style:style style:name="T1040" style:family="text">
      <style:text-properties fo:font-size="9.5pt" fo:letter-spacing="0.009cm" fo:language="cs" fo:country="CZ" officeooo:rsid="223e7fa9" style:font-size-asian="9.5pt" style:language-asian="cs" style:country-asian="CZ"/>
    </style:style>
    <style:style style:name="T1041" style:family="text">
      <style:text-properties fo:font-size="9.5pt" fo:letter-spacing="0.009cm" fo:language="cs" fo:country="CZ" officeooo:rsid="22462321" style:font-size-asian="9.5pt" style:language-asian="cs" style:country-asian="CZ"/>
    </style:style>
    <style:style style:name="T1042" style:family="text">
      <style:text-properties fo:font-size="9.5pt" fo:letter-spacing="0.009cm" fo:language="cs" fo:country="CZ" officeooo:rsid="4729103d" style:font-size-asian="9.5pt" style:language-asian="cs" style:country-asian="CZ"/>
    </style:style>
    <style:style style:name="T1043" style:family="text">
      <style:text-properties fo:font-size="9.5pt" fo:letter-spacing="0.009cm" fo:language="cs" fo:country="CZ" officeooo:rsid="483641ab" style:font-size-asian="9.5pt" style:language-asian="cs" style:country-asian="CZ"/>
    </style:style>
    <style:style style:name="T1044" style:family="text">
      <style:text-properties fo:font-size="9.5pt" fo:letter-spacing="0.009cm" fo:language="cs" fo:country="CZ" officeooo:rsid="456e94ef" style:font-size-asian="9.5pt" style:language-asian="cs" style:country-asian="CZ"/>
    </style:style>
    <style:style style:name="T1045" style:family="text">
      <style:text-properties fo:font-size="9.5pt" fo:letter-spacing="0.009cm" fo:language="cs" fo:country="CZ" fo:font-style="italic"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5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75" style:family="text">
      <style:text-properties fo:font-size="9.5pt" fo:letter-spacing="0.009cm" fo:language="cs" fo:country="CZ" fo:font-style="normal" style:font-size-asian="9.5pt" style:language-asian="cs" style:country-asian="CZ" style:font-style-asian="normal" style:font-style-complex="normal"/>
    </style:style>
    <style:style style:name="T107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7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7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7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12" style:family="text">
      <style:text-properties fo:font-size="9.5pt" fo:letter-spacing="0.009cm" fo:language="en" fo:country="US" officeooo:rsid="20b19335" style:font-size-asian="9.5pt" style:language-asian="cs" style:country-asian="CZ"/>
    </style:style>
    <style:style style:name="T111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14" style:family="text">
      <style:text-properties fo:font-size="9.5pt" fo:language="cs" fo:country="CZ" officeooo:rsid="2858b2e9" style:font-size-asian="9.5pt" style:language-asian="cs" style:country-asian="CZ"/>
    </style:style>
    <style:style style:name="T1115" style:family="text">
      <style:text-properties fo:font-size="9.5pt" fo:language="cs" fo:country="CZ" officeooo:rsid="227d5938" style:font-size-asian="9.5pt" style:language-asian="cs" style:country-asian="CZ"/>
    </style:style>
    <style:style style:name="T1116" style:family="text">
      <style:text-properties fo:font-size="9.5pt" fo:language="cs" fo:country="CZ" officeooo:rsid="285a490a" style:font-size-asian="9.5pt" style:language-asian="cs" style:country-asian="CZ"/>
    </style:style>
    <style:style style:name="T1117" style:family="text">
      <style:text-properties fo:font-size="9.5pt" fo:language="cs" fo:country="CZ" officeooo:rsid="2b4276f8" style:font-size-asian="9.5pt" style:language-asian="cs" style:country-asian="CZ"/>
    </style:style>
    <style:style style:name="T1118" style:family="text">
      <style:text-properties fo:font-size="9.5pt" fo:language="cs" fo:country="CZ" officeooo:rsid="2b459676" style:font-size-asian="9.5pt" style:language-asian="cs" style:country-asian="CZ"/>
    </style:style>
    <style:style style:name="T1119" style:family="text">
      <style:text-properties fo:font-size="9.5pt" fo:language="cs" fo:country="CZ" officeooo:rsid="2b48543d" style:font-size-asian="9.5pt" style:language-asian="cs" style:country-asian="CZ"/>
    </style:style>
    <style:style style:name="T1120" style:family="text">
      <style:text-properties fo:font-size="9.5pt" fo:language="cs" fo:country="CZ" officeooo:rsid="47c93a21" style:font-size-asian="9.5pt" style:language-asian="cs" style:country-asian="CZ"/>
    </style:style>
    <style:style style:name="T1121" style:family="text">
      <style:text-properties fo:font-size="9.5pt" fo:language="cs" fo:country="CZ" officeooo:rsid="2b4a5406" style:font-size-asian="9.5pt" style:language-asian="cs" style:country-asian="CZ"/>
    </style:style>
    <style:style style:name="T1122" style:family="text">
      <style:text-properties fo:font-size="9.5pt" fo:language="cs" fo:country="CZ" officeooo:rsid="2b4beb57" style:font-size-asian="9.5pt" style:language-asian="cs" style:country-asian="CZ"/>
    </style:style>
    <style:style style:name="T1123" style:family="text">
      <style:text-properties fo:font-size="9.5pt" fo:language="cs" fo:country="CZ" officeooo:rsid="2b47f2e0" style:font-size-asian="9.5pt" style:language-asian="cs" style:country-asian="CZ"/>
    </style:style>
    <style:style style:name="T1124" style:family="text">
      <style:text-properties fo:font-size="9.5pt" fo:language="cs" fo:country="CZ" officeooo:rsid="2194fb18" style:font-size-asian="9.5pt" style:language-asian="cs" style:country-asian="CZ"/>
    </style:style>
    <style:style style:name="T1125" style:family="text">
      <style:text-properties fo:font-size="9.5pt" fo:language="cs" fo:country="CZ" officeooo:rsid="480d9e8d" style:font-size-asian="9.5pt" style:language-asian="cs" style:country-asian="CZ"/>
    </style:style>
    <style:style style:name="T1126" style:family="text">
      <style:text-properties fo:font-size="9.5pt" fo:language="cs" fo:country="CZ" officeooo:rsid="4ae80a0d" style:font-size-asian="9.5pt" style:language-asian="cs" style:country-asian="CZ"/>
    </style:style>
    <style:style style:name="T1127" style:family="text">
      <style:text-properties fo:font-size="9.5pt" fo:language="cs" fo:country="CZ" fo:font-style="italic" officeooo:rsid="47c93a21" style:font-size-asian="9.5pt" style:language-asian="cs" style:country-asian="CZ" style:font-style-asian="italic" style:font-style-complex="italic"/>
    </style:style>
    <style:style style:name="T1128" style:family="text">
      <style:text-properties fo:font-size="9.5pt" fo:language="cs" fo:country="CZ" fo:font-style="italic" officeooo:rsid="2b47f2e0" style:font-size-asian="9.5pt" style:language-asian="cs" style:country-asian="CZ" style:font-style-asian="italic" style:font-style-complex="italic"/>
    </style:style>
    <style:style style:name="T1129" style:family="text">
      <style:text-properties officeooo:rsid="236484a9"/>
    </style:style>
    <style:style style:name="T1130" style:family="text">
      <style:text-properties officeooo:rsid="23e1443b"/>
    </style:style>
    <style:style style:name="T1131" style:family="text">
      <style:text-properties officeooo:rsid="2b53750b"/>
    </style:style>
    <style:style style:name="T1132" style:family="text">
      <style:text-properties officeooo:rsid="3eb19fe3"/>
    </style:style>
    <style:style style:name="T1133" style:family="text">
      <style:text-properties officeooo:rsid="4343fce0"/>
    </style:style>
    <style:style style:name="T1134" style:family="text">
      <style:text-properties officeooo:rsid="4345f66c"/>
    </style:style>
    <style:style style:name="T1135" style:family="text">
      <style:text-properties officeooo:rsid="4352408b"/>
    </style:style>
    <style:style style:name="T1136" style:family="text">
      <style:text-properties officeooo:rsid="435e2f0b"/>
    </style:style>
    <style:style style:name="T1137" style:family="text">
      <style:text-properties officeooo:rsid="43693d6f"/>
    </style:style>
    <style:style style:name="T113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3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4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4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4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officeooo:rsid="4376cefd"/>
    </style:style>
    <style:style style:name="T1146" style:family="text">
      <style:text-properties officeooo:rsid="4377299c"/>
    </style:style>
    <style:style style:name="T1147" style:family="text">
      <style:text-properties officeooo:rsid="43788b3e"/>
    </style:style>
    <style:style style:name="T1148" style:family="text">
      <style:text-properties officeooo:rsid="437c7857"/>
    </style:style>
    <style:style style:name="T1149" style:family="text">
      <style:text-properties officeooo:rsid="4392189d"/>
    </style:style>
    <style:style style:name="T1150" style:family="text">
      <style:text-properties officeooo:rsid="4398f50f"/>
    </style:style>
    <style:style style:name="T1151" style:family="text">
      <style:text-properties officeooo:rsid="43c79b14"/>
    </style:style>
    <style:style style:name="T1152" style:family="text">
      <style:text-properties officeooo:rsid="43c8b90a"/>
    </style:style>
    <style:style style:name="T1153" style:family="text">
      <style:text-properties officeooo:rsid="43d8441a"/>
    </style:style>
    <style:style style:name="T1154" style:family="text">
      <style:text-properties officeooo:rsid="43d9ffe7"/>
    </style:style>
    <style:style style:name="T1155" style:family="text">
      <style:text-properties officeooo:rsid="43db04da"/>
    </style:style>
    <style:style style:name="T1156" style:family="text">
      <style:text-properties officeooo:rsid="43e625a3"/>
    </style:style>
    <style:style style:name="T1157" style:family="text">
      <style:text-properties officeooo:rsid="43f0411d"/>
    </style:style>
    <style:style style:name="T1158" style:family="text">
      <style:text-properties officeooo:rsid="43f0c76f"/>
    </style:style>
    <style:style style:name="T1159" style:family="text">
      <style:text-properties officeooo:rsid="43f16bd5"/>
    </style:style>
    <style:style style:name="T1160" style:family="text">
      <style:text-properties officeooo:rsid="43f53e7c"/>
    </style:style>
    <style:style style:name="T1161" style:family="text">
      <style:text-properties officeooo:rsid="43fcda60"/>
    </style:style>
    <style:style style:name="T1162" style:family="text">
      <style:text-properties officeooo:rsid="440d303b"/>
    </style:style>
    <style:style style:name="T1163" style:family="text">
      <style:text-properties officeooo:rsid="44114e8f"/>
    </style:style>
    <style:style style:name="T1164"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65"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66"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67"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68"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69"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70"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71"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72"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73"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74"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75"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76"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77"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78"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79"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180"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181"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82"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83"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84"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85"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86"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187"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88" style:family="text">
      <style:text-properties style:use-window-font-color="true" style:text-line-through-style="none" style:text-line-through-type="none" fo:language="cs" fo:country="CZ" style:language-asian="cs" style:country-asian="CZ"/>
    </style:style>
    <style:style style:name="T1189" style:family="text">
      <style:text-properties style:use-window-font-color="true" style:text-line-through-style="none" style:text-line-through-type="none" fo:language="cs" fo:country="CZ" officeooo:rsid="4196f96e" style:language-asian="cs" style:country-asian="CZ"/>
    </style:style>
    <style:style style:name="T1190" style:family="text">
      <style:text-properties style:use-window-font-color="true" style:text-line-through-style="none" style:text-line-through-type="none" fo:language="cs" fo:country="CZ" officeooo:rsid="473d0f57" style:language-asian="cs" style:country-asian="CZ"/>
    </style:style>
    <style:style style:name="T1191" style:family="text">
      <style:text-properties style:use-window-font-color="true" style:text-line-through-style="none" style:text-line-through-type="none" fo:language="cs" fo:country="CZ" officeooo:rsid="4742de43" style:language-asian="cs" style:country-asian="CZ"/>
    </style:style>
    <style:style style:name="T1192" style:family="text">
      <style:text-properties style:use-window-font-color="true" style:text-line-through-style="none" style:text-line-through-type="none" fo:language="cs" fo:country="CZ" officeooo:rsid="474682b1" style:language-asian="cs" style:country-asian="CZ"/>
    </style:style>
    <style:style style:name="T1193" style:family="text">
      <style:text-properties style:use-window-font-color="true" style:text-line-through-style="none" style:text-line-through-type="none" fo:language="cs" fo:country="CZ" officeooo:rsid="477b4e24" style:language-asian="cs" style:country-asian="CZ"/>
    </style:style>
    <style:style style:name="T1194" style:family="text">
      <style:text-properties style:use-window-font-color="true" style:text-line-through-style="none" style:text-line-through-type="none" fo:language="cs" fo:country="CZ" officeooo:rsid="47c5c703" style:language-asian="cs" style:country-asian="CZ"/>
    </style:style>
    <style:style style:name="T1195" style:family="text">
      <style:text-properties style:use-window-font-color="true" style:text-line-through-style="none" style:text-line-through-type="none" fo:language="cs" fo:country="CZ" officeooo:rsid="4868a010" style:language-asian="cs" style:country-asian="CZ"/>
    </style:style>
    <style:style style:name="T1196" style:family="text">
      <style:text-properties style:use-window-font-color="true" style:text-line-through-style="none" style:text-line-through-type="none" fo:language="cs" fo:country="CZ" officeooo:rsid="4973c266" style:language-asian="cs" style:country-asian="CZ"/>
    </style:style>
    <style:style style:name="T1197" style:family="text">
      <style:text-properties style:use-window-font-color="true" style:text-line-through-style="none" style:text-line-through-type="none" fo:language="cs" fo:country="CZ" officeooo:rsid="1707a58a" style:language-asian="cs" style:country-asian="CZ"/>
    </style:style>
    <style:style style:name="T1198"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2"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4"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5"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6" style:family="text">
      <style:text-properties style:use-window-font-color="true" officeooo:rsid="4196f96e"/>
    </style:style>
    <style:style style:name="T1207" style:family="text">
      <style:text-properties style:use-window-font-color="true" fo:font-style="normal" officeooo:rsid="4196f96e" style:font-style-asian="normal" style:font-style-complex="normal"/>
    </style:style>
    <style:style style:name="T1208" style:family="text">
      <style:text-properties style:use-window-font-color="true" fo:language="cs" fo:country="CZ" officeooo:rsid="4196f96e" style:language-asian="cs" style:country-asian="CZ"/>
    </style:style>
    <style:style style:name="T1209" style:family="text">
      <style:text-properties style:use-window-font-color="true" fo:language="cs" fo:country="CZ" fo:font-style="normal" officeooo:rsid="4196f96e" style:language-asian="cs" style:country-asian="CZ" style:font-style-asian="normal" style:font-style-complex="normal"/>
    </style:style>
    <style:style style:name="T1210"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a9c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a9ed7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9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3"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4"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5"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6"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7"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8"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9"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0"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1"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2"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3"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4"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5"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6"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6"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7"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8"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99"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0"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1"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2"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3"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04"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05"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6"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7"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8"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9"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0"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1"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2"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3"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4"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5"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6"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7"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8"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9"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20"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21"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22"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23"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24"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25"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26"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27"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28"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29"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30"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31"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32"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33"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34"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37"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38"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39"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40"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41"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2"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3"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4"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5"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6"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7"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8"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9"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0"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1"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2"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3"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4"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5"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6"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7"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8"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9"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0"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1"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2"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3"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4"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5"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6"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7"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8"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9"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0"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1"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2"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3"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4"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5"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6"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77"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officeooo:rsid="4424b05c"/>
    </style:style>
    <style:style style:name="T1680" style:family="text">
      <style:text-properties officeooo:rsid="44311d51"/>
    </style:style>
    <style:style style:name="T1681" style:family="text">
      <style:text-properties officeooo:rsid="4432a080"/>
    </style:style>
    <style:style style:name="T1682" style:family="text">
      <style:text-properties officeooo:rsid="44365146"/>
    </style:style>
    <style:style style:name="T1683" style:family="text">
      <style:text-properties officeooo:rsid="4437edb7"/>
    </style:style>
    <style:style style:name="T1684" style:family="text">
      <style:text-properties officeooo:rsid="4441b764"/>
    </style:style>
    <style:style style:name="T1685" style:family="text">
      <style:text-properties officeooo:rsid="444bc75d"/>
    </style:style>
    <style:style style:name="T1686" style:family="text">
      <style:text-properties officeooo:rsid="4450dea7"/>
    </style:style>
    <style:style style:name="T1687" style:family="text">
      <style:text-properties officeooo:rsid="445237d7"/>
    </style:style>
    <style:style style:name="T1688" style:family="text">
      <style:text-properties officeooo:rsid="4454cbfd"/>
    </style:style>
    <style:style style:name="T1689" style:family="text">
      <style:text-properties officeooo:rsid="4456908c"/>
    </style:style>
    <style:style style:name="T1690" style:family="text">
      <style:text-properties officeooo:rsid="445e2b2f"/>
    </style:style>
    <style:style style:name="T1691" style:family="text">
      <style:text-properties fo:color="#ff6347" fo:letter-spacing="0.009cm" fo:language="cs" fo:country="CZ" style:language-asian="cs" style:country-asian="CZ"/>
    </style:style>
    <style:style style:name="T1692" style:family="text">
      <style:text-properties fo:color="#14beaa" fo:letter-spacing="0.009cm" fo:language="cs" fo:country="CZ" style:language-asian="cs" style:country-asian="CZ"/>
    </style:style>
    <style:style style:name="T169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5" style:family="text">
      <style:text-properties officeooo:rsid="44768436"/>
    </style:style>
    <style:style style:name="T1696"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97"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698" style:family="text">
      <style:text-properties officeooo:rsid="44a01454"/>
    </style:style>
    <style:style style:name="T1699" style:family="text">
      <style:text-properties officeooo:rsid="44a1d1af"/>
    </style:style>
    <style:style style:name="T1700" style:family="text">
      <style:text-properties officeooo:rsid="44a76340"/>
    </style:style>
    <style:style style:name="T1701" style:family="text">
      <style:text-properties officeooo:rsid="44b04513"/>
    </style:style>
    <style:style style:name="T1702" style:family="text">
      <style:text-properties officeooo:rsid="44e90c12"/>
    </style:style>
    <style:style style:name="T1703" style:family="text">
      <style:text-properties officeooo:rsid="44ec45c4"/>
    </style:style>
    <style:style style:name="T1704" style:family="text">
      <style:text-properties officeooo:rsid="44ecb49e"/>
    </style:style>
    <style:style style:name="T1705" style:family="text">
      <style:text-properties officeooo:rsid="44ed0108"/>
    </style:style>
    <style:style style:name="T1706" style:family="text">
      <style:text-properties officeooo:rsid="44fd23c2"/>
    </style:style>
    <style:style style:name="T1707" style:family="text">
      <style:text-properties officeooo:rsid="44feebea"/>
    </style:style>
    <style:style style:name="T1708" style:family="text">
      <style:text-properties officeooo:rsid="4501e332"/>
    </style:style>
    <style:style style:name="T1709" style:family="text">
      <style:text-properties officeooo:rsid="45020594"/>
    </style:style>
    <style:style style:name="T1710" style:family="text">
      <style:text-properties officeooo:rsid="450384f8"/>
    </style:style>
    <style:style style:name="T1711" style:family="text">
      <style:text-properties officeooo:rsid="4510c842"/>
    </style:style>
    <style:style style:name="T1712" style:family="text">
      <style:text-properties officeooo:rsid="4516deb2"/>
    </style:style>
    <style:style style:name="T1713" style:family="text">
      <style:text-properties officeooo:rsid="451c08b8"/>
    </style:style>
    <style:style style:name="T1714" style:family="text">
      <style:text-properties officeooo:rsid="451e038a"/>
    </style:style>
    <style:style style:name="T1715" style:family="text">
      <style:text-properties officeooo:rsid="45219b7c"/>
    </style:style>
    <style:style style:name="T1716" style:family="text">
      <style:text-properties officeooo:rsid="453724fd"/>
    </style:style>
    <style:style style:name="T1717" style:family="text">
      <style:text-properties officeooo:rsid="45391b83"/>
    </style:style>
    <style:style style:name="T1718" style:family="text">
      <style:text-properties officeooo:rsid="454403e3"/>
    </style:style>
    <style:style style:name="T1719" style:family="text">
      <style:text-properties officeooo:rsid="4545778c"/>
    </style:style>
    <style:style style:name="T1720" style:family="text">
      <style:text-properties officeooo:rsid="45682813"/>
    </style:style>
    <style:style style:name="T1721" style:family="text">
      <style:text-properties officeooo:rsid="4569a83d"/>
    </style:style>
    <style:style style:name="T1722" style:family="text">
      <style:text-properties officeooo:rsid="456bd37a"/>
    </style:style>
    <style:style style:name="T1723" style:family="text">
      <style:text-properties officeooo:rsid="456e94ef"/>
    </style:style>
    <style:style style:name="T1724" style:family="text">
      <style:text-properties officeooo:rsid="456fc581"/>
    </style:style>
    <style:style style:name="T1725" style:family="text">
      <style:text-properties officeooo:rsid="45705093"/>
    </style:style>
    <style:style style:name="T1726" style:family="text">
      <style:text-properties officeooo:rsid="45745cb4"/>
    </style:style>
    <style:style style:name="T1727" style:family="text">
      <style:text-properties officeooo:rsid="4576495e"/>
    </style:style>
    <style:style style:name="T1728" style:family="text">
      <style:text-properties officeooo:rsid="458256d3"/>
    </style:style>
    <style:style style:name="T1729" style:family="text">
      <style:text-properties officeooo:rsid="4584727f"/>
    </style:style>
    <style:style style:name="T1730" style:family="text">
      <style:text-properties officeooo:rsid="4586916b"/>
    </style:style>
    <style:style style:name="T1731" style:family="text">
      <style:text-properties officeooo:rsid="45b6870f"/>
    </style:style>
    <style:style style:name="T1732" style:family="text">
      <style:text-properties officeooo:rsid="45b7a3e3"/>
    </style:style>
    <style:style style:name="T1733" style:family="text">
      <style:text-properties officeooo:rsid="45b9f21d"/>
    </style:style>
    <style:style style:name="T1734" style:family="text">
      <style:text-properties officeooo:rsid="45c9cdcf"/>
    </style:style>
    <style:style style:name="T1735" style:family="text">
      <style:text-properties officeooo:rsid="45ca2201"/>
    </style:style>
    <style:style style:name="T1736" style:family="text">
      <style:text-properties officeooo:rsid="45cfcb32"/>
    </style:style>
    <style:style style:name="T1737" style:family="text">
      <style:text-properties officeooo:rsid="45d01a49"/>
    </style:style>
    <style:style style:name="T1738" style:family="text">
      <style:text-properties officeooo:rsid="45d13ef5"/>
    </style:style>
    <style:style style:name="T1739" style:family="text">
      <style:text-properties officeooo:rsid="45d2f23d"/>
    </style:style>
    <style:style style:name="T1740" style:family="text">
      <style:text-properties officeooo:rsid="45d494ab"/>
    </style:style>
    <style:style style:name="T1741" style:family="text">
      <style:text-properties officeooo:rsid="45d8acf1"/>
    </style:style>
    <style:style style:name="T1742" style:family="text">
      <style:text-properties officeooo:rsid="45da00d1"/>
    </style:style>
    <style:style style:name="T1743" style:family="text">
      <style:text-properties officeooo:rsid="45e4f811"/>
    </style:style>
    <style:style style:name="T1744" style:family="text">
      <style:text-properties officeooo:rsid="45e69f26"/>
    </style:style>
    <style:style style:name="T1745" style:family="text">
      <style:text-properties officeooo:rsid="45e97adb"/>
    </style:style>
    <style:style style:name="T1746" style:family="text">
      <style:text-properties officeooo:rsid="45eac0f7"/>
    </style:style>
    <style:style style:name="T1747" style:family="text">
      <style:text-properties officeooo:rsid="45eadbd5"/>
    </style:style>
    <style:style style:name="T1748" style:family="text">
      <style:text-properties officeooo:rsid="462b572f"/>
    </style:style>
    <style:style style:name="T1749" style:family="text">
      <style:text-properties officeooo:rsid="46392006"/>
    </style:style>
    <style:style style:name="T1750" style:family="text">
      <style:text-properties officeooo:rsid="442a52c1"/>
    </style:style>
    <style:style style:name="T1751" style:family="text">
      <style:text-properties officeooo:rsid="4646bd5b"/>
    </style:style>
    <style:style style:name="T1752" style:family="text">
      <style:text-properties officeooo:rsid="464c907b"/>
    </style:style>
    <style:style style:name="T1753" style:family="text">
      <style:text-properties officeooo:rsid="4652c2c6"/>
    </style:style>
    <style:style style:name="T1754" style:family="text">
      <style:text-properties officeooo:rsid="465c67a2"/>
    </style:style>
    <style:style style:name="T1755" style:family="text">
      <style:text-properties officeooo:rsid="465d5d5c"/>
    </style:style>
    <style:style style:name="T1756" style:family="text">
      <style:text-properties officeooo:rsid="465e62af"/>
    </style:style>
    <style:style style:name="T1757" style:family="text">
      <style:text-properties officeooo:rsid="46603adc"/>
    </style:style>
    <style:style style:name="T1758" style:family="text">
      <style:text-properties officeooo:rsid="46660212"/>
    </style:style>
    <style:style style:name="T1759" style:family="text">
      <style:text-properties officeooo:rsid="4669fd39"/>
    </style:style>
    <style:style style:name="T1760" style:family="text">
      <style:text-properties officeooo:rsid="46749832"/>
    </style:style>
    <style:style style:name="T1761" style:family="text">
      <style:text-properties officeooo:rsid="467e6717"/>
    </style:style>
    <style:style style:name="T1762" style:family="text">
      <style:text-properties officeooo:rsid="468ef263"/>
    </style:style>
    <style:style style:name="T1763" style:family="text">
      <style:text-properties officeooo:rsid="46b85568"/>
    </style:style>
    <style:style style:name="T1764" style:family="text">
      <style:text-properties officeooo:rsid="46b96769"/>
    </style:style>
    <style:style style:name="T1765" style:family="text">
      <style:text-properties officeooo:rsid="46baf1e6"/>
    </style:style>
    <style:style style:name="T1766" style:family="text">
      <style:text-properties officeooo:rsid="46bc4b04"/>
    </style:style>
    <style:style style:name="T1767" style:family="text">
      <style:text-properties officeooo:rsid="46cb66ec"/>
    </style:style>
    <style:style style:name="T1768" style:family="text">
      <style:text-properties officeooo:rsid="46d6600e"/>
    </style:style>
    <style:style style:name="T1769" style:family="text">
      <style:text-properties officeooo:rsid="46df25b9"/>
    </style:style>
    <style:style style:name="T1770" style:family="text">
      <style:text-properties officeooo:rsid="46e31ba8"/>
    </style:style>
    <style:style style:name="T1771" style:family="text">
      <style:text-properties fo:letter-spacing="0.009cm" fo:language="cs" fo:country="CZ" fo:font-style="italic" style:language-asian="cs" style:country-asian="CZ" style:font-style-asian="italic" style:font-style-complex="italic"/>
    </style:style>
    <style:style style:name="T1772" style:family="text">
      <style:text-properties fo:letter-spacing="0.009cm" fo:language="cs" fo:country="CZ" fo:font-style="italic" officeooo:rsid="2b05b4e8" style:language-asian="cs" style:country-asian="CZ" style:font-style-asian="italic" style:font-style-complex="italic"/>
    </style:style>
    <style:style style:name="T1773" style:family="text">
      <style:text-properties fo:letter-spacing="0.009cm" fo:language="cs" fo:country="CZ" fo:font-style="italic" officeooo:rsid="20a75113" style:language-asian="cs" style:country-asian="CZ" style:font-style-asian="italic" style:font-style-complex="italic"/>
    </style:style>
    <style:style style:name="T1774" style:family="text">
      <style:text-properties fo:letter-spacing="0.009cm" fo:language="cs" fo:country="CZ" fo:font-style="italic" officeooo:rsid="4ad0ffd0" style:language-asian="cs" style:country-asian="CZ" style:font-style-asian="italic" style:font-style-complex="italic"/>
    </style:style>
    <style:style style:name="T1775"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76" style:family="text">
      <style:text-properties fo:letter-spacing="0.009cm" fo:language="cs" fo:country="CZ" fo:font-style="normal" style:language-asian="cs" style:country-asian="CZ" style:font-style-asian="normal" style:font-style-complex="normal"/>
    </style:style>
    <style:style style:name="T1777" style:family="text">
      <style:text-properties fo:letter-spacing="0.009cm" fo:language="cs" fo:country="CZ" fo:font-style="normal" officeooo:rsid="2b05b4e8" style:language-asian="cs" style:country-asian="CZ" style:font-style-asian="normal" style:font-style-complex="normal"/>
    </style:style>
    <style:style style:name="T1778" style:family="text">
      <style:text-properties fo:letter-spacing="0.009cm" fo:language="cs" fo:country="CZ" fo:font-style="normal" officeooo:rsid="4423b342" style:language-asian="cs" style:country-asian="CZ" style:font-style-asian="normal" style:font-style-complex="normal"/>
    </style:style>
    <style:style style:name="T1779" style:family="text">
      <style:text-properties fo:letter-spacing="0.009cm" fo:language="cs" fo:country="CZ" fo:font-style="normal" officeooo:rsid="4424b05c" style:language-asian="cs" style:country-asian="CZ" style:font-style-asian="normal" style:font-style-complex="normal"/>
    </style:style>
    <style:style style:name="T1780" style:family="text">
      <style:text-properties fo:letter-spacing="0.009cm" fo:language="cs" fo:country="CZ" fo:font-style="normal" officeooo:rsid="20a75113" style:language-asian="cs" style:country-asian="CZ" style:font-style-asian="normal" style:font-style-complex="normal"/>
    </style:style>
    <style:style style:name="T1781" style:family="text">
      <style:text-properties fo:letter-spacing="0.009cm" fo:language="cs" fo:country="CZ" fo:font-style="normal" officeooo:rsid="463b6e56" style:language-asian="cs" style:country-asian="CZ" style:font-style-asian="normal" style:font-style-complex="normal"/>
    </style:style>
    <style:style style:name="T1782"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83"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84" style:family="text">
      <style:text-properties fo:letter-spacing="0.009cm" fo:language="cs" fo:country="CZ" fo:font-weight="bold" style:language-asian="cs" style:country-asian="CZ" style:font-weight-asian="bold" style:font-weight-complex="bold"/>
    </style:style>
    <style:style style:name="T1785" style:family="text">
      <style:text-properties fo:letter-spacing="0.009cm" fo:language="cs" fo:country="CZ" style:language-asian="cs" style:country-asian="CZ"/>
    </style:style>
    <style:style style:name="T1786" style:family="text">
      <style:text-properties fo:letter-spacing="0.009cm" fo:language="cs" fo:country="CZ" officeooo:rsid="463463df" style:language-asian="cs" style:country-asian="CZ"/>
    </style:style>
    <style:style style:name="T1787" style:family="text">
      <style:text-properties fo:letter-spacing="0.009cm" fo:language="cs" fo:country="CZ" officeooo:rsid="20ace839" style:language-asian="cs" style:country-asian="CZ"/>
    </style:style>
    <style:style style:name="T1788" style:family="text">
      <style:text-properties fo:letter-spacing="0.009cm" fo:language="cs" fo:country="CZ" officeooo:rsid="46ce3d9d" style:language-asian="cs" style:country-asian="CZ"/>
    </style:style>
    <style:style style:name="T1789" style:family="text">
      <style:text-properties fo:letter-spacing="0.009cm" fo:language="cs" fo:country="CZ" officeooo:rsid="44604b77" style:language-asian="cs" style:country-asian="CZ"/>
    </style:style>
    <style:style style:name="T1790" style:family="text">
      <style:text-properties fo:letter-spacing="0.009cm" fo:language="cs" fo:country="CZ" officeooo:rsid="46ce7f95" style:language-asian="cs" style:country-asian="CZ"/>
    </style:style>
    <style:style style:name="T1791" style:family="text">
      <style:text-properties fo:letter-spacing="0.009cm" fo:language="cs" fo:country="CZ" officeooo:rsid="4464fca1" style:language-asian="cs" style:country-asian="CZ"/>
    </style:style>
    <style:style style:name="T1792" style:family="text">
      <style:text-properties fo:letter-spacing="0.009cm" fo:language="cs" fo:country="CZ" officeooo:rsid="46cfc8eb" style:language-asian="cs" style:country-asian="CZ"/>
    </style:style>
    <style:style style:name="T1793" style:family="text">
      <style:text-properties fo:letter-spacing="0.009cm" fo:language="cs" fo:country="CZ" officeooo:rsid="463f8dec" style:language-asian="cs" style:country-asian="CZ"/>
    </style:style>
    <style:style style:name="T1794" style:family="text">
      <style:text-properties fo:letter-spacing="0.009cm" fo:language="cs" fo:country="CZ" officeooo:rsid="20aac5d0" style:language-asian="cs" style:country-asian="CZ"/>
    </style:style>
    <style:style style:name="T1795" style:family="text">
      <style:text-properties fo:letter-spacing="0.009cm" fo:language="cs" fo:country="CZ" officeooo:rsid="44338544" style:language-asian="cs" style:country-asian="CZ"/>
    </style:style>
    <style:style style:name="T1796" style:family="text">
      <style:text-properties fo:letter-spacing="0.009cm" fo:language="cs" fo:country="CZ" officeooo:rsid="4729103d" style:language-asian="cs" style:country-asian="CZ"/>
    </style:style>
    <style:style style:name="T1797" style:family="text">
      <style:text-properties fo:letter-spacing="0.009cm" fo:language="cs" fo:country="CZ" officeooo:rsid="48e172ce" style:language-asian="cs" style:country-asian="CZ"/>
    </style:style>
    <style:style style:name="T1798" style:family="text">
      <style:text-properties officeooo:rsid="46edf604"/>
    </style:style>
    <style:style style:name="T1799" style:family="text">
      <style:text-properties officeooo:rsid="3ec81767"/>
    </style:style>
    <style:style style:name="T1800" style:family="text">
      <style:text-properties officeooo:rsid="3ebedd03"/>
    </style:style>
    <style:style style:name="T1801" style:family="text">
      <style:text-properties officeooo:rsid="3dd6370d"/>
    </style:style>
    <style:style style:name="T1802" style:family="text">
      <style:text-properties fo:color="#000000" style:font-name="CharisSILW" fo:font-size="6.44999980926514pt" fo:letter-spacing="normal" fo:font-style="italic" fo:font-weight="normal"/>
    </style:style>
    <style:style style:name="T1803" style:family="text">
      <style:text-properties officeooo:rsid="224eb86c"/>
    </style:style>
    <style:style style:name="T1804" style:family="text">
      <style:text-properties officeooo:rsid="472ee6a5"/>
    </style:style>
    <style:style style:name="T1805" style:family="text">
      <style:text-properties officeooo:rsid="473b47ec"/>
    </style:style>
    <style:style style:name="T1806" style:family="text">
      <style:text-properties officeooo:rsid="473b82af"/>
    </style:style>
    <style:style style:name="T1807" style:family="text">
      <style:text-properties officeooo:rsid="473db4f8"/>
    </style:style>
    <style:style style:name="T1808" style:family="text">
      <style:text-properties officeooo:rsid="473f8f03"/>
    </style:style>
    <style:style style:name="T1809" style:family="text">
      <style:text-properties officeooo:rsid="4740573f"/>
    </style:style>
    <style:style style:name="T1810" style:family="text">
      <style:text-properties officeooo:rsid="16489aa3"/>
    </style:style>
    <style:style style:name="T1811" style:family="text">
      <style:text-properties officeooo:rsid="47472b07"/>
    </style:style>
    <style:style style:name="T1812" style:family="text">
      <style:text-properties officeooo:rsid="474ce652"/>
    </style:style>
    <style:style style:name="T1813" style:family="text">
      <style:text-properties officeooo:rsid="13dfae71"/>
    </style:style>
    <style:style style:name="T1814" style:family="text">
      <style:text-properties officeooo:rsid="474d83cb"/>
    </style:style>
    <style:style style:name="T1815" style:family="text">
      <style:text-properties officeooo:rsid="4758ec9f"/>
    </style:style>
    <style:style style:name="T1816" style:family="text">
      <style:text-properties officeooo:rsid="476be735"/>
    </style:style>
    <style:style style:name="T1817" style:family="text">
      <style:text-properties officeooo:rsid="476c4503"/>
    </style:style>
    <style:style style:name="T1818" style:family="text">
      <style:text-properties officeooo:rsid="477853cb"/>
    </style:style>
    <style:style style:name="T1819" style:family="text">
      <style:text-properties officeooo:rsid="477c827f"/>
    </style:style>
    <style:style style:name="T1820" style:family="text">
      <style:text-properties officeooo:rsid="21b23b24"/>
    </style:style>
    <style:style style:name="T1821" style:family="text">
      <style:text-properties officeooo:rsid="207d25a9"/>
    </style:style>
    <style:style style:name="T1822" style:family="text">
      <style:text-properties officeooo:rsid="479c1924"/>
    </style:style>
    <style:style style:name="T1823" style:family="text">
      <style:text-properties officeooo:rsid="47a07597"/>
    </style:style>
    <style:style style:name="T1824" style:family="text">
      <style:text-properties officeooo:rsid="47bf5a8d"/>
    </style:style>
    <style:style style:name="T1825" style:family="text">
      <style:text-properties officeooo:rsid="47d00f2a"/>
    </style:style>
    <style:style style:name="T1826" style:family="text">
      <style:text-properties officeooo:rsid="47d28de6"/>
    </style:style>
    <style:style style:name="T1827" style:family="text">
      <style:text-properties officeooo:rsid="47f34956"/>
    </style:style>
    <style:style style:name="T1828" style:family="text">
      <style:text-properties officeooo:rsid="47f8b458"/>
    </style:style>
    <style:style style:name="T1829" style:family="text">
      <style:text-properties officeooo:rsid="1557da55"/>
    </style:style>
    <style:style style:name="T1830" style:family="text">
      <style:text-properties officeooo:rsid="4801a79b"/>
    </style:style>
    <style:style style:name="T1831" style:family="text">
      <style:text-properties officeooo:rsid="4803a998"/>
    </style:style>
    <style:style style:name="T1832" style:family="text">
      <style:text-properties officeooo:rsid="4817771e"/>
    </style:style>
    <style:style style:name="T1833" style:family="text">
      <style:text-properties officeooo:rsid="481a8ddf"/>
    </style:style>
    <style:style style:name="T1834" style:family="text">
      <style:text-properties officeooo:rsid="48236c02"/>
    </style:style>
    <style:style style:name="T1835" style:family="text">
      <style:text-properties officeooo:rsid="48315717"/>
    </style:style>
    <style:style style:name="T1836" style:family="text">
      <style:text-properties officeooo:rsid="16077e11"/>
    </style:style>
    <style:style style:name="T1837" style:family="text">
      <style:text-properties officeooo:rsid="48470b61"/>
    </style:style>
    <style:style style:name="T1838" style:family="text">
      <style:text-properties officeooo:rsid="4849a8a6"/>
    </style:style>
    <style:style style:name="T1839" style:family="text">
      <style:text-properties officeooo:rsid="4859eff4"/>
    </style:style>
    <style:style style:name="T1840" style:family="text">
      <style:text-properties officeooo:rsid="485f2f8d"/>
    </style:style>
    <style:style style:name="T1841" style:family="text">
      <style:text-properties officeooo:rsid="486314e3"/>
    </style:style>
    <style:style style:name="T1842" style:family="text">
      <style:text-properties officeooo:rsid="4868a010"/>
    </style:style>
    <style:style style:name="T1843" style:family="text">
      <style:text-properties officeooo:rsid="486df238"/>
    </style:style>
    <style:style style:name="T1844" style:family="text">
      <style:text-properties officeooo:rsid="4870ab26"/>
    </style:style>
    <style:style style:name="T1845" style:family="text">
      <style:text-properties officeooo:rsid="48794e4e"/>
    </style:style>
    <style:style style:name="T1846"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officeooo:rsid="471f5fde"/>
    </style:style>
    <style:style style:name="T1849" style:family="text">
      <style:text-properties officeooo:rsid="487afae7"/>
    </style:style>
    <style:style style:name="T1850" style:family="text">
      <style:text-properties officeooo:rsid="487ba1ea"/>
    </style:style>
    <style:style style:name="T1851" style:family="text">
      <style:text-properties officeooo:rsid="4881dd03"/>
    </style:style>
    <style:style style:name="T1852" style:family="text">
      <style:text-properties officeooo:rsid="488dd94b"/>
    </style:style>
    <style:style style:name="T1853" style:family="text">
      <style:text-properties officeooo:rsid="4890a0fd"/>
    </style:style>
    <style:style style:name="T1854" style:family="text">
      <style:text-properties officeooo:rsid="48942ae9"/>
    </style:style>
    <style:style style:name="T1855" style:family="text">
      <style:text-properties officeooo:rsid="48b2d83b"/>
    </style:style>
    <style:style style:name="T1856" style:family="text">
      <style:text-properties officeooo:rsid="48b3847a"/>
    </style:style>
    <style:style style:name="T1857" style:family="text">
      <style:text-properties officeooo:rsid="48b6089f"/>
    </style:style>
    <style:style style:name="T1858" style:family="text">
      <style:text-properties officeooo:rsid="48bbf1a2"/>
    </style:style>
    <style:style style:name="T1859" style:family="text">
      <style:text-properties officeooo:rsid="48bef0e3"/>
    </style:style>
    <style:style style:name="T1860" style:family="text">
      <style:text-properties officeooo:rsid="48caf5d2"/>
    </style:style>
    <style:style style:name="T1861" style:family="text">
      <style:text-properties officeooo:rsid="48cc56ae"/>
    </style:style>
    <style:style style:name="T1862" style:family="text">
      <style:text-properties officeooo:rsid="48da7260"/>
    </style:style>
    <style:style style:name="T1863" style:family="text">
      <style:text-properties officeooo:rsid="48db573d"/>
    </style:style>
    <style:style style:name="T1864" style:family="text">
      <style:text-properties officeooo:rsid="477e2ab2"/>
    </style:style>
    <style:style style:name="T1865" style:family="text">
      <style:text-properties officeooo:rsid="48dd2196"/>
    </style:style>
    <style:style style:name="T1866" style:family="text">
      <style:text-properties officeooo:rsid="48de9c87"/>
    </style:style>
    <style:style style:name="T1867" style:family="text">
      <style:text-properties officeooo:rsid="48e4dc87"/>
    </style:style>
    <style:style style:name="T1868" style:family="text">
      <style:text-properties officeooo:rsid="48e73877"/>
    </style:style>
    <style:style style:name="T1869" style:family="text">
      <style:text-properties officeooo:rsid="48e8ff31"/>
    </style:style>
    <style:style style:name="T1870" style:family="text">
      <style:text-properties officeooo:rsid="48ecc0bc"/>
    </style:style>
    <style:style style:name="T1871" style:family="text">
      <style:text-properties officeooo:rsid="28b1926f"/>
    </style:style>
    <style:style style:name="T1872" style:family="text">
      <style:text-properties officeooo:rsid="48efdcd4"/>
    </style:style>
    <style:style style:name="T1873" style:family="text">
      <style:text-properties style:text-line-through-style="solid" style:text-line-through-type="single"/>
    </style:style>
    <style:style style:name="T1874" style:family="text">
      <style:text-properties officeooo:rsid="4907f67e"/>
    </style:style>
    <style:style style:name="T1875" style:family="text">
      <style:text-properties officeooo:rsid="49151568"/>
    </style:style>
    <style:style style:name="T1876" style:family="text">
      <style:text-properties officeooo:rsid="49173aac"/>
    </style:style>
    <style:style style:name="T1877" style:family="text">
      <style:text-properties officeooo:rsid="4918c0e8"/>
    </style:style>
    <style:style style:name="T1878" style:family="text">
      <style:text-properties officeooo:rsid="491c545f"/>
    </style:style>
    <style:style style:name="T1879" style:family="text">
      <style:text-properties officeooo:rsid="49232bf4"/>
    </style:style>
    <style:style style:name="T1880" style:family="text">
      <style:text-properties officeooo:rsid="4923366d"/>
    </style:style>
    <style:style style:name="T1881" style:family="text">
      <style:text-properties officeooo:rsid="49299a2d"/>
    </style:style>
    <style:style style:name="T1882" style:family="text">
      <style:text-properties officeooo:rsid="492a1c36"/>
    </style:style>
    <style:style style:name="T1883" style:family="text">
      <style:text-properties officeooo:rsid="492cfce1"/>
    </style:style>
    <style:style style:name="T1884" style:family="text">
      <style:text-properties officeooo:rsid="492dc398"/>
    </style:style>
    <style:style style:name="T1885" style:family="text">
      <style:text-properties officeooo:rsid="49314327"/>
    </style:style>
    <style:style style:name="T1886" style:family="text">
      <style:text-properties officeooo:rsid="4934b6fd"/>
    </style:style>
    <style:style style:name="T1887" style:family="text">
      <style:text-properties officeooo:rsid="49457a26"/>
    </style:style>
    <style:style style:name="T1888" style:family="text">
      <style:text-properties officeooo:rsid="495c2dd8"/>
    </style:style>
    <style:style style:name="T1889" style:family="text">
      <style:text-properties officeooo:rsid="495c4caa"/>
    </style:style>
    <style:style style:name="T1890" style:family="text">
      <style:text-properties officeooo:rsid="495c916b"/>
    </style:style>
    <style:style style:name="T1891" style:family="text">
      <style:text-properties officeooo:rsid="495d9ab0"/>
    </style:style>
    <style:style style:name="T1892" style:family="text">
      <style:text-properties officeooo:rsid="495e6c44"/>
    </style:style>
    <style:style style:name="T1893" style:family="text">
      <style:text-properties officeooo:rsid="49617508"/>
    </style:style>
    <style:style style:name="T1894" style:family="text">
      <style:text-properties officeooo:rsid="496e3688"/>
    </style:style>
    <style:style style:name="T1895" style:family="text">
      <style:text-properties officeooo:rsid="4979d611"/>
    </style:style>
    <style:style style:name="T1896" style:family="text">
      <style:text-properties officeooo:rsid="4980ca62"/>
    </style:style>
    <style:style style:name="T1897" style:family="text">
      <style:text-properties officeooo:rsid="49880276"/>
    </style:style>
    <style:style style:name="T1898" style:family="text">
      <style:text-properties officeooo:rsid="49890ae7"/>
    </style:style>
    <style:style style:name="T1899" style:family="text">
      <style:text-properties officeooo:rsid="498bdfda"/>
    </style:style>
    <style:style style:name="T1900" style:family="text">
      <style:text-properties officeooo:rsid="498c8d3b"/>
    </style:style>
    <style:style style:name="T1901" style:family="text">
      <style:text-properties officeooo:rsid="4992770b"/>
    </style:style>
    <style:style style:name="T1902" style:family="text">
      <style:text-properties officeooo:rsid="4993fbf9"/>
    </style:style>
    <style:style style:name="T1903" style:family="text">
      <style:text-properties officeooo:rsid="49965bb0"/>
    </style:style>
    <style:style style:name="T1904" style:family="text">
      <style:text-properties officeooo:rsid="499f3051"/>
    </style:style>
    <style:style style:name="T1905" style:family="text">
      <style:text-properties officeooo:rsid="49a05743"/>
    </style:style>
    <style:style style:name="T1906" style:family="text">
      <style:text-properties officeooo:rsid="49a7c19a"/>
    </style:style>
    <style:style style:name="T1907" style:family="text">
      <style:text-properties officeooo:rsid="49b709a6"/>
    </style:style>
    <style:style style:name="T1908" style:family="text">
      <style:text-properties officeooo:rsid="49c9bc3e"/>
    </style:style>
    <style:style style:name="T1909" style:family="text">
      <style:text-properties officeooo:rsid="49cdec60"/>
    </style:style>
    <style:style style:name="T1910" style:family="text">
      <style:text-properties officeooo:rsid="49ce7ece"/>
    </style:style>
    <style:style style:name="T1911" style:family="text">
      <style:text-properties officeooo:rsid="49d6813b"/>
    </style:style>
    <style:style style:name="T1912" style:family="text">
      <style:text-properties officeooo:rsid="49d75c02"/>
    </style:style>
    <style:style style:name="T1913" style:family="text">
      <style:text-properties officeooo:rsid="49d85d9f"/>
    </style:style>
    <style:style style:name="T1914" style:family="text">
      <style:text-properties officeooo:rsid="49da226d"/>
    </style:style>
    <style:style style:name="T1915" style:family="text">
      <style:text-properties officeooo:rsid="49dbbea2"/>
    </style:style>
    <style:style style:name="T1916" style:family="text">
      <style:text-properties officeooo:rsid="49e39874"/>
    </style:style>
    <style:style style:name="T1917" style:family="text">
      <style:text-properties officeooo:rsid="49ebdaa9"/>
    </style:style>
    <style:style style:name="T1918" style:family="text">
      <style:text-properties officeooo:rsid="49f5732a"/>
    </style:style>
    <style:style style:name="T1919" style:family="text">
      <style:text-properties officeooo:rsid="49f6f687"/>
    </style:style>
    <style:style style:name="T1920" style:family="text">
      <style:text-properties officeooo:rsid="49f89c31"/>
    </style:style>
    <style:style style:name="T1921" style:family="text">
      <style:text-properties officeooo:rsid="49fe0157"/>
    </style:style>
    <style:style style:name="T1922" style:family="text">
      <style:text-properties officeooo:rsid="49febb1f"/>
    </style:style>
    <style:style style:name="T1923" style:family="text">
      <style:text-properties officeooo:rsid="4a01626f"/>
    </style:style>
    <style:style style:name="T1924" style:family="text">
      <style:text-properties officeooo:rsid="4a077ee8"/>
    </style:style>
    <style:style style:name="T1925" style:family="text">
      <style:text-properties officeooo:rsid="4a0ab45a"/>
    </style:style>
    <style:style style:name="T1926" style:family="text">
      <style:text-properties officeooo:rsid="4a167646"/>
    </style:style>
    <style:style style:name="T1927" style:family="text">
      <style:text-properties officeooo:rsid="4a1727da"/>
    </style:style>
    <style:style style:name="T1928" style:family="text">
      <style:text-properties officeooo:rsid="4a1abf62"/>
    </style:style>
    <style:style style:name="T1929" style:family="text">
      <style:text-properties officeooo:rsid="4a1bb5a2"/>
    </style:style>
    <style:style style:name="T1930" style:family="text">
      <style:text-properties officeooo:rsid="4a261807"/>
    </style:style>
    <style:style style:name="T1931" style:family="text">
      <style:text-properties officeooo:rsid="4a283246"/>
    </style:style>
    <style:style style:name="T1932" style:family="text">
      <style:text-properties officeooo:rsid="4a2a266f"/>
    </style:style>
    <style:style style:name="T1933" style:family="text">
      <style:text-properties officeooo:rsid="47f6b078"/>
    </style:style>
    <style:style style:name="T1934" style:family="text">
      <style:text-properties officeooo:rsid="4a2e0193"/>
    </style:style>
    <style:style style:name="T1935" style:family="text">
      <style:text-properties officeooo:rsid="4a2f27dc"/>
    </style:style>
    <style:style style:name="T1936" style:family="text">
      <style:text-properties officeooo:rsid="4a305053"/>
    </style:style>
    <style:style style:name="T1937" style:family="text">
      <style:text-properties officeooo:rsid="4a333435"/>
    </style:style>
    <style:style style:name="T1938" style:family="text">
      <style:text-properties officeooo:rsid="4a38a50e"/>
    </style:style>
    <style:style style:name="T1939" style:family="text">
      <style:text-properties officeooo:rsid="4a3a9cae"/>
    </style:style>
    <style:style style:name="T1940" style:family="text">
      <style:text-properties officeooo:rsid="4a3be726"/>
    </style:style>
    <style:style style:name="T1941" style:family="text">
      <style:text-properties officeooo:rsid="4a3f2ae0"/>
    </style:style>
    <style:style style:name="T1942" style:family="text">
      <style:text-properties officeooo:rsid="4a4219c0"/>
    </style:style>
    <style:style style:name="T1943" style:family="text">
      <style:text-properties officeooo:rsid="4a435766"/>
    </style:style>
    <style:style style:name="T1944" style:family="text">
      <style:text-properties officeooo:rsid="4a43e6e4"/>
    </style:style>
    <style:style style:name="T1945" style:family="text">
      <style:text-properties officeooo:rsid="4a457e79"/>
    </style:style>
    <style:style style:name="T1946" style:family="text">
      <style:text-properties officeooo:rsid="4a46ec76"/>
    </style:style>
    <style:style style:name="T1947" style:family="text">
      <style:text-properties officeooo:rsid="4a5abf57"/>
    </style:style>
    <style:style style:name="T1948" style:family="text">
      <style:text-properties officeooo:rsid="4a5cbb2d"/>
    </style:style>
    <style:style style:name="T1949" style:family="text">
      <style:text-properties officeooo:rsid="4a61a6b4"/>
    </style:style>
    <style:style style:name="T1950" style:family="text">
      <style:text-properties officeooo:rsid="4a623734"/>
    </style:style>
    <style:style style:name="T1951" style:family="text">
      <style:text-properties officeooo:rsid="4a67efe2"/>
    </style:style>
    <style:style style:name="T1952" style:family="text">
      <style:text-properties officeooo:rsid="4a7ffa9e"/>
    </style:style>
    <style:style style:name="T1953" style:family="text">
      <style:text-properties fo:font-size="8.5pt" fo:language="cs" fo:country="CZ" officeooo:rsid="4a873a3e" style:font-size-asian="8.5pt" style:language-asian="cs" style:country-asian="CZ" style:font-size-complex="8.5pt"/>
    </style:style>
    <style:style style:name="T1954"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55"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56" style:family="text">
      <style:text-properties officeooo:rsid="4a970594"/>
    </style:style>
    <style:style style:name="T1957" style:family="text">
      <style:text-properties officeooo:rsid="4aa2e5f6"/>
    </style:style>
    <style:style style:name="T1958" style:family="text">
      <style:text-properties officeooo:rsid="49f79be0"/>
    </style:style>
    <style:style style:name="T1959" style:family="text">
      <style:text-properties officeooo:rsid="4acfb53e"/>
    </style:style>
    <style:style style:name="T1960" style:family="text">
      <style:text-properties officeooo:rsid="4ad1e0a4"/>
    </style:style>
    <style:style style:name="T1961" style:family="text">
      <style:text-properties officeooo:rsid="4a4e712a"/>
    </style:style>
    <style:style style:name="T1962" style:family="text">
      <style:text-properties officeooo:rsid="4a4c8fc2"/>
    </style:style>
    <style:style style:name="T1963" style:family="text">
      <style:text-properties officeooo:rsid="490c0d92"/>
    </style:style>
    <style:style style:name="T1964" style:family="text">
      <style:text-properties officeooo:rsid="4b160d42"/>
    </style:style>
    <style:style style:name="T1965" style:family="text">
      <style:text-properties officeooo:rsid="4b1806b5"/>
    </style:style>
    <style:style style:name="T1966" style:family="text">
      <style:text-properties officeooo:rsid="4b1b64aa"/>
    </style:style>
    <style:style style:name="T1967" style:family="text">
      <style:text-properties officeooo:rsid="4b1b6ae6"/>
    </style:style>
    <style:style style:name="T196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0"/>
      <text:p text:style-name="P71"/>
      <text:p text:style-name="P6"/>
      <text:p text:style-name="P6"/>
      <text:p text:style-name="P482">Dračák</text:p>
      <text:p text:style-name="P478"/>
      <text:p text:style-name="P478"/>
      <text:p text:style-name="P483">podle staré školy</text:p>
      <text:p text:style-name="P479"/>
      <text:p text:style-name="P484">SCHOPNOSTI POVOLÁNÍ</text:p>
      <text:p text:style-name="P479"/>
      <text:p text:style-name="P480"/>
      <text:p text:style-name="P479"/>
      <text:p text:style-name="P479"/>
      <text:p text:style-name="P479"/>
      <text:p text:style-name="P479"/>
      <text:p text:style-name="P479"><text:soft-page-break/></text:p>
      <text:p text:style-name="P481"/>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4"><text:a xlink:type="simple" xlink:href="#__RefHeading___Toc1652_4210766435" text:style-name="Internet_20_link" text:visited-style-name="Internet_20_link">Válečník</text:a><text:tab/>11</text:p>
          <text:p text:style-name="P505"><text:a xlink:type="simple" xlink:href="#__RefHeading___Toc17430_3085950545" text:style-name="Internet_20_link" text:visited-style-name="Internet_20_link">Základní válečnické schopnosti</text:a><text:tab/>11</text:p>
          <text:p text:style-name="P506"><text:a xlink:type="simple" xlink:href="#__RefHeading___Toc17393_4252866283" text:style-name="Internet_20_link" text:visited-style-name="Internet_20_link">Nezdolná výdrž</text:a><text:tab/>11</text:p>
          <text:p text:style-name="P506"><text:a xlink:type="simple" xlink:href="#__RefHeading___Toc17395_4252866283" text:style-name="Internet_20_link" text:visited-style-name="Internet_20_link">Velitelský hlas</text:a><text:tab/>11</text:p>
          <text:p text:style-name="P506"><text:a xlink:type="simple" xlink:href="#__RefHeading___Toc17397_4252866283" text:style-name="Internet_20_link" text:visited-style-name="Internet_20_link">Odolnost proti bolesti</text:a><text:tab/>12</text:p>
          <text:p text:style-name="P506"><text:a xlink:type="simple" xlink:href="#__RefHeading___Toc17399_4252866283" text:style-name="Internet_20_link" text:visited-style-name="Internet_20_link">Hromový hlas</text:a><text:tab/>12</text:p>
          <text:p text:style-name="P506"><text:a xlink:type="simple" xlink:href="#__RefHeading___Toc17401_4252866283" text:style-name="Internet_20_link" text:visited-style-name="Internet_20_link">Hluboký nádech</text:a><text:tab/>12</text:p>
          <text:p text:style-name="P506"><text:a xlink:type="simple" xlink:href="#__RefHeading___Toc17403_4252866283" text:style-name="Internet_20_link" text:visited-style-name="Internet_20_link">Drtivý stisk</text:a><text:tab/>12</text:p>
          <text:p text:style-name="P506"><text:a xlink:type="simple" xlink:href="#__RefHeading___Toc17405_4252866283" text:style-name="Internet_20_link" text:visited-style-name="Internet_20_link">Lamželezo</text:a><text:tab/>12</text:p>
          <text:p text:style-name="P505"><text:a xlink:type="simple" xlink:href="#__RefHeading___Toc17432_3085950545" text:style-name="Internet_20_link" text:visited-style-name="Internet_20_link">Pokročilé válečnické schopnosti</text:a><text:tab/>12</text:p>
          <text:p text:style-name="P506"><text:a xlink:type="simple" xlink:href="#__RefHeading___Toc17407_4252866283" text:style-name="Internet_20_link" text:visited-style-name="Internet_20_link">Pevný postoj</text:a><text:tab/>13</text:p>
          <text:p text:style-name="P506"><text:a xlink:type="simple" xlink:href="#__RefHeading___Toc17409_4252866283" text:style-name="Internet_20_link" text:visited-style-name="Internet_20_link">Obří skoky</text:a><text:tab/>13</text:p>
          <text:p text:style-name="P506"><text:a xlink:type="simple" xlink:href="#__RefHeading___Toc17411_4252866283" text:style-name="Internet_20_link" text:visited-style-name="Internet_20_link">Boj proti přesile</text:a><text:tab/>13</text:p>
          <text:p text:style-name="P506"><text:a xlink:type="simple" xlink:href="#__RefHeading___Toc17413_4252866283" text:style-name="Internet_20_link" text:visited-style-name="Internet_20_link">Boj poslepu</text:a><text:tab/>14</text:p>
          <text:p text:style-name="P506"><text:a xlink:type="simple" xlink:href="#__RefHeading___Toc17415_4252866283" text:style-name="Internet_20_link" text:visited-style-name="Internet_20_link">Hroší kůže</text:a><text:tab/>14</text:p>
          <text:p text:style-name="P506"><text:a xlink:type="simple" xlink:href="#__RefHeading___Toc17417_4252866283" text:style-name="Internet_20_link" text:visited-style-name="Internet_20_link">Zastrašení</text:a><text:tab/>14</text:p>
          <text:p text:style-name="P506"><text:a xlink:type="simple" xlink:href="#__RefHeading___Toc17419_4252866283" text:style-name="Internet_20_link" text:visited-style-name="Internet_20_link">Neohroženost</text:a><text:tab/>15</text:p>
          <text:p text:style-name="P506"><text:a xlink:type="simple" xlink:href="#__RefHeading___Toc17421_4252866283" text:style-name="Internet_20_link" text:visited-style-name="Internet_20_link">Vypětí rychlosti</text:a><text:tab/>15</text:p>
          <text:p text:style-name="P506"><text:a xlink:type="simple" xlink:href="#__RefHeading___Toc17423_4252866283" text:style-name="Internet_20_link" text:visited-style-name="Internet_20_link">Vypětí síly</text:a><text:tab/>15</text:p>
          <text:p text:style-name="P506"><text:a xlink:type="simple" xlink:href="#__RefHeading___Toc17425_4252866283" text:style-name="Internet_20_link" text:visited-style-name="Internet_20_link">Vrh odrazem</text:a><text:tab/>15</text:p>
          <text:p text:style-name="P505"><text:a xlink:type="simple" xlink:href="#__RefHeading___Toc17434_3085950545" text:style-name="Internet_20_link" text:visited-style-name="Internet_20_link">Mistrovské válečnické schopnosti</text:a><text:tab/>16</text:p>
          <text:p text:style-name="P506"><text:a xlink:type="simple" xlink:href="#__RefHeading___Toc17427_4252866283" text:style-name="Internet_20_link" text:visited-style-name="Internet_20_link">Bojové šílenství</text:a><text:tab/>16</text:p>
          <text:p text:style-name="P506"><text:a xlink:type="simple" xlink:href="#__RefHeading___Toc17429_4252866283" text:style-name="Internet_20_link" text:visited-style-name="Internet_20_link"><text:span text:style-name="T324">Ú</text:span></text:a><text:a xlink:type="simple" xlink:href="#__RefHeading___Toc17429_4252866283" text:style-name="Internet_20_link" text:visited-style-name="Internet_20_link"><text:span text:style-name="T324">tok z obrany</text:span></text:a><text:tab/>17</text:p>
          <text:p text:style-name="P506"><text:a xlink:type="simple" xlink:href="#__RefHeading___Toc17431_4252866283" text:style-name="Internet_20_link" text:visited-style-name="Internet_20_link">Regenerace</text:a><text:tab/>17</text:p>
          <text:p text:style-name="P506"><text:a xlink:type="simple" xlink:href="#__RefHeading___Toc17433_4252866283" text:style-name="Internet_20_link" text:visited-style-name="Internet_20_link">Odolnost proti mrazu</text:a><text:tab/>17</text:p>
          <text:p text:style-name="P506"><text:a xlink:type="simple" xlink:href="#__RefHeading___Toc17435_4252866283" text:style-name="Internet_20_link" text:visited-style-name="Internet_20_link">Odolnost proti ohni</text:a><text:tab/>17</text:p>
          <text:p text:style-name="P506"><text:a xlink:type="simple" xlink:href="#__RefHeading___Toc17437_4252866283" text:style-name="Internet_20_link" text:visited-style-name="Internet_20_link">Odolnost proti jedům</text:a><text:tab/>17</text:p>
          <text:p text:style-name="P506"><text:a xlink:type="simple" xlink:href="#__RefHeading___Toc17439_4252866283" text:style-name="Internet_20_link" text:visited-style-name="Internet_20_link">Potlačení paralýzy</text:a><text:tab/>18</text:p>
          <text:p text:style-name="P506"><text:a xlink:type="simple" xlink:href="#__RefHeading___Toc17441_4252866283" text:style-name="Internet_20_link" text:visited-style-name="Internet_20_link">Železné pěsti</text:a><text:tab/>18</text:p>
          <text:p text:style-name="P506"><text:a xlink:type="simple" xlink:href="#__RefHeading___Toc17443_4252866283" text:style-name="Internet_20_link" text:visited-style-name="Internet_20_link">Srážení střel</text:a><text:tab/>18</text:p>
          <text:p text:style-name="P504"><text:soft-page-break/><text:a xlink:type="simple" xlink:href="#__RefHeading___Toc17436_3085950545" text:style-name="Internet_20_link" text:visited-style-name="Internet_20_link">Hraničář</text:a><text:tab/>18</text:p>
          <text:p text:style-name="P505"><text:a xlink:type="simple" xlink:href="#__RefHeading___Toc17438_3085950545" text:style-name="Internet_20_link" text:visited-style-name="Internet_20_link">Základní hraničářské schopnosti</text:a><text:tab/>18</text:p>
          <text:p text:style-name="P506"><text:a xlink:type="simple" xlink:href="#__RefHeading___Toc17445_4252866283" text:style-name="Internet_20_link" text:visited-style-name="Internet_20_link">Lehký spánek</text:a><text:tab/>19</text:p>
          <text:p text:style-name="P506"><text:a xlink:type="simple" xlink:href="#__RefHeading___Toc17447_4252866283" text:style-name="Internet_20_link" text:visited-style-name="Internet_20_link">Řeč zvířat</text:a><text:tab/>19</text:p>
          <text:p text:style-name="P506"><text:a xlink:type="simple" xlink:href="#__RefHeading___Toc17449_4252866283" text:style-name="Internet_20_link" text:visited-style-name="Internet_20_link">Zvířecí společník</text:a><text:tab/>19</text:p>
          <text:p text:style-name="P506"><text:a xlink:type="simple" xlink:href="#__RefHeading___Toc17451_4252866283" text:style-name="Internet_20_link" text:visited-style-name="Internet_20_link">Lehký krok</text:a><text:tab/>20</text:p>
          <text:p text:style-name="P506"><text:a xlink:type="simple" xlink:href="#__RefHeading___Toc17453_4252866283" text:style-name="Internet_20_link" text:visited-style-name="Internet_20_link">Hojivý dotyk</text:a><text:tab/>20</text:p>
          <text:p text:style-name="P506"><text:a xlink:type="simple" xlink:href="#__RefHeading___Toc17455_4252866283" text:style-name="Internet_20_link" text:visited-style-name="Internet_20_link">Orientační smysl</text:a><text:tab/>21</text:p>
          <text:p text:style-name="P505"><text:a xlink:type="simple" xlink:href="#__RefHeading___Toc17440_3085950545" text:style-name="Internet_20_link" text:visited-style-name="Internet_20_link">Pokročilé hraničářské schopnosti</text:a><text:tab/>21</text:p>
          <text:p text:style-name="P506"><text:a xlink:type="simple" xlink:href="#__RefHeading___Toc17457_4252866283" text:style-name="Internet_20_link" text:visited-style-name="Internet_20_link">Jistá ruka</text:a><text:tab/>22</text:p>
          <text:p text:style-name="P506"><text:a xlink:type="simple" xlink:href="#__RefHeading___Toc17459_4252866283" text:style-name="Internet_20_link" text:visited-style-name="Internet_20_link">Ochrana před nepohodou</text:a><text:tab/>22</text:p>
          <text:p text:style-name="P506"><text:a xlink:type="simple" xlink:href="#__RefHeading___Toc17461_4252866283" text:style-name="Internet_20_link" text:visited-style-name="Internet_20_link">Odstranění únavy</text:a><text:tab/>22</text:p>
          <text:p text:style-name="P506"><text:a xlink:type="simple" xlink:href="#__RefHeading___Toc17463_4252866283" text:style-name="Internet_20_link" text:visited-style-name="Internet_20_link">Příkaz na dálku</text:a><text:tab/>22</text:p>
          <text:p text:style-name="P506"><text:a xlink:type="simple" xlink:href="#__RefHeading___Toc17465_4252866283" text:style-name="Internet_20_link" text:visited-style-name="Internet_20_link">Předpovídání počasí</text:a><text:tab/>22</text:p>
          <text:p text:style-name="P506"><text:a xlink:type="simple" xlink:href="#__RefHeading___Toc17467_4252866283" text:style-name="Internet_20_link" text:visited-style-name="Internet_20_link">Falešné stopy</text:a><text:tab/>23</text:p>
          <text:p text:style-name="P506"><text:a xlink:type="simple" xlink:href="#__RefHeading___Toc17469_4252866283" text:style-name="Internet_20_link" text:visited-style-name="Internet_20_link">Zpomalení jedu</text:a><text:tab/>23</text:p>
          <text:p text:style-name="P506"><text:a xlink:type="simple" xlink:href="#__RefHeading___Toc17471_4252866283" text:style-name="Internet_20_link" text:visited-style-name="Internet_20_link">Průzkumný projektil</text:a><text:tab/>23</text:p>
          <text:p text:style-name="P506"><text:a xlink:type="simple" xlink:href="#__RefHeading___Toc17473_4252866283" text:style-name="Internet_20_link" text:visited-style-name="Internet_20_link">Podprahové zvuky</text:a><text:tab/>24</text:p>
          <text:p text:style-name="P506"><text:a xlink:type="simple" xlink:href="#__RefHeading___Toc17475_4252866283" text:style-name="Internet_20_link" text:visited-style-name="Internet_20_link">Převzetí otravy</text:a><text:tab/>24</text:p>
          <text:p text:style-name="P505"><text:a xlink:type="simple" xlink:href="#__RefHeading___Toc17442_3085950545" text:style-name="Internet_20_link" text:visited-style-name="Internet_20_link">Mistrovské hraničářské schopnosti</text:a><text:tab/>24</text:p>
          <text:p text:style-name="P506"><text:a xlink:type="simple" xlink:href="#__RefHeading___Toc17477_4252866283" text:style-name="Internet_20_link" text:visited-style-name="Internet_20_link">Telekineze</text:a><text:tab/>25</text:p>
          <text:p text:style-name="P506"><text:a xlink:type="simple" xlink:href="#__RefHeading___Toc17479_4252866283" text:style-name="Internet_20_link" text:visited-style-name="Internet_20_link">Pyrokineze</text:a><text:tab/>25</text:p>
          <text:p text:style-name="P506"><text:a xlink:type="simple" xlink:href="#__RefHeading___Toc17481_4252866283" text:style-name="Internet_20_link" text:visited-style-name="Internet_20_link">Telepatie</text:a><text:tab/>26</text:p>
          <text:p text:style-name="P506"><text:a xlink:type="simple" xlink:href="#__RefHeading___Toc17483_4252866283" text:style-name="Internet_20_link" text:visited-style-name="Internet_20_link">Cit pro nadpřirozeno</text:a><text:tab/>26</text:p>
          <text:p text:style-name="P506"><text:a xlink:type="simple" xlink:href="#__RefHeading___Toc17485_4252866283" text:style-name="Internet_20_link" text:visited-style-name="Internet_20_link">Očistná meditace</text:a><text:tab/>27</text:p>
          <text:p text:style-name="P506"><text:a xlink:type="simple" xlink:href="#__RefHeading___Toc17487_4252866283" text:style-name="Internet_20_link" text:visited-style-name="Internet_20_link">Uhrančivý pohled</text:a><text:tab/>27</text:p>
          <text:p text:style-name="P506"><text:a xlink:type="simple" xlink:href="#__RefHeading___Toc17489_4252866283" text:style-name="Internet_20_link" text:visited-style-name="Internet_20_link">Ochrana před bouří</text:a><text:tab/>27</text:p>
          <text:p text:style-name="P506"><text:a xlink:type="simple" xlink:href="#__RefHeading___Toc17491_4252866283" text:style-name="Internet_20_link" text:visited-style-name="Internet_20_link">Zmámení zvířete</text:a><text:tab/>27</text:p>
          <text:p text:style-name="P506"><text:a xlink:type="simple" xlink:href="#__RefHeading___Toc17493_4252866283" text:style-name="Internet_20_link" text:visited-style-name="Internet_20_link">Vějířový výstřel</text:a><text:tab/>28</text:p>
          <text:p text:style-name="P506"><text:a xlink:type="simple" xlink:href="#__RefHeading___Toc17495_4252866283" text:style-name="Internet_20_link" text:visited-style-name="Internet_20_link"><text:span text:style-name="T324">Z</text:span></text:a><text:a xlink:type="simple" xlink:href="#__RefHeading___Toc17495_4252866283" text:style-name="Internet_20_link" text:visited-style-name="Internet_20_link"><text:span text:style-name="T324">apůjčení</text:span></text:a><text:tab/>28</text:p>
          <text:p text:style-name="P506"><text:a xlink:type="simple" xlink:href="#__RefHeading___Toc17497_4252866283" text:style-name="Internet_20_link" text:visited-style-name="Internet_20_link">Sledování stopy</text:a><text:tab/>29</text:p>
          <text:p text:style-name="P504"><text:a xlink:type="simple" xlink:href="#__RefHeading___Toc17444_3085950545" text:style-name="Internet_20_link" text:visited-style-name="Internet_20_link">Alchymista</text:a><text:tab/>29</text:p>
          <text:p text:style-name="P505"><text:a xlink:type="simple" xlink:href="#__RefHeading___Toc17446_3085950545" text:style-name="Internet_20_link" text:visited-style-name="Internet_20_link">Laboratoř a aparatura</text:a><text:tab/>29</text:p>
          <text:p text:style-name="P505"><text:a xlink:type="simple" xlink:href="#__RefHeading___Toc17448_3085950545" text:style-name="Internet_20_link" text:visited-style-name="Internet_20_link">Magenergie</text:a><text:tab/>30</text:p>
          <text:p text:style-name="P505"><text:a xlink:type="simple" xlink:href="#__RefHeading___Toc17450_3085950545" text:style-name="Internet_20_link" text:visited-style-name="Internet_20_link">Magické suroviny</text:a><text:tab/>30</text:p>
          <text:p text:style-name="P506"><text:a xlink:type="simple" xlink:href="#__RefHeading___Toc17499_4252866283" text:style-name="Internet_20_link" text:visited-style-name="Internet_20_link">Pořizování surovin</text:a><text:tab/>31</text:p>
          <text:p text:style-name="P506"><text:a xlink:type="simple" xlink:href="#__RefHeading___Toc17501_4252866283" text:style-name="Internet_20_link" text:visited-style-name="Internet_20_link">Poznávání surovin</text:a><text:tab/>31</text:p>
          <text:p text:style-name="P505"><text:a xlink:type="simple" xlink:href="#__RefHeading___Toc17452_3085950545" text:style-name="Internet_20_link" text:visited-style-name="Internet_20_link">Recepty</text:a><text:tab/>31</text:p>
          <text:p text:style-name="P506"><text:a xlink:type="simple" xlink:href="#__RefHeading___Toc17503_4252866283" text:style-name="Internet_20_link" text:visited-style-name="Internet_20_link">Studium receptů</text:a><text:tab/>32</text:p>
          <text:p text:style-name="P505"><text:a xlink:type="simple" xlink:href="#__RefHeading___Toc17454_3085950545" text:style-name="Internet_20_link" text:visited-style-name="Internet_20_link">Výroba předmětů</text:a><text:tab/>32</text:p>
          <text:p text:style-name="P505"><text:soft-page-break/><text:a xlink:type="simple" xlink:href="#__RefHeading___Toc17456_3085950545" text:style-name="Internet_20_link" text:visited-style-name="Internet_20_link">Lektvary</text:a><text:tab/>33</text:p>
          <text:p text:style-name="P505"><text:a xlink:type="simple" xlink:href="#__RefHeading___Toc17468_3085950545" text:style-name="Internet_20_link" text:visited-style-name="Internet_20_link">Základní alchymistické recepty</text:a><text:tab/>33</text:p>
          <text:p text:style-name="P506"><text:a xlink:type="simple" xlink:href="#__RefHeading___Toc17509_4252866283" text:style-name="Internet_20_link" text:visited-style-name="Internet_20_link">Lektvar vidění magenergie</text:a><text:tab/>34</text:p>
          <text:p text:style-name="P506"><text:a xlink:type="simple" xlink:href="#__RefHeading___Toc17511_4252866283" text:style-name="Internet_20_link" text:visited-style-name="Internet_20_link">Lektvar ohnivého dechu</text:a><text:tab/>34</text:p>
          <text:p text:style-name="P506"><text:a xlink:type="simple" xlink:href="#__RefHeading___Toc17513_4252866283" text:style-name="Internet_20_link" text:visited-style-name="Internet_20_link">Lektvar mrazivého dechu</text:a><text:tab/>35</text:p>
          <text:p text:style-name="P506"><text:a xlink:type="simple" xlink:href="#__RefHeading___Toc17515_4252866283" text:style-name="Internet_20_link" text:visited-style-name="Internet_20_link">Léčivý lektvar</text:a><text:tab/>35</text:p>
          <text:p text:style-name="P506"><text:a xlink:type="simple" xlink:href="#__RefHeading___Toc17517_4252866283" text:style-name="Internet_20_link" text:visited-style-name="Internet_20_link">Vyprošťovák</text:a><text:tab/>35</text:p>
          <text:p text:style-name="P506"><text:a xlink:type="simple" xlink:href="#__RefHeading___Toc17519_4252866283" text:style-name="Internet_20_link" text:visited-style-name="Internet_20_link">Lakmusový papírek</text:a><text:tab/>36</text:p>
          <text:p text:style-name="P506"><text:a xlink:type="simple" xlink:href="#__RefHeading___Toc17521_4252866283" text:style-name="Internet_20_link" text:visited-style-name="Internet_20_link">Dýmovnice</text:a><text:tab/>36</text:p>
          <text:p text:style-name="P506"><text:a xlink:type="simple" xlink:href="#__RefHeading___Toc17523_4252866283" text:style-name="Internet_20_link" text:visited-style-name="Internet_20_link">Výbušný projektil</text:a><text:tab/>36</text:p>
          <text:p text:style-name="P506"><text:a xlink:type="simple" xlink:href="#__RefHeading___Toc17525_4252866283" text:style-name="Internet_20_link" text:visited-style-name="Internet_20_link">Zápalný projektil</text:a><text:tab/>37</text:p>
          <text:p text:style-name="P506"><text:a xlink:type="simple" xlink:href="#__RefHeading___Toc17527_4252866283" text:style-name="Internet_20_link" text:visited-style-name="Internet_20_link">Petarda</text:a><text:tab/>38</text:p>
          <text:p text:style-name="P506"><text:a xlink:type="simple" xlink:href="#__RefHeading___Toc17529_4252866283" text:style-name="Internet_20_link" text:visited-style-name="Internet_20_link">Magické leštidlo</text:a><text:tab/>38</text:p>
          <text:p text:style-name="P506"><text:a xlink:type="simple" xlink:href="#__RefHeading___Toc17531_4252866283" text:style-name="Internet_20_link" text:visited-style-name="Internet_20_link">Brčálový extrakt</text:a><text:tab/>38</text:p>
          <text:p text:style-name="P505"><text:a xlink:type="simple" xlink:href="#__RefHeading___Toc17470_3085950545" text:style-name="Internet_20_link" text:visited-style-name="Internet_20_link">Pokročilé alchymistické recepty</text:a><text:tab/>39</text:p>
          <text:p text:style-name="P506"><text:a xlink:type="simple" xlink:href="#__RefHeading___Toc17533_4252866283" text:style-name="Internet_20_link" text:visited-style-name="Internet_20_link">Oslepující kulička</text:a><text:tab/>40</text:p>
          <text:p text:style-name="P506"><text:a xlink:type="simple" xlink:href="#__RefHeading___Toc17535_4252866283" text:style-name="Internet_20_link" text:visited-style-name="Internet_20_link">Kýchací prášek</text:a><text:tab/>40</text:p>
          <text:p text:style-name="P506"><text:a xlink:type="simple" xlink:href="#__RefHeading___Toc17537_4252866283" text:style-name="Internet_20_link" text:visited-style-name="Internet_20_link">Pavoučí vlákno</text:a><text:tab/>41</text:p>
          <text:p text:style-name="P506"><text:a xlink:type="simple" xlink:href="#__RefHeading___Toc17539_4252866283" text:style-name="Internet_20_link" text:visited-style-name="Internet_20_link">Cibulový extrakt</text:a><text:tab/>41</text:p>
          <text:p text:style-name="P506"><text:a xlink:type="simple" xlink:href="#__RefHeading___Toc17541_4252866283" text:style-name="Internet_20_link" text:visited-style-name="Internet_20_link">Tinktura proti bolesti</text:a><text:tab/>42</text:p>
          <text:p text:style-name="P506"><text:a xlink:type="simple" xlink:href="#__RefHeading___Toc17543_4252866283" text:style-name="Internet_20_link" text:visited-style-name="Internet_20_link">Éterický olej</text:a><text:tab/>42</text:p>
          <text:p text:style-name="P506"><text:a xlink:type="simple" xlink:href="#__RefHeading___Toc17545_4252866283" text:style-name="Internet_20_link" text:visited-style-name="Internet_20_link">Ohnivá hlína</text:a><text:tab/>42</text:p>
          <text:p text:style-name="P506"><text:a xlink:type="simple" xlink:href="#__RefHeading___Toc17547_4252866283" text:style-name="Internet_20_link" text:visited-style-name="Internet_20_link">Bomba</text:a><text:tab/>43</text:p>
          <text:p text:style-name="P506"><text:a xlink:type="simple" xlink:href="#__RefHeading___Toc17549_4252866283" text:style-name="Internet_20_link" text:visited-style-name="Internet_20_link">Lektvar chladných vod</text:a><text:tab/>44</text:p>
          <text:p text:style-name="P506"><text:a xlink:type="simple" xlink:href="#__RefHeading___Toc17551_4252866283" text:style-name="Internet_20_link" text:visited-style-name="Internet_20_link">Lektvar horkého léta</text:a><text:tab/>45</text:p>
          <text:p text:style-name="P506"><text:a xlink:type="simple" xlink:href="#__RefHeading___Toc17553_4252866283" text:style-name="Internet_20_link" text:visited-style-name="Internet_20_link">Lektvar zmenšování</text:a><text:tab/>45</text:p>
          <text:p text:style-name="P506"><text:a xlink:type="simple" xlink:href="#__RefHeading___Toc17555_4252866283" text:style-name="Internet_20_link" text:visited-style-name="Internet_20_link">Lektvar rychlosti</text:a><text:tab/>45</text:p>
          <text:p text:style-name="P506"><text:a xlink:type="simple" xlink:href="#__RefHeading___Toc17557_4252866283" text:style-name="Internet_20_link" text:visited-style-name="Internet_20_link">Lektvar vodního dechu</text:a><text:tab/>46</text:p>
          <text:p text:style-name="P506"><text:a xlink:type="simple" xlink:href="#__RefHeading___Toc17559_4252866283" text:style-name="Internet_20_link" text:visited-style-name="Internet_20_link">Černá zhouba</text:a><text:tab/>46</text:p>
          <text:p text:style-name="P506"><text:a xlink:type="simple" xlink:href="#__RefHeading___Toc17561_4252866283" text:style-name="Internet_20_link" text:visited-style-name="Internet_20_link">Uspávací tinktura</text:a><text:tab/>46</text:p>
          <text:p text:style-name="P506"><text:a xlink:type="simple" xlink:href="#__RefHeading___Toc17563_4252866283" text:style-name="Internet_20_link" text:visited-style-name="Internet_20_link">Koncentrovaný oheň</text:a><text:tab/>47</text:p>
          <text:p text:style-name="P506"><text:a xlink:type="simple" xlink:href="#__RefHeading___Toc17565_4252866283" text:style-name="Internet_20_link" text:visited-style-name="Internet_20_link">Koncentrovaná země</text:a><text:tab/>47</text:p>
          <text:p text:style-name="P506"><text:a xlink:type="simple" xlink:href="#__RefHeading___Toc17567_4252866283" text:style-name="Internet_20_link" text:visited-style-name="Internet_20_link">Koncentrovaná voda</text:a><text:tab/>48</text:p>
          <text:p text:style-name="P506"><text:a xlink:type="simple" xlink:href="#__RefHeading___Toc17569_4252866283" text:style-name="Internet_20_link" text:visited-style-name="Internet_20_link">Koncentrovaný vzduch</text:a><text:tab/>48</text:p>
          <text:p text:style-name="P506"><text:a xlink:type="simple" xlink:href="#__RefHeading___Toc17571_4252866283" text:style-name="Internet_20_link" text:visited-style-name="Internet_20_link">Instantní lepidlo</text:a><text:tab/>48</text:p>
          <text:p text:style-name="P506"><text:a xlink:type="simple" xlink:href="#__RefHeading___Toc17573_4252866283" text:style-name="Internet_20_link" text:visited-style-name="Internet_20_link">Kouzelná plastelína</text:a><text:tab/>48</text:p>
          <text:p text:style-name="P506"><text:a xlink:type="simple" xlink:href="#__RefHeading___Toc17575_4252866283" text:style-name="Internet_20_link" text:visited-style-name="Internet_20_link">Magické rozpouštědlo</text:a><text:tab/>49</text:p>
          <text:p text:style-name="P505"><text:a xlink:type="simple" xlink:href="#__RefHeading___Toc17472_3085950545" text:style-name="Internet_20_link" text:visited-style-name="Internet_20_link">Mistrovské alchymistické recepty</text:a><text:tab/>49</text:p>
          <text:p text:style-name="P506"><text:a xlink:type="simple" xlink:href="#__RefHeading___Toc17577_4252866283" text:style-name="Internet_20_link" text:visited-style-name="Internet_20_link">Jablečná vůně</text:a><text:tab/>50</text:p>
          <text:p text:style-name="P506"><text:a xlink:type="simple" xlink:href="#__RefHeading___Toc17579_4252866283" text:style-name="Internet_20_link" text:visited-style-name="Internet_20_link">Mrazící prášek</text:a><text:tab/>50</text:p>
          <text:p text:style-name="P506"><text:soft-page-break/><text:a xlink:type="simple" xlink:href="#__RefHeading___Toc17581_4252866283" text:style-name="Internet_20_link" text:visited-style-name="Internet_20_link">Sérum pravdy</text:a><text:tab/>51</text:p>
          <text:p text:style-name="P506"><text:a xlink:type="simple" xlink:href="#__RefHeading___Toc17583_4252866283" text:style-name="Internet_20_link" text:visited-style-name="Internet_20_link">Lektvar ostrých smyslů</text:a><text:tab/>51</text:p>
          <text:p text:style-name="P506"><text:a xlink:type="simple" xlink:href="#__RefHeading___Toc17585_4252866283" text:style-name="Internet_20_link" text:visited-style-name="Internet_20_link">Lektvar mlhoviny</text:a><text:tab/>52</text:p>
          <text:p text:style-name="P506"><text:a xlink:type="simple" xlink:href="#__RefHeading___Toc17587_4252866283" text:style-name="Internet_20_link" text:visited-style-name="Internet_20_link">Lektvar poslušnosti</text:a><text:tab/>53</text:p>
          <text:p text:style-name="P506"><text:a xlink:type="simple" xlink:href="#__RefHeading___Toc17589_4252866283" text:style-name="Internet_20_link" text:visited-style-name="Internet_20_link">Zuřící bestie</text:a><text:tab/>53</text:p>
          <text:p text:style-name="P506"><text:a xlink:type="simple" xlink:href="#__RefHeading___Toc17591_4252866283" text:style-name="Internet_20_link" text:visited-style-name="Internet_20_link">Pavoučí lektvar</text:a><text:tab/>53</text:p>
          <text:p text:style-name="P506"><text:a xlink:type="simple" xlink:href="#__RefHeading___Toc17593_4252866283" text:style-name="Internet_20_link" text:visited-style-name="Internet_20_link">Lučavka</text:a><text:tab/>54</text:p>
          <text:p text:style-name="P506"><text:a xlink:type="simple" xlink:href="#__RefHeading___Toc17595_4252866283" text:style-name="Internet_20_link" text:visited-style-name="Internet_20_link">Falešná smrt</text:a><text:tab/>54</text:p>
          <text:p text:style-name="P506"><text:a xlink:type="simple" xlink:href="#__RefHeading___Toc17597_4252866283" text:style-name="Internet_20_link" text:visited-style-name="Internet_20_link">Nápoj vášně</text:a><text:tab/>54</text:p>
          <text:p text:style-name="P506"><text:a xlink:type="simple" xlink:href="#__RefHeading___Toc17599_4252866283" text:style-name="Internet_20_link" text:visited-style-name="Internet_20_link">Raketa</text:a><text:tab/>55</text:p>
          <text:p text:style-name="P506"><text:a xlink:type="simple" xlink:href="#__RefHeading___Toc17601_4252866283" text:style-name="Internet_20_link" text:visited-style-name="Internet_20_link">Naváděcí terčíky</text:a><text:tab/>55</text:p>
          <text:p text:style-name="P506"><text:a xlink:type="simple" xlink:href="#__RefHeading___Toc17603_4252866283" text:style-name="Internet_20_link" text:visited-style-name="Internet_20_link">Naváděcí krystal</text:a><text:tab/>56</text:p>
          <text:p text:style-name="P506"><text:a xlink:type="simple" xlink:href="#__RefHeading___Toc17605_4252866283" text:style-name="Internet_20_link" text:visited-style-name="Internet_20_link">Termická pasta</text:a><text:tab/>56</text:p>
          <text:p text:style-name="P506"><text:a xlink:type="simple" xlink:href="#__RefHeading___Toc17607_4252866283" text:style-name="Internet_20_link" text:visited-style-name="Internet_20_link">Živý oheň</text:a><text:tab/>57</text:p>
          <text:p text:style-name="P505"><text:a xlink:type="simple" xlink:href="#__RefHeading___Toc17474_3085950545" text:style-name="Internet_20_link" text:visited-style-name="Internet_20_link">Vzácné recepty</text:a><text:tab/>57</text:p>
          <text:p text:style-name="P506"><text:a xlink:type="simple" xlink:href="#__RefHeading___Toc17609_4252866283" text:style-name="Internet_20_link" text:visited-style-name="Internet_20_link">Neviditelný inkoust</text:a><text:tab/>57</text:p>
          <text:p text:style-name="P506"><text:a xlink:type="simple" xlink:href="#__RefHeading___Toc17611_4252866283" text:style-name="Internet_20_link" text:visited-style-name="Internet_20_link">Nápoj lásky</text:a><text:tab/>58</text:p>
          <text:p text:style-name="P506"><text:a xlink:type="simple" xlink:href="#__RefHeading___Toc17613_4252866283" text:style-name="Internet_20_link" text:visited-style-name="Internet_20_link">Metamorfóza</text:a><text:tab/>58</text:p>
          <text:p text:style-name="P506"><text:a xlink:type="simple" xlink:href="#__RefHeading___Toc17615_4252866283" text:style-name="Internet_20_link" text:visited-style-name="Internet_20_link">Lektvar černé mlhoviny</text:a><text:tab/>59</text:p>
          <text:p text:style-name="P506"><text:a xlink:type="simple" xlink:href="#__RefHeading___Toc17617_4252866283" text:style-name="Internet_20_link" text:visited-style-name="Internet_20_link">?Čarovná rtuť</text:a><text:tab/>59</text:p>
          <text:p text:style-name="P506"><text:a xlink:type="simple" xlink:href="#__RefHeading___Toc17619_4252866283" text:style-name="Internet_20_link" text:visited-style-name="Internet_20_link">Lektvar ultrasluchu</text:a><text:tab/>60</text:p>
          <text:p text:style-name="P506"><text:a xlink:type="simple" xlink:href="#__RefHeading___Toc17621_4252866283" text:style-name="Internet_20_link" text:visited-style-name="Internet_20_link">Lektvar neviditelnosti</text:a><text:tab/>60</text:p>
          <text:p text:style-name="P506"><text:a xlink:type="simple" xlink:href="#__RefHeading___Toc17623_4252866283" text:style-name="Internet_20_link" text:visited-style-name="Internet_20_link">Lektvar levitace</text:a><text:tab/>60</text:p>
          <text:p text:style-name="P506"><text:a xlink:type="simple" xlink:href="#__RefHeading___Toc17625_4252866283" text:style-name="Internet_20_link" text:visited-style-name="Internet_20_link">Lektvar sovích očí</text:a><text:tab/>60</text:p>
          <text:p text:style-name="P506"><text:a xlink:type="simple" xlink:href="#__RefHeading___Toc17627_4252866283" text:style-name="Internet_20_link" text:visited-style-name="Internet_20_link">Lektvar zvířecí řeči</text:a><text:tab/>61</text:p>
          <text:p text:style-name="P506"><text:a xlink:type="simple" xlink:href="#__RefHeading___Toc17629_4252866283" text:style-name="Internet_20_link" text:visited-style-name="Internet_20_link">Ohnivec</text:a><text:tab/>61</text:p>
          <text:p text:style-name="P506"><text:a xlink:type="simple" xlink:href="#__RefHeading___Toc17631_4252866283" text:style-name="Internet_20_link" text:visited-style-name="Internet_20_link">Balzám věčnosti</text:a><text:tab/>61</text:p>
          <text:p text:style-name="P506"><text:a xlink:type="simple" xlink:href="#__RefHeading___Toc17633_4252866283" text:style-name="Internet_20_link" text:visited-style-name="Internet_20_link">Nápoj mládí</text:a><text:tab/>61</text:p>
          <text:p text:style-name="P506"><text:a xlink:type="simple" xlink:href="#__RefHeading___Toc17635_4252866283" text:style-name="Internet_20_link" text:visited-style-name="Internet_20_link">Alkahest</text:a><text:tab/>61</text:p>
          <text:p text:style-name="P506"><text:a xlink:type="simple" xlink:href="#__RefHeading___Toc17637_4252866283" text:style-name="Internet_20_link" text:visited-style-name="Internet_20_link">Věčná svíce</text:a><text:tab/>62</text:p>
          <text:p text:style-name="P506"><text:a xlink:type="simple" xlink:href="#__RefHeading___Toc17639_4252866283" text:style-name="Internet_20_link" text:visited-style-name="Internet_20_link">Fixační pasta</text:a><text:tab/>62</text:p>
          <text:p text:style-name="P506"><text:a xlink:type="simple" xlink:href="#__RefHeading___Toc17641_4252866283" text:style-name="Internet_20_link" text:visited-style-name="Internet_20_link">Lektvar dračího dechu</text:a><text:tab/>62</text:p>
          <text:p text:style-name="P506"><text:a xlink:type="simple" xlink:href="#__RefHeading___Toc17643_4252866283" text:style-name="Internet_20_link" text:visited-style-name="Internet_20_link">Savá hmota</text:a><text:tab/>63</text:p>
          <text:p text:style-name="P506"><text:a xlink:type="simple" xlink:href="#__RefHeading___Toc17645_4252866283" text:style-name="Internet_20_link" text:visited-style-name="Internet_20_link">Měsíční čaj</text:a><text:tab/>63</text:p>
          <text:p text:style-name="P506"><text:a xlink:type="simple" xlink:href="#__RefHeading___Toc17647_4252866283" text:style-name="Internet_20_link" text:visited-style-name="Internet_20_link">Elixír šílenství</text:a><text:tab/>64</text:p>
          <text:p text:style-name="P506"><text:a xlink:type="simple" xlink:href="#__RefHeading___Toc17649_4252866283" text:style-name="Internet_20_link" text:visited-style-name="Internet_20_link">Lektvar příčetnosti</text:a><text:tab/>64</text:p>
          <text:p text:style-name="P506"><text:a xlink:type="simple" xlink:href="#__RefHeading___Toc17651_4252866283" text:style-name="Internet_20_link" text:visited-style-name="Internet_20_link">Ryzí voda</text:a><text:tab/>64</text:p>
          <text:p text:style-name="P506"><text:a xlink:type="simple" xlink:href="#__RefHeading___Toc17653_4252866283" text:style-name="Internet_20_link" text:visited-style-name="Internet_20_link">Hloubkové barvivo</text:a><text:tab/>65</text:p>
          <text:p text:style-name="P506"><text:a xlink:type="simple" xlink:href="#__RefHeading___Toc17655_4252866283" text:style-name="Internet_20_link" text:visited-style-name="Internet_20_link">Fosforeskující pasta</text:a><text:tab/>65</text:p>
          <text:p text:style-name="P506"><text:a xlink:type="simple" xlink:href="#__RefHeading___Toc17657_4252866283" text:style-name="Internet_20_link" text:visited-style-name="Internet_20_link">+Ryzí alkohol</text:a><text:tab/>66</text:p>
          <text:p text:style-name="P506"><text:soft-page-break/><text:a xlink:type="simple" xlink:href="#__RefHeading___Toc17659_4252866283" text:style-name="Internet_20_link" text:visited-style-name="Internet_20_link">Lektvar obří síly</text:a><text:tab/>66</text:p>
          <text:p text:style-name="P504"><text:a xlink:type="simple" xlink:href="#__RefHeading___Toc17476_3085950545" text:style-name="Internet_20_link" text:visited-style-name="Internet_20_link">Kouzelník</text:a><text:tab/>66</text:p>
          <text:p text:style-name="P505"><text:a xlink:type="simple" xlink:href="#__RefHeading___Toc17478_3085950545" text:style-name="Internet_20_link" text:visited-style-name="Internet_20_link">Sesílání kouzel</text:a><text:tab/>67</text:p>
          <text:p text:style-name="P506"><text:a xlink:type="simple" xlink:href="#__RefHeading___Toc17661_4252866283" text:style-name="Internet_20_link" text:visited-style-name="Internet_20_link">Příprava kouzel</text:a><text:tab/>68</text:p>
          <text:p text:style-name="P506"><text:a xlink:type="simple" xlink:href="#__RefHeading___Toc17663_4252866283" text:style-name="Internet_20_link" text:visited-style-name="Internet_20_link">Kouzla bez zaklínací formule</text:a><text:tab/>69</text:p>
          <text:p text:style-name="P506"><text:a xlink:type="simple" xlink:href="#__RefHeading___Toc17665_4252866283" text:style-name="Internet_20_link" text:visited-style-name="Internet_20_link">Mluvení při kouzlení</text:a><text:tab/>69</text:p>
          <text:p text:style-name="P506"><text:a xlink:type="simple" xlink:href="#__RefHeading___Toc17667_4252866283" text:style-name="Internet_20_link" text:visited-style-name="Internet_20_link">Gestikulace při kouzlení</text:a><text:tab/>69</text:p>
          <text:p text:style-name="P505"><text:a xlink:type="simple" xlink:href="#__RefHeading___Toc17480_3085950545" text:style-name="Internet_20_link" text:visited-style-name="Internet_20_link">Trvání kouzel</text:a><text:tab/>70</text:p>
          <text:p text:style-name="P506"><text:a xlink:type="simple" xlink:href="#__RefHeading___Toc17669_4252866283" text:style-name="Internet_20_link" text:visited-style-name="Internet_20_link">Trvání po několik minut</text:a><text:tab/>70</text:p>
          <text:p text:style-name="P506"><text:a xlink:type="simple" xlink:href="#__RefHeading___Toc17671_4252866283" text:style-name="Internet_20_link" text:visited-style-name="Internet_20_link">Trvání po dobu soustředění</text:a><text:tab/>70</text:p>
          <text:p text:style-name="P505"><text:a xlink:type="simple" xlink:href="#__RefHeading___Toc17482_3085950545" text:style-name="Internet_20_link" text:visited-style-name="Internet_20_link">Cílení kouzel</text:a><text:tab/>70</text:p>
          <text:p text:style-name="P505"><text:a xlink:type="simple" xlink:href="#__RefHeading___Toc17484_3085950545" text:style-name="Internet_20_link" text:visited-style-name="Internet_20_link">Kouzlení ve zbroji</text:a><text:tab/>71</text:p>
          <text:p text:style-name="P505"><text:a xlink:type="simple" xlink:href="#__RefHeading___Toc17496_3085950545" text:style-name="Internet_20_link" text:visited-style-name="Internet_20_link">Základní kouzla</text:a><text:tab/>71</text:p>
          <text:p text:style-name="P506"><text:a xlink:type="simple" xlink:href="#__RefHeading___Toc17673_4252866283" text:style-name="Internet_20_link" text:visited-style-name="Internet_20_link">Dým *Ašan*</text:a><text:tab/>72</text:p>
          <text:p text:style-name="P506"><text:a xlink:type="simple" xlink:href="#__RefHeading___Toc17677_4252866283" text:style-name="Internet_20_link" text:visited-style-name="Internet_20_link">Beranidlo *Zelokvah*</text:a><text:tab/>72</text:p>
          <text:p text:style-name="P506"><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2</text:p>
          <text:p text:style-name="P506"><text:a xlink:type="simple" xlink:href="#__RefHeading___Toc17681_4252866283" text:style-name="Internet_20_link" text:visited-style-name="Internet_20_link">Ohnivá střela *</text:a><text:a xlink:type="simple" xlink:href="#__RefHeading___Toc17681_4252866283" text:style-name="Internet_20_link" text:visited-style-name="Internet_20_link">E</text:a><text:a xlink:type="simple" xlink:href="#__RefHeading___Toc17681_4252866283" text:style-name="Internet_20_link" text:visited-style-name="Internet_20_link">š týl</text:a><text:a xlink:type="simple" xlink:href="#__RefHeading___Toc17681_4252866283" text:style-name="Internet_20_link" text:visited-style-name="Internet_20_link">*</text:a><text:tab/>73</text:p>
          <text:p text:style-name="P506"><text:a xlink:type="simple" xlink:href="#__RefHeading___Toc17683_4252866283" text:style-name="Internet_20_link" text:visited-style-name="Internet_20_link">Ledová dýka * Kerach pygion*</text:a><text:tab/>73</text:p>
          <text:p text:style-name="P506"><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3</text:p>
          <text:p text:style-name="P506"><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4</text:p>
          <text:p text:style-name="P506"><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6"><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5</text:p>
          <text:p text:style-name="P506"><text:a xlink:type="simple" xlink:href="#__RefHeading___Toc17693_4252866283" text:style-name="Internet_20_link" text:visited-style-name="Internet_20_link">Modrý blesk *Artak bárak*</text:a><text:tab/>76</text:p>
          <text:p text:style-name="P506"><text:a xlink:type="simple" xlink:href="#__RefHeading___Toc17695_4252866283" text:style-name="Internet_20_link" text:visited-style-name="Internet_20_link">Zelený blesk *Járak bárak*</text:a><text:tab/>76</text:p>
          <text:p text:style-name="P506"><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6</text:p>
          <text:p text:style-name="P505"><text:a xlink:type="simple" xlink:href="#__RefHeading___Toc17498_3085950545" text:style-name="Internet_20_link" text:visited-style-name="Internet_20_link">Pokročilá kouzla</text:a><text:tab/>77</text:p>
          <text:p text:style-name="P506"><text:a xlink:type="simple" xlink:href="#__RefHeading___Toc17699_4252866283" text:style-name="Internet_20_link" text:visited-style-name="Internet_20_link">Detekční runy</text:a><text:tab/>78</text:p>
          <text:p text:style-name="P506"><text:a xlink:type="simple" xlink:href="#__RefHeading___Toc17701_4252866283" text:style-name="Internet_20_link" text:visited-style-name="Internet_20_link">Třpytivá zář *Misanver lehavah*</text:a><text:tab/>79</text:p>
          <text:p text:style-name="P506"><text:a xlink:type="simple" xlink:href="#__RefHeading___Toc17703_4252866283" text:style-name="Internet_20_link" text:visited-style-name="Internet_20_link">Přines *Palat*</text:a><text:tab/>79</text:p>
          <text:p text:style-name="P506"><text:a xlink:type="simple" xlink:href="#__RefHeading___Toc17705_4252866283" text:style-name="Internet_20_link" text:visited-style-name="Internet_20_link">Oheň *Eš*</text:a><text:tab/>80</text:p>
          <text:p text:style-name="P506"><text:a xlink:type="simple" xlink:href="#__RefHeading___Toc17707_4252866283" text:style-name="Internet_20_link" text:visited-style-name="Internet_20_link">Pamatuj *Zakhar*</text:a><text:tab/>80</text:p>
          <text:p text:style-name="P506"><text:a xlink:type="simple" xlink:href="#__RefHeading___Toc17709_4252866283" text:style-name="Internet_20_link" text:visited-style-name="Internet_20_link">Zapomeň *Šakhah*</text:a><text:tab/>81</text:p>
          <text:p text:style-name="P506"><text:a xlink:type="simple" xlink:href="#__RefHeading___Toc15989_3179902864" text:style-name="Internet_20_link" text:visited-style-name="Internet_20_link">Vytvoř duplikát *Jatzar hetek*</text:a><text:tab/>82</text:p>
          <text:p text:style-name="P506"><text:a xlink:type="simple" xlink:href="#__RefHeading___Toc17713_4252866283" text:style-name="Internet_20_link" text:visited-style-name="Internet_20_link">Spánek</text:a><text:tab/>82</text:p>
          <text:p text:style-name="P506"><text:a xlink:type="simple" xlink:href="#__RefHeading___Toc17715_4252866283" text:style-name="Internet_20_link" text:visited-style-name="Internet_20_link">Tlampač *Ramkol*</text:a><text:tab/>82</text:p>
          <text:p text:style-name="P506"><text:a xlink:type="simple" xlink:href="#__RefHeading___Toc17717_4252866283" text:style-name="Internet_20_link" text:visited-style-name="Internet_20_link">Oko *Ajin*</text:a><text:tab/>83</text:p>
          <text:p text:style-name="P506"><text:a xlink:type="simple" xlink:href="#__RefHeading___Toc17719_4252866283" text:style-name="Internet_20_link" text:visited-style-name="Internet_20_link">Ochrana před projektily *Haganah týl*</text:a><text:tab/>83</text:p>
          <text:p text:style-name="P506"><text:a xlink:type="simple" xlink:href="#__RefHeading___Toc17721_4252866283" text:style-name="Internet_20_link" text:visited-style-name="Internet_20_link">Rozžhavení *Lahat*</text:a><text:tab/>84</text:p>
          <text:p text:style-name="P506"><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6"><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6"><text:soft-page-break/><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6"><text:a xlink:type="simple" xlink:href="#__RefHeading___Toc17729_4252866283" text:style-name="Internet_20_link" text:visited-style-name="Internet_20_link">Dlouhá ruka *Aruk jad*</text:a><text:tab/>85</text:p>
          <text:p text:style-name="P506"><text:a xlink:type="simple" xlink:href="#__RefHeading___Toc15991_3179902864" text:style-name="Internet_20_link" text:visited-style-name="Internet_20_link">Lazebník *Sapar*</text:a><text:tab/>86</text:p>
          <text:p text:style-name="P506"><text:a xlink:type="simple" xlink:href="#__RefHeading___Toc17733_4252866283" text:style-name="Internet_20_link" text:visited-style-name="Internet_20_link">Přelud *Ašlajah*</text:a><text:tab/>86</text:p>
          <text:p text:style-name="P506"><text:a xlink:type="simple" xlink:href="#__RefHeading___Toc17735_4252866283" text:style-name="Internet_20_link" text:visited-style-name="Internet_20_link">Přenos zvuku *Hávarah kol*</text:a><text:tab/>87</text:p>
          <text:p text:style-name="P506"><text:a xlink:type="simple" xlink:href="#__RefHeading___Toc17737_4252866283" text:style-name="Internet_20_link" text:visited-style-name="Internet_20_link">Bílá střela *Lavan týl*</text:a><text:tab/>87</text:p>
          <text:p text:style-name="P506"><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6"><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8</text:p>
          <text:p text:style-name="P506"><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8</text:p>
          <text:p text:style-name="P506"><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9</text:p>
          <text:p text:style-name="P506"><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90</text:p>
          <text:p text:style-name="P506"><text:a xlink:type="simple" xlink:href="#__RefHeading___Toc17749_4252866283" text:style-name="Internet_20_link" text:visited-style-name="Internet_20_link">Zlom kouzla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im</text:a><text:a xlink:type="simple" xlink:href="#__RefHeading___Toc17749_4252866283" text:style-name="Internet_20_link" text:visited-style-name="Internet_20_link">*</text:a><text:tab/>90</text:p>
          <text:p text:style-name="P506"><text:a xlink:type="simple" xlink:href="#__RefHeading___Toc17751_4252866283" text:style-name="Internet_20_link" text:visited-style-name="Internet_20_link">Fialový blesk *Sagol bárak*</text:a><text:tab/>90</text:p>
          <text:p text:style-name="P506"><text:a xlink:type="simple" xlink:href="#__RefHeading___Toc17753_4252866283" text:style-name="Internet_20_link" text:visited-style-name="Internet_20_link">Žlutý blesk *Cahov bárak*</text:a><text:tab/>91</text:p>
          <text:p text:style-name="P506"><text:a xlink:type="simple" xlink:href="#__RefHeading___Toc17755_4252866283" text:style-name="Internet_20_link" text:visited-style-name="Internet_20_link">Ohnivá koule *Eš nešef*</text:a><text:tab/>91</text:p>
          <text:p text:style-name="P505"><text:a xlink:type="simple" xlink:href="#__RefHeading___Toc17500_3085950545" text:style-name="Internet_20_link" text:visited-style-name="Internet_20_link">Mistrovská kouzla</text:a><text:tab/>91</text:p>
          <text:p text:style-name="P506"><text:a xlink:type="simple" xlink:href="#__RefHeading___Toc17757_4252866283" text:style-name="Internet_20_link" text:visited-style-name="Internet_20_link">Ledová past *Kerach peh*</text:a><text:tab/>93</text:p>
          <text:p text:style-name="P506"><text:a xlink:type="simple" xlink:href="#__RefHeading___Toc15993_3179902864" text:style-name="Internet_20_link" text:visited-style-name="Internet_20_link">Očaruj provaz *Kesem ševel*</text:a><text:tab/>94</text:p>
          <text:p text:style-name="P506"><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4</text:p>
          <text:p text:style-name="P506"><text:a xlink:type="simple" xlink:href="#__RefHeading___Toc17763_4252866283" text:style-name="Internet_20_link" text:visited-style-name="Internet_20_link">Dvojník *Kefel*</text:a><text:tab/>94</text:p>
          <text:p text:style-name="P506"><text:a xlink:type="simple" xlink:href="#__RefHeading___Toc17765_4252866283" text:style-name="Internet_20_link" text:visited-style-name="Internet_20_link">Duševní úder *Nefeš nagaf*</text:a><text:tab/>96</text:p>
          <text:p text:style-name="P506"><text:a xlink:type="simple" xlink:href="#__RefHeading___Toc17767_4252866283" text:style-name="Internet_20_link" text:visited-style-name="Internet_20_link">Metamorfóza</text:a><text:tab/>96</text:p>
          <text:p text:style-name="P506"><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7</text:p>
          <text:p text:style-name="P506"><text:a xlink:type="simple" xlink:href="#__RefHeading___Toc17771_4252866283" text:style-name="Internet_20_link" text:visited-style-name="Internet_20_link">V</text:a><text:a xlink:type="simple" xlink:href="#__RefHeading___Toc17771_4252866283" text:style-name="Internet_20_link" text:visited-style-name="Internet_20_link">ize</text:a><text:a xlink:type="simple" xlink:href="#__RefHeading___Toc17771_4252866283" text:style-name="Internet_20_link" text:visited-style-name="Internet_20_link"> minulosti</text:a><text:tab/>98</text:p>
          <text:p text:style-name="P506"><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9</text:p>
          <text:p text:style-name="P506"><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9</text:p>
          <text:p text:style-name="P506"><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9</text:p>
          <text:p text:style-name="P506"><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100</text:p>
          <text:p text:style-name="P506"><text:a xlink:type="simple" xlink:href="#__RefHeading___Toc17781_4252866283" text:style-name="Internet_20_link" text:visited-style-name="Internet_20_link">Mimoprostorová torna</text:a><text:tab/>100</text:p>
          <text:p text:style-name="P506"><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1</text:p>
          <text:p text:style-name="P506"><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1</text:p>
          <text:p text:style-name="P506"><text:a xlink:type="simple" xlink:href="#__RefHeading___Toc17787_4252866283" text:style-name="Internet_20_link" text:visited-style-name="Internet_20_link">Ohnivá stěna *Eš chomah*</text:a><text:tab/>102</text:p>
          <text:p text:style-name="P506"><text:a xlink:type="simple" xlink:href="#__RefHeading___Toc17789_4252866283" text:style-name="Internet_20_link" text:visited-style-name="Internet_20_link">Ledová stěna *Kerach chomah*</text:a><text:tab/>103</text:p>
          <text:p text:style-name="P506"><text:a xlink:type="simple" xlink:href="#__RefHeading___Toc17791_4252866283" text:style-name="Internet_20_link" text:visited-style-name="Internet_20_link">Hyperprostor *Hávarah chalal*</text:a><text:tab/>103</text:p>
          <text:p text:style-name="P506"><text:a xlink:type="simple" xlink:href="#__RefHeading___Toc17793_4252866283" text:style-name="Internet_20_link" text:visited-style-name="Internet_20_link">Hypnóza</text:a><text:tab/>103</text:p>
          <text:p text:style-name="P506"><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4</text:p>
          <text:p text:style-name="P506"><text:a xlink:type="simple" xlink:href="#__RefHeading___Toc17797_4252866283" text:style-name="Internet_20_link" text:visited-style-name="Internet_20_link">Portál *</text:a><text:a xlink:type="simple" xlink:href="#__RefHeading___Toc17797_4252866283" text:style-name="Internet_20_link" text:visited-style-name="Internet_20_link">Š</text:a><text:a xlink:type="simple" xlink:href="#__RefHeading___Toc17797_4252866283" text:style-name="Internet_20_link" text:visited-style-name="Internet_20_link">ár</text:a><text:a xlink:type="simple" xlink:href="#__RefHeading___Toc17797_4252866283" text:style-name="Internet_20_link" text:visited-style-name="Internet_20_link">*</text:a><text:tab/>105</text:p>
          <text:p text:style-name="P506"><text:a xlink:type="simple" xlink:href="#__RefHeading___Toc17799_4252866283" text:style-name="Internet_20_link" text:visited-style-name="Internet_20_link">Rudý blesk *Adom bárak*</text:a><text:tab/>106</text:p>
          <text:p text:style-name="P506"><text:a xlink:type="simple" xlink:href="#__RefHeading___Toc17801_4252866283" text:style-name="Internet_20_link" text:visited-style-name="Internet_20_link">Černý blesk *Kedar bárak*</text:a><text:tab/>106</text:p>
          <text:p text:style-name="P506"><text:a xlink:type="simple" xlink:href="#__RefHeading___Toc17803_4252866283" text:style-name="Internet_20_link" text:visited-style-name="Internet_20_link">Bílý blesk *Lavan bárak*</text:a><text:tab/>106</text:p>
          <text:p text:style-name="P505"><text:soft-page-break/><text:a xlink:type="simple" xlink:href="#__RefHeading___Toc17502_3085950545" text:style-name="Internet_20_link" text:visited-style-name="Internet_20_link">Vzácná kouzla</text:a><text:tab/>107</text:p>
          <text:p text:style-name="P506"><text:a xlink:type="simple" xlink:href="#__RefHeading___Toc17805_4252866283" text:style-name="Internet_20_link" text:visited-style-name="Internet_20_link">Proměna ve vodu</text:a><text:tab/>107</text:p>
          <text:p text:style-name="P506"><text:a xlink:type="simple" xlink:href="#__RefHeading___Toc17807_4252866283" text:style-name="Internet_20_link" text:visited-style-name="Internet_20_link">Proměna ve vítr</text:a><text:tab/>107</text:p>
          <text:p text:style-name="P506"><text:a xlink:type="simple" xlink:href="#__RefHeading___Toc17809_4252866283" text:style-name="Internet_20_link" text:visited-style-name="Internet_20_link">Proměna v oheň</text:a><text:tab/>108</text:p>
          <text:p text:style-name="P506"><text:a xlink:type="simple" xlink:href="#__RefHeading___Toc17811_4252866283" text:style-name="Internet_20_link" text:visited-style-name="Internet_20_link">Zřetězený blesk</text:a><text:tab/>108</text:p>
          <text:p text:style-name="P506"><text:a xlink:type="simple" xlink:href="#__RefHeading___Toc17813_4252866283" text:style-name="Internet_20_link" text:visited-style-name="Internet_20_link">Strach</text:a><text:tab/>108</text:p>
          <text:p text:style-name="P506"><text:a xlink:type="simple" xlink:href="#__RefHeading___Toc17815_4252866283" text:style-name="Internet_20_link" text:visited-style-name="Internet_20_link">Děs</text:a><text:tab/>108</text:p>
          <text:p text:style-name="P506"><text:a xlink:type="simple" xlink:href="#__RefHeading___Toc17817_4252866283" text:style-name="Internet_20_link" text:visited-style-name="Internet_20_link">Odzbrojení</text:a><text:tab/>109</text:p>
          <text:p text:style-name="P506"><text:a xlink:type="simple" xlink:href="#__RefHeading___Toc17819_4252866283" text:style-name="Internet_20_link" text:visited-style-name="Internet_20_link">Vidění dvojmo</text:a><text:tab/>109</text:p>
          <text:p text:style-name="P506"><text:a xlink:type="simple" xlink:href="#__RefHeading___Toc17821_4252866283" text:style-name="Internet_20_link" text:visited-style-name="Internet_20_link">Pomocníčci</text:a><text:tab/>109</text:p>
          <text:p text:style-name="P506"><text:a xlink:type="simple" xlink:href="#__RefHeading___Toc17823_4252866283" text:style-name="Internet_20_link" text:visited-style-name="Internet_20_link">Temný úder</text:a><text:tab/>109</text:p>
          <text:p text:style-name="P506"><text:a xlink:type="simple" xlink:href="#__RefHeading___Toc17825_4252866283" text:style-name="Internet_20_link" text:visited-style-name="Internet_20_link">Oprava</text:a><text:tab/>110</text:p>
          <text:p text:style-name="P506"><text:a xlink:type="simple" xlink:href="#__RefHeading___Toc17827_4252866283" text:style-name="Internet_20_link" text:visited-style-name="Internet_20_link">Iluzorní hostina</text:a><text:tab/>110</text:p>
          <text:p text:style-name="P506"><text:a xlink:type="simple" xlink:href="#__RefHeading___Toc17829_4252866283" text:style-name="Internet_20_link" text:visited-style-name="Internet_20_link">Sršatec</text:a><text:tab/>110</text:p>
          <text:p text:style-name="P506"><text:a xlink:type="simple" xlink:href="#__RefHeading___Toc17831_4252866283" text:style-name="Internet_20_link" text:visited-style-name="Internet_20_link">Smrtící déšť</text:a><text:tab/>110</text:p>
          <text:p text:style-name="P506"><text:a xlink:type="simple" xlink:href="#__RefHeading___Toc17833_4252866283" text:style-name="Internet_20_link" text:visited-style-name="Internet_20_link">Smrtící koule</text:a><text:tab/>110</text:p>
          <text:p text:style-name="P506"><text:a xlink:type="simple" xlink:href="#__RefHeading___Toc17835_4252866283" text:style-name="Internet_20_link" text:visited-style-name="Internet_20_link">Kouzelné schody</text:a><text:tab/>110</text:p>
          <text:p text:style-name="P506"><text:a xlink:type="simple" xlink:href="#__RefHeading___Toc17837_4252866283" text:style-name="Internet_20_link" text:visited-style-name="Internet_20_link">Světelný most</text:a><text:tab/>111</text:p>
          <text:p text:style-name="P506"><text:a xlink:type="simple" xlink:href="#__RefHeading___Toc17839_4252866283" text:style-name="Internet_20_link" text:visited-style-name="Internet_20_link">Stvoř fantoma</text:a><text:tab/>111</text:p>
          <text:p text:style-name="P506"><text:a xlink:type="simple" xlink:href="#__RefHeading___Toc17841_4252866283" text:style-name="Internet_20_link" text:visited-style-name="Internet_20_link">Převtělení</text:a><text:tab/>111</text:p>
          <text:p text:style-name="P506"><text:a xlink:type="simple" xlink:href="#__RefHeading___Toc17843_4252866283" text:style-name="Internet_20_link" text:visited-style-name="Internet_20_link">Mluv s mrtvými</text:a><text:tab/>111</text:p>
          <text:p text:style-name="P506"><text:a xlink:type="simple" xlink:href="#__RefHeading___Toc17845_4252866283" text:style-name="Internet_20_link" text:visited-style-name="Internet_20_link">Hrom a blesky</text:a><text:tab/>111</text:p>
          <text:p text:style-name="P506"><text:a xlink:type="simple" xlink:href="#__RefHeading___Toc17847_4252866283" text:style-name="Internet_20_link" text:visited-style-name="Internet_20_link">Ohnivý bič</text:a><text:tab/>112</text:p>
          <text:p text:style-name="P506"><text:a xlink:type="simple" xlink:href="#__RefHeading___Toc17849_4252866283" text:style-name="Internet_20_link" text:visited-style-name="Internet_20_link">Améba</text:a><text:tab/>112</text:p>
          <text:p text:style-name="P506"><text:a xlink:type="simple" xlink:href="#__RefHeading___Toc17851_4252866283" text:style-name="Internet_20_link" text:visited-style-name="Internet_20_link">?Duševní rozštěp</text:a><text:tab/>112</text:p>
          <text:p text:style-name="P506"><text:a xlink:type="simple" xlink:href="#__RefHeading___Toc17853_4252866283" text:style-name="Internet_20_link" text:visited-style-name="Internet_20_link">Zdvojení</text:a><text:tab/>112</text:p>
          <text:p text:style-name="P506"><text:a xlink:type="simple" xlink:href="#__RefHeading___Toc17855_4252866283" text:style-name="Internet_20_link" text:visited-style-name="Internet_20_link">Zašifruj</text:a><text:tab/>112</text:p>
          <text:p text:style-name="P506"><text:a xlink:type="simple" xlink:href="#__RefHeading___Toc17857_4252866283" text:style-name="Internet_20_link" text:visited-style-name="Internet_20_link">Pavučina</text:a><text:tab/>113</text:p>
          <text:p text:style-name="P506"><text:a xlink:type="simple" xlink:href="#__RefHeading___Toc17859_4252866283" text:style-name="Internet_20_link" text:visited-style-name="Internet_20_link">Nevycítitelnost</text:a><text:tab/>113</text:p>
          <text:p text:style-name="P506"><text:a xlink:type="simple" xlink:href="#__RefHeading___Toc17861_4252866283" text:style-name="Internet_20_link" text:visited-style-name="Internet_20_link">Neslyšitelnost</text:a><text:tab/>113</text:p>
          <text:p text:style-name="P506"><text:a xlink:type="simple" xlink:href="#__RefHeading___Toc17863_4252866283" text:style-name="Internet_20_link" text:visited-style-name="Internet_20_link">Najdi předmět</text:a><text:tab/>114</text:p>
          <text:p text:style-name="P506"><text:a xlink:type="simple" xlink:href="#__RefHeading___Toc17865_4252866283" text:style-name="Internet_20_link" text:visited-style-name="Internet_20_link">Oživ neživého</text:a><text:tab/>114</text:p>
          <text:p text:style-name="P506"><text:a xlink:type="simple" xlink:href="#__RefHeading___Toc17867_4252866283" text:style-name="Internet_20_link" text:visited-style-name="Internet_20_link">Najdi kouzla</text:a><text:tab/>114</text:p>
          <text:p text:style-name="P506"><text:a xlink:type="simple" xlink:href="#__RefHeading___Toc17869_4252866283" text:style-name="Internet_20_link" text:visited-style-name="Internet_20_link">-Bábelská rybka</text:a><text:tab/>114</text:p>
          <text:p text:style-name="P506"><text:a xlink:type="simple" xlink:href="#__RefHeading___Toc17871_4252866283" text:style-name="Internet_20_link" text:visited-style-name="Internet_20_link">?Podrobování</text:a><text:tab/>114</text:p>
          <text:p text:style-name="P506"><text:a xlink:type="simple" xlink:href="#__RefHeading___Toc17873_4252866283" text:style-name="Internet_20_link" text:visited-style-name="Internet_20_link">?Mentální souboj</text:a><text:tab/>115</text:p>
          <text:p text:style-name="P506"><text:a xlink:type="simple" xlink:href="#__RefHeading___Toc17875_4252866283" text:style-name="Internet_20_link" text:visited-style-name="Internet_20_link">Vyvolání přítele</text:a><text:tab/>115</text:p>
          <text:p text:style-name="P506"><text:a xlink:type="simple" xlink:href="#__RefHeading___Toc17877_4252866283" text:style-name="Internet_20_link" text:visited-style-name="Internet_20_link">Přebarvení</text:a><text:tab/>115</text:p>
          <text:p text:style-name="P506"><text:a xlink:type="simple" xlink:href="#__RefHeading___Toc17879_4252866283" text:style-name="Internet_20_link" text:visited-style-name="Internet_20_link">Bariéra</text:a><text:tab/>115</text:p>
          <text:p text:style-name="P506"><text:a xlink:type="simple" xlink:href="#__RefHeading___Toc17881_4252866283" text:style-name="Internet_20_link" text:visited-style-name="Internet_20_link">Tma</text:a><text:tab/>116</text:p>
          <text:p text:style-name="P506"><text:soft-page-break/><text:a xlink:type="simple" xlink:href="#__RefHeading___Toc17883_4252866283" text:style-name="Internet_20_link" text:visited-style-name="Internet_20_link">Nahlížení</text:a><text:tab/>117</text:p>
          <text:p text:style-name="P506"><text:a xlink:type="simple" xlink:href="#__RefHeading___Toc17885_4252866283" text:style-name="Internet_20_link" text:visited-style-name="Internet_20_link">Naslouchání</text:a><text:tab/>117</text:p>
          <text:p text:style-name="P506"><text:a xlink:type="simple" xlink:href="#__RefHeading___Toc17887_4252866283" text:style-name="Internet_20_link" text:visited-style-name="Internet_20_link">Ledový spánek</text:a><text:tab/>117</text:p>
          <text:p text:style-name="P506"><text:a xlink:type="simple" xlink:href="#__RefHeading___Toc17889_4252866283" text:style-name="Internet_20_link" text:visited-style-name="Internet_20_link">Teleportační symbol</text:a><text:tab/>118</text:p>
          <text:p text:style-name="P506"><text:a xlink:type="simple" xlink:href="#__RefHeading___Toc17891_4252866283" text:style-name="Internet_20_link" text:visited-style-name="Internet_20_link">Zamrzni</text:a><text:tab/>118</text:p>
          <text:p text:style-name="P506"><text:a xlink:type="simple" xlink:href="#__RefHeading___Toc17893_4252866283" text:style-name="Internet_20_link" text:visited-style-name="Internet_20_link">Statický náboj</text:a><text:tab/>119</text:p>
          <text:p text:style-name="P506"><text:a xlink:type="simple" xlink:href="#__RefHeading___Toc17895_4252866283" text:style-name="Internet_20_link" text:visited-style-name="Internet_20_link">Rychlost *TODO*</text:a><text:tab/>119</text:p>
          <text:p text:style-name="P506"><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9</text:p>
          <text:p text:style-name="P506"><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20</text:p>
          <text:p text:style-name="P506"><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20</text:p>
          <text:p text:style-name="P506"><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22</text:p>
          <text:p text:style-name="P506"><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3</text:p>
          <text:p text:style-name="P506"><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3</text:p>
          <text:p text:style-name="P506"><text:a xlink:type="simple" xlink:href="#__RefHeading___Toc17909_4252866283" text:style-name="Internet_20_link" text:visited-style-name="Internet_20_link">+Vodní dech *TODO*</text:a><text:tab/>124</text:p>
          <text:p text:style-name="P506"><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4</text:p>
          <text:p text:style-name="P506"><text:a xlink:type="simple" xlink:href="#__RefHeading___Toc17913_4252866283" text:style-name="Internet_20_link" text:visited-style-name="Internet_20_link">+Vzplanutí *Kvidžah*</text:a><text:tab/>125</text:p>
          <text:p text:style-name="P504"><text:a xlink:type="simple" xlink:href="#__RefHeading___Toc17504_3085950545" text:style-name="Internet_20_link" text:visited-style-name="Internet_20_link">Zloděj</text:a><text:tab/>125</text:p>
          <text:p text:style-name="P505"><text:a xlink:type="simple" xlink:href="#__RefHeading___Toc17506_3085950545" text:style-name="Internet_20_link" text:visited-style-name="Internet_20_link">Základní zlodějské schopnosti</text:a><text:tab/>125</text:p>
          <text:p text:style-name="P506"><text:a xlink:type="simple" xlink:href="#__RefHeading___Toc17915_4252866283" text:style-name="Internet_20_link" text:visited-style-name="Internet_20_link">Imitace zvuku</text:a><text:tab/>125</text:p>
          <text:p text:style-name="P506"><text:a xlink:type="simple" xlink:href="#__RefHeading___Toc17917_4252866283" text:style-name="Internet_20_link" text:visited-style-name="Internet_20_link">Odhad na lidi</text:a><text:tab/>126</text:p>
          <text:p text:style-name="P506"><text:a xlink:type="simple" xlink:href="#__RefHeading___Toc17919_4252866283" text:style-name="Internet_20_link" text:visited-style-name="Internet_20_link">Svůdný hlas</text:a><text:tab/>126</text:p>
          <text:p text:style-name="P506"><text:a xlink:type="simple" xlink:href="#__RefHeading___Toc17921_4252866283" text:style-name="Internet_20_link" text:visited-style-name="Internet_20_link">Periferní vidění</text:a><text:tab/>126</text:p>
          <text:p text:style-name="P506"><text:a xlink:type="simple" xlink:href="#__RefHeading___Toc17923_4252866283" text:style-name="Internet_20_link" text:visited-style-name="Internet_20_link">Citlivý hmat</text:a><text:tab/>126</text:p>
          <text:p text:style-name="P506"><text:a xlink:type="simple" xlink:href="#__RefHeading___Toc17925_4252866283" text:style-name="Internet_20_link" text:visited-style-name="Internet_20_link">Dokonalá rovnováha</text:a><text:tab/>127</text:p>
          <text:p text:style-name="P505"><text:a xlink:type="simple" xlink:href="#__RefHeading___Toc17508_3085950545" text:style-name="Internet_20_link" text:visited-style-name="Internet_20_link">Pokročilé zlodějské schopnosti</text:a><text:tab/>127</text:p>
          <text:p text:style-name="P506"><text:a xlink:type="simple" xlink:href="#__RefHeading___Toc17927_4252866283" text:style-name="Internet_20_link" text:visited-style-name="Internet_20_link">Hybernace</text:a><text:tab/>127</text:p>
          <text:p text:style-name="P506"><text:a xlink:type="simple" xlink:href="#__RefHeading___Toc17929_4252866283" text:style-name="Internet_20_link" text:visited-style-name="Internet_20_link">Zákeřný útok</text:a><text:tab/>128</text:p>
          <text:p text:style-name="P506"><text:a xlink:type="simple" xlink:href="#__RefHeading___Toc17931_4252866283" text:style-name="Internet_20_link" text:visited-style-name="Internet_20_link">Chůze beze stop</text:a><text:tab/>128</text:p>
          <text:p text:style-name="P506"><text:a xlink:type="simple" xlink:href="#__RefHeading___Toc17933_4252866283" text:style-name="Internet_20_link" text:visited-style-name="Internet_20_link">Chytání střel</text:a><text:tab/>128</text:p>
          <text:p text:style-name="P506"><text:a xlink:type="simple" xlink:href="#__RefHeading___Toc17935_4252866283" text:style-name="Internet_20_link" text:visited-style-name="Internet_20_link">Znehybňující úder</text:a><text:tab/>128</text:p>
          <text:p text:style-name="P506"><text:a xlink:type="simple" xlink:href="#__RefHeading___Toc17937_4252866283" text:style-name="Internet_20_link" text:visited-style-name="Internet_20_link">Rychlé ruce</text:a><text:tab/>128</text:p>
          <text:p text:style-name="P506"><text:a xlink:type="simple" xlink:href="#__RefHeading___Toc17939_4252866283" text:style-name="Internet_20_link" text:visited-style-name="Internet_20_link">Ohebnost</text:a><text:tab/>129</text:p>
          <text:p text:style-name="P506"><text:a xlink:type="simple" xlink:href="#__RefHeading___Toc17941_4252866283" text:style-name="Internet_20_link" text:visited-style-name="Internet_20_link">První dojem</text:a><text:tab/>129</text:p>
          <text:p text:style-name="P506"><text:a xlink:type="simple" xlink:href="#__RefHeading___Toc17943_4252866283" text:style-name="Internet_20_link" text:visited-style-name="Internet_20_link">Průměrná tvář</text:a><text:tab/>129</text:p>
          <text:p text:style-name="P505"><text:a xlink:type="simple" xlink:href="#__RefHeading___Toc17510_3085950545" text:style-name="Internet_20_link" text:visited-style-name="Internet_20_link">Mistrovské zlodějské schopnosti</text:a><text:tab/>129</text:p>
          <text:p text:style-name="P506"><text:a xlink:type="simple" xlink:href="#__RefHeading___Toc17945_4252866283" text:style-name="Internet_20_link" text:visited-style-name="Internet_20_link">Potlačení pachové stopy</text:a><text:tab/>130</text:p>
          <text:p text:style-name="P506"><text:a xlink:type="simple" xlink:href="#__RefHeading___Toc17947_4252866283" text:style-name="Internet_20_link" text:visited-style-name="Internet_20_link">Běh po hladině</text:a><text:tab/>130</text:p>
          <text:p text:style-name="P506"><text:a xlink:type="simple" xlink:href="#__RefHeading___Toc17949_4252866283" text:style-name="Internet_20_link" text:visited-style-name="Internet_20_link">Přesný výstřel</text:a><text:tab/>130</text:p>
          <text:p text:style-name="P506"><text:a xlink:type="simple" xlink:href="#__RefHeading___Toc17951_4252866283" text:style-name="Internet_20_link" text:visited-style-name="Internet_20_link">Obcházení zbroje</text:a><text:tab/>130</text:p>
          <text:p text:style-name="P506"><text:a xlink:type="simple" xlink:href="#__RefHeading___Toc17953_4252866283" text:style-name="Internet_20_link" text:visited-style-name="Internet_20_link">Šestý smysl</text:a><text:tab/>131</text:p>
          <text:p text:style-name="P506"><text:soft-page-break/><text:a xlink:type="simple" xlink:href="#__RefHeading___Toc17955_4252866283" text:style-name="Internet_20_link" text:visited-style-name="Internet_20_link">Bezpečný dopad</text:a><text:tab/>131</text:p>
          <text:p text:style-name="P506"><text:a xlink:type="simple" xlink:href="#__RefHeading___Toc17957_4252866283" text:style-name="Internet_20_link" text:visited-style-name="Internet_20_link">Získání důvěry</text:a><text:tab/>131</text:p>
          <text:p text:style-name="P506"><text:a xlink:type="simple" xlink:href="#__RefHeading___Toc17959_4252866283" text:style-name="Internet_20_link" text:visited-style-name="Internet_20_link">Přemlouvání</text:a><text:tab/>131</text:p>
          <text:p text:style-name="P506"><text:a xlink:type="simple" xlink:href="#__RefHeading___Toc17961_4252866283" text:style-name="Internet_20_link" text:visited-style-name="Internet_20_link">Splynutí s okolím</text:a><text:tab/>131</text:p>
          <text:p text:style-name="P506"><text:a xlink:type="simple" xlink:href="#__RefHeading___Toc17963_4252866283" text:style-name="Internet_20_link" text:visited-style-name="Internet_20_link">Nečitelnost</text:a><text:tab/>132</text:p>
          <text:p text:style-name="P506"><text:a xlink:type="simple" xlink:href="#__RefHeading___Toc17965_4252866283" text:style-name="Internet_20_link" text:visited-style-name="Internet_20_link">Vějířový hod</text:a><text:tab/>132</text:p>
          <text:p text:style-name="P506"><text:a xlink:type="simple" xlink:href="#__RefHeading___Toc17967_4252866283" text:style-name="Internet_20_link" text:visited-style-name="Internet_20_link">Blesková reakce</text:a><text:tab/>132</text:p>
          <text:p text:style-name="P506"><text:a xlink:type="simple" xlink:href="#__RefHeading___Toc17969_4252866283" text:style-name="Internet_20_link" text:visited-style-name="Internet_20_link">Bleskový přesun</text:a><text:tab/>132</text:p>
          <text:p text:style-name="P506"><text:a xlink:type="simple" xlink:href="#__RefHeading___Toc17971_4252866283" text:style-name="Internet_20_link" text:visited-style-name="Internet_20_link">Zpomalené vnímání času</text:a><text:tab/>132</text:p>
          <text:p text:style-name="P504"><text:a xlink:type="simple" xlink:href="#__RefHeading___Toc17512_3085950545" text:style-name="Internet_20_link" text:visited-style-name="Internet_20_link">Druid</text:a><text:tab/>133</text:p>
          <text:p text:style-name="P505"><text:a xlink:type="simple" xlink:href="#__RefHeading___Toc17514_3085950545" text:style-name="Internet_20_link" text:visited-style-name="Internet_20_link">Schopnosti z DrD PPP:</text:a><text:tab/>135</text:p>
          <text:p text:style-name="P505"><text:a xlink:type="simple" xlink:href="#__RefHeading___Toc17516_3085950545" text:style-name="Internet_20_link" text:visited-style-name="Internet_20_link">Schopnosti z DrD PPE:</text:a><text:tab/>136</text:p>
          <text:p text:style-name="P505"><text:a xlink:type="simple" xlink:href="#__RefHeading___Toc17518_3085950545" text:style-name="Internet_20_link" text:visited-style-name="Internet_20_link"><text:span text:style-name="T324">Základní druidské s</text:span></text:a><text:a xlink:type="simple" xlink:href="#__RefHeading___Toc17518_3085950545" text:style-name="Internet_20_link" text:visited-style-name="Internet_20_link"><text:span text:style-name="T324">chopnosti </text:span></text:a><text:a xlink:type="simple" xlink:href="#__RefHeading___Toc17518_3085950545" text:style-name="Internet_20_link" text:visited-style-name="Internet_20_link"><text:span text:style-name="T324">a kouzla</text:span></text:a><text:tab/>137</text:p>
          <text:p text:style-name="P505"><text:a xlink:type="simple" xlink:href="#__RefHeading___Toc17520_3085950545" text:style-name="Internet_20_link" text:visited-style-name="Internet_20_link"><text:span text:style-name="T324">Pokročilé druidské schopnosti </text:span></text:a><text:a xlink:type="simple" xlink:href="#__RefHeading___Toc17520_3085950545" text:style-name="Internet_20_link" text:visited-style-name="Internet_20_link"><text:span text:style-name="T324">a kouzla</text:span></text:a><text:tab/>138</text:p>
          <text:p text:style-name="P506"><text:a xlink:type="simple" xlink:href="#__RefHeading___Toc17973_4252866283" text:style-name="Internet_20_link" text:visited-style-name="Internet_20_link">Uklidni bestii</text:a><text:tab/>138</text:p>
          <text:p text:style-name="P506"><text:a xlink:type="simple" xlink:href="#__RefHeading___Toc17975_4252866283" text:style-name="Internet_20_link" text:visited-style-name="Internet_20_link">Proměna ve zvíře</text:a><text:tab/>139</text:p>
          <text:p text:style-name="P506"><text:a xlink:type="simple" xlink:href="#__RefHeading___Toc17977_4252866283" text:style-name="Internet_20_link" text:visited-style-name="Internet_20_link">Pouto s předmětem</text:a><text:tab/>139</text:p>
          <text:p text:style-name="P506"><text:a xlink:type="simple" xlink:href="#__RefHeading___Toc17979_4252866283" text:style-name="Internet_20_link" text:visited-style-name="Internet_20_link">Pouto se zvířetem</text:a><text:tab/>139</text:p>
          <text:p text:style-name="P506"><text:a xlink:type="simple" xlink:href="#__RefHeading___Toc17981_4252866283" text:style-name="Internet_20_link" text:visited-style-name="Internet_20_link"><text:span text:style-name="T324">R</text:span></text:a><text:a xlink:type="simple" xlink:href="#__RefHeading___Toc17981_4252866283" text:style-name="Internet_20_link" text:visited-style-name="Internet_20_link"><text:span text:style-name="T324">ychlý růst</text:span></text:a><text:tab/>140</text:p>
          <text:p text:style-name="P506"><text:a xlink:type="simple" xlink:href="#__RefHeading___Toc17983_4252866283" text:style-name="Internet_20_link" text:visited-style-name="Internet_20_link">Oživlé šlahouny</text:a><text:tab/>140</text:p>
          <text:p text:style-name="P505"><text:a xlink:type="simple" xlink:href="#__RefHeading___Toc17522_3085950545" text:style-name="Internet_20_link" text:visited-style-name="Internet_20_link"><text:span text:style-name="T324">Mistrovské</text:span></text:a><text:a xlink:type="simple" xlink:href="#__RefHeading___Toc17522_3085950545" text:style-name="Internet_20_link" text:visited-style-name="Internet_20_link"><text:span text:style-name="T324"> druidské schopnosti </text:span></text:a><text:a xlink:type="simple" xlink:href="#__RefHeading___Toc17522_3085950545" text:style-name="Internet_20_link" text:visited-style-name="Internet_20_link"><text:span text:style-name="T324">a kouzla</text:span></text:a><text:tab/>141</text:p>
          <text:p text:style-name="P504"><text:a xlink:type="simple" xlink:href="#__RefHeading___Toc12800_4230435934" text:style-name="Internet_20_link" text:visited-style-name="Internet_20_link">Šaman</text:a><text:tab/>141</text:p>
          <text:p text:style-name="P506"><text:a xlink:type="simple" xlink:href="#__RefHeading___Toc17985_4252866283" text:style-name="Internet_20_link" text:visited-style-name="Internet_20_link">Osvěžující meditace</text:a><text:tab/>141</text:p>
        </text:index-body>
      </text:table-of-content>
      <text:p text:style-name="P485"/>
      <text:p text:style-name="P4"/>
      <text:p text:style-name="P4"/>
      <text:p text:style-name="P4"/>
      <text:p text:style-name="P4"/>
      <text:p text:style-name="P4"/>
      <text:p text:style-name="P4"/>
      <text:p text:style-name="P4"/>
      <text:p text:style-name="P4"><text:soft-page-break/></text:p>
      <text:p text:style-name="P4"/>
      <text:p text:style-name="P2">Verze 0.<text:span text:style-name="T416">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382190555" text:style-name="L1">
        <text:list-item>
          <text:p text:style-name="P681">Nezdolná výdrž</text:p>
        </text:list-item>
        <text:list-item>
          <text:p text:style-name="P681">Velitelský hlas</text:p>
        </text:list-item>
        <text:list-item>
          <text:p text:style-name="P681">Odolnost proti bolesti</text:p>
        </text:list-item>
        <text:list-item>
          <text:p text:style-name="P681">Hromový hlas</text:p>
        </text:list-item>
        <text:list-item>
          <text:p text:style-name="P681">Hluboký nádech</text:p>
        </text:list-item>
        <text:list-item>
          <text:p text:style-name="P681">Drtivý stisk</text:p>
        </text:list-item>
        <text:list-item>
          <text:p text:style-name="P681">Lamželezo</text:p>
        </text:list-item>
      </text:list>
      <text:h text:style-name="P526" text:outline-level="4"><text:bookmark-start text:name="__RefHeading___Toc17393_4252866283"/>Nezdolná výdrž<text:bookmark-end text:name="__RefHeading___Toc17393_4252866283"/></text:h>
      <text:p text:style-name="P96">Vydržíš <text:span text:style-name="T922">bez zastávky</text:span> běžet <text:span text:style-name="T922">či bojovat</text:span> <text:span text:style-name="T922">celý den</text:span>.</text:p>
      <text:h text:style-name="P527" text:outline-level="4"><text:bookmark-start text:name="__RefHeading___Toc17395_4252866283"/>Velite<text:span text:style-name="T916">l</text:span>ský hlas<text:bookmark-end text:name="__RefHeading___Toc17395_4252866283"/></text:h>
      <text:p text:style-name="P97"><text:span text:style-name="T915">Do</text:span>káže<text:span text:style-name="T915">š</text:span> <text:span text:style-name="T923">svým hlasem vyvolat</text:span> pocit <text:span text:style-name="T915">podřazenosti</text:span> a respektu. <text:span text:style-name="T924">Osoby zvyklé poslouchat příkazy, například vojáci nebo sluhové, obvykle udělají, co po nich chceš. Jedinci zvyklí rozkazovat tě poslechnout nemusí.</text:span></text:p>
      <text:h text:style-name="P528" text:outline-level="4"><text:bookmark-start text:name="__RefHeading___Toc17397_4252866283"/><text:soft-page-break/>Odolnost proti bolesti<text:bookmark-end text:name="__RefHeading___Toc17397_4252866283"/></text:h>
      <text:p text:style-name="P85">Máš vysoký práh bolesti a dokážeš ji bez obtíží snášet. Když by na to přišlo, zvládnul bys například dát ruku do ohně a udržet ji tam. Není tě možné zlomit mučením.</text:p>
      <text:h text:style-name="P529" text:outline-level="4"><text:bookmark-start text:name="__RefHeading___Toc17399_4252866283"/>Hromový hlas<text:bookmark-end text:name="__RefHeading___Toc17399_4252866283"/></text:h>
      <text:p text:style-name="P68"><text:span text:style-name="T474">Máš hlas silný jako deset mužů</text:span>. Když <text:span text:style-name="T474">tedy</text:span> chceš, překřičíš všechny <text:span text:style-name="T921">ostatní</text:span> <text:span text:style-name="T474">a jsi slyšet na velkou vzdálenost</text:span>.</text:p>
      <text:h text:style-name="P530" text:outline-level="4"><text:bookmark-start text:name="__RefHeading___Toc17401_4252866283"/>Hluboký nádech<text:bookmark-end text:name="__RefHeading___Toc17401_4252866283"/></text:h>
      <text:p text:style-name="P69">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29">Drtivý</text:span> stisk<text:bookmark-end text:name="__RefHeading___Toc17403_4252866283"/></text:h>
      <text:p text:style-name="P7">Ve stisku máš sílu jako svěrák. <text:span text:style-name="T417">Když někoho škrtíš jednou rukou, máš zranění 1 (nesčítá se s </text:span><text:span text:style-name="T192">lamželezem</text:span><text:span text:style-name="T417">). Není možné ti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18">beze zbraně</text:span> máš zranění 1 (nesčítá se s <text:span text:style-name="T243">drtiv</text:span><text:span text:style-name="T191">ým stiskem</text:span>).</text:p>
      <text:h text:style-name="P513" text:outline-level="3"><text:bookmark-start text:name="__RefHeading___Toc17432_3085950545"/>Pokročilé válečnické schopnosti<text:bookmark-end text:name="__RefHeading___Toc17432_3085950545"/></text:h>
      <text:list xml:id="list1400139743" text:style-name="L2">
        <text:list-item>
          <text:p text:style-name="P682">Pevný postoj</text:p>
        </text:list-item>
        <text:list-item>
          <text:p text:style-name="P682">Obří skoky</text:p>
        </text:list-item>
        <text:list-item>
          <text:p text:style-name="P682">Boj proti přesile</text:p>
        </text:list-item>
        <text:list-item>
          <text:p text:style-name="P682"><text:soft-page-break/>Boj poslepu</text:p>
        </text:list-item>
        <text:list-item>
          <text:p text:style-name="P682">Hroší kůže</text:p>
        </text:list-item>
        <text:list-item>
          <text:p text:style-name="P682">Zastrašení</text:p>
        </text:list-item>
        <text:list-item>
          <text:p text:style-name="P682">Neohroženost</text:p>
        </text:list-item>
        <text:list-item>
          <text:p text:style-name="P682">Vypětí rychlosti</text:p>
        </text:list-item>
        <text:list-item>
          <text:p text:style-name="P682">Vypětí síly</text:p>
        </text:list-item>
        <text:list-item>
          <text:p text:style-name="P682">Vrh odrazem</text:p>
        </text:list-item>
      </text:list>
      <text:h text:style-name="P531" text:outline-level="4"><text:bookmark-start text:name="__RefHeading___Toc17407_4252866283"/>Pevný <text:span text:style-name="T424">postoj</text:span><text:bookmark-end text:name="__RefHeading___Toc17407_4252866283"/></text:h>
      <text:p text:style-name="P99">Když se pořádně rozkročíš, stojíš pevně jako skála a nehne s tebou ani tažný kůň. <text:span text:style-name="T426">Obyčejní</text:span> protivníci tě tedy nedokáží srazit k zemi, odtáhnout, <text:span text:style-name="T425">ani</text:span> někam zatlačit.</text:p>
      <text:h text:style-name="Heading_20_4" text:outline-level="4"><text:bookmark-start text:name="__RefHeading___Toc17409_4252866283"/>Obří skoky<text:bookmark-end text:name="__RefHeading___Toc17409_4252866283"/></text:h>
      <text:p text:style-name="P49">Vyskočíš dvakrát výše, doskočíš dvakrát dále a bezpečně dopadneš z dvojnásobné výšky než ostatní.</text:p>
      <text:h text:style-name="P532" text:outline-level="4"><text:bookmark-start text:name="__RefHeading___Toc17411_4252866283"/>Boj proti přesile<text:bookmark-end text:name="__RefHeading___Toc17411_4252866283"/></text:h>
      <text:p text:style-name="P67"><text:span text:style-name="T482">/</text:span><text:span text:style-name="T485">* </text:span><text:span text:style-name="T486">Rychlý boj?</text:span><text:span text:style-name="T485"> Dvojitý útok? </text:span><text:span text:style-name="T486">Boj proti přesile?</text:span><text:span text:style-name="T485"> */</text:span></text:p>
      <text:p text:style-name="P68"><text:span text:style-name="T482">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82">)</text:span><text:span text:style-name="T483">. </text:span><text:span text:style-name="T484">Pokud</text:span><text:span text:style-name="T482"> </text:span><text:span text:style-name="T484">tedy</text:span><text:span text:style-name="T482"> útočíš zblízka na dva cíle, házíš si </text:span><text:span text:style-name="T1579">n</text:span><text:span text:style-name="T1580">a útok</text:span><text:span text:style-name="T482"> bez postihu, když na tři cíle, máš postih jen -1 atd.</text:span></text:p>
      <text:h text:style-name="P533" text:outline-level="4"><text:bookmark-start text:name="__RefHeading___Toc17413_4252866283"/><text:soft-page-break/>Boj poslepu<text:bookmark-end text:name="__RefHeading___Toc17413_4252866283"/></text:h>
      <text:p text:style-name="P194"><text:span text:style-name="T482">Když zavřeš oči a spoléháš se na svůj vnitřní hlas, dokážeš vytušit protivníkův útok těsně před tím, než přijde. </text:span><text:span text:style-name="T519">Nepočítáš s</text:span><text:span text:style-name="T523">i</text:span><text:span text:style-name="T519"> nevýhodu za zavázané oči, neviditelného protivníka a podobně. </text:span><text:span text:style-name="T663">Boj poslepu</text:span><text:span text:style-name="T519"> také pomáhá za soumraku, </text:span><text:span text:style-name="T524">ve</text:span><text:span text:style-name="T521"> vánic</text:span><text:span text:style-name="T524">i</text:span><text:span text:style-name="T521">,</text:span><text:span text:style-name="T519"> v temném podzemí osvětleném pouze lucernou a podobně. Pokud se totiž šero vztahuje na oba protivníky stejně, výhodu </text:span><text:span text:style-name="T525">nemá</text:span><text:span text:style-name="T519"> žádný z nich. </text:span><text:span text:style-name="T523">S touto schopností</text:span><text:span text:style-name="T519"> </text:span><text:span text:style-name="T520">jsi na tom </text:span><text:span text:style-name="T523">ale</text:span><text:span text:style-name="T520"> lépe, </text:span><text:span text:style-name="T525">takže si ji počítáš</text:span><text:span text:style-name="T519">. </text:span><text:span text:style-name="T664">Boj poslepu</text:span><text:span text:style-name="T522"> ti ovšem neumožňuje vidět. Když na tebe nikdo neútočí, nemůžeš ho použít.</text:span></text:p>
      <text:h text:style-name="P529" text:outline-level="4"><text:bookmark-start text:name="__RefHeading___Toc17415_4252866283"/>Hroší kůže<text:bookmark-end text:name="__RefHeading___Toc17415_4252866283"/></text:h>
      <text:p text:style-name="P69">Tvoje kůže je <text:span text:style-name="T427">tuhá</text:span> a na omak hrubá. Když bojuješ beze zbroje, snižuješ si zranění o 1, jako kdybys měl lehkou zbroj. Když bojuješ v <text:span text:style-name="T876">lehké</text:span> zbroji, snižuješ si zranění o 2 <text:span text:style-name="T884">můžeš si vybrat, jestli si budeš házet </text:span><text:span text:style-name="T200">na obranu</text:span><text:span text:style-name="T884"> Fyzičkou nebo Finesou</text:span>. Na boj v těžké zbroji nemá <text:span text:style-name="T191">hroší kůže</text:span> vliv.</text:p>
      <text:h text:style-name="P529" text:outline-level="4"><text:bookmark-start text:name="__RefHeading___Toc17417_4252866283"/>Zastrašení<text:bookmark-end text:name="__RefHeading___Toc17417_4252866283"/></text:h>
      <text:p text:style-name="P464">Dokážeš svým nepřátelům nahnat strach, jako kdyby čelili ztělesnění Smrti.<text:line-break/><text:tab/><text:span text:style-name="T42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79">n</text:span><text:span text:style-name="T1580">a útok</text:span><text:span text:style-name="T422"> a nemůžeš použít </text:span><text:span text:style-name="T196">plnou obranu</text:span><text:span text:style-name="T428">. Zastrašovat můžeš i před bojem.</text:span></text:p>
      <text:h text:style-name="P529" text:outline-level="4"><text:bookmark-start text:name="__RefHeading___Toc17419_4252866283"/><text:soft-page-break/>Neohroženost<text:bookmark-end text:name="__RefHeading___Toc17419_4252866283"/></text:h>
      <text:p text:style-name="P32">Máš pro strach uděláno. Nepůsobí na tebe válečnická schopnost <text:span text:style-name="T191">zastrašení.</text:span> <text:span text:style-name="T423">Magicky způsobený strach na tebe působí jen jedno následující kolo</text:span>.</text:p>
      <text:h text:style-name="P534" text:outline-level="4"><text:bookmark-start text:name="__RefHeading___Toc17421_4252866283"/>Vypětí rychlosti<text:bookmark-end text:name="__RefHeading___Toc17421_4252866283"/></text:h>
      <text:p text:style-name="P98"><text:span text:style-name="T925">Zhruba minutu udržíš krok s koněm v trysku (běžíš tedy dvojnásobnou rychlostí). Zopakovat podobný výkon zvládneš až po několika minutách odpočinku.<text:line-break/><text:tab/>Účinek </text:span><text:span text:style-name="T226">vypětí rychlosti</text:span><text:span text:style-name="T925"> se násobí s magickým </text:span><text:span text:style-name="T194">zrychlení</text:span><text:span text:style-name="T195">m</text:span><text:span text:style-name="T419">. Když na tebe tedy někdo sešle kouzlo </text:span><text:span text:style-name="T194">rychlost</text:span><text:span text:style-name="T419"> nebo vypiješ stejnojmenný lektvar a přitom použiješ tuto schopnost, poběžíš čtyřikrát rychleji.</text:span></text:p>
      <text:h text:style-name="P535" text:outline-level="4"><text:bookmark-start text:name="__RefHeading___Toc17423_4252866283"/>Vypětí síly<text:bookmark-end text:name="__RefHeading___Toc17423_4252866283"/></text:h>
      <text:p text:style-name="P48"><text:span text:style-name="T433">Dokážeš jednorázově vyvinout nadlidskou sílu</text:span><text:span text:style-name="T431">. </text:span><text:span text:style-name="T433">Můžeš takto například zvednout břemeno o váze dospělého býka a někam ho odnést, vyrazit dveře, vyhrát soutěž v páce, nebo třeba hodit oštěpem na </text:span><text:span text:style-name="T320">dlouhou vzdálenost</text:span><text:span text:style-name="T433">. Vydržíš to nejvýše několik minut.</text:span><text:span text:style-name="T431"> Jakmile polevíš, vypětí končí </text:span><text:span text:style-name="T433">a znovu můžeš podobný výkon zopakovat až po několika minutách odpočinku.</text:span></text:p>
      <text:h text:style-name="P536" text:outline-level="4"><text:bookmark-start text:name="__RefHeading___Toc17425_4252866283"/>Vrh odrazem<text:bookmark-end text:name="__RefHeading___Toc17425_4252866283"/></text:h>
      <text:p text:style-name="P101">Dokážeš hodit speciální vrhací disk <text:span text:style-name="T886">(čakram)</text:span> tak, aby se odr<text:span text:style-name="T925">ážel</text:span> a zasáhnul <text:span text:style-name="T925">tak více cílů</text:span>. <text:span text:style-name="T927">Počítáš si obvyklý postih za /* TODO: odkaz na kapitolu Útok na více cílů */ a můžeš si ho snížit za </text:span><text:span text:style-name="T228">boj proti přesile</text:span><text:span text:style-name="T927">. Když se čakram odrazí alespoň třikrát a všechny cíle zasáhne, vrátí se zpět k tobě a zase ho chytíš. Odrazem můžeš obejít kryt.</text:span></text:p>
      <text:p text:style-name="P102">/<text:span text:style-name="T887">* TODO: Čakram bude těžká vrhací zbraň (zranění 2). </text:span><text:span text:style-name="T433">*/</text:span></text:p>
      <text:h text:style-name="P514" text:outline-level="3"><text:bookmark-start text:name="__RefHeading___Toc17434_3085950545"/><text:soft-page-break/><text:span text:style-name="T434">Mistrovské</text:span><text:span text:style-name="T433"> válečnické schopnosti</text:span><text:bookmark-end text:name="__RefHeading___Toc17434_3085950545"/></text:h>
      <text:list xml:id="list4047223228" text:style-name="L3">
        <text:list-item>
          <text:p text:style-name="P683">Bojové šílenství</text:p>
        </text:list-item>
        <text:list-item>
          <text:p text:style-name="P683">Útok z obrany</text:p>
        </text:list-item>
        <text:list-item>
          <text:p text:style-name="P683">Regenerace</text:p>
        </text:list-item>
        <text:list-item>
          <text:p text:style-name="P683">Odolnost proti mrazu</text:p>
        </text:list-item>
        <text:list-item>
          <text:p text:style-name="P683">Odolnost proti ohni</text:p>
        </text:list-item>
        <text:list-item>
          <text:p text:style-name="P683">Odolnost proti jedům</text:p>
        </text:list-item>
        <text:list-item>
          <text:p text:style-name="P683">Potlačení paralýzy</text:p>
        </text:list-item>
        <text:list-item>
          <text:p text:style-name="P683">Železné pěsti</text:p>
        </text:list-item>
        <text:list-item>
          <text:p text:style-name="P684">Srážení střel</text:p>
        </text:list-item>
      </text:list>
      <text:h text:style-name="Heading_20_4" text:outline-level="4"><text:bookmark-start text:name="__RefHeading___Toc17427_4252866283"/>Bojové šílenství<text:bookmark-end text:name="__RefHeading___Toc17427_4252866283"/></text:h>
      <text:p text:style-name="P46">Když ti v boji životy klesnou na nul<text:span text:style-name="T420">u</text:span> nebo níž, nejsi <text:span text:style-name="T191">vyřazený</text:span>. Místo toho u tebe propukne bojové šílenství. <text:span text:style-name="T420">Začneš strašlivě řvát, od úst ti půjde pěna a vrhneš se jako bouře na nepřátele. Nebudeš při tom vnímat, co ti kdo říká, a nezastavíš se, dokud nebudou všichni nepřátelé </text:span><text:span text:style-name="T193">mrtví</text:span><text:span text:style-name="T420"> nebo sám upadneš do </text:span><text:span text:style-name="T193">bezvědomí</text:span><text:span text:style-name="T325"> </text:span><text:span text:style-name="T326">(tedy když tvé životy klesnou na -6 nebo níž)</text:span><text:span text:style-name="T325">.<text:line-break/><text:tab/>N</text:span><text:span text:style-name="T334">a 9. úrovni si vybíráš mezi </text:span><text:span text:style-name="T199">bojovým šílenstvím</text:span><text:span text:style-name="T334"> a </text:span><text:span text:style-name="T199">útokem z obrany</text:span><text:span text:style-name="T334">. Můžeš tedy mít jen jednu z těchto dvou schopností.</text:span></text:p>
      <text:h text:style-name="Heading_20_4" text:outline-level="4"><text:bookmark-start text:name="__RefHeading___Toc17429_4252866283"/><text:soft-page-break/><text:span text:style-name="T325">Ú</text:span><text:span text:style-name="T324">tok z obrany</text:span><text:bookmark-end text:name="__RefHeading___Toc17429_4252866283"/></text:h>
      <text:p text:style-name="Text_20_body">Když protivníka přehodíš svým hodem <text:span text:style-name="Emphasis">na obranu</text:span>, v dalším kole máš proti němu výhodu (+1). <text:span text:style-name="T227">Útok z obrany</text:span><text:span text:style-name="T926"> můžeš použít spolu s </text:span><text:span text:style-name="T227">plnou obranou</text:span><text:span text:style-name="T926">.</text:span><text:line-break/><text:tab/><text:span text:style-name="T325">N</text:span><text:span text:style-name="T334">a 9. úrovni si vybíráš mezi </text:span><text:span text:style-name="T199">bojovým šílenstvím</text:span><text:span text:style-name="T334"> a </text:span><text:span text:style-name="T199">útokem z obrany</text:span><text:span text:style-name="T334">. Můžeš tedy mít jen jednu z těchto dvou schopností.</text:span></text:p>
      <text:h text:style-name="Heading_20_4" text:outline-level="4"><text:bookmark-start text:name="__RefHeading___Toc17431_4252866283"/>Regenerace<text:bookmark-end text:name="__RefHeading___Toc17431_4252866283"/></text:h>
      <text:p text:style-name="P33"><text:span text:style-name="T1695">Několika hlubokými nádechy a výdechy dokážeš ve svém těle spustit zrychlenou regeneraci zranění. </text:span><text:span text:style-name="T407"><text:s/></text:span><text:span text:style-name="T404">Z</text:span><text:span text:style-name="T407">abere </text:span><text:span text:style-name="T404">to</text:span><text:span text:style-name="T407"> jedno kolo, kdy neházíš </text:span><text:span text:style-name="T1586">n</text:span><text:span text:style-name="T1587">a útok</text:span><text:span text:style-name="T407"> a nemůžeš použít </text:span><text:span text:style-name="T322">plnou obranu</text:span><text:span text:style-name="T402">, </text:span><text:span text:style-name="T408">můžeš to ale udělat</text:span><text:span text:style-name="T409"> i před bojem.</text:span><text:span text:style-name="T1695"> Po několik následujících minut si každé kolo vyléčíš 1 život. Pokud tě tedy v průběhu někdo nedorazí, skončíš s plnými životy a bez vážných zranění.</text:span><text:span text:style-name="T341"> Znovu můžeš </text:span><text:span text:style-name="T248">regeneraci</text:span><text:span text:style-name="T341"> použít až </text:span><text:span text:style-name="T346">po hodině odpočinku</text:span><text:span text:style-name="T341">.</text:span></text:p>
      <text:h text:style-name="P537" text:outline-level="4"><text:bookmark-start text:name="__RefHeading___Toc17433_4252866283"/>Odolnost proti <text:span text:style-name="T430">mrazu</text:span><text:bookmark-end text:name="__RefHeading___Toc17433_4252866283"/></text:h>
      <text:p text:style-name="P47">Můžeš si bez nepohodlí zaplavat v ledové vodě, <text:span text:style-name="T432">nebo třeba v krutých mrazech bez následků strávit noc bez </text:span><text:span text:style-name="T431">přikrývky a</text:span><text:span text:style-name="T432"> oblečení. </text:span><text:span text:style-name="T431">Obdržené zranění </text:span><text:span text:style-name="T475">mrazem</text:span><text:span text:style-name="T431"> si snižuješ o 1.</text:span></text:p>
      <text:h text:style-name="P537" text:outline-level="4"><text:bookmark-start text:name="__RefHeading___Toc17435_4252866283"/>Odolnost proti <text:span text:style-name="T430">ohni</text:span><text:bookmark-end text:name="__RefHeading___Toc17435_4252866283"/></text:h>
      <text:p text:style-name="P100"><text:span text:style-name="T435">M</text:span><text:span text:style-name="T431">ůžeš bez obav stát na rozžhavených uhlících </text:span><text:span text:style-name="T435">a rozpálená poušť je pro tebe příjemná jako jarní louka. Obdržené zranění </text:span><text:span text:style-name="T450">ohněm</text:span><text:span text:style-name="T435"> si snižuješ o 1.</text:span></text:p>
      <text:h text:style-name="P538" text:outline-level="4"><text:bookmark-start text:name="__RefHeading___Toc17437_4252866283"/>Odolnost proti jedům<text:bookmark-end text:name="__RefHeading___Toc17437_4252866283"/></text:h>
      <text:p text:style-name="P34">Máš přirozenou odolnost proti <text:span text:style-name="T479">toxickým</text:span> substancím. K hodu na odolávání <text:span text:style-name="T875">jedům</text:span> si počítáš +2.</text:p>
      <text:h text:style-name="P539" text:outline-level="4"><text:bookmark-start text:name="__RefHeading___Toc17439_4252866283"/><text:soft-page-break/>Potlačení paralýzy<text:bookmark-end text:name="__RefHeading___Toc17439_4252866283"/></text:h>
      <text:p text:style-name="P465"><text:span text:style-name="T403">K</text:span><text:span text:style-name="T402">rátkým </text:span><text:span text:style-name="T404">zatnutím všech svalů v těle</text:span><text:span text:style-name="T402"> dokážeš potlačit účinky paralýzy. </text:span><text:span text:style-name="T404">Z</text:span><text:span text:style-name="T402">abere </text:span><text:span text:style-name="T404">to</text:span><text:span text:style-name="T402"> jedno kolo, kdy neházíš </text:span><text:span text:style-name="T1586">n</text:span><text:span text:style-name="T1587">a útok</text:span><text:span text:style-name="T402"> a nemůžeš použít </text:span><text:span text:style-name="T319">plnou obranu</text:span><text:span text:style-name="T402">.</text:span></text:p>
      <text:h text:style-name="P540" text:outline-level="4"><text:bookmark-start text:name="__RefHeading___Toc17441_4252866283"/><text:span text:style-name="T429">Železné </text:span>pěsti<text:bookmark-end text:name="__RefHeading___Toc17441_4252866283"/></text:h>
      <text:p text:style-name="P133"><text:span text:style-name="T402">Máš pěsti tvrdé jako ocel. Můžeš </text:span><text:span text:style-name="T405">klidně</text:span><text:span text:style-name="T402"> holýma rukama mlátit do skály, aniž by sis ublížil. Při boji beze zbraně máš zranění 1.</text:span></text:p>
      <text:h text:style-name="P541" text:outline-level="4"><text:bookmark-start text:name="__RefHeading___Toc17443_4252866283"/>Srážení střel<text:bookmark-end text:name="__RefHeading___Toc17443_4252866283"/></text:h>
      <text:p text:style-name="P132"><text:span text:style-name="T402">Mečem nebo jinou vhodnou zbraní dokážeš srážet střely v letu. Při </text:span><text:span text:style-name="T319">plné obraně</text:span><text:span text:style-name="T402"> proti projektilům si místo výhody (+1) počítáš bonus +2.</text:span></text:p>
      <text:h text:style-name="P508" text:outline-level="2"><text:bookmark-start text:name="__RefHeading___Toc17436_3085950545"/><text:span text:style-name="T21">H</text:span><text:span text:style-name="T20">raničář</text:span><text:bookmark-end text:name="__RefHeading___Toc17436_3085950545"/></text:h>
      <text:p text:style-name="P28">TODO: Zrušit u mimosmyslovek pravidlo, že jsou na X. té úrovni. Budou to standardní pokročilé dovednosti, jen s tím, že na pokročilých úrovních můžeš mít jen jednu z nich a na mistrovských dvě.</text:p>
      <text:p text:style-name="P208"><text:span text:style-name="T20">TODO: Vymyslet víc schopností, které posilují zvířecího společníka, nebo s ním nějak interagují (jako </text:span><text:span text:style-name="T1">zapůjčení</text:span><text:span text:style-name="T20">).</text:span></text:p>
      <text:p text:style-name="P154"><text:span text:style-name="T20">TODO: Vysvětlení, co se míní pod pojmem </text:span><text:span text:style-name="T1">zvíře</text:span><text:span text:style-name="T20"> (možná odkaz na příslušnou kapitolu do bestiáře).</text:span></text:p>
      <text:h text:style-name="P515" text:outline-level="3"><text:bookmark-start text:name="__RefHeading___Toc17438_3085950545"/>Základní hraničářské schopnosti<text:bookmark-end text:name="__RefHeading___Toc17438_3085950545"/></text:h>
      <text:list xml:id="list3823907294" text:style-name="L4">
        <text:list-item text:start-value="1">
          <text:p text:style-name="P685">Lehký spánek</text:p>
        </text:list-item>
        <text:list-item>
          <text:p text:style-name="P686">Řeč zvířat</text:p>
        </text:list-item>
        <text:list-item>
          <text:p text:style-name="P685"><text:soft-page-break/>Zvířecí společník</text:p>
        </text:list-item>
        <text:list-item>
          <text:p text:style-name="P685">Lehký krok</text:p>
        </text:list-item>
        <text:list-item>
          <text:p text:style-name="P685">Hojivý dotyk</text:p>
        </text:list-item>
        <text:list-item>
          <text:p text:style-name="P685">Orientační smysl</text:p>
        </text:list-item>
      </text:list>
      <text:h text:style-name="P542" text:outline-level="4"><text:bookmark-start text:name="__RefHeading___Toc17445_4252866283"/>Lehký spánek<text:bookmark-end text:name="__RefHeading___Toc17445_4252866283"/></text:h>
      <text:p text:style-name="P24">Když spíš, můžeš na cokoliv reagovat stejně, jako kdybys byl vzhůru a měl pouze zavřené oči.</text:p>
      <text:h text:style-name="P543" text:outline-level="4"><text:bookmark-start text:name="__RefHeading___Toc17447_4252866283"/>Řeč zvířat<text:bookmark-end text:name="__RefHeading___Toc17447_4252866283"/></text:h>
      <text:p text:style-name="P27"><text:span text:style-name="T851">Umíš klást zvířatům otázky a z jejich chování vyčíst jednoduché odpovědi. </text:span><text:span text:style-name="T852">Zvíře dokáže „mluvit“ jen o tom, čemu samo rozumí. </text:span><text:span text:style-name="T853">Může ti tedy například říct, kolik osob vidělo a jestli je zná, ale neřekne ti, o čem si povídali, protože lidské řeči nerozumí. </text:span><text:span text:style-name="T860">Dokážeš také</text:span><text:span text:style-name="T853"> volat hlasem </text:span><text:span text:style-name="T860">různých zvířat a tím je přivolat nebo zaplašit</text:span><text:span text:style-name="T859">.</text:span></text:p>
      <text:p text:style-name="Example_20_Header">Příklad:</text:p>
      <text:p text:style-name="Example"><text:span text:style-name="T861">Katka:</text:span><text:span text:style-name="T480"> „Zavyju jako vlk a počkám, až nějaký přiběhne.“</text:span></text:p>
      <text:p text:style-name="Example"><text:span text:style-name="T861">Pán jeskyně:</text:span><text:span text:style-name="T480"> „Trvalo to asi pět minut. Z lesa vyšel starý, šedý vlk. Ostražitě si tě prohlíží.“</text:span></text:p>
      <text:p text:style-name="Example"><text:span text:style-name="T861">Katka:</text:span><text:span text:style-name="T480"> „Zavrčím na něj: </text:span><text:span text:style-name="T711">‚Viděl jsi dnes nějaké dvojnožce?‘</text:span><text:span text:style-name="T480">“</text:span></text:p>
      <text:p text:style-name="Example"><text:span text:style-name="T861">Pán jeskyně:</text:span><text:span text:style-name="T480"> „Vlk vycenil tesáky, pak otočil hlavou na východ.“</text:span></text:p>
      <text:h text:style-name="P544" text:outline-level="4"><text:bookmark-start text:name="__RefHeading___Toc17449_4252866283"/>Zvířecí společník<text:bookmark-end text:name="__RefHeading___Toc17449_4252866283"/></text:h>
      <text:p text:style-name="P142"><text:span text:style-name="T512">B</text:span><text:span text:style-name="T511">ěhem několika dní </text:span><text:span text:style-name="T512">dokážeš</text:span><text:span text:style-name="T507"> s </text:span><text:span text:style-name="T512">jedním</text:span><text:span text:style-name="T507"> zvířetem vytvořit zvláštní pouto, </text:span><text:span text:style-name="T512">díky němuž b</text:span><text:span text:style-name="T507">ude rozumět složitým slovním příkazům stejně dobře jako člověk. Stále ale nebude umět mluvit, takže pokud ho například někam pošleš, nedokáže ti říct, co tam vidělo.<text:line-break/></text:span><text:soft-page-break/><text:span text:style-name="T507"><text:tab/>V jednu chvíli můžeš mít jen jednoho zvířecího společníka. </text:span><text:span text:style-name="T508">Zvíře, které si vybereš, musí mít </text:span><text:span text:style-name="T513">svou</text:span><text:span text:style-name="T508"> nejvyšší Vlastnost menší než ty. </text:span><text:span text:style-name="T527">Můžeš si vybrat mládě, které teprve doroste – na tom, kdy se mu budou zvyšovat vlastnosti a životy, se domluv s Pánem jeskyně. Vždy ale musí platit, že jeho nejvyšší Vlastnost je nižší než tvoje.</text:span></text:p>
      <text:p text:style-name="P142"><text:span text:style-name="T508">/</text:span><text:span text:style-name="T526">*</text:span><text:span text:style-name="T508"> </text:span><text:span text:style-name="T509">Na tvého zvířecího společníka nepůsobí schopnosti jako </text:span><text:span text:style-name="T657">přivolání zvířat</text:span><text:span text:style-name="T509"> </text:span><text:span text:style-name="T526">(</text:span><text:span text:style-name="T509">a různé uspávání bestie a podobně, až budou</text:span><text:span text:style-name="T526">)</text:span><text:span text:style-name="T509">.<text:line-break/>- </text:span><text:span text:style-name="T526">přivolání zvířat jsem zrušil, takže to už nedává smysl. </text:span><text:span text:style-name="T509">*/</text:span></text:p>
      <text:p text:style-name="P141"><text:span text:style-name="T509">/</text:span><text:span text:style-name="T510">* TODO: Zvážit, jestli je třeba omezit velikost, tj. životy. Úplně nutné to ale asi není. */</text:span></text:p>
      <text:p text:style-name="P25"><text:span text:style-name="T854">/</text:span><text:span text:style-name="T855">* TODO: Sjednotit a zjednodušit pravidla pro zvířecí společníky, summony, metamorfózu a podobně */</text:span></text:p>
      <text:p text:style-name="P25"><text:span text:style-name="T855">/</text:span><text:span text:style-name="T856">* TODO: Dát sem pár příkladů zvířat (+ staty). */</text:span></text:p>
      <text:p text:style-name="P25"><text:span text:style-name="T856">/</text:span><text:span text:style-name="T858">* TODO: Příklad použití – Naria někam pošle svého psa, nebo tak něco */</text:span></text:p>
      <text:h text:style-name="P545" text:outline-level="4"><text:bookmark-start text:name="__RefHeading___Toc17451_4252866283"/>Lehk<text:span text:style-name="T929">ý krok</text:span><text:bookmark-end text:name="__RefHeading___Toc17451_4252866283"/></text:h>
      <text:p text:style-name="P29"><text:span text:style-name="T857">Dokážeš chodit</text:span><text:span text:style-name="T856"> po </text:span><text:span text:style-name="T857">čerstvě napadaném</text:span><text:span text:style-name="T856"> sněhu</text:span><text:span text:style-name="T857">,</text:span><text:span text:style-name="T856"> bažině, </text:span><text:span text:style-name="T857">tekutém písku a podobně, aniž by se probořil</text:span><text:span text:style-name="T856">. </text:span><text:span text:style-name="T857">Nemůžeš ale v takovém terénu běhat a nemůžeš při tom nést moc těžký náklad, například jinou postavu.</text:span></text:p>
      <text:h text:style-name="P546" text:outline-level="4"><text:bookmark-start text:name="__RefHeading___Toc17453_4252866283"/>Hojivý dotyk<text:bookmark-end text:name="__RefHeading___Toc17453_4252866283"/></text:h>
      <text:p text:style-name="P147">/<text:span text:style-name="T961">* Tohle by asi nemělo jít multiclassovat. Nebo jo? I když, asi proč ne, aspoň bude víc možností, jak mít v družině léčitele. */</text:span></text:p>
      <text:p text:style-name="P144"><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7" text:outline-level="4"><text:bookmark-start text:name="__RefHeading___Toc17455_4252866283"/>Orientační smysl<text:bookmark-end text:name="__RefHeading___Toc17455_4252866283"/></text:h>
      <text:p text:style-name="P45"><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5" text:outline-level="3"><text:bookmark-start text:name="__RefHeading___Toc17440_3085950545"/>Pokročilé hraničářské schopnosti<text:bookmark-end text:name="__RefHeading___Toc17440_3085950545"/></text:h>
      <text:list xml:id="list3475758682" text:style-name="L5">
        <text:list-item>
          <text:p text:style-name="P687">Jistá ruka</text:p>
        </text:list-item>
        <text:list-item>
          <text:p text:style-name="P688">Ochrana před <text:span text:style-name="T1152">nepohodou</text:span></text:p>
        </text:list-item>
        <text:list-item>
          <text:p text:style-name="P688">Odstranění únavy</text:p>
        </text:list-item>
        <text:list-item>
          <text:p text:style-name="P689">Příkaz na dálku</text:p>
        </text:list-item>
        <text:list-item>
          <text:p text:style-name="P688">Předpovídání počasí</text:p>
        </text:list-item>
        <text:list-item>
          <text:p text:style-name="P688">Falešné stopy</text:p>
        </text:list-item>
        <text:list-item>
          <text:p text:style-name="P688">Zpomalení jedu</text:p>
        </text:list-item>
        <text:list-item>
          <text:p text:style-name="P688">Průzkumný projektil</text:p>
        </text:list-item>
        <text:list-item>
          <text:p text:style-name="P690">Podprahové zvuky</text:p>
        </text:list-item>
        <text:list-item>
          <text:p text:style-name="P691">Převzetí otravy</text:p>
        </text:list-item>
      </text:list>
      <text:h text:style-name="Heading_20_4" text:outline-level="4"><text:bookmark-start text:name="__RefHeading___Toc17457_4252866283"/><text:soft-page-break/><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8" text:outline-level="4"><text:bookmark-start text:name="__RefHeading___Toc17459_4252866283"/>Ochrana před <text:span text:style-name="T1156">nepohodou</text:span><text:bookmark-end text:name="__RefHeading___Toc17459_4252866283"/></text:h>
      <text:p text:style-name="P195"><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53">ohněm</text:span><text:span text:style-name="T88"> nebo </text:span><text:span text:style-name="T476">mrazem</text:span><text:span text:style-name="T88"> to nemá vliv. Ochrana trvá, dokud nepohoda neskončí.</text:span></text:p>
      <text:h text:style-name="P549" text:outline-level="4"><text:bookmark-start text:name="__RefHeading___Toc17461_4252866283"/>Odstranění únavy<text:bookmark-end text:name="__RefHeading___Toc17461_4252866283"/></text:h>
      <text:p text:style-name="P188">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49">několika probdělých</text:span> dnech přestanou účinkovat úplně.</text:p>
      <text:h text:style-name="P550" text:outline-level="4"><text:bookmark-start text:name="__RefHeading___Toc17463_4252866283"/>Příkaz na dálku<text:bookmark-end text:name="__RefHeading___Toc17463_4252866283"/></text:h>
      <text:p text:style-name="P205">Můžeš dát svému zvířecímu společníkovi nové příkazy nehledě na to, jak je od tebe daleko. On se je pak pokusí vyplnit, jak nejlépe umí. Když ho takto přivoláš k sobě, dokáže tě vždy najít.</text:p>
      <text:h text:style-name="P551" text:outline-level="4"><text:bookmark-start text:name="__RefHeading___Toc17465_4252866283"/>Předpovídání počasí<text:bookmark-end text:name="__RefHeading___Toc17465_4252866283"/></text:h>
      <text:p text:style-name="P199"><text:span text:style-name="T1136">D</text:span>okážeš přesně určit, jak dlouho vydrží stávající počasí a co přijde po něm.</text:p>
      <text:p text:style-name="P487"><text:soft-page-break/>Příklad:</text:p>
      <text:p text:style-name="P497"><text:span text:style-name="T879">Katka</text:span><text:span text:style-name="T878">:</text:span> <text:span text:style-name="T324">„</text:span><text:span text:style-name="T343">Zvednu hlavu a chvíli zadumaně pozorouju oblohu.</text:span><text:span text:style-name="T244"> ‚</text:span><text:span text:style-name="T191">Musíme rychle najít úkryt, za hodinu přijde bouře.‘</text:span><text:span text:style-name="T324">“</text:span></text:p>
      <text:h text:style-name="P552" text:outline-level="4"><text:bookmark-start text:name="__RefHeading___Toc17467_4252866283"/>Falešné stopy<text:bookmark-end text:name="__RefHeading___Toc17467_4252866283"/></text:h>
      <text:p text:style-name="P198"><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553" text:outline-level="4"><text:bookmark-start text:name="__RefHeading___Toc17469_4252866283"/>Zpomalení jedu<text:bookmark-end text:name="__RefHeading___Toc17469_4252866283"/></text:h>
      <text:p text:style-name="P145">Když se dotkneš otrávené <text:span text:style-name="T1157">osoby</text:span>, můžeš prodloužit latenci jedu <text:span text:style-name="T1158">až</text:span> o jeden den – <text:span text:style-name="T967">z</text:span>ískáš tím více času na to, abys našel protijed. Dotyčný po tuto dobu také přestane pociťovat příznaky otravy. <text:span text:style-name="T1159">Každý jed je možno zpomalit jen jednou.</text:span></text:p>
      <text:h text:style-name="P554" text:outline-level="4"><text:bookmark-start text:name="__RefHeading___Toc17471_4252866283"/>Průzkumný projektil<text:bookmark-end text:name="__RefHeading___Toc17471_4252866283"/></text:h>
      <text:p text:style-name="P143">/<text:span text:style-name="T960">* Původně: Vidoucí střela, Pozorovací projektil */</text:span></text:p>
      <text:p text:style-name="P153">Když při výstřelu nebo hodu nějakým předmětem zavřeš oči, uvidíš to, co bys viděl, kdybys byl tímto projektilem. Můžeš se takto například rozhlédnout nad koruny stromů, nahlédnout za hradby a podobně.</text:p>
      <text:p text:style-name="P143"><text:span text:style-name="T981">/* Orbit: </text:span><text:span text:style-name="T974">Tohle je fakt divnost, dyt ma zapujceni a nekolik podobnych abilit..<text:line-break/>- </text:span><text:span text:style-name="T975">true, ale zapůjčení teď bude mistrovská schopnost a tohle bude pokročilá, takže to snad dává větší smysl.</text:span> <text:span text:style-name="T980">*/</text:span></text:p>
      <text:h text:style-name="P555" text:outline-level="4"><text:bookmark-start text:name="__RefHeading___Toc17473_4252866283"/><text:soft-page-break/><text:span text:style-name="T1160">Podprahové</text:span> zvuky<text:bookmark-end text:name="__RefHeading___Toc17473_4252866283"/></text:h>
      <text:p text:style-name="P203">Dokážeš vydávat takřka neslyšitelné uklidňující <text:span text:style-name="T1160">nebo dráždivé</text:span> zvuky. <text:span text:style-name="T96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60">o co se snažíš</text:span>.</text:p>
      <text:p text:style-name="P203">/* TODO: <text:span text:style-name="T966">Kroll, pes, kudůk? */</text:span></text:p>
      <text:p text:style-name="P203">/* TODO: Doplnit rasu s vylepšeným sluchem */</text:p>
      <text:p text:style-name="P203">/<text:span text:style-name="T1155">* TODO: Příklad použití na humanoidy. Ideálně s tím, že jeden z nich je kroll a zachová se jinak než ostatní. */</text:span></text:p>
      <text:h text:style-name="P556" text:outline-level="4"><text:bookmark-start text:name="__RefHeading___Toc17475_4252866283"/>Převzetí otravy<text:bookmark-end text:name="__RefHeading___Toc17475_4252866283"/></text:h>
      <text:p text:style-name="P206">Když se dotkneš <text:span text:style-name="T1162">někoho otráveného, dokážeš způsobit, že veškeré jedy v jeho těle přestanou působit na na něj a začnou místo toho působit na tebe. Všem znovu začne doba latence a až skončí, budeš si házet na odolání.</text:span></text:p>
      <text:h text:style-name="P516" text:outline-level="3"><text:bookmark-start text:name="__RefHeading___Toc17442_3085950545"/>Mistrovské hraničářské schopnosti<text:bookmark-end text:name="__RefHeading___Toc17442_3085950545"/></text:h>
      <text:list xml:id="list161538145134437" text:continue-list="list3475758682" text:style-name="L5">
        <text:list-item text:start-value="1">
          <text:p text:style-name="P688">Telekineze</text:p>
        </text:list-item>
        <text:list-item>
          <text:p text:style-name="P688">Pyrokineze</text:p>
        </text:list-item>
        <text:list-item>
          <text:p text:style-name="P688">Telepatie</text:p>
        </text:list-item>
        <text:list-item>
          <text:p text:style-name="P688">Cit pro nadpřirozeno</text:p>
        </text:list-item>
        <text:list-item>
          <text:p text:style-name="P688">Očistná meditace</text:p>
        </text:list-item>
        <text:list-item>
          <text:p text:style-name="P688">Uhrančivý pohled</text:p>
        </text:list-item>
        <text:list-item>
          <text:p text:style-name="P688"><text:soft-page-break/>Ochrana před bouří</text:p>
        </text:list-item>
        <text:list-item>
          <text:p text:style-name="P688">Zmámení zvířete</text:p>
        </text:list-item>
        <text:list-item>
          <text:p text:style-name="P688">Vějířový výstřel</text:p>
        </text:list-item>
        <text:list-item>
          <text:p text:style-name="P688">Zapůjčení</text:p>
        </text:list-item>
        <text:list-item>
          <text:p text:style-name="P692">Sledov<text:span text:style-name="T480">ání </text:span><text:span text:style-name="T864">stopy</text:span></text:p>
        </text:list-item>
      </text:list>
      <text:h text:style-name="P557" text:outline-level="4"><text:bookmark-start text:name="__RefHeading___Toc17477_4252866283"/>Telekineze<text:bookmark-end text:name="__RefHeading___Toc17477_4252866283"/></text:h>
      <text:p text:style-name="P200"><text:span text:style-name="T191">Dosah:</text:span> <text:span text:style-name="T955">krátká vzdálenost</text:span></text:p>
      <text:p text:style-name="P200"><text:span text:style-name="T954">Pomocí </text:span><text:span text:style-name="T236">soustředění</text:span> <text:span text:style-name="T954">můžeš pomalu </text:span>hýbat předměty. <text:span text:style-name="T958">Nemáš ale moc velkou sílu a obratnost – představ si to, jako kdybys to dělal jednou nataženou rukou</text:span>. <text:span text:style-name="T958">Nemůžeš tedy takto dost dobře šermovat mečem, ale můžeš třeba otočit klíčem v zámku.</text:span><text:line-break/><text:tab/><text:span text:style-name="T325">N</text:span><text:span text:style-name="T334">a </text:span><text:span text:style-name="T345">9</text:span><text:span text:style-name="T334">. úrovni si vybíráš mezi </text:span><text:span text:style-name="T237">telekinezí</text:span><text:span text:style-name="T342">,</text:span><text:span text:style-name="T334"> </text:span><text:span text:style-name="T237">pyrokinezí</text:span><text:span text:style-name="T334"> a </text:span><text:span text:style-name="T237">telepatií</text:span><text:span text:style-name="T334">. Můžeš tedy mít jen jednu z těchto </text:span><text:span text:style-name="T342">tří</text:span><text:span text:style-name="T334"> schopností.</text:span><text:line-break/><text:tab/></text:p>
      <text:h text:style-name="P557" text:outline-level="4"><text:bookmark-start text:name="__RefHeading___Toc17479_4252866283"/>Pyrokineze<text:bookmark-end text:name="__RefHeading___Toc17479_4252866283"/></text:h>
      <text:p text:style-name="P200"><text:span text:style-name="T191">Dosah:</text:span> <text:span text:style-name="T955">krátká vzdálenost<text:line-break/></text:span><text:span text:style-name="T239">Rozsah:</text:span><text:span text:style-name="T955"> 1 cíl</text:span></text:p>
      <text:p text:style-name="P202"><text:span text:style-name="T954">Dokážeš zapálit oheň </text:span><text:span text:style-name="T236">soustředění</text:span><text:span text:style-name="T241">m</text:span>. Živé tvory <text:span text:style-name="T236">pyrokineze</text:span> přímo nezraňuje, <text:span text:style-name="T959">můžeš jim ale například zapálit oblečení – následné plameny je zraňovat budou</text:span>. <text:span text:style-name="T1163">Zapálené šaty hoří 3 kola, každé kolo zraňují za 3kz </text:span><text:span text:style-name="T451">oh</text:span><text:span text:style-name="T457">něm</text:span><text:span text:style-name="T959"> (odečítá se Zbroj) a dají se uhasit za jedno kolo.</text:span><text:line-break/><text:tab/><text:span text:style-name="T325">N</text:span><text:span text:style-name="T334">a </text:span><text:span text:style-name="T345">9</text:span><text:span text:style-name="T334">. úrovni si vybíráš mezi </text:span><text:span text:style-name="T237">telekinezí</text:span><text:span text:style-name="T342">,</text:span><text:span text:style-name="T334"> </text:span><text:span text:style-name="T237">pyrokinezí</text:span><text:span text:style-name="T334"> a </text:span><text:span text:style-name="T237">telepatií</text:span><text:span text:style-name="T334">. Můžeš tedy mít jen jednu z těchto </text:span><text:span text:style-name="T342">tří</text:span><text:span text:style-name="T334"> schopností.</text:span></text:p>
      <text:p text:style-name="P201"><text:span text:style-name="T334">/</text:span><text:span text:style-name="T344">* Jak dlouho to hoří? Mělo by to být asi stejné jako u Vzplanutí */</text:span></text:p>
      <text:h text:style-name="P557" text:outline-level="4"><text:bookmark-start text:name="__RefHeading___Toc17481_4252866283"/><text:soft-page-break/>Tele<text:span text:style-name="T956">patie</text:span><text:bookmark-end text:name="__RefHeading___Toc17481_4252866283"/></text:h>
      <text:p text:style-name="P200"><text:span text:style-name="T191">Dosah:</text:span> <text:span text:style-name="T955">krátká vzdálenost<text:line-break/></text:span><text:span text:style-name="T239">Rozsah:</text:span><text:span text:style-name="T955"> 1 cíl</text:span></text:p>
      <text:p text:style-name="P62"><text:span text:style-name="T957">Můžeš </text:span>s někým „mluvit“ v myšlenkách. <text:span text:style-name="T957">Spojení je obousměrné, slyšíš myšlenky cíle a on slyší tvoje.</text:span> <text:span text:style-name="T957">Dokud se budeš </text:span><text:span text:style-name="T238">soustředit</text:span><text:span text:style-name="T957">,</text:span> <text:span text:style-name="T95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25">N</text:span><text:span text:style-name="T334">a </text:span><text:span text:style-name="T345">9</text:span><text:span text:style-name="T334">. úrovni si vybíráš mezi </text:span><text:span text:style-name="T237">telekinezí</text:span><text:span text:style-name="T342">,</text:span><text:span text:style-name="T334"> </text:span><text:span text:style-name="T237">pyrokinezí</text:span><text:span text:style-name="T334"> a </text:span><text:span text:style-name="T237">telepatií</text:span><text:span text:style-name="T334">. Můžeš tedy mít jen jednu z těchto </text:span><text:span text:style-name="T342">tří</text:span><text:span text:style-name="T334"> schopností.</text:span></text:p>
      <text:h text:style-name="P558" text:outline-level="4"><text:bookmark-start text:name="__RefHeading___Toc17483_4252866283"/>Cit pro nadpřirozeno<text:bookmark-end text:name="__RefHeading___Toc17483_4252866283"/></text:h>
      <text:p text:style-name="P196"><text:span text:style-name="T1151">Krátkým pozorováním</text:span> libovolného živého tvora <text:span text:style-name="T973">poznáš</text:span>, <text:span text:style-name="T973">zda</text:span> je <text:span text:style-name="T973">to magický tvor, jestli je </text:span>ovlivněn <text:span text:style-name="T973">nějakou</text:span> magií<text:span text:style-name="T973"> (působí na něj kouzlo, lektvar nebo magický předmět) a zda ho někdo ovládá nějakou schopností. Nepoznáš ale, co přesně je zač, ani kdo ho ovlivňuje a čím.</text:span></text:p>
      <text:h text:style-name="P559" text:outline-level="4"><text:bookmark-start text:name="__RefHeading___Toc17485_4252866283"/><text:soft-page-break/>Očistná meditace<text:bookmark-end text:name="__RefHeading___Toc17485_4252866283"/></text:h>
      <text:p text:style-name="P152">Když <text:span text:style-name="T968">se zastavíš,</text:span> zavřeš oči <text:span text:style-name="T191">soustředíš</text:span> <text:span text:style-name="T982">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61">Pokud se sám nebudeš chovat agresivně,</text:span> <text:span text:style-name="T1161">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51">Když ve vichřici, tajfunu, písečné bouři, větrné smršti, bouři na moři a podobně roztočíš frčák*, rozestoupí <text:span text:style-name="T972">se</text:span> a vytvoří <text:span text:style-name="T972">kolem tebe</text:span> kapsu klidného vzduchu, <text:span text:style-name="T983">kterou můžeš následně pomalu rozšířit na potřebnou velikost.</text:span> Ochrana trvá, dokud <text:span text:style-name="T1154">bouře</text:span> neskončí.</text:p>
      <text:p text:style-name="Example">* Frčák je zvláštně tvarovaný kus dřeva <text:span text:style-name="T970">na provaze</text:span>. <text:span text:style-name="T964">P</text:span>ři točení vydává charakteristický bzučivý zvuk.</text:p>
      <text:h text:style-name="P560" text:outline-level="4"><text:bookmark-start text:name="__RefHeading___Toc17491_4252866283"/>Zmámení zvířete<text:bookmark-end text:name="__RefHeading___Toc17491_4252866283"/></text:h>
      <text:p text:style-name="P149">Když budeš zhruba minutu mluvit k <text:span text:style-name="T971">nějakému</text:span> <text:span text:style-name="T191">zvířeti</text:span>, zkrotíš ho natolik, že se k tobě začne lísat a nechá se od tebe hladit <text:span text:style-name="T969">či</text:span> drbat. Dokud nepolevíš v <text:span text:style-name="T191">soustředění</text:span>, v rámci svých schopností vyplní <text:span text:style-name="T1153">všechny tvé příkazy</text:span>. <text:span text:style-name="T1153">Může tedy pro tebe například bojovat, něco ti přinést, někam tě dovést a podobně</text:span>.<text:line-break/><text:tab/><text:span text:style-name="T963">Není možné zmámit zvíře, které ovládá někdo jiný, nebo se kterým má někdo vytvořené pouto díky schopnosti </text:span><text:span text:style-name="T240">zvířecí společník</text:span><text:span text:style-name="T963">.</text:span></text:p>
      <text:p text:style-name="P150"><text:span text:style-name="T962">/* Je potřeba omezení síly zvířete? Je to mistrovská schopnost, takže asi ne. Když někdo zmámí slona, ať si to užije :-</text:span><text:span text:style-name="T902">)</text:span><text:span text:style-name="T962"> */</text:span></text:p>
      <text:h text:style-name="P561" text:outline-level="4"><text:bookmark-start text:name="__RefHeading___Toc17493_4252866283"/><text:soft-page-break/>Vějířový <text:span text:style-name="T947">výstřel</text:span><text:bookmark-end text:name="__RefHeading___Toc17493_4252866283"/></text:h>
      <text:p text:style-name="P466"><text:span text:style-name="T439">D</text:span><text:span text:style-name="T437">okážeš účinně vystřelit </text:span><text:span text:style-name="T439">z luku</text:span><text:span text:style-name="T437"> až tři šípy najednou, </text:span><text:span text:style-name="T440">každý na jiný cíl</text:span><text:span text:style-name="T437">. </text:span><text:span text:style-name="T321">Na ú</text:span><text:span text:style-name="T323">tok</text:span><text:span text:style-name="T438"> si házíš bez postihu.</text:span> Nabít tři šípy najednou <text:span text:style-name="T438">ti ale zabere jedno kolo, kdy si neházíš </text:span><text:span text:style-name="T1586">n</text:span><text:span text:style-name="T1587">a útok</text:span><text:span text:style-name="T438"> a nemůžeš použít </text:span><text:span text:style-name="T321">plnou obranu</text:span><text:span text:style-name="T438">.</text:span></text:p>
      <text:h text:style-name="P562" text:outline-level="4"><text:bookmark-start text:name="__RefHeading___Toc17495_4252866283"/><text:span text:style-name="T723">Z</text:span><text:span text:style-name="T712">apůjčení</text:span><text:bookmark-end text:name="__RefHeading___Toc17495_4252866283"/></text:h>
      <text:p text:style-name="P116"><text:span text:style-name="T642">Dosah:</text:span><text:span text:style-name="T733"> </text:span><text:span text:style-name="T791">dohled </text:span><text:span text:style-name="T798">nebo </text:span><text:span text:style-name="T665">zvířecí společník</text:span><text:span text:style-name="T733"><text:line-break/></text:span><text:span text:style-name="T658">Rozsah:</text:span><text:span text:style-name="T783"> 1 zvíře</text:span></text:p>
      <text:p text:style-name="P197"><text:span text:style-name="T790">Díky </text:span><text:span text:style-name="T659">zapůjčení</text:span><text:span text:style-name="T712"> </text:span><text:span text:style-name="T789">u</text:span><text:span text:style-name="T712">vidíš, </text:span><text:span text:style-name="T789">u</text:span><text:span text:style-name="T712">slyšíš a </text:span><text:span text:style-name="T789">u</text:span><text:span text:style-name="T712">cítíš vše, co vidí, slyší a cítí </text:span><text:span text:style-name="T639">zvíře</text:span><text:span text:style-name="T712">, </text:span><text:span text:style-name="T797">na které jsi pohlédnul</text:span><text:span text:style-name="T712">.</text:span><text:span text:style-name="T734"> </text:span><text:span text:style-name="T788">N</text:span><text:span text:style-name="T734">emůžeš </text:span><text:span text:style-name="T787">ale </text:span><text:span text:style-name="T734">ovlivnit, co bude dělat</text:span><text:span text:style-name="T712">. </text:span><text:span text:style-name="T792">N</text:span><text:span text:style-name="T787">evnímáš vlastními smysly (nevidíš, neslyšíš, necítíš </text:span><text:span text:style-name="T788">pachy</text:span><text:span text:style-name="T794">)</text:span><text:span text:style-name="T788">, </text:span><text:span text:style-name="T793">s</text:span><text:span text:style-name="T787">tále ale cítíš vlastní bolest – když tě tedy někdo zraní, dá ti facku a podobně, můžeš na to reagovat.</text:span></text:p>
      <text:p text:style-name="P496"><text:span text:style-name="T658">Zvířetem</text:span><text:span text:style-name="T783"> se míní například </text:span><text:span text:style-name="T785">kůň, </text:span><text:span text:style-name="T783">vlk, had, sokol, ryba a podobně</text:span><text:span text:style-name="T784">,</text:span><text:span text:style-name="T783"> nikoliv ork, člověk, drak nebo zombie.</text:span></text:p>
      <text:p text:style-name="P204"><text:span text:style-name="T712">Svého </text:span><text:span text:style-name="T639">zvířecího společníka</text:span><text:span text:style-name="T712"> si můžeš </text:span><text:span text:style-name="T639">zapůjčit</text:span><text:span text:style-name="T712"> na libovolnou vzdálenost, nemusíš ho vidět. Díky zvláštnímu poutu, které s ním máš, </text:span><text:span text:style-name="T799">bude toto</text:span><text:span text:style-name="T712"> </text:span><text:span text:style-name="T797">spojení </text:span><text:span text:style-name="T712">silnější – tvoje mysl splyne s jeho, staneš se napůl zvířetem a napůl inteligentním tvorem. </text:span><text:span text:style-name="T799">Budeš </text:span><text:span text:style-name="T800">tedy</text:span><text:span text:style-name="T799"> moci určovat, co bude dělat, na tvoje myšlení ale budou mít vliv jeho pudy a instinkty.</text:span><text:span text:style-name="T712"> Pro tvoje vlastní tělo platí to samé, co při běžném </text:span><text:span text:style-name="T639">zapůjčení</text:span><text:span text:style-name="T712">.</text:span></text:p>
      <text:p text:style-name="P197"><text:span text:style-name="T783">/</text:span><text:span text:style-name="T786">* TODO: Kategorie tvorů v bestiáři. */</text:span></text:p>
      <text:p text:style-name="P197"><text:span text:style-name="T786">/</text:span><text:span text:style-name="T793">* TODO: Sjednotit, co znamená </text:span><text:span text:style-name="T660">zvíře</text:span><text:span text:style-name="T793">. Asi to napsat na začátek hraničáře a do bestiáře. */</text:span></text:p>
      <text:p text:style-name="Example_20_Header">Příklad:</text:p>
      <text:p text:style-name="Example"><text:span text:style-name="T843">Pavel:</text:span><text:span text:style-name="T712"> </text:span><text:span text:style-name="T639">„Nario, mohla bys ten skřetí tábor nejdřív očíhnout, ať víme, co tam můžeme čekat?“</text:span></text:p>
      <text:p text:style-name="Example"><text:soft-page-break/><text:span text:style-name="T843">Katka:</text:span><text:span text:style-name="T712"> „</text:span><text:span text:style-name="T639">‚</text:span><text:span text:style-name="T903">To bych určitě mohla. Dejte na mě zatím pozor, budu chvíli mimo.</text:span><text:span text:style-name="T639">‘</text:span><text:span text:style-name="T712"> Zapůjčím si svého psa a vyrazím na výzvědy.“</text:span></text:p>
      <text:p text:style-name="Example"><text:span text:style-name="T843">Pán jeskyně:</text:span><text:span text:style-name="T712"> „Po cestě tě zaujal pach čerstvé mršiny.“</text:span></text:p>
      <text:p text:style-name="Example"><text:span text:style-name="T843">Katka:</text:span><text:span text:style-name="T712">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682">stopy</text:span></text:span></text:span><text:bookmark-end text:name="__RefHeading___Toc17497_4252866283"/></text:h>
      <text:p text:style-name="P54">Pokud máš něčí osobní předmět, kus jeho oblečení nebo část jeho těla (chomáč vlasů, krůpěj krve a podobně), dokážeš jeho stopu sledovat i poslepu a ztratíš ji jen ve vzduchu nebo na hluboké vodě. Zloděje používajícího schopnost <text:span text:style-name="T191">chůze beze stop</text:span> sledovat nedokážeš.</text:p>
      <text:h text:style-name="P509" text:outline-level="2"><text:bookmark-start text:name="__RefHeading___Toc17444_3085950545"/>Alchymista<text:bookmark-end text:name="__RefHeading___Toc17444_3085950545"/></text:h>
      <text:p text:style-name="P295">/* TODO: Víc škaredých věcí, které alchymista může na někoho házet. Třeba lahvičky s kyselinou... */</text:p>
      <text:p text:style-name="P339">Alchymista <text:span text:style-name="T1751">vyrábí</text:span> <text:span text:style-name="T1742">kouzelné</text:span> lektvary, <text:span text:style-name="T1741">výbušniny</text:span> a jiné užitečné předměty.</text:p>
      <text:h text:style-name="P517" text:outline-level="3"><text:bookmark-start text:name="__RefHeading___Toc17446_3085950545"/>Laboratoř a aparatura<text:bookmark-end text:name="__RefHeading___Toc17446_3085950545"/></text:h>
      <text:p text:style-name="P273">Ke studiu <text:span text:style-name="T1731">alchymie</text:span> a k výrobě kouzelných předmětů potřebuješ <text:span text:style-name="T1769">drahé a křehké vybavení: </text:span>baňky, křivule, <text:span text:style-name="T1732">zkumavky, tyglíky,</text:span> destilační <text:span text:style-name="T1757">kolonu</text:span>, kahany, skleněné tyčinky a <text:span text:style-name="T1769">podobně</text:span>.<text:line-break/><text:tab/><text:span text:style-name="T1756">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756">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64"><text:span text:style-name="T1737">Středobodem a</text:span>lchymi<text:span text:style-name="T1736">e je práce</text:span> s energií, <text:span text:style-name="T1739">která se přirozeně vyskytuje</text:span> v <text:span text:style-name="T1740">magických surovinách</text:span>. <text:span text:style-name="T1738">Říkáme jí m</text:span>agenergi<text:span text:style-name="T1738">e</text:span> <text:span text:style-name="T1738">a </text:span>měří <text:span text:style-name="T1738">se</text:span> v mazích. <text:span text:style-name="T1734">J</text:span>eden mag je nejmenší množství magenergie, ze kterého j<text:span text:style-name="T1735">d</text:span>e něco vyrobit.</text:p>
      <text:h text:style-name="Heading_20_3" text:outline-level="3"><text:bookmark-start text:name="__RefHeading___Toc17450_3085950545"/>Magické suroviny<text:bookmark-end text:name="__RefHeading___Toc17450_3085950545"/></text:h>
      <text:p text:style-name="P269"><text:span text:style-name="T1752">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52">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70">Běžné magické suroviny můžeš nakoupit u obchodníků nebo od jiných alchymistů. Obvyklá cena je 1 zlatý za 1 mag. <text:span text:style-name="T1744">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47">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70">Jsou dva způsoby, jak zjistit, jestli něco obsahuje magenergii: <text:span text:style-name="T1770">vypít</text:span> <text:span text:style-name="T191">lektvar vidění magenergie</text:span> nebo <text:span text:style-name="T1745">provést důkladný rozbor</text:span>. <text:span text:style-name="T1746">Na ten potřebuješ alchymistickou aparaturu a trvá několik desítek minut.</text:span><text:line-break/><text:tab/><text:span text:style-name="T1753">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71">Alchymistické předměty se vyrábí podle složitých předpisů zapsan<text:span text:style-name="T1760">ých </text:span>obvykle na svitcích nebo v alchymistických knihách. <text:span text:style-name="T1733">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761">Studium</text:span> receptů<text:bookmark-end text:name="__RefHeading___Toc17503_4252866283"/></text:h>
      <text:p text:style-name="P272">Vyrobit <text:span text:style-name="T1755">něco přímo</text:span> podle receptu zapsaného na svitku nebo v knize je velice zdlouhavý a náročn<text:span text:style-name="T1754">ý</text:span> proces. <text:span text:style-name="T1759">Můžeš to ale výrazně zrychlit, když postup nejdřív důkladně probádáš a zjednodušíš – říkáme pak, že ses příslušný recept naučil.</text:span></text:p>
      <text:list xml:id="list4048290692"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91">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92">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428052433" text:style-name="L7">
        <text:list-item>
          <text:p text:style-name="P697"><text:span text:style-name="T1758">K výrobě předmětu podle receptu, který neumíš,</text:span> <text:span text:style-name="T1758">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63">V jednu chvíli může na jednu osobu působit jen jeden lektvar. Když vypije další, ten předchozí přestane účinkovat.</text:p>
      <text:p text:style-name="P263">/* TODO: Tohle by možná spíš mělo být v kapitole o magii, magických předmětech nebo tak. I když tady se to asi hodí zmínit taky. */</text:p>
      <text:h text:style-name="P518" text:outline-level="3"><text:bookmark-start text:name="__RefHeading___Toc17468_3085950545"/><text:span text:style-name="T1129">Základní alchymistické r</text:span>ecepty<text:bookmark-end text:name="__RefHeading___Toc17468_3085950545"/></text:h>
      <text:list xml:id="list2910578482"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3" text:outline-level="4"><text:bookmark-start text:name="__RefHeading___Toc17509_4252866283"/>Lektvar vidění magenergie<text:bookmark-end text:name="__RefHeading___Toc17509_4252866283"/></text:h>
      <text:p text:style-name="P13">Lektvar</text:p>
      <text:p text:style-name="P275"><text:span text:style-name="T7">S</text:span><text:span text:style-name="T5">uroviny:</text:span><text:span text:style-name="T27">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74"><text:span text:style-name="T145">P</text:span><text:span text:style-name="T138">o vypití tohoto lektvaru uvidíš modrou záři kolem </text:span><text:span text:style-name="T157">magických surovin a předmětů vyrobených alchymistou</text:span><text:span text:style-name="T138">. </text:span><text:span text:style-name="T158">Vidět jsou i „nezpracované“ suroviny. Živý zlobr tedy bude například modře zářit, protože jeho krev je vzácná magická surovina. </text:span><text:span text:style-name="T159">Lektvary, tinktury a ostatní výrobky jsou vidět i po použití, ale pouze po dobu působení. </text:span><text:span text:style-name="T160">Když tedy například někdo vypije </text:span><text:span text:style-name="T135">léčivý lektvar</text:span><text:span text:style-name="T160">, </text:span><text:span text:style-name="T161">bude</text:span><text:span text:style-name="T160"> několik minut </text:span><text:span text:style-name="T161">zářit</text:span><text:span text:style-name="T160">.</text:span></text:p>
      <text:h text:style-name="P564" text:outline-level="4"><text:bookmark-start text:name="__RefHeading___Toc17511_4252866283"/><text:span text:style-name="T1710">Lektvar o</text:span>hniv<text:span text:style-name="T1709">ého</text:span> dech<text:span text:style-name="T1709">u</text:span><text:bookmark-end text:name="__RefHeading___Toc17511_4252866283"/></text:h>
      <text:p text:style-name="P11">Lektvar</text:p>
      <text:p text:style-name="P230"><text:span text:style-name="T191">Suroviny:</text:span> 1 mag<text:line-break/><text:span text:style-name="T191">Útok:</text:span> Finesa + k6<text:line-break/><text:span text:style-name="T191">Zranění:</text:span> 4kz <text:span text:style-name="T448">ohněm</text:span> (odečítá se Zbroj)<text:line-break/><text:span text:style-name="T255">Působení</text:span><text:span text:style-name="T191">:</text:span> několik minut</text:p>
      <text:p text:style-name="P233"><text:soft-page-break/>Po dobu působení dokážeš vydechovat oheň. Ohnivým dechem můžeš útočit <text:span text:style-name="T1743">na protivníky v </text:span><text:span text:style-name="T261">kontaktní vzdálenosti</text:span>, něco zapálit a podobně.</text:p>
      <text:h text:style-name="P565" text:outline-level="4"><text:bookmark-start text:name="__RefHeading___Toc17513_4252866283"/><text:span text:style-name="T1710">Lektvar mrazivého</text:span> dech<text:span text:style-name="T1709">u</text:span><text:bookmark-end text:name="__RefHeading___Toc17513_4252866283"/></text:h>
      <text:p text:style-name="P11">Lektvar</text:p>
      <text:p text:style-name="P232"><text:span text:style-name="T191">Suroviny:</text:span> 1 mag<text:line-break/><text:span text:style-name="T191">Útok:</text:span> Finesa + k6<text:line-break/><text:span text:style-name="T191">Zranění:</text:span> 4kz <text:span text:style-name="T477">mrazem</text:span> (odečítá se Zbroj)<text:line-break/><text:span text:style-name="T255">Působení</text:span><text:span text:style-name="T191">:</text:span> několik minut</text:p>
      <text:p text:style-name="P236">Po dobu působení dokážeš vydechovat mráz. Mrazivým dechem můžeš útočit <text:span text:style-name="T1743">na protivníky v </text:span><text:span text:style-name="T261">kontaktní vzdálenosti</text:span>, něco <text:span text:style-name="T1743">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6"><text:span text:style-name="T191">Suroviny:</text:span> 1 mag</text:p>
      <text:p text:style-name="P156"><text:span text:style-name="T1134">Po několika minutách odpočinku ti v</text:span>yléčí <text:span text:style-name="T1133">3kz + 2</text:span> životů. <text:span text:style-name="T1130">Další </text:span><text:span text:style-name="T242">léčivý lektvar</text:span><text:span text:style-name="T1130"> na tebe bude účinkovat až poté, co se doléčíš do plných životů.</text:span></text:p>
      <text:h text:style-name="P566" text:outline-level="4"><text:bookmark-start text:name="__RefHeading___Toc17517_4252866283"/>Vyprošťovák<text:bookmark-end text:name="__RefHeading___Toc17517_4252866283"/></text:h>
      <text:p text:style-name="Text_20_body">/<text:span text:style-name="T1711">* Původně Megacloumák */</text:span></text:p>
      <text:p text:style-name="P179"><text:span text:style-name="T191">Suroviny:</text:span><text:span text:style-name="T324"> 1 mag</text:span></text:p>
      <text:p text:style-name="P241"><text:soft-page-break/><text:span text:style-name="T984">Tato hustá, silně zapáchající tekutina </text:span><text:span text:style-name="T1009">odpudivé chuti</text:span><text:span text:style-name="T984"> je obzvláště účinný životabudič. </text:span><text:span text:style-name="T1017">O</text:span><text:span text:style-name="T1009">kamžitě </text:span><text:span text:style-name="T1017">tě</text:span><text:span text:style-name="T1009"> p</text:span><text:span text:style-name="T1112">robere z </text:span><text:span text:style-name="T1113">bezv</text:span><text:span text:style-name="T1051">ědomí</text:span><text:span text:style-name="T989"> </text:span><text:span text:style-name="T1010">a</text:span><text:span text:style-name="T989"> </text:span><text:span text:style-name="T984">odstraní</text:span><text:span text:style-name="T988"> ochromení </text:span><text:span text:style-name="T1032">(paralýzu)</text:span><text:span text:style-name="T988">, </text:span><text:span text:style-name="T1008">kocovinu</text:span><text:span text:style-name="T988"> </text:span><text:span text:style-name="T1112">a</text:span><text:span text:style-name="T988"> křeče</text:span><text:span text:style-name="T989">. </text:span><text:span text:style-name="T1033">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6"><text:span text:style-name="T191">Suroviny:</text:span> 1 mag</text:p>
      <text:p text:style-name="P167"><text:span text:style-name="T1069">Lakmusový papírek</text:span><text:span text:style-name="T1034"> o</text:span><text:span text:style-name="T990">dhalí</text:span><text:span text:style-name="T989"> složení </text:span><text:span text:style-name="T991">a účinky</text:span><text:span text:style-name="T989"> jakékoliv kapaliny. </text:span><text:span text:style-name="T1019">Každý je na jedno použití.</text:span></text:p>
      <text:h text:style-name="Heading_20_4" text:outline-level="4"><text:bookmark-start text:name="__RefHeading___Toc17521_4252866283"/>Dýmovnice<text:bookmark-end text:name="__RefHeading___Toc17521_4252866283"/></text:h>
      <text:p text:style-name="P158"><text:span text:style-name="T1046">Suroviny:</text:span><text:span text:style-name="T1076"> 1 mag<text:line-break/></text:span><text:span text:style-name="T1046">Trvání </text:span><text:span text:style-name="T1070">kouře</text:span><text:span text:style-name="T1046">:</text:span><text:span text:style-name="T986"> </text:span><text:span text:style-name="T1003">n</text:span><text:span text:style-name="T987">ěkolik minut</text:span></text:p>
      <text:p text:style-name="P191"><text:span text:style-name="T987">D</text:span><text:span text:style-name="T984">ýmovnice je velká asi jako vlašský ořech. Po nárazu </text:span><text:span text:style-name="T1012">se z ní začnou valit oblaka hustého dýmu, ve kterém je vidět jen na </text:span><text:span text:style-name="T1052">kontaktní vzdálenost</text:span><text:span text:style-name="T1012">. Dým blokuje i </text:span><text:span text:style-name="T1052">infravidění</text:span><text:span text:style-name="T1012">, </text:span><text:span text:style-name="T1052">ultrasluch</text:span><text:span text:style-name="T1012"> ale funguje normálně. Je zcela neškodný.</text:span></text:p>
      <text:h text:style-name="P567" text:outline-level="4"><text:bookmark-start text:name="__RefHeading___Toc17523_4252866283"/>V<text:span text:style-name="T480">ýbušn</text:span><text:span text:style-name="T866">ý projektil</text:span><text:bookmark-end text:name="__RefHeading___Toc17523_4252866283"/></text:h>
      <text:p text:style-name="P64"><text:span text:style-name="T7">S</text:span><text:span text:style-name="T5">uroviny:</text:span><text:span text:style-name="T27"> 1 mag<text:line-break/></text:span><text:span text:style-name="T17">Účinek</text:span><text:span text:style-name="T6">: </text:span><text:span text:style-name="T42">sn</text:span><text:span text:style-name="T45">íží</text:span><text:span text:style-name="T42"> zranění zbraně o </text:span><text:span text:style-name="T45">jedna </text:span><text:span text:style-name="T47">(nejhůř na nulu)</text:span><text:span text:style-name="T42">, </text:span><text:span text:style-name="T45">ale přidá</text:span><text:span text:style-name="T28"> </text:span><text:span text:style-name="T42">4</text:span><text:span text:style-name="T29">kz </text:span><text:span text:style-name="T1138">drtivé</text:span><text:span text:style-name="T1140">ho</text:span><text:span text:style-name="T28"> </text:span><text:span text:style-name="T45">zranění</text:span></text:p>
      <text:p text:style-name="P66"><text:span text:style-name="T53">Tento projektil</text:span><text:span text:style-name="T26">, na rozdíl od obyčejných šípů či šipek, má hlavici s třaskavou rozbuškou a výbušninou. </text:span><text:span text:style-name="T48">Při zásahu hlasitě exploduje.</text:span><text:span text:style-name="T26"> Můžeš takto vyrobit například výbušn</text:span><text:span text:style-name="T53">ý</text:span><text:span text:style-name="T26"> šíp do luku, šipk</text:span><text:span text:style-name="T53">u</text:span><text:span text:style-name="T26"> do kuš</text:span><text:span text:style-name="T53">e</text:span><text:span text:style-name="T26">, vrhací šipk</text:span><text:span text:style-name="T53">u, </text:span><text:span text:style-name="T54">kuličku do praku</text:span><text:span text:style-name="T26"> a podobně.</text:span><text:span text:style-name="T29"> </text:span><text:span text:style-name="T42">Při zásahu si počítáš zranění zbraně o 1 nižší (</text:span><text:span text:style-name="T47">nejhůř</text:span><text:span text:style-name="T42"> nula), poté si ale hodíš další 4kz přidaného </text:span><text:span text:style-name="T1138">drtivé</text:span><text:span text:style-name="T1139">ho</text:span><text:span text:style-name="T42"> zranění.</text:span></text:p>
      <text:p text:style-name="Example_20_Header"><text:soft-page-break/><text:span text:style-name="T41">P</text:span><text:span text:style-name="T26">říklad:</text:span></text:p>
      <text:p text:style-name="Example"><text:span text:style-name="T26">Naria si ve městě koupila tři výbušné šípy. V boji se skřetím náčelníkem jeden z nich použije. </text:span><text:span text:style-name="T3">Na ú</text:span><text:span text:style-name="T19">tok</text:span><text:span text:style-name="T26">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3">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4">takže </text:span><text:span text:style-name="T43">náčelník je výbuchem zraněn </text:span><text:span text:style-name="T44">jen</text:span><text:span text:style-name="T43"> za 1. Celkem je tedy zraněn za 4 životy a válí se na zemi.</text:span></text:p>
      <text:h text:style-name="P567" text:outline-level="4"><text:bookmark-start text:name="__RefHeading___Toc17525_4252866283"/><text:span text:style-name="T846">Zápaln</text:span><text:span text:style-name="T866">ý</text:span><text:span text:style-name="T845"> </text:span><text:span text:style-name="T866">projektil</text:span><text:bookmark-end text:name="__RefHeading___Toc17525_4252866283"/></text:h>
      <text:p text:style-name="P65"><text:span text:style-name="T7">S</text:span><text:span text:style-name="T5">uroviny:</text:span><text:span text:style-name="T27"> 1 mag<text:line-break/></text:span><text:span text:style-name="T17">Účinek:</text:span><text:span text:style-name="T45"> </text:span><text:span text:style-name="T46">s</text:span><text:span text:style-name="T45">níží zranění zbraně o 2 </text:span><text:span text:style-name="T47">(nejhůře na nulu)</text:span><text:span text:style-name="T45">, ale další 3 kola zraňuje za 3kz </text:span><text:span text:style-name="T454">ohněm</text:span><text:span text:style-name="T1166"> (</text:span><text:span text:style-name="T1167">odečítá se Zbroj)</text:span></text:p>
      <text:p text:style-name="P215"><text:span text:style-name="T846">T</text:span><text:span text:style-name="T866">ento</text:span><text:span text:style-name="T846"> </text:span><text:span text:style-name="T866">projektil</text:span><text:span text:style-name="T846">, na rozdíl od obyčejného zápalného šípu, sestává z třaskavé rozbušky a malé ampulky </text:span><text:span text:style-name="T865">hořlaviny</text:span><text:span text:style-name="T846">.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52">ohněm</text:span><text:span text:style-name="T77">.</text:span><text:span text:style-name="T68"> </text:span><text:span text:style-name="T69">Uhašení zabere jedno kolo.</text:span></text:p>
      <text:p text:style-name="P14"><text:span text:style-name="T102">P</text:span><text:span text:style-name="T100">říklad:</text:span></text:p>
      <text:p text:style-name="P502"><text:span text:style-name="T172">Na další výpravě se Naria rozhodla vyzkoušet zápalné šípy. Střílí tentokrát na gobliního šamana.<text:line-break/><text:tab/>Katka hodila </text:span><text:span text:style-name="T1201">n</text:span><text:span text:style-name="T1202">a útok</text:span><text:span text:style-name="T172">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2"><text:tab/>Na začátku dalšího kola hází Katka 3kz na zranění </text:span><text:span text:style-name="T455">ohněm</text:span><text:span text:style-name="T172">. Padne jí 4, 4 a 6, šaman je tedy zraněn za 3 životy. </text:span><text:span text:style-name="T173">Pokud nechce hořet ještě další dvě kola, stráví </text:span><text:span text:style-name="T174">jedno</text:span><text:span text:style-name="T173"> kolo </text:span><text:span text:style-name="T174">hašením</text:span><text:span text:style-name="T173">.<text:line-break/><text:tab/>Pokud by </text:span><text:span text:style-name="T175">ho</text:span><text:span text:style-name="T173"> Naria v dalším kole zasáhla dalším zápalným šípem, nebude si házet dvakrát na zranění </text:span><text:span text:style-name="T455">ohněm</text:span><text:span text:style-name="T173">, místo toho se trvání hoření prodlouží </text:span><text:span text:style-name="T176">opět na</text:span><text:span text:style-name="T173"> 3 kola.</text:span></text:p>
      <text:p text:style-name="P31">/* TODO: Napsat někam do obecných pravidel, že zápalné efekty se nekumulují */</text:p>
      <text:h text:style-name="P568" text:outline-level="4"><text:bookmark-start text:name="__RefHeading___Toc17527_4252866283"/>Petarda<text:bookmark-end text:name="__RefHeading___Toc17527_4252866283"/></text:h>
      <text:p text:style-name="P183"><text:span text:style-name="T191">Suroviny:</text:span><text:span text:style-name="T324"> 1 mag<text:line-break/></text:span><text:span text:style-name="T254">Útok</text:span><text:span text:style-name="T253">:</text:span><text:span text:style-name="T348"> </text:span><text:span text:style-name="T350">Finesa</text:span><text:span text:style-name="T348"> + k6 proti </text:span><text:span text:style-name="T349">Finese</text:span><text:span text:style-name="T324"><text:line-break/></text:span><text:span text:style-name="T250">R</text:span><text:span text:style-name="T249">ozsah:</text:span><text:span text:style-name="T1148"> všichni v </text:span><text:span text:style-name="T249">kontaktní vzdálenosti</text:span><text:span text:style-name="T1148"> od místa výbuchu<text:line-break/></text:span><text:span text:style-name="T249">Účinek:</text:span><text:span text:style-name="T1148">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81">Cíl bude ohlušený tolik kol, kolik proti němu získáš úspěchů. Po tuto dobu bude mít také nevýhodu za potíže s rovnováhou.</text:span></text:p>
      <text:h text:style-name="P569" text:outline-level="4"><text:bookmark-start text:name="__RefHeading___Toc17529_4252866283"/>Magické leštidlo<text:bookmark-end text:name="__RefHeading___Toc17529_4252866283"/></text:h>
      <text:p text:style-name="P240"><text:span text:style-name="T191">Suroviny:</text:span> 1 mag<text:line-break/><text:span text:style-name="T191">Působení:</text:span> několik minut</text:p>
      <text:p text:style-name="P220"><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570" text:outline-level="4"><text:bookmark-start text:name="__RefHeading___Toc17531_4252866283"/>Brčálový extrakt<text:bookmark-end text:name="__RefHeading___Toc17531_4252866283"/></text:h>
      <text:p text:style-name="P238"><text:span text:style-name="T191">Suroviny:</text:span> 1 mag</text:p>
      <text:p text:style-name="P279"><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8" text:outline-level="3"><text:bookmark-start text:name="__RefHeading___Toc17470_3085950545"/><text:span text:style-name="T1129">Pokročilé alchymistické r</text:span>ecepty<text:bookmark-end text:name="__RefHeading___Toc17470_3085950545"/></text:h>
      <text:list xml:id="list294996987"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71" text:outline-level="4"><text:bookmark-start text:name="__RefHeading___Toc17533_4252866283"/>Oslepující kulička<text:bookmark-end text:name="__RefHeading___Toc17533_4252866283"/></text:h>
      <text:p text:style-name="P184"><text:span text:style-name="T250">Suroviny:</text:span><text:span text:style-name="T347"> 1 mag<text:line-break/></text:span><text:span text:style-name="T254">Útok</text:span><text:span text:style-name="T253">:</text:span><text:span text:style-name="T348"> </text:span><text:span text:style-name="T350">Finesa</text:span><text:span text:style-name="T348"> + k6 proti </text:span><text:span text:style-name="T349">Finese<text:line-break/></text:span><text:span text:style-name="T310">Dostřel:</text:span><text:span text:style-name="T394"> střední</text:span><text:span text:style-name="T347"><text:line-break/></text:span><text:span text:style-name="T250">R</text:span><text:span text:style-name="T249">ozsah:</text:span><text:span text:style-name="T1148"> všichni v </text:span><text:span text:style-name="T249">krátké vzdálenosti</text:span><text:span text:style-name="T1148"> od místa výbuchu<text:line-break/></text:span><text:span text:style-name="T249">Účinek:</text:span><text:span text:style-name="T1148"> </text:span><text:span text:style-name="T249">oslepení</text:span><text:span text:style-name="T1148"> na počet kol rovný počtu úspěchů</text:span></text:p>
      <text:p text:style-name="P445"><text:span text:style-name="T251">Oslepující kulička</text:span><text:span text:style-name="T1701"> </text:span>při nárazu vybuchne oslepujícím světlem. Jas je tak silný, že zavření očí nebo odvrácení zraku dá pouze výhodu na odolání, spolehlivě ochrání jen zakrytí očí paží nebo něčím podobným. <text:span text:style-name="T1275">Z</text:span><text:span text:style-name="T1276">asažení</text:span><text:span text:style-name="T481"> bud</text:span><text:span text:style-name="T624">ou</text:span><text:span text:style-name="T481"> oslepen</text:span><text:span text:style-name="T624">i</text:span><text:span text:style-name="T481"> tolik kol, kolik proti n</text:span><text:span text:style-name="T624">i</text:span><text:span text:style-name="T481"> získáš úspěchů.</text:span></text:p>
      <text:h text:style-name="P571" text:outline-level="4"><text:bookmark-start text:name="__RefHeading___Toc17535_4252866283"/>Kýchací prášek<text:bookmark-end text:name="__RefHeading___Toc17535_4252866283"/></text:h>
      <text:p text:style-name="Text_20_body"><text:span text:style-name="T191">Suroviny:</text:span> 1 mag<text:line-break/><text:span text:style-name="T191">Trvání účinků:</text:span> několik minut</text:p>
      <text:p text:style-name="Text_20_body"><text:soft-page-break/><text:span text:style-name="T19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2" text:outline-level="4"><text:bookmark-start text:name="__RefHeading___Toc17537_4252866283"/>Pavoučí vlákno<text:bookmark-end text:name="__RefHeading___Toc17537_4252866283"/></text:h>
      <text:p text:style-name="P235"><text:span text:style-name="T191">Suroviny:</text:span> 1 mag</text:p>
      <text:p text:style-name="Text_20_body"><text:span text:style-name="T191">Pavoučí vlákno</text:span> se uchovává v malé lahvičce. Po otevření z ní lze vytáhnout až 100 metrů jako niť tenkého, ale pevného vlákna – nosnost má jako silné lano. Není hořlavé, ale i malá kapka <text:span text:style-name="T191">magického rozpouštědla</text:span> způsobí, že celé v několika vteřinách beze stopy zmizí.</text:p>
      <text:h text:style-name="P573" text:outline-level="4"><text:bookmark-start text:name="__RefHeading___Toc17539_4252866283"/>Cibulový extrakt<text:bookmark-end text:name="__RefHeading___Toc17539_4252866283"/></text:h>
      <text:p text:style-name="P237"><text:span text:style-name="T191">Suroviny:</text:span> 1 mag<text:line-break/><text:span text:style-name="T256">Útok:</text:span><text:span text:style-name="T1719"> Finesa + k6 proti Finese</text:span><text:line-break/><text:span text:style-name="T256">Rozsah:</text:span><text:span text:style-name="T1719"> všichni v </text:span><text:span text:style-name="T256">kontaktní vzdálenosti</text:span><text:span text:style-name="T1719"> od místa dopadu<text:line-break/></text:span><text:span text:style-name="T256">Účinek:</text:span><text:span text:style-name="T1719"> hlasité kýchání a oslepení na počet kol rovný počtu úspěchů</text:span></text:p>
      <text:p text:style-name="P265"><text:span text:style-name="T351">Vdechnutí výparů z </text:span><text:span text:style-name="T262">c</text:span><text:span text:style-name="T191">ibulov</text:span><text:span text:style-name="T262">ého</text:span><text:span text:style-name="T191"> extrakt</text:span><text:span text:style-name="T262">u</text:span> způsobuje intenzivní slzení. <text:span text:style-name="T1719">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7" text:outline-level="4"><text:bookmark-start text:name="__RefHeading___Toc17541_4252866283"/><text:soft-page-break/><text:span text:style-name="T1686">Tinktura</text:span> proti bolesti<text:bookmark-end text:name="__RefHeading___Toc17541_4252866283"/></text:h>
      <text:p text:style-name="P217"><text:span text:style-name="T7">S</text:span><text:span text:style-name="T5">uroviny:</text:span><text:span text:style-name="T27"> 1 mag<text:line-break/></text:span><text:span text:style-name="T131">A</text:span><text:span text:style-name="T125">plikace:</text:span><text:span text:style-name="T140"> </text:span><text:span text:style-name="T156">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266"><text:span text:style-name="T191">Tinktura proti bolesti</text:span> <text:span text:style-name="T1748">na několik hodin</text:span> <text:span text:style-name="T1137">zcela potlačí</text:span> veškerou bolest. <text:span text:style-name="T1137">Při dlouhodobém užívání vzniká závislost.</text:span></text:p>
      <text:h text:style-name="P574" text:outline-level="4"><text:bookmark-start text:name="__RefHeading___Toc17543_4252866283"/>Éterický olej<text:bookmark-end text:name="__RefHeading___Toc17543_4252866283"/></text:h>
      <text:p text:style-name="P161"><text:span text:style-name="T1046">Suroviny:</text:span><text:span text:style-name="T1076"> 1 mag<text:line-break/></text:span><text:span text:style-name="T1046">Trvání:</text:span><text:span text:style-name="T986"> </text:span><text:span text:style-name="T1039">n</text:span><text:span text:style-name="T987">ěkolik minut</text:span></text:p>
      <text:p text:style-name="Text_20_body">Předměty či tvorové potření <text:span text:style-name="T19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1">éterického oleje</text:span> vystačí na jednu osobu a její vybavení.</text:p>
      <text:h text:style-name="P575" text:outline-level="4"><text:bookmark-start text:name="__RefHeading___Toc17545_4252866283"/>Ohnivá hlína<text:bookmark-end text:name="__RefHeading___Toc17545_4252866283"/></text:h>
      <text:p text:style-name="P207">/* Plošnej efekt nemůže bejt základní recept */</text:p>
      <text:p text:style-name="P165"><text:span text:style-name="T1046">Suroviny:</text:span><text:span text:style-name="T1076"> </text:span><text:span text:style-name="T1104">3</text:span><text:span text:style-name="T1076"> mag</text:span><text:span text:style-name="T1099">y<text:line-break/></text:span><text:span text:style-name="T1064">Dostřel:</text:span><text:span text:style-name="T1086"> </text:span><text:span text:style-name="T1104">krátký<text:line-break/></text:span><text:span text:style-name="T1168">R</text:span><text:span text:style-name="T1169">ozsah:</text:span><text:span text:style-name="T1171"> všechno v </text:span><text:span text:style-name="T1170">kontaktní</text:span><text:span text:style-name="T1169"> vzdálenosti</text:span><text:span text:style-name="T1171"> od </text:span><text:span text:style-name="T1172">cíle</text:span><text:span text:style-name="T1076"><text:line-break/></text:span><text:span text:style-name="T1064">Útok:</text:span><text:span text:style-name="T1086"> Finesa + k6</text:span><text:span text:style-name="T1076"><text:line-break/></text:span><text:span text:style-name="T1048">Zranění:</text:span><text:span text:style-name="T996"> </text:span><text:span text:style-name="T1042">2</text:span><text:span text:style-name="T996">kz </text:span><text:span text:style-name="T456">ohněm</text:span><text:span text:style-name="T1164">, </text:span><text:span text:style-name="T1165">odečítá se Zbroj</text:span></text:p>
      <text:p text:style-name="P267"><text:span text:style-name="T984">Ohnivá hlína je </text:span><text:span text:style-name="T1012">hliněná</text:span><text:span text:style-name="T984"> koule o velikosti slepičího vejce. Při nárazu vybuchne v kouli plamenů, která zasáhne všechno v </text:span><text:span text:style-name="T1045">kontaktní vzdálenosti</text:span><text:span text:style-name="T984"> od místa do</text:span><text:span text:style-name="T1011">padu</text:span><text:span text:style-name="T984">.</text:span></text:p>
      <text:p text:style-name="Example_20_Header"><text:soft-page-break/>Příklad:</text:p>
      <text:p text:style-name="P501">Gorondar se inspiroval Nariinými experimenty a jelikož nepoužívá střelnou zbraň, nakoupil <text:span text:style-name="T191">ohnivou hlínu</text:span>.</text:p>
      <text:p text:style-name="P501"><text:span text:style-name="T1784">Pán jeskyně:</text:span><text:span text:style-name="T1785"> „Chod</text:span><text:span text:style-name="T1786">b</text:span><text:span text:style-name="T1785">ou proti tobě běží tři skřeti. </text:span><text:span text:style-name="T1786">D</text:span><text:span text:style-name="T1785">rží se bok po boku, takže budeš bojovat se všemi současně.“</text:span></text:p>
      <text:p text:style-name="P501"><text:span text:style-name="T1784">Pavel:</text:span><text:span text:style-name="T1785"> „Tak to bych je mohl všechny současně trefit ohnivou hlínou, ne?“</text:span></text:p>
      <text:p text:style-name="P501"><text:span text:style-name="T1784">Pán jeskyně:</text:span><text:span text:style-name="T1785"> „Jo, to nebude problém.“</text:span></text:p>
      <text:p text:style-name="P501"><text:span text:style-name="T1785">Pavel teď hází </text:span><text:span text:style-name="T1771">na ú</text:span><text:span text:style-name="T1774">tok</text:span><text:span text:style-name="T1785">. Finesu má 2 a na kostce mu padlo 3, dohromady má tedy 5. Pán jeskyně hází za každého skřeta zvlášť. Všichni mají Finesu 2 a na kostce mu padlo postupně 1, 5 a 6, takže jejich obrany jsou 3, 7 a 8.</text:span></text:p>
      <text:p text:style-name="P501"><text:span text:style-name="T1784">Pán jeskyně:</text:span><text:span text:style-name="T1785"> „Trefil jsi jen jednoho skřeta, ostatní dva včas uskočili. Hoď si na zranění“.</text:span></text:p>
      <text:p text:style-name="P501"><text:span text:style-name="T1785">Pavel hází </text:span><text:span text:style-name="T1796">2</text:span><text:span text:style-name="T1785">kz </text:span><text:span text:style-name="T1796">na zranění</text:span><text:span text:style-name="T1785">. Padne mu 1 a 6, což dá zranění 1. Spolu s rozdílem hodů je to celkem zranění </text:span><text:span text:style-name="T459">ohněm</text:span><text:span text:style-name="T1785">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65"><text:span text:style-name="T1046">Suroviny:</text:span><text:span text:style-name="T1076"> </text:span><text:span text:style-name="T1099">6</text:span><text:span text:style-name="T1076"> mag</text:span><text:span text:style-name="T1094">ů<text:line-break/></text:span><text:span text:style-name="T1168">R</text:span><text:span text:style-name="T1169">ozsah:</text:span><text:span text:style-name="T1171"> všechno v </text:span><text:span text:style-name="T1170">kontaktní</text:span><text:span text:style-name="T1169"> vzdálenosti</text:span><text:span text:style-name="T1171"> od </text:span><text:span text:style-name="T1173">místa výbuchu</text:span><text:span text:style-name="T1076"><text:line-break/></text:span><text:span text:style-name="T1071">Útok</text:span><text:span text:style-name="T1059">:</text:span><text:span text:style-name="T1080"> 6 </text:span><text:span text:style-name="T1082">+ k6</text:span><text:span text:style-name="T1080"><text:line-break/></text:span><text:span text:style-name="T1048">Zranění:</text:span><text:span text:style-name="T1081"> </text:span><text:span text:style-name="T1085">5</text:span><text:span text:style-name="T1080">kz </text:span><text:span text:style-name="T1141">dr</text:span><text:span text:style-name="T1142">cením</text:span><text:span text:style-name="T1080">, </text:span><text:span text:style-name="T1083">odečítá se Zbroj</text:span></text:p>
      <text:p text:style-name="P280"><text:span text:style-name="T1772">Bomba </text:span><text:span text:style-name="T1777">je koule o velikosti </text:span><text:span text:style-name="T1776">kokosového</text:span><text:span text:style-name="T1777"> ořechu. </text:span><text:span text:style-name="T1778">Používá se obvykle na vyrážení dveří, prorážení slabých stěn a podobně. </text:span><text:span text:style-name="T1779">O</text:span><text:span text:style-name="T411">dpaluje </text:span><text:span text:style-name="T413">se</text:span><text:span text:style-name="T411"> doutnákem. Ten můžeš vyrobit z kusu provazu, nepotřebuješ na to magenergii. </text:span><text:span text:style-name="T414">Jeho d</text:span><text:span text:style-name="T412">élka určuje, </text:span><text:span text:style-name="T413">kolik kol</text:span><text:span text:style-name="T412"> bude hořet </text:span><text:span text:style-name="T415">(nejméně jedno)</text:span><text:span text:style-name="T412">. </text:span><text:span text:style-name="T413">V</text:span><text:span text:style-name="T1782">ýbuch</text:span><text:span text:style-name="T1783"> zasáhne všechno v </text:span><text:span text:style-name="T1775">kontaktní vzdálenosti</text:span><text:span text:style-name="T1782">. Hází se na něj</text:span><text:span text:style-name="T412"> hned na začátku kola.</text:span></text:p>
      <text:p text:style-name="P486"><text:soft-page-break/>Příklad:</text:p>
      <text:p text:style-name="P498">Gorondar s Karou nakukují do velké místnosti, kde právě hoduje obrovský zlobr. Přesně pro podobné případy s sebou tahají bombu. <text:span text:style-name="T1131">Kara do ní zastrčí doutnák ustřižený tak, aby hořel jedno kolo, a zapálí ho o svíčku v lucerně, kterou skrývá pod pláštěm. Gorondar pak bombu pošle po zemi ke zlobrovi.</text:span></text:p>
      <text:p text:style-name="P498"><text:span text:style-name="T410">Pán jeskyně:</text:span><text:span text:style-name="T1679"> „Zlobr si rachotící koule se zapáleným doutnákem samozřejmě všiml. Místo aby uskočil do bezpečí, se ale sehnul, aby ji mohl sebrat. V tu chvíli vybuchla. Pavle, počítej si za to výhodu.“</text:span></text:p>
      <text:p text:style-name="P499"><text:span text:style-name="T878">Pavel:</text:span> „Bomba má <text:span text:style-name="T1805">útok</text:span> 6, na kostce mi padlo 5 a počítám si +1 za to, že se k ní tak ochotně sehnul. Celkem mám 12.“</text:p>
      <text:p text:style-name="P499"><text:span text:style-name="T878">Pán jeskyně:</text:span> „Zlobr má kůži tuhou jako těžká zbroj, brání se tedy Fyzičkou. Tu má 5 a padlo mi 4, dohromady 9. Přehodil jsi ho o 3, máš tedy dva úspěchy. Hoď si zranění.“</text:p>
      <text:p text:style-name="P499">Pán jeskyně se Pavla neptá, co chce za své úspěchy zlobrovi udělat, protože <text:span text:style-name="T1798">Pavel </text:span>si dost dobře nemůže vybrat, co bomba udělá – první úspěch bude určitě představovat zranění.</text:p>
      <text:p text:style-name="P499"><text:span text:style-name="T878">Pavel:</text:span> „Házím <text:span text:style-name="T1749">5</text:span>kz, padlo mi 5, <text:span text:style-name="T1749">3</text:span>, 2, <text:span text:style-name="T1749">1</text:span> a 1. Zranění se tedy zvedne o <text:span text:style-name="T1749">1</text:span>, celkem <text:span text:style-name="T1680">je to</text:span> <text:span text:style-name="T1749">4</text:span>.</text:p>
      <text:p text:style-name="P500"><text:span text:style-name="T880">Pán jeskyně:</text:span><text:span text:style-name="T1750">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19">/<text:span text:style-name="T1150">*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57"><text:span text:style-name="T1046">Suroviny:</text:span><text:span text:style-name="T1076"> 1 mag<text:line-break/></text:span><text:span text:style-name="T1060">Působení</text:span><text:span text:style-name="T662">:</text:span><text:span text:style-name="T514"> </text:span><text:span text:style-name="T518">n</text:span><text:span text:style-name="T516">ěkolik minut</text:span></text:p>
      <text:p text:style-name="P171"><text:soft-page-break/><text:span text:style-name="T1681">Po dobu působení si veškeré utrpěné zranění </text:span><text:span text:style-name="T458">ohněm</text:span><text:span text:style-name="T1681"> sniž</text:span> o <text:span text:style-name="T1690">2</text:span>.</text:p>
      <text:h text:style-name="P576" text:outline-level="4"><text:bookmark-start text:name="__RefHeading___Toc17551_4252866283"/>Lektvar <text:span text:style-name="T1699">horkého léta</text:span><text:bookmark-end text:name="__RefHeading___Toc17551_4252866283"/></text:h>
      <text:p text:style-name="P11">Lektvar</text:p>
      <text:p text:style-name="P162"><text:span text:style-name="T1046">Suroviny:</text:span><text:span text:style-name="T1076"> 1 mag<text:line-break/></text:span><text:span text:style-name="T1060">Působení</text:span><text:span text:style-name="T662">:</text:span><text:span text:style-name="T514"> </text:span><text:span text:style-name="T518">n</text:span><text:span text:style-name="T516">ěkolik minut</text:span></text:p>
      <text:p text:style-name="P278"><text:span text:style-name="T1037">Po dobu působení si veškeré utrpěné zranění </text:span><text:span text:style-name="T463">mrazem</text:span><text:span text:style-name="T1037"> sniž</text:span><text:span text:style-name="T984"> o </text:span><text:span text:style-name="T1038">2</text:span><text:span text:style-name="T984">.</text:span></text:p>
      <text:h text:style-name="Heading_20_4" text:outline-level="4"><text:bookmark-start text:name="__RefHeading___Toc17553_4252866283"/>Lektvar zmenšování<text:bookmark-end text:name="__RefHeading___Toc17553_4252866283"/></text:h>
      <text:p text:style-name="P11">Lektvar</text:p>
      <text:p text:style-name="P160"><text:span text:style-name="T1046">Suroviny:</text:span><text:span text:style-name="T1076"> 1 mag<text:line-break/></text:span><text:span text:style-name="T1061">Působe</text:span><text:span text:style-name="T1046">ní:</text:span><text:span text:style-name="T986"> </text:span><text:span text:style-name="T1018">n</text:span><text:span text:style-name="T987">ěkolik minut</text:span></text:p>
      <text:p text:style-name="P210"><text:span text:style-name="T987">P</text:span><text:span text:style-name="T997">o dobu </text:span><text:span text:style-name="T1018">působení</text:span><text:span text:style-name="T997"> se </text:span><text:span text:style-name="T1018">zmenšíš</text:span><text:span text:style-name="T997"> na polovinu spolu se vším, co nese</text:span><text:span text:style-name="T1018">š</text:span><text:span text:style-name="T997">. Poměrně se také zmenší tvoje síla, uneseš tedy zhruba to, co dítě.</text:span><text:span text:style-name="T1020"> </text:span><text:span text:style-name="T1018">Tvůj aktuální i maximální počet životů se dočasně sníží o 3</text:span><text:span text:style-name="T997">. </text:span><text:span text:style-name="T1021">Tvoje vlastnosti (Fyzička, Finesa a Duše) se nezmění.</text:span></text:p>
      <text:p text:style-name="P268"><text:span text:style-name="T997">/</text:span><text:span text:style-name="T1018">* </text:span><text:span text:style-name="T1035">Proč snížení životů o 3: Zmenšení všech rozměrů na polovinu znamená osminovou hmotnost. Za každé zdvojnásobení hmotnosti je +1 život, osmina tedy odpovídá 3 životům</text:span><text:span text:style-name="T1018"> */</text:span></text:p>
      <text:h text:style-name="Heading_20_4" text:outline-level="4"><text:bookmark-start text:name="__RefHeading___Toc17555_4252866283"/>Lektvar rychlosti<text:bookmark-end text:name="__RefHeading___Toc17555_4252866283"/></text:h>
      <text:p text:style-name="P11">Lektvar</text:p>
      <text:p text:style-name="P157"><text:span text:style-name="T1046">Suroviny:</text:span><text:span text:style-name="T1076"> 1 mag<text:line-break/></text:span><text:span text:style-name="T1046">Trvání:</text:span><text:span text:style-name="T986"> </text:span><text:span text:style-name="T1016">n</text:span><text:span text:style-name="T987">ěkolik minut</text:span></text:p>
      <text:p text:style-name="P324"><text:span text:style-name="T1058">Lektvar rychlosti</text:span><text:span text:style-name="T984"> zdvojnásobí tvoji rychlost pohybu, dokážeš tedy udržet krok s koněm v trysku.</text:span></text:p>
      <text:h text:style-name="P577" text:outline-level="4"><text:bookmark-start text:name="__RefHeading___Toc17557_4252866283"/><text:soft-page-break/><text:span text:style-name="T1830">Lektvar v</text:span>odní<text:span text:style-name="T1830">ho</text:span> dech<text:span text:style-name="T1830">u</text:span><text:bookmark-end text:name="__RefHeading___Toc17557_4252866283"/></text:h>
      <text:p text:style-name="P18">Lektvar</text:p>
      <text:p text:style-name="P166"><text:span text:style-name="T1046">Suroviny:</text:span><text:span text:style-name="T1076"> 1 mag<text:line-break/></text:span><text:span text:style-name="T1046">Trvání:</text:span><text:span text:style-name="T986"> </text:span><text:span text:style-name="T1016">n</text:span><text:span text:style-name="T987">ěkolik minut</text:span></text:p>
      <text:p text:style-name="P325"><text:span text:style-name="T1349">U</text:span><text:span text:style-name="T1347">možňuje dýchat pod vodou</text:span><text:span text:style-name="T1105">.</text:span></text:p>
      <text:p text:style-name="P326"><text:span text:style-name="T1105">/</text:span><text:span text:style-name="T1075">*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73">Magický minerální jed</text:p>
      <text:p text:style-name="P163"><text:span text:style-name="T1046">Suroviny:</text:span><text:span text:style-name="T1076"> </text:span><text:span text:style-name="T1099">3</text:span><text:span text:style-name="T1076"> mag</text:span><text:span text:style-name="T1099">y</text:span><text:span text:style-name="T1076"><text:line-break/></text:span><text:span text:style-name="T1053">S</text:span><text:span text:style-name="T1049">íla jedu:</text:span><text:span text:style-name="T1100"> </text:span><text:span text:style-name="T1102">9</text:span><text:span text:style-name="T1100"> </text:span><text:span text:style-name="T1101">+ k6 proti Fyzičce</text:span><text:span text:style-name="T1022"><text:line-break/></text:span><text:span text:style-name="T1053">A</text:span><text:span text:style-name="T1050">plikace:</text:span><text:span text:style-name="T1078"> </text:span><text:span text:style-name="T1084">skrz zranění</text:span><text:span text:style-name="T992"><text:line-break/></text:span><text:span text:style-name="T1047">Latence:</text:span><text:span text:style-name="T993"> </text:span><text:span text:style-name="T1022">30</text:span><text:span text:style-name="T993"> minut<text:line-break/></text:span><text:span text:style-name="T1062">Příznaky:</text:span><text:span text:style-name="T1022"> Krátce po otravě se z rány začnou šířit klikaté černé linie a postupně pokryjí celou kůži. Tento proces je nesmírně bolestivý. </text:span><text:span text:style-name="T1028">V konečné fázi zčernají i vlasy, vousy, zuby a bělma očí.</text:span></text:p>
      <text:h text:style-name="P578" text:outline-level="4"><text:bookmark-start text:name="__RefHeading___Toc17561_4252866283"/>Uspávací tinktura<text:bookmark-end text:name="__RefHeading___Toc17561_4252866283"/></text:h>
      <text:p text:style-name="P174">Magický rostlinný jed</text:p>
      <text:p text:style-name="P181"><text:span text:style-name="T245">S</text:span><text:span text:style-name="T191">uroviny:</text:span><text:span text:style-name="T324"> </text:span><text:span text:style-name="T354">2</text:span><text:span text:style-name="T324"> mag</text:span><text:span text:style-name="T354">y</text:span><text:span text:style-name="T987"><text:line-break/></text:span><text:span text:style-name="T1053">S</text:span><text:span text:style-name="T1049">íla jedu:</text:span><text:span text:style-name="T1004"> 8 </text:span><text:span text:style-name="T1030">+ k6 proti Fyzičce</text:span><text:span text:style-name="T1077"><text:line-break/></text:span><text:span text:style-name="T1053">A</text:span><text:span text:style-name="T1050">plikace:</text:span><text:span text:style-name="T1078"> </text:span><text:span text:style-name="T1079">vdechnutím výparů</text:span><text:span text:style-name="T1004"><text:line-break/></text:span><text:span text:style-name="T1053">L</text:span><text:span text:style-name="T1049">atence:</text:span><text:span text:style-name="T1004"> 5 kol<text:line-break/></text:span><text:span text:style-name="T1053">Působení</text:span><text:span text:style-name="T1054">:</text:span><text:span text:style-name="T986"> </text:span><text:span text:style-name="T1005">1 hodina</text:span><text:span text:style-name="T1004"><text:line-break/></text:span><text:span text:style-name="T1053">P</text:span><text:span text:style-name="T1049">říznaky:</text:span><text:span text:style-name="T1004"> ospalost, zívání</text:span></text:p>
      <text:p text:style-name="P169"><text:soft-page-break/><text:span text:style-name="T1135">Krátce po vdechnutí výparů z </text:span><text:span text:style-name="T264">uspávací tinktury</text:span><text:span text:style-name="T1135"> na dotyčného přijde ospalost. Tento jed nezraňuje, účinek závisí na počtu úspěchů:</text:span></text:p>
      <text:list xml:id="list529104588" text:style-name="L10">
        <text:list-item>
          <text:p text:style-name="P704">Při <text:span text:style-name="T1685">jednom úspěchu se oběť</text:span> <text:span text:style-name="T1685">n</text:span>edokáže <text:span text:style-name="T1684">se </text:span><text:span text:style-name="T247">soustředit</text:span><text:span text:style-name="T1684"> a</text:span> přemýšlet nad <text:span text:style-name="T1684">čímkoliv</text:span> složitým.</text:p>
        </text:list-item>
        <text:list-item>
          <text:p text:style-name="P705"><text:span text:style-name="T1685">Při dvou úspěších bude mít za ospalost nevýhodu</text:span>.</text:p>
        </text:list-item>
        <text:list-item>
          <text:p text:style-name="P705">Při třech úspěších <text:span text:style-name="T1684">upadne do hlubokého spánku a nebude ji možno probudit, dokud bude tinktura působit</text:span>.</text:p>
        </text:list-item>
      </text:list>
      <text:h text:style-name="P579" text:outline-level="4"><text:bookmark-start text:name="__RefHeading___Toc17563_4252866283"/>Koncentrovan<text:span text:style-name="T1717">ý oheň</text:span><text:bookmark-end text:name="__RefHeading___Toc17563_4252866283"/></text:h>
      <text:p text:style-name="P254"><text:span text:style-name="T7">S</text:span><text:span text:style-name="T5">uroviny:</text:span><text:span text:style-name="T27"> 1 mag</text:span></text:p>
      <text:p text:style-name="P253"><text:span text:style-name="T5">K</text:span><text:span text:style-name="T3">oncentrovaný oheň</text:span><text:span text:style-name="T26">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0"> můžeš použít například místo dříví na </text:span><text:span text:style-name="T31">oheň</text:span><text:span text:style-name="T30">. Stačí ti vždy zapálit plamínek křesadlem a pak můžeš „přilévat“ </text:span><text:span text:style-name="T8">koncentrovaný oheň</text:span><text:span text:style-name="T30"> po celou noc. Jedna lahvička vystačí na týden putování.</text:span></text:p>
      <text:h text:style-name="P579" text:outline-level="4"><text:bookmark-start text:name="__RefHeading___Toc17565_4252866283"/>Koncentrovan<text:span text:style-name="T1717">á země</text:span><text:bookmark-end text:name="__RefHeading___Toc17565_4252866283"/></text:h>
      <text:p text:style-name="P254"><text:span text:style-name="T7">S</text:span><text:span text:style-name="T5">uroviny:</text:span><text:span text:style-name="T27"> 1 mag</text:span></text:p>
      <text:p text:style-name="P253"><text:span text:style-name="T5">K</text:span><text:span text:style-name="T3">oncentrovaná </text:span><text:span text:style-name="T9">země</text:span><text:span text:style-name="T26"> se vyrábí z obyčejné </text:span><text:span text:style-name="T32">hlíny, štěrku nebo suti (musí jít o sypký materiál)</text:span><text:span text:style-name="T26"> a uchovává se v malé lahvičce. Když </text:span><text:span text:style-name="T32">ji</text:span><text:span text:style-name="T26"> </text:span><text:span text:style-name="T32">nasypeš na obyčejnou hlínu, </text:span><text:span text:style-name="T33">štěrk</text:span><text:span text:style-name="T32"> nebo kameny, obnoví se do původního </text:span><text:span text:style-name="T33">stavu. </text:span><text:span text:style-name="T26">Do lahvičky se vejde </text:span><text:span text:style-name="T32">zhruba </text:span><text:span text:style-name="T49">tolik</text:span><text:span text:style-name="T32"> jako na velký vůz, </text:span><text:span text:style-name="T33">obnoví se ale vždy jen množství, na které je místo</text:span><text:span text:style-name="T26">.<text:line-break/><text:tab/></text:span><text:span text:style-name="T13">Koncentrovaná země</text:span><text:span text:style-name="T36"> se hodí zejména na hašení ohně, nebo třeba když chceš zasypat nějakou díru.</text:span></text:p>
      <text:h text:style-name="P579" text:outline-level="4"><text:bookmark-start text:name="__RefHeading___Toc17567_4252866283"/><text:soft-page-break/>Koncentrovan<text:span text:style-name="T1717">á voda</text:span><text:bookmark-end text:name="__RefHeading___Toc17567_4252866283"/></text:h>
      <text:p text:style-name="P254"><text:span text:style-name="T7">S</text:span><text:span text:style-name="T5">uroviny:</text:span><text:span text:style-name="T27"> 1 mag</text:span></text:p>
      <text:p text:style-name="P253"><text:span text:style-name="T5">K</text:span><text:span text:style-name="T3">oncentrovaná </text:span><text:span text:style-name="T10">voda</text:span><text:span text:style-name="T26"> se vyrábí z obyčejné </text:span><text:span text:style-name="T33">vody</text:span><text:span text:style-name="T26"> a uchovává se v malé lahvičce. Když </text:span><text:span text:style-name="T32">ji</text:span><text:span text:style-name="T26"> </text:span><text:span text:style-name="T33">naleješ</text:span><text:span text:style-name="T32"> na obyčejnou </text:span><text:span text:style-name="T33">vodu</text:span><text:span text:style-name="T32">, </text:span><text:span text:style-name="T33">stačí třeba i kapka, slza nebo slina, obnoví se do původního stavu. </text:span><text:span text:style-name="T26">Do lahvičky se vejde </text:span><text:span text:style-name="T32">zhruba stejně</text:span><text:span text:style-name="T26"> </text:span><text:span text:style-name="T33">vody</text:span><text:span text:style-name="T32"> jako </text:span><text:span text:style-name="T33">do velkého sudu</text:span><text:span text:style-name="T32">, </text:span><text:span text:style-name="T33">obnoví se ale vždy jen takové množství, na které je místo</text:span><text:span text:style-name="T26">.<text:line-break/><text:tab/></text:span><text:span text:style-name="T10">Koncentrovaná voda</text:span><text:span text:style-name="T33"> je obzvláště užitečná na poušti, ale ocení ji každý cestovatel a může se také hodit, když chceš něco zatopit nebo spláchnout.</text:span></text:p>
      <text:h text:style-name="P579" text:outline-level="4"><text:bookmark-start text:name="__RefHeading___Toc17569_4252866283"/>Koncentrovaný <text:span text:style-name="T1717">vzduch</text:span><text:bookmark-end text:name="__RefHeading___Toc17569_4252866283"/></text:h>
      <text:p text:style-name="P254"><text:span text:style-name="T7">S</text:span><text:span text:style-name="T5">uroviny:</text:span><text:span text:style-name="T27"> 1 mag</text:span></text:p>
      <text:p text:style-name="P254"><text:span text:style-name="T5">K</text:span><text:span text:style-name="T12">oncentrovan</text:span><text:span text:style-name="T11">ý</text:span><text:span text:style-name="T12"> </text:span><text:span text:style-name="T10">v</text:span><text:span text:style-name="T11">zduch</text:span><text:span text:style-name="T35"> se vyrábí z obyčejné</text:span><text:span text:style-name="T34">ho</text:span><text:span text:style-name="T35"> </text:span><text:span text:style-name="T34">vzduchu</text:span><text:span text:style-name="T35"> a uchovává se v malé lahvičce. </text:span><text:span text:style-name="T34">Při kontaktu s obyčejným vzduchem se</text:span><text:span text:style-name="T33"> obnoví do původního stavu, </text:span><text:span text:style-name="T34">což obvykle způsobí silný závan větru</text:span><text:span text:style-name="T33">. </text:span><text:span text:style-name="T35">Do lahvičky se vejde </text:span><text:span text:style-name="T32">zhruba </text:span><text:span text:style-name="T34">zhruba tolik vzduchu jako do velké místnosti</text:span><text:span text:style-name="T35">.<text:line-break/><text:tab/></text:span><text:span text:style-name="T10">Koncentrovan</text:span><text:span text:style-name="T11">ý</text:span><text:span text:style-name="T10"> v</text:span><text:span text:style-name="T11">zduch</text:span><text:span text:style-name="T33"> </text:span><text:span text:style-name="T34">lze použít například při potápění, hodí se ale také, když chceš vyvětrat zatuchlé podzemí nebo třeba odfouknout oblak plynného jedu</text:span><text:span text:style-name="T33">.</text:span></text:p>
      <text:h text:style-name="P580" text:outline-level="4"><text:bookmark-start text:name="__RefHeading___Toc17571_4252866283"/>Instantní lepidlo<text:bookmark-end text:name="__RefHeading___Toc17571_4252866283"/></text:h>
      <text:p text:style-name="P257"><text:span text:style-name="T1046">Suroviny:</text:span><text:span text:style-name="T1076"> 1 mag</text:span></text:p>
      <text:p text:style-name="P257"><text:span text:style-name="T10">Instantní lepidlo</text:span><text:span text:style-name="T33"> </text:span><text:span text:style-name="T37">okamžitě</text:span><text:span text:style-name="T33"> slepí libovolné předměty </text:span><text:span text:style-name="T38">tak pevně, jako kdyby byly z jednoho kusu</text:span><text:span text:style-name="T33">. </text:span><text:span text:style-name="T37">Malá kapka </text:span><text:span text:style-name="T14">magického rozpouštědla</text:span><text:span text:style-name="T37"> je ale okamžitě rozdělí a nepůjde vůbec poznat, že byly slepené.</text:span></text:p>
      <text:h text:style-name="P581" text:outline-level="4"><text:bookmark-start text:name="__RefHeading___Toc17573_4252866283"/><text:span text:style-name="T1843">Kouzelná p</text:span>lastelína<text:bookmark-end text:name="__RefHeading___Toc17573_4252866283"/></text:h>
      <text:p text:style-name="P341"><text:span text:style-name="T1046">Suroviny:</text:span><text:span text:style-name="T1076"> 1 mag</text:span></text:p>
      <text:p text:style-name="P340"><text:soft-page-break/><text:span text:style-name="T1073">Kouzelná plastelína</text:span><text:span text:style-name="T1107"> se od obyčejné plastelíny liší tím, že když ji poleješ vodou, </text:span><text:span text:style-name="T1108">ztvrdne a bude pevná a pružná</text:span><text:span text:style-name="T1107"> jako ocel.</text:span> <text:span text:style-name="T1840">Výrobek jde rozpustit </text:span><text:span text:style-name="T284">magickým rozpouštědlem</text:span><text:span text:style-name="T1840">.</text:span></text:p>
      <text:h text:style-name="P582" text:outline-level="4"><text:bookmark-start text:name="__RefHeading___Toc17575_4252866283"/>Magické rozpouštědlo<text:bookmark-end text:name="__RefHeading___Toc17575_4252866283"/></text:h>
      <text:p text:style-name="P259"><text:span text:style-name="T1046">Suroviny:</text:span><text:span text:style-name="T1076"> 1 mag</text:span></text:p>
      <text:p text:style-name="P259"><text:span text:style-name="T14">Magické rozpouštědlo</text:span><text:span text:style-name="T37"> </text:span><text:span text:style-name="T39">je světle modrá, lehce nasládlá kapalina bez zápachu.</text:span><text:span text:style-name="T37"> </text:span><text:span text:style-name="T39">Rozpouští ostatní alchymistické výrobky, na nic jiného nepůsobí. Používá se </text:span><text:span text:style-name="T50">nejčastěji</text:span><text:span text:style-name="T39"> na odstranění </text:span><text:span text:style-name="T15">pavoučího vlákna</text:span><text:span text:style-name="T39"> </text:span><text:span text:style-name="T40">či </text:span><text:span text:style-name="T16">termické pasty</text:span><text:span text:style-name="T40">,</text:span><text:span text:style-name="T39"> rozlepení spojů vytvořených </text:span><text:span text:style-name="T15">instantním lepidlem</text:span><text:span text:style-name="T39">, </text:span><text:span text:style-name="T55">rozpuštění výrobků z </text:span><text:span text:style-name="T18">kouzelné plastelíny</text:span><text:span text:style-name="T55"> </text:span><text:span text:style-name="T39">a podobně.</text:span></text:p>
      <text:h text:style-name="P518" text:outline-level="3"><text:bookmark-start text:name="__RefHeading___Toc17472_3085950545"/>Mistrovské alchymistické <text:span text:style-name="T1132">recepty</text:span><text:bookmark-end text:name="__RefHeading___Toc17472_3085950545"/></text:h>
      <text:list xml:id="list1656994097"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Nápoj vášně</text:p>
        </text:list-item>
        <text:list-item>
          <text:p text:style-name="P708"><text:soft-page-break/>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3" text:outline-level="4"><text:bookmark-start text:name="__RefHeading___Toc17577_4252866283"/>Jablečná vůně<text:bookmark-end text:name="__RefHeading___Toc17577_4252866283"/></text:h>
      <text:p text:style-name="P15"><text:span text:style-name="T984">Magický </text:span><text:span text:style-name="T1029">rostlinný jed</text:span></text:p>
      <text:p text:style-name="P164"><text:span text:style-name="T1046">Suroviny:</text:span><text:span text:style-name="T1076"> </text:span><text:span text:style-name="T1098">2</text:span><text:span text:style-name="T1076"> mag</text:span><text:span text:style-name="T1098">y</text:span><text:span text:style-name="T1076"><text:line-break/></text:span><text:span text:style-name="T1053">S</text:span><text:span text:style-name="T1049">íla jedu:</text:span><text:span text:style-name="T1100"> </text:span><text:span text:style-name="T1103">7</text:span><text:span text:style-name="T1100"> </text:span><text:span text:style-name="T1101">+ k6 proti Fyzičce</text:span><text:span text:style-name="T998"><text:line-break/></text:span><text:span text:style-name="T131">A</text:span><text:span text:style-name="T125">plikace:</text:span><text:span text:style-name="T140"> </text:span><text:span text:style-name="T139">vdechnutím výparů</text:span><text:span text:style-name="T992"><text:line-break/></text:span><text:span text:style-name="T1047">Latence:</text:span><text:span text:style-name="T993"> </text:span><text:span text:style-name="T1026">1</text:span><text:span text:style-name="T998"> kol</text:span><text:span text:style-name="T1026">o</text:span><text:span text:style-name="T998"><text:line-break/></text:span><text:span text:style-name="T1063">Působení:</text:span><text:span text:style-name="T1023"> </text:span><text:span text:style-name="T1025">několik</text:span><text:span text:style-name="T1023"> minut</text:span><text:span text:style-name="T998"><text:line-break/></text:span><text:span text:style-name="T1063">Příznaky:</text:span><text:span text:style-name="T1023"> </text:span><text:span text:style-name="T1024">dobrá nálada, potíže s rovnováhou (jako při konzumaci alkoholu)</text:span></text:p>
      <text:p text:style-name="P277"><text:span text:style-name="T998">P</text:span><text:span text:style-name="T984">lynný jed. </text:span><text:span text:style-name="T999">Oblak zaplní několik metrů chodby nebo malou místnost. </text:span><text:span text:style-name="T1023">Účinek závisí na tom, kolik jed získá úspěchů:</text:span></text:p>
      <text:list xml:id="list2717550344" text:style-name="L12">
        <text:list-item>
          <text:p text:style-name="P709"><text:span text:style-name="T1045">Jeden úspěch:</text:span><text:span text:style-name="T984"> Otrávený bude v dobré náladě, asi jako po konzumaci notné dávky alkoholu.</text:span></text:p>
        </text:list-item>
        <text:list-item>
          <text:p text:style-name="P710"><text:span text:style-name="T984">Dva úspěchy:</text:span><text:span text:style-name="T1075"> Otrávený bude špatně vnímat vzdálenosti a bude si za to počítat nevýhodu.</text:span></text:p>
        </text:list-item>
        <text:list-item>
          <text:p text:style-name="P709"><text:span text:style-name="T1045">Tři úspěchy:</text:span><text:span text:style-name="T984"> Otrávený uvidí svět očima malého dítěte, tedy jako něco zcela nového, co je potřeba prozkoumat, osahat a ochutnat.</text:span></text:p>
        </text:list-item>
      </text:list>
      <text:h text:style-name="P584" text:outline-level="4"><text:bookmark-start text:name="__RefHeading___Toc17579_4252866283"/>Mrazící prášek<text:bookmark-end text:name="__RefHeading___Toc17579_4252866283"/></text:h>
      <text:p text:style-name="P182"><text:span text:style-name="T245">S</text:span><text:span text:style-name="T191">uroviny:</text:span><text:span text:style-name="T324"> 1 mag</text:span></text:p>
      <text:p text:style-name="P260"><text:soft-page-break/>Mrazící prášek vypadá jako sůl, ochutnat jej je ale nebezpečné, <text:span text:style-name="T1725">protože</text:span> <text:span text:style-name="T1725">p</text:span>ři kontaktu s vodou <text:span text:style-name="T1724">ji okamžitě zmrazí</text:span>. S <text:span text:style-name="T1724">jeho</text:span> pomocí je možné například přejít přes hladinu stojaté nebo pomalu tekoucí vody, <text:span text:style-name="T1725">nebo třeba vytvořit plavidlo z ledu</text:span>. <text:span text:style-name="T1762">Led následně taje přirozenou rychlostí, postupným přisypáváním </text:span><text:span text:style-name="T257">mrazícího prášku</text:span><text:span text:style-name="T1725"> ho lze ale udržet po delší dobu. Jedna dávka prášku zmrazí zhruba jeden velký sud vody.</text:span></text:p>
      <text:h text:style-name="P585" text:outline-level="4"><text:bookmark-start text:name="__RefHeading___Toc17581_4252866283"/>Sérum pravdy<text:bookmark-end text:name="__RefHeading___Toc17581_4252866283"/></text:h>
      <text:p text:style-name="P175">Magický rostlinný jed</text:p>
      <text:p text:style-name="P185"><text:span text:style-name="T245">S</text:span><text:span text:style-name="T191">uroviny:</text:span><text:span text:style-name="T324"> </text:span><text:span text:style-name="T354">8</text:span><text:span text:style-name="T324"> mag</text:span><text:span text:style-name="T353">ů</text:span><text:span text:style-name="T987"><text:line-break/></text:span><text:span text:style-name="T1053">S</text:span><text:span text:style-name="T1049">íla jedu:</text:span><text:span text:style-name="T1100"> </text:span><text:span text:style-name="T1102">7</text:span><text:span text:style-name="T1100"> </text:span><text:span text:style-name="T1101">+ k6 proti Fyzičce</text:span><text:span text:style-name="T1077"><text:line-break/></text:span><text:span text:style-name="T1053">A</text:span><text:span text:style-name="T1050">plikace:</text:span><text:span text:style-name="T1078"> </text:span><text:span text:style-name="T1093">požitím</text:span><text:span text:style-name="T1004"><text:line-break/></text:span><text:span text:style-name="T1053">L</text:span><text:span text:style-name="T1049">atence:</text:span><text:span text:style-name="T1004"> 5 </text:span><text:span text:style-name="T1031">minut</text:span><text:span text:style-name="T1004"><text:line-break/></text:span><text:span text:style-name="T1053">Působení</text:span><text:span text:style-name="T1054">:</text:span><text:span text:style-name="T986"> </text:span><text:span text:style-name="T1005">1 hodina</text:span><text:span text:style-name="T1004"><text:line-break/></text:span><text:span text:style-name="T1053">P</text:span><text:span text:style-name="T1049">říznaky:</text:span><text:span text:style-name="T1004"> </text:span><text:span text:style-name="T1031">rozšířené zornice, zrychlené dýchání, červené tváře, intenzivní pocení</text:span></text:p>
      <text:p text:style-name="P172"><text:span text:style-name="T246">S</text:span><text:span text:style-name="T191">érum pravdy</text:span><text:span text:style-name="T324"> </text:span><text:span text:style-name="T352">n</text:span><text:span text:style-name="T1135">ezraňuje, účinek závisí na počtu úspěchů:</text:span></text:p>
      <text:list xml:id="list161539014641737" text:continue-list="list529104588" text:style-name="L10">
        <text:list-item>
          <text:p text:style-name="P706">Při <text:span text:style-name="T1685">jednom úspěchu oběť nedokáže lhát, může se ale vyhnout odpovědi</text:span>.</text:p>
        </text:list-item>
        <text:list-item>
          <text:p text:style-name="P706"><text:span text:style-name="T1685">Při dvou úspěších je mnohem upovídanější než obvykle</text:span>.</text:p>
        </text:list-item>
        <text:list-item>
          <text:p text:style-name="P706">Při třech úspěších <text:span text:style-name="T1722">prozradí i ta největší tajemství</text:span>.</text:p>
        </text:list-item>
      </text:list>
      <text:h text:style-name="P586" text:outline-level="4"><text:bookmark-start text:name="__RefHeading___Toc17583_4252866283"/>Lektvar ostrých smysl<text:span text:style-name="T1721">ů</text:span><text:bookmark-end text:name="__RefHeading___Toc17583_4252866283"/></text:h>
      <text:p text:style-name="P12">Lektvar</text:p>
      <text:p text:style-name="P258"><text:span text:style-name="T7">S</text:span><text:span text:style-name="T5">uroviny:</text:span><text:span text:style-name="T27"> </text:span><text:span text:style-name="T51">3</text:span><text:span text:style-name="T27"> mag</text:span><text:span text:style-name="T52">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58"><text:soft-page-break/><text:span text:style-name="T191">Lektvar ostrých smyslů</text:span> zbystří všechny smysly. <text:span text:style-name="T1720">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3" text:outline-level="4"><text:bookmark-start text:name="__RefHeading___Toc17585_4252866283"/><text:span text:style-name="T515">Lektvar mlhovin</text:span><text:span text:style-name="T517">y</text:span><text:bookmark-end text:name="__RefHeading___Toc17585_4252866283"/></text:h>
      <text:p text:style-name="P287">Lektvar</text:p>
      <text:p text:style-name="P281"><text:span text:style-name="T1773">Suroviny:</text:span><text:span text:style-name="T1780"> </text:span><text:span text:style-name="T1781">3</text:span><text:span text:style-name="T1780"> mag</text:span><text:span text:style-name="T1781">y</text:span><text:span text:style-name="T1780"><text:line-break/></text:span><text:span text:style-name="T666">Působe</text:span><text:span text:style-name="T662">ní:</text:span><text:span text:style-name="T514"> </text:span><text:span text:style-name="T518">n</text:span><text:span text:style-name="T516">ěkolik minut</text:span></text:p>
      <text:p text:style-name="P286"><text:span text:style-name="T1787">P</text:span><text:span text:style-name="T1785">o vypití tohoto lektvaru se změníš v</text:span><text:span text:style-name="T1788">e stejně velký</text:span><text:span text:style-name="T1785"> oblak mlhy. Tvoje výbava a oblečení se nezmění a popadá tedy na zem. </text:span><text:span text:style-name="T1789">Dokážeš libovolně měnit svůj tvar, můžeš </text:span><text:span text:style-name="T1790">tedy</text:span><text:span text:style-name="T1789"> například „protéct“ klíčovou dírkou nebo skrz mříže. </text:span><text:span text:style-name="T1791">Nemůžeš se ale rozdělit na více menších oblaků.</text:span><text:span text:style-name="T1785"> </text:span><text:span text:style-name="T1792">Zvládneš</text:span><text:span text:style-name="T1789"> se pohybovat jen rychlostí chůze, silnější vítr tě </text:span><text:span text:style-name="T1793">tedy</text:span><text:span text:style-name="T1789"> odfoukne.</text:span><text:span text:style-name="T1785"> </text:span><text:span text:style-name="T1789">J</text:span><text:span text:style-name="T1785">si zranitelný pouze </text:span><text:span text:style-name="T1691">ohněm</text:span><text:span text:style-name="T1785">, </text:span><text:span text:style-name="T464">bleskem</text:span><text:span text:style-name="T1785"> a </text:span><text:span text:style-name="T1692">duševními</text:span><text:span text:style-name="T1785"> útoky.</text:span><text:span text:style-name="T1794"> </text:span><text:span text:style-name="T1789">Nic</text:span><text:span text:style-name="T1795"> nevidíš a neslyšíš, poznáš ale tvar toho, co obklopíš nebo vyplníš.</text:span></text:p>
      <text:p text:style-name="P286"><text:span text:style-name="T1795">/</text:span><text:span text:style-name="T1797">*</text:span></text:p>
      <text:p text:style-name="P286"><text:span text:style-name="T978">Důvod, proč tě </text:span><text:span text:style-name="T979">lektvar mlhoviny</text:span><text:span text:style-name="T978">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797"> </text:span></text:p>
      <text:p text:style-name="P290">*/</text:p>
      <text:h text:style-name="P583" text:outline-level="4"><text:bookmark-start text:name="__RefHeading___Toc17587_4252866283"/><text:soft-page-break/>Lektvar <text:span text:style-name="T1767">poslušnosti</text:span><text:bookmark-end text:name="__RefHeading___Toc17587_4252866283"/></text:h>
      <text:p text:style-name="P282">/* Původně: Lektvar vlády nad myslí */</text:p>
      <text:p text:style-name="P289">Lektvar</text:p>
      <text:p text:style-name="P283"><text:span text:style-name="T7">S</text:span><text:span text:style-name="T5">uroviny:</text:span><text:span text:style-name="T27"> </text:span><text:span text:style-name="T51">5</text:span><text:span text:style-name="T27"> mag</text:span><text:span text:style-name="T51">ů</text:span><text:span text:style-name="T165"><text:line-break/></text:span><text:span text:style-name="T177">P</text:span><text:span text:style-name="T178">ůsobení</text:span><text:span text:style-name="T179">:</text:span><text:span text:style-name="T166"> </text:span><text:span text:style-name="T167">několik </text:span><text:span text:style-name="T168">minut</text:span></text:p>
      <text:p text:style-name="P284"><text:span text:style-name="T168">T</text:span><text:span text:style-name="T169">ohoto lektvaru se musíš nejdřív napít ty a zbytek pak dát vypít někomu jinému. Dotyčný tě pak bude po dobu působení na slovo poslouchat, neudělá ale nic sebevražedného a neprozradí ti nic, co považuje za tajemství. </text:span><text:span text:style-name="T170">Po skončení </text:span><text:span text:style-name="T171">působení</text:span><text:span text:style-name="T170"> si uvědomí, že nejednal ze své vlastní vůle.</text:span></text:p>
      <text:h text:style-name="P587" text:outline-level="4"><text:bookmark-start text:name="__RefHeading___Toc17589_4252866283"/>Zuřící bestie<text:bookmark-end text:name="__RefHeading___Toc17589_4252866283"/></text:h>
      <text:p text:style-name="P251"><text:span text:style-name="T1046">Suroviny:</text:span><text:span text:style-name="T1076"> </text:span><text:span text:style-name="T1097">5</text:span><text:span text:style-name="T1076"> mag</text:span><text:span text:style-name="T1097">ů</text:span><text:span text:style-name="T1076"><text:line-break/></text:span><text:span text:style-name="T1065">Působení:</text:span><text:span text:style-name="T1087"> </text:span><text:span text:style-name="T1090">p</text:span><text:span text:style-name="T1087">o </text:span><text:span text:style-name="T1090">obvyklou</text:span><text:span text:style-name="T1087"> dobu spánku</text:span></text:p>
      <text:p text:style-name="P250"><text:span text:style-name="T1067">Zuř</text:span><text:span text:style-name="T1068">ící</text:span><text:span text:style-name="T1067"> bestie</text:span><text:span text:style-name="T1075"> je čirá tekutina lehce mrtvolného zápachu. Když ji někdo vypije, tak jakmile usne, </text:span><text:span text:style-name="T1088">převezme nad ním kontrolu jeho vnitřní bestie, vstane</text:span><text:span text:style-name="T1075"> a začne zabíjet všechn</text:span><text:span text:style-name="T1096">y</text:span><text:span text:style-name="T1075"> živé </text:span><text:span text:style-name="T1096">tvory</text:span><text:span text:style-name="T1075"> </text:span><text:span text:style-name="T1095">v okolí</text:span><text:span text:style-name="T1075">. </text:span><text:span text:style-name="T1088">Nebude při tom </text:span><text:span text:style-name="T1089">schopen</text:span><text:span text:style-name="T1088"> rozumně uvažovat, nepozná přítele od nepřítele a nedokáže </text:span><text:span text:style-name="T1089">mluvit ani</text:span><text:span text:style-name="T1088"> </text:span><text:span text:style-name="T1089">dělat složité věci, jako třeba</text:span><text:span text:style-name="T1088"> </text:span><text:span text:style-name="T1089">kouzlit nebo</text:span><text:span text:style-name="T1088"> používat </text:span><text:span text:style-name="T1089">střelné zbraně.</text:span><text:span text:style-name="T1075"> </text:span><text:span text:style-name="T1091">Ve chvíli</text:span><text:span text:style-name="T1075">, kdy by se normálně probudil, </text:span><text:span text:style-name="T1066">zuř</text:span><text:span text:style-name="T1068">ící</text:span><text:span text:style-name="T1045"> </text:span><text:span text:style-name="T1067">bestie</text:span><text:span text:style-name="T1075"> přestane působit, </text:span><text:span text:style-name="T1092">on se probudí</text:span><text:span text:style-name="T1075"> a uvědomí </text:span><text:span text:style-name="T1092">si</text:span><text:span text:style-name="T1075"> vše, co za jejího působení udělal.</text:span></text:p>
      <text:h text:style-name="P588" text:outline-level="4"><text:bookmark-start text:name="__RefHeading___Toc17591_4252866283"/>Pavoučí lektvar<text:bookmark-end text:name="__RefHeading___Toc17591_4252866283"/></text:h>
      <text:p text:style-name="P248">/<text:span text:style-name="T1698">* Určitě mistrovský recept – úplně to zastiňuje šplhání, stavění žebříků a lešení a podobně. */</text:span></text:p>
      <text:p text:style-name="P11">Lektvar</text:p>
      <text:p text:style-name="P190"><text:soft-page-break/><text:span text:style-name="T1046">Suroviny:</text:span><text:span text:style-name="T1076"> </text:span><text:span text:style-name="T1097">3</text:span><text:span text:style-name="T1076"> mag</text:span><text:span text:style-name="T1097">y</text:span><text:span text:style-name="T1076"><text:line-break/></text:span><text:span text:style-name="T1046">Trvání:</text:span><text:span text:style-name="T986"> </text:span><text:span text:style-name="T1003">n</text:span><text:span text:style-name="T987">ěkolik minut</text:span></text:p>
      <text:p text:style-name="P247"><text:span text:style-name="T987">P</text:span><text:span text:style-name="T989">o dobu </text:span><text:span text:style-name="T1007">působení</text:span><text:span text:style-name="T989"> se udrží</text:span><text:span text:style-name="T994">š</text:span><text:span text:style-name="T989"> na jakémkoliv pevném povrchu, </text:span><text:span text:style-name="T995">klidně i hlavou dolů</text:span><text:span text:style-name="T989">.</text:span></text:p>
      <text:h text:style-name="P589" text:outline-level="4"><text:bookmark-start text:name="__RefHeading___Toc17593_4252866283"/>Lučavka<text:bookmark-end text:name="__RefHeading___Toc17593_4252866283"/></text:h>
      <text:p text:style-name="P249"><text:span text:style-name="T1046">Suroviny:</text:span><text:span text:style-name="T1076"> </text:span><text:span text:style-name="T1097">5</text:span><text:span text:style-name="T1076"> mag</text:span><text:span text:style-name="T1097">ů</text:span></text:p>
      <text:p text:style-name="P293"><text:span text:style-name="T984">Tato magick</text:span><text:span text:style-name="T1036">á</text:span><text:span text:style-name="T984"> kyselina rozpouští pouze kovy, zato ale všechny a velmi rychle – kovový zámek celý rozpustí za pouhých několik minut. Pro živé tvory je zcela neškodná. </text:span><text:span text:style-name="T1027">Rozpuštěný kov je možné znovu vysrážet, samozřejmě ale ne v původním tvaru.</text:span></text:p>
      <text:p text:style-name="P294"><text:span text:style-name="T1027">T</text:span><text:span text:style-name="T984">ODO: Rozpustí libovolný kov, který není chráněn proti kyselině kouzlem nebo jiným druhem magie.</text:span></text:p>
      <text:h text:style-name="P590" text:outline-level="4"><text:bookmark-start text:name="__RefHeading___Toc17595_4252866283"/>Falešná smrt<text:bookmark-end text:name="__RefHeading___Toc17595_4252866283"/></text:h>
      <text:p text:style-name="P180"><text:span text:style-name="T7">S</text:span><text:span text:style-name="T5">uroviny:</text:span><text:span text:style-name="T27"> </text:span><text:span text:style-name="T51">5</text:span><text:span text:style-name="T27"> mag</text:span><text:span text:style-name="T51">ů</text:span><text:span text:style-name="T118"><text:line-break/></text:span><text:span text:style-name="T131">P</text:span><text:span text:style-name="T127">ůsobení</text:span><text:span text:style-name="T126">: </text:span><text:span text:style-name="T119">1 </text:span><text:span text:style-name="T120">den</text:span></text:p>
      <text:p text:style-name="P211"><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91" text:outline-level="4"><text:bookmark-start text:name="__RefHeading___Toc17597_4252866283"/>Nápoj <text:span text:style-name="T1146">vášně</text:span><text:bookmark-end text:name="__RefHeading___Toc17597_4252866283"/></text:h>
      <text:p text:style-name="P192"><text:span text:style-name="T7">S</text:span><text:span text:style-name="T5">uroviny:</text:span><text:span text:style-name="T27"> </text:span><text:span text:style-name="T51">3</text:span><text:span text:style-name="T27"> mag</text:span><text:span text:style-name="T51">y</text:span><text:span text:style-name="T27"><text:line-break/></text:span><text:span text:style-name="T131">A</text:span><text:span text:style-name="T125">plikace:</text:span><text:span text:style-name="T140"> </text:span><text:span text:style-name="T141">konzumací</text:span><text:span text:style-name="T27"><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3">desítek minut</text:span></text:p>
      <text:p text:style-name="P218"><text:soft-page-break/><text:span text:style-name="T128">N</text:span><text:span text:style-name="T129">ápoj </text:span><text:span text:style-name="T130">vášně</text:span><text:span text:style-name="T147"> </text:span><text:span text:style-name="T162">je</text:span><text:span text:style-name="T147"> velice účinné afrodiziakum, zajistí opravdu nezapomenutelný zážitek.</text:span><text:span text:style-name="T145"> Ten, kdo ho vypije, také po dobu působení ztratí veškeré zábrany a sebekontrolu.</text:span></text:p>
      <text:h text:style-name="P592" text:outline-level="4"><text:bookmark-start text:name="__RefHeading___Toc17599_4252866283"/><text:span text:style-name="T1804">R</text:span>aketa<text:bookmark-end text:name="__RefHeading___Toc17599_4252866283"/></text:h>
      <text:p text:style-name="P10">Mistrovský recept /* protože zasáhne fakt velkou oblast */</text:p>
      <text:p text:style-name="P216"><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48"><text:line-break/></text:span><text:span text:style-name="T136">Útok</text:span><text:span text:style-name="T132">:</text:span><text:span text:style-name="T149"> </text:span><text:span text:style-name="T150">5</text:span><text:span text:style-name="T149"> </text:span><text:span text:style-name="T151">+ k6</text:span><text:span text:style-name="T1148"><text:line-break/></text:span><text:span text:style-name="T249">Z</text:span><text:span text:style-name="T96">ranění:</text:span><text:span text:style-name="T71"> </text:span><text:span text:style-name="T73">0</text:span><text:span text:style-name="T72"> </text:span><text:span text:style-name="T71">(</text:span><text:span text:style-name="T1696">sečné</text:span><text:span text:style-name="T71">)</text:span><text:span text:style-name="T149">, </text:span><text:span text:style-name="T152">odečítá se Zbroj</text:span></text:p>
      <text:p text:style-name="P214"><text:span text:style-name="T190">Raketa</text:span><text:span text:style-name="T181"> je neřízená střela s výbušnou hlavicí </text:span><text:span text:style-name="T184">plnou železných střepin</text:span><text:span text:style-name="T164">, které se při výbuchu rozletí do všech stran a zasáhnou vše v </text:span><text:span text:style-name="T137">krátké vzdálenosti</text:span><text:span text:style-name="T164">,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593" text:outline-level="4"><text:bookmark-start text:name="__RefHeading___Toc17601_4252866283"/>Naváděcí terčík<text:span text:style-name="T1700">y</text:span><text:bookmark-end text:name="__RefHeading___Toc17601_4252866283"/></text:h>
      <text:p text:style-name="P288"><text:span text:style-name="T7">S</text:span><text:span text:style-name="T5">uroviny:</text:span><text:span text:style-name="T27"> </text:span><text:span text:style-name="T51">2</text:span><text:span text:style-name="T27"> mag</text:span><text:span text:style-name="T51">y</text:span></text:p>
      <text:p text:style-name="P285">Naváděcí terčíky jsou velké asi jako drobn<text:span text:style-name="T1763">é</text:span> mince. Jsou průhledné, po nalepení na nějaký povrch <text:span text:style-name="T1765">tedy</text:span> <text:span text:style-name="T1764">skoro</text:span> nejsou vidět. Dají se ale nahmatat. Vyrábí se <text:span text:style-name="T1763">po dvou</text:span>: <text:span text:style-name="T1763">j</text:span>eden se přilípne na cíl a druhý na <text:span text:style-name="T1766">nějakou </text:span>střelu – může to být třeba raketa, granát, šíp, šipka do kuše a podobně. Ta se pak po výstřelu sama navádí na cíl označený druhým terčíkem.</text:p>
      <text:list xml:id="list3781904339"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34">n</text:span><text:span text:style-name="T1635">a útok</text:span> počítá výhodu</text:p>
        </text:list-item>
        <text:list-item>
          <text:p text:style-name="P713">Při střelbě raketou (libovolným druhem) se výhoda nepočítá, navádění pouze umožňuje zasáhnout pohyblivý cíl</text:p>
        </text:list-item>
      </text:list>
      <text:h text:style-name="P593" text:outline-level="4"><text:bookmark-start text:name="__RefHeading___Toc17603_4252866283"/>Naváděcí krystal<text:bookmark-end text:name="__RefHeading___Toc17603_4252866283"/></text:h>
      <text:p text:style-name="P63"><text:span text:style-name="T7">S</text:span><text:span text:style-name="T5">uroviny:</text:span><text:span text:style-name="T27"> </text:span><text:span text:style-name="T51">3</text:span><text:span text:style-name="T27"> mag</text:span><text:span text:style-name="T51">y</text:span></text:p>
      <text:p text:style-name="P221"><text:span text:style-name="T1700">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00"> má největší dosah.</text:span></text:p>
      <text:list xml:id="list161538549709319"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579">n</text:span><text:span text:style-name="T1580">a útok</text:span> počítá výhodu</text:p>
        </text:list-item>
        <text:list-item>
          <text:p text:style-name="P716"><text:span text:style-name="T138">Při střelbě </text:span><text:span text:style-name="T123">raketou</text:span><text:span text:style-name="T138"> se výhoda nepočítá, navádění pouze umožňuje zasáhnout pohyblivý cíl</text:span></text:p>
        </text:list-item>
      </text:list>
      <text:h text:style-name="P594" text:outline-level="4"><text:bookmark-start text:name="__RefHeading___Toc17605_4252866283"/>Termická pasta<text:bookmark-end text:name="__RefHeading___Toc17605_4252866283"/></text:h>
      <text:p text:style-name="P261">/<text:span text:style-name="T1715">* Mistrovský recept */</text:span></text:p>
      <text:p text:style-name="P213"><text:soft-page-break/><text:span text:style-name="T97">S</text:span><text:span text:style-name="T95">uroviny:</text:span><text:span text:style-name="T70"> </text:span><text:span text:style-name="T79">5</text:span><text:span text:style-name="T70"> mag</text:span><text:span text:style-name="T79">ů</text:span></text:p>
      <text:p text:style-name="P261">Termická pasta je tvárná a drží na libovolném <text:span text:style-name="T1727">pevném</text:span> povrchu. <text:span text:style-name="T1726">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26"> se dá udělat zhruba metr dlouhá čára.</text:span></text:p>
      <text:h text:style-name="P595" text:outline-level="4"><text:bookmark-start text:name="__RefHeading___Toc17607_4252866283"/>Živý oheň<text:bookmark-end text:name="__RefHeading___Toc17607_4252866283"/></text:h>
      <text:p text:style-name="P262"><text:span text:style-name="T191">Suroviny:</text:span> <text:span text:style-name="T1768">2</text:span> mag<text:span text:style-name="T1768">y</text:span><text:line-break/><text:span text:style-name="T260">Dostřel:</text:span><text:span text:style-name="T1729"> střední</text:span><text:line-break/><text:span text:style-name="T191">Útok:</text:span> <text:span text:style-name="T1730">6</text:span> + k6<text:line-break/><text:span text:style-name="T1048">Zranění:</text:span><text:span text:style-name="T996"> 4kz </text:span><text:span text:style-name="T456">ohněm</text:span><text:span text:style-name="T1164">, </text:span><text:span text:style-name="T1165">odečítá se Zbroj</text:span></text:p>
      <text:p text:style-name="P276"><text:span text:style-name="T1728">Jakmile se lahvička s </text:span><text:span text:style-name="T259">živým ohněm</text:span><text:span text:style-name="T1728"> rozbije, oheň se vydá přímou cestou k nejbližšímu hořlavému cíli v </text:span><text:span text:style-name="T259">kontaktní vzdálenosti</text:span><text:span text:style-name="T1728">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77"><text:span text:style-name="T984">/* Tzn. </text:span><text:span text:style-name="T1002">recepty</text:span><text:span text:style-name="T984"> vyžadují vzácné suroviny, jako třeba zlobří krev. */</text:span></text:p>
      <text:h text:style-name="P596" text:outline-level="4"><text:bookmark-start text:name="__RefHeading___Toc17609_4252866283"/>Neviditelný inkoust<text:bookmark-end text:name="__RefHeading___Toc17609_4252866283"/></text:h>
      <text:p text:style-name="P186"><text:span text:style-name="T245">S</text:span><text:span text:style-name="T191">uroviny:</text:span><text:span text:style-name="T324"> 1 mag</text:span></text:p>
      <text:p text:style-name="P406">Neviditelný inkoust po zaschnutí zmizí. <text:span text:style-name="T1723">Při výrobě je třeba určit podmínky, za kterých se opět zviditelní, například:</text:span></text:p>
      <text:list xml:id="list469851073" text:style-name="L14">
        <text:list-item>
          <text:p text:style-name="P717">Nahřátí</text:p>
        </text:list-item>
        <text:list-item>
          <text:p text:style-name="P717"><text:soft-page-break/><text:span text:style-name="T1723">V m</text:span>ěsíční<text:span text:style-name="T1723">m</text:span> světl<text:span text:style-name="T1723">e</text:span></text:p>
        </text:list-item>
        <text:list-item>
          <text:p text:style-name="P717"><text:span text:style-name="T1723">Ve s</text:span>větl<text:span text:style-name="T1723">e</text:span> ohně</text:p>
        </text:list-item>
        <text:list-item>
          <text:p text:style-name="P717"><text:span text:style-name="T1723">Po n</text:span>amočení</text:p>
        </text:list-item>
        <text:list-item>
          <text:p text:style-name="P717"><text:span text:style-name="T1723">V m</text:span>agické<text:span text:style-name="T1723">m</text:span> světl<text:span text:style-name="T1723">e</text:span></text:p>
        </text:list-item>
        <text:list-item>
          <text:p text:style-name="P718">Ve svitu hvězd</text:p>
        </text:list-item>
        <text:list-item>
          <text:p text:style-name="P717">Po dobu pronášení určitých slov</text:p>
        </text:list-item>
      </text:list>
      <text:p text:style-name="P178"><text:span text:style-name="T984">Podmínky je možné skládat, </text:span><text:span text:style-name="T1044">inkoust tedy může být vidět například jen za světla měsíce, když je současně nahřátý</text:span><text:span text:style-name="T984">. </text:span><text:span text:style-name="T1044">Dokud nejsou podmínky splněny, text není možné žádným způsobem přečíst. Pomocí </text:span><text:span text:style-name="T1074">lektvaru vidění magenergie</text:span><text:span text:style-name="T1109"> je ale možné zjistit přítomnost magie. Jakmile stanovené podmínky </text:span><text:span text:style-name="T1110">pominou</text:span><text:span text:style-name="T1109">, text zase zmizí. Při výrobě můžeš určit, že se objeví jen jednou – v tom případě natrvalo a beze stopy zmizí a přestane dokonce jevit známky magie.</text:span></text:p>
      <text:p text:style-name="P178"><text:span text:style-name="T1109">/</text:span><text:span text:style-name="T1111">* Přesouvám neviditelný inkoust do vzácných receptů, protože není moc pravděpodobné, že by to nějak víc používaly postavy. Je to spíš inspirace pro PJe, co může být ve hře. */</text:span></text:p>
      <text:h text:style-name="P597" text:outline-level="4"><text:bookmark-start text:name="__RefHeading___Toc17611_4252866283"/>Nápoj lásky<text:bookmark-end text:name="__RefHeading___Toc17611_4252866283"/></text:h>
      <text:p text:style-name="P187">- <text:span text:style-name="T1147">z čeho by se vyráběl? Ze sukuby asi ne, chce to nějakou symboliku.</text:span></text:p>
      <text:p text:style-name="P189">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56"><text:span text:style-name="T1046">Trvání:</text:span><text:span text:style-name="T986"> </text:span><text:span text:style-name="T987">Několik minut</text:span></text:p>
      <text:p text:style-name="P155"><text:span text:style-name="T987">T</text:span><text:span text:style-name="T984">ODO</text:span></text:p>
      <text:p text:style-name="P176"><text:soft-page-break/><text:span text:style-name="T984">Při výrobě lektvaru metamofrózy je potřeba použít vzorek z cílového tvora. Do něj pak </text:span><text:span text:style-name="T1000">vypití</text:span><text:span text:style-name="T984"> lektvaru proměňuje.</text:span></text:p>
      <text:p text:style-name="P177"><text:span text:style-name="T985">T</text:span><text:span text:style-name="T984">ODO: Efekt jako kouzelnická metamorfóza.</text:span></text:p>
      <text:p text:style-name="P177"><text:span text:style-name="T984">/</text:span><text:span text:style-name="T1001">* Lektvar metamorfózy je vzácný recept, protože kouzelník má kouzlo se stejným účinkem, ale omezené soustředěním (lektvary by mohla vypít celá družina) */</text:span></text:p>
      <text:p text:style-name="P177"><text:span text:style-name="T984">/* Půjde to i do zvířat? </text:span><text:span text:style-name="T1001">Nepůjde – bylo by to jinak než kouzelnická metamorfóza, což by bylo matoucí</text:span><text:span text:style-name="T984">. </text:span><text:span text:style-name="T1001">Navíc pro druida bude proměna <text:s/>do zvířete signature ability, takže tu je lepší nechat unikátní.</text:span><text:span text:style-name="T984"> */</text:span></text:p>
      <text:p text:style-name="P168">IDEA: Metamorfóza (a obecně všechny proměny) může zmenšit nejvýše na polovinu a zvětšit nejvýše na dvojnásobek. To znamená, že po proměně musíš mít alespoň polovinu a nejvýše dvojnásobek svých stávajících životů.</text:p>
      <text:p text:style-name="P189"><text:span text:style-name="T984">IDEA: Částečná proměna: Když se pokusíš proměnit do něčeho většího nebo menšího, </text:span><text:span text:style-name="T1006">proměníš se jen částečně.</text:span></text:p>
      <text:h text:style-name="Heading_20_4" text:outline-level="4"><text:bookmark-start text:name="__RefHeading___Toc17615_4252866283"/>Lektvar černé mlhoviny<text:bookmark-end text:name="__RefHeading___Toc17615_4252866283"/></text:h>
      <text:p text:style-name="P170"><text:span text:style-name="T1688">TODO: </text:span><text:span text:style-name="T1006">jako mlhovina, ale oblak leptá dotykem – zranění žíravinou každé kolo.</text:span></text:p>
      <text:h text:style-name="P598" text:outline-level="4"><text:bookmark-start text:name="__RefHeading___Toc17617_4252866283"/>?Čarovná rtuť<text:bookmark-end text:name="__RefHeading___Toc17617_4252866283"/></text:h>
      <text:p text:style-name="P209">/<text:span text:style-name="T1689">* Čarovná kulička? */</text:span></text:p>
      <text:p text:style-name="P159"><text:span text:style-name="T1046">Suroviny:</text:span><text:span text:style-name="T1076"> 1 mag<text:line-break/></text:span><text:span text:style-name="T661">Vzácná surovina:</text:span><text:span text:style-name="T795"> popel z baziliška </text:span><text:span text:style-name="T796">(10 zl)</text:span><text:span text:style-name="T662"><text:line-break/>Trvání:</text:span><text:span text:style-name="T514"> Do prvního úspěšného použití</text:span></text:p>
      <text:p text:style-name="P193"><text:span text:style-name="T1006">Jestliže se někde v </text:span><text:span text:style-name="T1056">krátké</text:span><text:span text:style-name="T1057"> vzdálenosti</text:span><text:span text:style-name="T1006"> vyskytuje zlato, stříbro či drahé kamení, kulička se </text:span><text:span text:style-name="T1013">k němu</text:span><text:span text:style-name="T1006"> začne kutálet. </text:span><text:span text:style-name="T988">Po úspěšném použití své schopnosti ztrácí.</text:span></text:p>
      <text:p text:style-name="P193"><text:soft-page-break/><text:span text:style-name="T988">/</text:span><text:span text:style-name="T1015">*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93"><text:span text:style-name="T988">/</text:span><text:span text:style-name="T1014">* Popel z baziliška zní jako fajn vzácná surovina, je tam nějaká souvislost. Nejde to ale moc dohromady se jménem </text:span><text:span text:style-name="T1055">čarovná rtuť</text:span><text:span text:style-name="T1014">. Možná </text:span><text:span text:style-name="T1055">čarovná kulička</text:span><text:span text:style-name="T1014">? */</text:span></text:p>
      <text:h text:style-name="Heading_20_4" text:outline-level="4"><text:bookmark-start text:name="__RefHeading___Toc17619_4252866283"/>Lektvar ultrasluchu<text:bookmark-end text:name="__RefHeading___Toc17619_4252866283"/></text:h>
      <text:p text:style-name="Text_20_body">/<text:span text:style-name="T1702">* Vzácný recept, protože duplikuje raciálku */</text:span></text:p>
      <text:p text:style-name="P222">Z nějakých vzádných netopýrů (vampire bat?)</text:p>
      <text:h text:style-name="Heading_20_4" text:outline-level="4"><text:bookmark-start text:name="__RefHeading___Toc17621_4252866283"/>Lektvar neviditelnosti<text:bookmark-end text:name="__RefHeading___Toc17621_4252866283"/></text:h>
      <text:p text:style-name="P224">/<text:span text:style-name="T1702">* Vzácný recept, protože duplikuje kouzelnické kouzlo */</text:span></text:p>
      <text:p text:style-name="P225">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27">/<text:span text:style-name="T1702">* Vzácný recept, protože duplikuje kouzelnické kouzlo */</text:span></text:p>
      <text:p text:style-name="P226">Z nějaké levitující potvory?</text:p>
      <text:h text:style-name="Heading_20_4" text:outline-level="4"><text:bookmark-start text:name="__RefHeading___Toc17625_4252866283"/>Lektvar sovích očí<text:bookmark-end text:name="__RefHeading___Toc17625_4252866283"/></text:h>
      <text:p text:style-name="P224">/<text:span text:style-name="T1702">* Vzácný recept, protože duplikuje raciálku */</text:span></text:p>
      <text:p text:style-name="P223">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03">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04">promění postavu v ohnivou bytost<text:line-break/>- Výroba asi ze srdce ohnivého elementála, nebo tak něco.</text:span></text:p>
      <text:p text:style-name="Text_20_body">/<text:span text:style-name="T1705">* Tohle by asi nemusel být nutně vzácný recept... */</text:span></text:p>
      <text:h text:style-name="P599" text:outline-level="4"><text:bookmark-start text:name="__RefHeading___Toc17631_4252866283"/>Balzám <text:span text:style-name="T885">věčnosti</text:span><text:bookmark-end text:name="__RefHeading___Toc17631_4252866283"/></text:h>
      <text:p text:style-name="P228">Zabraňuje stárnutí, korozi a podobně.</text:p>
      <text:p text:style-name="P228">/*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06">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07">*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00" text:outline-level="4"><text:bookmark-start text:name="__RefHeading___Toc17639_4252866283"/>Fixační pasta<text:bookmark-end text:name="__RefHeading___Toc17639_4252866283"/></text:h>
      <text:p text:style-name="P229">/* Je to dostatečně použitelné při hře? <text:span text:style-name="T1708">Možná spíš vzácný recept</text:span> */</text:p>
      <text:p text:style-name="P22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46">TODO: Čím se to zruší? Magickým rozpouštědlem?</text:p>
      <text:h text:style-name="P564" text:outline-level="4"><text:bookmark-start text:name="__RefHeading___Toc17641_4252866283"/><text:span text:style-name="T1709">Lektvar dračího</text:span> dech<text:span text:style-name="T1709">u</text:span><text:bookmark-end text:name="__RefHeading___Toc17641_4252866283"/></text:h>
      <text:p text:style-name="P239">/<text:span text:style-name="T1710">* Silnější varianta </text:span><text:span text:style-name="T255">lektvaru ohnivého dechu</text:span><text:span text:style-name="T1710"> */</text:span></text:p>
      <text:p text:style-name="P231"><text:soft-page-break/><text:span text:style-name="T191">Suroviny:</text:span> 1 mag<text:line-break/><text:span text:style-name="T191">Dosah dechu:</text:span> kontaktní<text:line-break/><text:span text:style-name="T191">Útok:</text:span> Finesa + k6<text:line-break/><text:span text:style-name="T191">Zranění:</text:span> <text:span text:style-name="T1710">6</text:span>kz <text:span text:style-name="T448">ohněm</text:span> (odečítá se Zbroj)<text:line-break/><text:span text:style-name="T255">Působení</text:span><text:span text:style-name="T191">:</text:span> několik minut</text:p>
      <text:p text:style-name="P234">Po dobu působení dokážeš vydechovat oheň. Dračím dechem můžeš útočit, něco jím zapálit a podobně.</text:p>
      <text:h text:style-name="P601" text:outline-level="4"><text:bookmark-start text:name="__RefHeading___Toc17643_4252866283"/>Savá hmota<text:bookmark-end text:name="__RefHeading___Toc17643_4252866283"/></text:h>
      <text:p text:style-name="P242">/<text:span text:style-name="T1712">* Nápad celkem ok, ale neumím si moc představit použití. Nechám si to zatím jako vzácnej recept */</text:span></text:p>
      <text:p text:style-name="P242">Savá hmota připomíná měkkou, porézní houbu a přesně tak i funguje.</text:p>
      <text:p text:style-name="P242">Příklady použití:</text:p>
      <text:list xml:id="list1329309776"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42">Herní efekt:</text:p>
      <text:list xml:id="list2692857859" text:style-name="L16">
        <text:list-item>
          <text:p text:style-name="P720">„Vysátí“ otrávené rány nebo pokožky v době latence jedu sníží sílu jedu o 2.</text:p>
        </text:list-item>
      </text:list>
      <text:h text:style-name="P601" text:outline-level="4"><text:bookmark-start text:name="__RefHeading___Toc17645_4252866283"/>Měsíční čaj<text:bookmark-end text:name="__RefHeading___Toc17645_4252866283"/></text:h>
      <text:p text:style-name="P242">/<text:span text:style-name="T1712">* Vzácnej recept – tohle se nehodí do každé hry. */</text:span></text:p>
      <text:p text:style-name="P242"><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01" text:outline-level="4"><text:bookmark-start text:name="__RefHeading___Toc17647_4252866283"/>Elixír šílenství<text:bookmark-end text:name="__RefHeading___Toc17647_4252866283"/></text:h>
      <text:p text:style-name="P24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01" text:outline-level="4"><text:bookmark-start text:name="__RefHeading___Toc17649_4252866283"/>Lektvar příčetnosti<text:bookmark-end text:name="__RefHeading___Toc17649_4252866283"/></text:h>
      <text:p text:style-name="P24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2" text:outline-level="4"><text:bookmark-start text:name="__RefHeading___Toc17651_4252866283"/>Ryzí voda<text:bookmark-end text:name="__RefHeading___Toc17651_4252866283"/></text:h>
      <text:p text:style-name="P243">/<text:span text:style-name="T1713">* Vzácný recept, nemá to moc zajímavé použití */</text:span></text:p>
      <text:p text:style-name="P243">Recept</text:p>
      <text:p text:style-name="P243">Požadavky: <text:s/>Minerální lučba 1, Magická saturace<text:line-break/>Cena: Suroviny 2 zl (3), celkem 20 zl (4)</text:p>
      <text:p text:style-name="P243"><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3" text:outline-level="4"><text:bookmark-start text:name="__RefHeading___Toc17653_4252866283"/>Hloubkové barvivo<text:bookmark-end text:name="__RefHeading___Toc17653_4252866283"/></text:h>
      <text:p text:style-name="P244">/<text:span text:style-name="T1714">* Vzácný recept, herně málo zajímavé */</text:span></text:p>
      <text:p text:style-name="P24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45">/<text:span text:style-name="T1714">*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449307059"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4" text:outline-level="4"><text:bookmark-start text:name="__RefHeading___Toc17657_4252866283"/><text:span text:style-name="T1687">+</text:span>Ryzí alkohol<text:bookmark-end text:name="__RefHeading___Toc17657_4252866283"/></text:h>
      <text:p text:style-name="P87">/<text:span text:style-name="T1716">* Tohle nemá moc užitečné použití... Měl by to asi bejt vzácnej recept */</text:span></text:p>
      <text:p text:style-name="P212"><text:span text:style-name="T7">S</text:span><text:span text:style-name="T5">uroviny:</text:span><text:span text:style-name="T27"> 1 mag<text:line-break/></text:span><text:span text:style-name="T131">A</text:span><text:span text:style-name="T125">plikace:</text:span><text:span text:style-name="T140"> </text:span><text:span text:style-name="T146">konzumací</text:span><text:span text:style-name="T27"><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252"><text:span text:style-name="T19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5">R</text:span>ozpouští to samé, co obyčejný alkohol, ale okamžitě.</text:p>
      <text:h text:style-name="P605" text:outline-level="4"><text:bookmark-start text:name="__RefHeading___Toc17659_4252866283"/>Lektvar obří síly<text:bookmark-end text:name="__RefHeading___Toc17659_4252866283"/></text:h>
      <text:p text:style-name="P255">/<text:span text:style-name="T1718">* Vzácný recept, protože +2 zranění v boji by chtěli hráči pořád */</text:span></text:p>
      <text:p text:style-name="P255">TODO</text:p>
      <text:p text:style-name="P255">- asi by neměl zvedat zranění v boji <text:span text:style-name="T1718">zblízka</text:span>, jinak ho budou postavy chlastat pořád. Nebo to může bejt vzácnej recept (to možná spíš).</text:p>
      <text:p text:style-name="P256">+2 zranění v boji zblízka, síla jako slon (nebo zlobr)</text:p>
      <text:h text:style-name="P510" text:outline-level="2"><text:bookmark-start text:name="__RefHeading___Toc17476_3085950545"/>Kouzelník<text:bookmark-end text:name="__RefHeading___Toc17476_3085950545"/></text:h>
      <text:p text:style-name="P453">TODO: Napsat do pravidel pro boj rozdíl mezi útočným kouzlem (blesk) a zraňujícím, neútočným kouzlem (ohnivý déšť).</text:p>
      <text:p text:style-name="P438"><text:soft-page-break/>TODO: Zrušit přenos myšlenek a vymyslet místo něj do Opuštěné pevnosti něco jinýho (<text:span text:style-name="T191">mluv s mrtvými</text:span>? <text:span text:style-name="T191">Mluv s duchy</text:span>?)</text:p>
      <text:p text:style-name="Text_20_body">TODO: Zmatek<text:line-break/>- obecně psychická kouzla – halušky, zmatení, ztráta paměti a tak?<text:line-break/>- <text:span text:style-name="T1901">možná ne do základních kouzel... (jojo, dát to do vzácných, nejspíš jako goblinskou magii).</text:span></text:p>
      <text:p text:style-name="P395"><text:span text:style-name="T480">IDEA: Oživovací kouzla na jednotlivé druhy nemrtvých </text:span><text:span text:style-name="T869">místo jednoho kouzla na všechny</text:span><text:span text:style-name="T480">. </text:span><text:span text:style-name="T873">(až časem a budou to všechno vzácná kouzla).</text:span></text:p>
      <text:p text:style-name="P391">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70"><text:span text:style-name="T1867">TODO: Napsat pravidlo, co se stane, když protivník nemá vlastnost, kterou by se měl bránit (zvířata nemají duši, </text:span><text:span text:style-name="T1408">přízraky</text:span><text:span text:style-name="T1867"> nejspíš nebudou mít Fyzičku).<text:line-break/>- nejspíš na ně takové kouzlo nepůjde seslat.</text:span></text:p>
      <text:p text:style-name="P302">TODO: Zranění ze všech ongoing a timed effectů (výbuch bomby, <text:span text:style-name="T191">ohnivý déšť</text:span>) se hází na začátku kola.<text:line-break/>- v jakém pořadí? <text:span text:style-name="T1817">To je asi jedno.</text:span> <text:span text:style-name="T1816">Beztak se tomu neodolává.</text:span></text:p>
      <text:h text:style-name="P519" text:outline-level="3"><text:bookmark-start text:name="__RefHeading___Toc17478_3085950545"/><text:soft-page-break/>Sesílání kouzel<text:bookmark-end text:name="__RefHeading___Toc17478_3085950545"/></text:h>
      <text:p text:style-name="P350"><text:span text:style-name="T1396">P</text:span><text:span text:style-name="T1404">ři</text:span><text:span text:style-name="T1861"> sesílání kouzla musíš </text:span><text:span text:style-name="T1396">nahlas</text:span><text:span text:style-name="T1856"> pronést </text:span><text:span text:style-name="T1396">z</text:span><text:span text:style-name="T1409">aklínadlo</text:span><text:span text:style-name="T1856"> ve starém jazyce, obvykle ve staroelfštině, a provést u toho příslušná gesta. </text:span><text:span text:style-name="T1396">Z</text:span><text:span text:style-name="T1490">abere to zhruba minutu, což je ve většinou dost nepraktické – skřet, který se na tebe řítí s napřaženou šavlí, n</text:span><text:span text:style-name="T1491">ejspíš</text:span><text:span text:style-name="T1490"> nepočká, až o</text:span><text:span text:style-name="T1493">dříkáš</text:span><text:span text:style-name="T1490"> celé zaklínadlo. </text:span><text:span text:style-name="T1491">Naštěstí si ale kouzla m</text:span><text:span text:style-name="T1496">ůžeš</text:span><text:span text:style-name="T1491"> připravit, takže je potom sešleš takřka lusknutím prstů.</text:span></text:p>
      <text:h text:style-name="P606" text:outline-level="4"><text:bookmark-start text:name="__RefHeading___Toc17661_4252866283"/>P<text:span text:style-name="T1857">říprava kouzel</text:span><text:bookmark-end text:name="__RefHeading___Toc17661_4252866283"/></text:h>
      <text:p text:style-name="P350"><text:span text:style-name="T1399">K</text:span><text:span text:style-name="T1491">ouzlo si připravíš tak</text:span><text:span text:style-name="T1400">, že nahlas</text:span><text:span text:style-name="T1398"> odříkáš </text:span><text:span text:style-name="T1400">a odgestikuluješ</text:span><text:span text:style-name="T1398"> </text:span><text:span text:style-name="T1400">celý</text:span><text:span text:style-name="T1479"> </text:span><text:span text:style-name="T1491">text</text:span><text:span text:style-name="T1400"> </text:span><text:span text:style-name="T1410">kromě závěrečné zaklínací formule</text:span><text:span text:style-name="T1398">. </text:span><text:span text:style-name="T1491">Kdykoliv později </text:span><text:span text:style-name="T1494">ho</text:span><text:span text:style-name="T1491"> potom můžeš dokončit tím, že vyslovíš tuto formuli a provedeš</text:span><text:span text:style-name="T1398"> přísluš</text:span><text:span text:style-name="T1411">né gesto</text:span><text:span text:style-name="T1398">. </text:span><text:span text:style-name="T1497">To zabere pouze jedno kolo.</text:span></text:p>
      <text:p text:style-name="P307">Příklad:</text:p>
      <text:p text:style-name="Example"><text:span text:style-name="T1605">Kouzlo </text:span><text:span text:style-name="T1619">modrý blesk</text:span><text:span text:style-name="T1605"> se sesílá jednu minutu, </text:span><text:span text:style-name="T1611">Kara si ho ale p</text:span><text:span text:style-name="T1612">řiprav</text:span><text:span text:style-name="T1613">ila</text:span><text:span text:style-name="T1605">. Když se </text:span><text:span text:style-name="T1613">teď </text:span><text:span text:style-name="T1605">dostane do boje, </text:span><text:span text:style-name="T1610">m</text:span><text:span text:style-name="T1605">ůže říct </text:span><text:span text:style-name="T1606">jen</text:span><text:span text:style-name="T1605"> </text:span><text:span text:style-name="T1619">„Artak bárak!“</text:span><text:span text:style-name="T1605">, </text:span><text:span text:style-name="T1607">udělat při tom příslušné gesto a</text:span><text:span text:style-name="T1605"> </text:span><text:span text:style-name="T1607">j</text:span><text:span text:style-name="T1608">ejí </text:span><text:span text:style-name="T1620">modrý blesk</text:span><text:span text:style-name="T1608"> </text:span><text:span text:style-name="T1609">zasáhne </text:span><text:span text:style-name="T1608">skřeta h</text:span><text:span text:style-name="T1609">ned</text:span><text:span text:style-name="T1608">.</text:span></text:p>
      <text:p text:style-name="P476"><text:span text:style-name="T1398">P</text:span><text:span text:style-name="T1491">o každém použití</text:span><text:span text:style-name="T1405"> z</text:span><text:span text:style-name="T1412">aklínací</text:span><text:span text:style-name="T1405"> formule </text:span><text:span text:style-name="T1412">si kouzlo musíš </text:span><text:span text:style-name="T1405">znovu připravit</text:span><text:span text:style-name="T1398">. </text:span><text:span text:style-name="T1492">Můžeš mít ale připravena všechna kouzla, která umíš. Obvykle si tedy stačí pamatovat, která jsi nedávno použil a ještě sis je znovu nepřipravil – všechna ostatní připravena máš.</text:span></text:p>
      <text:p text:style-name="P488">Příklad:</text:p>
      <text:p text:style-name="Example">Když by Kara chtěla ve stejném boji znovu seslat <text:span text:style-name="T191">modrý blesk</text:span>, zabralo by j<text:span text:style-name="T1960">í</text:span> to minutu. Může ale postupně použít zaklínací formule všech kouzel, která má připravena, a tedy například v prvním kole seslat <text:span text:style-name="T191">modrý blesk</text:span>, ve druhém <text:span text:style-name="T191">zelený blesk</text:span> a ve třetím <text:span text:style-name="T191">magický štít</text:span>.</text:p>
      <text:p text:style-name="P365"><text:span text:style-name="T1499">P</text:span><text:span text:style-name="T1501">řípravu kouzel bys měl vždy oznámit</text:span><text:span text:style-name="T1499"> Pánovi jeskyně.</text:span><text:span text:style-name="T1498"> </text:span><text:span text:style-name="T1499">Z</text:span><text:span text:style-name="T1498">abere to totiž nějaký čas a </text:span><text:span text:style-name="T1500">tvé</text:span><text:span text:style-name="T1498"> zaklínání může někdo zaslechnout.</text:span></text:p>
      <text:p text:style-name="Example_20_Header"><text:soft-page-break/>Příklad:</text:p>
      <text:p text:style-name="Example"><text:span text:style-name="T878">Jana:</text:span> „Po boji se na chvíli zastavím a znovu si připravím <text:span text:style-name="T1597">v</text:span><text:span text:style-name="T1598">šechna kouzla, která jsem zrovna použila</text:span>.“</text:p>
      <text:p text:style-name="P503"><text:span text:style-name="T878">Pán jeskyně:</text:span> „<text:span text:style-name="T1862">Co mezitím dělají ostatní?“</text:span></text:p>
      <text:p text:style-name="P503"><text:span text:style-name="T882">Katka:</text:span><text:span text:style-name="T1862"> „Ošetřím Gorondarovi zranění.“</text:span></text:p>
      <text:p text:style-name="P503"><text:span text:style-name="T878">Pán jeskyně:</text:span> „Dobře. <text:span text:style-name="T1599">Naria tedy ošetřila Gorondarovi zranění a Kara opodál</text:span><text:span text:style-name="T1597"> </text:span><text:span text:style-name="T1599">mávala</text:span><text:span text:style-name="T1862"> rukama a</text:span> <text:span text:style-name="T1597">p</text:span><text:span text:style-name="T1600">ronášela</text:span><text:span text:style-name="T1599"> zaklínadla</text:span> ve stroelfštině. Žádné nestvůry to nepřilákalo. <text:span text:style-name="T1862">Co budete dělat dál?</text:span>“</text:p>
      <text:p text:style-name="P351">Když náhodou <text:span text:style-name="T1858">přípravu kouzel</text:span> zapomeneš zmínit, domluv se s Pánem jeskyně, jestli na to byl prostor.</text:p>
      <text:p text:style-name="P489">Příklad:</text:p>
      <text:p text:style-name="Example"><text:span text:style-name="T878">Jana:</text:span> „<text:span text:style-name="T1597">P</text:span><text:span text:style-name="T1601">o minulém boji jsem zapomněla říct, že si připravuju kouzla. Bylo na to dost času?</text:span>“</text:p>
      <text:p text:style-name="Example"><text:span text:style-name="T878">Pán jeskyně:</text:span> „<text:span text:style-name="T1601">Naria ošetřovala Gorondarovi zranění, to určitě c</text:span><text:span text:style-name="T1602">hvíli zabralo</text:span>. <text:span text:style-name="T1601">M</text:span><text:span text:style-name="T1874">áš tedy všechna připravená.</text:span>“</text:p>
      <text:h text:style-name="P607" text:outline-level="4"><text:bookmark-start text:name="__RefHeading___Toc17665_4252866283"/>Mluvení při kouzlení<text:bookmark-end text:name="__RefHeading___Toc17665_4252866283"/></text:h>
      <text:p text:style-name="P477"><text:span text:style-name="T1963">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13">n</text:span><text:span text:style-name="T1495">ějaké</text:span><text:span text:style-name="T1963"> kouzlo seslat, měl bys ji nahlas vyslovit i jako hráč.</text:span></text:p>
      <text:p text:style-name="Example_20_Header">Příklad:</text:p>
      <text:p text:style-name="Example"><text:span text:style-name="T878">Jana:</text:span> „Ukazuju na skřeta a říkám: <text:span text:style-name="T191">‚Artak bárak!‘</text:span>“</text:p>
      <text:h text:style-name="P608" text:outline-level="4"><text:bookmark-start text:name="__RefHeading___Toc17667_4252866283"/><text:soft-page-break/>Gestikulace <text:span text:style-name="T1856">při kouzlení</text:span><text:bookmark-end text:name="__RefHeading___Toc17667_4252866283"/></text:h>
      <text:p text:style-name="P376"><text:span text:style-name="T1855">Gestikulovat </text:span><text:span text:style-name="T1396">je třeba oběma</text:span><text:span text:style-name="T1855"> rukama. </text:span><text:span text:style-name="T1397">M</text:span><text:span text:style-name="T1855">ůžeš v nich při tom něco držet (zbraň, štít a podobně), ale nemůžeš to používat – v kole, kdy kouzlíš, tedy nemůžeš útočit zbraní ani se bránit štítem. Nemůžeš t</text:span><text:span text:style-name="T1397">a</text:span><text:span text:style-name="T1396">ké</text:span><text:span text:style-name="T1855"> kouzlit, pokud se musíš něčeho držet, nebo když máš ruce svázané. </text:span><text:span text:style-name="T1397">P</text:span><text:span text:style-name="T1855">latí to </text:span><text:span text:style-name="T1397">i </text:span><text:span text:style-name="T1413">pro</text:span><text:span text:style-name="T1855"> sesílání vyslovením zaklínací formule – zaklínání je prostě vždy třeba doprovázet gestikulací.</text:span></text:p>
      <text:h text:style-name="P520" text:outline-level="3"><text:bookmark-start text:name="__RefHeading___Toc17480_3085950545"/>Trvání kouzel<text:bookmark-end text:name="__RefHeading___Toc17480_3085950545"/></text:h>
      <text:p text:style-name="P306">Kouzla mohou účinkovat okamžitě, několik minut nebo po dobu <text:span text:style-name="T1863">tvého</text:span> <text:span text:style-name="T191">soustředění</text:span>.</text:p>
      <text:h text:style-name="Heading_20_4" text:outline-level="4"><text:bookmark-start text:name="__RefHeading___Toc17669_4252866283"/>Trvání po několik minut<text:bookmark-end text:name="__RefHeading___Toc17669_4252866283"/></text:h>
      <text:p text:style-name="P343"><text:span text:style-name="T1371">K</text:span><text:span text:style-name="T1373">ouzlo s trváním několik minut nemůžeš nijak ovládat, ani ho předčasně ukončit jinak než k</text:span><text:span text:style-name="T1414">ouzlem</text:span><text:span text:style-name="T1373"> </text:span><text:span text:style-name="T1520">zlom kouzl</text:span><text:span text:style-name="T1544">a</text:span><text:span text:style-name="T1373">.</text:span><text:span text:style-name="T1371"> </text:span><text:span text:style-name="T1373">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42"><text:span text:style-name="T1844">Když kouzlo trvá po dobu tvého </text:span><text:span text:style-name="T286">soustředění</text:span><text:span text:style-name="T1844">, nemůžeš při tom seslat žádné jiné kouzlo a nemůžeš běhat (viz kapitola </text:span><text:span text:style-name="T881">Soustředění</text:span><text:span text:style-name="T1844"> /* TODO: odkaz */). Můžeš </text:span><text:span text:style-name="T1371">h</text:span><text:span text:style-name="T1372">o</text:span><text:span text:style-name="T1844"> ale kdykoliv ukončit, stačí se přestat </text:span><text:span text:style-name="T286">soustředit</text:span><text:span text:style-name="T1844">.</text:span><text:span text:style-name="T1372"> </text:span><text:span text:style-name="T1373">Pokud to dává smysl, p</text:span><text:span text:style-name="T1415">o dobu</text:span><text:span text:style-name="T1372"> </text:span><text:span text:style-name="T1519">soustředění</text:span><text:span text:style-name="T1372"> také můžeš účinek kouzla upravovat.</text:span></text:p>
      <text:p text:style-name="Example_20_Header">Příklad:</text:p>
      <text:p text:style-name="P501"><text:span text:style-name="T1623">K</text:span><text:span text:style-name="T1624">ouzlo</text:span><text:span text:style-name="T1622"> </text:span><text:span text:style-name="T1631">světlo</text:span><text:span text:style-name="T1622"> </text:span><text:span text:style-name="T1624">trvá, </text:span><text:span text:style-name="T1625">dokud se nepřestaneš</text:span><text:span text:style-name="T1622"> </text:span><text:span text:style-name="T1631">soustřed</text:span><text:span text:style-name="T1632">it</text:span><text:span text:style-name="T1631">.</text:span><text:span text:style-name="T1622"> </text:span><text:span text:style-name="T1624">V průběhu</text:span><text:span text:style-name="T1622">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66"><text:span text:style-name="T1864">Pokud není řečeno jinak, cíl musíš vidět, nebo o něm nějak jinak vědět (dotýkat se ho, slyšet ho mluvit a podobně). Když ho </text:span><text:span text:style-name="T1406">dobře</text:span><text:span text:style-name="T1864"> nevidíš, počítáš si k hodu nevýhodu stejně jako při střelbě /* viz kapitola TODO */. Pokud kouzlo vytvoří blesk, projektil </text:span><text:span text:style-name="T1416">a </text:span><text:span text:style-name="T1418">podobně</text:span><text:span text:style-name="T1864">, tak se mu cíl samozřejmě může </text:span><text:span text:style-name="T1416">v</text:span><text:span text:style-name="T1417">yhnout</text:span><text:span text:style-name="T1864"> tím, že se schová za </text:span><text:span text:style-name="T1417">nějakou</text:span><text:span text:style-name="T1864"> pevnou překážku.</text:span></text:p>
      <text:h text:style-name="Heading_20_3" text:outline-level="3"><text:bookmark-start text:name="__RefHeading___Toc17484_3085950545"/>Kouzlení ve zbroji<text:bookmark-end text:name="__RefHeading___Toc17484_3085950545"/></text:h>
      <text:p text:style-name="P367"><text:span text:style-name="T1865">Kouzlit v těžké zbroji je obtížné, většina kouzelníků se tedy spokojí s lehkou zbrojí, případně použ</text:span><text:span text:style-name="T1407">ívají</text:span><text:span text:style-name="T1865"> kouzlo </text:span><text:span text:style-name="T291">neviditelná zbroj</text:span><text:span text:style-name="T1865">.</text:span></text:p>
      <text:list xml:id="list3112207862" text:style-name="L18">
        <text:list-item>
          <text:p text:style-name="P722">V těžké zbroji házíš Fyzičkou nebo Duší podle toho, co máš menší.</text:p>
        </text:list-item>
        <text:list-item>
          <text:p text:style-name="P722">V lehké zbroji nebo beze zbroje házíš Duší.</text:p>
        </text:list-item>
        <text:list-item>
          <text:p text:style-name="P722">Kouzlo <text:span text:style-name="Emphasis">neviditelná zbroj</text:span> ti dá na několik minut <text:span text:style-name="T1330">s</text:span><text:span text:style-name="T1407">tejnou ochranu jako lehké zbroj</text:span>.</text:p>
        </text:list-item>
      </text:list>
      <text:h text:style-name="Heading_20_3" text:outline-level="3"><text:bookmark-start text:name="__RefHeading___Toc17496_3085950545"/>Základní kouzla<text:bookmark-end text:name="__RefHeading___Toc17496_3085950545"/></text:h>
      <text:list xml:id="list2924617382" text:style-name="L19">
        <text:list-item>
          <text:p text:style-name="P723"><text:span text:style-name="T1967">+</text:span>Dým</text:p>
        </text:list-item>
        <text:list-item>
          <text:p text:style-name="P723"><text:span text:style-name="T1967">+</text:span>Beranidlo</text:p>
        </text:list-item>
        <text:list-item>
          <text:p text:style-name="P723"><text:span text:style-name="T1967">+</text:span>Ohnivý oblouk</text:p>
        </text:list-item>
        <text:list-item>
          <text:p text:style-name="P723">Ohnivá střela</text:p>
        </text:list-item>
        <text:list-item>
          <text:p text:style-name="P723">Ledová dýka</text:p>
        </text:list-item>
        <text:list-item>
          <text:p text:style-name="P723"><text:span text:style-name="T1967">+</text:span>Magický štít</text:p>
        </text:list-item>
        <text:list-item>
          <text:p text:style-name="P723"><text:soft-page-break/><text:span text:style-name="T1967">+</text:span>Protoplazma</text:p>
        </text:list-item>
        <text:list-item>
          <text:p text:style-name="P723"><text:span text:style-name="T1967">+</text:span>Světlo</text:p>
        </text:list-item>
        <text:list-item>
          <text:p text:style-name="P723"><text:span text:style-name="T1967">+</text:span>Sugesce</text:p>
        </text:list-item>
        <text:list-item>
          <text:p text:style-name="P723"><text:span text:style-name="T1967">+</text:span>Modrý blesk</text:p>
        </text:list-item>
        <text:list-item>
          <text:p text:style-name="P723"><text:span text:style-name="T1967">+</text:span>Zelený blesk</text:p>
        </text:list-item>
        <text:list-item>
          <text:p text:style-name="P723"><text:span text:style-name="T1967">+</text:span>Neviditelná zbroj</text:p>
        </text:list-item>
      </text:list>
      <text:h text:style-name="P609" text:outline-level="4"><text:bookmark-start text:name="__RefHeading___Toc17673_4252866283"/>Dým <text:span text:style-name="T1931">*Ašan*</text:span><text:bookmark-end text:name="__RefHeading___Toc17673_4252866283"/></text:h>
      <text:p text:style-name="P114"><text:span text:style-name="T313">Trvání:</text:span><text:span text:style-name="T397"> po dobu </text:span><text:span text:style-name="T313">soustředění</text:span></text:p>
      <text:p text:style-name="P443"><text:span text:style-name="T906">Po dobu </text:span><text:span text:style-name="T203">soustředění</text:span><text:span text:style-name="T906"> z tebe bude vycházet hustý dým. Dá se v něm normálně dýchat, ale vidět je v něm jen na </text:span><text:span text:style-name="T203">kontaktní vzdálenost</text:span><text:span text:style-name="T906">. Stejně </text:span><text:span text:style-name="T1454">omezuje i trpaslické </text:span><text:span text:style-name="T1545">infravidění</text:span><text:span text:style-name="T1454">, na </text:span><text:span text:style-name="T1545">krollův ultrasluch</text:span><text:span text:style-name="T1454"> nemá vliv.</text:span><text:span text:style-name="T906"> </text:span><text:span text:style-name="T1453">S</text:span><text:span text:style-name="T335">tejně jako obyčej</text:span><text:span text:style-name="T336">ný </text:span><text:span text:style-name="T391">kouř </text:span><text:span text:style-name="T392">vydrží, dokud ho nerozfouká vítr</text:span><text:span text:style-name="T335">.</text:span><text:span text:style-name="T393"> Je lehčí než vzduch, takže pomalu stoupá vzhůru. Sebe a blízké okolí skryješ za jedno kolo, zaplnit velký sál nebo stodolu trvá zhruba minutu.</text:span></text:p>
      <text:h text:style-name="P610" text:outline-level="4"><text:bookmark-start text:name="__RefHeading___Toc17677_4252866283"/>Beranidlo <text:span text:style-name="T473">*Zelokvah*</text:span><text:bookmark-end text:name="__RefHeading___Toc17677_4252866283"/></text:h>
      <text:p text:style-name="P386"><text:span text:style-name="T281">Dosah:</text:span><text:span text:style-name="T1836"> </text:span><text:span text:style-name="T1367">k</text:span><text:span text:style-name="T1486">rátký</text:span><text:span text:style-name="T1836"><text:line-break/></text:span><text:span text:style-name="T281">Rozsah:</text:span><text:span text:style-name="T1836"> 1 cíl<text:line-break/></text:span><text:span text:style-name="T197">Útok:</text:span><text:span text:style-name="T328"> Duše + k6 proti </text:span><text:span text:style-name="T1422">Fyzičce</text:span><text:span text:style-name="T1880"><text:line-break/></text:span><text:span text:style-name="T281">Zranění:</text:span><text:span text:style-name="T1836"> </text:span><text:span text:style-name="T1364">6</text:span><text:span text:style-name="T1836">kz </text:span><text:span text:style-name="T1143">d</text:span><text:span text:style-name="T1144">rcením</text:span><text:span text:style-name="T1207">,</text:span><text:span text:style-name="T1836"> odečítá se Zbroj</text:span></text:p>
      <text:p text:style-name="P386"><text:span text:style-name="T1879">Do cíle narazí neviditelná síla </text:span><text:span text:style-name="T1421">jako rána beranidlem</text:span><text:span text:style-name="T1879">. Můžeš t</text:span><text:span text:style-name="T1421">a</text:span><text:span text:style-name="T1423">kto</text:span><text:span text:style-name="T1879"> vyrazit obyčejné dveře (nikoliv ale bytelné, na ty je potřeba víc ran), někoho srazit na zem, někam ho odhodit a podobně.</text:span></text:p>
      <text:p text:style-name="Example_20_Header"><text:soft-page-break/>Příklad:</text:p>
      <text:p text:style-name="Example">Na Karu se řítí velký kanec.</text:p>
      <text:p text:style-name="Example"><text:span text:style-name="T878">Jana:</text:span> <text:span text:style-name="T191">„Zelokvah!“</text:span></text:p>
      <text:p text:style-name="Example">Kanec má Fyzičku 4 <text:span text:style-name="T1965">a</text:span> Pán jeskyně hodil 2, celkem <text:span text:style-name="T1965">má</text:span> tedy <text:span text:style-name="T318">na obranu</text:span> 6. Kara má Duši 3 a Jana hodila 6. Dohromady má 9, přehodila kance o 3 a má tedy proti němu 2 úspěchy.</text:p>
      <text:p text:style-name="Example"><text:span text:style-name="T878">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41">Pán jeskyně:</text:span> „Kanec se při běhu svalil na zem, až to zapraštělo. Vypadá otřeseně.“</text:p>
      <text:p text:style-name="Example"><text:span text:style-name="T883">Jana:</text:span><text:span text:style-name="T1964"> „</text:span><text:span text:style-name="T1592">N</text:span><text:span text:style-name="T1964">ebudu čekat, až se vzpamatuje. Utíkám!“</text:span></text:p>
      <text:p text:style-name="P444">/<text:span text:style-name="T470">* V podstatě </text:span><text:span text:style-name="T198">telekinetický úder</text:span><text:span text:style-name="T470"> ze svitku, jen líp popsanej */</text:span></text:p>
      <text:h text:style-name="P611" text:outline-level="4"><text:bookmark-start text:name="__RefHeading___Toc17679_4252866283"/><text:span text:style-name="T1842">Ohnivý oblouk *</text:span><text:span text:style-name="T1647">E</text:span><text:span text:style-name="T1653">š kešet</text:span><text:span text:style-name="T1932">*</text:span><text:bookmark-end text:name="__RefHeading___Toc17679_4252866283"/></text:h>
      <text:p text:style-name="P352"><text:span text:style-name="T269">Rozsah:</text:span><text:span text:style-name="T1813"> </text:span><text:span text:style-name="T1368">vše v </text:span><text:span text:style-name="T1516">kontaktní vzdálenosti</text:span><text:span text:style-name="T1368"> před tebou</text:span><text:span text:style-name="T1367"><text:line-break/></text:span><text:span text:style-name="T1518">Útok:</text:span><text:span text:style-name="T1365"> Duše + k6 proti F</text:span><text:span text:style-name="T1370">inese<text:line-break/></text:span><text:span text:style-name="T1517">Zranění:</text:span><text:span text:style-name="T1367"> </text:span><text:span text:style-name="T1364">7</text:span><text:span text:style-name="T1367">kz </text:span><text:span text:style-name="T460">ohněm</text:span><text:span text:style-name="T1370">,</text:span><text:span text:style-name="T1367"> odečítá se Zbroj</text:span></text:p>
      <text:p text:style-name="P338">Mezi rozpřaženýma rukama ti <text:span text:style-name="T909">obloukem</text:span> prošlehnou plameny a zraní <text:span text:style-name="T910">všechno těsně před tebou.</text:span></text:p>
      <text:h text:style-name="P612" text:outline-level="4"><text:bookmark-start text:name="__RefHeading___Toc17681_4252866283"/><text:span text:style-name="T1842">Ohnivá střela *</text:span><text:span text:style-name="T1647">E</text:span><text:span text:style-name="T1653">š týl</text:span><text:span text:style-name="T1842">*</text:span><text:bookmark-end text:name="__RefHeading___Toc17681_4252866283"/></text:h>
      <text:p text:style-name="P352"><text:span text:style-name="T281">Dosah:</text:span><text:span text:style-name="T1836"> střední<text:line-break/></text:span><text:span text:style-name="T281">Rozsah:</text:span><text:span text:style-name="T1836"> 1 cíl<text:line-break/></text:span><text:span text:style-name="T197">Útok:</text:span><text:span text:style-name="T328"> Duše + k6 proti F</text:span><text:span text:style-name="T333">inese</text:span><text:span text:style-name="T444"><text:line-break/></text:span><text:span text:style-name="T281">Zranění:</text:span><text:span text:style-name="T1836"> </text:span><text:span text:style-name="T1364">6</text:span><text:span text:style-name="T1836">kz </text:span><text:span text:style-name="T449">ohněm</text:span><text:span text:style-name="T1207">,</text:span><text:span text:style-name="T1836"> odečítá se Zbroj</text:span></text:p>
      <text:p text:style-name="P94"><text:soft-page-break/><text:span text:style-name="T911">Z tvé ruky na určený cíl vyletí malá plamenná střela</text:span>.</text:p>
      <text:h text:style-name="P613" text:outline-level="4"><text:bookmark-start text:name="__RefHeading___Toc17683_4252866283"/>Ledová dýka <text:span text:style-name="T471">* Kerach pygion*</text:span><text:bookmark-end text:name="__RefHeading___Toc17683_4252866283"/></text:h>
      <text:p text:style-name="P352"><text:span text:style-name="T281">Dosah:</text:span><text:span text:style-name="T1836"> střední<text:line-break/></text:span><text:span text:style-name="T281">Rozsah:</text:span><text:span text:style-name="T1836"> 1 cíl<text:line-break/></text:span><text:span text:style-name="T197">Útok:</text:span><text:span text:style-name="T328"> Duše + k6 proti F</text:span><text:span text:style-name="T333">inese</text:span><text:span text:style-name="T444"><text:line-break/></text:span><text:span text:style-name="T281">Zranění:</text:span><text:span text:style-name="T1836"> </text:span><text:span text:style-name="T1364">6</text:span><text:span text:style-name="T1836">kz (</text:span><text:span text:style-name="T468">bodné</text:span><text:span text:style-name="T467">), odečítá se Zbroj</text:span></text:p>
      <text:p text:style-name="P337"><text:span text:style-name="T467">Z tvé ruky na cíl vyletí ostrá dýka z tvrdého ledu. </text:span><text:span text:style-name="T1362">V </text:span><text:span text:style-name="T1363">následujícím kole beze stopy zmizí.</text:span></text:p>
      <text:h text:style-name="Heading_20_4" text:outline-level="4"><text:bookmark-start text:name="__RefHeading___Toc17685_4252866283"/>Magický štít *<text:span text:style-name="T1932">Kasum </text:span><text:span text:style-name="T1644">m</text:span><text:span text:style-name="T1653">agen</text:span>*<text:bookmark-end text:name="__RefHeading___Toc17685_4252866283"/></text:h>
      <text:p text:style-name="P352"><text:span text:style-name="T667">Dosah:</text:span><text:span text:style-name="T529"> </text:span><text:span text:style-name="T1225">s</text:span><text:span text:style-name="T1231">třední<text:line-break/></text:span><text:span text:style-name="T1561">Rozsah:</text:span><text:span text:style-name="T1231"> 1 cíl</text:span></text:p>
      <text:p text:style-name="P455"><text:span text:style-name="T529">K</text:span><text:span text:style-name="T631">olem </text:span><text:span text:style-name="T1288">určeného</text:span><text:span text:style-name="T631">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05">plnou obranu</text:span><text:span text:style-name="T631">.</text:span></text:p>
      <text:p text:style-name="Example_20_Header"><text:span text:style-name="T631">P</text:span><text:span text:style-name="T481">říklad:</text:span></text:p>
      <text:p text:style-name="Example"><text:span text:style-name="T1953">Na Karu se řítí zlobr s Fyzičkou 6 a obřím kyjem se zraněním 5. Pán jeskyně hodil 4, zlobr má tedy celkem útok 10/+5. Kara se brání </text:span><text:span text:style-name="T1954">magickým š</text:span><text:span text:style-name="T1955">t</text:span><text:span text:style-name="T1954">ítem</text:span><text:span text:style-name="T1953">. Má Duši 3, Jana na kostce hodila 5 a počítá si +1 za </text:span><text:span text:style-name="T1954">plnou obranu</text:span><text:span text:style-name="T1953">, celkem má tedy 9. Zlobr ji přehodil o 1 a zranění má 5, Kara tedy čelí celkovému zranění za 6. </text:span><text:span text:style-name="T1614">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15">jím</text:span><text:span text:style-name="T1614"> tedy bránit.<text:line-break/><text:tab/>Kdyby zlobrovi místo n</text:span><text:span text:style-name="T1616">í</text:span><text:span text:style-name="T1614"> čelil Gorondar a o</text:span><text:span text:style-name="T1617">na</text:span><text:span text:style-name="T1614"> by seslala </text:span><text:span text:style-name="T1621">magický štít</text:span><text:span text:style-name="T1614"> na něj, h</text:span><text:span text:style-name="T1618">odil</text:span><text:span text:style-name="T1614"> by si proti zlobrovi normálně </text:span><text:span text:style-name="T1621">na útok</text:span><text:span text:style-name="T1614"> a pokud by ho zlobr přehodil, od výsledného zranění by si odečetl 2 za svou těžkou zbroj, 1 za svůj štít a další 2 za Kařin </text:span><text:span text:style-name="T1621">magický štít</text:span><text:span text:style-name="T1614">.</text:span></text:p>
      <text:h text:style-name="P614" text:outline-level="4"><text:bookmark-start text:name="__RefHeading___Toc17687_4252866283"/><text:soft-page-break/><text:span text:style-name="T1933">Protoplazma *Makor </text:span><text:span text:style-name="T1654">r</text:span><text:span text:style-name="T1655">efeš</text:span><text:span text:style-name="T1933">*</text:span><text:bookmark-end text:name="__RefHeading___Toc17687_4252866283"/></text:h>
      <text:p text:style-name="P352"><text:span text:style-name="T667">Dosah:</text:span><text:span text:style-name="T529"> </text:span><text:span text:style-name="T1225">k</text:span><text:span text:style-name="T1226">rátký</text:span><text:span text:style-name="T530"><text:line-break/></text:span><text:span text:style-name="T668">Rozsah:</text:span><text:span text:style-name="T531"> 1 cíl</text:span><text:span text:style-name="T534"><text:line-break/></text:span><text:span text:style-name="T1558">Útok</text:span><text:span text:style-name="T671">:</text:span><text:span text:style-name="T535"> Duše + k6 proti Finese<text:line-break/></text:span><text:span text:style-name="T670">Trvání:</text:span><text:span text:style-name="T534"> několik minut</text:span></text:p>
      <text:p text:style-name="P310"><text:span text:style-name="T1219">Z </text:span><text:span text:style-name="T1230">tvých</text:span><text:span text:style-name="T594"> rukou vytrysknou proudy lepkavého slizu</text:span><text:span text:style-name="T601">. Jde jím uhasit oheň, častěji se ale používá na znehybnění cíle. </text:span><text:span text:style-name="T1243">Ú</text:span><text:span text:style-name="T601">činek </text:span><text:span text:style-name="T614">pak</text:span><text:span text:style-name="T601"> závisí na počtu úspěchů:</text:span></text:p>
      <text:list xml:id="list622113597" text:style-name="L20">
        <text:list-item>
          <text:p text:style-name="P726">Za první úspěch <text:span text:style-name="T1827">bude</text:span> <text:span text:style-name="T191">zpomalen</text:span><text:span text:style-name="T277">ý</text:span></text:p>
        </text:list-item>
        <text:list-item>
          <text:p text:style-name="P726">Za druhý <text:span text:style-name="T1827">mu můžeš dát</text:span> buď nevýhod<text:span text:style-name="T1827">u za ztížení pohybu</text:span> nebo <text:span text:style-name="T1828">mu</text:span> znehybn<text:span text:style-name="T1827">it</text:span> jedn<text:span text:style-name="T1827">u</text:span> končetin<text:span text:style-name="T1827">u</text:span></text:p>
        </text:list-item>
        <text:list-item>
          <text:p text:style-name="P724"><text:span text:style-name="T1228">K</text:span><text:span text:style-name="T1227">dyž získáš tři úspěchy, bude</text:span><text:span text:style-name="T600"> zcela znehybněný</text:span></text:p>
        </text:list-item>
      </text:list>
      <text:p text:style-name="P317"><text:span text:style-name="T1559">P</text:span><text:span text:style-name="T1560">rotoplazma</text:span><text:span text:style-name="T1229"> má p</text:span><text:span text:style-name="T1306">odobný</text:span><text:span text:style-name="T1229"> účin</text:span><text:span text:style-name="T1289">e</text:span><text:span text:style-name="T1229">k jako paralýza, schopnosti a prostředky na odstranění paralýzy na ni ale nefungují. Zato je možné ji z</text:span><text:span text:style-name="T1290">a jedno kolo</text:span><text:span text:style-name="T1229"> setřít.</text:span></text:p>
      <text:h text:style-name="Heading_20_4" text:outline-level="4"><text:bookmark-start text:name="__RefHeading___Toc17689_4252866283"/>Světlo <text:span text:style-name="T481">*</text:span><text:span text:style-name="T1676">Ó</text:span><text:span text:style-name="T1678">r</text:span><text:span text:style-name="T481">*</text:span><text:bookmark-end text:name="__RefHeading___Toc17689_4252866283"/></text:h>
      <text:p text:style-name="P352"><text:span text:style-name="T672">Dosah:</text:span><text:span text:style-name="T538"> </text:span><text:span text:style-name="T598">d</text:span><text:span text:style-name="T538">otyk<text:line-break/></text:span><text:span text:style-name="T673">Trvání:</text:span><text:span text:style-name="T539"> </text:span><text:span text:style-name="T1222">p</text:span><text:span text:style-name="T1223">o dobu </text:span><text:span text:style-name="T1557">soustředění</text:span></text:p>
      <text:p text:style-name="P316"><text:span text:style-name="T599">Předmět, kterého se dotkneš, bude </text:span><text:span text:style-name="T1224">p</text:span><text:span text:style-name="T1223">o dobu tvého </text:span><text:span text:style-name="T1557">soustředění</text:span><text:span text:style-name="T598"> </text:span><text:span text:style-name="T599">svítit. </text:span><text:span text:style-name="T598">Můžeš libovolně měnit barvu světla a jeho intenzitu. Největší možná je zhruba jako maják – osvětlí velký sál.</text:span></text:p>
      <text:h text:style-name="P615" text:outline-level="4"><text:bookmark-start text:name="__RefHeading___Toc17691_4252866283"/>Sugesce *<text:span text:style-name="T1656">Hašáh</text:span>*<text:bookmark-end text:name="__RefHeading___Toc17691_4252866283"/></text:h>
      <text:p text:style-name="P352"><text:span text:style-name="T667">Dosah:</text:span><text:span text:style-name="T529"> </text:span><text:span text:style-name="T1218">k</text:span><text:span text:style-name="T1291">ontaktní</text:span><text:span text:style-name="T530"><text:line-break/></text:span><text:span text:style-name="T668">Rozsah:</text:span><text:span text:style-name="T531"> 1 </text:span><text:span text:style-name="T536">inteligentní tvor</text:span><text:span text:style-name="T537"><text:line-break/></text:span><text:span text:style-name="T670">Trvání:</text:span><text:span text:style-name="T534"> několik minut</text:span></text:p>
      <text:p text:style-name="P315"><text:soft-page-break/><text:span text:style-name="T593">Po seslání tohoto kouzla můžeš </text:span><text:span text:style-name="T594">cíli, kterému se </text:span><text:span text:style-name="T632">zblízka</text:span><text:span text:style-name="T594"> </text:span><text:span text:style-name="T593">po</text:span><text:span text:style-name="T594">díváš do očí, vsugerovat nějaký pocit (strach, únavu, vztek, bolest atd.), nebo ho dočasně o něčem přesvědčit, třeba že jsi pozvaný od pána hradu a má tě tedy pustit dovnitř. </text:span><text:span text:style-name="T596">Jakmile vyprší trvání kouzla, nebo když dotyčného někdo jiný upozorní, že se chová divně, uvědomí si, že nejednal z vlastní vůle.</text:span><text:span text:style-name="T594"> </text:span><text:span text:style-name="T1219">J</text:span><text:span text:style-name="T594">ak zareaguje, je na úvaze Pána jeskyně.</text:span></text:p>
      <text:p text:style-name="P17"><text:span text:style-name="T594">P</text:span><text:span text:style-name="T481">říklad:</text:span></text:p>
      <text:p text:style-name="Example"><text:span text:style-name="T481">Kara se potřebuje dostat do domu obchodníka Kelara, před kterým </text:span><text:span text:style-name="T597">stojí stráž.</text:span></text:p>
      <text:p text:style-name="Example"><text:span text:style-name="T863">Jana:</text:span><text:span text:style-name="T597"> „Přijdu k němu a řeknu: </text:span><text:span text:style-name="T710">‚</text:span><text:span text:style-name="T1603">H</text:span><text:span text:style-name="T1604">ašáh</text:span><text:span text:style-name="T904">! M</text:span><text:span text:style-name="T710">ám domluvenou schůzku s panem Kelarem, pusť mě dovnitř.‘</text:span><text:span text:style-name="T597">“</text:span></text:p>
      <text:p text:style-name="Example"><text:span text:style-name="T878">Pán jeskyně:</text:span> „Strážný tě s úklonou pouští a říká <text:span text:style-name="T191">‚Pojďte dál, slečno. Počkejte, prosím, v chodbě, pán by měl každou chvíli dorazit.‘</text:span>“</text:p>
      <text:p text:style-name="Example">Kara si <text:span text:style-name="T1956">teď</text:span> bude muset pospíšit, protože až se obchodník vrátí, <text:span text:style-name="T844">určitě</text:span> se provalí, že žádnou schůzku domluvenou neměl, a strážný si tedy uvědomí, že ho ošálila kouzlem.</text:p>
      <text:h text:style-name="P616" text:outline-level="4"><text:bookmark-start text:name="__RefHeading___Toc17693_4252866283"/>Modrý <text:span text:style-name="T447">blesk *Artak bárak*</text:span><text:bookmark-end text:name="__RefHeading___Toc17693_4252866283"/></text:h>
      <text:p text:style-name="P353"><text:span text:style-name="T191">Dosah:</text:span><text:span text:style-name="T324"> </text:span><text:span text:style-name="T355">střední</text:span><text:span text:style-name="T191"><text:line-break/>Rozsah:</text:span><text:span text:style-name="T324"> 1 cíl</text:span><text:span text:style-name="T191"><text:line-break/></text:span><text:span text:style-name="T197">Útok:</text:span><text:span text:style-name="T328"> Duše + k6 proti F</text:span><text:span text:style-name="T332">yzičce</text:span><text:span text:style-name="T444"><text:line-break/></text:span><text:span text:style-name="T191">Zranění:</text:span> <text:span text:style-name="T1806">6</text:span>kz <text:span text:style-name="T462">bleskem</text:span><text:span text:style-name="T1206">, odečítá se Zbroj</text:span></text:p>
      <text:p text:style-name="P297"><text:span text:style-name="T1189">Z tvých očí na určen</text:span><text:span text:style-name="T1188">ý</text:span><text:span text:style-name="T1189"> cíl přeskočí </text:span><text:span text:style-name="T1188">modrý</text:span><text:span text:style-name="T1189"> výboj. </text:span><text:span text:style-name="T1174">Modrý</text:span><text:span text:style-name="T1176"> blesk</text:span><text:span text:style-name="T1189"> vždy zasáhne </text:span><text:span text:style-name="T1192">určený cíl</text:span><text:span text:style-name="T1189">, ne vždy </text:span><text:span text:style-name="T1192">jej</text:span><text:span text:style-name="T1189"> ale zraní.</text:span></text:p>
      <text:h text:style-name="P616" text:outline-level="4"><text:bookmark-start text:name="__RefHeading___Toc17695_4252866283"/><text:soft-page-break/>Zelený <text:span text:style-name="T447">blesk *Járak bárak*</text:span><text:bookmark-end text:name="__RefHeading___Toc17695_4252866283"/></text:h>
      <text:p text:style-name="P353"><text:span text:style-name="T191">Dosah:</text:span><text:span text:style-name="T324"> </text:span><text:span text:style-name="T355">střední</text:span><text:span text:style-name="T191"><text:line-break/>Rozsah:</text:span><text:span text:style-name="T324"> </text:span><text:span text:style-name="T376">1-</text:span><text:span text:style-name="T324">2 cíle</text:span><text:span text:style-name="T191"><text:line-break/></text:span><text:span text:style-name="T197">Útok:</text:span><text:span text:style-name="T328"> Duše + k6 proti F</text:span><text:span text:style-name="T332">yzičce</text:span><text:line-break/><text:span text:style-name="T191">Zranění:</text:span> <text:span text:style-name="T1806">5</text:span>kz <text:span text:style-name="T462">bleskem</text:span><text:span text:style-name="T1206">, odečítá se Zbroj</text:span></text:p>
      <text:p text:style-name="P297"><text:span text:style-name="T1189">Z tvých očí na určené cíle přeskočí </text:span><text:span text:style-name="T1188">zelený</text:span><text:span text:style-name="T1189"> výboj. </text:span><text:span text:style-name="T1174">Zelený</text:span><text:span text:style-name="T1176"> blesk</text:span><text:span text:style-name="T1189"> vždy zasáhne </text:span><text:span text:style-name="T1192">určené cíle</text:span><text:span text:style-name="T1189">, ne vždy </text:span><text:span text:style-name="T1192">je</text:span><text:span text:style-name="T1189"> ale zraní.</text:span></text:p>
      <text:h text:style-name="P615" text:outline-level="4"><text:bookmark-start text:name="__RefHeading___Toc17697_4252866283"/><text:span text:style-name="T1189">N</text:span><text:span text:style-name="T1188">eviditelná zbroj</text:span><text:span text:style-name="T1195"> *</text:span><text:span text:style-name="T1197">Ij ryjut</text:span><text:span text:style-name="T1195"> </text:span><text:span text:style-name="T1203">š</text:span><text:span text:style-name="T1204">irion</text:span><text:span text:style-name="T1195">*</text:span><text:bookmark-end text:name="__RefHeading___Toc17697_4252866283"/></text:h>
      <text:p text:style-name="P352"><text:span text:style-name="T1178">Trvání:</text:span><text:span text:style-name="T1193"> několik minut</text:span></text:p>
      <text:p text:style-name="P301"><text:span text:style-name="T1193">Po seslání tohoto kouzla budeš </text:span><text:span text:style-name="T1198">m</text:span><text:span text:style-name="T1200">ít kolem sebe</text:span><text:span text:style-name="T1193"> neviditeln</text:span><text:span text:style-name="T1198">o</text:span><text:span text:style-name="T1199">u</text:span><text:span text:style-name="T1193"> magick</text:span><text:span text:style-name="T1194">ou zbroj</text:span><text:span text:style-name="T1193">. </text:span><text:span text:style-name="T1199">Chrání před stejnými druhy zranění a stejně dobře jako obyčejná lehká zbroj – snižuje tedy zranění o 1</text:span><text:span text:style-name="T1193">. </text:span><text:span text:style-name="T1196">S případnou oblečenou zbrojí se nesčítá.</text:span></text:p>
      <text:h text:style-name="P521" text:outline-level="3"><text:bookmark-start text:name="__RefHeading___Toc17498_3085950545"/>Pokročilá kouzla<text:bookmark-end text:name="__RefHeading___Toc17498_3085950545"/></text:h>
      <text:p text:style-name="P442">Pokročilá kouzla se můžeš učit od třetí úrovně.</text:p>
      <text:list xml:id="list2534758271" text:style-name="L21">
        <text:list-item>
          <text:p text:style-name="P728">Detekční runy</text:p>
        </text:list-item>
        <text:list-item>
          <text:p text:style-name="P728">Třpytivá zář</text:p>
        </text:list-item>
        <text:list-item>
          <text:p text:style-name="P728">Přines</text:p>
        </text:list-item>
        <text:list-item>
          <text:p text:style-name="P728">Oheň</text:p>
        </text:list-item>
        <text:list-item>
          <text:p text:style-name="P728">Pamatuj</text:p>
        </text:list-item>
        <text:list-item>
          <text:p text:style-name="P728">Zapomeň</text:p>
        </text:list-item>
        <text:list-item>
          <text:p text:style-name="P728">Vytvoř duplikát</text:p>
        </text:list-item>
        <text:list-item>
          <text:p text:style-name="P728"><text:soft-page-break/>Spánek</text:p>
        </text:list-item>
        <text:list-item>
          <text:p text:style-name="P728">Tlampač</text:p>
        </text:list-item>
        <text:list-item>
          <text:p text:style-name="P728">Oko</text:p>
        </text:list-item>
        <text:list-item>
          <text:p text:style-name="P728">Ochrana před projektily</text:p>
        </text:list-item>
        <text:list-item>
          <text:p text:style-name="P728">Rozžhavení</text:p>
        </text:list-item>
        <text:list-item>
          <text:p text:style-name="P728">Chůze po hladině</text:p>
        </text:list-item>
        <text:list-item>
          <text:p text:style-name="P728">Paralýza</text:p>
        </text:list-item>
        <text:list-item>
          <text:p text:style-name="P728">Ledová tříšť</text:p>
        </text:list-item>
        <text:list-item>
          <text:p text:style-name="P728">Dlouhá ruka</text:p>
        </text:list-item>
        <text:list-item>
          <text:p text:style-name="P728">Lazebník</text:p>
        </text:list-item>
        <text:list-item>
          <text:p text:style-name="P728">Přelud</text:p>
        </text:list-item>
        <text:list-item>
          <text:p text:style-name="P728">Přenos zvuku</text:p>
        </text:list-item>
        <text:list-item>
          <text:p text:style-name="P728">Bílá střela</text:p>
        </text:list-item>
        <text:list-item>
          <text:p text:style-name="P728">Najdi neviditelné</text:p>
        </text:list-item>
        <text:list-item>
          <text:p text:style-name="P728">Levitace</text:p>
        </text:list-item>
        <text:list-item>
          <text:p text:style-name="P728">Návrat</text:p>
        </text:list-item>
        <text:list-item>
          <text:p text:style-name="P728">Stěna ticha</text:p>
        </text:list-item>
        <text:list-item>
          <text:p text:style-name="P728">Protikouzlo</text:p>
        </text:list-item>
        <text:list-item>
          <text:p text:style-name="P728">Zlom kouzla</text:p>
        </text:list-item>
        <text:list-item>
          <text:p text:style-name="P728">Fialový blesk</text:p>
        </text:list-item>
        <text:list-item>
          <text:p text:style-name="P728"><text:soft-page-break/>Žlutý blesk</text:p>
        </text:list-item>
        <text:list-item>
          <text:p text:style-name="P728">Ohnivá koule</text:p>
        </text:list-item>
      </text:list>
      <text:h text:style-name="Heading_20_4" text:outline-level="4">Detekční runy <text:span text:style-name="T1330">*</text:span><text:span text:style-name="T1947">Gilah otim*</text:span></text:h>
      <text:p text:style-name="P471"><text:span text:style-name="T309">Trvání:</text:span><text:span text:style-name="T389"> trvalé</text:span></text:p>
      <text:p text:style-name="P441"><text:span text:style-name="T374">P</text:span><text:span text:style-name="T401">řed</text:span><text:span text:style-name="T389"> sesílání</text:span><text:span text:style-name="T401">m</text:span><text:span text:style-name="T389"> tohoto kouzla je třeba nakreslit </text:span><text:span text:style-name="T1449">několik detekčních run a je</text:span><text:span text:style-name="T1480">d</text:span><text:span text:style-name="T1449">nu signální runu. Detekční runy se kreslí obvykle na nějaký průchod, třeba na stěny chodby, na futra dveří nebo na dva stromy. Signální runa se </text:span><text:span text:style-name="T1450">nejčastěji</text:span><text:span text:style-name="T1449">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66">ignální</text:span><text:span text:style-name="T1449"> runu, může na ni </text:span><text:span text:style-name="T1451">ale </text:span><text:span text:style-name="T1449">být napojený libovolný počet detekčních run.</text:span></text:p>
      <text:p text:style-name="P441"><text:span text:style-name="T1449">/</text:span><text:span text:style-name="T1452">*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řpytivá zář <text:span text:style-name="T1934">*Misanver lehavah*</text:span><text:bookmark-end text:name="__RefHeading___Toc17701_4252866283"/></text:h>
      <text:p text:style-name="P445"><text:span text:style-name="T254">Útok</text:span><text:span text:style-name="T253">:</text:span><text:span text:style-name="T348"> </text:span><text:span text:style-name="T1455">D</text:span><text:span text:style-name="T1456">uše</text:span><text:span text:style-name="T348"> + k6 proti </text:span><text:span text:style-name="T349">Finese</text:span><text:span text:style-name="T347"><text:line-break/></text:span><text:span text:style-name="T250">R</text:span><text:span text:style-name="T249">ozsah:</text:span><text:span text:style-name="T1148"> všichni v </text:span><text:span text:style-name="T249">krátké vzdálenosti</text:span><text:span text:style-name="T1148"><text:line-break/></text:span><text:span text:style-name="T249">Účinek:</text:span><text:span text:style-name="T1148"> </text:span><text:span text:style-name="T249">oslepení</text:span><text:span text:style-name="T1148"> na počet kol rovný počtu úspěchů</text:span></text:p>
      <text:p text:style-name="P445"><text:span text:style-name="T1456">Všude v</text:span><text:span text:style-name="T1948"> </text:span><text:span text:style-name="T310">krátké vzdálenosti</text:span><text:span text:style-name="T1948"> kolem tebe probl</text:span><text:span text:style-name="T1456">eskne</text:span><text:span text:style-name="T1948"> </text:span><text:span text:style-name="T1456">oslepující záře.</text:span> Jas je tak silný, že zavření očí nebo odvrácení zraku dá pouze výhodu na odolání, spolehlivě ochrání jen zakrytí očí paží nebo něčím podobným. <text:span text:style-name="T1275">Z</text:span><text:span text:style-name="T1276">asažení</text:span><text:span text:style-name="T481"> bud</text:span><text:span text:style-name="T624">ou</text:span><text:span text:style-name="T481"> oslepen</text:span><text:span text:style-name="T624">i</text:span><text:span text:style-name="T481"> tolik kol, kolik proti n</text:span><text:span text:style-name="T624">i</text:span><text:span text:style-name="T481"> získáš úspěchů. </text:span><text:span text:style-name="T624">Tebe kouzlo neoslepí.</text:span></text:p>
      <text:h text:style-name="Heading_20_4" text:outline-level="4"><text:bookmark-start text:name="__RefHeading___Toc17703_4252866283"/><text:soft-page-break/>Přines <text:span text:style-name="T1934">*Palat*</text:span><text:bookmark-end text:name="__RefHeading___Toc17703_4252866283"/></text:h>
      <text:p text:style-name="P362"><text:span text:style-name="T269">Rozsah:</text:span><text:span text:style-name="T381"> </text:span><text:span text:style-name="T382">jeden předmět</text:span></text:p>
      <text:p text:style-name="P427">Abys mohl použít toto kouzlo, musíš nejprve nějaký předmět opatřit značkou – můžeš ji na něj vyrýt, nakreslit a podobně. Při sesílání kouzla <text:span text:style-name="T191">přines</text:span> potom tuto značku načrtneš do vzduchu a označený předmět se ti přemístí do ruky <text:span text:style-name="T1916">nehledě na vzdálenost</text:span>.</text:p>
      <text:h text:style-name="Heading_20_4" text:outline-level="4"><text:bookmark-start text:name="__RefHeading___Toc17705_4252866283"/>Oheň <text:span text:style-name="T1909">*Eš*</text:span><text:bookmark-end text:name="__RefHeading___Toc17705_4252866283"/></text:h>
      <text:p text:style-name="P361"><text:span text:style-name="T269">Dosah:</text:span><text:span text:style-name="T1813"> krátký<text:line-break/></text:span><text:span text:style-name="T269">Rozsah:</text:span><text:span text:style-name="T1813"> všechno v </text:span><text:span text:style-name="T269">kontaktní vzdálenosti</text:span><text:span text:style-name="T1813"> od určeného místa<text:line-break/></text:span><text:span text:style-name="T269">Trvání:</text:span><text:span text:style-name="T1813"> několik minut<text:line-break/></text:span><text:span text:style-name="T220">Efekt:</text:span><text:span text:style-name="T362"> </text:span><text:span text:style-name="T372">každé kolo </text:span><text:span text:style-name="T324">zranění za</text:span><text:span text:style-name="T362"> </text:span><text:span text:style-name="T380">5</text:span><text:span text:style-name="T912">kz </text:span><text:span text:style-name="T449">ohněm</text:span> <text:span text:style-name="T912">(odečítá se Zbroj)</text:span></text:p>
      <text:p text:style-name="P422"><text:span text:style-name="T1910">Na místě, kam ukážeš, vzplane oheň velký podle tvého přání, nejvíce ale jako vatra o průměru několika metrů. </text:span><text:span text:style-name="T1444">Může </text:span><text:span text:style-name="T1445">hořet</text:span><text:span text:style-name="T1444"> na čemkoliv, klidně i na vodě, nemůže ale viset ve vzduchu. Pokud j</text:span><text:span text:style-name="T1447">ej</text:span><text:span text:style-name="T1444"> vyčaruješ na sněhu nebo ledu, postupně skrz něj proh</text:span><text:span text:style-name="T1467">oří</text:span><text:span text:style-name="T1444">. </text:span><text:span text:style-name="T1346">S</text:span><text:span text:style-name="T1352">álá z n</text:span><text:span text:style-name="T1447">ěj</text:span><text:span text:style-name="T1832"> silný žár. Počínaje příštím kolem při doteku každé kolo způsobí zranění za </text:span><text:span text:style-name="T1344">5</text:span><text:span text:style-name="T469">kz </text:span><text:span text:style-name="T449">ohněm</text:span><text:span text:style-name="T469"> (odečítá se zbroj). </text:span><text:span text:style-name="T1344">D</text:span><text:span text:style-name="T1355">okud kouzlo trvá, nejde uhasit</text:span><text:span text:style-name="T1833">.<text:line-break/><text:tab/></text:span><text:span text:style-name="T314">Oheň</text:span><text:span text:style-name="T1833"> není útočné kouzlo. Když na tebe v kole sesílání někdo útočí, </text:span><text:span text:style-name="T1355">h</text:span><text:span text:style-name="T1468">ázíš si proti němu</text:span><text:span text:style-name="T1833"> </text:span><text:span text:style-name="T314">na obranu</text:span><text:span text:style-name="T1833">.</text:span></text:p>
      <text:h text:style-name="Heading_20_4" text:outline-level="4"><text:bookmark-start text:name="__RefHeading___Toc17707_4252866283"/>Pamatuj <text:span text:style-name="T1935">*Zakhar*</text:span><text:bookmark-end text:name="__RefHeading___Toc17707_4252866283"/></text:h>
      <text:p text:style-name="P420"><text:span text:style-name="T699">Trvání:</text:span><text:span text:style-name="T822"> po dobu </text:span><text:span text:style-name="T699">soustředění</text:span></text:p>
      <text:p text:style-name="P421"><text:soft-page-break/><text:span text:style-name="T712">Dokud se budeš </text:span><text:span text:style-name="T639">soustředit</text:span><text:span text:style-name="T712">, dokonale si zapamatuješ vše, co vidíš, slyšíš či jinak vnímáš. Můžeš si tedy například zapamatovat celou knihu </text:span><text:span text:style-name="T823">(stačí ji prolistovat)</text:span><text:span text:style-name="T712">, tváře všech osob v davu, chutě, pachy, melodie a podobně. </text:span><text:span text:style-name="T823">Vzpomínky vydrží jeden měsíc. Pokud si je tedy chceš udržet déle, musíš je do té doby zapsat nebo jinak zaznamenat. Pak si je případně můžeš tímto kouzlem </text:span><text:span text:style-name="T824">zapamatovat na další měsíc</text:span><text:span text:style-name="T823">.</text:span></text:p>
      <text:p text:style-name="P419">/<text:span text:style-name="T1908">*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08">*/</text:span></text:p>
      <text:h text:style-name="P617" text:outline-level="4"><text:bookmark-start text:name="__RefHeading___Toc17709_4252866283"/>Zapomeň <text:span text:style-name="T1936">*Šakhah*</text:span><text:bookmark-end text:name="__RefHeading___Toc17709_4252866283"/></text:h>
      <text:p text:style-name="P432"><text:span text:style-name="T667">Dosah:</text:span><text:span text:style-name="T529"> </text:span><text:span text:style-name="T1218">k</text:span><text:span text:style-name="T1292">ontaktní vzdálenost</text:span><text:span text:style-name="T530"><text:line-break/></text:span><text:span text:style-name="T668">Rozsah:</text:span><text:span text:style-name="T531"> 1 </text:span><text:span text:style-name="T536">inteligentní tvor</text:span><text:span text:style-name="T537"><text:line-break/></text:span><text:span text:style-name="T670">Trvání:</text:span><text:span text:style-name="T534"> několik </text:span><text:span text:style-name="T1293">h</text:span><text:span text:style-name="T1294">odin</text:span></text:p>
      <text:p text:style-name="P430"><text:span text:style-name="T481">C</text:span><text:span text:style-name="T594">íli, </text:span><text:span text:style-name="T481">kterému </text:span><text:span text:style-name="T594">se </text:span><text:span text:style-name="T633">zblízka</text:span><text:span text:style-name="T594"> </text:span><text:span text:style-name="T593">po</text:span><text:span text:style-name="T594">díváš do očí, </text:span><text:span text:style-name="T481">můžeš dočasně vymazat z paměti jednu informaci – třeba jak se jmenuje, komu slouží, nebo že má dnes domluvenou schůzku.</text:span><text:span text:style-name="T594"> </text:span><text:span text:style-name="T481">Po skončení trvání si na ni zase vzpomene </text:span><text:span text:style-name="T634">a uvědomí si také, že na něj někdo kouzlil</text:span><text:span text:style-name="T481">.</text:span></text:p>
      <text:p text:style-name="Example_20_Header">P<text:span text:style-name="T1957">říklad:</text:span></text:p>
      <text:p text:style-name="Example">Postavám se podařilo proplížit do trů<text:span text:style-name="T1957">n</text:span>ního sálu. Načapal je tam ale sluha, který tam přišel uklízet.</text:p>
      <text:p text:style-name="Example"><text:span text:style-name="T878">Pán jeskyně:</text:span> „Sluha na vás nevěřícně zírá a říká: <text:span text:style-name="T191">‚Co tu chcete?‘</text:span>“</text:p>
      <text:p text:style-name="Example"><text:span text:style-name="T878">Jana:</text:span> „Jdu přímo k němu a řeknu: <text:span text:style-name="T191">‚Šakhah! Zapomeň na to, že jsi nás tu viděl!‘</text:span>“</text:p>
      <text:p text:style-name="Example"><text:span text:style-name="T878">Pán jeskyně:</text:span> „Sluha sebral kýbl a pokračuje v uklízení.“</text:p>
      <text:p text:style-name="P431"><text:soft-page-break/><text:span text:style-name="T594">/</text:span><text:span text:style-name="T481">* Idea je něco jako </text:span><text:span text:style-name="T639">sugesce</text:span><text:span text:style-name="T481">, ale s tím, že cíl na chvíli na něco zapomene.</text:span></text:p>
      <text:p text:style-name="P431"><text:span text:style-name="T635">Trochu se to se </text:span><text:span text:style-name="T706">sugescí</text:span><text:span text:style-name="T635"> tluče. No uvidíme... </text:span><text:span text:style-name="T481">*/</text:span></text:p>
      <text:h text:style-name="Heading_20_4" text:outline-level="4"><text:bookmark-start text:name="__RefHeading___Toc15989_3179902864"/>Vytvoř duplikát *<text:span text:style-name="T844">Jatzar</text:span> hetek*<text:bookmark-end text:name="__RefHeading___Toc15989_3179902864"/></text:h>
      <text:p text:style-name="P467"><text:span text:style-name="T697">Rozsah:</text:span><text:span text:style-name="T818"> 1 předmět<text:line-break/></text:span><text:span text:style-name="T706">Dosah:</text:span><text:span text:style-name="T832"> dotyk</text:span><text:span text:style-name="T818"><text:line-break/></text:span><text:span text:style-name="T696">Trvání:</text:span><text:span text:style-name="T817"> několik minut</text:span></text:p>
      <text:p text:style-name="P456"><text:span text:style-name="T817">K</text:span><text:span text:style-name="T833">ouzlo vytvoří </text:span><text:span text:style-name="T821">dokonalou</text:span><text:span text:style-name="T833"> kopii jednoho předmětu. Kouzelné předměty jdou </text:span><text:span text:style-name="T1295">z</text:span><text:span text:style-name="T1296">duplikovat</text:span><text:span text:style-name="T833">, kopie ale nebude mít magické vlastnosti. </text:span><text:span text:style-name="T819">Stvořený předmět zmizí po vyp</text:span><text:span text:style-name="T820">r</text:span><text:span text:style-name="T819">šení trvání kouzla nebo když je na něj sesláno </text:span><text:span text:style-name="T698">zlom kouzl</text:span><text:span text:style-name="T700">a</text:span><text:span text:style-name="T819">.</text:span></text:p>
      <text:h text:style-name="P618" text:outline-level="4">Spánek *Šenah*</text:h>
      <text:p text:style-name="P756"><text:span text:style-name="T692">Rozsah:</text:span><text:span text:style-name="T812"> </text:span><text:span text:style-name="T813">všude ve </text:span><text:span text:style-name="T693">střední </text:span><text:span text:style-name="T694">vzdálenosti</text:span><text:span text:style-name="T813"> kolem tebe</text:span></text:p>
      <text:p text:style-name="P416"><text:span text:style-name="T1314">N</text:span><text:span text:style-name="T813">a všechny kolem </text:span><text:span text:style-name="T841">padne</text:span><text:span text:style-name="T813"> ospalost. Účinek záleží na tom, co zrovna dělají – když něco fyzicky náročného, únavu </text:span><text:span text:style-name="T1307">s</text:span><text:span text:style-name="T1308">etřesou</text:span><text:span text:style-name="T813">. Když jsou ale třeba na hlídce, odpočívají, nebo dělají něco jiného, u čeho se dá </text:span><text:span text:style-name="T1307">s</text:span><text:span text:style-name="T1309">nadno</text:span><text:span text:style-name="T813"> usnout, </text:span><text:span text:style-name="T814">únava je přemůže. </text:span><text:span text:style-name="T842">Usínání není okamžité, trvá obvykle několik minut.</text:span><text:span text:style-name="T814"> Spánek je zcela přirozený, dá se z něj normálně probudit. Jeho délka závisí na tom, jak byli dotyční ospalí – </text:span><text:span text:style-name="T815">ráno si nejspíš jen na chvilku zdřímnou, když ale usnou večer a nic je </text:span><text:span text:style-name="T816">nevz</text:span><text:span text:style-name="T834">b</text:span><text:span text:style-name="T816">u</text:span><text:span text:style-name="T834">d</text:span><text:span text:style-name="T816">í</text:span><text:span text:style-name="T815">, </text:span><text:span text:style-name="T816">budou spát až do rána</text:span><text:span text:style-name="T814">.</text:span></text:p>
      <text:h text:style-name="P619" text:outline-level="4"><text:bookmark-start text:name="__RefHeading___Toc17715_4252866283"/>Tlampač <text:span text:style-name="T1937">*Ramkol*</text:span><text:bookmark-end text:name="__RefHeading___Toc17715_4252866283"/></text:h>
      <text:p text:style-name="P415"><text:span text:style-name="T692">Rozsah:</text:span><text:span text:style-name="T811"> všude v </text:span><text:span text:style-name="T692">dlouhé vzdálenosti</text:span><text:span text:style-name="T667"><text:line-break/></text:span><text:span text:style-name="T1541">Trvání:</text:span><text:span text:style-name="T1437"> </text:span><text:span text:style-name="T1442">po dobu </text:span><text:span text:style-name="T1543">soustředění</text:span></text:p>
      <text:p text:style-name="P89"><text:soft-page-break/><text:span text:style-name="T1590">T</text:span><text:span text:style-name="T1588">vůj hlas se bude rozléhat všude v </text:span><text:span text:style-name="T1502">dlouhé vzdálenosti kolem</text:span><text:span text:style-name="T1588"> tebe </text:span><text:span text:style-name="T1591">a nepůjde poznat, ze kterého směru přichází.</text:span></text:p>
      <text:h text:style-name="Heading_20_4" text:outline-level="4"><text:bookmark-start text:name="__RefHeading___Toc17717_4252866283"/>Oko <text:span text:style-name="T1937">*Ajin*</text:span><text:bookmark-end text:name="__RefHeading___Toc17717_4252866283"/></text:h>
      <text:p text:style-name="P411"><text:span text:style-name="T1541">Trvání:</text:span><text:span text:style-name="T1437"> </text:span><text:span text:style-name="T1442">po dobu </text:span><text:span text:style-name="T1543">soustředění</text:span></text:p>
      <text:p text:style-name="P457"><text:span text:style-name="T1898">Tímto kouzlem stvoříš neviditelné létající oko, kterým vidíš místo vlastníma očima. </text:span><text:span text:style-name="T1442">N</text:span><text:span text:style-name="T1898">ení vidět, ale je hmotné – nedostane se tedy skrz zavřené dveře či jiné překážky a pokud si ho někdo všimne, může ho zničit. Pohybuje se nejvýše rychlostí chůze, můžeš s ním ale doletět libovolně daleko.<text:line-break/><text:tab/>Oko má následující vlastnosti:</text:span></text:p>
      <text:list xml:id="list3637993153" text:style-name="L22">
        <text:list-item>
          <text:p text:style-name="P730">Fyzička 1, Finesa 1, Duše -, 1 život</text:p>
        </text:list-item>
      </text:list>
      <text:p text:style-name="Text_20_body">/<text:span text:style-name="T1898">* </text:span><text:span text:style-name="T300">Oko</text:span><text:span text:style-name="T1898"> se mi líbí víc než </text:span><text:span text:style-name="T300">nahlížení</text:span><text:span text:style-name="T1898"> (podobně jako </text:span><text:span text:style-name="T300">dlouhá ruka</text:span><text:span text:style-name="T1898"> je lepší než </text:span><text:span text:style-name="T300">magické prsty</text:span><text:span text:style-name="T1898">) */</text:span></text:p>
      <text:h text:style-name="P620" text:outline-level="4"><text:bookmark-start text:name="__RefHeading___Toc17719_4252866283"/>Ochrana před <text:span text:style-name="T1897">projektily</text:span> <text:span text:style-name="T1896">*Haganah týl*</text:span><text:bookmark-end text:name="__RefHeading___Toc17719_4252866283"/></text:h>
      <text:p text:style-name="P410"><text:span text:style-name="T281">Rozsah:</text:span><text:span text:style-name="T1836"> v</text:span><text:span text:style-name="T1434">šichni v kontaktní vzdálenosti od tebe<text:line-break/></text:span><text:span text:style-name="T1541">Trvání:</text:span><text:span text:style-name="T1437"> několik minut</text:span></text:p>
      <text:p text:style-name="P409"><text:span text:style-name="T1502">Ochrana před šípy</text:span><text:span text:style-name="T1318"> kolem tebe a tvého blízkého okolí vytvoří neviditelnou bariéru, která </text:span><text:span text:style-name="T1436">odkloní</text:span><text:span text:style-name="T1318"> veškeré útok</text:span><text:span text:style-name="T1435">y</text:span><text:span text:style-name="T1318"> z dálky. Jakékoliv projektily vystřelené z větší než </text:span><text:span text:style-name="T1502">krátké vzdálenosti</text:span><text:span text:style-name="T1318"> bezpečně minou chráněnou oblast. </text:span><text:span text:style-name="T1435">Útoky vedené z </text:span><text:span text:style-name="T1540">krátké vzdálenosti</text:span><text:span text:style-name="T1435"> nebo </text:span><text:span text:style-name="T1440">projektily</text:span><text:span text:style-name="T1435"> těží než šíp (například </text:span><text:span text:style-name="T1440">oštěp nebo</text:span><text:span text:style-name="T1435"> </text:span><text:span text:style-name="T1440">střelu</text:span><text:span text:style-name="T1435"> z balisty) ale odklonit nedokáže. </text:span><text:span text:style-name="T1441">O</text:span><text:span text:style-name="T1438">dkloní </text:span><text:span text:style-name="T1441">také</text:span><text:span text:style-name="T1438"> </text:span><text:span text:style-name="T1439">projektily vytvořené kouzlem</text:span><text:span text:style-name="T1438">, například </text:span><text:span text:style-name="T1542">ohnivou kouli</text:span><text:span text:style-name="T1438"> nebo </text:span><text:span text:style-name="T1542">ledovou dýku</text:span><text:span text:style-name="T1438">, ale nikoliv blesky, duševní útoky a podobně.</text:span></text:p>
      <text:h text:style-name="Heading_20_4" text:outline-level="4"><text:bookmark-start text:name="__RefHeading___Toc17721_4252866283"/><text:soft-page-break/>Rozžhavení <text:span text:style-name="T1938">*Lahat*</text:span><text:bookmark-end text:name="__RefHeading___Toc17721_4252866283"/></text:h>
      <text:p text:style-name="P394"><text:span text:style-name="T281">Dosah:</text:span><text:span text:style-name="T1836"> </text:span><text:span text:style-name="T1367">k</text:span><text:span text:style-name="T1429">rátká vzdálenost</text:span><text:span text:style-name="T1836"><text:line-break/></text:span><text:span text:style-name="T281">Rozsah:</text:span><text:span text:style-name="T1836"> </text:span><text:span text:style-name="T1367">1 </text:span><text:span text:style-name="T1428">k</text:span><text:span text:style-name="T1429">ovový předmět<text:line-break/></text:span><text:span text:style-name="T1536">Zranění:</text:span><text:span text:style-name="T1429"> 2kz </text:span><text:span text:style-name="T460">ohněm</text:span><text:span text:style-name="T1429"> každé kolo (neodečítá se zbroj)</text:span></text:p>
      <text:p text:style-name="P394"><text:span text:style-name="T1429">Toto kouzlo rozžhaví jeden kovový předmět, například zbraň nebo těžkou zbroj. Ten, kdo </text:span><text:span text:style-name="T1430">jej</text:span><text:span text:style-name="T1429"> má oblečený, nebo ho drží, bude každé kolo čelit zranění 2kz </text:span><text:span text:style-name="T460">ohněm</text:span><text:span text:style-name="T1429">. Předmět vydrží rozžhavený několik minut, pak postupně zchladne. </text:span><text:span text:style-name="T1537">R</text:span><text:span text:style-name="T1538">ozžhavení</text:span><text:span text:style-name="T1431"> se </text:span><text:span text:style-name="T1430">také hod</text:span><text:span text:style-name="T1431">í</text:span><text:span text:style-name="T1430">, když si chceš ráno uvařit čaj, </text:span><text:span text:style-name="T1432">nebo když se chceš zahřát</text:span><text:span text:style-name="T1430">.</text:span></text:p>
      <text:h text:style-name="P621" text:outline-level="4"><text:bookmark-start text:name="__RefHeading___Toc17723_4252866283"/>Chůze po hladině <text:span text:style-name="T1877">*</text:span><text:span text:style-name="T1657">H</text:span><text:span text:style-name="T1658">alijkah šetah</text:span><text:span text:style-name="T1877">*</text:span><text:bookmark-end text:name="__RefHeading___Toc17723_4252866283"/></text:h>
      <text:p text:style-name="P393"><text:span text:style-name="T281">Dosah:</text:span><text:span text:style-name="T1836"> </text:span><text:span text:style-name="T1367">d</text:span><text:span text:style-name="T1424">o</text:span><text:span text:style-name="T1428">tyk</text:span><text:span text:style-name="T1887"><text:line-break/></text:span><text:span text:style-name="T281">Rozsah:</text:span><text:span text:style-name="T1836"> </text:span><text:span text:style-name="T1367">1 </text:span><text:span text:style-name="T1428">tvor</text:span><text:span text:style-name="T1424"><text:line-break/></text:span><text:span text:style-name="T1568">Trvání:</text:span><text:span text:style-name="T1239"> </text:span><text:span text:style-name="T1232">n</text:span><text:span text:style-name="T1256">ěkolik minut</text:span></text:p>
      <text:p text:style-name="P393"><text:span text:style-name="T1256">C</text:span><text:span text:style-name="T1267">íl bude moci chodit i běhat po hladině tekoucí i stojaté vody či jiné tekutiny.</text:span></text:p>
      <text:h text:style-name="Heading_20_4" text:outline-level="4"><text:bookmark-start text:name="__RefHeading___Toc17725_4252866283"/>Paralýza <text:span text:style-name="T1866">*</text:span><text:span text:style-name="T1650">Š</text:span><text:span text:style-name="T1658">ituk</text:span><text:span text:style-name="T1866">*</text:span><text:bookmark-end text:name="__RefHeading___Toc17725_4252866283"/></text:h>
      <text:p text:style-name="P349"><text:span text:style-name="T667">Dosah:</text:span><text:span text:style-name="T529"> </text:span><text:span text:style-name="T1225">k</text:span><text:span text:style-name="T1226">rátký</text:span><text:span text:style-name="T530"><text:line-break/></text:span><text:span text:style-name="T668">Rozsah:</text:span><text:span text:style-name="T531"> 1 cíl</text:span><text:span text:style-name="T534"><text:line-break/></text:span><text:span text:style-name="T689">Útok:</text:span><text:span text:style-name="T618"> Duše + k6 proti Fyzičce</text:span><text:span text:style-name="T535"><text:line-break/></text:span><text:span text:style-name="T670">Trvání:</text:span><text:span text:style-name="T534"> několik minut</text:span></text:p>
      <text:p text:style-name="P349"><text:span text:style-name="T1566">P</text:span><text:span text:style-name="T1577">aralýza</text:span><text:span text:style-name="T619"> se pokusí znehybnit cíl, na který ukážeš.</text:span><text:span text:style-name="T601"> </text:span><text:span text:style-name="T1243">Ú</text:span><text:span text:style-name="T601">činek závisí na počtu úspěchů:</text:span></text:p>
      <text:list xml:id="list161539470361781" text:continue-list="list622113597" text:style-name="L20">
        <text:list-item>
          <text:p text:style-name="P727">Za první úspěch <text:span text:style-name="T1827">bude</text:span> <text:span text:style-name="T191">zpomalen</text:span><text:span text:style-name="T277">ý</text:span></text:p>
        </text:list-item>
        <text:list-item>
          <text:p text:style-name="P727">Za druhý <text:span text:style-name="T1827">mu můžeš dát</text:span> buď nevýhod<text:span text:style-name="T1827">u za ztížení pohybu</text:span> nebo <text:span text:style-name="T1828">mu</text:span> znehybn<text:span text:style-name="T1827">it</text:span> jedn<text:span text:style-name="T1827">u</text:span> končetin<text:span text:style-name="T1827">u</text:span></text:p>
        </text:list-item>
        <text:list-item>
          <text:p text:style-name="P725"><text:soft-page-break/><text:span text:style-name="T1228">K</text:span><text:span text:style-name="T1227">dyž získáš tři úspěchy, bude</text:span><text:span text:style-name="T600"> zcela znehybněný</text:span></text:p>
        </text:list-item>
      </text:list>
      <text:p text:style-name="P349"><text:span text:style-name="T1243">E</text:span><text:span text:style-name="T1310">fekt</text:span><text:span text:style-name="T1229"> </text:span><text:span text:style-name="T1247">je možné předčasně zrušit všemi </text:span><text:span text:style-name="T1229">prostředky na odstranění paralýzy.</text:span></text:p>
      <text:p text:style-name="P349"><text:span text:style-name="T1229">/</text:span><text:span text:style-name="T1248">* Dělá to v zásadě to samé jako </text:span><text:span text:style-name="T1567">protoplazma</text:span><text:span text:style-name="T1248">, ale to je asi ok. </text:span><text:span text:style-name="T1567">Paralýza</text:span><text:span text:style-name="T1248"> útočí na jiný stat (Fyzička místo Finesy), nedá se z cíle setřít, působí na ni prostředky proti paralýze a každé kouzlo jde navíc seslat jen jednou, takže takhle může kouzelník znehybnit dva cíle (jeden </text:span><text:span text:style-name="T1567">protoplazmou</text:span><text:span text:style-name="T1248">, druhej </text:span><text:span text:style-name="T1567">paralýzou</text:span><text:span text:style-name="T1248">) */</text:span></text:p>
      <text:p text:style-name="P371"><text:span text:style-name="T1248">/</text:span><text:span text:style-name="T1210">* Nakonec to bude </text:span><text:span text:style-name="T1554">paralýza</text:span><text:span text:style-name="T1210"> a ne </text:span><text:span text:style-name="T1554">paralytický výboj</text:span><text:span text:style-name="T1210">, protože ten by vedl k otázce, proč neparalyzují všechny blesky. */</text:span></text:p>
      <text:h text:style-name="P622" text:outline-level="4"><text:bookmark-start text:name="__RefHeading___Toc17727_4252866283"/>Ledová tříšť<text:span text:style-name="T1842"> *</text:span><text:span text:style-name="T1647">K</text:span><text:span text:style-name="T1659">erach ketim</text:span><text:span text:style-name="T1842">*</text:span><text:bookmark-end text:name="__RefHeading___Toc17727_4252866283"/></text:h>
      <text:p text:style-name="P356"><text:span text:style-name="T191">Dosah:</text:span><text:span text:style-name="T324"> </text:span><text:span text:style-name="T329">krátký</text:span><text:span text:style-name="T324"><text:line-break/></text:span><text:span text:style-name="T191">Rozsah:</text:span><text:span text:style-name="T324"> </text:span><text:span text:style-name="T330">v</text:span><text:span text:style-name="T331">še v </text:span><text:span text:style-name="T266">kontaktní vzdálenosti</text:span><text:span text:style-name="T331"> od cíle<text:line-break/></text:span><text:span text:style-name="T197">Útok:</text:span><text:span text:style-name="T328"> Duše + k6 proti Finese</text:span><text:span text:style-name="T327"><text:line-break/></text:span><text:span text:style-name="T191">Zranění:</text:span><text:span text:style-name="T324"> </text:span><text:span text:style-name="T359">4</text:span><text:span text:style-name="T324">kz </text:span><text:span text:style-name="T395">(</text:span><text:span text:style-name="T1696">sečné</text:span><text:span text:style-name="T395">)</text:span><text:span text:style-name="T1207">, odečítá se Zbroj</text:span></text:p>
      <text:p text:style-name="P458"><text:span text:style-name="T360">P</text:span><text:span text:style-name="T399">řed tebou se zhmotní ostré ledové úlomky, vyletí </text:span><text:span text:style-name="T1469">s</text:span><text:span text:style-name="T1470">měrem k určenému</text:span><text:span text:style-name="T399"> cíl</text:span><text:span text:style-name="T398">i</text:span><text:span text:style-name="T399">, zasáhnou vše </text:span><text:span text:style-name="T360">v </text:span><text:span text:style-name="T265">kontaktní vzdálenosti</text:span><text:span text:style-name="T399"> kolem něj</text:span><text:span text:style-name="T835"> a poté beze stopy zmizí.</text:span></text:p>
      <text:h text:style-name="P623" text:outline-level="4"><text:bookmark-start text:name="__RefHeading___Toc17729_4252866283"/>Dlouhá ruka<text:span text:style-name="T1842"> *Aruk jad*</text:span><text:bookmark-end text:name="__RefHeading___Toc17729_4252866283"/></text:h>
      <text:p text:style-name="P756"><text:span text:style-name="T1541">Trvání:</text:span><text:span text:style-name="T1437"> </text:span><text:span text:style-name="T1442">po dobu </text:span><text:span text:style-name="T1543">soustředění</text:span></text:p>
      <text:p text:style-name="P757"><text:span text:style-name="T1839">Po dobu </text:span><text:span text:style-name="T283">soustředění</text:span><text:span text:style-name="T1839"> můžeš </text:span><text:span text:style-name="T1369">jedn</text:span><text:span text:style-name="T1401">u</text:span><text:span text:style-name="T1369"> z s</text:span><text:span text:style-name="T1401">v</text:span><text:span text:style-name="T1369">ých paží </text:span><text:span text:style-name="T1401">nechat</text:span><text:span text:style-name="T1839"> </text:span><text:span text:style-name="T1369">r</text:span><text:span text:style-name="T1401">ůst nebo se zmenšovat</text:span><text:span text:style-name="T1839"> rychlostí 1 metr za kolo. Prodloužená paže je ohebná jako tělo hada. Jakmile se </text:span><text:span text:style-name="T283">soustředit</text:span><text:span text:style-name="T1839"> přestaneš, stejnou rychlostí se vrátí do původní velikosti. Rukou samozřejmě nevidíš, můžeš se tedy orientovat jen po hmatu.</text:span></text:p>
      <text:h text:style-name="P623" text:outline-level="4"><text:bookmark-start text:name="__RefHeading___Toc15991_3179902864"/><text:soft-page-break/>Lazebník <text:span text:style-name="T1939">*Sapar*</text:span><text:bookmark-end text:name="__RefHeading___Toc15991_3179902864"/></text:h>
      <text:p text:style-name="P468"><text:span text:style-name="T691">Dosah: </text:span><text:span text:style-name="T1367">d</text:span><text:span text:style-name="T1424">o</text:span><text:span text:style-name="T1427">tyk</text:span><text:span text:style-name="T1424"><text:line-break/></text:span><text:span text:style-name="T1570">R</text:span><text:span text:style-name="T1571">ozsah</text:span><text:span text:style-name="T687">:</text:span><text:span text:style-name="T808"> 1 </text:span><text:span text:style-name="T1265">o</text:span><text:span text:style-name="T1266">soba</text:span></text:p>
      <text:p text:style-name="P392"><text:span text:style-name="T555">Toto </text:span><text:span text:style-name="T1263">j</text:span><text:span text:style-name="T1264">ednoduché</text:span><text:span text:style-name="T555">, ale velice užitečné kouzlo zajistí kompletní očistu jako po kvalitní lázni.</text:span></text:p>
      <text:h text:style-name="P624" text:outline-level="4"><text:bookmark-start text:name="__RefHeading___Toc17733_4252866283"/>Přelud <text:span text:style-name="T1939">*Ašlajah*</text:span><text:bookmark-end text:name="__RefHeading___Toc17733_4252866283"/></text:h>
      <text:p text:style-name="P389"><text:span text:style-name="T281">Dosah:</text:span><text:span text:style-name="T1836"> </text:span><text:span text:style-name="T1367">d</text:span><text:span text:style-name="T1424">louhý</text:span><text:span text:style-name="T1836"><text:line-break/></text:span><text:span text:style-name="T281">Rozsah:</text:span><text:span text:style-name="T1836"> </text:span><text:span text:style-name="T1367">o</text:span><text:span text:style-name="T1426">blast v krátké vzdálenosti od cílového místa</text:span><text:span text:style-name="T1424"><text:line-break/></text:span><text:span text:style-name="T1568">Trvání:</text:span><text:span text:style-name="T1239"> </text:span><text:span text:style-name="T1232">n</text:span><text:span text:style-name="T1256">ěkolik minut</text:span></text:p>
      <text:p text:style-name="P390"><text:span text:style-name="T1256">Tímto kouzlem můžeš stvořit iluzi nějaké sc</text:span><text:span text:style-name="T1311">e</text:span><text:span text:style-name="T1256">nérie. M</text:span><text:span text:style-name="T1260">ůže</text:span><text:span text:style-name="T1311">š</text:span><text:span text:style-name="T1260"> stvořit něco zcela nového nebo</text:span><text:span text:style-name="T1256"> p</text:span><text:span text:style-name="T1260">ozměnit</text:span><text:span text:style-name="T1256"> něco existujícího, třeba skrýt bránu v hradbách nebo vstup do podzemí. </text:span><text:span text:style-name="T1261">Může v ní být něco pohyblivého, třeba tekoucí voda, ale musí se to po celou dobu trvání hýbat stejně.</text:span><text:span text:style-name="T1256"> </text:span><text:span text:style-name="T1250">Kouzlo s</text:span><text:span text:style-name="T1259">tvoří</text:span><text:span text:style-name="T1250"> pouze </text:span><text:span text:style-name="T1297">nehmotný</text:span><text:span text:style-name="T1250"> o</text:span><text:span text:style-name="T1297">braz </text:span><text:span text:style-name="T1298">bez zvuků a zápachu</text:span><text:span text:style-name="T1250">.</text:span><text:span text:style-name="T1256"> </text:span><text:span text:style-name="T1257">O</text:span><text:span text:style-name="T1311">bsah</text:span><text:span text:style-name="T1257"> si nemůžeš jen tak vymyslet, musíš ho poskládat z něčeho, na co </text:span><text:span text:style-name="T1262">se</text:span><text:span text:style-name="T1257"> při seslání díváš. </text:span><text:span text:style-name="T1299">Můžeš třeba z jednoho stromu udělat celý les, ale nemůžeš vytvořit přelud lesa, když nevidíš žádný strom.</text:span><text:span text:style-name="T1257"> P</text:span><text:span text:style-name="T1299">rvky ale můžeš</text:span><text:span text:style-name="T1258"> vzít z nějakého kvalitního vyobrazení</text:span><text:span text:style-name="T1257"> – je tedy užitečné umět malovat, nebo pár vhodných obrazů nosit s sebou.</text:span></text:p>
      <text:h text:style-name="P625" text:outline-level="4"><text:bookmark-start text:name="__RefHeading___Toc17735_4252866283"/>Přenos zvuku <text:span text:style-name="T1884">*Hávarah kol*</text:span><text:bookmark-end text:name="__RefHeading___Toc17735_4252866283"/></text:h>
      <text:p text:style-name="P387"><text:span text:style-name="T281">Dosah:</text:span><text:span text:style-name="T1836"> </text:span><text:span text:style-name="T1367">d</text:span><text:span text:style-name="T1424">louhý</text:span><text:span text:style-name="T1836"><text:line-break/></text:span><text:span text:style-name="T281">Rozsah:</text:span><text:span text:style-name="T1836"> 1 </text:span><text:span text:style-name="T1424">zdroj zvuku<text:line-break/></text:span><text:span text:style-name="T1568">Trvání:</text:span><text:span text:style-name="T1239"> </text:span><text:span text:style-name="T1232">p</text:span><text:span text:style-name="T1233">o dobu </text:span><text:span text:style-name="T1562">s</text:span><text:span text:style-name="T1565">oustředění</text:span></text:p>
      <text:p text:style-name="P387"><text:soft-page-break/><text:span text:style-name="T1883">Zvuky, které vydává určený cíl, budou po dobu tvého </text:span><text:span text:style-name="T297">soustředění</text:span><text:span text:style-name="T1883"> slyšet také na </text:span><text:span text:style-name="T1424">jiném místě v dosahu kouzla</text:span><text:span text:style-name="T1883">. Můžeš takto například někoho odposlouchávat, nebo třeba někomu z dálky šeptat do ucha</text:span><text:span text:style-name="T1424">. </text:span><text:span text:style-name="T1425">Na zvuku samotném nemůžeš nic měnit, můžeš ale l</text:span><text:span text:style-name="T1424">ibovolně pohybovat</text:span><text:span text:style-name="T1425"> s místem, odkud jej necháváš vycházet.</text:span></text:p>
      <text:h text:style-name="P623" text:outline-level="4"><text:bookmark-start text:name="__RefHeading___Toc17737_4252866283"/>Bílá střela<text:span text:style-name="T1842"> *Lavan týl*</text:span><text:bookmark-end text:name="__RefHeading___Toc17737_4252866283"/></text:h>
      <text:p text:style-name="P352"><text:span text:style-name="T281">Dosah:</text:span><text:span text:style-name="T1836"> </text:span><text:span text:style-name="T1457">krátký</text:span><text:span text:style-name="T1836"><text:line-break/></text:span><text:span text:style-name="T281">Rozsah:</text:span><text:span text:style-name="T1836"> 1 </text:span><text:span text:style-name="T1367">m</text:span><text:span text:style-name="T1366">agický tvor</text:span><text:span text:style-name="T1836"><text:line-break/></text:span><text:span text:style-name="T197">Útok:</text:span><text:span text:style-name="T328"> Duše + k6 proti </text:span><text:span text:style-name="T1365">D</text:span><text:span text:style-name="T1366">uši</text:span><text:span text:style-name="T1837"><text:line-break/></text:span><text:span text:style-name="T281">Zranění:</text:span><text:span text:style-name="T1836"> </text:span><text:span text:style-name="T1364">8</text:span><text:span text:style-name="T1836">kz (</text:span><text:span text:style-name="T1693">d</text:span><text:span text:style-name="T1694">uševní</text:span><text:span text:style-name="T1836">)</text:span></text:p>
      <text:p text:style-name="P452">Z tvé ruky vyletí jasně zářící bílá střela. Zraňuje pouze magické tvory, kýmkoliv jiným neškodně proletí.</text:p>
      <text:h text:style-name="Heading_20_4" text:outline-level="4"><text:bookmark-start text:name="__RefHeading___Toc17739_4252866283"/>Najdi nevid<text:span text:style-name="T1803">itel</text:span>né *<text:span text:style-name="T1940">Matza</text:span> <text:span text:style-name="T1645">i</text:span><text:span text:style-name="T1660">j ryjut</text:span>*<text:bookmark-end text:name="__RefHeading___Toc17739_4252866283"/></text:h>
      <text:p text:style-name="P352"><text:span text:style-name="T676">Trvání:</text:span><text:span text:style-name="T559"> </text:span><text:span text:style-name="T1232">p</text:span><text:span text:style-name="T1233">o dobu </text:span><text:span text:style-name="T1562">s</text:span><text:span text:style-name="T1565">oustředění</text:span></text:p>
      <text:p text:style-name="P384"><text:span text:style-name="T1239">D</text:span><text:span text:style-name="T1240">okud se budeš </text:span><text:span text:style-name="T1564">soustředit</text:span><text:span text:style-name="T1240">,</text:span><text:span text:style-name="T566"> uvidí</text:span><text:span text:style-name="T610">š </text:span><text:span text:style-name="T611">všechny</text:span><text:span text:style-name="T566"> neviditelné tvory a předměty. Sem patří </text:span><text:span text:style-name="T1241">t</text:span><text:span text:style-name="T1242">vorové</text:span><text:span text:style-name="T566"> zneviditel</text:span><text:span text:style-name="T567">ně</text:span><text:span text:style-name="T566">n</text:span><text:span text:style-name="T612">í</text:span><text:span text:style-name="T566"> kouzlem, alchymistickým lektvarem či magickým předmětem, </text:span><text:span text:style-name="T1241">a </text:span><text:span text:style-name="T1249">také přirozeně neviditelní tvorové</text:span><text:span text:style-name="T566">, například nevidění. </text:span><text:span text:style-name="T620">Neuvidíš ale tvory, kteří ve fyzickém světě vůbec nejsou přítomni, například duchy.</text:span></text:p>
      <text:h text:style-name="P626" text:outline-level="4"><text:bookmark-start text:name="__RefHeading___Toc17741_4252866283"/>Levitace *<text:span text:style-name="T1645">R</text:span><text:span text:style-name="T1660">išef</text:span>*<text:bookmark-end text:name="__RefHeading___Toc17741_4252866283"/></text:h>
      <text:p text:style-name="P352"><text:span text:style-name="T667">Dosah:</text:span><text:span text:style-name="T529"> dotyk<text:line-break/></text:span><text:span text:style-name="T667">Rozsah:</text:span><text:span text:style-name="T529"> 1 osoba nebo předmět<text:line-break/></text:span><text:span text:style-name="T667">Trvání:</text:span><text:span text:style-name="T529"> po dobu </text:span><text:span text:style-name="T667">soustředění</text:span></text:p>
      <text:p text:style-name="P459"><text:soft-page-break/><text:span text:style-name="T1555">L</text:span><text:span text:style-name="T1556">evitací</text:span><text:span text:style-name="T1117"> </text:span><text:span text:style-name="T1118">můžeš </text:span><text:span text:style-name="T1119">zpomalit rychlost pádu </text:span><text:span text:style-name="T1120">jedné</text:span><text:span text:style-name="T1118"> osob</text:span><text:span text:style-name="T1119">y</text:span><text:span text:style-name="T1118"> nebo předmět</text:span><text:span text:style-name="T1119">u</text:span><text:span text:style-name="T1118">. </text:span><text:span text:style-name="T1120">Když ji zpomalíš až na nulu, zůstane viset ve stejné výšce, </text:span><text:span text:style-name="T1126">s</text:span><text:span text:style-name="T1120">tále se ale bude moci pohybovat vodorovně. </text:span><text:span text:style-name="T1126">D</text:span><text:span text:style-name="T1120">íky </text:span><text:span text:style-name="T1127">levitaci</text:span><text:span text:style-name="T1120"> se tedy například můžeš rozběhnout a „přeplachtit“ přes propast nebo průrvu, nebo před sebou vzduchem strkat náklad, který bys normálně ne</text:span><text:span text:style-name="T1637">u</text:span><text:span text:style-name="T1638">nesl</text:span><text:span text:style-name="T1120">. Zpomalení pádu je vždy postupné, není jím možné někomu ublížit.</text:span><text:span text:style-name="T1117"> </text:span><text:span text:style-name="T1121">Dokud </text:span><text:span text:style-name="T1122">kouzlo trvá</text:span><text:span text:style-name="T1121">, můžeš libovolně měnit, jak pomalu </text:span><text:span text:style-name="T1122">cíl</text:span><text:span text:style-name="T1121"> padá. J</text:span><text:span text:style-name="T1123">akmile se </text:span><text:span text:style-name="T1122">přestaneš</text:span><text:span text:style-name="T1123"> </text:span><text:span text:style-name="T1128">soustředit</text:span><text:span text:style-name="T1123">, </text:span><text:span text:style-name="T1220">normálně spadne</text:span><text:span text:style-name="T1117">.</text:span></text:p>
      <text:h text:style-name="Heading_20_4" text:outline-level="4"><text:bookmark-start text:name="__RefHeading___Toc17743_4252866283"/>Návrat *<text:span text:style-name="T1675">Hašavah</text:span>*<text:bookmark-end text:name="__RefHeading___Toc17743_4252866283"/></text:h>
      <text:p text:style-name="P352"><text:span text:style-name="T667">Dosah:</text:span><text:span text:style-name="T529"> </text:span><text:span text:style-name="T1215">d</text:span><text:span text:style-name="T1216">otyk</text:span><text:span text:style-name="T533"><text:line-break/></text:span><text:span text:style-name="T683">Rozsah:</text:span><text:span text:style-name="T589"> 1 osoba </text:span><text:span text:style-name="T592">nebo předmět</text:span></text:p>
      <text:p text:style-name="P309"><text:span text:style-name="T590">Tímto kouzlem </text:span><text:span text:style-name="T636">můžeš</text:span><text:span text:style-name="T590"> </text:span><text:span text:style-name="T1216">j</text:span><text:span text:style-name="T1221">ednu</text:span><text:span text:style-name="T590"> osobu </text:span><text:span text:style-name="T595">(včetně sebe)</text:span><text:span text:style-name="T590"> </text:span><text:span text:style-name="T595">nebo předmět</text:span><text:span text:style-name="T590"> vrátit na místo, kde jsi </text:span><text:span text:style-name="T591">ji</text:span><text:span text:style-name="T590"> viděl od svého posledního spánku. </text:span><text:span text:style-name="T1216">N</text:span><text:span text:style-name="T590">ic nesmí bránit tomu, aby se tam </text:span><text:span text:style-name="T1216">d</text:span><text:span text:style-name="T1217">otyčný</text:span><text:span text:style-name="T590"> vrátil a bezpečně tam setrval. </text:span><text:span text:style-name="T684">Návrat</text:span><text:span text:style-name="T533"> tedy </text:span><text:span text:style-name="T1215">n</text:span><text:span text:style-name="T1216">epůjde seslat</text:span><text:span text:style-name="T533">, například když:</text:span></text:p>
      <text:list xml:id="list4217441637" text:style-name="L23">
        <text:list-item>
          <text:p text:style-name="P732">Cílové místo bylo na lodi a ta mezitím odplula</text:p>
        </text:list-item>
        <text:list-item>
          <text:p text:style-name="P731"><text:span text:style-name="T1215">N</text:span><text:span text:style-name="T1216">ěkdo tam</text:span><text:span text:style-name="T533"> teď stojí</text:span></text:p>
        </text:list-item>
        <text:list-item>
          <text:p text:style-name="P732">Někdo tam do země udělal díru</text:p>
        </text:list-item>
      </text:list>
      <text:p text:style-name="P312"><text:span text:style-name="T1332">P</text:span><text:span text:style-name="T1823">ředměty, které má dotyčný na sobě nebo u sebe, </text:span><text:span text:style-name="T1332">se přenesou spolu s ním, pouze p</text:span><text:span text:style-name="T1471">okud</text:span><text:span text:style-name="T1332"> je měl i v době, kdy jsi ho tam viděl. Pokud tedy má teď něco, co v té době neměl, popadá to na zem. Když mu něco chybí, seslání kouzla to nebrání, ale na cílovém místě se to neobjeví.</text:span></text:p>
      <text:p text:style-name="P16"><text:span text:style-name="T1589">P</text:span><text:span text:style-name="T1588">říklad:</text:span></text:p>
      <text:p text:style-name="P501">Gorondar <text:span text:style-name="T1825">padl</text:span> do zajetí skřetů, Kaře se ho ale podařilo na<text:span text:style-name="T1639">j</text:span><text:span text:style-name="T1640">ít</text:span>.</text:p>
      <text:p text:style-name="P501"><text:span text:style-name="T1630">Pán jeskyně:</text:span><text:span text:style-name="T1626"> „Gorondar je celý pevně omotaný pevným provazem. V puse </text:span><text:span text:style-name="T1627">má </text:span><text:span text:style-name="T1626">roubík.“</text:span></text:p>
      <text:p text:style-name="P501"><text:soft-page-break/><text:span text:style-name="T1629">Jana:</text:span><text:span text:style-name="T1622"> „Rozvazovat se těmi provazy nehodlám. </text:span><text:span text:style-name="T1628">Ř</text:span><text:span text:style-name="T1626">eknu </text:span><text:span text:style-name="T1633">‚</text:span><text:span text:style-name="T1636">Chazarah!</text:span><text:span text:style-name="T1633">‘</text:span><text:span text:style-name="T1626"> a přemístím ho </text:span><text:span text:style-name="T1628">do tábora, tam jsem ho dneska viděla</text:span><text:span text:style-name="T1626">.“</text:span></text:p>
      <text:p text:style-name="P501"><text:span text:style-name="T1630">Pán jeskyně:</text:span><text:span text:style-name="T1626"> „Dobře. Gorondar tedy zmizel a provazy, kterými byl svázán, popadaly na zem. Někdo tě ale zřejmě slyšel kouzlit, z chodby se ozývá křik.“</text:span></text:p>
      <text:p text:style-name="P308">/<text:span text:style-name="T1799">* Dotyk je asi nejlepší nedisociované řešení teleportace nesouhlasících cílů. */</text:span></text:p>
      <text:h text:style-name="Heading_20_4" text:outline-level="4"><text:bookmark-start text:name="__RefHeading___Toc17745_4252866283"/><text:span text:style-name="T1641">Stěna ticha</text:span> *<text:span text:style-name="T1660">Šeket</text:span><text:span text:style-name="T1940"> chomah</text:span>*<text:bookmark-end text:name="__RefHeading___Toc17745_4252866283"/></text:h>
      <text:p text:style-name="P352"><text:span text:style-name="T274">Ro</text:span><text:span text:style-name="T276">z</text:span><text:span text:style-name="T274">sah:</text:span><text:span text:style-name="T363"> </text:span><text:span text:style-name="T364">kdekoliv v</text:span><text:span text:style-name="T367">e</text:span><text:span text:style-name="T363"> </text:span><text:span text:style-name="T1319">s</text:span><text:span text:style-name="T1350">třední</text:span><text:span text:style-name="T363"> vzdálenost</text:span><text:span text:style-name="T364">i od tebe</text:span><text:span text:style-name="T274"><text:line-break/>Trvání:</text:span><text:span text:style-name="T1818"> </text:span><text:span text:style-name="T1319">n</text:span><text:span text:style-name="T1350">ěkolik minut</text:span></text:p>
      <text:p text:style-name="P313"><text:span text:style-name="T1340">Skrz </text:span><text:span text:style-name="T1509">stěnu ticha</text:span><text:span text:style-name="T1340"> neprojdou žádné zvuky. </text:span><text:span text:style-name="T1826">Při jejím sesílání musíš ukázat </text:span><text:span text:style-name="T1339">na místo, kde bude stát, a naznačit tvar jejích základů. M</text:span><text:span text:style-name="T1341">ůže</text:span><text:span text:style-name="T1339"> být jen tam, kam vidíš, musíš j</text:span><text:span text:style-name="T1341">i</text:span><text:span text:style-name="T1339"> cel</text:span><text:span text:style-name="T1341">ou</text:span><text:span text:style-name="T1339"> načrtnout jedním tahem </text:span><text:span text:style-name="T1341">a m</text:span><text:span text:style-name="T1342">usí být celá nejvýše</text:span><text:span text:style-name="T1341"> v</text:span><text:span text:style-name="T1350">e</text:span><text:span text:style-name="T1341"> </text:span><text:span text:style-name="T1511">s</text:span><text:span text:style-name="T1513">třední</text:span><text:span text:style-name="T1511"> vzdálenosti</text:span><text:span text:style-name="T1341"> od tebe</text:span><text:span text:style-name="T1339">.</text:span></text:p>
      <text:h text:style-name="P627" text:outline-level="4"><text:bookmark-start text:name="__RefHeading___Toc17747_4252866283"/>Protikouzlo<text:span text:style-name="T1842"> *Neged </text:span><text:span text:style-name="T1661">kišuf</text:span><text:span text:style-name="T1842">*</text:span><text:bookmark-end text:name="__RefHeading___Toc17747_4252866283"/></text:h>
      <text:p text:style-name="P352"><text:span text:style-name="T271">Dosah:</text:span><text:span text:style-name="T1819"> slyšitelnost<text:line-break/></text:span><text:span text:style-name="T271">Rozsah:</text:span><text:span text:style-name="T1819"> 1 </text:span><text:span text:style-name="T1320">osoba<text:line-break/></text:span><text:span text:style-name="T1504">Útok:</text:span><text:span text:style-name="T1321"> Duše + k6</text:span></text:p>
      <text:p text:style-name="P299"><text:span text:style-name="T1503">Protikouzlem</text:span><text:span text:style-name="T1320"> můžeš někomu na dálku zmařit sesílání kouzla. </text:span><text:span text:style-name="T1322">Nemusíš </text:span><text:span text:style-name="T1323">ho</text:span><text:span text:style-name="T1322"> vidět, stačí, když slyšíš jeho zaklínací formuli. </text:span><text:span text:style-name="T147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926">a</text:span> *<text:span text:style-name="T1941">Šavar</text:span><text:span text:style-name="T1646"> </text:span><text:span text:style-name="T1661">kišufim</text:span>*<text:bookmark-end text:name="__RefHeading___Toc17749_4252866283"/></text:h>
      <text:p text:style-name="P352"><text:span text:style-name="T667">Dosah:</text:span><text:span text:style-name="T529"> </text:span><text:span text:style-name="T1272">krátký<text:line-break/></text:span><text:span text:style-name="T1574">Rozsah:</text:span><text:span text:style-name="T1272"> 1 osoba nebo předmět</text:span></text:p>
      <text:p text:style-name="P437"><text:soft-page-break/><text:span text:style-name="T1574">Zlom kouzl</text:span><text:span text:style-name="T1575">a</text:span><text:span text:style-name="T1272"> </text:span><text:span text:style-name="T1273">ukončí</text:span><text:span text:style-name="T1274"> působení </text:span><text:span text:style-name="T1272">všech kouzel</text:span><text:span text:style-name="T1274"> s </text:span><text:span text:style-name="T1272">trváním „několik minut“ nebo „po dobu soustředění“, která ovlivňují určený cíl. Trvalá kouzla zlomit nedokáže.</text:span></text:p>
      <text:h text:style-name="P628" text:outline-level="4"><text:bookmark-start text:name="__RefHeading___Toc17751_4252866283"/>Fialový blesk *Sagol bárak*<text:bookmark-end text:name="__RefHeading___Toc17751_4252866283"/></text:h>
      <text:p text:style-name="P354"><text:span text:style-name="T639">Dosah:</text:span><text:span text:style-name="T712"> </text:span><text:span text:style-name="T803">střední</text:span><text:span text:style-name="T639"><text:line-break/>Rozsah:</text:span><text:span text:style-name="T712"> </text:span><text:span text:style-name="T809">1-</text:span><text:span text:style-name="T804">3</text:span><text:span text:style-name="T712"> cíle</text:span><text:span text:style-name="T639"><text:line-break/></text:span><text:span text:style-name="T681">Útok:</text:span><text:span text:style-name="T801"> Duše + k6 proti F</text:span><text:span text:style-name="T802">yzičce</text:span><text:span text:style-name="T481"><text:line-break/></text:span><text:span text:style-name="T639">Zranění:</text:span><text:span text:style-name="T481"> </text:span><text:span text:style-name="T583">4</text:span><text:span text:style-name="T481">kz </text:span><text:span text:style-name="T465">bleskem</text:span><text:span text:style-name="T1208">, odečítá se Zbroj</text:span></text:p>
      <text:p text:style-name="P298"><text:span text:style-name="T1189">Z tvých očí na určené cíle přeskočí </text:span><text:span text:style-name="T1188">fialový</text:span><text:span text:style-name="T1189"> výboj. </text:span><text:span text:style-name="T1174">Fialový</text:span><text:span text:style-name="T1176"> blesk</text:span><text:span text:style-name="T1189"> vždy zasáhne </text:span><text:span text:style-name="T1192">určené cíle</text:span><text:span text:style-name="T1189">, ne vždy </text:span><text:span text:style-name="T1192">je</text:span><text:span text:style-name="T1189"> ale zraní.</text:span></text:p>
      <text:h text:style-name="P630" text:outline-level="4"><text:bookmark-start text:name="__RefHeading___Toc17753_4252866283"/>Žlutý blesk *Cahov bárak*<text:bookmark-end text:name="__RefHeading___Toc17753_4252866283"/></text:h>
      <text:p text:style-name="P353"><text:span text:style-name="T1174">Dosah:</text:span><text:span text:style-name="T1181"> </text:span><text:span text:style-name="T1184">střední</text:span><text:span text:style-name="T1174"><text:line-break/>Rozsah:</text:span><text:span text:style-name="T1181"> </text:span><text:span text:style-name="T1187">1-</text:span><text:span text:style-name="T1185">4</text:span><text:span text:style-name="T1181"> cíle</text:span><text:span text:style-name="T1174"><text:line-break/></text:span><text:span text:style-name="T1175">Útok:</text:span><text:span text:style-name="T1182"> Duše + k6 proti F</text:span><text:span text:style-name="T1183">yzičce</text:span><text:span text:style-name="T1188"><text:line-break/></text:span><text:span text:style-name="T1174">Zranění:</text:span><text:span text:style-name="T1188"> </text:span><text:span text:style-name="T1190">3</text:span><text:span text:style-name="T1188">kz </text:span><text:span text:style-name="T466">bleskem</text:span><text:span text:style-name="T1189">, odečítá se Zbroj</text:span></text:p>
      <text:p text:style-name="P298"><text:span text:style-name="T1189">Z </text:span><text:span text:style-name="T1188">tvých očí na určené cíle přeskočí žlutý výboj. </text:span><text:span text:style-name="T1174">Žlutý blesk</text:span><text:span text:style-name="T1188"> </text:span><text:span text:style-name="T1189">vždy zasáhne </text:span><text:span text:style-name="T1192">určené cíle</text:span><text:span text:style-name="T1189">, ne vždy </text:span><text:span text:style-name="T1192">je</text:span><text:span text:style-name="T1189"> ale zraní.</text:span></text:p>
      <text:h text:style-name="Heading_20_4" text:outline-level="4"><text:bookmark-start text:name="__RefHeading___Toc17755_4252866283"/>Ohnivá koule *Eš nešef*<text:bookmark-end text:name="__RefHeading___Toc17755_4252866283"/></text:h>
      <text:p text:style-name="P353"><text:span text:style-name="T191">Dosah:</text:span><text:span text:style-name="T324"> </text:span><text:span text:style-name="T329">krátký</text:span><text:span text:style-name="T324"><text:line-break/></text:span><text:span text:style-name="T191">Rozsah:</text:span><text:span text:style-name="T324"> </text:span><text:span text:style-name="T330">v</text:span><text:span text:style-name="T331">še v </text:span><text:span text:style-name="T266">kontaktní vzdálenosti</text:span><text:span text:style-name="T331"> od cíle<text:line-break/></text:span><text:span text:style-name="T197">Útok:</text:span><text:span text:style-name="T328"> Duše + k6 proti Finese</text:span><text:span text:style-name="T327"><text:line-break/></text:span><text:span text:style-name="T191">Zranění:</text:span><text:span text:style-name="T324"> </text:span><text:span text:style-name="T359">4</text:span><text:span text:style-name="T324">kz </text:span><text:span text:style-name="T449">ohněm</text:span><text:span text:style-name="T1207">, odečítá se Zbroj</text:span></text:p>
      <text:p text:style-name="P93"><text:span text:style-name="T360">Z tvé ruky vyletí malá ohnivá koule. Na určeném místě vybuchne</text:span><text:span text:style-name="T358"> </text:span><text:span text:style-name="T360">a ožehne vše v </text:span><text:span text:style-name="T265">kontaktní vzdálenosti</text:span><text:span text:style-name="T331">.</text:span></text:p>
      <text:h text:style-name="P521" text:outline-level="3"><text:bookmark-start text:name="__RefHeading___Toc17500_3085950545"/><text:soft-page-break/>Mistrovská kouzla<text:bookmark-end text:name="__RefHeading___Toc17500_3085950545"/></text:h>
      <text:p text:style-name="P442">Mistrovská kouzla se můžeš učit od deváté úrovně.</text:p>
      <text:list xml:id="list4087150969" text:style-name="L24">
        <text:list-item>
          <text:p text:style-name="P729">Ledová past</text:p>
        </text:list-item>
        <text:list-item>
          <text:p text:style-name="P729">Očaruj provaz</text:p>
        </text:list-item>
        <text:list-item>
          <text:p text:style-name="P729">Ohnivý had</text:p>
        </text:list-item>
        <text:list-item>
          <text:p text:style-name="P729">Dvojník</text:p>
        </text:list-item>
        <text:list-item>
          <text:p text:style-name="P729">Duševní úder</text:p>
        </text:list-item>
        <text:list-item>
          <text:p text:style-name="P729">Metamorfóza</text:p>
        </text:list-item>
        <text:list-item>
          <text:p text:style-name="P729">Změna podoby</text:p>
        </text:list-item>
        <text:list-item>
          <text:p text:style-name="P729">Vize minulosti</text:p>
        </text:list-item>
        <text:list-item>
          <text:p text:style-name="P729">Planoucí čepel</text:p>
        </text:list-item>
        <text:list-item>
          <text:p text:style-name="P729">Mrazivá čepel</text:p>
        </text:list-item>
        <text:list-item>
          <text:p text:style-name="P729">Mrak smrti</text:p>
        </text:list-item>
        <text:list-item>
          <text:p text:style-name="P729">Mrazivá bouře</text:p>
        </text:list-item>
        <text:list-item>
          <text:p text:style-name="P729">Mimoprostorová torna</text:p>
        </text:list-item>
        <text:list-item>
          <text:p text:style-name="P729">Sledování</text:p>
        </text:list-item>
        <text:list-item>
          <text:p text:style-name="P729">Neviditelnost</text:p>
        </text:list-item>
        <text:list-item>
          <text:p text:style-name="P729">Ohnivá stěna</text:p>
        </text:list-item>
        <text:list-item>
          <text:p text:style-name="P729">Ledová stěna</text:p>
        </text:list-item>
        <text:list-item>
          <text:p text:style-name="P729">Hyperprostor</text:p>
        </text:list-item>
        <text:list-item>
          <text:p text:style-name="P729"><text:soft-page-break/>Hypnóza</text:p>
        </text:list-item>
        <text:list-item>
          <text:p text:style-name="P729">Ohnivý déšť</text:p>
        </text:list-item>
        <text:list-item>
          <text:p text:style-name="P729">Rudý blesk</text:p>
        </text:list-item>
        <text:list-item>
          <text:p text:style-name="P729">Černý blesk</text:p>
        </text:list-item>
        <text:list-item>
          <text:p text:style-name="P729">Bílý blesk</text:p>
        </text:list-item>
      </text:list>
      <text:h text:style-name="P631" text:outline-level="4"><text:bookmark-start text:name="__RefHeading___Toc17757_4252866283"/>Ledová past <text:span text:style-name="T1941">*Kerach peh*</text:span><text:bookmark-end text:name="__RefHeading___Toc17757_4252866283"/></text:h>
      <text:p text:style-name="P363"><text:span text:style-name="T269">Dosah:</text:span><text:span text:style-name="T384"> krátký</text:span><text:span text:style-name="T1813"><text:line-break/></text:span><text:span text:style-name="T269">Trvání:</text:span><text:span text:style-name="T1813"> několik minut<text:line-break/></text:span><text:span text:style-name="T220">Efekt </text:span><text:span text:style-name="T304">při spuštění</text:span><text:span text:style-name="T220">:</text:span><text:span text:style-name="T362"> </text:span><text:span text:style-name="T383">8</text:span><text:span text:style-name="T912">kz </text:span><text:span text:style-name="T1696">sečné</text:span><text:span text:style-name="T1697">ho</text:span><text:span text:style-name="T71"> </text:span><text:span text:style-name="T84">zranění</text:span><text:span text:style-name="T912"> (odečítá se Zbroj) všude v </text:span><text:span text:style-name="T220">krátké vzdálenosti</text:span><text:span text:style-name="T912"> od explodující koule</text:span></text:p>
      <text:p text:style-name="P460"><text:span text:style-name="T1958">Na tebou určeném místě v </text:span><text:span text:style-name="T306">krátké vzdálenosti</text:span><text:span text:style-name="T1922"> od tebe se objeví ledová koule zhruba o velikosti </text:span><text:span text:style-name="T1473">k</text:span><text:span text:style-name="T1472">okosového</text:span><text:span text:style-name="T1922"> ořechu. V dalším kole se všude v </text:span><text:span text:style-name="T315">krátké vzdálenosti</text:span><text:span text:style-name="T1958">, kam je od ní vidě</text:span><text:span text:style-name="T400">t, </text:span><text:span text:style-name="T383">vytvoří</text:span><text:span text:style-name="T1958"> tenký a křehký ledový příkrov, který slouží jako spoušť. </text:span><text:span text:style-name="T1473">K</text:span><text:span text:style-name="T1474">dyž</text:span><text:span text:style-name="T1958"> jej někdo nebo něco poškodí, třeba když na něj někdo vstoupí, koule exploduje v tříšť ostrých ledových úlomků a zraní všechny cíle v </text:span><text:span text:style-name="T303">krátké vzdálenosti</text:span><text:span text:style-name="T1920"> za 8kz </text:span><text:span text:style-name="T1696">sečné</text:span><text:span text:style-name="T1697">ho</text:span><text:span text:style-name="T1920"> zranění (odečítá se zbroj). Když </text:span><text:span text:style-name="T305">ledovou past</text:span><text:span text:style-name="T1921"> do konce trvání nic nespustí, koule i příkrov beze stopy zmizí.</text:span></text:p>
      <text:p text:style-name="P434">/<text:span text:style-name="T1918">* </text:span>Zmrzlý blesk (stvoří ledovou kouli, kterou může kouzelník nechat vybuchnout. Zajímavé, ale jméno se k tomu nehodí. Orb of ice?).<text:line-break/><text:tab/>Ledová bomba. Bude se to bít s alchymistovou bombou... Ledová past?</text:p>
      <text:p text:style-name="P433">Idea je, že by to stvořilo ledovou kouli, která by po chvíli vybuchla a vystřelila všude kolem ledovou tříšť. Moc mě ale nenapadá mechanická implementace – házení fixním číslem bez započítání Duše by u kouzel určitě bejt nemělo. <text:span text:style-name="T1919">I když, to vlastně asi není potřeba.</text:span></text:p>
      <text:p text:style-name="P433"><text:soft-page-break/>- Explozi spustí buď kouzelník nějakou formulí, nebo by mohla být automatická (spustí se, když někdo vstoupí na led?)<text:line-break/>- odpálení bomby formulí zabere kolo, nebo to půjde dělat při něčem jiném? */</text:p>
      <text:h text:style-name="P632" text:outline-level="4"><text:bookmark-start text:name="__RefHeading___Toc15993_3179902864"/>Očaruj provaz <text:span text:style-name="T1942">*Kesem ševel*</text:span><text:bookmark-end text:name="__RefHeading___Toc15993_3179902864"/></text:h>
      <text:p text:style-name="P357"><text:span text:style-name="T701">Dosah:</text:span><text:span text:style-name="T825"> dotek</text:span><text:span text:style-name="T667"><text:line-break/></text:span><text:span text:style-name="T695">Trvání</text:span><text:span text:style-name="T191">:</text:span><text:span text:style-name="T324"> </text:span><text:span text:style-name="T379">po dobu </text:span><text:span text:style-name="T302">soustředění</text:span></text:p>
      <text:p text:style-name="P446"><text:span text:style-name="T396">Provaz nebo lano, na které sešleš toto kouzlo, bude poslouchat tvoje příkazy. Může se zavázat nebo rozvázat, někam se doplazit, něco omotat a podobně. </text:span><text:span text:style-name="T1458">P</text:span><text:span text:style-name="T396">lazit se může nejvýše rychlostí chůze a </text:span><text:span text:style-name="T1458">jen tam, kam by se dokázal dostat had – může tedy vyšplhat po tyči, ale ne po holé zdi. Lano můžeš ovládat na libovolnou vzdálenost, musíš ale v</text:span><text:span text:style-name="T1475">idět</text:span><text:span text:style-name="T1458">, po čem se plazí – pro člověka to je zhruba </text:span><text:span text:style-name="T1546">střední vzdálenost</text:span><text:span text:style-name="T1458">, pro elfa </text:span><text:span text:style-name="T1546">dlouhá</text:span><text:span text:style-name="T1458">.<text:line-break/><text:tab/>Když chceš, aby někomu svázalo nohy, nebo ho nějak jinak omezilo, házíš si proti němu Duší.</text:span></text:p>
      <text:h text:style-name="Heading_20_4" text:outline-level="4"><text:bookmark-start text:name="__RefHeading___Toc17761_4252866283"/>Ohnivý had <text:span text:style-name="T1907">*</text:span><text:span text:style-name="T1662">E</text:span><text:span text:style-name="T1663">š </text:span><text:span text:style-name="T1664">nachaš</text:span><text:span text:style-name="T1907">*</text:span><text:bookmark-end text:name="__RefHeading___Toc17761_4252866283"/></text:h>
      <text:p text:style-name="P358"><text:span text:style-name="T702">Útok:</text:span><text:span text:style-name="T826"> Duše + k6 proti Finese<text:line-break/>Zranění: </text:span><text:span text:style-name="T827">6kz </text:span><text:span text:style-name="T461">ohněm</text:span><text:span text:style-name="T1209">, odečítá se Zbroj</text:span></text:p>
      <text:p text:style-name="P447"><text:span text:style-name="T1949">Na zemi před tebou se objeví ohnivý had a sám vyrazí k určenému cíli. Můžeš jej tedy seslat, i když cíl nevidíš a třeba ho jen slyšíš mluvit. Plazí se rychlostí chůze (urazit </text:span><text:span text:style-name="T311">krátkou vzdálenost</text:span><text:span text:style-name="T1949"> mu zabere dvě kola), jde tedy před ním utéct. Dostane se jen tam, kam by se dostal živý had. Může se plazit i po vodě, ale </text:span><text:span text:style-name="T1459">n</text:span><text:span text:style-name="T1460">emůže se potopit</text:span><text:span text:style-name="T1950">. Na cíl zaútočí jen jednou – až v tu chvíli si házíš </text:span><text:span text:style-name="T316">na útok</text:span><text:span text:style-name="T1950">. Ať už zasáhne nebo mine, hned potom zmizí. Zmizí také, když </text:span><text:span text:style-name="T1459">při honbě za cílem urazí víc než </text:span><text:span text:style-name="T1547">střední vzdálenost</text:span><text:span text:style-name="T1459">.</text:span></text:p>
      <text:h text:style-name="P633" text:outline-level="4"><text:bookmark-start text:name="__RefHeading___Toc17763_4252866283"/><text:soft-page-break/>Dvojník <text:span text:style-name="T1943">*Kefel*</text:span><text:bookmark-end text:name="__RefHeading___Toc17763_4252866283"/></text:h>
      <text:p text:style-name="P403"><text:span text:style-name="T687">Sesílání:</text:span><text:span text:style-name="T808"> 1 minuta</text:span><text:span text:style-name="T667"><text:line-break/></text:span><text:span text:style-name="T675">Trvání:</text:span><text:span text:style-name="T550"> několik minut</text:span></text:p>
      <text:p text:style-name="P404"><text:span text:style-name="T550">T</text:span><text:span text:style-name="T621">ímto kouzlem stvoříš svého dokonalého dvojníka. Bude vypadat přesně jako ty a přemýšlet jako ty. </text:span><text:span text:style-name="T1268">B</text:span><text:span text:style-name="T621">ude mít</text:span><text:span text:style-name="T1268"> stejně životů a bude i stejně zraněný. Má stejnou Fyzičku a Finesu jako ty, nemá ale Duši. Má všechny tvoje vzpomínky a znalosti, nemůže ale kouzlit ani si připoutávat magické předměty. </text:span><text:span text:style-name="T1269">Kouzlo stvoří pouze tělo, bude se tedy následně muset obléct, případně na něj můžeš seslat </text:span><text:span text:style-name="T1572">změn</text:span><text:span text:style-name="T1578">u</text:span><text:span text:style-name="T1572"> podoby</text:span><text:span text:style-name="T1269">. Po dobu jeho existence ho hraješ ty, jako kdyby to byla tvoje druhá postava. Po skončení trvání zmizí. </text:span><text:span text:style-name="T1271">Zmizí také, když na něj někdo sešle </text:span><text:span text:style-name="T1573">zlom kouzl</text:span><text:span text:style-name="T1575">a</text:span><text:span text:style-name="T1271">.</text:span><text:span text:style-name="T1269"> Obě tvoje verze jsou si plně vědomy toho, co dělá a vnímá ta druhá. Po zmizení dvojníka si tedy budeš pamatovat, co dělal, viděl, slyšel a c</text:span><text:span text:style-name="T1300">ítil</text:span><text:span text:style-name="T1269">.<text:line-break/><text:tab/></text:span><text:span text:style-name="T1270">Dvojníka můžeš použít například jako pomocníka v boji, můžeš ho ale také někam poslat místo sebe, když by ti hrozilo nebezpečí smrti.</text:span></text:p>
      <text:p text:style-name="P401">/<text:span text:style-name="T1893">*</text:span></text:p>
      <text:p text:style-name="P400">IDEA: Stvořím svého dvojníka<text:span text:style-name="T1873"> a „switchnu“ se do něj</text:span>.</text:p>
      <text:p text:style-name="P400">- budu moct beztrestně umřít.</text:p>
      <text:p text:style-name="P400">- nebudu moct kouzlit <text:span text:style-name="T1873">(na dvojníka se musím soustředit</text:span>)</text:p>
      <text:p text:style-name="P400">- <text:span text:style-name="T1888">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00">- <text:span text:style-name="T1890">dvojník si uvědomuje, co je zač</text:span></text:p>
      <text:p text:style-name="P400">- <text:span text:style-name="T1889">dvojník nemá duši</text:span></text:p>
      <text:p text:style-name="P402"><text:soft-page-break/>Co výbava? Zduplikuje to zbraně? Zbroj? <text:span text:style-name="T1891">Oblečení? Měšec plný zlaťáků?</text:span></text:p>
      <text:p text:style-name="P402">- <text:span text:style-name="T1892">možná jen tělo a je to tudíž potřeba použít spolu se </text:span><text:span text:style-name="T299">změnou podoby</text:span><text:span text:style-name="T377">, </text:span><text:span text:style-name="T378">nebo ho do něčeho oblíknout.</text:span></text:p>
      <text:p text:style-name="P88">*/</text:p>
      <text:h text:style-name="P634" text:outline-level="4"><text:bookmark-start text:name="__RefHeading___Toc17765_4252866283"/>Duševní úder <text:span text:style-name="T1944">*Nefeš nagaf*</text:span><text:bookmark-end text:name="__RefHeading___Toc17765_4252866283"/></text:h>
      <text:p text:style-name="P448"><text:span text:style-name="T281">Dosah:</text:span><text:span text:style-name="T1836"> </text:span><text:span text:style-name="T1457">s</text:span><text:span text:style-name="T1461">třední</text:span><text:span text:style-name="T1836"><text:line-break/></text:span><text:span text:style-name="T281">Rozsah:</text:span><text:span text:style-name="T1836"> 1</text:span><text:span text:style-name="T1366"> tvor, </text:span><text:span text:style-name="T1461">který má duši</text:span><text:span text:style-name="T1836"><text:line-break/></text:span><text:span text:style-name="T197">Útok:</text:span><text:span text:style-name="T328"> Duše + k6 proti </text:span><text:span text:style-name="T1365">D</text:span><text:span text:style-name="T1366">uši</text:span><text:span text:style-name="T1837"><text:line-break/></text:span><text:span text:style-name="T281">Zranění:</text:span><text:span text:style-name="T1836"> </text:span><text:span text:style-name="T1364">4</text:span><text:span text:style-name="T1836">kz (</text:span><text:span text:style-name="T1693">d</text:span><text:span text:style-name="T1694">uševní</text:span><text:span text:style-name="T1836">)</text:span></text:p>
      <text:p text:style-name="P448"><text:span text:style-name="T317">Duševní úder</text:span><text:span text:style-name="T1951"> obchází zbroj, neúčinkuje ale na zvířata a </text:span><text:span text:style-name="T1476">jiné</text:span><text:span text:style-name="T1951"> tvory, kteří nemají duši.</text:span></text:p>
      <text:h text:style-name="Heading_20_4" text:outline-level="4">Metamorfóza *Šinuj tzurah*</text:h>
      <text:p text:style-name="P368"><text:span text:style-name="T667">Dosah:</text:span><text:span text:style-name="T529"> </text:span><text:span text:style-name="T549">dotyk</text:span><text:span text:style-name="T530"><text:line-break/></text:span><text:span text:style-name="T668">Rozsah:</text:span><text:span text:style-name="T531"> 1 humanoidní </text:span><text:span text:style-name="T1234">t</text:span><text:span text:style-name="T1281">vor</text:span><text:span text:style-name="T531"><text:line-break/></text:span><text:span text:style-name="T674">Sesílání:</text:span><text:span text:style-name="T549"> 1 minuta<text:line-break/></text:span><text:span text:style-name="T675">Trvání:</text:span><text:span text:style-name="T550"> </text:span><text:span text:style-name="T1282">p</text:span><text:span text:style-name="T1281">o dobu</text:span><text:span text:style-name="T613"> </text:span><text:span text:style-name="T686">soustředění</text:span></text:p>
      <text:p text:style-name="P475"><text:span text:style-name="T1506">M</text:span><text:span text:style-name="T1551">etamorfóza</text:span><text:span text:style-name="T1483"> promění jedno</text:span><text:span text:style-name="T1484">ho humanoidního tvora</text:span><text:span text:style-name="T1483"> v jiného humanoidního tvora. </text:span><text:span text:style-name="T1487">M</text:span><text:span text:style-name="T1485">usíš </text:span><text:span text:style-name="T1487">při tom</text:span><text:span text:style-name="T1483"> oběma rukama pevně d</text:span><text:span text:style-name="T1487">ržet jeho</text:span><text:span text:style-name="T1483"> </text:span><text:span text:style-name="T1484">hlavu, </text:span><text:span text:style-name="T1485">takže </text:span><text:span text:style-name="T1483">dost dobře </text:span><text:span text:style-name="T1485">nemůžeš</text:span><text:span text:style-name="T1483"> p</text:span><text:span text:style-name="T1487">roměnit</text:span><text:span text:style-name="T1483"> někoho, kdo s tím nesouhlasí, pokud není svázaný nebo jinak znehybněný. </text:span><text:span text:style-name="T1283">K seslání potřebuješ část těla tvora, jehož podobu se snažíš vytvořit: vlas, chlup a podobně. N</text:span><text:span text:style-name="T1287">ov</text:span><text:span text:style-name="T1316">á</text:span><text:span text:style-name="T1287"> p</text:span><text:span text:style-name="T1316">odoba</text:span><text:span text:style-name="T1283"> musí mít stejnou t</text:span><text:span text:style-name="T1284">řídu velikosti</text:span><text:span text:style-name="T1283"> – můžeš například změnit člověka </text:span><text:span text:style-name="T1284">na</text:span><text:span text:style-name="T1283"> elfa </text:span><text:span text:style-name="T1284">nebo hobita</text:span><text:span text:style-name="T1283">, ale </text:span><text:span text:style-name="T1284">na obra</text:span><text:span text:style-name="T1283">.<text:line-break/><text:tab/></text:span><text:span text:style-name="T1315">P</text:span><text:span text:style-name="T1316">romění se jen tělo</text:span><text:span text:style-name="T1315">, nikoliv</text:span><text:span text:style-name="T1284"> </text:span><text:span text:style-name="T1315">oblečení a vybavení</text:span><text:span text:style-name="T626">. </text:span><text:span text:style-name="T1283">D</text:span><text:span text:style-name="T1317">otyčný</text:span><text:span text:style-name="T626"> si zachovává své vlastnosti (Sílu, Finesu, Duši, </text:span><text:span text:style-name="T551">počet životů), </text:span><text:span text:style-name="T629">po proměně bude stále stejně zraněný</text:span><text:span text:style-name="T551"> </text:span><text:span text:style-name="T629">a</text:span><text:span text:style-name="T628"> </text:span><text:span text:style-name="T629">z</text:span><text:span text:style-name="T628">ůstávají mu původní</text:span><text:span text:style-name="T551"> </text:span><text:span text:style-name="T628">dovednosti</text:span><text:span text:style-name="T551"> </text:span><text:span text:style-name="T627">a </text:span><text:soft-page-break/><text:span text:style-name="T627">schopnosti </text:span><text:span text:style-name="T1285">j</text:span><text:span text:style-name="T1286">eho</text:span><text:span text:style-name="T627"> povolání</text:span><text:span text:style-name="T551">. </text:span><text:span text:style-name="T625">Bude mluvit hlasem </text:span><text:span text:style-name="T1287">d</text:span><text:span text:style-name="T1317">ruhého</text:span><text:span text:style-name="T629"> tvora</text:span><text:span text:style-name="T625">, nezíská ale jeho znalosti (a to ani znalosti jazyků, zvyků a podobně), vzpomínky</text:span><text:span text:style-name="T626">, </text:span><text:span text:style-name="T625">dovednosti ani schopnosti </text:span><text:span text:style-name="T629">povolání. </text:span><text:span text:style-name="T1330">P</text:span><text:span text:style-name="T625">ři proměně ztratí schopnost své původní rasy (například elf</text:span><text:span text:style-name="T630">sk</text:span><text:span text:style-name="T637">ý</text:span><text:span text:style-name="T625"> </text:span><text:span text:style-name="T704">ostrý zrak</text:span><text:span text:style-name="T625">) a získá schopnost nové rasy (například trpaslické </text:span><text:span text:style-name="T704">infravidění</text:span><text:span text:style-name="T625">). Ztratí také své původní specifické zranitelnosti a získá zranitelnosti cílového tvora.<text:line-break/><text:tab/></text:span><text:span text:style-name="T627">Zpětná proměna vše vrátí zpět, zachovávají se pouze zranění, včetně těch získaných v </text:span><text:span text:style-name="T1285">nové</text:span><text:span text:style-name="T627"> podobě. Trvá stejně dlouho jako sesílání, tedy jednu minutu.</text:span></text:p>
      <text:p text:style-name="P451"><text:span text:style-name="T552">/</text:span><text:span text:style-name="T625">* Je lykantrop humanoid?<text:line-break/>- </text:span><text:span text:style-name="T627">asi jo. Po proměně bude postava mít jeho specifické zranitelnosti (bude jí vadit stříbro) ale nebude se umět měnit ve zvíře, protože to je jeho schopnost (pokud to není raciálka, ehm.). </text:span><text:span text:style-name="T625">*/</text:span></text:p>
      <text:p text:style-name="P450"><text:span text:style-name="T551"><text:line-break/><text:tab/></text:span><text:span text:style-name="T553">Zpětná proměna </text:span><text:span text:style-name="T554">nastane samovolně a</text:span><text:span text:style-name="T553"> trvá stejně dlouho jako sesílání.</text:span></text:p>
      <text:p text:style-name="P369"><text:span text:style-name="T553">/</text:span><text:span text:style-name="T555">* - </text:span><text:span text:style-name="T556">odkaz na to je v kapitole </text:span><text:span text:style-name="T862">Herní postupy</text:span><text:span text:style-name="T556"> / </text:span><text:span text:style-name="T862">Přetvářka</text:span><text:span text:style-name="T867"> (původní příklad je ještě někde dřív)</text:span><text:span text:style-name="T868"> </text:span><text:span text:style-name="T555">*/</text:span></text:p>
      <text:h text:style-name="P635" text:outline-level="4"><text:bookmark-start text:name="__RefHeading___Toc17769_4252866283"/>Změna podoby *<text:span text:style-name="T1945">Šinah</text:span> <text:span text:style-name="T1665">chazut</text:span>*<text:bookmark-end text:name="__RefHeading___Toc17769_4252866283"/></text:h>
      <text:p text:style-name="P461"><text:span text:style-name="T690">Dosah:</text:span><text:span text:style-name="T810"> dotyk</text:span><text:span text:style-name="T668"><text:line-break/>Rozsah:</text:span><text:span text:style-name="T531"> 1 </text:span><text:span text:style-name="T1234">t</text:span><text:span text:style-name="T1235">vor nebo předmět</text:span><text:span text:style-name="T531"><text:line-break/></text:span><text:span text:style-name="T676">Trvání:</text:span><text:span text:style-name="T559"> </text:span><text:span text:style-name="T1232">p</text:span><text:span text:style-name="T1233">o dobu </text:span><text:span text:style-name="T1562">s</text:span><text:span text:style-name="T1581">oustředění</text:span></text:p>
      <text:p text:style-name="P462"><text:span text:style-name="T1233">T</text:span><text:span text:style-name="T1250">vor nebo předmět, kterého se dotkneš, bude po dobu tvého </text:span><text:span text:style-name="T1569">soustředění</text:span><text:span text:style-name="T1250"> vypadat jako jiný tvor nebo předmět, na </text:span><text:span text:style-name="T1253">nějž</text:span><text:span text:style-name="T1250"> se při s</text:span><text:span text:style-name="T1305">eslání</text:span><text:span text:style-name="T1250"> díváš. Podobu můžeš </text:span><text:span text:style-name="T1312">vzít</text:span><text:span text:style-name="T1250"> také ze sochy nebo obrazu. Kouzlo změní pouze v</text:span><text:span text:style-name="T1313">izáž</text:span><text:span text:style-name="T1250">, nikoliv tvar a zápach. </text:span><text:span text:style-name="T1252">Změní se i výbava a oblečení. Odložené předměty si zachovávají svou změněnou podobu, ale musíš </text:span><text:soft-page-break/><text:span text:style-name="T1252">opravdu mít co odložit – když si například před změnou </text:span><text:span text:style-name="T1254">do </text:span><text:span text:style-name="T1252">podoby vojáka přivážeš k pasu klacek, můžeš ho později odložit a bude dál vypadat jako meč. Když ale nic u pasu nemáš, nemáš co odložit. </text:span><text:span text:style-name="T1251">Iluzi může také prozradit nevhodné chování – když </text:span><text:span text:style-name="T1255">například</text:span><text:span text:style-name="T1251"> v </text:span><text:span text:style-name="T1252">podobě vojáka špatně oslovíš</text:span><text:span text:style-name="T1251"> velitele, nejspíš mu to bude divné.</text:span></text:p>
      <text:p text:style-name="P463"><text:span text:style-name="T1301">/</text:span><text:span text:style-name="T1302">* </text:span><text:span text:style-name="T1303">Dávám to do mistrovských, protože to částečně duplikuje dovednost na převleky a přetvářku. </text:span><text:span text:style-name="T1304">Takže podobně jako schopnosti trivializující dungeony by to mělo být až mistrovské</text:span><text:span text:style-name="T1302"> */</text:span></text:p>
      <text:h text:style-name="P636" text:outline-level="4"><text:span text:style-name="T1649">V</text:span><text:span text:style-name="T1650">ize</text:span><text:span text:style-name="T1854"> minulosti *Chazon avar*</text:span></text:h>
      <text:p text:style-name="P470"><text:span text:style-name="T1532">T</text:span><text:span text:style-name="T1553">rvání</text:span><text:span text:style-name="T290">:</text:span><text:span text:style-name="T373"> </text:span><text:span text:style-name="T1402">p</text:span><text:span text:style-name="T1403">o dobu </text:span><text:span text:style-name="T1535">soustředění</text:span><text:span text:style-name="T288"><text:line-break/>Rozsah:</text:span><text:span text:style-name="T375"> to, co se stalo v </text:span><text:span text:style-name="T288">krátké vzdálenosti</text:span><text:span text:style-name="T375"> od místa, kde jsi</text:span></text:p>
      <text:p text:style-name="P348"><text:span text:style-name="T1853">Tímto rituálem </text:span><text:span text:style-name="T1389">v</text:span><text:span text:style-name="T1477">yvoláš</text:span><text:span text:style-name="T1853"> částečně průhledný obraz toho, co se někdy v minulosti </text:span><text:span text:style-name="T1389">d</text:span><text:span text:style-name="T1393">ělo</text:span><text:span text:style-name="T1853"> v </text:span><text:span text:style-name="T288">krátké vzdálenosti</text:span><text:span text:style-name="T1853"> kolem místa, kde zrovna jsi. </text:span><text:span text:style-name="T1389">U</text:span><text:span text:style-name="T1395">dálosti se přehrají</text:span><text:span text:style-name="T1853"> stejn</text:span><text:span text:style-name="T1389">ě </text:span><text:span text:style-name="T1394">rychle</text:span><text:span text:style-name="T1853">, jako se </text:span><text:span text:style-name="T1389">s</text:span><text:span text:style-name="T1395">taly</text:span><text:span text:style-name="T1853">.<text:line-break/><text:tab/>Čas</text:span><text:span text:style-name="T1390"> </text:span><text:span text:style-name="T1391">můžeš b</text:span><text:span text:style-name="T1853">uď přesně určit, třeba „včera hodinu před úsvitem“, nebo se můžeš dotknout nějakého předmětu a </text:span><text:span text:style-name="T1391">z</text:span><text:span text:style-name="T1392">obrazit</text:span><text:span text:style-name="T1391"> něco</text:span><text:span text:style-name="T1853">,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7" text:outline-level="4"><text:bookmark-start text:name="__RefHeading___Toc17773_4252866283"/><text:span text:style-name="T1852">Planoucí</text:span> čepel<text:span text:style-name="T1842"> *</text:span><text:span text:style-name="T1647">E</text:span><text:span text:style-name="T1666">š t</text:span><text:span text:style-name="T1667">araf</text:span><text:span text:style-name="T1946">*</text:span><text:bookmark-end text:name="__RefHeading___Toc17773_4252866283"/></text:h>
      <text:p text:style-name="P20"><text:span text:style-name="T481">Dosah:</text:span><text:span text:style-name="T712"> dotyk<text:line-break/></text:span><text:span text:style-name="T481">Trvání:</text:span><text:span text:style-name="T712"> </text:span><text:span text:style-name="T839">po dobu</text:span><text:span text:style-name="T712"> </text:span><text:span text:style-name="T481">soustředění</text:span><text:span text:style-name="T712"><text:line-break/></text:span><text:span text:style-name="T615">Přidané zranění:</text:span><text:span text:style-name="T805"> 3kz </text:span><text:span text:style-name="T461">ohněm</text:span><text:span text:style-name="T805"> (odečítá se zbroj)</text:span></text:p>
      <text:p text:style-name="P344"><text:span text:style-name="T807">Z č</text:span><text:span text:style-name="T805">epel</text:span><text:span text:style-name="T807">e</text:span><text:span text:style-name="T805"> zbraně, které se dotkneš, bud</text:span><text:span text:style-name="T807">ou</text:span><text:span text:style-name="T805"> několik minut </text:span><text:span text:style-name="T1244">š</text:span><text:span text:style-name="T1246">lehat</text:span><text:span text:style-name="T805"> plameny.</text:span></text:p>
      <text:h text:style-name="P627" text:outline-level="4"><text:bookmark-start text:name="__RefHeading___Toc17775_4252866283"/><text:soft-page-break/><text:span text:style-name="T1642">M</text:span><text:span text:style-name="T1643">razivá</text:span> čepel<text:span text:style-name="T1842"> *Karah taraf*</text:span><text:bookmark-end text:name="__RefHeading___Toc17775_4252866283"/></text:h>
      <text:p text:style-name="P19"><text:span text:style-name="T481">Dosah:</text:span><text:span text:style-name="T712"> dotyk<text:line-break/></text:span><text:span text:style-name="T481">Trvání:</text:span><text:span text:style-name="T712"> </text:span><text:span text:style-name="T839">po dobu</text:span><text:span text:style-name="T712"> </text:span><text:span text:style-name="T481">soustředění</text:span><text:span text:style-name="T712"><text:line-break/></text:span><text:span text:style-name="T615">Přidané zranění:</text:span><text:span text:style-name="T805"> 3kz </text:span><text:span text:style-name="T478">mrazem</text:span><text:span text:style-name="T805"> (odečítá se zbroj)</text:span></text:p>
      <text:p text:style-name="P345"><text:span text:style-name="T806">Z č</text:span><text:span text:style-name="T805">epel</text:span><text:span text:style-name="T806">e</text:span><text:span text:style-name="T805"> zbraně, které se dotkneš, bude několik minut </text:span><text:span text:style-name="T1244">s</text:span><text:span text:style-name="T1245">álat mráz.</text:span></text:p>
      <text:h text:style-name="P627" text:outline-level="4"><text:bookmark-start text:name="__RefHeading___Toc17777_4252866283"/><text:span text:style-name="T1850">Mrak smrti *</text:span><text:span text:style-name="T1647">M</text:span><text:span text:style-name="T1668">avet </text:span><text:span text:style-name="T1669">anan</text:span><text:span text:style-name="T1850">*</text:span><text:bookmark-end text:name="__RefHeading___Toc17777_4252866283"/></text:h>
      <text:p text:style-name="P359"><text:span text:style-name="T269">Dosah:</text:span><text:span text:style-name="T1813"> střední<text:line-break/></text:span><text:span text:style-name="T269">Rozsah:</text:span><text:span text:style-name="T1813"> všechno v </text:span><text:span text:style-name="T269">krátké vzdálenosti</text:span><text:span text:style-name="T1813"> od určeného místa<text:line-break/></text:span><text:span text:style-name="T220">Efekt:</text:span><text:span text:style-name="T362"> </text:span><text:span text:style-name="T371">zranění za</text:span><text:span text:style-name="T362"> </text:span><text:span text:style-name="T1378">3</text:span><text:span text:style-name="T1851">kz </text:span><text:span text:style-name="T1846">ž</text:span><text:span text:style-name="T1847">íravinou</text:span><text:span text:style-name="T912"> každé kolo po dobu </text:span><text:span text:style-name="T1522">s</text:span><text:span text:style-name="T1549">oustředění</text:span><text:span text:style-name="T912"> (odečítá se Zbroj)</text:span></text:p>
      <text:p text:style-name="P466"><text:span text:style-name="T1849">Všude v </text:span><text:span text:style-name="T287">krátké vzdálenosti</text:span><text:span text:style-name="T1849"> od tebou určeného místa se objeví hustý černý mrak. </text:span><text:span text:style-name="T1377">Trvá po dobu tvého </text:span><text:span text:style-name="T1521">soustředění</text:span><text:span text:style-name="T1377"> a můžeš s ním pohybovat rychlostí chůze. Nemůže se ale vzdálit na víc než </text:span><text:span text:style-name="T1521">střední vzdálenost</text:span><text:span text:style-name="T1377"> od tebe, takže pokud ho chceš dostat dál, musíš jít za ním.</text:span><text:span text:style-name="T1849"> Je tvořen </text:span><text:span text:style-name="T1376">ž</text:span><text:span text:style-name="T1377">íravými</text:span><text:span text:style-name="T1849"> výpary a je v něm </text:span><text:span text:style-name="T1376">vidět jen na </text:span><text:span text:style-name="T1523">kontaktní vzdálenost</text:span><text:span text:style-name="T1376">, </text:span><text:span text:style-name="T1380">a to včetně </text:span><text:span text:style-name="T1524">infravidění.</text:span><text:span text:style-name="T1380"> </text:span><text:span text:style-name="T1381">K</text:span><text:span text:style-name="T1380">rollův </text:span><text:span text:style-name="T1524">ultrasluch</text:span><text:span text:style-name="T1380"> funguje normálně.</text:span><text:span text:style-name="T1376"><text:line-break/><text:tab/></text:span><text:span text:style-name="T1333">Při seslání </text:span><text:span text:style-name="T1385">ani v průběhu trvání</text:span><text:span text:style-name="T1333"> si neházíš </text:span><text:span text:style-name="T1579">n</text:span><text:span text:style-name="T1580">a útok</text:span><text:span text:style-name="T1333"> – pokud </text:span><text:span text:style-name="T1377">tedy</text:span><text:span text:style-name="T1333"> na tebe někdo útočí, musíš si proti němu hodit </text:span><text:span text:style-name="T1522">na obranu</text:span><text:span text:style-name="T1333">.</text:span><text:span text:style-name="T1376"> </text:span><text:span text:style-name="T1379">Mrak leptá veškerou organickou hmotu: živé rostliny a tvory, </text:span><text:span text:style-name="T1381">ale také </text:span><text:span text:style-name="T1379">dřevo, </text:span><text:span text:style-name="T1381">plátno</text:span><text:span text:style-name="T1379"> a podobně. </text:span><text:span text:style-name="T1377">Počínaje následujícím kolem všichni uvnitř</text:span><text:span text:style-name="T1382"> mraku</text:span><text:span text:style-name="T1377"> každé kolo čelí zranění </text:span><text:span text:style-name="T1378">4kz </text:span><text:span text:style-name="T1846">ž</text:span><text:span text:style-name="T1847">íravinou</text:span><text:span text:style-name="T1378"> </text:span><text:span text:style-name="T1377">(odečítá se zbroj).<text:line-break/><text:tab/></text:span><text:span text:style-name="T1526">Mrak smrti</text:span><text:span text:style-name="T1384"> nejde dost dobře použít v podzemí nebo jiných stísněných prostorách, kde nemůžeš být dál než na </text:span><text:span text:style-name="T1526">krátkou vzdálenost</text:span><text:span text:style-name="T1384"> od jeho středu, protože bys byl uvnitř a zranění od mraku by ti přerušilo </text:span><text:span text:style-name="T1526">soustředění</text:span><text:span text:style-name="T1384">.</text:span></text:p>
      <text:p text:style-name="P346"><text:soft-page-break/><text:span text:style-name="T1377">/</text:span><text:span text:style-name="T1383">* Nižší zranění než </text:span><text:span text:style-name="T1525">ohnivý déšť</text:span><text:span text:style-name="T1383">, protože navíc omezuje viditelnost */</text:span></text:p>
      <text:h text:style-name="P627" text:outline-level="4"><text:bookmark-start text:name="__RefHeading___Toc17779_4252866283"/>Mraziv<text:span text:style-name="T1651">á bouře</text:span><text:span text:style-name="T1647"> *K</text:span><text:span text:style-name="T1670">arah </text:span><text:span text:style-name="T1671">sufah</text:span><text:span text:style-name="T1647">*</text:span><text:bookmark-end text:name="__RefHeading___Toc17779_4252866283"/></text:h>
      <text:p text:style-name="P360"><text:span text:style-name="T269">Dosah:</text:span><text:span text:style-name="T1813"> střední<text:line-break/></text:span><text:span text:style-name="T269">Rozsah:</text:span><text:span text:style-name="T1813"> všechno v </text:span><text:span text:style-name="T269">krátké vzdálenosti</text:span><text:span text:style-name="T1813"> od určeného místa<text:line-break/></text:span><text:span text:style-name="T269">Trvání:</text:span><text:span text:style-name="T1813"> několik minut<text:line-break/></text:span><text:span text:style-name="T220">Efekt:</text:span><text:span text:style-name="T362"> </text:span><text:span text:style-name="T372">každé kolo </text:span><text:span text:style-name="T324">zranění za</text:span><text:span text:style-name="T362"> </text:span><text:span text:style-name="T912">4kz </text:span><text:span text:style-name="T478">mrazem</text:span><text:span text:style-name="T912"> (odečítá se Zbroj)</text:span></text:p>
      <text:p text:style-name="P466"><text:span text:style-name="T1374">V</text:span><text:span text:style-name="T1845">šude v </text:span><text:span text:style-name="T270">krátké vzdálenosti</text:span><text:span text:style-name="T1812"> od tebou určeného místa </text:span><text:span text:style-name="T1333">z</text:span><text:span text:style-name="T1387">ačne </text:span><text:span text:style-name="T1388">hlasitě</text:span><text:span text:style-name="T1387"> fičet mrazivý v</text:span><text:span text:style-name="T1448">ichr</text:span><text:span text:style-name="T1812">. </text:span><text:span text:style-name="T1333">Při seslání </text:span><text:span text:style-name="T1385">ani v průběhu trvání</text:span><text:span text:style-name="T1333"> si neházíš</text:span><text:span text:style-name="T1812"> </text:span><text:span text:style-name="T1579">n</text:span><text:span text:style-name="T1580">a útok</text:span><text:span text:style-name="T1812"> – pokud tedy na tebe někdo útočí, musíš si proti němu hodit </text:span><text:span text:style-name="T270">na obranu</text:span><text:span text:style-name="T1812">. V každém kole počínaje následujícím každý v zasažené oblasti </text:span><text:span text:style-name="T1333">u</text:span><text:span text:style-name="T1334">trpí</text:span><text:span text:style-name="T1812"> 4kz zranění </text:span><text:span text:style-name="T478">mrazem</text:span><text:span text:style-name="T1812"> (</text:span><text:span text:style-name="T1377">odečítá se zbroj</text:span><text:span text:style-name="T1812">).<text:line-break/><text:tab/> </text:span><text:span text:style-name="T1526">M</text:span><text:span text:style-name="T1529">razivý v</text:span><text:span text:style-name="T1530">ítr</text:span><text:span text:style-name="T1384"> nejde m</text:span><text:span text:style-name="T1385">oc</text:span><text:span text:style-name="T1384"> dobře použít v podzemí nebo jiných stísněných prostorách, kde nemůžeš být dál než na </text:span><text:span text:style-name="T1526">krátkou vzdálenost</text:span><text:span text:style-name="T1384"> od jeho středu, protože bys byl uvnitř.</text:span></text:p>
      <text:h text:style-name="P637" text:outline-level="4">Mimoprostorová torna <text:span text:style-name="T1962">*Míver chalal sak*</text:span></text:h>
      <text:p text:style-name="Text_20_body"><text:span text:style-name="T191">Trvání:</text:span> trvalé</text:p>
      <text:p text:style-name="P449"><text:span text:style-name="T828">P</text:span><text:span text:style-name="T829">o seslání tohoto kouzla máš přístup do kapsy v mimoprostoru velké jako běžná torna. Na vkládání a vyndavání předmětů se musíš </text:span><text:span text:style-name="T703">soustředit</text:span><text:span text:style-name="T829">. Musíš je také vždy do něčeho </text:span><text:span text:style-name="T1277">d</text:span><text:span text:style-name="T1279">ávat</text:span><text:span text:style-name="T829"> a z něčeho je vyndavat, nemůžeš </text:span><text:span text:style-name="T1277">je</text:span><text:span text:style-name="T829"> prostě jen tak nechat zmizet, nebo je vytáhnout ze vzduchu. Je jedno, co to bude: můžeš je strkat do skutečné torny, do pytle, nebo třeba do rukávu své róby </text:span><text:span text:style-name="T830">a můžeš je vytáhnout z něčeho jiného, než kam jsi je vložil</text:span><text:span text:style-name="T829">. Předměty v mimoprostoru nic neváží a nedokáže je vyndat nikdo jiný než ty. Uvnitř n</text:span><text:span text:style-name="T831">e</text:span><text:span text:style-name="T829">plyne čas, jíd</text:span><text:soft-page-break/><text:span text:style-name="T829">lo se tam tedy </text:span><text:span text:style-name="T831">ne</text:span><text:span text:style-name="T829">kazí a případní vložení tvorové </text:span><text:span text:style-name="T1277">n</text:span><text:span text:style-name="T1278">epotřebují v</text:span><text:span text:style-name="T1280">odu</text:span><text:span text:style-name="T1278"> ani p</text:span><text:span text:style-name="T1280">otravu</text:span><text:span text:style-name="T829">. Můžeš mít jen jednu mimoprostorovou tornu. Když umřeš, </text:span><text:span text:style-name="T1277">j</text:span><text:span text:style-name="T1278">ejí obsah je</text:span><text:span text:style-name="T829"> nenávratně ztracen. </text:span><text:span text:style-name="T1277">Když na tebe někdo sešle </text:span><text:span text:style-name="T1576">z</text:span><text:span text:style-name="T1582">lom</text:span><text:span text:style-name="T1576"> kouzla</text:span><text:span text:style-name="T1277">, </text:span><text:span text:style-name="T1576">mimoprostorovou tornu</text:span><text:span text:style-name="T1277"> to nezruší.</text:span></text:p>
      <text:h text:style-name="P627" text:outline-level="4"><text:bookmark-start text:name="__RefHeading___Toc17783_4252866283"/><text:span text:style-name="T1672">Sledování</text:span><text:span text:style-name="T1647"> *G</text:span><text:span text:style-name="T1673">išuš</text:span><text:span text:style-name="T1647">*</text:span><text:bookmark-end text:name="__RefHeading___Toc17783_4252866283"/></text:h>
      <text:p text:style-name="P359"><text:span text:style-name="T707">Dosah:</text:span><text:span text:style-name="T838"> dotyk<text:line-break/></text:span><text:span text:style-name="T707">Trvání:</text:span><text:span text:style-name="T838"> soustředění</text:span></text:p>
      <text:p text:style-name="P305">P<text:span text:style-name="T1838">o dobu </text:span><text:span text:style-name="T282">soustředění</text:span><text:span text:style-name="T1838"> budeš znát směr k tvoru nebo předmětu, kterého ses dotknul při seslání tohoto kouzla.</text:span></text:p>
      <text:h text:style-name="P615" text:outline-level="4"><text:bookmark-start text:name="__RefHeading___Toc17785_4252866283"/>Neviditelnost<text:span text:style-name="T481"> *</text:span><text:span text:style-name="T1205">Ij ryjut</text:span><text:span text:style-name="T481">*</text:span><text:bookmark-end text:name="__RefHeading___Toc17785_4252866283"/></text:h>
      <text:p text:style-name="P336"><text:span text:style-name="T836">/</text:span><text:span text:style-name="T837">* Možná pokročilé? */</text:span></text:p>
      <text:p text:style-name="P336"><text:span text:style-name="T668">Rozsah:</text:span><text:span text:style-name="T531"> 1 </text:span><text:span text:style-name="T1234">t</text:span><text:span text:style-name="T1235">vor nebo předmět</text:span><text:span text:style-name="T531"><text:line-break/></text:span><text:span text:style-name="T676">Trvání:</text:span><text:span text:style-name="T559"> </text:span><text:span text:style-name="T1232">p</text:span><text:span text:style-name="T1233">o dobu </text:span><text:span text:style-name="T1562">s</text:span><text:span text:style-name="T1583">oustředění</text:span></text:p>
      <text:p text:style-name="P336"><text:span text:style-name="T1236">Dokud se budeš </text:span><text:span text:style-name="T1563">soustředit</text:span><text:span text:style-name="T1236">, j</text:span><text:span text:style-name="T1235">eden předmět</text:span><text:span text:style-name="T607"> nebo tvor spolu se vším, co nese, bude </text:span><text:span text:style-name="T1235">neviditelný. Když něco odloží, zůstane to neviditelné. Když něco sebere, zůstane to viditelné a bude to tedy vypadat, jako že to létá. V dešti, </text:span><text:span text:style-name="T1237">kouři,</text:span><text:span text:style-name="T1235"> mlze a podobně </text:span><text:span text:style-name="T1237">tedy bude</text:span><text:span text:style-name="T1235"> vidět obrys neviditelného tvora nebo předmětu.</text:span></text:p>
      <text:p text:style-name="P336"><text:span text:style-name="T608">/</text:span><text:span text:style-name="T609">*</text:span></text:p>
      <text:p text:style-name="P57">TODO: Příklad s krollem kouzleníkem, kde mu zranění přeruší soustředění a přijde tím o svou neviditelnost.<text:line-break/>- <text:span text:style-name="T1835">okaz na kapitolu o rušení </text:span><text:span text:style-name="T280">soustředění</text:span><text:span text:style-name="T1835">.</text:span></text:p>
      <text:p text:style-name="P57">*/</text:p>
      <text:p text:style-name="P335"><text:span text:style-name="T1105">/* </text:span><text:span text:style-name="T1106">Neviditelnou osobu lze detekovat přes </text:span><text:span text:style-name="T1072">Najdi kouzla</text:span><text:span text:style-name="T1105"> */</text:span></text:p>
      <text:h text:style-name="P638" text:outline-level="4"><text:bookmark-start text:name="__RefHeading___Toc17787_4252866283"/><text:soft-page-break/>Ohnivá stěna *Eš chomah*<text:bookmark-end text:name="__RefHeading___Toc17787_4252866283"/></text:h>
      <text:p text:style-name="P91">/* Možná i pokročilé */</text:p>
      <text:p text:style-name="P469"><text:span text:style-name="T274">Ro</text:span><text:span text:style-name="T276">z</text:span><text:span text:style-name="T274">sah:</text:span><text:span text:style-name="T363"> </text:span><text:span text:style-name="T364">kdekoliv v</text:span><text:span text:style-name="T367">e</text:span><text:span text:style-name="T363"> </text:span><text:span text:style-name="T1319">s</text:span><text:span text:style-name="T1350">třední</text:span><text:span text:style-name="T363"> vzdálenost</text:span><text:span text:style-name="T364">i od tebe</text:span><text:span text:style-name="T368"><text:line-break/></text:span><text:span text:style-name="T1584">T</text:span><text:span text:style-name="T1585">rvání:</text:span><text:span text:style-name="T1351"> několik minut<text:line-break/></text:span><text:span text:style-name="T1550">Efekt:</text:span><text:span text:style-name="T1378"> </text:span><text:span text:style-name="T1387">každé kolo </text:span><text:span text:style-name="T1333">zranění za</text:span><text:span text:style-name="T1378"> </text:span><text:span text:style-name="T1481">3</text:span><text:span text:style-name="T1378">kz </text:span><text:span text:style-name="T460">ohněm</text:span><text:span text:style-name="T1333"> </text:span><text:span text:style-name="T1378">(odečítá se Zbroj)</text:span></text:p>
      <text:p text:style-name="P334"><text:span text:style-name="T1826">Při sesílání </text:span><text:span text:style-name="T275">ohnivé stěny</text:span><text:span text:style-name="T1826"> musíš ukázat </text:span><text:span text:style-name="T1339">na místo, kde bude stát, a naznačit tvar jejích základů. M</text:span><text:span text:style-name="T1341">ůže</text:span><text:span text:style-name="T1339"> být jen tam, kam vidíš, musíš j</text:span><text:span text:style-name="T1341">i</text:span><text:span text:style-name="T1339"> cel</text:span><text:span text:style-name="T1341">ou</text:span><text:span text:style-name="T1339"> načrtnout jedním tahem </text:span><text:span text:style-name="T1341">a m</text:span><text:span text:style-name="T1342">usí být celá nejvýše</text:span><text:span text:style-name="T1341"> v</text:span><text:span text:style-name="T1351">e</text:span><text:span text:style-name="T1341"> </text:span><text:span text:style-name="T1514">střední</text:span><text:span text:style-name="T1511"> vzdálenosti</text:span><text:span text:style-name="T1341"> od tebe</text:span><text:span text:style-name="T1339">. </text:span><text:span text:style-name="T1356">J</text:span><text:span text:style-name="T1478">ejí rozměry</text:span><text:span text:style-name="T1356"> můžeš určit, šířka ale nemůže přesáhnout metr a výška několik metrů. </text:span><text:span text:style-name="T1444">Může stát na čemkoliv, klidně i na vodě, nemůže ale viset ve vzduchu. Pokud ji vyčaruješ na sněhu nebo ledu, postupně se skrz něj prop</text:span><text:span text:style-name="T1478">álí</text:span><text:span text:style-name="T1444">.</text:span><text:span text:style-name="T1345"><text:line-break/><text:tab/></text:span><text:span text:style-name="T1346">S</text:span><text:span text:style-name="T1352">álá z ní</text:span><text:span text:style-name="T1832"> silný žár. Počínaje příštím kolem při doteku každé kolo způsobí zranění za </text:span><text:span text:style-name="T1344">5</text:span><text:span text:style-name="T469">kz </text:span><text:span text:style-name="T449">ohněm</text:span><text:span text:style-name="T469"> (odečítá se zbroj). </text:span><text:span text:style-name="T1344">D</text:span><text:span text:style-name="T1355">okud kouzlo trvá, </text:span><text:span text:style-name="T1445">oheň</text:span><text:span text:style-name="T1355"> nejde uhasit</text:span><text:span text:style-name="T1833">.</text:span></text:p>
      <text:h text:style-name="P639" text:outline-level="4"><text:bookmark-start text:name="__RefHeading___Toc17789_4252866283"/>Ledová stěna <text:span text:style-name="T472">*Kerach chomah*</text:span><text:bookmark-end text:name="__RefHeading___Toc17789_4252866283"/></text:h>
      <text:p text:style-name="P90">/* Možná i pokročilé <text:span text:style-name="T1882">(</text:span><text:span text:style-name="T296">Bariéra</text:span><text:span text:style-name="T1882"> by pak byla mistrovská)</text:span> */</text:p>
      <text:p text:style-name="P21"><text:span text:style-name="T1813">Rozsah:</text:span><text:span text:style-name="T363"> </text:span><text:span text:style-name="T364">kdekoliv v</text:span><text:span text:style-name="T367">e</text:span><text:span text:style-name="T363"> </text:span><text:span text:style-name="T1319">s</text:span><text:span text:style-name="T1350">třední</text:span><text:span text:style-name="T363"> vzdálenost</text:span><text:span text:style-name="T364">i od tebe</text:span><text:span text:style-name="T324"><text:line-break/></text:span><text:span text:style-name="T1595">T</text:span><text:span text:style-name="T1596">rvání:</text:span><text:span text:style-name="T1351"> několik minut</text:span></text:p>
      <text:p text:style-name="P333"><text:span text:style-name="T1826">Při sesílání </text:span><text:span text:style-name="T1510">l</text:span><text:span text:style-name="T1512">edové</text:span><text:span text:style-name="T275"> stěny</text:span><text:span text:style-name="T1826"> musíš ukázat </text:span><text:span text:style-name="T1339">na místo, kde bude stát, a naznačit tvar jejích základů. M</text:span><text:span text:style-name="T1341">ůže</text:span><text:span text:style-name="T1339"> být jen tam, kam vidíš, musíš j</text:span><text:span text:style-name="T1341">i</text:span><text:span text:style-name="T1339"> cel</text:span><text:span text:style-name="T1341">ou</text:span><text:span text:style-name="T1339"> načrtnout jedním tahem,</text:span><text:span text:style-name="T1341"> m</text:span><text:span text:style-name="T1342">usí být celá nejvýše</text:span><text:span text:style-name="T1341"> v</text:span><text:span text:style-name="T1353">e</text:span><text:span text:style-name="T1341"> </text:span><text:span text:style-name="T1511">s</text:span><text:span text:style-name="T1515">třední</text:span><text:span text:style-name="T1511"> vzdálenosti</text:span><text:span text:style-name="T1341"> od tebe </text:span><text:span text:style-name="T1446">a musí stát na něčem pevném</text:span><text:span text:style-name="T1339">. </text:span><text:span text:style-name="T1356">J</text:span><text:span text:style-name="T1478">ejí rozměry</text:span><text:span text:style-name="T1356"> můžeš určit, šířka ale nemůže přesáhnout metr a výška několik metrů. </text:span><text:span text:style-name="T1443">Můžeš ji také nechat vyrůst do tvaru rampy.</text:span><text:span text:style-name="T1343"> </text:span><text:span text:style-name="T1345">Každý metr výšky po</text:span><text:soft-page-break/><text:span text:style-name="T1345">roste j</text:span><text:span text:style-name="T1357">edno kolo</text:span><text:span text:style-name="T1345">. </text:span><text:span text:style-name="T1354">S</text:span><text:span text:style-name="T1359">těna netaje </text:span><text:span text:style-name="T1360">jako běžný led, jde ale normálně rozbít. Kusy, které z</text:span><text:span text:style-name="T1359"> ní </text:span><text:span text:style-name="T1358">někdo odštípne, </text:span><text:span text:style-name="T1360">okamžitě</text:span><text:span text:style-name="T1358"> zmizí</text:span><text:span text:style-name="T1834">. Po skončení trvání </text:span><text:span text:style-name="T1358">c</text:span><text:span text:style-name="T1361">elá</text:span><text:span text:style-name="T1834"> postupně </text:span><text:span text:style-name="T1358">zmizí</text:span><text:span text:style-name="T1834"> stejnou rychlostí, jako vyrostla, a nic po ní nezůstane.</text:span></text:p>
      <text:h text:style-name="P640" text:outline-level="4"><text:bookmark-start text:name="__RefHeading___Toc17791_4252866283"/>Hyperprostor<text:span text:style-name="T481"> *</text:span><text:span text:style-name="T623">Hávarah </text:span><text:span text:style-name="T622">chalal</text:span><text:span text:style-name="T481">*</text:span><text:bookmark-end text:name="__RefHeading___Toc17791_4252866283"/></text:h>
      <text:p text:style-name="P359"><text:span text:style-name="T1507">D</text:span><text:span text:style-name="T1508">osah</text:span><text:span text:style-name="T191">:</text:span> <text:span text:style-name="T1330">k</text:span><text:span text:style-name="T1331">rátká vzdálenost</text:span></text:p>
      <text:p text:style-name="Text_20_body">Pomocí <text:span text:style-name="T1507">h</text:span><text:span text:style-name="T1508">yperprostoru</text:span> můžeš <text:span text:style-name="T1822">sám sebe spolu se svou výbavou</text:span> přemístit na jiné místo v <text:span text:style-name="T191">krátké vzdálenosti</text:span>, <text:span text:style-name="T1822">které vidíš</text:span>.</text:p>
      <text:h text:style-name="Heading_20_4" text:outline-level="4">Hypnóza <text:span text:style-name="T1961">*Hipnut*</text:span></text:h>
      <text:p text:style-name="P359"><text:span text:style-name="T272">Dosah:</text:span><text:span text:style-name="T1821"> </text:span><text:span text:style-name="T1324">d</text:span><text:span text:style-name="T1325">otyk<text:line-break/></text:span><text:span text:style-name="T1505">Trvání:</text:span><text:span text:style-name="T1326"> </text:span><text:span text:style-name="T1482">po dobu </text:span><text:span text:style-name="T1505">soustředění</text:span></text:p>
      <text:p text:style-name="P474"><text:span text:style-name="T1488">Při sesílání </text:span><text:span text:style-name="T1552">h</text:span><text:span text:style-name="T1551">ypnóz</text:span><text:span text:style-name="T1552">y</text:span><text:span text:style-name="T1483"> m</text:span><text:span text:style-name="T1488">usíš</text:span><text:span text:style-name="T1483"> oběma rukama pevně d</text:span><text:span text:style-name="T1488">ržet</text:span><text:span text:style-name="T1483"> hlavu c</text:span><text:span text:style-name="T1488">íle,</text:span><text:span text:style-name="T1483"> </text:span><text:span text:style-name="T1488">n</text:span><text:span text:style-name="T1483">ejde ji tedy dost dobře seslat na n</text:span><text:span text:style-name="T1488">ěkoho, kdo</text:span><text:span text:style-name="T1483"> s tím nesouhlasí, pokud není svázaný nebo jinak znehybněný. </text:span><text:span text:style-name="T1325">Z</text:span><text:span text:style-name="T1489">hypnotizovaný</text:span><text:span text:style-name="T1325"> bude po dobu tvého </text:span><text:span text:style-name="T1506">soustředění</text:span><text:span text:style-name="T1325"> plnit všechny tvoje příkazy </text:span><text:span text:style-name="T1335">a odpovídat na tvoje o</text:span><text:span text:style-name="T1336">tázky</text:span><text:span text:style-name="T1325"> a nebude dělat nic jiného.<text:line-break/><text:tab/></text:span><text:span text:style-name="T1820">Instrukce musí být jednoduché, jednoznačné věty. Příkazy mohou pro něj být nebezpečné, ale ne sebevražedné. </text:span><text:span text:style-name="T1327">O</text:span><text:span text:style-name="T1337">dpovídat bude pouze jednoduchými větami</text:span><text:span text:style-name="T1824">. </text:span><text:span text:style-name="T1327">N</text:span><text:span text:style-name="T1820">emůže ti lhát a </text:span><text:span text:style-name="T1338">m</text:span><text:span text:style-name="T1328">ůže ti </text:span><text:span text:style-name="T1338">dokonce</text:span><text:span text:style-name="T1328"> říct i v</text:span><text:span text:style-name="T1337">ěci</text:span><text:span text:style-name="T1328">, k</text:span><text:span text:style-name="T1337">teré vypustil z</text:span><text:span text:style-name="T1328"> vědomé paměti, například </text:span><text:span text:style-name="T1329">kdo mu způsobil nějaký traumatický zážitek.</text:span><text:span text:style-name="T1820"> </text:span><text:span text:style-name="T1327">N</text:span><text:span text:style-name="T1820">a otázky ohledně </text:span><text:span text:style-name="T1327">v</text:span><text:span text:style-name="T1338">ěcí</text:span><text:span text:style-name="T1820">, které považuje za tajemství, ti ale nemusí odpovědět.</text:span><text:span text:style-name="T1328"><text:line-break/><text:tab/></text:span><text:span text:style-name="T1820">Po skončení </text:span><text:span text:style-name="T273">hypnózy</text:span><text:span text:style-name="T1820"> si bude pamatovat vše, co v jejím průběhu dělal, můžeš mu ale přikázat, aby na to zapomněl. Můžeš mu také</text:span><text:span text:style-name="T584"> uložit jeden tzv. posthypnotický příkaz</text:span><text:span text:style-name="T585">, třeba „Při slově fialka kýchni“, </text:span><text:span text:style-name="T1211">„Nesnášíš zlato“ nebo „</text:span><text:span text:style-name="T1213">Z</text:span><text:span text:style-name="T1211">apomeň, že mě znáš“. </text:span><text:span text:style-name="T1212">Jedné osobě můžeš dát jen jeden posthypnotický příkaz, případným dalším zrušíš ten předchozí. Dotyčný ale může mít současně příkazy od r</text:span><text:span text:style-name="T1214">ůzných</text:span><text:span text:style-name="T1212"> </text:span><text:soft-page-break/><text:span text:style-name="T1212">kouzelníků.</text:span><text:span text:style-name="T584"><text:line-break/><text:tab/></text:span><text:span text:style-name="T588">V průběhy </text:span><text:span text:style-name="T682">hypnózy</text:span><text:span text:style-name="T588"> také cíli m</text:span><text:span text:style-name="T584">ůžeš přikázat, aby si vzpomněl na případné předchozí </text:span><text:span text:style-name="T840">hypnózy</text:span><text:span text:style-name="T584"> – řekne ti pak, kdo ho zhypnotizoval a co všechno mu přikázal. </text:span><text:span text:style-name="T586">Můžeš takto také zrušit</text:span><text:span text:style-name="T584"> </text:span><text:span text:style-name="T586">případné předchozí posthypnotické příkazy, </text:span><text:span text:style-name="T587">svoje i cizí</text:span><text:span text:style-name="T586">.</text:span></text:p>
      <text:h text:style-name="P627" text:outline-level="4"><text:bookmark-start text:name="__RefHeading___Toc17795_4252866283"/><text:span text:style-name="T1814">Ohnivý déšť *</text:span><text:span text:style-name="T1647">E</text:span><text:span text:style-name="T1674">š gešem</text:span><text:span text:style-name="T1814">*</text:span><text:bookmark-end text:name="__RefHeading___Toc17795_4252866283"/></text:h>
      <text:p text:style-name="P360"><text:span text:style-name="T269">Dosah:</text:span><text:span text:style-name="T1813"> střední<text:line-break/></text:span><text:span text:style-name="T269">Rozsah:</text:span><text:span text:style-name="T1813"> všechno v </text:span><text:span text:style-name="T269">krátké vzdálenosti</text:span><text:span text:style-name="T1813"> od určeného místa<text:line-break/></text:span><text:span text:style-name="T269">Trvání:</text:span><text:span text:style-name="T1813"> několik minut<text:line-break/></text:span><text:span text:style-name="T220">Efekt:</text:span><text:span text:style-name="T362"> </text:span><text:span text:style-name="T372">každé kolo </text:span><text:span text:style-name="T324">zranění za</text:span><text:span text:style-name="T362"> </text:span><text:span text:style-name="T380">3</text:span><text:span text:style-name="T912">kz </text:span><text:span text:style-name="T449">ohněm</text:span> <text:span text:style-name="T912">(odečítá se Zbroj)</text:span></text:p>
      <text:p text:style-name="P347"><text:span text:style-name="T1374">V</text:span><text:span text:style-name="T1845">šude v </text:span><text:span text:style-name="T270">krátké vzdálenosti</text:span><text:span text:style-name="T1812"> od tebou určeného místa bude sršet ohnivý déšť. </text:span><text:span text:style-name="T1333">Při seslání </text:span><text:span text:style-name="T1385">ani v průběhu trvání</text:span><text:span text:style-name="T1333"> si neházíš</text:span><text:span text:style-name="T1812"> </text:span><text:span text:style-name="T270">na </text:span><text:span text:style-name="T1522">ú</text:span><text:span text:style-name="T1548">tok</text:span><text:span text:style-name="T1959"> – pokud tedy na tebe někdo útočí, musíš si proti němu hodit </text:span><text:span text:style-name="T270">na obranu</text:span><text:span text:style-name="T1812">. V každém kole počínaje následujícím každý v zasažené oblasti </text:span><text:span text:style-name="T1333">u</text:span><text:span text:style-name="T1334">trpí</text:span><text:span text:style-name="T1812"> 4kz zranění </text:span><text:span text:style-name="T449">ohněm</text:span><text:span text:style-name="T912"> (</text:span><text:span text:style-name="T1377">odečítá se zbroj</text:span><text:span text:style-name="T912">).<text:line-break/><text:tab/></text:span><text:span text:style-name="T1526">O</text:span><text:span text:style-name="T1527">hnivý déšť</text:span><text:span text:style-name="T1384"> nejde m</text:span><text:span text:style-name="T1385">oc</text:span><text:span text:style-name="T1384"> dobře použít v podzemí nebo jiných stísněných prostorách, kde nemůžeš být dál než na </text:span><text:span text:style-name="T1526">krátkou vzdálenost</text:span><text:span text:style-name="T1384"> od jeho středu, protože bys byl uvnitř.</text:span></text:p>
      <text:p text:style-name="P300"><text:span text:style-name="T1848">/* Q: Půjde deštěm hýbat? Třeba ho držet nad nepřátelskou lodí?<text:line-break/>- </text:span><text:span text:style-name="T1333">n</text:span><text:span text:style-name="T1375">epůjde. Není to udržované soustředěním, takže se to nedá ovládat.<text:line-break/>- </text:span><text:span text:style-name="T1386">pohybovat jde </text:span><text:span text:style-name="T1528">mrakem srmti</text:span><text:span text:style-name="T1386">.</text:span><text:span text:style-name="T1848"> */</text:span></text:p>
      <text:h text:style-name="P629" text:outline-level="4"><text:bookmark-start text:name="__RefHeading___Toc17799_4252866283"/>Rudý blesk *Adom bárak*<text:bookmark-end text:name="__RefHeading___Toc17799_4252866283"/></text:h>
      <text:p text:style-name="P355"><text:span text:style-name="T191">Dosah:</text:span><text:span text:style-name="T324"> </text:span><text:span text:style-name="T355">střední</text:span><text:span text:style-name="T191"><text:line-break/>Rozsah:</text:span><text:span text:style-name="T324"> </text:span><text:span text:style-name="T376">1-</text:span><text:span text:style-name="T356">5</text:span><text:span text:style-name="T324"> cíl</text:span><text:span text:style-name="T356">ů</text:span><text:span text:style-name="T197"><text:line-break/>Útok:</text:span><text:span text:style-name="T328"> Duše + k6 proti F</text:span><text:span text:style-name="T332">yzičce</text:span><text:line-break/><text:span text:style-name="T191">Zranění:</text:span> <text:span text:style-name="T1807">2</text:span>kz <text:span text:style-name="T462">bleskem</text:span><text:span text:style-name="T1206">, odečítá se Zbroj</text:span></text:p>
      <text:p text:style-name="P298"><text:soft-page-break/><text:span text:style-name="T1189">Z tvých očí na určené cíle přeskočí </text:span><text:span text:style-name="T1191">rudý</text:span><text:span text:style-name="T1189"> výboj. </text:span><text:span text:style-name="T1177">Rudý</text:span><text:span text:style-name="T1176"> blesk</text:span><text:span text:style-name="T1189"> vždy zasáhne </text:span><text:span text:style-name="T1192">určené cíle</text:span><text:span text:style-name="T1189">, ne vždy </text:span><text:span text:style-name="T1192">je</text:span><text:span text:style-name="T1189"> ale zraní.</text:span></text:p>
      <text:h text:style-name="P641" text:outline-level="4"><text:bookmark-start text:name="__RefHeading___Toc17801_4252866283"/>Černý <text:span text:style-name="T447">blesk *Kedar bárak*</text:span><text:bookmark-end text:name="__RefHeading___Toc17801_4252866283"/></text:h>
      <text:p text:style-name="P355"><text:span text:style-name="T191">Dosah:</text:span><text:span text:style-name="T324"> </text:span><text:span text:style-name="T329">krátký</text:span><text:span text:style-name="T191"><text:line-break/>Rozsah:</text:span><text:span text:style-name="T324"> 1 cíl</text:span><text:span text:style-name="T197"><text:line-break/>Útok:</text:span><text:span text:style-name="T328"> Duše + k6 proti F</text:span><text:span text:style-name="T332">yzičce</text:span><text:span text:style-name="T444"><text:line-break/></text:span><text:span text:style-name="T191">Zranění:</text:span> <text:span text:style-name="T1808">8</text:span>kz <text:span text:style-name="T462">bleskem</text:span><text:span text:style-name="T1206">, odečítá se Zbroj</text:span></text:p>
      <text:p text:style-name="P298"><text:span text:style-name="T1189">Z tvých očí na určen</text:span><text:span text:style-name="T1188">ý</text:span><text:span text:style-name="T1189"> cíl přeskočí </text:span><text:span text:style-name="T1188">modrý</text:span><text:span text:style-name="T1189"> výboj. </text:span><text:span text:style-name="T1174">Černý</text:span><text:span text:style-name="T1176"> blesk</text:span><text:span text:style-name="T1189"> vždy zasáhne </text:span><text:span text:style-name="T1192">určený cíl</text:span><text:span text:style-name="T1189">, ne vždy </text:span><text:span text:style-name="T1192">jej</text:span><text:span text:style-name="T1189"> ale zraní.</text:span></text:p>
      <text:h text:style-name="P642" text:outline-level="4"><text:bookmark-start text:name="__RefHeading___Toc17803_4252866283"/>Bílý blesk *Lavan bárak*<text:bookmark-end text:name="__RefHeading___Toc17803_4252866283"/></text:h>
      <text:p text:style-name="P355"><text:span text:style-name="T197">Útok:</text:span><text:span text:style-name="T328"> Duše + k6 proti F</text:span><text:span text:style-name="T332">yzičce</text:span><text:span text:style-name="T444"><text:line-break/></text:span>Zranění: <text:span text:style-name="T445">1</text:span>kz <text:span text:style-name="T462">bleskem</text:span><text:span text:style-name="T1206">, odečítá se Zbroj</text:span><text:line-break/><text:span text:style-name="T191">Dosah:</text:span> <text:span text:style-name="T446">dlouhý</text:span><text:line-break/><text:span text:style-name="T191">Rozsah:</text:span> 1 cíl</text:p>
      <text:p text:style-name="P298"><text:span text:style-name="T1189">Z tvých očí na určen</text:span><text:span text:style-name="T1188">ý</text:span><text:span text:style-name="T1189"> cíl přeskočí </text:span><text:span text:style-name="T1188">modrý</text:span><text:span text:style-name="T1189"> výboj.</text:span><text:span text:style-name="T1188"> </text:span><text:span text:style-name="T1174">Bílý blesk</text:span><text:span text:style-name="T1188"> </text:span><text:span text:style-name="T1189">vždy zasáhne </text:span><text:span text:style-name="T1192">určený cíl</text:span><text:span text:style-name="T1189">, ne vždy </text:span><text:span text:style-name="T1192">jej</text:span><text:span text:style-name="T1189"> ale zraní.</text:span></text:p>
      <text:h text:style-name="Heading_20_3" text:outline-level="3"><text:bookmark-start text:name="__RefHeading___Toc17502_3085950545"/>Vzácná kouzla<text:bookmark-end text:name="__RefHeading___Toc17502_3085950545"/></text:h>
      <text:p text:style-name="P322">/* Vzácná ve smyslu, že nebudou v pravidlech. Půjdou jen najít v dungeonech apod. */</text:p>
      <text:h text:style-name="P643" text:outline-level="4"><text:bookmark-start text:name="__RefHeading___Toc17805_4252866283"/>Proměna v<text:span text:style-name="T918">e</text:span> <text:span text:style-name="T918">vodu</text:span><text:bookmark-end text:name="__RefHeading___Toc17805_4252866283"/></text:h>
      <text:p text:style-name="P22">mistrovské kouzlo</text:p>
      <text:p text:style-name="P380">TODO</text:p>
      <text:p text:style-name="P380">/<text:span text:style-name="T1930">* Bude to asi mechanicky komplikované, přesouvám to zatím do vzácných kouzel (= odkládám to na později) */</text:span></text:p>
      <text:h text:style-name="P643" text:outline-level="4"><text:bookmark-start text:name="__RefHeading___Toc17807_4252866283"/><text:soft-page-break/>Proměna v<text:span text:style-name="T917">e</text:span> <text:span text:style-name="T917">vítr</text:span><text:bookmark-end text:name="__RefHeading___Toc17807_4252866283"/></text:h>
      <text:p text:style-name="P22">mistrovské kouzlo</text:p>
      <text:p text:style-name="P380">TODO</text:p>
      <text:p text:style-name="P380">/<text:span text:style-name="T917">*</text:span></text:p>
      <text:p text:style-name="P381">ve větrné podobně vidíš <text:span text:style-name="T919">(or do you? Mlhovina nevidí... Logicky by tudíž neměla ani voda, oheň nebo vítr).</text:span></text:p>
      <text:p text:style-name="P381">můžeš něco sfouknout</text:p>
      <text:p text:style-name="P381">jsi hodně rychlý</text:p>
      <text:p text:style-name="P381">jsi magický tvor (působí na tebe např. <text:span text:style-name="T191">bílá střela</text:span>)<text:line-break/>- <text:span text:style-name="T1841">ne, to určitě nejsi</text:span><text:span text:style-name="T369">.</text:span><text:span text:style-name="T370"> </text:span><text:span text:style-name="T369">Jsi jen pod vlivem kouzla (jde ho zrušit přes </text:span><text:span text:style-name="T285">zlom kouzl</text:span><text:span text:style-name="T308">a</text:span><text:span text:style-name="T369">).</text:span></text:p>
      <text:p text:style-name="P380"><text:span text:style-name="T369">/</text:span><text:span text:style-name="T390">* Bude to asi mechanicky komplikované, přesouvám to zatím do vzácných kouzel (= odkládám to na později) */</text:span></text:p>
      <text:p text:style-name="P381">*/</text:p>
      <text:h text:style-name="P643" text:outline-level="4"><text:bookmark-start text:name="__RefHeading___Toc17809_4252866283"/>Proměna v oheň<text:bookmark-end text:name="__RefHeading___Toc17809_4252866283"/></text:h>
      <text:p text:style-name="P22">mistrovské kouzlo</text:p>
      <text:p text:style-name="P22">/<text:span text:style-name="T1930">* Bude to asi mechanicky komplikované, přesouvám to zatím do vzácných kouzel (= odkládám to na později) */</text:span></text:p>
      <text:p text:style-name="P380">TODO</text:p>
      <text:h text:style-name="P644" text:outline-level="4"><text:bookmark-start text:name="__RefHeading___Toc17811_4252866283"/><text:span text:style-name="T914">Zřetězený</text:span> <text:span text:style-name="T1929">blesk</text:span><text:bookmark-end text:name="__RefHeading___Toc17811_4252866283"/></text:h>
      <text:p text:style-name="P92"><text:span text:style-name="T218">Fyzický útok </text:span><text:span text:style-name="T221">bleskem</text:span><text:span text:style-name="T218"> proti Síle</text:span><text:span text:style-name="T205">: </text:span><text:span text:style-name="T222">1</text:span><text:span text:style-name="T218">/</text:span><text:span text:style-name="T219">1k</text:span><text:span text:style-name="T223">6</text:span><text:span text:style-name="T221"> </text:span><text:span text:style-name="T224">(</text:span><text:span text:style-name="T222">3</text:span><text:span text:style-name="T224">b/</text:span><text:span text:style-name="T222">8</text:span><text:span text:style-name="T224">b)</text:span><text:span text:style-name="T191"><text:line-break/>Dosah:</text:span> <text:span text:style-name="T913">krátký (1b)</text:span><text:line-break/><text:span text:style-name="T191">Rozsah:</text:span> <text:span text:style-name="T913">až (Duše) cílů (4b)</text:span></text:p>
      <text:p text:style-name="P95"><text:soft-page-break/>Jasný výboj přeskočí z tvé ruky na určený cíl <text:span text:style-name="T913">a zřetězí se na ostatní v tebou určeném pořadí</text:span>. <text:span text:style-name="T913">Když se některý z nich úspěšně ubrání úhybem, výboj tím končí a na další už nepřeskakuje. Každý cíl může být zasažen jen jednou.</text:span></text:p>
      <text:p text:style-name="P440">/* Asi ne - blesky v základu zasahujou víc cílů, tohle by nic víc nepřineslo. <text:span text:style-name="T1928">I když... Ale jo, jako vzácný kouzlo by to šlo.</text:span> */</text:p>
      <text:h text:style-name="Heading_20_4" text:outline-level="4"><text:bookmark-start text:name="__RefHeading___Toc17813_4252866283"/>Strach<text:bookmark-end text:name="__RefHeading___Toc17813_4252866283"/></text:h>
      <text:p text:style-name="P436">/<text:span text:style-name="T1925">* </text:span>Měl by mí kouzleník <text:span text:style-name="T191">strach</text:span>? <text:span text:style-name="T1924">Dělal by asi to samý, co válečnické </text:span><text:span text:style-name="T307">zastrašování</text:span><text:span text:style-name="T385">, </text:span><text:span text:style-name="T386">takže na to spíš kašlat. </text:span><text:span text:style-name="T387">Možná to dát do nekromancie </text:span><text:span text:style-name="T388">(tj. jako vzácné kouzlo)</text:span><text:span text:style-name="T387">. */</text:span></text:p>
      <text:h text:style-name="P645" text:outline-level="4"><text:bookmark-start text:name="__RefHeading___Toc17815_4252866283"/>Děs<text:bookmark-end text:name="__RefHeading___Toc17815_4252866283"/></text:h>
      <text:p text:style-name="P439"><text:span text:style-name="T204">Hod</text:span><text:span text:style-name="T205">: +</text:span><text:span text:style-name="T206">2</text:span><text:span text:style-name="T207"> </text:span><text:span text:style-name="T208">proti Duši</text:span><text:span text:style-name="T207"> (</text:span><text:span text:style-name="T206">6</text:span><text:span text:style-name="T207">b)</text:span><text:span text:style-name="T209"><text:line-break/></text:span><text:span text:style-name="T210">Dosah:</text:span><text:span text:style-name="T337"> </text:span><text:span text:style-name="T338">krátký</text:span><text:span text:style-name="T339"> (</text:span><text:span text:style-name="T338">1</text:span><text:span text:style-name="T339">b)</text:span><text:span text:style-name="T209"><text:line-break/></text:span><text:span text:style-name="T211">Rozsah: 1 cíl </text:span><text:span text:style-name="T212">(0b)</text:span><text:span text:style-name="T211"><text:line-break/></text:span><text:span text:style-name="T213">Efekt: </text:span><text:span text:style-name="T214">Úprk</text:span><text:span text:style-name="T213"> (</text:span><text:span text:style-name="T215">9</text:span><text:span text:style-name="T213">b)</text:span></text:p>
      <text:p text:style-name="P84"><text:span text:style-name="T907">Pokud se cíl neubrání, zchvátí jej smrtelný </text:span><text:span text:style-name="T216">děs</text:span><text:span text:style-name="T1925">. Počínaje dalším kolem se dá na panický útěk a nezastaví se, dokud se nedostane do bezpečí. Když nemá kam utéct, berte tvůj hod jako </text:span><text:span text:style-name="T217">vytvoření nevýhody</text:span><text:span text:style-name="T908"> proti Duši. Dokud trvá tvé </text:span><text:span text:style-name="T217">soustředění</text:span><text:span text:style-name="T908">, nedokáže tě nijak ohrozit.</text:span></text:p>
      <text:p text:style-name="P84">/<text:span text:style-name="T1927">*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23">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29">-Ukliď</text:p>
      <text:p text:style-name="P429">pomocníčci zní líp. Ti by ostatně mohli řešit i posluhování při oblékání, hygienu a tak.</text:p>
      <text:p text:style-name="P428">Pomocníčci by se mohli přivolávat z jiného světa. A asi budou za svou práci něco chtít (třeba drahokamy). <text:span text:style-name="T1917">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26">/<text:span text:style-name="T1915">* </text:span>zraňuje za hpčka kouzleníka. Zní to jako nekromancie.</text:p>
      <text:p text:style-name="P435">Představuju si <text:s/>to nějak tak, že kouzelník může ke zranění přihodit k6 vlastních životů (nejspíš před sesláním, takže když neuspěje, vyplýtvá je zbytečně). */</text:p>
      <text:p text:style-name="P426"/>
      <text:h text:style-name="Heading_20_4" text:outline-level="4"><text:bookmark-start text:name="__RefHeading___Toc17825_4252866283"/>Oprava<text:bookmark-end text:name="__RefHeading___Toc17825_4252866283"/></text:h>
      <text:p text:style-name="P472">/* viz zatopený důl */</text:p>
      <text:p text:style-name="P473">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14">*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12">* J</text:span>ako ohnivý déš<text:span text:style-name="T480">ť, takže asi proč ne. Možná ale spíš pro nekromata</text:span>). <text:span text:style-name="T1912">*/</text:span></text:p>
      <text:h text:style-name="Heading_20_4" text:outline-level="4"><text:bookmark-start text:name="__RefHeading___Toc17833_4252866283"/>Smrtící koule<text:bookmark-end text:name="__RefHeading___Toc17833_4252866283"/></text:h>
      <text:p text:style-name="P425">/*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25">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13">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424">/* viz fantom varana v laborce. Je to iluze a způsobuje iluzorní zranění – s vyprcháním kouzla všechna zmizí.</text:p>
      <text:p text:style-name="P424">Asi by měla být různá kouzla na konkrétní podoby. Tj třeba <text:span text:style-name="T191">stvoř iluzorního varana</text:span> */</text:p>
      <text:h text:style-name="Heading_20_4" text:outline-level="4"><text:bookmark-start text:name="__RefHeading___Toc17841_4252866283"/><text:soft-page-break/>Převtělení<text:bookmark-end text:name="__RefHeading___Toc17841_4252866283"/></text:h>
      <text:p text:style-name="P424">nekromancie</text:p>
      <text:p text:style-name="P423">/<text:span text:style-name="T1911">*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11">*/</text:span></text:p>
      <text:h text:style-name="Heading_20_4" text:outline-level="4"><text:bookmark-start text:name="__RefHeading___Toc17843_4252866283"/>Mluv s mrtvými<text:bookmark-end text:name="__RefHeading___Toc17843_4252866283"/></text:h>
      <text:p text:style-name="P418">Nekromancie, odkládám na později.</text:p>
      <text:h text:style-name="Heading_20_4" text:outline-level="4"><text:bookmark-start text:name="__RefHeading___Toc17845_4252866283"/>Hrom a blesky<text:bookmark-end text:name="__RefHeading___Toc17845_4252866283"/></text:h>
      <text:p text:style-name="P417">(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21">/<text:span text:style-name="T1906">* Zatím to odložím */</text:span></text:p>
      <text:h text:style-name="Heading_20_4" text:outline-level="4"><text:bookmark-start text:name="__RefHeading___Toc17849_4252866283"/>Améba<text:bookmark-end text:name="__RefHeading___Toc17849_4252866283"/></text:h>
      <text:p text:style-name="P414">Protékání skrz úzké štěrbiny a podobně. <text:span text:style-name="T1905">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04">vygumuje inteligenci cíle. Celkem mi to sedí do nekromancie (nebo možná do psychické magie?). Zatím nebrat. Jméno taky není moc dobrý.</text:span></text:p>
      <text:h text:style-name="P646" text:outline-level="4"><text:bookmark-start text:name="__RefHeading___Toc17853_4252866283"/>Zdvojení<text:bookmark-end text:name="__RefHeading___Toc17853_4252866283"/></text:h>
      <text:p text:style-name="P413">/* Mirror Image */</text:p>
      <text:p text:style-name="P413">- Moc se mi to nelíbí, není to moc ladné mechanicky. <text:span text:style-name="T1903">Útočníci by nějak museli poznat, že to jsou iluze..</text:span></text:p>
      <text:p text:style-name="P413">- <text:span text:style-name="T1903">navíc pokud iluze nebudou mít vlastní AI, tak budou procházet zdma a podobně...</text:span></text:p>
      <text:p text:style-name="P413">/<text:span text:style-name="T1903">* Nechám si to zatím odložené jako vzácné kouzlo, ale asi spíš nebrat */</text:span></text:p>
      <text:h text:style-name="P647" text:outline-level="4"><text:bookmark-start text:name="__RefHeading___Toc17855_4252866283"/>Zašifruj<text:bookmark-end text:name="__RefHeading___Toc17855_4252866283"/></text:h>
      <text:p text:style-name="P412">TODO</text:p>
      <text:p text:style-name="P412">- potřebuješ k tomu dva texty. Jeden, který chceš zašifrovat a druhý, který se zobrazí místo něj.</text:p>
      <text:p text:style-name="P412">- Text se přeskládá po vyslovení určené formule, nebo když na něj někdo sešle zlom kouzl<text:span text:style-name="T1926">a</text:span>.</text:p>
      <text:p text:style-name="P412">/<text:span text:style-name="T1902">* Možná spíš vzácné kouzlo. Nedokážu si představit, že by tohle někdo při hře použil, zvlášť když se to dá snadno prolomit skrze </text:span><text:span text:style-name="T301">zlom kouzl</text:span><text:span text:style-name="T308">a</text:span><text:span text:style-name="T1902">. Měla by to bejt spíš inspirace pro PJe, co může dávat do hry. Totéž možná platí pro </text:span><text:span text:style-name="T301">neviditelný inkoust</text:span><text:span text:style-name="T1902">, btw. */</text:span></text:p>
      <text:h text:style-name="Heading_20_4" text:outline-level="4"><text:bookmark-start text:name="__RefHeading___Toc17857_4252866283"/><text:soft-page-break/>Pavučina<text:bookmark-end text:name="__RefHeading___Toc17857_4252866283"/></text:h>
      <text:p text:style-name="Text_20_body">- <text:span text:style-name="T1899">Mělo by to asi stvořit pavoučí síť. K čemu je to dobré? Detekce, když se někdo blíží? Může se do toho někdo chytit.</text:span></text:p>
      <text:p text:style-name="Text_20_body">/<text:span text:style-name="T1900">* Jako vzácné kouzlo to zní dobře */</text:span></text:p>
      <text:h text:style-name="Heading_20_4" text:outline-level="4"><text:bookmark-start text:name="__RefHeading___Toc17859_4252866283"/>Nevycítitelnost<text:bookmark-end text:name="__RefHeading___Toc17859_4252866283"/></text:h>
      <text:p text:style-name="P408">Kompletní nedetekovatelnost spíš asi není žádoucí, ale nechám si to tady.</text:p>
      <text:h text:style-name="P648" text:outline-level="4"><text:bookmark-start text:name="__RefHeading___Toc17861_4252866283"/>Neslyšitelnost<text:bookmark-end text:name="__RefHeading___Toc17861_4252866283"/></text:h>
      <text:p text:style-name="P407">Existují <text:span text:style-name="T191">tiché boty</text:span>, takže asi může existovat i kouzlo. Spíš bych to ale viděl na vzácné kouzlo.</text:p>
      <text:p text:style-name="P407">- na druhou stranu, pokud to bude vyžadovat soustředění, tak to nepůjde jednoduše kombinovat s <text:span text:style-name="T191">neviditelností</text:span>, leda by to seslali dva kouzelníci, nebo jedno z toho nebylo kouzlo. Takže to můžná může být i regulérní kouzlo.</text:p>
      <text:p text:style-name="P407">-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895">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894">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405">- Tohle je otázka. Jak by to bylo vidět? Chci to vůbec?</text:p>
      <text:h text:style-name="Heading_20_4" text:outline-level="4"><text:bookmark-start text:name="__RefHeading___Toc17869_4252866283"/>-Bábelská rybka<text:bookmark-end text:name="__RefHeading___Toc17869_4252866283"/></text:h>
      <text:p text:style-name="P398">Co s překládacími kouzly?</text:p>
      <text:p text:style-name="P398">- nelíběj se mi. Když překládat, tak tak, že si přivolám někoho, kdo ten jazyk zná (třeba nějakýho démona). Obecně je to divný, k čemu jsou pak ve hře jazyky.</text:p>
      <text:p text:style-name="P399">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97">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33">kdyby to byl jednorázovej útok, tak by to asi nebyl souboj (jmenovalo by se to pak asi </text:span><text:span text:style-name="T1539">mentální útok</text:span><text:span text:style-name="T1433">).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96"><text:span text:style-name="T480">- pokud, tak tři samostatná kouzla<text:line-break/>- moc se mi nelíbí telepatická komunikace s přítelem<text:line-break/>- bere to skautovací roli hraničářovi<text:line-break/>- </text:span><text:span text:style-name="T870">ořezaná verze (bez telepatie) by se asi hráčům nelíbila.</text:span></text:p>
      <text:p text:style-name="P396"><text:soft-page-break/><text:span text:style-name="T872">IDEA: </text:span><text:span text:style-name="T871">přítel by si mohl připravit X kouzel z těch, co umí jeho pán. Nemohl by používat svitky.</text:span></text:p>
      <text:h text:style-name="P649" text:outline-level="4"><text:bookmark-start text:name="__RefHeading___Toc17877_4252866283"/>Přebarv<text:span text:style-name="T900">ení</text:span><text:bookmark-end text:name="__RefHeading___Toc17877_4252866283"/></text:h>
      <text:p text:style-name="P81">TODO</text:p>
      <text:p text:style-name="P81">/<text:span text:style-name="T1886">* Házím to do vzácných kouzel, protože je to omezená varianta obecných iluzí (</text:span><text:span text:style-name="T298">změna podoby</text:span><text:span text:style-name="T1886">, </text:span><text:span text:style-name="T298">přelud</text:span><text:span text:style-name="T1886">). */</text:span></text:p>
      <text:p text:style-name="P76">Požadavky: <text:span text:style-name="T901">1</text:span>. úroveň<text:line-break/><text:span text:style-name="T898">Trvání: udržování</text:span></text:p>
      <text:p text:style-name="P388">Umožňuje libovolně změnit barvu čehokoliv v dosahu působení. Po skončení kouzla se barva vrátí do přirozeného stavu.</text:p>
      <text:p text:style-name="P388">/<text:span text:style-name="T1885">* Může se to hodit – přebarvení oblečení, maskování, přebarvení měděné mince na zlatou */</text:span></text:p>
      <text:h text:style-name="P650" text:outline-level="4"><text:bookmark-start text:name="__RefHeading___Toc17879_4252866283"/>Bariéra<text:bookmark-end text:name="__RefHeading___Toc17879_4252866283"/></text:h>
      <text:p text:style-name="P80">TODO</text:p>
      <text:p text:style-name="P80">/<text:span text:style-name="T1881">* Bariéru dávám do vzácných kouzel, protože dělá v zásadě to samé co ledová stěna (která je víc cool). Existovat ale určitě bude, zejména v dungeonech (runy na stěně, které udržují neviditelnou bariéru */</text:span></text:p>
      <text:p text:style-name="P75">Požadavky: <text:span text:style-name="T897">3</text:span>. úroveň<text:line-break/><text:span text:style-name="T898">Trvání: udržování</text:span></text:p>
      <text:p text:style-name="P385">Vytvoří lehce opalizující průhlednou stěnu, <text:span text:style-name="T899">která brání v průchodu. </text:span><text:span text:style-name="T202">Bariéru</text:span><text:span text:style-name="T899"> je třeba seslat mezi nějaké pevné fyzické objekty – třeba do rámu dveří, nebo mezi dva stromy.</text:span></text:p>
      <text:list xml:id="list2448738731" text:style-name="L25">
        <text:list-item>
          <text:p text:style-name="P740">Obtížnost proražení bariéry je rovna síle kouzla.</text:p>
        </text:list-item>
        <text:list-item>
          <text:p text:style-name="P740"><text:soft-page-break/>Pokud je bariérou posílena už existující fyzická překážka (třeba dveře), síla kouzla se přičítá k pevnosti překážky.</text:p>
        </text:list-item>
      </text:list>
      <text:h text:style-name="P651" text:outline-level="4"><text:bookmark-start text:name="__RefHeading___Toc17881_4252866283"/>Tma<text:bookmark-end text:name="__RefHeading___Toc17881_4252866283"/></text:h>
      <text:p text:style-name="P79">TODO</text:p>
      <text:p text:style-name="P74">Požadavky: <text:span text:style-name="T891">2</text:span>. úroveň<text:line-break/><text:span text:style-name="T892">Trvání: udržování</text:span></text:p>
      <text:p text:style-name="P83">Sesílá se na <text:span text:style-name="T89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3">/<text:span text:style-name="T1878">* Pokud to bude zhasínat světelné zdroje, tak by se to asi mělo jmenovat spíš </text:span><text:span text:style-name="T295">zhasni</text:span><text:span text:style-name="T1878">. U tmy si moc neumím představit použití (leda by se kombila s infravizí nebo tak a to asi není žádoucí).</text:span></text:p>
      <text:p text:style-name="P383">Takže vzácné kouzlo */</text:p>
      <text:h text:style-name="P652" text:outline-level="4"><text:bookmark-start text:name="__RefHeading___Toc17883_4252866283"/><text:span text:style-name="T890">Na</text:span>hlížení<text:bookmark-end text:name="__RefHeading___Toc17883_4252866283"/></text:h>
      <text:p text:style-name="P78">TODO</text:p>
      <text:p text:style-name="P73">Požadavky: <text:span text:style-name="T891">3</text:span>. úroveň<text:line-break/><text:span text:style-name="T892">Trvání: udržování</text:span></text:p>
      <text:p text:style-name="P382"><text:span text:style-name="T293">Dosah:</text:span><text:span text:style-name="T1876"> </text:span><text:span text:style-name="T1419">k</text:span><text:span text:style-name="T1420">rátký</text:span></text:p>
      <text:p text:style-name="P82">Po <text:span text:style-name="T893">dobu udržování kouzla</text:span> vidíš to, co bys viděl, kdybys stál na cílovém místě.</text:p>
      <text:p text:style-name="P82">/<text:span text:style-name="T1870">* Asi spíš vzácné kouzlo. Asi jo, protože kecá do řemesla hraničáři a zloději. </text:span><text:span text:style-name="T294">Oko</text:span><text:span text:style-name="T1870"> je herně zajímavější. */</text:span></text:p>
      <text:p text:style-name="P382"><text:soft-page-break/><text:span text:style-name="T889">/* dosah </text:span><text:span text:style-name="T1420">určitě krátký</text:span><text:span text:style-name="T889">, dlouhý tomu dává moc univerzální použití. Bylo to původně myšleno k nakukování za roh, ne ke scoutění široko daleko. */</text:span></text:p>
      <text:h text:style-name="P653" text:outline-level="4"><text:bookmark-start text:name="__RefHeading___Toc17885_4252866283"/>Naslouchání<text:bookmark-end text:name="__RefHeading___Toc17885_4252866283"/></text:h>
      <text:p text:style-name="P78">TODO</text:p>
      <text:p text:style-name="P73">Požadavky: <text:span text:style-name="T891">3</text:span>. úroveň<text:line-break/><text:span text:style-name="T892">Trvání: udržování</text:span></text:p>
      <text:p text:style-name="P82">Po <text:span text:style-name="T893">dobu udržování kouzla</text:span> <text:span text:style-name="T894">slyšíš</text:span> to, co bys <text:span text:style-name="T894">slyšel</text:span>, kdybys stál na cílovém místě.</text:p>
      <text:p text:style-name="P82">/<text:span text:style-name="T1870">* Asi spíš vzácné kouzlo. Pokud bude </text:span><text:span text:style-name="T294">nahlížení</text:span><text:span text:style-name="T1870"> vzácné, </text:span><text:span text:style-name="T294">naslouchání</text:span><text:span text:style-name="T1870"> by mělo být taky */</text:span></text:p>
      <text:h text:style-name="P654" text:outline-level="4"><text:bookmark-start text:name="__RefHeading___Toc17887_4252866283"/>Ledový spánek<text:bookmark-end text:name="__RefHeading___Toc17887_4252866283"/></text:h>
      <text:p text:style-name="P378">TODO</text:p>
      <text:p text:style-name="P379">/<text:span text:style-name="T920">* Asi rituál s dotykem – podobně jako </text:span><text:span text:style-name="T225">hypnóza</text:span><text:span text:style-name="T920"> */</text:span></text:p>
      <text:p text:style-name="P379">-- Lze použít například k uchování těžce raněného do doby, než dorazí léčitel /<text:span text:style-name="T1868">* To je v hře s příběhovou imunitou dost k ničemu */</text:span></text:p>
      <text:p text:style-name="P377">/* Nějaké jiné použití? Název kouzla je fajn, ale co by mělo dělat? <text:span text:style-name="T1869">Možná to, co paralýza?</text:span> */</text:p>
      <text:p text:style-name="P377">/<text:span text:style-name="T1875">* Nenapadá mě žádné užitečné použití, takže to zatím odložím */</text:span></text:p>
      <text:h text:style-name="P655" text:outline-level="4"><text:bookmark-start text:name="__RefHeading___Toc17889_4252866283"/>Teleportační symbol<text:bookmark-end text:name="__RefHeading___Toc17889_4252866283"/></text:h>
      <text:p text:style-name="P77">TODO</text:p>
      <text:p text:style-name="P72">Požadavky: 5. úroveň</text:p>
      <text:p text:style-name="P374"><text:soft-page-break/>Dokážeš <text:span text:style-name="T896">nakreslit či jinak fyzicky vytvořit znak, které bude sloužit jako teleportační symbol. Kdokoliv, kdo si při sesílání </text:span><text:span text:style-name="T201">Hyperprostoru</text:span><text:span text:style-name="T896"> představí tento znak, se přemístí na místo, kde se tvůj znak nachází, za stejných podmínek, jako při obvyklém použití </text:span><text:span text:style-name="T201">Hyperprostoru</text:span><text:span text:style-name="T896">.<text:line-break/><text:tab/>Znak je možné nakreslit na přenosný předmět, musí být ale dost velký, aby se na něm dalo snadno stát (takže alespoň jako malý štít).</text:span></text:p>
      <text:p text:style-name="P375">IDEA: Možná spíš kouzelný předmět? Připoutáš si ho, někam ho položíš a pak se budeš moci vyslovením formule teleportovat zpět na něj. <text:span text:style-name="T1872">(Možná spíš </text:span><text:span text:style-name="T292">teleportační runa.</text:span><text:span text:style-name="T1872">)</text:span></text:p>
      <text:h text:style-name="P656" text:outline-level="4"><text:bookmark-start text:name="__RefHeading___Toc17891_4252866283"/>Zamrzni<text:bookmark-end text:name="__RefHeading___Toc17891_4252866283"/></text:h>
      <text:p text:style-name="P372">Jako <text:span text:style-name="T191">mrazící prášek</text:span>, ale kouzlo (zmrazí vodu – třeba řeku, aby šlo přejít).</text:p>
      <text:p text:style-name="P372">/<text:span text:style-name="T1869">* To je na jednu stranu fajn, ale bude to duplikovat alchymistu...<text:line-break/>- bude to vzácné kouzlo*/</text:span></text:p>
      <text:h text:style-name="P657" text:outline-level="4"><text:bookmark-start text:name="__RefHeading___Toc17893_4252866283"/>Statický náboj<text:bookmark-end text:name="__RefHeading___Toc17893_4252866283"/></text:h>
      <text:p text:style-name="P304">/<text:span text:style-name="T1871">* Ohnivá a ledová čepel stačí */</text:span></text:p>
      <text:p text:style-name="P373"><text:span text:style-name="T1588">IDEA: Jednorázové přidané zranění (jako </text:span><text:span text:style-name="T1502">nabíjecí rukavice</text:span><text:span text:style-name="T1588">).</text:span></text:p>
      <text:h text:style-name="P658" text:outline-level="4"><text:bookmark-start text:name="__RefHeading___Toc17895_4252866283"/>Rychlost *<text:span text:style-name="T1860">TODO</text:span>*<text:bookmark-end text:name="__RefHeading___Toc17895_4252866283"/></text:h>
      <text:p text:style-name="P359"><text:span text:style-name="T667">Dosah:</text:span><text:span text:style-name="T529"> </text:span><text:span text:style-name="T1225">d</text:span><text:span text:style-name="T1238">otyk</text:span><text:span text:style-name="T530"><text:line-break/></text:span><text:span text:style-name="T668">Rozsah:</text:span><text:span text:style-name="T531"> 1 cíl</text:span></text:p>
      <text:p text:style-name="P320"><text:span text:style-name="T987">Z</text:span><text:span text:style-name="T1040">dvojnásobí rychlost běhu (</text:span><text:span text:style-name="T1041">postava</text:span><text:span text:style-name="T1040"> bude běhat zhruba stejně rychle jako kůň).</text:span></text:p>
      <text:p text:style-name="P320"><text:soft-page-break/><text:span text:style-name="T1040">/</text:span><text:span text:style-name="T1043">*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81"> *</text:span><text:span text:style-name="T1677">TODO</text:span><text:span text:style-name="T481">*</text:span><text:bookmark-end text:name="__RefHeading___Toc17897_4252866283"/></text:h>
      <text:p text:style-name="P113"><text:span text:style-name="T679">Dosah:</text:span><text:span text:style-name="T576"> krátký<text:line-break/></text:span><text:span text:style-name="T679">Rozsah:</text:span><text:span text:style-name="T576"> 1 inteligentní tvor<text:line-break/></text:span><text:span text:style-name="T680">Hod:</text:span><text:span text:style-name="T577"> Duše + k6 proti Duši</text:span><text:span text:style-name="T576"><text:line-break/></text:span><text:span text:style-name="T680">Trvání:</text:span><text:span text:style-name="T577"> </text:span><text:span text:style-name="T578">Několik minut</text:span></text:p>
      <text:p text:style-name="P319"><text:span text:style-name="T579">Toto kouzlo</text:span><text:span text:style-name="T594"> vytvoří opalizující obláček, v němž se začnou zjevovat magické karty. </text:span><text:span text:style-name="T576">Když na něj pohlédne</text:span><text:span text:style-name="T594"> inteligentní tvor, </text:span><text:span text:style-name="T576">hází si </text:span><text:span text:style-name="T579">proti tobě </text:span><text:span text:style-name="T576">Duší</text:span><text:span text:style-name="T594"> a když neuspěje, tak po </text:span><text:span text:style-name="T579">dobu </text:span><text:span text:style-name="T578">trvání kouzla </text:span><text:span text:style-name="T594">ustrne a nebude vůbec vnímat svoje okolí. Pokud bude po tuto dobu cílem útoku, brání se </text:span><text:span text:style-name="T580">s nevýhodou</text:span><text:span text:style-name="T594"> a jakékoliv utrpěné zranění jej z efektu kouzla vysvobodí. Další možností, jak </text:span><text:span text:style-name="T581">cíl vysvobodit</text:span><text:span text:style-name="T594">, je odtáhnout </text:span><text:span text:style-name="T581">jej</text:span><text:span text:style-name="T594"> z výhledu na obláček. Obláček může </text:span><text:span text:style-name="T582">v jednu chvíli</text:span><text:span text:style-name="T594"> „lapit“ pouze jednoho tvora. </text:span><text:span text:style-name="T581">Pokud se ale cíl z jeho vlivu dostane, může se opět někdo chytit.</text:span><text:span text:style-name="T1124"><text:line-break/><text:tab/>Je také dobré poznamenat, že obláček nerozlišuje mezi přáteli a nepřáteli. </text:span><text:span text:style-name="T1114">N</text:span><text:span text:style-name="T1115">a t</text:span><text:span text:style-name="T1116">oho, kdo ho seslal,</text:span><text:span text:style-name="T1115"> </text:span><text:span text:style-name="T1114">ale</text:span><text:span text:style-name="T1115"> nepůsobí.</text:span></text:p>
      <text:p text:style-name="P319"><text:span text:style-name="T1115">/</text:span><text:span text:style-name="T1125">* Divný kouzlo */</text:span></text:p>
      <text:h text:style-name="Heading_20_4" text:outline-level="4"><text:bookmark-start text:name="__RefHeading___Toc17899_4252866283"/>Tma *<text:span text:style-name="T1648">TODO</text:span>*<text:bookmark-end text:name="__RefHeading___Toc17899_4252866283"/></text:h>
      <text:p text:style-name="P758"><text:span text:style-name="T529">P</text:span><text:span text:style-name="T638">o dobu </text:span><text:span text:style-name="T709">soustředění</text:span><text:span text:style-name="T638"> bude všude kolem tebe až do vzdálenosti (Duše) metrů naprostá tma. Trpaslíkovo </text:span><text:span text:style-name="T709">infravidění</text:span><text:span text:style-name="T638"> je také vyřazeno. </text:span><text:span text:style-name="T568">Lucerny, svíčky a další zdroje světla tím nebudou uhašeny. Když je někdo vynese ven, budou opět svítit. Zvenku bude vidět nepřirozená koule temnoty zakrývající vše, co je za ní. Zevnitř není vidět </text:span><text:span text:style-name="T569">nic, tedy ani</text:span><text:span text:style-name="T568"> ven.</text:span></text:p>
      <text:p text:style-name="P314"><text:span text:style-name="T568">/</text:span><text:span text:style-name="T606">* Obtížně použitelné. */</text:span></text:p>
      <text:h text:style-name="Heading_20_4" text:outline-level="4"><text:bookmark-start text:name="__RefHeading___Toc17901_4252866283"/><text:soft-page-break/>Mont<text:span text:style-name="T1800">y</text:span>ho čardáš *<text:span text:style-name="T1648">TODO</text:span>*<text:bookmark-end text:name="__RefHeading___Toc17901_4252866283"/></text:h>
      <text:p text:style-name="P113"><text:span text:style-name="T667">Dosah:</text:span><text:span text:style-name="T529"> </text:span><text:span text:style-name="T530">krátký<text:line-break/></text:span><text:span text:style-name="T668">Rozsah:</text:span><text:span text:style-name="T531"> 1-</text:span><text:span text:style-name="T557">3</text:span><text:span text:style-name="T531"> cíl</text:span><text:span text:style-name="T557">e</text:span><text:span text:style-name="T558"><text:line-break/></text:span><text:span text:style-name="T669">Hod:</text:span><text:span text:style-name="T532"> Duše + k6 proti </text:span><text:span text:style-name="T558">Duši </text:span><text:span text:style-name="T557">(ověření každé kolo)</text:span><text:span text:style-name="T558"><text:line-break/></text:span><text:span text:style-name="T676">Trvání:</text:span><text:span text:style-name="T559"> Soustředění</text:span></text:p>
      <text:p text:style-name="P112"><text:span text:style-name="T558">Toto kouzlo účinkuje pouze na inteligentní cíle (tedy s vyšší než zvířecí inteligencí). Protivníci, kteří neuspějí v hodu na obranu proti kouzlu, jsou postiženi těžkým psychickým šokem a po dobu </text:span><text:span text:style-name="T560">tv</text:span><text:span text:style-name="T905">é</text:span><text:span text:style-name="T560">ho</text:span><text:span text:style-name="T558"> </text:span><text:span text:style-name="T677">soustředění</text:span><text:span text:style-name="T558"> </text:span><text:span text:style-name="T557">mají potřebu </text:span><text:span text:style-name="T558">zběsile tančit a křepčit. </text:span><text:span text:style-name="T557">Nemohou útočit, kouzlit a podobně a brání se s nevýhodou. </text:span><text:span text:style-name="T561">Každé kolo se hází znovu a cíle tedy mají možnost se probrat. Efekt kouzla také pomine, </text:span><text:span text:style-name="T562">když cíl při tancování někdo vyruší – ať už útokem, nebo třeba když ho chytí, aby ho mohl svázat</text:span><text:span text:style-name="T558">.</text:span></text:p>
      <text:p text:style-name="P112"><text:span text:style-name="T558">/</text:span><text:span text:style-name="T605">* Je to divný kouzlo. Použití na zlobra bylo vtipný, ale celkově to zavání funhouse stylem, kterému bych se spíš chtěl vyhnout. */</text:span></text:p>
      <text:p text:style-name="P112"><text:span text:style-name="T558">/</text:span><text:span text:style-name="T563">*</text:span></text:p>
      <text:p text:style-name="P56">IDEA: Zrušit trvání: soustředění. Místo toho zmínit, že se to dá kouzlit opakovaně – <text:span text:style-name="T1801">to nepůjde, viz dále</text:span>.</text:p>
      <text:p text:style-name="P331"><text:span text:style-name="T481">- </text:span><text:span text:style-name="T564">pak možná přeformulovat podmínku nějak ve smyslu, že cíl musí mít možnost volně křepčit, jinak to automaticky failne </text:span><text:span text:style-name="T565">(kvůli tomu, aby nešlo cíle v průběhu křepčení pevně svázat)</text:span><text:span text:style-name="T564">.</text:span></text:p>
      <text:p text:style-name="P332"><text:span text:style-name="T481">I když, je to vůbec potřeba? </text:span><text:span text:style-name="T565">(Jo, je.)</text:span><text:span text:style-name="T481"> Když se to bude kouzlit každé kolo, tak je to jako zápas – jako kdyby cíl někdo fyzicky držel.</text:span></text:p>
      <text:p text:style-name="P56">*/</text:p>
      <text:p text:style-name="P56">/<text:span text:style-name="T1801">*</text:span></text:p>
      <text:p text:style-name="P56"><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76"> </text:span><text:span text:style-name="Emphasis"><text:span text:style-name="T1802">Montyho čardáš</text:span></text:span><text:span text:style-name="T976"> </text:span><text:span text:style-name="T97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77">(Varianta A): Když totiž cíle mají možnost v průběhu křepčení působení kouzla odolat, tak při tom zjevně kouzelníka neohrožují a hází si tedy </text:span><text:span text:style-name="Emphasis"><text:span text:style-name="T1802">na obranu</text:span></text:span><text:span text:style-name="T977">. To znamená dvě věci:</text:span><text:line-break/><text:line-break/><text:span text:style-name="T977">1) Hází si duší (protože je to kouzlo působíci na duši).</text:span><text:line-break/><text:span text:style-name="T977">2) Když kouzelníka přehodí, tak se z působení kouzla dostanou a v dalším kole mohou něco dělat, ale nemohou ho hned v tom samém kole ohrozit (protože se jen bránily).</text:span><text:line-break/><text:line-break/><text:span text:style-name="T977">(Varianta B): Naproti tomu při sesílání každé kolo znovu tak by si cíle házely </text:span><text:span text:style-name="Emphasis"><text:span text:style-name="T1802">na úspěch</text:span></text:span><text:span text:style-name="T976"> </text:span><text:span text:style-name="T977">a by to bylo takto:</text:span><text:line-break/><text:line-break/><text:span text:style-name="T977">1) Cíly by mohly chtít každé kolo kouzelníka ohrozit, takže by si nemusely házet Duší.</text:span><text:line-break/><text:span text:style-name="T977">2) Když by třeba ve druhém kole křepčící ork kouzelníka ohrozil, tak by ho za získané úspěchy mohl rovnou praštit.</text:span><text:line-break/><text:line-break/><text:span text:style-name="T977">Asi vyhraje Varianta A, protože při variantě B by hráč neměl pocit, že tím kouzlem kontroluje situaci. Je to každopádně potřeba rozhodnout a ke kouzlu pak napsat příklad, jak se to přesně hází.</text:span> </text:p>
      <text:p text:style-name="P5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5">*/</text:p>
      <text:h text:style-name="Heading_20_4" text:outline-level="4"><text:bookmark-start text:name="__RefHeading___Toc17903_4252866283"/>Mágův velký mix<text:span text:style-name="T481"> *</text:span><text:span text:style-name="T1677">TODO</text:span><text:span text:style-name="T481">*</text:span><text:bookmark-end text:name="__RefHeading___Toc17903_4252866283"/></text:h>
      <text:p text:style-name="P113"><text:span text:style-name="T667">Dosah:</text:span><text:span text:style-name="T529"> </text:span><text:span text:style-name="T530">krátký<text:line-break/></text:span><text:span text:style-name="T540">Zranění: </text:span><text:span text:style-name="T541">6</text:span><text:span text:style-name="T540">kz </text:span><text:span text:style-name="T541">(cíl si nepočítá zbroj)</text:span></text:p>
      <text:p text:style-name="P311"><text:span text:style-name="T481">Toto kouzlo nejprve vytvoří kolem zvoleného protivníka žlutý mlhovinový opar a posléze se pokusí zcela náhodně prohodit umístění všech molekul jeho těla. </text:span><text:span text:style-name="T542">Kouzlo působí jen na </text:span><text:span text:style-name="T543">tvory z masa a kostí (včetně nemrtvých, </text:span><text:span text:style-name="T544">kteří mají nějaké tělo</text:span><text:span text:style-name="T543">)</text:span><text:span text:style-name="T542">.</text:span><text:span text:style-name="T481"><text:line-break/><text:tab/></text:span><text:span text:style-name="T541">Hází se, jako by šlo o zraňující útok, </text:span><text:span text:style-name="T545">cíl si nepočítá zbroj. Pokud </text:span><text:soft-page-break/><text:span text:style-name="T545">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81"><text:line-break/><text:tab/>Seslání dalšího </text:span><text:span text:style-name="T639">mágova velkého mixu</text:span><text:span text:style-name="T481"> na takto vzniklý rosol celý efekt zvrátí, takže se místo rosolu objeví zase původní cíl. </text:span><text:span text:style-name="T545">B</text:span><text:span text:style-name="T481">ude úplně nahý, ve stejné kondici jako před sesláním prvního magomegamixu a z doby, kdy z něj byl rosol, si nebude vůbec nic pamatovat.</text:span></text:p>
      <text:p text:style-name="P330"><text:span text:style-name="T481">/</text:span><text:span text:style-name="T604">* Možná zrušit úplně */</text:span></text:p>
      <text:h text:style-name="Heading_20_4" text:outline-level="4"><text:bookmark-start text:name="__RefHeading___Toc17905_4252866283"/>Melenina krása *<text:span text:style-name="T1648">TODO</text:span>*<text:bookmark-end text:name="__RefHeading___Toc17905_4252866283"/></text:h>
      <text:p text:style-name="P113"><text:span text:style-name="T667">Dosah:</text:span><text:span text:style-name="T529"> </text:span><text:span text:style-name="T546">dotyk</text:span></text:p>
      <text:p text:style-name="P330"><text:span text:style-name="T481">Toto kouzlo změní vzezření cílové osoby tak, že bude pro ostatní jedince své rasy neobyčejně krásná, </text:span><text:span text:style-name="T547">a to</text:span><text:span text:style-name="T481"> až do chvíle, než </text:span><text:span text:style-name="T548">dotyčný</text:span><text:span text:style-name="T481"> usne.<text:line-break/><text:tab/>Poněkud nepříjemný vedlejší účinek kouzla je, že po celý další den bude cíl naopak vypadat mimořádně odpudivě.</text:span></text:p>
      <text:p text:style-name="P330"><text:span text:style-name="T481">/</text:span><text:span text:style-name="T604">* Možná zrušit úplně */</text:span></text:p>
      <text:h text:style-name="P659" text:outline-level="4"><text:bookmark-start text:name="__RefHeading___Toc17907_4252866283"/>Zamkni *<text:span text:style-name="T1648">TODO</text:span>*<text:bookmark-end text:name="__RefHeading___Toc17907_4252866283"/></text:h>
      <text:p text:style-name="P111"><text:span text:style-name="T667">/</text:span><text:span text:style-name="T685">* TODO: Formule */</text:span></text:p>
      <text:p text:style-name="P113"><text:span text:style-name="T667">Dosah:</text:span><text:span text:style-name="T529"> </text:span><text:span text:style-name="T570">dotyk<text:line-break/></text:span><text:span text:style-name="T678">Trvání:</text:span><text:span text:style-name="T571"> </text:span><text:span text:style-name="T572">několik minut </text:span><text:span text:style-name="T573">(</text:span><text:span text:style-name="T572">při pomalém seslání je účinek trvalý</text:span><text:span text:style-name="T573">)</text:span></text:p>
      <text:p text:style-name="P327"><text:soft-page-break/><text:span text:style-name="T530">T</text:span><text:span text:style-name="T4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4">sám</text:span><text:span text:style-name="T481"> odemkne.<text:line-break/><text:tab/></text:span><text:span text:style-name="T575">Toto kouzlo můžeš také seslat formou krátkého rituálu. Zabere to </text:span><text:span text:style-name="T528">zhruba minutu</text:span><text:span text:style-name="T575">, ale účinek je pak trvalý.</text:span></text:p>
      <text:p text:style-name="P327"><text:span text:style-name="T575">/</text:span><text:span text:style-name="T603">* TODO: Asi by to měl rovnou bejt rituál (s trvalým účinkem). */</text:span></text:p>
      <text:p text:style-name="P329"><text:span text:style-name="T575">/</text:span><text:span text:style-name="T602">* </text:span><text:span text:style-name="T1594">Vyhazuju to ze základního seznamu.</text:span></text:p>
      <text:p text:style-name="P303">- Zamykací kouzlo jsem při hře snad ještě neviděl použít.</text:p>
      <text:p text:style-name="P303">- Odemykání a zamykání je spíš zlodějská záležitost.</text:p>
      <text:p text:style-name="P328"><text:span text:style-name="T1593">Asi by to šlo použít v nějakém specifickém dungeon (tedy jako vzácné kouzlo). Odemykací kouzlo není potřeba, stačí na to </text:span><text:span text:style-name="T1554">zlom kouzl</text:span><text:span text:style-name="T1575">a</text:span><text:span text:style-name="T1593">.</text:span></text:p>
      <text:p text:style-name="P58">*/</text:p>
      <text:h text:style-name="P660" text:outline-level="4"><text:bookmark-start text:name="__RefHeading___Toc17909_4252866283"/><text:span text:style-name="T1831">+</text:span>Vodní dech<text:span text:style-name="T1842"> *TODO*</text:span><text:bookmark-end text:name="__RefHeading___Toc17909_4252866283"/></text:h>
      <text:p text:style-name="P359"><text:span text:style-name="T278">Dosah:</text:span><text:span text:style-name="T1829"> </text:span><text:span text:style-name="T1348">d</text:span><text:span text:style-name="T1347">otyk</text:span><text:span text:style-name="T1829"><text:line-break/></text:span><text:span text:style-name="T278">Rozsah:</text:span><text:span text:style-name="T1829"> 1 osoba<text:line-break/></text:span><text:span text:style-name="T278">Trvání:</text:span><text:span text:style-name="T1829"> několik minut</text:span></text:p>
      <text:p text:style-name="P323"><text:span text:style-name="T1349">U</text:span><text:span text:style-name="T1347">možňuje dýchat pod vodou</text:span><text:span text:style-name="T340">.</text:span></text:p>
      <text:p text:style-name="P318"><text:span text:style-name="T340">/</text:span><text:span text:style-name="T365">* Trvání spíš asi </text:span><text:span text:style-name="T279">několik minut</text:span><text:span text:style-name="T365"> než soustředění, aby při tom šlo kouzlit. */</text:span></text:p>
      <text:p text:style-name="P318"><text:span text:style-name="T365">/</text:span><text:span text:style-name="T366">* Házím to do vzácných kouzel a udělám místo toho lektvar, aby ho mohly vypít všechny postavy – představa boje pod vodou je cool a s kouzlem na 1 cíl by to nešlo. */</text:span></text:p>
      <text:h text:style-name="P660" text:outline-level="4"><text:bookmark-start text:name="__RefHeading___Toc17911_4252866283"/><text:soft-page-break/><text:span text:style-name="T1809">+</text:span>Kulový blesk<text:span text:style-name="T1842"> *</text:span><text:span text:style-name="T1647">N</text:span><text:span text:style-name="T1652">ešef bárak</text:span><text:span text:style-name="T1842">*</text:span><text:bookmark-end text:name="__RefHeading___Toc17911_4252866283"/></text:h>
      <text:p text:style-name="P355"><text:span text:style-name="T191">Dosah:</text:span><text:span text:style-name="T324"> </text:span><text:span text:style-name="T329">krátký</text:span><text:span text:style-name="T191"><text:line-break/>Rozsah:</text:span><text:span text:style-name="T324"> </text:span><text:span text:style-name="T357">všechno v dráze letu</text:span><text:span text:style-name="T197"><text:line-break/>Útok:</text:span><text:span text:style-name="T328"> Duše + k6 proti F</text:span><text:span text:style-name="T332">yzičce</text:span><text:span text:style-name="T444"><text:line-break/></text:span><text:span text:style-name="T191">Zranění:</text:span> <text:span text:style-name="T1809">7</text:span>kz <text:span text:style-name="T462">bleskem</text:span><text:span text:style-name="T1206">, odečítá se Zbroj</text:span></text:p>
      <text:p text:style-name="P296">Z tvé ruky vyletí kulový blesk a zasáhne vše, co mu stojí v cestě. Zastaví jej jen kamenná zeď nebo něco podobně masivního.</text:p>
      <text:h text:style-name="P661" text:outline-level="4"><text:bookmark-start text:name="__RefHeading___Toc17913_4252866283"/><text:span text:style-name="T1815">+</text:span>Vzplanutí<text:span text:style-name="T1842"> *</text:span><text:span text:style-name="T874">Kvidžah</text:span><text:span text:style-name="T1842">*</text:span><text:bookmark-end text:name="__RefHeading___Toc17913_4252866283"/></text:h>
      <text:p text:style-name="P364"><text:span text:style-name="T191">Dosah:</text:span> krátký<text:line-break/><text:span text:style-name="T191">Rozsah:</text:span> 1 cíl<text:line-break/><text:span text:style-name="T267">Zranění:</text:span><text:span text:style-name="T361"> </text:span><text:span text:style-name="T1810">4</text:span>kz <text:span text:style-name="T449">ohněm</text:span> <text:span text:style-name="T1811">(odečítá se Zbroj) po 3 kola</text:span></text:p>
      <text:p text:style-name="P454"><text:span text:style-name="T268">Vzplanutí</text:span><text:span text:style-name="T1811"> není útočné kouzlo – když na tebe cíl útočí při jeho sesílání, házíš si proti němu </text:span><text:span text:style-name="T312">na obranu</text:span><text:span text:style-name="T1952">. Účinkuje jen na </text:span><text:span text:style-name="T1462">snadno zápalné</text:span><text:span text:style-name="T1952"> cíle (chodící strom, vlk s hustou srstí</text:span><text:span text:style-name="T1462">) nebo na cíle, které mají něco snadno zápalného na sobě (oblečený člověk). Po 3 kola počínaje následujícím zraňuje za </text:span><text:span text:style-name="T1464">4</text:span><text:span text:style-name="T1463">kz </text:span><text:span text:style-name="T460">ohněm</text:span><text:span text:style-name="T1463"> </text:span><text:span text:style-name="T1465">(odečítá se Zbroj). </text:span><text:span text:style-name="T1462">Uhašení zabere jedno kolo.</text:span></text:p>
      <text:h text:style-name="Heading_20_2" text:outline-level="2"><text:bookmark-start text:name="__RefHeading___Toc17504_3085950545"/>Zloděj<text:bookmark-end text:name="__RefHeading___Toc17504_3085950545"/></text:h>
      <text:h text:style-name="P522" text:outline-level="3"><text:bookmark-start text:name="__RefHeading___Toc17506_3085950545"/>Základní <text:span text:style-name="T928">zlodějské</text:span> schopnosti<text:bookmark-end text:name="__RefHeading___Toc17506_3085950545"/></text:h>
      <text:list xml:id="list2320759330" text:style-name="L26">
        <text:list-item>
          <text:p text:style-name="P742">Imitace zvuku</text:p>
        </text:list-item>
        <text:list-item>
          <text:p text:style-name="P742">Odhad na lidi</text:p>
        </text:list-item>
        <text:list-item>
          <text:p text:style-name="P741">Svůdný hlas</text:p>
        </text:list-item>
        <text:list-item>
          <text:p text:style-name="P741">Periferní vidění</text:p>
        </text:list-item>
        <text:list-item>
          <text:p text:style-name="P741"><text:soft-page-break/>Citlivý hmat</text:p>
        </text:list-item>
        <text:list-item>
          <text:p text:style-name="P741">Dokonalá rovnováha</text:p>
        </text:list-item>
      </text:list>
      <text:h text:style-name="P547" text:outline-level="4"><text:bookmark-start text:name="__RefHeading___Toc17915_4252866283"/>Imitace zvuku<text:bookmark-end text:name="__RefHeading___Toc17915_4252866283"/></text:h>
      <text:p text:style-name="P44"><text:span text:style-name="T20">/</text:span><text:span text:style-name="T22">* Hraničář má </text:span><text:span text:style-name="T2">přivolání zvířat</text:span><text:span text:style-name="T22">, tohle by byla duplicita. Mohl by to ale dostat zloděj – jo, k tomu se to hodí */</text:span></text:p>
      <text:p text:style-name="P44"><text:span text:style-name="T20">Dokážeš vyloudit zvuky, které nejsou v lidských možnostech. </text:span><text:span text:style-name="T23">Můžeš se tedy například věrohodně vydávat za osobu opačného pohlaví, vydávat zvuky přijíždějícího povozu </text:span><text:span text:style-name="T25">či</text:span><text:span text:style-name="T23"> koňského ržání a podobně.</text:span></text:p>
      <text:h text:style-name="P547" text:outline-level="4"><text:bookmark-start text:name="__RefHeading___Toc17917_4252866283"/>Odhad na lidi<text:bookmark-end text:name="__RefHeading___Toc17917_4252866283"/></text:h>
      <text:p text:style-name="P140"><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2" text:outline-level="4"><text:bookmark-start text:name="__RefHeading___Toc17919_4252866283"/>Svůdný hlas<text:bookmark-end text:name="__RefHeading___Toc17919_4252866283"/></text:h>
      <text:p text:style-name="P103"><text:span text:style-name="T847">T</text:span><text:span text:style-name="T848">vůj hlas má v sobě něco tajemného a vábivého. Nedokážeš sice svést úplně kohokoliv, ale pokud jsi pro dotyčnou osobu přitažlivý, potřebuje opravdu dobrý důvod, aby tě odmítla.</text:span></text:p>
      <text:h text:style-name="P663" text:outline-level="4"><text:bookmark-start text:name="__RefHeading___Toc17921_4252866283"/>Periferní vidění<text:bookmark-end text:name="__RefHeading___Toc17921_4252866283"/></text:h>
      <text:p text:style-name="P59">Máš výborné periferní vidění. Můžeš tedy například nenápadně sledovat, co se děje u vedlejšího stolu, nebo si všimnout, že někdo sleduje tebe, aniž bys na sebe upozornil. <text:span text:style-name="T949">Není proti tobě možné získat výhodu za útok do zad.</text:span></text:p>
      <text:h text:style-name="P664" text:outline-level="4"><text:bookmark-start text:name="__RefHeading___Toc17923_4252866283"/><text:soft-page-break/><text:span text:style-name="T888">Citlivý</text:span> hmat<text:bookmark-end text:name="__RefHeading___Toc17923_4252866283"/></text:h>
      <text:p text:style-name="P138"><text:span text:style-name="T848">Máš nesmírně citlivý hmat. </text:span><text:span text:style-name="T849">Můžeš mít například označené karty </text:span><text:span text:style-name="T848">tak, že to nikdo jiný nepozná</text:span><text:span text:style-name="T849">, poznáš po hmatu konkrétní minci a podobně.</text:span></text:p>
      <text:h text:style-name="P665" text:outline-level="4"><text:bookmark-start text:name="__RefHeading___Toc17925_4252866283"/><text:span text:style-name="T443">Dokonalá</text:span> rovnováha<text:bookmark-end text:name="__RefHeading___Toc17925_4252866283"/></text:h>
      <text:p text:style-name="P41"><text:span text:style-name="T849">Máš dokonalou rovnováhu. Dokážeš běhat po nataženém laně, balancovat na kládě plovoucí na rozbouřené řece, </text:span><text:span text:style-name="T850">nebo třeba</text:span><text:span text:style-name="T849"> přeběhnout po hlavách davu. Při </text:span><text:span text:style-name="T850">pádu</text:span><text:span text:style-name="T849"> vždy dopadneš na nohy.</text:span></text:p>
      <text:h text:style-name="P522" text:outline-level="3"><text:bookmark-start text:name="__RefHeading___Toc17508_3085950545"/><text:span text:style-name="T928">Pokročilé</text:span> <text:span text:style-name="T928">zlodějské</text:span> schopnosti<text:bookmark-end text:name="__RefHeading___Toc17508_3085950545"/></text:h>
      <text:list xml:id="list3776140456" text:style-name="L27">
        <text:list-item>
          <text:p text:style-name="P743">Hybernace</text:p>
        </text:list-item>
        <text:list-item>
          <text:p text:style-name="P743">Zákeřný útok</text:p>
        </text:list-item>
        <text:list-item>
          <text:p text:style-name="P743">Chytání střel</text:p>
        </text:list-item>
        <text:list-item>
          <text:p text:style-name="P743">Znehybňující úder</text:p>
        </text:list-item>
        <text:list-item>
          <text:p text:style-name="P743">Rychlé ruce</text:p>
        </text:list-item>
        <text:list-item>
          <text:p text:style-name="P743">Ohebnost</text:p>
        </text:list-item>
        <text:list-item>
          <text:p text:style-name="P743">První dojem</text:p>
        </text:list-item>
        <text:list-item>
          <text:p text:style-name="P743">Průměrná tvář</text:p>
        </text:list-item>
        <text:list-item>
          <text:p text:style-name="P743">Získání důvěry</text:p>
        </text:list-item>
        <text:list-item>
          <text:p text:style-name="P743">Nečitelnost</text:p>
        </text:list-item>
      </text:list>
      <text:h text:style-name="P666" text:outline-level="4"><text:bookmark-start text:name="__RefHeading___Toc17927_4252866283"/><text:soft-page-break/>H<text:span text:style-name="T948">y</text:span>bernace<text:bookmark-end text:name="__RefHeading___Toc17927_4252866283"/></text:h>
      <text:p text:style-name="P36"><text:span text:style-name="T104">D</text:span><text:span text:style-name="T103">okážeš mnohanásobně zpomalit svůj metabolismus. </text:span><text:span text:style-name="T105">Spolu s tím se téměř za</text:span><text:span text:style-name="T24">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text:bookmark-start text:name="__RefHeading___Toc17929_4252866283"/>Zákeřný útok<text:bookmark-end text:name="__RefHeading___Toc17929_4252866283"/></text:h>
      <text:p text:style-name="P130"><text:span text:style-name="T946">Pokud o tobě cíl nevěděl a útok nečekal, počítáš si +2 ke zranění</text:span>.</text:p>
      <text:p text:style-name="P136">TODO: Příklad použití.</text:p>
      <text:h text:style-name="Heading_20_4" text:outline-level="4"><text:bookmark-start text:name="__RefHeading___Toc17931_4252866283"/>Chůze beze stop<text:bookmark-end text:name="__RefHeading___Toc17931_4252866283"/></text:h>
      <text:p text:style-name="Text_20_body">/<text:span text:style-name="T1683">* TODO: Asi to sloučit s Potlačením pachové stopy. */</text:span></text:p>
      <text:p text:style-name="P128">S výjimkou naprosto nevhodného terénu, <text:span text:style-name="T951">jako je třeba</text:span> bahno <text:span text:style-name="T951">nebo</text:span> čerstvě napadaný sníh se dokáže<text:span text:style-name="T945">š</text:span> pohybovat tak, že nezanechá<text:span text:style-name="T945">š </text:span>žádné <text:span text:style-name="T951">viditelné</text:span> stopy. <text:span text:style-name="T951">Stále ale zanecháváš pachovou stopu.</text:span></text:p>
      <text:h text:style-name="Heading_20_4" text:outline-level="4"><text:bookmark-start text:name="__RefHeading___Toc17933_4252866283"/>Chytání střel<text:bookmark-end text:name="__RefHeading___Toc17933_4252866283"/></text:h>
      <text:p text:style-name="P131"><text:span text:style-name="T506">Dokážeš</text:span><text:span text:style-name="T504"> </text:span><text:span text:style-name="T505">bezpečně </text:span><text:span text:style-name="T504">chyt</text:span><text:span text:style-name="T506">it</text:span><text:span text:style-name="T504"> střelu v letu.</text:span><text:span text:style-name="T506"> Při </text:span><text:span text:style-name="T652">plné obraně</text:span><text:span text:style-name="T506"> proti projektilům si místo výhody (+1) počítáš bonus +2.</text:span><text:span text:style-name="T504"> </text:span><text:span text:style-name="T506">Každou volnou rukou</text:span><text:span text:style-name="T504"> můžeš v jenom kole chytit jednu střelu.</text:span></text:p>
      <text:h text:style-name="P667" text:outline-level="4"><text:bookmark-start text:name="__RefHeading___Toc17935_4252866283"/><text:soft-page-break/>Znehybňující úder<text:bookmark-end text:name="__RefHeading___Toc17935_4252866283"/></text:h>
      <text:p text:style-name="P5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68" text:outline-level="4"><text:bookmark-start text:name="__RefHeading___Toc17937_4252866283"/>Rychlé ruce<text:bookmark-end text:name="__RefHeading___Toc17937_4252866283"/></text:h>
      <text:p text:style-name="P6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9" text:outline-level="4"><text:bookmark-start text:name="__RefHeading___Toc17939_4252866283"/>Ohebnost<text:bookmark-end text:name="__RefHeading___Toc17939_4252866283"/></text:h>
      <text:p text:style-name="P137">Tvé tělo je neuvěřitelně pružné a ohebné. Dokážeš se protáhnout všude, kde projdeš hlavou <text:span text:style-name="T952">a</text:span> vyvlíkneš se z <text:span text:style-name="T952">jakýchkoliv</text:span> pout.</text:p>
      <text:h text:style-name="P669"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52">podobně</text:span>. Dotyčný ovšem nemusí vždy jednat tak, jak si představuješ. Pokud se například snažíš zapůsobit jako chudák na šlechtice, který žebráky pohrdá, tak se milodaru nedočkáš. <text:span text:style-name="T952">Dojem</text:span> se <text:span text:style-name="T952">také</text:span> může změnit. Pokud například začneš nadávat někomu, kdo tě považoval za přátelskou osobu, nejspíš svůj postoj rychle přehodnotí.</text:p>
      <text:h text:style-name="P669" text:outline-level="4"><text:bookmark-start text:name="__RefHeading___Toc17943_4252866283"/><text:soft-page-break/>Průměrná tvář<text:bookmark-end text:name="__RefHeading___Toc17943_4252866283"/></text:h>
      <text:p text:style-name="P61">Pokud nechceš, nikdo si tě nedokáže zapamatovat. Když se dotyčný na tebe bude snažit vzpomenout, nedokáže si vybavit tvé jméno, podobu ani pohlaví a popsat tě lépe, než „měl takovou průměrnou tvář“.</text:p>
      <text:h text:style-name="P522" text:outline-level="3"><text:bookmark-start text:name="__RefHeading___Toc17510_3085950545"/><text:span text:style-name="T928">Mistrovské</text:span> <text:span text:style-name="T928">zlodějské</text:span> schopnosti<text:bookmark-end text:name="__RefHeading___Toc17510_3085950545"/></text:h>
      <text:list xml:id="list4279866063" text:style-name="L28">
        <text:list-item>
          <text:p text:style-name="P744">Běh po hladině</text:p>
        </text:list-item>
        <text:list-item>
          <text:p text:style-name="P745">Přesný výstřel</text:p>
        </text:list-item>
        <text:list-item>
          <text:p text:style-name="P745">Obcházení zbroje</text:p>
        </text:list-item>
        <text:list-item>
          <text:p text:style-name="P744">Šestý smysl</text:p>
        </text:list-item>
        <text:list-item>
          <text:p text:style-name="P744">Bezpečný dopad</text:p>
        </text:list-item>
        <text:list-item>
          <text:p text:style-name="P744">Přemlouvání</text:p>
        </text:list-item>
        <text:list-item>
          <text:p text:style-name="P744">Splynutí s okolím</text:p>
        </text:list-item>
        <text:list-item>
          <text:p text:style-name="P744">Vějířový hod</text:p>
        </text:list-item>
        <text:list-item>
          <text:p text:style-name="P744">Blesková reakce</text:p>
        </text:list-item>
        <text:list-item>
          <text:p text:style-name="P744">Bleskový přesun</text:p>
        </text:list-item>
        <text:list-item>
          <text:p text:style-name="P744">Zpomalené vnímání času</text:p>
        </text:list-item>
        <text:list-item>
          <text:p text:style-name="P746">Potlačení pachové stopy</text:p>
        </text:list-item>
      </text:list>
      <text:h text:style-name="P670" text:outline-level="4"><text:bookmark-start text:name="__RefHeading___Toc17945_4252866283"/>Potlačení pachové stopy<text:bookmark-end text:name="__RefHeading___Toc17945_4252866283"/></text:h>
      <text:p text:style-name="P30"><text:span text:style-name="T106">Když chceš, </text:span><text:span text:style-name="T109">nezanecháváš pachovou stopu. </text:span><text:span text:style-name="T106">Pach ale stále vydáváš.</text:span></text:p>
      <text:h text:style-name="P665" text:outline-level="4"><text:bookmark-start text:name="__RefHeading___Toc17947_4252866283"/><text:soft-page-break/>Běh po hladině<text:bookmark-end text:name="__RefHeading___Toc17947_4252866283"/></text:h>
      <text:p text:style-name="P42"><text:span text:style-name="T953">Dokážeš uběhnout až </text:span><text:span text:style-name="T235">střední</text:span><text:span text:style-name="T234"> vzdálenost</text:span><text:span text:style-name="T950"> po hladině vody či bažiny, po čerstvě napadaném sněhu a podobně. K rozběhu je potřeba pevná půda pod nohama, nemůžeš tedy vyběhnout na hladinu, když plaveš, nebo se topíš v bažině.</text:span></text:p>
      <text:h text:style-name="P671" text:outline-level="4"><text:bookmark-start text:name="__RefHeading___Toc17949_4252866283"/>Přesný výstřel<text:bookmark-end text:name="__RefHeading___Toc17949_4252866283"/></text:h>
      <text:p text:style-name="P129">Když míříš kuší alespoň dvě kola, na následující výstřel si místo výhody (+1) počítáš bonus +2.</text:p>
      <text:h text:style-name="P672" text:outline-level="4"><text:bookmark-start text:name="__RefHeading___Toc17951_4252866283"/>Obcházení zbroje<text:bookmark-end text:name="__RefHeading___Toc17951_4252866283"/></text:h>
      <text:p text:style-name="P105"><text:span text:style-name="T928">Jsi neuvěřitelně přesný, dokážeš zasáhnout spáru mezi pláty zbroje. Za úspěch můžeš obejít protivníkovu zbroj, i když má kryté celé tělo. </text:span><text:span text:style-name="T229">Přesný zásah</text:span><text:span text:style-name="T928"> můžeš použít při střelbě, vrhání zbraní i při boji zblízka, ale pouze zbraní, která spárou ve zbroji projde – tedy třeba dýkou, mečem a podobně, nikoliv kladivem nebo holýma rukama.</text:span></text:p>
      <text:h text:style-name="P673" text:outline-level="4"><text:bookmark-start text:name="__RefHeading___Toc17953_4252866283"/>Šestý smysl<text:bookmark-end text:name="__RefHeading___Toc17953_4252866283"/></text:h>
      <text:p text:style-name="P3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74" text:outline-level="4"><text:bookmark-start text:name="__RefHeading___Toc17955_4252866283"/>Bezpečný dopad<text:bookmark-end text:name="__RefHeading___Toc17955_4252866283"/></text:h>
      <text:p text:style-name="P134">Dokážeš bezpečně seskočit z libovolné výšky. Samozřejmě pouze za předpokladu, že dopadneš na bezpečné místo – skákat do lávy se stále nedoporučuje.</text:p>
      <text:h text:style-name="Heading_20_4" text:outline-level="4"><text:bookmark-start text:name="__RefHeading___Toc17957_4252866283"/><text:soft-page-break/>Získání důvěry<text:bookmark-end text:name="__RefHeading___Toc17957_4252866283"/></text:h>
      <text:p text:style-name="P139"><text:span text:style-name="T772">Když se se tebou bude někdo </text:span><text:span text:style-name="T773">několik minut</text:span><text:span text:style-name="T772"> bavit na nějaké téma, získá pocit, že ti v tomto ohledu může zcela věřit.</text:span></text:p>
      <text:h text:style-name="P665" text:outline-level="4"><text:bookmark-start text:name="__RefHeading___Toc17959_4252866283"/>Přemlouvání<text:bookmark-end text:name="__RefHeading___Toc17959_4252866283"/></text:h>
      <text:p text:style-name="P41"><text:span text:style-name="T772">Pokud se ti podaří s někým zapříst rozhovor a </text:span><text:span text:style-name="T779">několik minut se</text:span><text:span text:style-name="T772"> nenechat odbýt, dokážeš jej přesvědčit k čemukoliv, </text:span><text:span text:style-name="T779">co pro něj</text:span><text:span text:style-name="T772"> není fatální </text:span><text:span text:style-name="T779">a úplně ho to nez</text:span><text:span text:style-name="T781">r</text:span><text:span text:style-name="T779">uinuje a nediskredituje</text:span><text:span text:style-name="T772">. Pokud by </text:span><text:span text:style-name="T779">to ale</text:span><text:span text:style-name="T772"> normálně neudělal, </text:span><text:span text:style-name="T779">bude mu to potom divné a vzpomene si, co ho k tomu rozhodnutí vedlo</text:span><text:span text:style-name="T772">.</text:span></text:p>
      <text:h text:style-name="Heading_20_4" text:outline-level="4"><text:bookmark-start text:name="__RefHeading___Toc17961_4252866283"/>Splynutí s okolím<text:bookmark-end text:name="__RefHeading___Toc17961_4252866283"/></text:h>
      <text:p text:style-name="P127"><text:span text:style-name="T712">Dokud jsi nehybný a nevyčníváš, jsi </text:span><text:span text:style-name="T769">prakticky</text:span><text:span text:style-name="T712"> neviditelný. </text:span><text:span text:style-name="T770">Měj se ale na pozoru, protože ti, kdo jsou zvyklí bojovat proti </text:span><text:span text:style-name="T771">kouzelníkům</text:span><text:span text:style-name="T770">, znají různé triky, jak tě odhalit: </text:span><text:span text:style-name="T771">m</text:span><text:span text:style-name="T770">ohou například zaplnit prostor řídkou mlhou nebo dýmem, takže spatří tvůj obrys, nebo třeba rozpráší </text:span><text:span text:style-name="T651">kýchací prášek</text:span><text:span text:style-name="T770">, takže se sám prozradíš.</text:span></text:p>
      <text:h text:style-name="P675" text:outline-level="4"><text:bookmark-start text:name="__RefHeading___Toc17963_4252866283"/>Nečitelnost<text:bookmark-end text:name="__RefHeading___Toc17963_4252866283"/></text:h>
      <text:p text:style-name="P104"><text:span text:style-name="T774">Pokud nechceš, n</text:span><text:span text:style-name="T770">ení možné číst tvoje myšlenky. </text:span><text:span text:style-name="T780">Když na tebe někdo použije </text:span><text:span text:style-name="T656">odhad na lidi</text:span><text:span text:style-name="T780">, můžeš si vybrat, jestli budeš působit jako poctivec nebo jako podvodník.</text:span></text:p>
      <text:h text:style-name="P561" text:outline-level="4"><text:bookmark-start text:name="__RefHeading___Toc17965_4252866283"/>Vějířový hod<text:bookmark-end text:name="__RefHeading___Toc17965_4252866283"/></text:h>
      <text:p text:style-name="P39"><text:span text:style-name="T775">Dokážeš </text:span><text:span text:style-name="T776">účinně</text:span><text:span text:style-name="T775"> vrhnout až tři dýky, hvězdice, nebo jiné malé vrhací zbraně najednou. </text:span><text:span text:style-name="T653">Na ú</text:span><text:span text:style-name="T708">tok</text:span><text:span text:style-name="T775"> si házíš bez postihu. Připravit si je do ruky ale zabere jedno kolo, kdy si neházíš </text:span><text:span text:style-name="T1579">n</text:span><text:span text:style-name="T1580">a útok</text:span><text:span text:style-name="T775"> a nemůžeš použít </text:span><text:span text:style-name="T653">plnou obranu</text:span><text:span text:style-name="T775">.</text:span></text:p>
      <text:h text:style-name="P668" text:outline-level="4"><text:bookmark-start text:name="__RefHeading___Toc17967_4252866283"/><text:soft-page-break/>Blesková reakce<text:bookmark-end text:name="__RefHeading___Toc17967_4252866283"/></text:h>
      <text:p text:style-name="P37"><text:span text:style-name="T777">Máš výborný postřeh a dokážeš neuvěřitelně rychle reagovat. Počítáš si +1 k hodům </text:span><text:span text:style-name="T654">na obranu</text:span><text:span text:style-name="T778"> proti všem útokům z dálky, včetně kouzel a pokud o útočníkovi víš, nemůže proti tobě získat výhodu za překvapení.</text:span></text:p>
      <text:h text:style-name="P676" text:outline-level="4"><text:bookmark-start text:name="__RefHeading___Toc17969_4252866283"/>Bleskový přesun<text:bookmark-end text:name="__RefHeading___Toc17969_4252866283"/></text:h>
      <text:p text:style-name="P135">Dokážeš se pohnout neuvěřitelně rychle a současně odvést pozornost přihlížejících, takže jim zmizíš z očí. Přesunout se takto můžeš nejvýše o <text:span text:style-name="T191">krátkou vzdálenost</text:span>.<text:span text:style-name="T433"> </text:span><text:span text:style-name="T431">V boji můžeš </text:span><text:span text:style-name="T319">bleskovým přesunem</text:span><text:span text:style-name="T431"> například získat výhodu za útok do zad a můžeš také </text:span><text:span text:style-name="T436">po</text:span><text:span text:style-name="T431">užít </text:span><text:span text:style-name="T319">zákeřný útok</text:span><text:span text:style-name="T431">. Z</text:span><text:span text:style-name="T433">novu můžeš podobný výkon zopakovat až po několika minutách odpočinku.</text:span></text:p>
      <text:h text:style-name="P676" text:outline-level="4"><text:bookmark-start text:name="__RefHeading___Toc17971_4252866283"/><text:span text:style-name="T433">Z</text:span><text:span text:style-name="T431">pomalené vnímání času</text:span><text:bookmark-end text:name="__RefHeading___Toc17971_4252866283"/></text:h>
      <text:p text:style-name="P38"><text:span text:style-name="T778">Dokážeš </text:span><text:span text:style-name="T777">vnímat</text:span><text:span text:style-name="T778"> extrémně rychlé děje, jako by sis je prohlížel na zpomaleném záznamu. Snadno tedy prohlédneš podvodnou hru založenou na manipulaci s kartami </text:span><text:span text:style-name="T777">či herními předměty,</text:span><text:span text:style-name="T778"> </text:span><text:span text:style-name="T777">v</text:span><text:span text:style-name="T778">ždycky přesně víš, kam letěly vystřelené šípy či šipky a co přesně zasáhly, <text:s/></text:span><text:span text:style-name="T777">bezpečně poznáš</text:span><text:span text:style-name="T778"> osobu, kterou jsi zahlédl jen v rychlosti </text:span><text:span text:style-name="T777">a podobně</text:span><text:span text:style-name="T778">.<text:line-break/><text:tab/></text:span><text:span text:style-name="T777">Není tě možné ošálit schopností </text:span><text:span text:style-name="T655">bleskový přesun</text:span><text:span text:style-name="T777">. Když se ti ale s její pomocí někdo přesune do zad, výhodu proti tobě mít bude, protože zpomalení vnímání času umožňuje pouze jeho pohyb vnímat, nikoliv včas zareagovat – na to bys potřeboval </text:span><text:span text:style-name="T655">bleskovou reakci</text:span><text:span text:style-name="T777">.</text:span></text:p>
      <text:h text:style-name="P511" text:outline-level="2"><text:bookmark-start text:name="__RefHeading___Toc17512_3085950545"/>Druid<text:bookmark-end text:name="__RefHeading___Toc17512_3085950545"/></text:h>
      <text:p text:style-name="P148">TODO: Zapůjčení dostane hraničář (eliminuje to trapnou situaci, že hraničář může někam poslat svého zvířecího společníka, ale potřebuje druida, aby mohl koukat jeho očima).</text:p>
      <text:p text:style-name="P106"><text:soft-page-break/><text:span text:style-name="T640">Druid</text:span><text:span text:style-name="T487"> </text:span><text:span text:style-name="T48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7"><text:span text:style-name="T487">1. </text:span><text:span text:style-name="T481">úroveň</text:span></text:p>
      <text:list xml:id="list1142104505" text:style-name="L29">
        <text:list-item>
          <text:p text:style-name="P748"><text:span text:style-name="T481">Umíš </text:span><text:span text:style-name="T489">základy</text:span><text:span text:style-name="T481"> </text:span><text:span text:style-name="T490">následující</text:span><text:span text:style-name="T489">ch</text:span><text:span text:style-name="T481"> dovednost</text:span><text:span text:style-name="T489">í</text:span><text:span text:style-name="T491">:</text:span></text:p>
          <text:list>
            <text:list-item>
              <text:p text:style-name="P736">Orientace a přežití v divočině</text:p>
            </text:list-item>
            <text:list-item>
              <text:p text:style-name="P693">Ošetřování zranění<text:span text:style-name="T402"> </text:span><text:span text:style-name="T406">(ošetřením vrátíš 2 žt)</text:span></text:p>
            </text:list-item>
          </text:list>
        </text:list-item>
        <text:list-item>
          <text:p text:style-name="P694">Nauč se základy jedné další dovednosti podle svého výběru.</text:p>
          <text:p text:style-name="P507"><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49"><text:span text:style-name="T481">Vyber si </text:span><text:span text:style-name="T492">dvě</text:span><text:span text:style-name="T493"> ze základních kouzel</text:span><text:span text:style-name="T481"> </text:span><text:span text:style-name="T492">a</text:span><text:span text:style-name="T713"> schopností</text:span><text:span text:style-name="T481">.</text:span></text:p>
          <text:list>
            <text:list-item>
              <text:p text:style-name="P750"><text:span text:style-name="T494">Když sesíláš druidská kouzla v těžké zbroji, počítáš si postih -2</text:span><text:span text:style-name="T495">. </text:span><text:span text:style-name="T494">Za lehkou zbroj postih ne</text:span><text:span text:style-name="T496">máš</text:span><text:span text:style-name="T494">.</text:span></text:p>
            </text:list-item>
          </text:list>
        </text:list-item>
        <text:list-item>
          <text:p text:style-name="P747">Můžeš si připoutat jeden magický předmět, který <text:span text:style-name="T931">získáš</text:span> na výpravách za dobrodružstvím.</text:p>
        </text:list-item>
      </text:list>
      <text:p text:style-name="P51">2. úroveň</text:p>
      <text:list xml:id="list161539288711908" text:continue-numbering="true" text:style-name="L29">
        <text:list-item>
          <text:p text:style-name="P749"><text:span text:style-name="T481">Vyber si jedno </text:span><text:span text:style-name="T497">ze základních kouzel </text:span><text:span text:style-name="T714">nebo jednu ze základních schopností</text:span><text:span text:style-name="T481">.</text:span></text:p>
        </text:list-item>
        <text:list-item>
          <text:p text:style-name="P733">Můžeš si připoutat celkem dva magické předměty.</text:p>
        </text:list-item>
        <text:list-item>
          <text:p text:style-name="P733"><text:soft-page-break/>Nauč se <text:span text:style-name="T932">základy jedné dovednosti</text:span>.</text:p>
        </text:list-item>
      </text:list>
      <text:p text:style-name="P52">3. úroveň</text:p>
      <text:list xml:id="list2900904582" text:style-name="L30">
        <text:list-item>
          <text:p text:style-name="P734">Zvyš si jednu vlastnost (rozdíl mezi tvou nejvyšší a nejnižší může být nejvýše 3).</text:p>
        </text:list-item>
      </text:list>
      <text:list xml:id="list3033014762" text:style-name="L31">
        <text:list-item>
          <text:p text:style-name="P751"><text:span text:style-name="T498">Vyber si </text:span><text:span text:style-name="T499">jedno</text:span><text:span text:style-name="T498"> kouzlo </text:span><text:span text:style-name="T500">nebo schopnost </text:span><text:span text:style-name="T499">ze </text:span><text:span text:style-name="T501">základních</text:span><text:span text:style-name="T499"> nebo pokročilých</text:span><text:span text:style-name="T498">.</text:span></text:p>
        </text:list-item>
      </text:list>
      <text:list xml:id="list161537851869294" text:continue-list="list161539288711908" text:style-name="L29">
        <text:list-item>
          <text:p text:style-name="P737">Nauč se <text:span text:style-name="T933">základy jedné dovednosti</text:span> nebo si zvyš jednu dovednost na pokročil<text:span text:style-name="T933">ou</text:span>.</text:p>
        </text:list-item>
      </text:list>
      <text:p text:style-name="P52">4. úroveň</text:p>
      <text:list xml:id="list161538541835088" text:continue-numbering="true" text:style-name="L29">
        <text:list-item>
          <text:p text:style-name="P747"><text:span text:style-name="T715">Vyber si </text:span><text:span text:style-name="T716">jedno</text:span><text:span text:style-name="T715"> kouzlo </text:span><text:span text:style-name="T717">nebo schopnost </text:span><text:span text:style-name="T716">ze </text:span><text:span text:style-name="T718">základních</text:span><text:span text:style-name="T716"> nebo pokročilých</text:span><text:span text:style-name="T715">.</text:span></text:p>
        </text:list-item>
        <text:list-item>
          <text:p text:style-name="P735">Můžeš si připoutat celkem tři magické předměty.</text:p>
        </text:list-item>
        <text:list-item>
          <text:p text:style-name="P735">Zvyš si jednu dovednost na pokročil<text:span text:style-name="T934">ou</text:span>.</text:p>
        </text:list-item>
      </text:list>
      <text:p text:style-name="P109"><text:span text:style-name="T502">5. </text:span><text:span text:style-name="T481">úroveň</text:span></text:p>
      <text:list xml:id="list161537927834465" text:continue-list="list2900904582" text:style-name="L30">
        <text:list-item>
          <text:p text:style-name="P734">Zvyš si jednu vlastnost (rozdíl mezi tvou nejvyšší a nejnižší může být nejvýše 3).</text:p>
        </text:list-item>
      </text:list>
      <text:list xml:id="list161538324480140" text:continue-list="list161538541835088" text:style-name="L29">
        <text:list-item>
          <text:p text:style-name="P752"><text:span text:style-name="T498">Vyber si </text:span><text:span text:style-name="T499">jedno</text:span><text:span text:style-name="T498"> kouzlo </text:span><text:span text:style-name="T500">nebo schopnost </text:span><text:span text:style-name="T499">ze </text:span><text:span text:style-name="T503">základních</text:span><text:span text:style-name="T499"> nebo pokročilých</text:span><text:span text:style-name="T498">.</text:span></text:p>
        </text:list-item>
        <text:list-item>
          <text:p text:style-name="P737">Nauč se <text:span text:style-name="T935">základy jedné</text:span> dovednost<text:span text:style-name="T935">i</text:span> nebo si zvyš jednu dovednost na pokročil<text:span text:style-name="T936">ou</text:span>.</text:p>
        </text:list-item>
      </text:list>
      <text:p text:style-name="P109"><text:span text:style-name="T719">6</text:span><text:span text:style-name="T720">. </text:span><text:span text:style-name="T721">úroveň</text:span></text:p>
      <text:list xml:id="list1206911100" text:style-name="L32">
        <text:list-item>
          <text:p text:style-name="P738">Můžeš si připoutat celkem čtyři magické předměty.</text:p>
        </text:list-item>
        <text:list-item>
          <text:p text:style-name="P753"><text:soft-page-break/><text:span text:style-name="T715">Vyber si </text:span><text:span text:style-name="T716">jedno</text:span><text:span text:style-name="T715"> kouzlo </text:span><text:span text:style-name="T717">nebo schopnost </text:span><text:span text:style-name="T716">ze </text:span><text:span text:style-name="T718">základních</text:span><text:span text:style-name="T716"> nebo pokročilých</text:span><text:span text:style-name="T715">.</text:span></text:p>
        </text:list-item>
        <text:list-item>
          <text:p text:style-name="P739">Zvyš si jednu dovednost na pokročilou.</text:p>
        </text:list-item>
      </text:list>
      <text:h text:style-name="P523" text:outline-level="3"><text:bookmark-start text:name="__RefHeading___Toc17514_3085950545"/>Schopnosti z DrD PPP:<text:bookmark-end text:name="__RefHeading___Toc17514_3085950545"/></text:h>
      <text:p text:style-name="P9">Druidská kouzla:</text:p>
      <text:p text:style-name="P491">T<text:span text:style-name="T421">e</text:span>mnota (druid)</text:p>
      <text:p text:style-name="P491">Najdi bytost (druid)</text:p>
      <text:p text:style-name="P491">Láska lesa (druid)</text:p>
      <text:p text:style-name="P491">Hněv lesa (druid)</text:p>
      <text:p text:style-name="P491">Cit dřeva (druid, vycítí vodní zdroj)</text:p>
      <text:p text:style-name="P491">Cit vody (druid, vycítí, zda je pramen škodlivý)</text:p>
      <text:p text:style-name="P491">Cit země (druid, vycítí, zda jsou plody škodlivé)</text:p>
      <text:p text:style-name="P491">Cit kamene (druid, odhalí blízké jeskyně)</text:p>
      <text:p text:style-name="P491">Pouto krve (druid, uprosí zvíře, aby ho nedobíjelo)</text:p>
      <text:p text:style-name="P491">Pouto lásky (druid, oživí postavu, která mu byla drahá)</text:p>
      <text:p text:style-name="P492">Pouto života (druid, svěří se ochraně hvozdu)</text:p>
      <text:p text:style-name="P23">Druidovy schopnosti</text:p>
      <text:p text:style-name="P495">Boj se zvířaty</text:p>
      <text:p text:style-name="P495">Odvracení zvířat</text:p>
      <text:p text:style-name="P495">Očištění (když zabije zvíře)</text:p>
      <text:p text:style-name="P493">Druidská hůl (speciální zbraň)</text:p>
      <text:h text:style-name="P524" text:outline-level="3"><text:bookmark-start text:name="__RefHeading___Toc17516_3085950545"/><text:soft-page-break/>Schopnosti z DrD PPE:<text:bookmark-end text:name="__RefHeading___Toc17516_3085950545"/></text:h>
      <text:p text:style-name="P70">Druid</text:p>
      <text:p text:style-name="P495">Hůl (lepší bojové staty)</text:p>
      <text:p text:style-name="P495">Průchod živým dřevem (to je docela hezký – druid se vnoří do stromu)</text:p>
      <text:p text:style-name="P495">Posílení kouzel (druid má ve hvozdu silnější kouzla)</text:p>
      <text:p text:style-name="P495">P<text:span text:style-name="T877">ůst (magy navíc)</text:span></text:p>
      <text:p text:style-name="P490">Drakomluva</text:p>
      <text:p text:style-name="P70">Malá lesní kouzla (druid)</text:p>
      <text:p text:style-name="P495">Bludička (umí cíl někam odvést – to je hezký)</text:p>
      <text:p text:style-name="P495">Čarovná mlha (není v ní vidět ani infraviděním, ozývají se z ní divné zvuky – jako hněv lesa, cíle v ní snadno zabloudí)</text:p>
      <text:p text:style-name="P495">Chlácholení hvozdu</text:p>
      <text:p text:style-name="P495">Mluv se zvířaty</text:p>
      <text:p text:style-name="P495">Odstínění (ochrana proti lokalizaci druidskými kouzly)</text:p>
      <text:p text:style-name="P495">Oko zření (jako <text:span text:style-name="T191">najdi bytost</text:span>, ale dlouhý dosah)</text:p>
      <text:p text:style-name="P495">Svolej druidy</text:p>
      <text:p text:style-name="P495">Zaharaš (zaharaší keřem)</text:p>
      <text:p text:style-name="P70"><text:span text:style-name="T877">Velká</text:span> lesní kouzla (druid)</text:p>
      <text:p text:style-name="P490">Nenávist lesa</text:p>
      <text:p text:style-name="P490">Odčaruj nemrtvé (silný turn undead ve hvozdu)</text:p>
      <text:p text:style-name="P490">Odraž mentální souboj</text:p>
      <text:p text:style-name="P490">Odvrať posla živlů</text:p>
      <text:p text:style-name="P490"><text:soft-page-break/>Probuzení lesa</text:p>
      <text:p text:style-name="P490">Rozšiř hvozd</text:p>
      <text:p text:style-name="P490">Rychlý růst (to měl v PPP 1.2 čaroděj)</text:p>
      <text:p text:style-name="P490">Rychlé vadnutí (to měl v PPP 1.2 čaroděj)</text:p>
      <text:p text:style-name="P490">Uspání lesa</text:p>
      <text:p text:style-name="P490">Vymítání ďáblů</text:p>
      <text:p text:style-name="P494">Vyvolej velký zlý strom</text:p>
      <text:h text:style-name="P525" text:outline-level="3"><text:bookmark-start text:name="__RefHeading___Toc17518_3085950545"/><text:span text:style-name="T722">Základní druidské s</text:span><text:span text:style-name="T723">chopnosti </text:span><text:span text:style-name="T724">a kouzla</text:span><text:bookmark-end text:name="__RefHeading___Toc17518_3085950545"/></text:h>
      <text:h text:style-name="P678" text:outline-level="5">Uzdrav zranění</text:h>
      <text:p text:style-name="P110"><text:span text:style-name="T191">Dosah:</text:span> kontaktní<text:line-break/><text:span text:style-name="T230">Sesílání:</text:span><text:span text:style-name="T937"> 1 minuta (mimo boj)</text:span></text:p>
      <text:p text:style-name="P110"><text:span text:style-name="T723">Vyléčí </text:span><text:span text:style-name="T725">(</text:span><text:span text:style-name="T723">Duše </text:span><text:span text:style-name="T726">druida</text:span><text:span text:style-name="T727"> + k6)</text:span><text:span text:style-name="T723"> životů. </text:span><text:span text:style-name="T728">Další léčivé kouzlo (ať už ho sešle druid, kněz či hraničář)</text:span><text:span text:style-name="T729"> účinkuje na stejný cíl až poté, co se doléčí do plných životů.</text:span></text:p>
      <text:h text:style-name="P679" text:outline-level="5"><text:span text:style-name="T723">Č</text:span><text:span text:style-name="T712">ástečná proměna</text:span></text:h>
      <text:p text:style-name="P115"><text:span text:style-name="T641">C</text:span><text:span text:style-name="T639">ena:</text:span><text:span text:style-name="T712"> </text:span><text:span text:style-name="T730">1</text:span><text:span text:style-name="T712"> mag<text:line-break/></text:span><text:span text:style-name="T641">Sesílání:</text:span><text:span text:style-name="T731"> </text:span><text:span text:style-name="T732">1 kolo</text:span></text:p>
      <text:p text:style-name="P117"><text:span text:style-name="T731">M</text:span><text:span text:style-name="T712">ůžeš si takto například nechat narůst ostré zuby nebo drápy (zranění 1), přeměnit své oči, nos či uši (čímž získáš zrak, čich nebo sluch příslušného zvířete) a podobně. </text:span><text:span text:style-name="T736">Proměna je vždycky viditelná – budeš mít zřetelně psí čenich, oči s kočičí zornicí, prodlouženou čelist s vystouplými tesáky a podobně.</text:span><text:span text:style-name="T712"><text:line-break/><text:tab/></text:span><text:span text:style-name="T735">Zpětná proměna vyžaduje 1 kolo </text:span><text:span text:style-name="T643">soustředění</text:span><text:span text:style-name="T735">, ale nestojí už žádnou magenergii.</text:span></text:p>
      <text:h text:style-name="P678" text:outline-level="5"><text:soft-page-break/><text:span text:style-name="T735">K</text:span><text:span text:style-name="T712">líčení</text:span></text:h>
      <text:p text:style-name="P115"><text:span text:style-name="T641">C</text:span><text:span text:style-name="T639">ena:</text:span><text:span text:style-name="T712"> </text:span><text:span text:style-name="T737">1</text:span><text:span text:style-name="T712"> mag<text:line-break/></text:span><text:span text:style-name="T644">Sesílání:</text:span><text:span text:style-name="T738"> </text:span><text:span text:style-name="T739">několik minut</text:span></text:p>
      <text:p text:style-name="P118"><text:span text:style-name="T712">Toto kouzlo </text:span><text:span text:style-name="T740">způsobí zrychlené klíčení </text:span><text:span text:style-name="T741">existujících</text:span><text:span text:style-name="T712"> semen či pupen</text:span><text:span text:style-name="T740">ů</text:span><text:span text:style-name="T712">. </text:span><text:span text:style-name="T742">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4">když v okolí</text:span><text:span text:style-name="T745"> žádná nejsou</text:span><text:span text:style-name="T743">.</text:span></text:p>
      <text:h text:style-name="P525" text:outline-level="3"><text:bookmark-start text:name="__RefHeading___Toc17520_3085950545"/><text:span text:style-name="T746">Pokročilé druidské schopnosti </text:span><text:span text:style-name="T724">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46"><text:span text:style-name="T191">Dosah:</text:span> krátký</text:p>
      <text:p text:style-name="P50">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15"><text:span text:style-name="T644">Sesílání:</text:span><text:span text:style-name="T738"> </text:span><text:span text:style-name="T747">1 kolo</text:span></text:p>
      <text:p text:style-name="P119"><text:span text:style-name="T712">/</text:span><text:span text:style-name="T782">* TODO: Dát místo toho proměny v jednotlivé druhy zvířat. */</text:span></text:p>
      <text:p text:style-name="P119"><text:span text:style-name="T712">Tímto krátkým rituálem se můžeš proměnit ve </text:span><text:span text:style-name="T748">čtyřnohé</text:span><text:span text:style-name="T712"> zvíře. Mění se pouze tvoje tělo a předměty připoutané skrze </text:span><text:span text:style-name="T639">pouto s předmětem</text:span><text:span text:style-name="T712">. </text:span><text:span text:style-name="T749">Z</text:span><text:span text:style-name="T750">vířete, do kterého se měníš, </text:span><text:span text:style-name="T751">nemůže mít žádnou z vlastností vyšší než je tvoje Duše </text:span><text:span text:style-name="T749">a jeho Velikost</text:span><text:span text:style-name="T750"> se může od tvé Velikosti lišit nejvýše o hodnotu tvé Duše.</text:span><text:span text:style-name="T712"><text:line-break/><text:tab/></text:span><text:span text:style-name="T735">Zpětná proměna vyžaduje 1 kolo </text:span><text:span text:style-name="T643">soustředění</text:span><text:span text:style-name="T735">, ale nestojí už žádnou magenergii.</text:span></text:p>
      <text:h text:style-name="Heading_20_4" text:outline-level="4"><text:bookmark-start text:name="__RefHeading___Toc17977_4252866283"/><text:soft-page-break/>Pouto s předmětem<text:bookmark-end text:name="__RefHeading___Toc17977_4252866283"/></text:h>
      <text:p text:style-name="P120"><text:span text:style-name="T191">Sesílání:</text:span> několik minut<text:line-break/><text:span text:style-name="T231">Dosah:</text:span><text:span text:style-name="T938"> Dotyk</text:span></text:p>
      <text:p text:style-name="P120">Tímto krátkým rituálem si můžeš vytvořit osobní pouto s nějakým předmětem. <text:span text:style-name="T939">Tento předmět nemůže mít žádnou z částí z kovu – to mimo jiné znamená, že nemůžeš vytvořit pouto s těžkou zbrojí.<text:line-break/><text:tab/></text:span>Všechny takto připoutané předměty se při <text:span text:style-name="T232">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21"><text:span text:style-name="T191">Sesílání:</text:span> několik minut<text:line-break/><text:span text:style-name="T231">Dosah:</text:span><text:span text:style-name="T938"> Dotyk</text:span></text:p>
      <text:p text:style-name="P122">Na zvíře, se kterým máš vytvořené pouto, můžeš sesílat <text:span text:style-name="T191">zapůjčení</text:span> na libovolnou vzdálenost <text:span text:style-name="T940">a když to uděláš, tak se tímto zvířetem doslova staneš – budeš moci rozhodovat, co bude dělat a jak se bude chovat</text:span>.<text:line-break/><text:tab/>V jednu chvíli můžeš mít pouto pouze s jedním zvířetem. <text:span text:style-name="T941">Nemůžeš vytvořit pouto se zvířetem, se kterým má pouto někdo jiný.</text:span> <text:span text:style-name="T941">Není také možné vytvořit pouto se zvířetem, které má někdo zrovna</text:span> <text:span text:style-name="T233">zapůjčené</text:span>.<text:line-break/><text:tab/><text:span text:style-name="T942">Zvíře</text:span><text:span text:style-name="T750">, </text:span><text:span text:style-name="T752">se kterým chceš vytvořit pouto</text:span><text:span text:style-name="T750">, </text:span><text:span text:style-name="T751">nemůže mít žádnou z vlastností vyšší než je tvoje Duše </text:span><text:span text:style-name="T752">a jeho velikost</text:span><text:span text:style-name="T750"> se může od tvé Velikosti lišit nejvýše o hodnotu tvé Duše.</text:span></text:p>
      <text:h text:style-name="Heading_20_4" text:outline-level="4"><text:bookmark-start text:name="__RefHeading___Toc17981_4252866283"/><text:span text:style-name="T723">R</text:span><text:span text:style-name="T712">ychlý růst</text:span><text:bookmark-end text:name="__RefHeading___Toc17981_4252866283"/></text:h>
      <text:p text:style-name="P123"><text:span text:style-name="T645">Dosah:</text:span><text:span text:style-name="T753"> kontaktní<text:line-break/></text:span><text:span text:style-name="T645">Sesílání:</text:span><text:span text:style-name="T753"> několik minut<text:line-break/></text:span><text:span text:style-name="T646">Trvání:</text:span><text:span text:style-name="T754"> několik </text:span><text:span text:style-name="T755">hodin</text:span></text:p>
      <text:p text:style-name="P124"><text:soft-page-break/><text:span text:style-name="T712">Můžeš takto například nechat zarůst chodbu, nechat kořeny vyrůst přes propast a vytvořit tak most, a podobně. </text:span><text:span text:style-name="T756">Rostliny mohou zaujmout jen takový tvar a velikost, do jaké by mohly s dostatkem času vyrůst přirozeně. Kořeny stromů tedy mohou například překlenout i několik metrů, tráva to ale nedokáže.</text:span><text:span text:style-name="T712"><text:line-break/><text:tab/>Vegetace roste doslova před očima – nechat zarůst celou chodbu zabere jen několik </text:span><text:span text:style-name="T757">minut</text:span><text:span text:style-name="T712">. </text:span><text:span text:style-name="T756">Růst ale není tak rychlý, aby bylo možné někoho chytit nebo jinak přímo ohrozit.<text:line-break/><text:tab/></text:span><text:span text:style-name="T758">Po skončení trvání </text:span><text:span text:style-name="T759">kouzla</text:span><text:span text:style-name="T758">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25"><text:span text:style-name="T645">Dosah:</text:span><text:span text:style-name="T753"> </text:span><text:span text:style-name="T760">krátký<text:line-break/></text:span><text:span text:style-name="T647">Rozsah:</text:span><text:span text:style-name="T761"> Až 3 cíle najednou<text:line-break/></text:span><text:span text:style-name="T648">Trvání:</text:span><text:span text:style-name="T762"> soustředění</text:span></text:p>
      <text:p text:style-name="P125"><text:span text:style-name="T712">Po dobu tvého </text:span><text:span text:style-name="T639">soustředění</text:span><text:span text:style-name="T712"> ožij</text:span><text:span text:style-name="T760">í</text:span><text:span text:style-name="T712"> větve nebo šlahouny v dosahu. Mohou někoho zranit (šlahouny mají zranění 1, silné větve 2), chytit a omotat, dokonce i uškrtit.</text:span></text:p>
      <text:h text:style-name="P525" text:outline-level="3"><text:bookmark-start text:name="__RefHeading___Toc17522_3085950545"/><text:span text:style-name="T763">Mistrovské</text:span><text:span text:style-name="T746"> druidské schopnosti </text:span><text:span text:style-name="T724">a kouzla</text:span><text:bookmark-end text:name="__RefHeading___Toc17522_3085950545"/></text:h>
      <text:h text:style-name="Heading_20_5" text:outline-level="5">Vládni přirozeným věcem</text:h>
      <text:p text:style-name="Text_20_body">kámen se odvalí, větev se ulomí...</text:p>
      <text:h text:style-name="P678" text:outline-level="5"><text:span text:style-name="T764">Mistrovská</text:span><text:span text:style-name="T712"> proměna</text:span></text:h>
      <text:p text:style-name="P115"><text:span text:style-name="T644">Sesílání:</text:span><text:span text:style-name="T738"> </text:span><text:span text:style-name="T747">1 kolo</text:span></text:p>
      <text:p text:style-name="P126"><text:span text:style-name="T649">Mistrovská</text:span><text:span text:style-name="T650"> proměna</text:span><text:span text:style-name="T765"> funguje stejně</text:span><text:span text:style-name="T712"> jako </text:span><text:span text:style-name="T639">proměna </text:span><text:span text:style-name="T649">ve zvíře</text:span><text:span text:style-name="T712">, ale </text:span><text:span text:style-name="T766">umožňuje</text:span><text:span text:style-name="T748"> měnit </text:span><text:span text:style-name="T767">se</text:span><text:span text:style-name="T748"> v jiná než čtyřnohá zvířata – tedy například v ptáky, hady, ryby a podobně. Stále se ale nemůžeš proměňovat v humanoidní tvory </text:span><text:span text:style-name="T768">ani v hmyz</text:span><text:span text:style-name="T748">.</text:span></text:p>
      <text:h text:style-name="P512" text:outline-level="2"><text:bookmark-start text:name="__RefHeading___Toc12800_4230435934"/><text:soft-page-break/>Šaman<text:bookmark-end text:name="__RefHeading___Toc12800_4230435934"/></text:h>
      <text:p text:style-name="P108">/<text:span text:style-name="T943">* zatím jen koncept */</text:span></text:p>
      <text:list xml:id="list3131078754" text:style-name="L33">
        <text:list-item>
          <text:p text:style-name="P754">šaman komunikuje s duchy</text:p>
          <text:list>
            <text:list-item>
              <text:p text:style-name="P754">může <text:span text:style-name="T944">tedy</text:span> mít <text:span text:style-name="T944">například</text:span> nějakého spřízněného ducha, který pak posedává zvířata. Díky tomu pak může se zvířetem komunikovat a duch také zvířeti propůjčuje schopnosti.</text:p>
            </text:list-item>
          </text:list>
        </text:list-item>
        <text:list-item>
          <text:p text:style-name="P755"><text:span text:style-name="T930">oproti tomu </text:span>druid přenáší své vědomí (zapůjčení), případně se rovnou mění ve zvíře</text:p>
        </text:list-item>
      </text:list>
      <text:h text:style-name="P677" text:outline-level="4"><text:bookmark-start text:name="__RefHeading___Toc17985_4252866283"/>Osvěžující meditace<text:bookmark-end text:name="__RefHeading___Toc17985_4252866283"/></text:h>
      <text:p text:style-name="P43">TODO <text:span text:style-name="T442">(Hodí se to k hraničáři? Těžko říct. Ee, nebrat)<text:line-break/>- k šamanovi se to asi hodí</text:span></text:p>
      <text:p text:style-name="P26">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1T16:15:35.711000000</dc:date>
    <meta:print-date>2113-01-01T00:00:00</meta:print-date>
    <meta:editing-cycles>23311</meta:editing-cycles>
    <meta:editing-duration>P69DT5H46M5S</meta:editing-duration>
    <meta:generator>LibreOffice/6.3.2.2$Windows_X86_64 LibreOffice_project/98b30e735bda24bc04ab42594c85f7fd8be07b9c</meta:generator>
    <dc:creator>York </dc:creator>
    <meta:document-statistic meta:table-count="0" meta:image-count="1" meta:object-count="0" meta:page-count="139" meta:paragraph-count="1760" meta:word-count="23238" meta:character-count="141502" meta:non-whitespace-character-count="120112"/>
  </office:meta>
</office:document-meta>
</file>